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float" office:value="0.045">
            <text:p>0,045</text:p>
          </table:table-cell>
          <table:table-cell office:value-type="float" office:value="0.0475">
            <text:p>0,0475</text:p>
          </table:table-cell>
          <table:table-cell office:value-type="float" office:value="0.05">
            <text:p>0,05</text:p>
          </table:table-cell>
          <table:table-cell office:value-type="float" office:value="0.0525">
            <text:p>0,0525</text:p>
          </table:table-cell>
          <table:table-cell office:value-type="float" office:value="0.055">
            <text:p>0,055</text:p>
          </table:table-cell>
          <table:table-cell office:value-type="float" office:value="0.0575">
            <text:p>0,0575</text:p>
          </table:table-cell>
          <table:table-cell office:value-type="float" office:value="0.06">
            <text:p>0,06</text:p>
          </table:table-cell>
          <table:table-cell office:value-type="float" office:value="0.0625">
            <text:p>0,0625</text:p>
          </table:table-cell>
          <table:table-cell office:value-type="float" office:value="0.065">
            <text:p>0,065</text:p>
          </table:table-cell>
          <table:table-cell office:value-type="float" office:value="0.0675">
            <text:p>0,0675</text:p>
          </table:table-cell>
          <table:table-cell office:value-type="float" office:value="0.07">
            <text:p>0,07</text:p>
          </table:table-cell>
          <table:table-cell>
            <draw:frame table:end-cell-address="Arkusz1.AE45" table:end-x="0.754cm" table:end-y="0.355cm" draw:z-index="0" draw:style-name="gr1" draw:text-style-name="P1" svg:width="41.301cm" svg:height="20.129cm" svg:x="0.099cm" svg:y="0.097cm">
              <draw:object draw:notify-on-update-of-ranges="Arkusz1.A1:Arkusz1.A1 Arkusz1.A2:Arkusz1.A250 Arkusz1.B1:Arkusz1.B1 Arkusz1.B2:Arkusz1.B250 Arkusz1.C1:Arkusz1.C1 Arkusz1.C2:Arkusz1.C250 Arkusz1.D1:Arkusz1.D1 Arkusz1.D2:Arkusz1.D250 Arkusz1.E1:Arkusz1.E1 Arkusz1.E2:Arkusz1.E250 Arkusz1.F1:Arkusz1.F1 Arkusz1.F2:Arkusz1.F250 Arkusz1.G1:Arkusz1.G1 Arkusz1.G2:Arkusz1.G250 Arkusz1.H1:Arkusz1.H1 Arkusz1.H2:Arkusz1.H250 Arkusz1.I1:Arkusz1.I1 Arkusz1.I2:Arkusz1.I250 Arkusz1.J1:Arkusz1.J1 Arkusz1.J2:Arkusz1.J250 Arkusz1.K1:Arkusz1.K1 Arkusz1.K2:Arkusz1.K250 Arkusz1.L1:Arkusz1.L1 Arkusz1.L2:Arkusz1.L2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7516131916875">
            <text:p>3,7516131917</text:p>
          </table:table-cell>
          <table:table-cell office:value-type="float" office:value="2.62651046875">
            <text:p>2,6265104688</text:p>
          </table:table-cell>
          <table:table-cell office:value-type="float" office:value="10.2640318506">
            <text:p>10,2640318506</text:p>
          </table:table-cell>
          <table:table-cell office:value-type="float" office:value="2.43169094125">
            <text:p>2,4316909413</text:p>
          </table:table-cell>
          <table:table-cell office:value-type="float" office:value="6.813529217">
            <text:p>6,813529217</text:p>
          </table:table-cell>
          <table:table-cell office:value-type="float" office:value="1.54607812425">
            <text:p>1,5460781243</text:p>
          </table:table-cell>
          <table:table-cell office:value-type="float" office:value="5.642233736">
            <text:p>5,642233736</text:p>
          </table:table-cell>
          <table:table-cell office:value-type="float" office:value="6.371919185">
            <text:p>6,371919185</text:p>
          </table:table-cell>
          <table:table-cell office:value-type="float" office:value="6.39495510925">
            <text:p>6,3949551093</text:p>
          </table:table-cell>
          <table:table-cell office:value-type="float" office:value="7.7571126005">
            <text:p>7,7571126005</text:p>
          </table:table-cell>
          <table:table-cell office:value-type="float" office:value="3.04511350225">
            <text:p>3,045113502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.814518856675">
            <text:p>8,8145188567</text:p>
          </table:table-cell>
          <table:table-cell office:value-type="float" office:value="4.36839492">
            <text:p>4,36839492</text:p>
          </table:table-cell>
          <table:table-cell office:value-type="float" office:value="13.5062781825">
            <text:p>13,5062781825</text:p>
          </table:table-cell>
          <table:table-cell office:value-type="float" office:value="6.93469308025">
            <text:p>6,9346930803</text:p>
          </table:table-cell>
          <table:table-cell office:value-type="float" office:value="14.793523259">
            <text:p>14,793523259</text:p>
          </table:table-cell>
          <table:table-cell office:value-type="float" office:value="7.6380037225">
            <text:p>7,6380037225</text:p>
          </table:table-cell>
          <table:table-cell office:value-type="float" office:value="13.833256759">
            <text:p>13,833256759</text:p>
          </table:table-cell>
          <table:table-cell office:value-type="float" office:value="15.7680075175">
            <text:p>15,7680075175</text:p>
          </table:table-cell>
          <table:table-cell office:value-type="float" office:value="14.9218967275">
            <text:p>14,9218967275</text:p>
          </table:table-cell>
          <table:table-cell office:value-type="float" office:value="14.27126765375">
            <text:p>14,2712676538</text:p>
          </table:table-cell>
          <table:table-cell office:value-type="float" office:value="11.593268960625">
            <text:p>11,593268960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.661417825">
            <text:p>16,661417825</text:p>
          </table:table-cell>
          <table:table-cell office:value-type="float" office:value="6.18302858">
            <text:p>6,18302858</text:p>
          </table:table-cell>
          <table:table-cell office:value-type="float" office:value="17.41907501">
            <text:p>17,41907501</text:p>
          </table:table-cell>
          <table:table-cell office:value-type="float" office:value="11.2924077825">
            <text:p>11,2924077825</text:p>
          </table:table-cell>
          <table:table-cell office:value-type="float" office:value="21.602035525">
            <text:p>21,602035525</text:p>
          </table:table-cell>
          <table:table-cell office:value-type="float" office:value="17.408876575">
            <text:p>17,408876575</text:p>
          </table:table-cell>
          <table:table-cell office:value-type="float" office:value="17.960121084">
            <text:p>17,960121084</text:p>
          </table:table-cell>
          <table:table-cell office:value-type="float" office:value="18.007687725">
            <text:p>18,007687725</text:p>
          </table:table-cell>
          <table:table-cell office:value-type="float" office:value="22.75925525">
            <text:p>22,75925525</text:p>
          </table:table-cell>
          <table:table-cell office:value-type="float" office:value="22.24873725">
            <text:p>22,24873725</text:p>
          </table:table-cell>
          <table:table-cell office:value-type="float" office:value="16.7809099">
            <text:p>16,780909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8.958373375">
            <text:p>18,958373375</text:p>
          </table:table-cell>
          <table:table-cell office:value-type="float" office:value="8.527520825">
            <text:p>8,527520825</text:p>
          </table:table-cell>
          <table:table-cell office:value-type="float" office:value="17.40573838">
            <text:p>17,40573838</text:p>
          </table:table-cell>
          <table:table-cell office:value-type="float" office:value="11.60037225">
            <text:p>11,60037225</text:p>
          </table:table-cell>
          <table:table-cell office:value-type="float" office:value="23.7367854">
            <text:p>23,7367854</text:p>
          </table:table-cell>
          <table:table-cell office:value-type="float" office:value="24.7347837">
            <text:p>24,7347837</text:p>
          </table:table-cell>
          <table:table-cell office:value-type="float" office:value="21.01219225">
            <text:p>21,01219225</text:p>
          </table:table-cell>
          <table:table-cell office:value-type="float" office:value="20.59254655">
            <text:p>20,59254655</text:p>
          </table:table-cell>
          <table:table-cell office:value-type="float" office:value="26.183539675">
            <text:p>26,183539675</text:p>
          </table:table-cell>
          <table:table-cell office:value-type="float" office:value="26.9201303">
            <text:p>26,9201303</text:p>
          </table:table-cell>
          <table:table-cell office:value-type="float" office:value="23.602150725">
            <text:p>23,60215072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.0806455">
            <text:p>18,0806455</text:p>
          </table:table-cell>
          <table:table-cell office:value-type="float" office:value="10.614650475">
            <text:p>10,614650475</text:p>
          </table:table-cell>
          <table:table-cell office:value-type="float" office:value="18.359971675">
            <text:p>18,359971675</text:p>
          </table:table-cell>
          <table:table-cell office:value-type="float" office:value="12.5853356">
            <text:p>12,5853356</text:p>
          </table:table-cell>
          <table:table-cell office:value-type="float" office:value="23.176502475">
            <text:p>23,176502475</text:p>
          </table:table-cell>
          <table:table-cell office:value-type="float" office:value="30.3239096">
            <text:p>30,3239096</text:p>
          </table:table-cell>
          <table:table-cell office:value-type="float" office:value="24.323026">
            <text:p>24,323026</text:p>
          </table:table-cell>
          <table:table-cell office:value-type="float" office:value="20.926429925">
            <text:p>20,926429925</text:p>
          </table:table-cell>
          <table:table-cell office:value-type="float" office:value="28.3457465">
            <text:p>28,3457465</text:p>
          </table:table-cell>
          <table:table-cell office:value-type="float" office:value="28.838849975">
            <text:p>28,838849975</text:p>
          </table:table-cell>
          <table:table-cell office:value-type="float" office:value="26.865459125">
            <text:p>26,86545912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9.52527245">
            <text:p>19,52527245</text:p>
          </table:table-cell>
          <table:table-cell office:value-type="float" office:value="12.466473625">
            <text:p>12,466473625</text:p>
          </table:table-cell>
          <table:table-cell office:value-type="float" office:value="21.266971575">
            <text:p>21,266971575</text:p>
          </table:table-cell>
          <table:table-cell office:value-type="float" office:value="14.49546945">
            <text:p>14,49546945</text:p>
          </table:table-cell>
          <table:table-cell office:value-type="float" office:value="26.751669425">
            <text:p>26,751669425</text:p>
          </table:table-cell>
          <table:table-cell office:value-type="float" office:value="32.0004405">
            <text:p>32,0004405</text:p>
          </table:table-cell>
          <table:table-cell office:value-type="float" office:value="29.1722335">
            <text:p>29,1722335</text:p>
          </table:table-cell>
          <table:table-cell office:value-type="float" office:value="25.050903925">
            <text:p>25,050903925</text:p>
          </table:table-cell>
          <table:table-cell office:value-type="float" office:value="30.49692375">
            <text:p>30,49692375</text:p>
          </table:table-cell>
          <table:table-cell office:value-type="float" office:value="32.707121">
            <text:p>32,707121</text:p>
          </table:table-cell>
          <table:table-cell office:value-type="float" office:value="30.940049975">
            <text:p>30,94004997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.16246275">
            <text:p>21,16246275</text:p>
          </table:table-cell>
          <table:table-cell office:value-type="float" office:value="15.50345905">
            <text:p>15,50345905</text:p>
          </table:table-cell>
          <table:table-cell office:value-type="float" office:value="25.360321325">
            <text:p>25,360321325</text:p>
          </table:table-cell>
          <table:table-cell office:value-type="float" office:value="17.65291595">
            <text:p>17,65291595</text:p>
          </table:table-cell>
          <table:table-cell office:value-type="float" office:value="31.674193">
            <text:p>31,674193</text:p>
          </table:table-cell>
          <table:table-cell office:value-type="float" office:value="34.6303545">
            <text:p>34,6303545</text:p>
          </table:table-cell>
          <table:table-cell office:value-type="float" office:value="34.923649">
            <text:p>34,923649</text:p>
          </table:table-cell>
          <table:table-cell office:value-type="float" office:value="27.467961275">
            <text:p>27,467961275</text:p>
          </table:table-cell>
          <table:table-cell office:value-type="float" office:value="33.39179175">
            <text:p>33,39179175</text:p>
          </table:table-cell>
          <table:table-cell office:value-type="float" office:value="35.46087025">
            <text:p>35,46087025</text:p>
          </table:table-cell>
          <table:table-cell office:value-type="float" office:value="37.304761375">
            <text:p>37,304761375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3.36259025">
            <text:p>23,36259025</text:p>
          </table:table-cell>
          <table:table-cell office:value-type="float" office:value="18.0134995">
            <text:p>18,0134995</text:p>
          </table:table-cell>
          <table:table-cell office:value-type="float" office:value="27.891042175">
            <text:p>27,891042175</text:p>
          </table:table-cell>
          <table:table-cell office:value-type="float" office:value="23.885307075">
            <text:p>23,885307075</text:p>
          </table:table-cell>
          <table:table-cell office:value-type="float" office:value="35.89322175">
            <text:p>35,89322175</text:p>
          </table:table-cell>
          <table:table-cell office:value-type="float" office:value="39.0965095">
            <text:p>39,0965095</text:p>
          </table:table-cell>
          <table:table-cell office:value-type="float" office:value="41.200551">
            <text:p>41,200551</text:p>
          </table:table-cell>
          <table:table-cell office:value-type="float" office:value="31.18660925">
            <text:p>31,18660925</text:p>
          </table:table-cell>
          <table:table-cell office:value-type="float" office:value="38.1989045">
            <text:p>38,1989045</text:p>
          </table:table-cell>
          <table:table-cell office:value-type="float" office:value="40.56027875">
            <text:p>40,56027875</text:p>
          </table:table-cell>
          <table:table-cell office:value-type="float" office:value="46.04061925">
            <text:p>46,0406192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3.66327775">
            <text:p>23,66327775</text:p>
          </table:table-cell>
          <table:table-cell office:value-type="float" office:value="19.145053125">
            <text:p>19,145053125</text:p>
          </table:table-cell>
          <table:table-cell office:value-type="float" office:value="28.594800775">
            <text:p>28,594800775</text:p>
          </table:table-cell>
          <table:table-cell office:value-type="float" office:value="27.34926075">
            <text:p>27,34926075</text:p>
          </table:table-cell>
          <table:table-cell office:value-type="float" office:value="37.83713925">
            <text:p>37,83713925</text:p>
          </table:table-cell>
          <table:table-cell office:value-type="float" office:value="41.92182925">
            <text:p>41,92182925</text:p>
          </table:table-cell>
          <table:table-cell office:value-type="float" office:value="43.8270885">
            <text:p>43,8270885</text:p>
          </table:table-cell>
          <table:table-cell office:value-type="float" office:value="34.18548925">
            <text:p>34,18548925</text:p>
          </table:table-cell>
          <table:table-cell office:value-type="float" office:value="42.255291">
            <text:p>42,255291</text:p>
          </table:table-cell>
          <table:table-cell office:value-type="float" office:value="44.06839975">
            <text:p>44,06839975</text:p>
          </table:table-cell>
          <table:table-cell office:value-type="float" office:value="52.85630425">
            <text:p>52,8563042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3.4164105">
            <text:p>23,4164105</text:p>
          </table:table-cell>
          <table:table-cell office:value-type="float" office:value="20.26879925">
            <text:p>20,26879925</text:p>
          </table:table-cell>
          <table:table-cell office:value-type="float" office:value="30.076134475">
            <text:p>30,076134475</text:p>
          </table:table-cell>
          <table:table-cell office:value-type="float" office:value="29.25337175">
            <text:p>29,25337175</text:p>
          </table:table-cell>
          <table:table-cell office:value-type="float" office:value="38.85516575">
            <text:p>38,85516575</text:p>
          </table:table-cell>
          <table:table-cell office:value-type="float" office:value="43.22228325">
            <text:p>43,22228325</text:p>
          </table:table-cell>
          <table:table-cell office:value-type="float" office:value="46.93988725">
            <text:p>46,93988725</text:p>
          </table:table-cell>
          <table:table-cell office:value-type="float" office:value="37.654288">
            <text:p>37,654288</text:p>
          </table:table-cell>
          <table:table-cell office:value-type="float" office:value="47.02209575">
            <text:p>47,02209575</text:p>
          </table:table-cell>
          <table:table-cell office:value-type="float" office:value="48.5493715">
            <text:p>48,5493715</text:p>
          </table:table-cell>
          <table:table-cell office:value-type="float" office:value="59.142609">
            <text:p>59,142609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5.86598025">
            <text:p>25,86598025</text:p>
          </table:table-cell>
          <table:table-cell office:value-type="float" office:value="23.8347135">
            <text:p>23,8347135</text:p>
          </table:table-cell>
          <table:table-cell office:value-type="float" office:value="31.47791075">
            <text:p>31,47791075</text:p>
          </table:table-cell>
          <table:table-cell office:value-type="float" office:value="32.053088">
            <text:p>32,053088</text:p>
          </table:table-cell>
          <table:table-cell office:value-type="float" office:value="42.1650305">
            <text:p>42,1650305</text:p>
          </table:table-cell>
          <table:table-cell office:value-type="float" office:value="45.033295">
            <text:p>45,033295</text:p>
          </table:table-cell>
          <table:table-cell office:value-type="float" office:value="51.01005775">
            <text:p>51,01005775</text:p>
          </table:table-cell>
          <table:table-cell office:value-type="float" office:value="45.6256045">
            <text:p>45,6256045</text:p>
          </table:table-cell>
          <table:table-cell office:value-type="float" office:value="53.2253645">
            <text:p>53,2253645</text:p>
          </table:table-cell>
          <table:table-cell office:value-type="float" office:value="55.5162845">
            <text:p>55,5162845</text:p>
          </table:table-cell>
          <table:table-cell office:value-type="float" office:value="66.86582875">
            <text:p>66,86582875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9.4465425">
            <text:p>29,4465425</text:p>
          </table:table-cell>
          <table:table-cell office:value-type="float" office:value="26.0137425">
            <text:p>26,0137425</text:p>
          </table:table-cell>
          <table:table-cell office:value-type="float" office:value="35.077928">
            <text:p>35,077928</text:p>
          </table:table-cell>
          <table:table-cell office:value-type="float" office:value="34.693767">
            <text:p>34,693767</text:p>
          </table:table-cell>
          <table:table-cell office:value-type="float" office:value="44.98316425">
            <text:p>44,98316425</text:p>
          </table:table-cell>
          <table:table-cell office:value-type="float" office:value="46.5817255">
            <text:p>46,5817255</text:p>
          </table:table-cell>
          <table:table-cell office:value-type="float" office:value="53.6878415">
            <text:p>53,6878415</text:p>
          </table:table-cell>
          <table:table-cell office:value-type="float" office:value="53.02377125">
            <text:p>53,02377125</text:p>
          </table:table-cell>
          <table:table-cell office:value-type="float" office:value="60.2344785">
            <text:p>60,2344785</text:p>
          </table:table-cell>
          <table:table-cell office:value-type="float" office:value="60.9237305">
            <text:p>60,9237305</text:p>
          </table:table-cell>
          <table:table-cell office:value-type="float" office:value="75.51658975">
            <text:p>75,51658975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4.82426675">
            <text:p>34,82426675</text:p>
          </table:table-cell>
          <table:table-cell office:value-type="float" office:value="29.95065">
            <text:p>29,95065</text:p>
          </table:table-cell>
          <table:table-cell office:value-type="float" office:value="35.89722925">
            <text:p>35,89722925</text:p>
          </table:table-cell>
          <table:table-cell office:value-type="float" office:value="39.195267">
            <text:p>39,195267</text:p>
          </table:table-cell>
          <table:table-cell office:value-type="float" office:value="49.34017625">
            <text:p>49,34017625</text:p>
          </table:table-cell>
          <table:table-cell office:value-type="float" office:value="51.008052">
            <text:p>51,008052</text:p>
          </table:table-cell>
          <table:table-cell office:value-type="float" office:value="60.307874">
            <text:p>60,307874</text:p>
          </table:table-cell>
          <table:table-cell office:value-type="float" office:value="63.1271235">
            <text:p>63,1271235</text:p>
          </table:table-cell>
          <table:table-cell office:value-type="float" office:value="69.15236775">
            <text:p>69,15236775</text:p>
          </table:table-cell>
          <table:table-cell office:value-type="float" office:value="71.94448025">
            <text:p>71,94448025</text:p>
          </table:table-cell>
          <table:table-cell office:value-type="float" office:value="87.83436375">
            <text:p>87,83436375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7.79101475">
            <text:p>37,79101475</text:p>
          </table:table-cell>
          <table:table-cell office:value-type="float" office:value="32.417776">
            <text:p>32,417776</text:p>
          </table:table-cell>
          <table:table-cell office:value-type="float" office:value="37.508961">
            <text:p>37,508961</text:p>
          </table:table-cell>
          <table:table-cell office:value-type="float" office:value="42.0520985">
            <text:p>42,0520985</text:p>
          </table:table-cell>
          <table:table-cell office:value-type="float" office:value="50.83518875">
            <text:p>50,83518875</text:p>
          </table:table-cell>
          <table:table-cell office:value-type="float" office:value="53.72714225">
            <text:p>53,72714225</text:p>
          </table:table-cell>
          <table:table-cell office:value-type="float" office:value="64.5951575">
            <text:p>64,5951575</text:p>
          </table:table-cell>
          <table:table-cell office:value-type="float" office:value="70.53004825">
            <text:p>70,53004825</text:p>
          </table:table-cell>
          <table:table-cell office:value-type="float" office:value="75.500752">
            <text:p>75,500752</text:p>
          </table:table-cell>
          <table:table-cell office:value-type="float" office:value="80.25330225">
            <text:p>80,25330225</text:p>
          </table:table-cell>
          <table:table-cell office:value-type="float" office:value="99.709598">
            <text:p>99,70959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0.40409625">
            <text:p>40,40409625</text:p>
          </table:table-cell>
          <table:table-cell office:value-type="float" office:value="34.881559">
            <text:p>34,881559</text:p>
          </table:table-cell>
          <table:table-cell office:value-type="float" office:value="39.4265105">
            <text:p>39,4265105</text:p>
          </table:table-cell>
          <table:table-cell office:value-type="float" office:value="44.61993375">
            <text:p>44,61993375</text:p>
          </table:table-cell>
          <table:table-cell office:value-type="float" office:value="52.675325">
            <text:p>52,675325</text:p>
          </table:table-cell>
          <table:table-cell office:value-type="float" office:value="57.29583275">
            <text:p>57,29583275</text:p>
          </table:table-cell>
          <table:table-cell office:value-type="float" office:value="69.216403">
            <text:p>69,216403</text:p>
          </table:table-cell>
          <table:table-cell office:value-type="float" office:value="78.91692975">
            <text:p>78,91692975</text:p>
          </table:table-cell>
          <table:table-cell office:value-type="float" office:value="80.95176875">
            <text:p>80,95176875</text:p>
          </table:table-cell>
          <table:table-cell office:value-type="float" office:value="89.5528955">
            <text:p>89,5528955</text:p>
          </table:table-cell>
          <table:table-cell office:value-type="float" office:value="113.75373925">
            <text:p>113,75373925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2.147999">
            <text:p>42,147999</text:p>
          </table:table-cell>
          <table:table-cell office:value-type="float" office:value="36.14630675">
            <text:p>36,14630675</text:p>
          </table:table-cell>
          <table:table-cell office:value-type="float" office:value="39.80287625">
            <text:p>39,80287625</text:p>
          </table:table-cell>
          <table:table-cell office:value-type="float" office:value="47.63408375">
            <text:p>47,63408375</text:p>
          </table:table-cell>
          <table:table-cell office:value-type="float" office:value="54.80301675">
            <text:p>54,80301675</text:p>
          </table:table-cell>
          <table:table-cell office:value-type="float" office:value="60.504153">
            <text:p>60,504153</text:p>
          </table:table-cell>
          <table:table-cell office:value-type="float" office:value="73.19603775">
            <text:p>73,19603775</text:p>
          </table:table-cell>
          <table:table-cell office:value-type="float" office:value="85.356457">
            <text:p>85,356457</text:p>
          </table:table-cell>
          <table:table-cell office:value-type="float" office:value="84.581173">
            <text:p>84,581173</text:p>
          </table:table-cell>
          <table:table-cell office:value-type="float" office:value="97.74007975">
            <text:p>97,74007975</text:p>
          </table:table-cell>
          <table:table-cell office:value-type="float" office:value="124.91769275">
            <text:p>124,91769275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3.0574655">
            <text:p>43,0574655</text:p>
          </table:table-cell>
          <table:table-cell office:value-type="float" office:value="36.588862">
            <text:p>36,588862</text:p>
          </table:table-cell>
          <table:table-cell office:value-type="float" office:value="41.744168">
            <text:p>41,744168</text:p>
          </table:table-cell>
          <table:table-cell office:value-type="float" office:value="50.1288615">
            <text:p>50,1288615</text:p>
          </table:table-cell>
          <table:table-cell office:value-type="float" office:value="56.609229">
            <text:p>56,609229</text:p>
          </table:table-cell>
          <table:table-cell office:value-type="float" office:value="62.16649025">
            <text:p>62,16649025</text:p>
          </table:table-cell>
          <table:table-cell office:value-type="float" office:value="75.4656755">
            <text:p>75,4656755</text:p>
          </table:table-cell>
          <table:table-cell office:value-type="float" office:value="88.976686">
            <text:p>88,976686</text:p>
          </table:table-cell>
          <table:table-cell office:value-type="float" office:value="87.340737">
            <text:p>87,340737</text:p>
          </table:table-cell>
          <table:table-cell office:value-type="float" office:value="103.7232715">
            <text:p>103,7232715</text:p>
          </table:table-cell>
          <table:table-cell office:value-type="float" office:value="133.3717385">
            <text:p>133,3717385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5.02557575">
            <text:p>45,02557575</text:p>
          </table:table-cell>
          <table:table-cell office:value-type="float" office:value="37.46663025">
            <text:p>37,46663025</text:p>
          </table:table-cell>
          <table:table-cell office:value-type="float" office:value="44.12755975">
            <text:p>44,12755975</text:p>
          </table:table-cell>
          <table:table-cell office:value-type="float" office:value="52.10541875">
            <text:p>52,10541875</text:p>
          </table:table-cell>
          <table:table-cell office:value-type="float" office:value="59.93818025">
            <text:p>59,93818025</text:p>
          </table:table-cell>
          <table:table-cell office:value-type="float" office:value="63.559936">
            <text:p>63,559936</text:p>
          </table:table-cell>
          <table:table-cell office:value-type="float" office:value="78.898564">
            <text:p>78,898564</text:p>
          </table:table-cell>
          <table:table-cell office:value-type="float" office:value="94.346745">
            <text:p>94,346745</text:p>
          </table:table-cell>
          <table:table-cell office:value-type="float" office:value="91.11072775">
            <text:p>91,11072775</text:p>
          </table:table-cell>
          <table:table-cell office:value-type="float" office:value="112.5418235">
            <text:p>112,5418235</text:p>
          </table:table-cell>
          <table:table-cell office:value-type="float" office:value="144.051945">
            <text:p>144,051945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6.693414">
            <text:p>46,693414</text:p>
          </table:table-cell>
          <table:table-cell office:value-type="float" office:value="38.62045375">
            <text:p>38,62045375</text:p>
          </table:table-cell>
          <table:table-cell office:value-type="float" office:value="45.33686825">
            <text:p>45,33686825</text:p>
          </table:table-cell>
          <table:table-cell office:value-type="float" office:value="54.12666725">
            <text:p>54,12666725</text:p>
          </table:table-cell>
          <table:table-cell office:value-type="float" office:value="63.31851375">
            <text:p>63,31851375</text:p>
          </table:table-cell>
          <table:table-cell office:value-type="float" office:value="65.97311375">
            <text:p>65,97311375</text:p>
          </table:table-cell>
          <table:table-cell office:value-type="float" office:value="84.04130025">
            <text:p>84,04130025</text:p>
          </table:table-cell>
          <table:table-cell office:value-type="float" office:value="100.86316075">
            <text:p>100,86316075</text:p>
          </table:table-cell>
          <table:table-cell office:value-type="float" office:value="97.81299425">
            <text:p>97,81299425</text:p>
          </table:table-cell>
          <table:table-cell office:value-type="float" office:value="122.48758975">
            <text:p>122,48758975</text:p>
          </table:table-cell>
          <table:table-cell office:value-type="float" office:value="158.055445">
            <text:p>158,055445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6.91919525">
            <text:p>46,91919525</text:p>
          </table:table-cell>
          <table:table-cell office:value-type="float" office:value="38.7590675">
            <text:p>38,7590675</text:p>
          </table:table-cell>
          <table:table-cell office:value-type="float" office:value="45.7083395">
            <text:p>45,7083395</text:p>
          </table:table-cell>
          <table:table-cell office:value-type="float" office:value="55.56431625">
            <text:p>55,56431625</text:p>
          </table:table-cell>
          <table:table-cell office:value-type="float" office:value="64.14943675">
            <text:p>64,14943675</text:p>
          </table:table-cell>
          <table:table-cell office:value-type="float" office:value="67.643782">
            <text:p>67,643782</text:p>
          </table:table-cell>
          <table:table-cell office:value-type="float" office:value="89.038539">
            <text:p>89,038539</text:p>
          </table:table-cell>
          <table:table-cell office:value-type="float" office:value="104.626981">
            <text:p>104,626981</text:p>
          </table:table-cell>
          <table:table-cell office:value-type="float" office:value="102.30907125">
            <text:p>102,30907125</text:p>
          </table:table-cell>
          <table:table-cell office:value-type="float" office:value="129.711783">
            <text:p>129,711783</text:p>
          </table:table-cell>
          <table:table-cell office:value-type="float" office:value="167.4723925">
            <text:p>167,4723925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47.4236345">
            <text:p>47,4236345</text:p>
          </table:table-cell>
          <table:table-cell office:value-type="float" office:value="38.57553125">
            <text:p>38,57553125</text:p>
          </table:table-cell>
          <table:table-cell office:value-type="float" office:value="46.2926155">
            <text:p>46,2926155</text:p>
          </table:table-cell>
          <table:table-cell office:value-type="float" office:value="56.28871475">
            <text:p>56,28871475</text:p>
          </table:table-cell>
          <table:table-cell office:value-type="float" office:value="63.95088075">
            <text:p>63,95088075</text:p>
          </table:table-cell>
          <table:table-cell office:value-type="float" office:value="67.9857405">
            <text:p>67,9857405</text:p>
          </table:table-cell>
          <table:table-cell office:value-type="float" office:value="92.12519925">
            <text:p>92,12519925</text:p>
          </table:table-cell>
          <table:table-cell office:value-type="float" office:value="106.56581225">
            <text:p>106,56581225</text:p>
          </table:table-cell>
          <table:table-cell office:value-type="float" office:value="103.422657">
            <text:p>103,422657</text:p>
          </table:table-cell>
          <table:table-cell office:value-type="float" office:value="134.415441">
            <text:p>134,415441</text:p>
          </table:table-cell>
          <table:table-cell office:value-type="float" office:value="172.886465">
            <text:p>172,886465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9.68532175">
            <text:p>49,68532175</text:p>
          </table:table-cell>
          <table:table-cell office:value-type="float" office:value="39.45146375">
            <text:p>39,45146375</text:p>
          </table:table-cell>
          <table:table-cell office:value-type="float" office:value="46.472941">
            <text:p>46,472941</text:p>
          </table:table-cell>
          <table:table-cell office:value-type="float" office:value="57.75674875">
            <text:p>57,75674875</text:p>
          </table:table-cell>
          <table:table-cell office:value-type="float" office:value="64.85782975">
            <text:p>64,85782975</text:p>
          </table:table-cell>
          <table:table-cell office:value-type="float" office:value="68.98063475">
            <text:p>68,98063475</text:p>
          </table:table-cell>
          <table:table-cell office:value-type="float" office:value="96.59958425">
            <text:p>96,59958425</text:p>
          </table:table-cell>
          <table:table-cell office:value-type="float" office:value="108.97319">
            <text:p>108,97319</text:p>
          </table:table-cell>
          <table:table-cell office:value-type="float" office:value="106.28512125">
            <text:p>106,28512125</text:p>
          </table:table-cell>
          <table:table-cell office:value-type="float" office:value="140.19765875">
            <text:p>140,19765875</text:p>
          </table:table-cell>
          <table:table-cell office:value-type="float" office:value="180.32356">
            <text:p>180,32356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50.70132">
            <text:p>50,70132</text:p>
          </table:table-cell>
          <table:table-cell office:value-type="float" office:value="39.674736">
            <text:p>39,674736</text:p>
          </table:table-cell>
          <table:table-cell office:value-type="float" office:value="46.79478025">
            <text:p>46,79478025</text:p>
          </table:table-cell>
          <table:table-cell office:value-type="float" office:value="58.98262625">
            <text:p>58,98262625</text:p>
          </table:table-cell>
          <table:table-cell office:value-type="float" office:value="66.38365175">
            <text:p>66,38365175</text:p>
          </table:table-cell>
          <table:table-cell office:value-type="float" office:value="70.50823475">
            <text:p>70,50823475</text:p>
          </table:table-cell>
          <table:table-cell office:value-type="float" office:value="100.639774">
            <text:p>100,639774</text:p>
          </table:table-cell>
          <table:table-cell office:value-type="float" office:value="111.513576">
            <text:p>111,513576</text:p>
          </table:table-cell>
          <table:table-cell office:value-type="float" office:value="107.978692">
            <text:p>107,978692</text:p>
          </table:table-cell>
          <table:table-cell office:value-type="float" office:value="146.12799">
            <text:p>146,12799</text:p>
          </table:table-cell>
          <table:table-cell office:value-type="float" office:value="187.32271">
            <text:p>187,32271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50.4577055">
            <text:p>50,4577055</text:p>
          </table:table-cell>
          <table:table-cell office:value-type="float" office:value="39.65931475">
            <text:p>39,65931475</text:p>
          </table:table-cell>
          <table:table-cell office:value-type="float" office:value="47.638199">
            <text:p>47,638199</text:p>
          </table:table-cell>
          <table:table-cell office:value-type="float" office:value="60.64316425">
            <text:p>60,64316425</text:p>
          </table:table-cell>
          <table:table-cell office:value-type="float" office:value="67.18093525">
            <text:p>67,18093525</text:p>
          </table:table-cell>
          <table:table-cell office:value-type="float" office:value="71.19875175">
            <text:p>71,19875175</text:p>
          </table:table-cell>
          <table:table-cell office:value-type="float" office:value="104.238385">
            <text:p>104,238385</text:p>
          </table:table-cell>
          <table:table-cell office:value-type="float" office:value="114.13251275">
            <text:p>114,13251275</text:p>
          </table:table-cell>
          <table:table-cell office:value-type="float" office:value="109.225089">
            <text:p>109,225089</text:p>
          </table:table-cell>
          <table:table-cell office:value-type="float" office:value="151.37890525">
            <text:p>151,37890525</text:p>
          </table:table-cell>
          <table:table-cell office:value-type="float" office:value="194.8255875">
            <text:p>194,8255875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.5562">
            <text:p>49,5562</text:p>
          </table:table-cell>
          <table:table-cell office:value-type="float" office:value="39.20879275">
            <text:p>39,20879275</text:p>
          </table:table-cell>
          <table:table-cell office:value-type="float" office:value="47.20891425">
            <text:p>47,20891425</text:p>
          </table:table-cell>
          <table:table-cell office:value-type="float" office:value="62.1384805">
            <text:p>62,1384805</text:p>
          </table:table-cell>
          <table:table-cell office:value-type="float" office:value="68.734096">
            <text:p>68,734096</text:p>
          </table:table-cell>
          <table:table-cell office:value-type="float" office:value="73.65749325">
            <text:p>73,65749325</text:p>
          </table:table-cell>
          <table:table-cell office:value-type="float" office:value="106.98217575">
            <text:p>106,98217575</text:p>
          </table:table-cell>
          <table:table-cell office:value-type="float" office:value="118.336145">
            <text:p>118,336145</text:p>
          </table:table-cell>
          <table:table-cell office:value-type="float" office:value="112.62427675">
            <text:p>112,62427675</text:p>
          </table:table-cell>
          <table:table-cell office:value-type="float" office:value="157.33032325">
            <text:p>157,33032325</text:p>
          </table:table-cell>
          <table:table-cell office:value-type="float" office:value="202.041675">
            <text:p>202,041675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48.2685455">
            <text:p>48,2685455</text:p>
          </table:table-cell>
          <table:table-cell office:value-type="float" office:value="38.368208">
            <text:p>38,368208</text:p>
          </table:table-cell>
          <table:table-cell office:value-type="float" office:value="46.86060925">
            <text:p>46,86060925</text:p>
          </table:table-cell>
          <table:table-cell office:value-type="float" office:value="62.43051025">
            <text:p>62,43051025</text:p>
          </table:table-cell>
          <table:table-cell office:value-type="float" office:value="69.33903525">
            <text:p>69,33903525</text:p>
          </table:table-cell>
          <table:table-cell office:value-type="float" office:value="74.94696475">
            <text:p>74,94696475</text:p>
          </table:table-cell>
          <table:table-cell office:value-type="float" office:value="108.519761">
            <text:p>108,519761</text:p>
          </table:table-cell>
          <table:table-cell office:value-type="float" office:value="120.619177">
            <text:p>120,619177</text:p>
          </table:table-cell>
          <table:table-cell office:value-type="float" office:value="114.51001175">
            <text:p>114,51001175</text:p>
          </table:table-cell>
          <table:table-cell office:value-type="float" office:value="160.588888">
            <text:p>160,588888</text:p>
          </table:table-cell>
          <table:table-cell office:value-type="float" office:value="205.9571375">
            <text:p>205,9571375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47.336694">
            <text:p>47,336694</text:p>
          </table:table-cell>
          <table:table-cell office:value-type="float" office:value="38.180255">
            <text:p>38,180255</text:p>
          </table:table-cell>
          <table:table-cell office:value-type="float" office:value="47.1239455">
            <text:p>47,1239455</text:p>
          </table:table-cell>
          <table:table-cell office:value-type="float" office:value="62.26090475">
            <text:p>62,26090475</text:p>
          </table:table-cell>
          <table:table-cell office:value-type="float" office:value="69.574275">
            <text:p>69,574275</text:p>
          </table:table-cell>
          <table:table-cell office:value-type="float" office:value="74.70818775">
            <text:p>74,70818775</text:p>
          </table:table-cell>
          <table:table-cell office:value-type="float" office:value="110.49052825">
            <text:p>110,49052825</text:p>
          </table:table-cell>
          <table:table-cell office:value-type="float" office:value="123.59573075">
            <text:p>123,59573075</text:p>
          </table:table-cell>
          <table:table-cell office:value-type="float" office:value="116.03967725">
            <text:p>116,03967725</text:p>
          </table:table-cell>
          <table:table-cell office:value-type="float" office:value="163.06340075">
            <text:p>163,06340075</text:p>
          </table:table-cell>
          <table:table-cell office:value-type="float" office:value="210.442805">
            <text:p>210,442805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46.33738025">
            <text:p>46,33738025</text:p>
          </table:table-cell>
          <table:table-cell office:value-type="float" office:value="37.95831975">
            <text:p>37,95831975</text:p>
          </table:table-cell>
          <table:table-cell office:value-type="float" office:value="47.45433775">
            <text:p>47,45433775</text:p>
          </table:table-cell>
          <table:table-cell office:value-type="float" office:value="62.18132475">
            <text:p>62,18132475</text:p>
          </table:table-cell>
          <table:table-cell office:value-type="float" office:value="69.80362125">
            <text:p>69,80362125</text:p>
          </table:table-cell>
          <table:table-cell office:value-type="float" office:value="74.90702925">
            <text:p>74,90702925</text:p>
          </table:table-cell>
          <table:table-cell office:value-type="float" office:value="111.62783475">
            <text:p>111,62783475</text:p>
          </table:table-cell>
          <table:table-cell office:value-type="float" office:value="126.58396675">
            <text:p>126,58396675</text:p>
          </table:table-cell>
          <table:table-cell office:value-type="float" office:value="116.71285275">
            <text:p>116,71285275</text:p>
          </table:table-cell>
          <table:table-cell office:value-type="float" office:value="165.67539875">
            <text:p>165,67539875</text:p>
          </table:table-cell>
          <table:table-cell office:value-type="float" office:value="215.1288525">
            <text:p>215,1288525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45.61310175">
            <text:p>45,61310175</text:p>
          </table:table-cell>
          <table:table-cell office:value-type="float" office:value="37.73630225">
            <text:p>37,73630225</text:p>
          </table:table-cell>
          <table:table-cell office:value-type="float" office:value="47.5313145">
            <text:p>47,5313145</text:p>
          </table:table-cell>
          <table:table-cell office:value-type="float" office:value="62.21421725">
            <text:p>62,21421725</text:p>
          </table:table-cell>
          <table:table-cell office:value-type="float" office:value="69.76742125">
            <text:p>69,76742125</text:p>
          </table:table-cell>
          <table:table-cell office:value-type="float" office:value="74.96275875">
            <text:p>74,96275875</text:p>
          </table:table-cell>
          <table:table-cell office:value-type="float" office:value="111.76534025">
            <text:p>111,76534025</text:p>
          </table:table-cell>
          <table:table-cell office:value-type="float" office:value="128.99456">
            <text:p>128,99456</text:p>
          </table:table-cell>
          <table:table-cell office:value-type="float" office:value="117.3806515">
            <text:p>117,3806515</text:p>
          </table:table-cell>
          <table:table-cell office:value-type="float" office:value="167.65658175">
            <text:p>167,65658175</text:p>
          </table:table-cell>
          <table:table-cell office:value-type="float" office:value="220.0291875">
            <text:p>220,0291875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5.09548125">
            <text:p>45,09548125</text:p>
          </table:table-cell>
          <table:table-cell office:value-type="float" office:value="37.8111485">
            <text:p>37,8111485</text:p>
          </table:table-cell>
          <table:table-cell office:value-type="float" office:value="47.048571">
            <text:p>47,048571</text:p>
          </table:table-cell>
          <table:table-cell office:value-type="float" office:value="61.8091595">
            <text:p>61,8091595</text:p>
          </table:table-cell>
          <table:table-cell office:value-type="float" office:value="70.11097125">
            <text:p>70,11097125</text:p>
          </table:table-cell>
          <table:table-cell office:value-type="float" office:value="74.00328825">
            <text:p>74,00328825</text:p>
          </table:table-cell>
          <table:table-cell office:value-type="float" office:value="111.5926365">
            <text:p>111,5926365</text:p>
          </table:table-cell>
          <table:table-cell office:value-type="float" office:value="130.99519825">
            <text:p>130,99519825</text:p>
          </table:table-cell>
          <table:table-cell office:value-type="float" office:value="117.40566625">
            <text:p>117,40566625</text:p>
          </table:table-cell>
          <table:table-cell office:value-type="float" office:value="169.04211275">
            <text:p>169,04211275</text:p>
          </table:table-cell>
          <table:table-cell office:value-type="float" office:value="225.9929825">
            <text:p>225,9929825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44.3551215">
            <text:p>44,3551215</text:p>
          </table:table-cell>
          <table:table-cell office:value-type="float" office:value="37.696058">
            <text:p>37,696058</text:p>
          </table:table-cell>
          <table:table-cell office:value-type="float" office:value="46.56408525">
            <text:p>46,56408525</text:p>
          </table:table-cell>
          <table:table-cell office:value-type="float" office:value="60.843746">
            <text:p>60,843746</text:p>
          </table:table-cell>
          <table:table-cell office:value-type="float" office:value="69.931816">
            <text:p>69,931816</text:p>
          </table:table-cell>
          <table:table-cell office:value-type="float" office:value="72.84396625">
            <text:p>72,84396625</text:p>
          </table:table-cell>
          <table:table-cell office:value-type="float" office:value="111.1715565">
            <text:p>111,1715565</text:p>
          </table:table-cell>
          <table:table-cell office:value-type="float" office:value="132.41231625">
            <text:p>132,41231625</text:p>
          </table:table-cell>
          <table:table-cell office:value-type="float" office:value="117.3529195">
            <text:p>117,3529195</text:p>
          </table:table-cell>
          <table:table-cell office:value-type="float" office:value="171.71706675">
            <text:p>171,71706675</text:p>
          </table:table-cell>
          <table:table-cell office:value-type="float" office:value="229.3057">
            <text:p>229,3057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3.9665245">
            <text:p>43,9665245</text:p>
          </table:table-cell>
          <table:table-cell office:value-type="float" office:value="36.77088775">
            <text:p>36,77088775</text:p>
          </table:table-cell>
          <table:table-cell office:value-type="float" office:value="46.08300475">
            <text:p>46,08300475</text:p>
          </table:table-cell>
          <table:table-cell office:value-type="float" office:value="60.262826">
            <text:p>60,262826</text:p>
          </table:table-cell>
          <table:table-cell office:value-type="float" office:value="70.06383775">
            <text:p>70,06383775</text:p>
          </table:table-cell>
          <table:table-cell office:value-type="float" office:value="71.5038825">
            <text:p>71,5038825</text:p>
          </table:table-cell>
          <table:table-cell office:value-type="float" office:value="110.5603885">
            <text:p>110,5603885</text:p>
          </table:table-cell>
          <table:table-cell office:value-type="float" office:value="134.47684625">
            <text:p>134,47684625</text:p>
          </table:table-cell>
          <table:table-cell office:value-type="float" office:value="116.91525625">
            <text:p>116,91525625</text:p>
          </table:table-cell>
          <table:table-cell office:value-type="float" office:value="173.29077725">
            <text:p>173,29077725</text:p>
          </table:table-cell>
          <table:table-cell office:value-type="float" office:value="231.585205">
            <text:p>231,585205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43.2187645">
            <text:p>43,2187645</text:p>
          </table:table-cell>
          <table:table-cell office:value-type="float" office:value="36.0862395">
            <text:p>36,0862395</text:p>
          </table:table-cell>
          <table:table-cell office:value-type="float" office:value="45.50294">
            <text:p>45,50294</text:p>
          </table:table-cell>
          <table:table-cell office:value-type="float" office:value="60.19969925">
            <text:p>60,19969925</text:p>
          </table:table-cell>
          <table:table-cell office:value-type="float" office:value="69.41751175">
            <text:p>69,41751175</text:p>
          </table:table-cell>
          <table:table-cell office:value-type="float" office:value="70.52022575">
            <text:p>70,52022575</text:p>
          </table:table-cell>
          <table:table-cell office:value-type="float" office:value="109.22510375">
            <text:p>109,22510375</text:p>
          </table:table-cell>
          <table:table-cell office:value-type="float" office:value="135.79530525">
            <text:p>135,79530525</text:p>
          </table:table-cell>
          <table:table-cell office:value-type="float" office:value="116.138359">
            <text:p>116,138359</text:p>
          </table:table-cell>
          <table:table-cell office:value-type="float" office:value="173.62102175">
            <text:p>173,62102175</text:p>
          </table:table-cell>
          <table:table-cell office:value-type="float" office:value="231.9851575">
            <text:p>231,9851575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42.58385825">
            <text:p>42,58385825</text:p>
          </table:table-cell>
          <table:table-cell office:value-type="float" office:value="36.04571375">
            <text:p>36,04571375</text:p>
          </table:table-cell>
          <table:table-cell office:value-type="float" office:value="45.00051775">
            <text:p>45,00051775</text:p>
          </table:table-cell>
          <table:table-cell office:value-type="float" office:value="60.4015675">
            <text:p>60,4015675</text:p>
          </table:table-cell>
          <table:table-cell office:value-type="float" office:value="68.809115">
            <text:p>68,809115</text:p>
          </table:table-cell>
          <table:table-cell office:value-type="float" office:value="69.84815175">
            <text:p>69,84815175</text:p>
          </table:table-cell>
          <table:table-cell office:value-type="float" office:value="108.150326">
            <text:p>108,150326</text:p>
          </table:table-cell>
          <table:table-cell office:value-type="float" office:value="136.57802625">
            <text:p>136,57802625</text:p>
          </table:table-cell>
          <table:table-cell office:value-type="float" office:value="115.2637565">
            <text:p>115,2637565</text:p>
          </table:table-cell>
          <table:table-cell office:value-type="float" office:value="173.871234">
            <text:p>173,871234</text:p>
          </table:table-cell>
          <table:table-cell office:value-type="float" office:value="232.76195">
            <text:p>232,76195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2.10756875">
            <text:p>42,10756875</text:p>
          </table:table-cell>
          <table:table-cell office:value-type="float" office:value="35.98297175">
            <text:p>35,98297175</text:p>
          </table:table-cell>
          <table:table-cell office:value-type="float" office:value="44.47453375">
            <text:p>44,47453375</text:p>
          </table:table-cell>
          <table:table-cell office:value-type="float" office:value="60.71145875">
            <text:p>60,71145875</text:p>
          </table:table-cell>
          <table:table-cell office:value-type="float" office:value="68.470718">
            <text:p>68,470718</text:p>
          </table:table-cell>
          <table:table-cell office:value-type="float" office:value="69.3746175">
            <text:p>69,3746175</text:p>
          </table:table-cell>
          <table:table-cell office:value-type="float" office:value="108.15797425">
            <text:p>108,15797425</text:p>
          </table:table-cell>
          <table:table-cell office:value-type="float" office:value="137.067591">
            <text:p>137,067591</text:p>
          </table:table-cell>
          <table:table-cell office:value-type="float" office:value="114.85133325">
            <text:p>114,85133325</text:p>
          </table:table-cell>
          <table:table-cell office:value-type="float" office:value="175.62590175">
            <text:p>175,62590175</text:p>
          </table:table-cell>
          <table:table-cell office:value-type="float" office:value="233.90591">
            <text:p>233,90591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41.511888">
            <text:p>41,511888</text:p>
          </table:table-cell>
          <table:table-cell office:value-type="float" office:value="35.7498985">
            <text:p>35,7498985</text:p>
          </table:table-cell>
          <table:table-cell office:value-type="float" office:value="44.0813625">
            <text:p>44,0813625</text:p>
          </table:table-cell>
          <table:table-cell office:value-type="float" office:value="60.7813595">
            <text:p>60,7813595</text:p>
          </table:table-cell>
          <table:table-cell office:value-type="float" office:value="68.1405575">
            <text:p>68,1405575</text:p>
          </table:table-cell>
          <table:table-cell office:value-type="float" office:value="69.18401425">
            <text:p>69,18401425</text:p>
          </table:table-cell>
          <table:table-cell office:value-type="float" office:value="109.11700975">
            <text:p>109,11700975</text:p>
          </table:table-cell>
          <table:table-cell office:value-type="float" office:value="138.56666825">
            <text:p>138,56666825</text:p>
          </table:table-cell>
          <table:table-cell office:value-type="float" office:value="114.60298725">
            <text:p>114,60298725</text:p>
          </table:table-cell>
          <table:table-cell office:value-type="float" office:value="177.04795325">
            <text:p>177,04795325</text:p>
          </table:table-cell>
          <table:table-cell office:value-type="float" office:value="236.04507">
            <text:p>236,04507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41.12235">
            <text:p>41,12235</text:p>
          </table:table-cell>
          <table:table-cell office:value-type="float" office:value="35.520479">
            <text:p>35,520479</text:p>
          </table:table-cell>
          <table:table-cell office:value-type="float" office:value="43.803843">
            <text:p>43,803843</text:p>
          </table:table-cell>
          <table:table-cell office:value-type="float" office:value="61.45886825">
            <text:p>61,45886825</text:p>
          </table:table-cell>
          <table:table-cell office:value-type="float" office:value="68.944294">
            <text:p>68,944294</text:p>
          </table:table-cell>
          <table:table-cell office:value-type="float" office:value="69.44002875">
            <text:p>69,44002875</text:p>
          </table:table-cell>
          <table:table-cell office:value-type="float" office:value="108.81881175">
            <text:p>108,81881175</text:p>
          </table:table-cell>
          <table:table-cell office:value-type="float" office:value="139.64265325">
            <text:p>139,64265325</text:p>
          </table:table-cell>
          <table:table-cell office:value-type="float" office:value="118.31075625">
            <text:p>118,31075625</text:p>
          </table:table-cell>
          <table:table-cell office:value-type="float" office:value="179.734325">
            <text:p>179,734325</text:p>
          </table:table-cell>
          <table:table-cell office:value-type="float" office:value="237.8729">
            <text:p>237,8729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40.45482975">
            <text:p>40,45482975</text:p>
          </table:table-cell>
          <table:table-cell office:value-type="float" office:value="35.06466425">
            <text:p>35,06466425</text:p>
          </table:table-cell>
          <table:table-cell office:value-type="float" office:value="43.7853995">
            <text:p>43,7853995</text:p>
          </table:table-cell>
          <table:table-cell office:value-type="float" office:value="62.07305525">
            <text:p>62,07305525</text:p>
          </table:table-cell>
          <table:table-cell office:value-type="float" office:value="68.39729">
            <text:p>68,39729</text:p>
          </table:table-cell>
          <table:table-cell office:value-type="float" office:value="69.05370275">
            <text:p>69,05370275</text:p>
          </table:table-cell>
          <table:table-cell office:value-type="float" office:value="109.06774925">
            <text:p>109,06774925</text:p>
          </table:table-cell>
          <table:table-cell office:value-type="float" office:value="140.6366725">
            <text:p>140,6366725</text:p>
          </table:table-cell>
          <table:table-cell office:value-type="float" office:value="120.0157475">
            <text:p>120,0157475</text:p>
          </table:table-cell>
          <table:table-cell office:value-type="float" office:value="182.04079375">
            <text:p>182,04079375</text:p>
          </table:table-cell>
          <table:table-cell office:value-type="float" office:value="239.542265">
            <text:p>239,542265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39.88538525">
            <text:p>39,88538525</text:p>
          </table:table-cell>
          <table:table-cell office:value-type="float" office:value="34.94786875">
            <text:p>34,94786875</text:p>
          </table:table-cell>
          <table:table-cell office:value-type="float" office:value="44.09440025">
            <text:p>44,09440025</text:p>
          </table:table-cell>
          <table:table-cell office:value-type="float" office:value="62.091848">
            <text:p>62,091848</text:p>
          </table:table-cell>
          <table:table-cell office:value-type="float" office:value="68.0454355">
            <text:p>68,0454355</text:p>
          </table:table-cell>
          <table:table-cell office:value-type="float" office:value="68.8535855">
            <text:p>68,8535855</text:p>
          </table:table-cell>
          <table:table-cell office:value-type="float" office:value="108.8186515">
            <text:p>108,8186515</text:p>
          </table:table-cell>
          <table:table-cell office:value-type="float" office:value="142.0938415">
            <text:p>142,0938415</text:p>
          </table:table-cell>
          <table:table-cell office:value-type="float" office:value="120.88772275">
            <text:p>120,88772275</text:p>
          </table:table-cell>
          <table:table-cell office:value-type="float" office:value="183.45574375">
            <text:p>183,45574375</text:p>
          </table:table-cell>
          <table:table-cell office:value-type="float" office:value="242.2040575">
            <text:p>242,2040575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9.38710925">
            <text:p>39,38710925</text:p>
          </table:table-cell>
          <table:table-cell office:value-type="float" office:value="35.146728">
            <text:p>35,146728</text:p>
          </table:table-cell>
          <table:table-cell office:value-type="float" office:value="44.14717575">
            <text:p>44,14717575</text:p>
          </table:table-cell>
          <table:table-cell office:value-type="float" office:value="62.1133135">
            <text:p>62,1133135</text:p>
          </table:table-cell>
          <table:table-cell office:value-type="float" office:value="68.23181">
            <text:p>68,23181</text:p>
          </table:table-cell>
          <table:table-cell office:value-type="float" office:value="68.73298575">
            <text:p>68,73298575</text:p>
          </table:table-cell>
          <table:table-cell office:value-type="float" office:value="109.0917155">
            <text:p>109,0917155</text:p>
          </table:table-cell>
          <table:table-cell office:value-type="float" office:value="142.40081925">
            <text:p>142,40081925</text:p>
          </table:table-cell>
          <table:table-cell office:value-type="float" office:value="121.1465285">
            <text:p>121,1465285</text:p>
          </table:table-cell>
          <table:table-cell office:value-type="float" office:value="183.9277945">
            <text:p>183,9277945</text:p>
          </table:table-cell>
          <table:table-cell office:value-type="float" office:value="242.263515">
            <text:p>242,263515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39.21052875">
            <text:p>39,21052875</text:p>
          </table:table-cell>
          <table:table-cell office:value-type="float" office:value="35.06432325">
            <text:p>35,06432325</text:p>
          </table:table-cell>
          <table:table-cell office:value-type="float" office:value="44.34310575">
            <text:p>44,34310575</text:p>
          </table:table-cell>
          <table:table-cell office:value-type="float" office:value="61.97179475">
            <text:p>61,97179475</text:p>
          </table:table-cell>
          <table:table-cell office:value-type="float" office:value="68.0492245">
            <text:p>68,0492245</text:p>
          </table:table-cell>
          <table:table-cell office:value-type="float" office:value="68.58326">
            <text:p>68,58326</text:p>
          </table:table-cell>
          <table:table-cell office:value-type="float" office:value="109.6507145">
            <text:p>109,6507145</text:p>
          </table:table-cell>
          <table:table-cell office:value-type="float" office:value="142.201907">
            <text:p>142,201907</text:p>
          </table:table-cell>
          <table:table-cell office:value-type="float" office:value="120.2078125">
            <text:p>120,2078125</text:p>
          </table:table-cell>
          <table:table-cell office:value-type="float" office:value="184.20902325">
            <text:p>184,20902325</text:p>
          </table:table-cell>
          <table:table-cell office:value-type="float" office:value="241.987325">
            <text:p>241,987325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39.34963175">
            <text:p>39,34963175</text:p>
          </table:table-cell>
          <table:table-cell office:value-type="float" office:value="35.16338725">
            <text:p>35,16338725</text:p>
          </table:table-cell>
          <table:table-cell office:value-type="float" office:value="44.96098975">
            <text:p>44,96098975</text:p>
          </table:table-cell>
          <table:table-cell office:value-type="float" office:value="61.95768775">
            <text:p>61,95768775</text:p>
          </table:table-cell>
          <table:table-cell office:value-type="float" office:value="67.89536075">
            <text:p>67,89536075</text:p>
          </table:table-cell>
          <table:table-cell office:value-type="float" office:value="68.87522525">
            <text:p>68,87522525</text:p>
          </table:table-cell>
          <table:table-cell office:value-type="float" office:value="109.332531">
            <text:p>109,332531</text:p>
          </table:table-cell>
          <table:table-cell office:value-type="float" office:value="142.02875025">
            <text:p>142,02875025</text:p>
          </table:table-cell>
          <table:table-cell office:value-type="float" office:value="119.73149025">
            <text:p>119,73149025</text:p>
          </table:table-cell>
          <table:table-cell office:value-type="float" office:value="185.40483775">
            <text:p>185,40483775</text:p>
          </table:table-cell>
          <table:table-cell office:value-type="float" office:value="242.856425">
            <text:p>242,856425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39.330944">
            <text:p>39,330944</text:p>
          </table:table-cell>
          <table:table-cell office:value-type="float" office:value="35.5179505">
            <text:p>35,5179505</text:p>
          </table:table-cell>
          <table:table-cell office:value-type="float" office:value="45.1353095">
            <text:p>45,1353095</text:p>
          </table:table-cell>
          <table:table-cell office:value-type="float" office:value="61.6434325">
            <text:p>61,6434325</text:p>
          </table:table-cell>
          <table:table-cell office:value-type="float" office:value="67.92502275">
            <text:p>67,92502275</text:p>
          </table:table-cell>
          <table:table-cell office:value-type="float" office:value="69.584598">
            <text:p>69,584598</text:p>
          </table:table-cell>
          <table:table-cell office:value-type="float" office:value="109.640102">
            <text:p>109,640102</text:p>
          </table:table-cell>
          <table:table-cell office:value-type="float" office:value="143.15851225">
            <text:p>143,15851225</text:p>
          </table:table-cell>
          <table:table-cell office:value-type="float" office:value="120.64232">
            <text:p>120,64232</text:p>
          </table:table-cell>
          <table:table-cell office:value-type="float" office:value="187.5053145">
            <text:p>187,5053145</text:p>
          </table:table-cell>
          <table:table-cell office:value-type="float" office:value="248.773125">
            <text:p>248,773125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38.8792355">
            <text:p>38,8792355</text:p>
          </table:table-cell>
          <table:table-cell office:value-type="float" office:value="35.83886325">
            <text:p>35,83886325</text:p>
          </table:table-cell>
          <table:table-cell office:value-type="float" office:value="44.8121335">
            <text:p>44,8121335</text:p>
          </table:table-cell>
          <table:table-cell office:value-type="float" office:value="61.23286325">
            <text:p>61,23286325</text:p>
          </table:table-cell>
          <table:table-cell office:value-type="float" office:value="67.61995825">
            <text:p>67,61995825</text:p>
          </table:table-cell>
          <table:table-cell office:value-type="float" office:value="70.6561375">
            <text:p>70,6561375</text:p>
          </table:table-cell>
          <table:table-cell office:value-type="float" office:value="109.50445375">
            <text:p>109,50445375</text:p>
          </table:table-cell>
          <table:table-cell office:value-type="float" office:value="143.233299">
            <text:p>143,233299</text:p>
          </table:table-cell>
          <table:table-cell office:value-type="float" office:value="121.99675825">
            <text:p>121,99675825</text:p>
          </table:table-cell>
          <table:table-cell office:value-type="float" office:value="190.29137325">
            <text:p>190,29137325</text:p>
          </table:table-cell>
          <table:table-cell office:value-type="float" office:value="253.58235">
            <text:p>253,58235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8.27589525">
            <text:p>38,27589525</text:p>
          </table:table-cell>
          <table:table-cell office:value-type="float" office:value="35.746046">
            <text:p>35,746046</text:p>
          </table:table-cell>
          <table:table-cell office:value-type="float" office:value="44.46989375">
            <text:p>44,46989375</text:p>
          </table:table-cell>
          <table:table-cell office:value-type="float" office:value="60.64704275">
            <text:p>60,64704275</text:p>
          </table:table-cell>
          <table:table-cell office:value-type="float" office:value="67.49519475">
            <text:p>67,49519475</text:p>
          </table:table-cell>
          <table:table-cell office:value-type="float" office:value="71.2346145">
            <text:p>71,2346145</text:p>
          </table:table-cell>
          <table:table-cell office:value-type="float" office:value="108.95839325">
            <text:p>108,95839325</text:p>
          </table:table-cell>
          <table:table-cell office:value-type="float" office:value="142.4941375">
            <text:p>142,4941375</text:p>
          </table:table-cell>
          <table:table-cell office:value-type="float" office:value="123.16951375">
            <text:p>123,16951375</text:p>
          </table:table-cell>
          <table:table-cell office:value-type="float" office:value="191.63972775">
            <text:p>191,63972775</text:p>
          </table:table-cell>
          <table:table-cell office:value-type="float" office:value="254.9325675">
            <text:p>254,9325675</text:p>
          </table:table-cell>
          <table:table-cell>
            <draw:frame table:end-cell-address="Arkusz1.AD89" table:end-x="0.735cm" table:end-y="0.282cm" draw:z-index="1" draw:style-name="gr1" draw:text-style-name="P1" svg:width="38.927cm" svg:height="19.541cm" svg:x="0.196cm" svg:y="0.161cm">
              <draw:object draw:notify-on-update-of-ranges="Arkusz1.A1:Arkusz1.A1 Arkusz1.A2:Arkusz1.A250 Arkusz1.B1:Arkusz1.B1 Arkusz1.B2:Arkusz1.B250 Arkusz1.C1:Arkusz1.C1 Arkusz1.C2:Arkusz1.C250 Arkusz1.D1:Arkusz1.D1 Arkusz1.D2:Arkusz1.D250 Arkusz1.E1:Arkusz1.E1 Arkusz1.E2:Arkusz1.E250 Arkusz1.F1:Arkusz1.F1 Arkusz1.F2:Arkusz1.F250 Arkusz1.G1:Arkusz1.G1 Arkusz1.G2:Arkusz1.G250 Arkusz1.H1:Arkusz1.H1 Arkusz1.H2:Arkusz1.H250 Arkusz1.I1:Arkusz1.I1 Arkusz1.I2:Arkusz1.I25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37.65545725">
            <text:p>37,65545725</text:p>
          </table:table-cell>
          <table:table-cell office:value-type="float" office:value="35.4290465">
            <text:p>35,4290465</text:p>
          </table:table-cell>
          <table:table-cell office:value-type="float" office:value="44.3085995">
            <text:p>44,3085995</text:p>
          </table:table-cell>
          <table:table-cell office:value-type="float" office:value="60.1077355">
            <text:p>60,1077355</text:p>
          </table:table-cell>
          <table:table-cell office:value-type="float" office:value="66.863858">
            <text:p>66,863858</text:p>
          </table:table-cell>
          <table:table-cell office:value-type="float" office:value="70.61029225">
            <text:p>70,61029225</text:p>
          </table:table-cell>
          <table:table-cell office:value-type="float" office:value="108.55189725">
            <text:p>108,55189725</text:p>
          </table:table-cell>
          <table:table-cell office:value-type="float" office:value="141.8007105">
            <text:p>141,8007105</text:p>
          </table:table-cell>
          <table:table-cell office:value-type="float" office:value="124.5929775">
            <text:p>124,5929775</text:p>
          </table:table-cell>
          <table:table-cell office:value-type="float" office:value="191.07717425">
            <text:p>191,07717425</text:p>
          </table:table-cell>
          <table:table-cell office:value-type="float" office:value="255.24774">
            <text:p>255,24774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37.11381225">
            <text:p>37,11381225</text:p>
          </table:table-cell>
          <table:table-cell office:value-type="float" office:value="35.14122375">
            <text:p>35,14122375</text:p>
          </table:table-cell>
          <table:table-cell office:value-type="float" office:value="44.323632">
            <text:p>44,323632</text:p>
          </table:table-cell>
          <table:table-cell office:value-type="float" office:value="59.70140575">
            <text:p>59,70140575</text:p>
          </table:table-cell>
          <table:table-cell office:value-type="float" office:value="66.164305">
            <text:p>66,164305</text:p>
          </table:table-cell>
          <table:table-cell office:value-type="float" office:value="69.95337425">
            <text:p>69,95337425</text:p>
          </table:table-cell>
          <table:table-cell office:value-type="float" office:value="107.877135">
            <text:p>107,877135</text:p>
          </table:table-cell>
          <table:table-cell office:value-type="float" office:value="141.51178325">
            <text:p>141,51178325</text:p>
          </table:table-cell>
          <table:table-cell office:value-type="float" office:value="124.96647225">
            <text:p>124,96647225</text:p>
          </table:table-cell>
          <table:table-cell office:value-type="float" office:value="192.07014175">
            <text:p>192,07014175</text:p>
          </table:table-cell>
          <table:table-cell office:value-type="float" office:value="256.3898125">
            <text:p>256,3898125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6.75982175">
            <text:p>36,75982175</text:p>
          </table:table-cell>
          <table:table-cell office:value-type="float" office:value="35.0248365">
            <text:p>35,0248365</text:p>
          </table:table-cell>
          <table:table-cell office:value-type="float" office:value="44.26416375">
            <text:p>44,26416375</text:p>
          </table:table-cell>
          <table:table-cell office:value-type="float" office:value="59.02812875">
            <text:p>59,02812875</text:p>
          </table:table-cell>
          <table:table-cell office:value-type="float" office:value="65.80076925">
            <text:p>65,80076925</text:p>
          </table:table-cell>
          <table:table-cell office:value-type="float" office:value="69.64474475">
            <text:p>69,64474475</text:p>
          </table:table-cell>
          <table:table-cell office:value-type="float" office:value="107.1977965">
            <text:p>107,1977965</text:p>
          </table:table-cell>
          <table:table-cell office:value-type="float" office:value="140.19588225">
            <text:p>140,19588225</text:p>
          </table:table-cell>
          <table:table-cell office:value-type="float" office:value="126.33898525">
            <text:p>126,33898525</text:p>
          </table:table-cell>
          <table:table-cell office:value-type="float" office:value="192.74910525">
            <text:p>192,74910525</text:p>
          </table:table-cell>
          <table:table-cell office:value-type="float" office:value="256.027395">
            <text:p>256,027395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6.49010275">
            <text:p>36,49010275</text:p>
          </table:table-cell>
          <table:table-cell office:value-type="float" office:value="35.0927565">
            <text:p>35,0927565</text:p>
          </table:table-cell>
          <table:table-cell office:value-type="float" office:value="43.99704725">
            <text:p>43,99704725</text:p>
          </table:table-cell>
          <table:table-cell office:value-type="float" office:value="58.762602">
            <text:p>58,762602</text:p>
          </table:table-cell>
          <table:table-cell office:value-type="float" office:value="65.484638">
            <text:p>65,484638</text:p>
          </table:table-cell>
          <table:table-cell office:value-type="float" office:value="69.701871">
            <text:p>69,701871</text:p>
          </table:table-cell>
          <table:table-cell office:value-type="float" office:value="106.826237">
            <text:p>106,826237</text:p>
          </table:table-cell>
          <table:table-cell office:value-type="float" office:value="139.57591775">
            <text:p>139,57591775</text:p>
          </table:table-cell>
          <table:table-cell office:value-type="float" office:value="127.57042425">
            <text:p>127,57042425</text:p>
          </table:table-cell>
          <table:table-cell office:value-type="float" office:value="192.90620275">
            <text:p>192,90620275</text:p>
          </table:table-cell>
          <table:table-cell office:value-type="float" office:value="255.738055">
            <text:p>255,73805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6.24148125">
            <text:p>36,24148125</text:p>
          </table:table-cell>
          <table:table-cell office:value-type="float" office:value="35.15570475">
            <text:p>35,15570475</text:p>
          </table:table-cell>
          <table:table-cell office:value-type="float" office:value="43.86563925">
            <text:p>43,86563925</text:p>
          </table:table-cell>
          <table:table-cell office:value-type="float" office:value="58.5275555">
            <text:p>58,5275555</text:p>
          </table:table-cell>
          <table:table-cell office:value-type="float" office:value="65.29328275">
            <text:p>65,29328275</text:p>
          </table:table-cell>
          <table:table-cell office:value-type="float" office:value="69.67282625">
            <text:p>69,67282625</text:p>
          </table:table-cell>
          <table:table-cell office:value-type="float" office:value="105.8363295">
            <text:p>105,8363295</text:p>
          </table:table-cell>
          <table:table-cell office:value-type="float" office:value="138.44338175">
            <text:p>138,44338175</text:p>
          </table:table-cell>
          <table:table-cell office:value-type="float" office:value="127.8966105">
            <text:p>127,8966105</text:p>
          </table:table-cell>
          <table:table-cell office:value-type="float" office:value="193.180176">
            <text:p>193,180176</text:p>
          </table:table-cell>
          <table:table-cell office:value-type="float" office:value="255.229135">
            <text:p>255,229135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36.14728425">
            <text:p>36,14728425</text:p>
          </table:table-cell>
          <table:table-cell office:value-type="float" office:value="35.2623335">
            <text:p>35,2623335</text:p>
          </table:table-cell>
          <table:table-cell office:value-type="float" office:value="43.78500375">
            <text:p>43,78500375</text:p>
          </table:table-cell>
          <table:table-cell office:value-type="float" office:value="58.25445475">
            <text:p>58,25445475</text:p>
          </table:table-cell>
          <table:table-cell office:value-type="float" office:value="65.31876125">
            <text:p>65,31876125</text:p>
          </table:table-cell>
          <table:table-cell office:value-type="float" office:value="69.7226655">
            <text:p>69,7226655</text:p>
          </table:table-cell>
          <table:table-cell office:value-type="float" office:value="104.91468475">
            <text:p>104,91468475</text:p>
          </table:table-cell>
          <table:table-cell office:value-type="float" office:value="137.93474625">
            <text:p>137,93474625</text:p>
          </table:table-cell>
          <table:table-cell office:value-type="float" office:value="127.84286425">
            <text:p>127,84286425</text:p>
          </table:table-cell>
          <table:table-cell office:value-type="float" office:value="193.00390375">
            <text:p>193,00390375</text:p>
          </table:table-cell>
          <table:table-cell office:value-type="float" office:value="255.27741">
            <text:p>255,27741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6.000147">
            <text:p>36,000147</text:p>
          </table:table-cell>
          <table:table-cell office:value-type="float" office:value="35.31978175">
            <text:p>35,31978175</text:p>
          </table:table-cell>
          <table:table-cell office:value-type="float" office:value="43.70266775">
            <text:p>43,70266775</text:p>
          </table:table-cell>
          <table:table-cell office:value-type="float" office:value="58.24023875">
            <text:p>58,24023875</text:p>
          </table:table-cell>
          <table:table-cell office:value-type="float" office:value="65.167684">
            <text:p>65,167684</text:p>
          </table:table-cell>
          <table:table-cell office:value-type="float" office:value="69.8099505">
            <text:p>69,8099505</text:p>
          </table:table-cell>
          <table:table-cell office:value-type="float" office:value="103.8020875">
            <text:p>103,8020875</text:p>
          </table:table-cell>
          <table:table-cell office:value-type="float" office:value="137.64552625">
            <text:p>137,64552625</text:p>
          </table:table-cell>
          <table:table-cell office:value-type="float" office:value="127.5105235">
            <text:p>127,5105235</text:p>
          </table:table-cell>
          <table:table-cell office:value-type="float" office:value="193.71139625">
            <text:p>193,71139625</text:p>
          </table:table-cell>
          <table:table-cell office:value-type="float" office:value="256.3820975">
            <text:p>256,3820975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35.740353">
            <text:p>35,740353</text:p>
          </table:table-cell>
          <table:table-cell office:value-type="float" office:value="35.24401175">
            <text:p>35,24401175</text:p>
          </table:table-cell>
          <table:table-cell office:value-type="float" office:value="43.5919795">
            <text:p>43,5919795</text:p>
          </table:table-cell>
          <table:table-cell office:value-type="float" office:value="58.2050085">
            <text:p>58,2050085</text:p>
          </table:table-cell>
          <table:table-cell office:value-type="float" office:value="64.8146225">
            <text:p>64,8146225</text:p>
          </table:table-cell>
          <table:table-cell office:value-type="float" office:value="70.36371875">
            <text:p>70,36371875</text:p>
          </table:table-cell>
          <table:table-cell office:value-type="float" office:value="102.78898725">
            <text:p>102,78898725</text:p>
          </table:table-cell>
          <table:table-cell office:value-type="float" office:value="137.06665175">
            <text:p>137,06665175</text:p>
          </table:table-cell>
          <table:table-cell office:value-type="float" office:value="127.59702125">
            <text:p>127,59702125</text:p>
          </table:table-cell>
          <table:table-cell office:value-type="float" office:value="194.060478">
            <text:p>194,060478</text:p>
          </table:table-cell>
          <table:table-cell office:value-type="float" office:value="257.5135425">
            <text:p>257,5135425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35.706482">
            <text:p>35,706482</text:p>
          </table:table-cell>
          <table:table-cell office:value-type="float" office:value="35.15627775">
            <text:p>35,15627775</text:p>
          </table:table-cell>
          <table:table-cell office:value-type="float" office:value="43.567312">
            <text:p>43,567312</text:p>
          </table:table-cell>
          <table:table-cell office:value-type="float" office:value="57.94827375">
            <text:p>57,94827375</text:p>
          </table:table-cell>
          <table:table-cell office:value-type="float" office:value="64.56652975">
            <text:p>64,56652975</text:p>
          </table:table-cell>
          <table:table-cell office:value-type="float" office:value="70.89203425">
            <text:p>70,89203425</text:p>
          </table:table-cell>
          <table:table-cell office:value-type="float" office:value="102.1142225">
            <text:p>102,1142225</text:p>
          </table:table-cell>
          <table:table-cell office:value-type="float" office:value="136.722631">
            <text:p>136,722631</text:p>
          </table:table-cell>
          <table:table-cell office:value-type="float" office:value="127.732107">
            <text:p>127,732107</text:p>
          </table:table-cell>
          <table:table-cell office:value-type="float" office:value="193.7712035">
            <text:p>193,7712035</text:p>
          </table:table-cell>
          <table:table-cell office:value-type="float" office:value="256.63605">
            <text:p>256,63605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5.73568525">
            <text:p>35,73568525</text:p>
          </table:table-cell>
          <table:table-cell office:value-type="float" office:value="35.20184425">
            <text:p>35,20184425</text:p>
          </table:table-cell>
          <table:table-cell office:value-type="float" office:value="43.7657475">
            <text:p>43,7657475</text:p>
          </table:table-cell>
          <table:table-cell office:value-type="float" office:value="57.539527">
            <text:p>57,539527</text:p>
          </table:table-cell>
          <table:table-cell office:value-type="float" office:value="64.3399555">
            <text:p>64,3399555</text:p>
          </table:table-cell>
          <table:table-cell office:value-type="float" office:value="71.0866795">
            <text:p>71,0866795</text:p>
          </table:table-cell>
          <table:table-cell office:value-type="float" office:value="101.56114775">
            <text:p>101,56114775</text:p>
          </table:table-cell>
          <table:table-cell office:value-type="float" office:value="136.42427475">
            <text:p>136,42427475</text:p>
          </table:table-cell>
          <table:table-cell office:value-type="float" office:value="127.4466275">
            <text:p>127,4466275</text:p>
          </table:table-cell>
          <table:table-cell office:value-type="float" office:value="193.104712">
            <text:p>193,104712</text:p>
          </table:table-cell>
          <table:table-cell office:value-type="float" office:value="255.3978675">
            <text:p>255,3978675</text:p>
          </table:table-cell>
          <table:table-cell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35.61599875">
            <text:p>35,61599875</text:p>
          </table:table-cell>
          <table:table-cell office:value-type="float" office:value="35.170847">
            <text:p>35,170847</text:p>
          </table:table-cell>
          <table:table-cell office:value-type="float" office:value="44.29642625">
            <text:p>44,29642625</text:p>
          </table:table-cell>
          <table:table-cell office:value-type="float" office:value="57.35690625">
            <text:p>57,35690625</text:p>
          </table:table-cell>
          <table:table-cell office:value-type="float" office:value="64.47052225">
            <text:p>64,47052225</text:p>
          </table:table-cell>
          <table:table-cell office:value-type="float" office:value="71.233407">
            <text:p>71,233407</text:p>
          </table:table-cell>
          <table:table-cell office:value-type="float" office:value="100.90386175">
            <text:p>100,90386175</text:p>
          </table:table-cell>
          <table:table-cell office:value-type="float" office:value="136.0709575">
            <text:p>136,0709575</text:p>
          </table:table-cell>
          <table:table-cell office:value-type="float" office:value="127.06783175">
            <text:p>127,06783175</text:p>
          </table:table-cell>
          <table:table-cell office:value-type="float" office:value="192.8622755">
            <text:p>192,8622755</text:p>
          </table:table-cell>
          <table:table-cell office:value-type="float" office:value="256.7524775">
            <text:p>256,7524775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35.5807775">
            <text:p>35,5807775</text:p>
          </table:table-cell>
          <table:table-cell office:value-type="float" office:value="35.12420375">
            <text:p>35,12420375</text:p>
          </table:table-cell>
          <table:table-cell office:value-type="float" office:value="44.65653125">
            <text:p>44,65653125</text:p>
          </table:table-cell>
          <table:table-cell office:value-type="float" office:value="56.8860885">
            <text:p>56,8860885</text:p>
          </table:table-cell>
          <table:table-cell office:value-type="float" office:value="64.894823">
            <text:p>64,894823</text:p>
          </table:table-cell>
          <table:table-cell office:value-type="float" office:value="71.55499675">
            <text:p>71,55499675</text:p>
          </table:table-cell>
          <table:table-cell office:value-type="float" office:value="100.62082225">
            <text:p>100,62082225</text:p>
          </table:table-cell>
          <table:table-cell office:value-type="float" office:value="135.9459725">
            <text:p>135,9459725</text:p>
          </table:table-cell>
          <table:table-cell office:value-type="float" office:value="127.31533475">
            <text:p>127,31533475</text:p>
          </table:table-cell>
          <table:table-cell office:value-type="float" office:value="193.3529195">
            <text:p>193,3529195</text:p>
          </table:table-cell>
          <table:table-cell office:value-type="float" office:value="259.1089975">
            <text:p>259,1089975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35.4814105">
            <text:p>35,4814105</text:p>
          </table:table-cell>
          <table:table-cell office:value-type="float" office:value="34.95152125">
            <text:p>34,95152125</text:p>
          </table:table-cell>
          <table:table-cell office:value-type="float" office:value="44.66731425">
            <text:p>44,66731425</text:p>
          </table:table-cell>
          <table:table-cell office:value-type="float" office:value="56.7059035">
            <text:p>56,7059035</text:p>
          </table:table-cell>
          <table:table-cell office:value-type="float" office:value="65.11430925">
            <text:p>65,11430925</text:p>
          </table:table-cell>
          <table:table-cell office:value-type="float" office:value="71.80445375">
            <text:p>71,80445375</text:p>
          </table:table-cell>
          <table:table-cell office:value-type="float" office:value="100.28448675">
            <text:p>100,28448675</text:p>
          </table:table-cell>
          <table:table-cell office:value-type="float" office:value="135.189595">
            <text:p>135,189595</text:p>
          </table:table-cell>
          <table:table-cell office:value-type="float" office:value="127.31463275">
            <text:p>127,31463275</text:p>
          </table:table-cell>
          <table:table-cell office:value-type="float" office:value="193.265868">
            <text:p>193,265868</text:p>
          </table:table-cell>
          <table:table-cell office:value-type="float" office:value="262.2344825">
            <text:p>262,2344825</text:p>
          </table:table-cell>
          <table:table-cell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35.43299275">
            <text:p>35,43299275</text:p>
          </table:table-cell>
          <table:table-cell office:value-type="float" office:value="34.825067">
            <text:p>34,825067</text:p>
          </table:table-cell>
          <table:table-cell office:value-type="float" office:value="45.0059105">
            <text:p>45,0059105</text:p>
          </table:table-cell>
          <table:table-cell office:value-type="float" office:value="56.5495335">
            <text:p>56,5495335</text:p>
          </table:table-cell>
          <table:table-cell office:value-type="float" office:value="64.93309075">
            <text:p>64,93309075</text:p>
          </table:table-cell>
          <table:table-cell office:value-type="float" office:value="71.7602095">
            <text:p>71,7602095</text:p>
          </table:table-cell>
          <table:table-cell office:value-type="float" office:value="99.924653">
            <text:p>99,924653</text:p>
          </table:table-cell>
          <table:table-cell office:value-type="float" office:value="134.837235">
            <text:p>134,837235</text:p>
          </table:table-cell>
          <table:table-cell office:value-type="float" office:value="127.39889975">
            <text:p>127,39889975</text:p>
          </table:table-cell>
          <table:table-cell office:value-type="float" office:value="192.7738545">
            <text:p>192,7738545</text:p>
          </table:table-cell>
          <table:table-cell office:value-type="float" office:value="264.269595">
            <text:p>264,269595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5.40588975">
            <text:p>35,40588975</text:p>
          </table:table-cell>
          <table:table-cell office:value-type="float" office:value="34.87593925">
            <text:p>34,87593925</text:p>
          </table:table-cell>
          <table:table-cell office:value-type="float" office:value="45.531906">
            <text:p>45,531906</text:p>
          </table:table-cell>
          <table:table-cell office:value-type="float" office:value="56.4697665">
            <text:p>56,4697665</text:p>
          </table:table-cell>
          <table:table-cell office:value-type="float" office:value="64.714414">
            <text:p>64,714414</text:p>
          </table:table-cell>
          <table:table-cell office:value-type="float" office:value="71.860808">
            <text:p>71,860808</text:p>
          </table:table-cell>
          <table:table-cell office:value-type="float" office:value="99.622091">
            <text:p>99,622091</text:p>
          </table:table-cell>
          <table:table-cell office:value-type="float" office:value="134.28142">
            <text:p>134,28142</text:p>
          </table:table-cell>
          <table:table-cell office:value-type="float" office:value="127.534337">
            <text:p>127,534337</text:p>
          </table:table-cell>
          <table:table-cell office:value-type="float" office:value="192.79571925">
            <text:p>192,79571925</text:p>
          </table:table-cell>
          <table:table-cell office:value-type="float" office:value="265.55614">
            <text:p>265,55614</text:p>
          </table:table-cell>
          <table:table-cell/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35.4696135">
            <text:p>35,4696135</text:p>
          </table:table-cell>
          <table:table-cell office:value-type="float" office:value="34.9393575">
            <text:p>34,9393575</text:p>
          </table:table-cell>
          <table:table-cell office:value-type="float" office:value="45.9548615">
            <text:p>45,9548615</text:p>
          </table:table-cell>
          <table:table-cell office:value-type="float" office:value="56.4622285">
            <text:p>56,4622285</text:p>
          </table:table-cell>
          <table:table-cell office:value-type="float" office:value="64.62661325">
            <text:p>64,62661325</text:p>
          </table:table-cell>
          <table:table-cell office:value-type="float" office:value="72.18819975">
            <text:p>72,18819975</text:p>
          </table:table-cell>
          <table:table-cell office:value-type="float" office:value="99.73023175">
            <text:p>99,73023175</text:p>
          </table:table-cell>
          <table:table-cell office:value-type="float" office:value="134.04083">
            <text:p>134,04083</text:p>
          </table:table-cell>
          <table:table-cell office:value-type="float" office:value="128.2610055">
            <text:p>128,2610055</text:p>
          </table:table-cell>
          <table:table-cell office:value-type="float" office:value="193.673637">
            <text:p>193,673637</text:p>
          </table:table-cell>
          <table:table-cell office:value-type="float" office:value="266.30142">
            <text:p>266,30142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35.40503275">
            <text:p>35,40503275</text:p>
          </table:table-cell>
          <table:table-cell office:value-type="float" office:value="34.85439">
            <text:p>34,85439</text:p>
          </table:table-cell>
          <table:table-cell office:value-type="float" office:value="45.93915975">
            <text:p>45,93915975</text:p>
          </table:table-cell>
          <table:table-cell office:value-type="float" office:value="56.55270975">
            <text:p>56,55270975</text:p>
          </table:table-cell>
          <table:table-cell office:value-type="float" office:value="64.567331">
            <text:p>64,567331</text:p>
          </table:table-cell>
          <table:table-cell office:value-type="float" office:value="72.55338875">
            <text:p>72,55338875</text:p>
          </table:table-cell>
          <table:table-cell office:value-type="float" office:value="99.9659035">
            <text:p>99,9659035</text:p>
          </table:table-cell>
          <table:table-cell office:value-type="float" office:value="133.65982">
            <text:p>133,65982</text:p>
          </table:table-cell>
          <table:table-cell office:value-type="float" office:value="129.17244075">
            <text:p>129,17244075</text:p>
          </table:table-cell>
          <table:table-cell office:value-type="float" office:value="194.659681">
            <text:p>194,659681</text:p>
          </table:table-cell>
          <table:table-cell office:value-type="float" office:value="266.8088775">
            <text:p>266,8088775</text:p>
          </table:table-cell>
          <table:table-cell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35.282491">
            <text:p>35,282491</text:p>
          </table:table-cell>
          <table:table-cell office:value-type="float" office:value="34.70818075">
            <text:p>34,70818075</text:p>
          </table:table-cell>
          <table:table-cell office:value-type="float" office:value="45.81267025">
            <text:p>45,81267025</text:p>
          </table:table-cell>
          <table:table-cell office:value-type="float" office:value="56.39349525">
            <text:p>56,39349525</text:p>
          </table:table-cell>
          <table:table-cell office:value-type="float" office:value="64.3761845">
            <text:p>64,3761845</text:p>
          </table:table-cell>
          <table:table-cell office:value-type="float" office:value="73.16295475">
            <text:p>73,16295475</text:p>
          </table:table-cell>
          <table:table-cell office:value-type="float" office:value="99.86167525">
            <text:p>99,86167525</text:p>
          </table:table-cell>
          <table:table-cell office:value-type="float" office:value="133.1691275">
            <text:p>133,1691275</text:p>
          </table:table-cell>
          <table:table-cell office:value-type="float" office:value="129.5635845">
            <text:p>129,5635845</text:p>
          </table:table-cell>
          <table:table-cell office:value-type="float" office:value="194.9538795">
            <text:p>194,9538795</text:p>
          </table:table-cell>
          <table:table-cell office:value-type="float" office:value="268.6321">
            <text:p>268,6321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5.32865425">
            <text:p>35,32865425</text:p>
          </table:table-cell>
          <table:table-cell office:value-type="float" office:value="34.44122675">
            <text:p>34,44122675</text:p>
          </table:table-cell>
          <table:table-cell office:value-type="float" office:value="45.767102">
            <text:p>45,767102</text:p>
          </table:table-cell>
          <table:table-cell office:value-type="float" office:value="56.07542875">
            <text:p>56,07542875</text:p>
          </table:table-cell>
          <table:table-cell office:value-type="float" office:value="64.298016">
            <text:p>64,298016</text:p>
          </table:table-cell>
          <table:table-cell office:value-type="float" office:value="74.01731225">
            <text:p>74,01731225</text:p>
          </table:table-cell>
          <table:table-cell office:value-type="float" office:value="99.62368125">
            <text:p>99,62368125</text:p>
          </table:table-cell>
          <table:table-cell office:value-type="float" office:value="133.142635">
            <text:p>133,142635</text:p>
          </table:table-cell>
          <table:table-cell office:value-type="float" office:value="129.93448825">
            <text:p>129,93448825</text:p>
          </table:table-cell>
          <table:table-cell office:value-type="float" office:value="195.35399825">
            <text:p>195,35399825</text:p>
          </table:table-cell>
          <table:table-cell office:value-type="float" office:value="270.3788775">
            <text:p>270,3788775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35.367348">
            <text:p>35,367348</text:p>
          </table:table-cell>
          <table:table-cell office:value-type="float" office:value="34.3856135">
            <text:p>34,3856135</text:p>
          </table:table-cell>
          <table:table-cell office:value-type="float" office:value="45.61953125">
            <text:p>45,61953125</text:p>
          </table:table-cell>
          <table:table-cell office:value-type="float" office:value="55.94984">
            <text:p>55,94984</text:p>
          </table:table-cell>
          <table:table-cell office:value-type="float" office:value="64.34527525">
            <text:p>64,34527525</text:p>
          </table:table-cell>
          <table:table-cell office:value-type="float" office:value="74.72977825">
            <text:p>74,72977825</text:p>
          </table:table-cell>
          <table:table-cell office:value-type="float" office:value="99.16160775">
            <text:p>99,16160775</text:p>
          </table:table-cell>
          <table:table-cell office:value-type="float" office:value="132.45207">
            <text:p>132,45207</text:p>
          </table:table-cell>
          <table:table-cell office:value-type="float" office:value="130.07678675">
            <text:p>130,07678675</text:p>
          </table:table-cell>
          <table:table-cell office:value-type="float" office:value="195.4107075">
            <text:p>195,4107075</text:p>
          </table:table-cell>
          <table:table-cell office:value-type="float" office:value="272.4184575">
            <text:p>272,4184575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35.420275">
            <text:p>35,420275</text:p>
          </table:table-cell>
          <table:table-cell office:value-type="float" office:value="34.4352">
            <text:p>34,4352</text:p>
          </table:table-cell>
          <table:table-cell office:value-type="float" office:value="45.509558">
            <text:p>45,509558</text:p>
          </table:table-cell>
          <table:table-cell office:value-type="float" office:value="55.8641175">
            <text:p>55,8641175</text:p>
          </table:table-cell>
          <table:table-cell office:value-type="float" office:value="64.3608805">
            <text:p>64,3608805</text:p>
          </table:table-cell>
          <table:table-cell office:value-type="float" office:value="75.50441925">
            <text:p>75,50441925</text:p>
          </table:table-cell>
          <table:table-cell office:value-type="float" office:value="98.55457375">
            <text:p>98,55457375</text:p>
          </table:table-cell>
          <table:table-cell office:value-type="float" office:value="131.986105">
            <text:p>131,986105</text:p>
          </table:table-cell>
          <table:table-cell office:value-type="float" office:value="130.48703825">
            <text:p>130,48703825</text:p>
          </table:table-cell>
          <table:table-cell office:value-type="float" office:value="195.313402">
            <text:p>195,313402</text:p>
          </table:table-cell>
          <table:table-cell office:value-type="float" office:value="274.733955">
            <text:p>274,733955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35.36643125">
            <text:p>35,36643125</text:p>
          </table:table-cell>
          <table:table-cell office:value-type="float" office:value="34.4752215">
            <text:p>34,4752215</text:p>
          </table:table-cell>
          <table:table-cell office:value-type="float" office:value="45.409625">
            <text:p>45,409625</text:p>
          </table:table-cell>
          <table:table-cell office:value-type="float" office:value="55.7441715">
            <text:p>55,7441715</text:p>
          </table:table-cell>
          <table:table-cell office:value-type="float" office:value="64.19797075">
            <text:p>64,19797075</text:p>
          </table:table-cell>
          <table:table-cell office:value-type="float" office:value="76.29129425">
            <text:p>76,29129425</text:p>
          </table:table-cell>
          <table:table-cell office:value-type="float" office:value="97.67955">
            <text:p>97,67955</text:p>
          </table:table-cell>
          <table:table-cell office:value-type="float" office:value="131.7369275">
            <text:p>131,7369275</text:p>
          </table:table-cell>
          <table:table-cell office:value-type="float" office:value="130.80396525">
            <text:p>130,80396525</text:p>
          </table:table-cell>
          <table:table-cell office:value-type="float" office:value="195.06852925">
            <text:p>195,06852925</text:p>
          </table:table-cell>
          <table:table-cell office:value-type="float" office:value="276.3898175">
            <text:p>276,3898175</text:p>
          </table:table-cell>
          <table:table-cell/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35.4544975">
            <text:p>35,4544975</text:p>
          </table:table-cell>
          <table:table-cell office:value-type="float" office:value="34.3660695">
            <text:p>34,3660695</text:p>
          </table:table-cell>
          <table:table-cell office:value-type="float" office:value="45.23909025">
            <text:p>45,23909025</text:p>
          </table:table-cell>
          <table:table-cell office:value-type="float" office:value="55.89818475">
            <text:p>55,89818475</text:p>
          </table:table-cell>
          <table:table-cell office:value-type="float" office:value="64.26919825">
            <text:p>64,26919825</text:p>
          </table:table-cell>
          <table:table-cell office:value-type="float" office:value="76.94094925">
            <text:p>76,94094925</text:p>
          </table:table-cell>
          <table:table-cell office:value-type="float" office:value="97.268083">
            <text:p>97,268083</text:p>
          </table:table-cell>
          <table:table-cell office:value-type="float" office:value="131.6459425">
            <text:p>131,6459425</text:p>
          </table:table-cell>
          <table:table-cell office:value-type="float" office:value="130.890687">
            <text:p>130,890687</text:p>
          </table:table-cell>
          <table:table-cell office:value-type="float" office:value="195.4079115">
            <text:p>195,4079115</text:p>
          </table:table-cell>
          <table:table-cell office:value-type="float" office:value="277.6501325">
            <text:p>277,6501325</text:p>
          </table:table-cell>
          <table:table-cell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35.53759325">
            <text:p>35,53759325</text:p>
          </table:table-cell>
          <table:table-cell office:value-type="float" office:value="34.250152">
            <text:p>34,250152</text:p>
          </table:table-cell>
          <table:table-cell office:value-type="float" office:value="45.03439725">
            <text:p>45,03439725</text:p>
          </table:table-cell>
          <table:table-cell office:value-type="float" office:value="56.11257575">
            <text:p>56,11257575</text:p>
          </table:table-cell>
          <table:table-cell office:value-type="float" office:value="64.4759265">
            <text:p>64,4759265</text:p>
          </table:table-cell>
          <table:table-cell office:value-type="float" office:value="78.1970235">
            <text:p>78,1970235</text:p>
          </table:table-cell>
          <table:table-cell office:value-type="float" office:value="96.58437275">
            <text:p>96,58437275</text:p>
          </table:table-cell>
          <table:table-cell office:value-type="float" office:value="131.495485">
            <text:p>131,495485</text:p>
          </table:table-cell>
          <table:table-cell office:value-type="float" office:value="131.5194375">
            <text:p>131,5194375</text:p>
          </table:table-cell>
          <table:table-cell office:value-type="float" office:value="196.09354475">
            <text:p>196,09354475</text:p>
          </table:table-cell>
          <table:table-cell office:value-type="float" office:value="278.2270775">
            <text:p>278,2270775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35.4611195">
            <text:p>35,4611195</text:p>
          </table:table-cell>
          <table:table-cell office:value-type="float" office:value="34.04060825">
            <text:p>34,04060825</text:p>
          </table:table-cell>
          <table:table-cell office:value-type="float" office:value="44.9163005">
            <text:p>44,9163005</text:p>
          </table:table-cell>
          <table:table-cell office:value-type="float" office:value="55.93654225">
            <text:p>55,93654225</text:p>
          </table:table-cell>
          <table:table-cell office:value-type="float" office:value="64.48578575">
            <text:p>64,48578575</text:p>
          </table:table-cell>
          <table:table-cell office:value-type="float" office:value="78.892494">
            <text:p>78,892494</text:p>
          </table:table-cell>
          <table:table-cell office:value-type="float" office:value="95.68045875">
            <text:p>95,68045875</text:p>
          </table:table-cell>
          <table:table-cell office:value-type="float" office:value="130.8454375">
            <text:p>130,8454375</text:p>
          </table:table-cell>
          <table:table-cell office:value-type="float" office:value="131.77375375">
            <text:p>131,77375375</text:p>
          </table:table-cell>
          <table:table-cell office:value-type="float" office:value="196.366599">
            <text:p>196,366599</text:p>
          </table:table-cell>
          <table:table-cell office:value-type="float" office:value="278.7244375">
            <text:p>278,7244375</text:p>
          </table:table-cell>
          <table:table-cell/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35.61684125">
            <text:p>35,61684125</text:p>
          </table:table-cell>
          <table:table-cell office:value-type="float" office:value="34.04416">
            <text:p>34,04416</text:p>
          </table:table-cell>
          <table:table-cell office:value-type="float" office:value="44.6590925">
            <text:p>44,6590925</text:p>
          </table:table-cell>
          <table:table-cell office:value-type="float" office:value="55.95565525">
            <text:p>55,95565525</text:p>
          </table:table-cell>
          <table:table-cell office:value-type="float" office:value="64.481393">
            <text:p>64,481393</text:p>
          </table:table-cell>
          <table:table-cell office:value-type="float" office:value="79.9717795">
            <text:p>79,9717795</text:p>
          </table:table-cell>
          <table:table-cell office:value-type="float" office:value="94.9030375">
            <text:p>94,9030375</text:p>
          </table:table-cell>
          <table:table-cell office:value-type="float" office:value="130.3160875">
            <text:p>130,3160875</text:p>
          </table:table-cell>
          <table:table-cell office:value-type="float" office:value="132.489933">
            <text:p>132,489933</text:p>
          </table:table-cell>
          <table:table-cell office:value-type="float" office:value="196.1194755">
            <text:p>196,1194755</text:p>
          </table:table-cell>
          <table:table-cell office:value-type="float" office:value="278.914455">
            <text:p>278,914455</text:p>
          </table:table-cell>
          <table:table-cell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35.63788125">
            <text:p>35,63788125</text:p>
          </table:table-cell>
          <table:table-cell office:value-type="float" office:value="34.00995225">
            <text:p>34,00995225</text:p>
          </table:table-cell>
          <table:table-cell office:value-type="float" office:value="44.519943">
            <text:p>44,519943</text:p>
          </table:table-cell>
          <table:table-cell office:value-type="float" office:value="55.89099525">
            <text:p>55,89099525</text:p>
          </table:table-cell>
          <table:table-cell office:value-type="float" office:value="64.30800475">
            <text:p>64,30800475</text:p>
          </table:table-cell>
          <table:table-cell office:value-type="float" office:value="79.9473225">
            <text:p>79,9473225</text:p>
          </table:table-cell>
          <table:table-cell office:value-type="float" office:value="94.09898175">
            <text:p>94,09898175</text:p>
          </table:table-cell>
          <table:table-cell office:value-type="float" office:value="129.51384">
            <text:p>129,51384</text:p>
          </table:table-cell>
          <table:table-cell office:value-type="float" office:value="132.57795125">
            <text:p>132,57795125</text:p>
          </table:table-cell>
          <table:table-cell office:value-type="float" office:value="195.7218685">
            <text:p>195,7218685</text:p>
          </table:table-cell>
          <table:table-cell office:value-type="float" office:value="278.75031">
            <text:p>278,75031</text:p>
          </table:table-cell>
          <table:table-cell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35.817434">
            <text:p>35,817434</text:p>
          </table:table-cell>
          <table:table-cell office:value-type="float" office:value="33.9702475">
            <text:p>33,9702475</text:p>
          </table:table-cell>
          <table:table-cell office:value-type="float" office:value="44.689217">
            <text:p>44,689217</text:p>
          </table:table-cell>
          <table:table-cell office:value-type="float" office:value="56.04021375">
            <text:p>56,04021375</text:p>
          </table:table-cell>
          <table:table-cell office:value-type="float" office:value="64.33109475">
            <text:p>64,33109475</text:p>
          </table:table-cell>
          <table:table-cell office:value-type="float" office:value="79.9503175">
            <text:p>79,9503175</text:p>
          </table:table-cell>
          <table:table-cell office:value-type="float" office:value="93.60436425">
            <text:p>93,60436425</text:p>
          </table:table-cell>
          <table:table-cell office:value-type="float" office:value="128.9597125">
            <text:p>128,9597125</text:p>
          </table:table-cell>
          <table:table-cell office:value-type="float" office:value="132.7048685">
            <text:p>132,7048685</text:p>
          </table:table-cell>
          <table:table-cell office:value-type="float" office:value="196.0503715">
            <text:p>196,0503715</text:p>
          </table:table-cell>
          <table:table-cell office:value-type="float" office:value="279.9140125">
            <text:p>279,9140125</text:p>
          </table:table-cell>
          <table:table-cell/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36.2460825">
            <text:p>36,2460825</text:p>
          </table:table-cell>
          <table:table-cell office:value-type="float" office:value="34.16996425">
            <text:p>34,16996425</text:p>
          </table:table-cell>
          <table:table-cell office:value-type="float" office:value="44.8249375">
            <text:p>44,8249375</text:p>
          </table:table-cell>
          <table:table-cell office:value-type="float" office:value="56.30262325">
            <text:p>56,30262325</text:p>
          </table:table-cell>
          <table:table-cell office:value-type="float" office:value="64.4516095">
            <text:p>64,4516095</text:p>
          </table:table-cell>
          <table:table-cell office:value-type="float" office:value="80.97015125">
            <text:p>80,97015125</text:p>
          </table:table-cell>
          <table:table-cell office:value-type="float" office:value="93.5380805">
            <text:p>93,5380805</text:p>
          </table:table-cell>
          <table:table-cell office:value-type="float" office:value="128.8446675">
            <text:p>128,8446675</text:p>
          </table:table-cell>
          <table:table-cell office:value-type="float" office:value="133.751038">
            <text:p>133,751038</text:p>
          </table:table-cell>
          <table:table-cell office:value-type="float" office:value="197.040333">
            <text:p>197,040333</text:p>
          </table:table-cell>
          <table:table-cell office:value-type="float" office:value="281.8492725">
            <text:p>281,849272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6.255308">
            <text:p>36,255308</text:p>
          </table:table-cell>
          <table:table-cell office:value-type="float" office:value="34.22132075">
            <text:p>34,22132075</text:p>
          </table:table-cell>
          <table:table-cell office:value-type="float" office:value="45.0184745">
            <text:p>45,0184745</text:p>
          </table:table-cell>
          <table:table-cell office:value-type="float" office:value="56.23223225">
            <text:p>56,23223225</text:p>
          </table:table-cell>
          <table:table-cell office:value-type="float" office:value="64.3556625">
            <text:p>64,3556625</text:p>
          </table:table-cell>
          <table:table-cell office:value-type="float" office:value="81.834912">
            <text:p>81,834912</text:p>
          </table:table-cell>
          <table:table-cell office:value-type="float" office:value="93.3817525">
            <text:p>93,3817525</text:p>
          </table:table-cell>
          <table:table-cell office:value-type="float" office:value="128.3567925">
            <text:p>128,3567925</text:p>
          </table:table-cell>
          <table:table-cell office:value-type="float" office:value="134.55048775">
            <text:p>134,55048775</text:p>
          </table:table-cell>
          <table:table-cell office:value-type="float" office:value="197.7643575">
            <text:p>197,7643575</text:p>
          </table:table-cell>
          <table:table-cell office:value-type="float" office:value="283.1500025">
            <text:p>283,1500025</text:p>
          </table:table-cell>
          <table:table-cell/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36.08188575">
            <text:p>36,08188575</text:p>
          </table:table-cell>
          <table:table-cell office:value-type="float" office:value="34.27079375">
            <text:p>34,27079375</text:p>
          </table:table-cell>
          <table:table-cell office:value-type="float" office:value="45.0260745">
            <text:p>45,0260745</text:p>
          </table:table-cell>
          <table:table-cell office:value-type="float" office:value="56.161564">
            <text:p>56,161564</text:p>
          </table:table-cell>
          <table:table-cell office:value-type="float" office:value="64.2903985">
            <text:p>64,2903985</text:p>
          </table:table-cell>
          <table:table-cell office:value-type="float" office:value="82.151217">
            <text:p>82,151217</text:p>
          </table:table-cell>
          <table:table-cell office:value-type="float" office:value="93.238027">
            <text:p>93,238027</text:p>
          </table:table-cell>
          <table:table-cell office:value-type="float" office:value="127.979615">
            <text:p>127,979615</text:p>
          </table:table-cell>
          <table:table-cell office:value-type="float" office:value="134.86694525">
            <text:p>134,86694525</text:p>
          </table:table-cell>
          <table:table-cell office:value-type="float" office:value="198.9625105">
            <text:p>198,9625105</text:p>
          </table:table-cell>
          <table:table-cell office:value-type="float" office:value="284.3624675">
            <text:p>284,3624675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35.9883185">
            <text:p>35,9883185</text:p>
          </table:table-cell>
          <table:table-cell office:value-type="float" office:value="34.3761165">
            <text:p>34,3761165</text:p>
          </table:table-cell>
          <table:table-cell office:value-type="float" office:value="45.153505">
            <text:p>45,153505</text:p>
          </table:table-cell>
          <table:table-cell office:value-type="float" office:value="56.17584975">
            <text:p>56,17584975</text:p>
          </table:table-cell>
          <table:table-cell office:value-type="float" office:value="64.1743455">
            <text:p>64,1743455</text:p>
          </table:table-cell>
          <table:table-cell office:value-type="float" office:value="82.4750545">
            <text:p>82,4750545</text:p>
          </table:table-cell>
          <table:table-cell office:value-type="float" office:value="92.97857475">
            <text:p>92,97857475</text:p>
          </table:table-cell>
          <table:table-cell office:value-type="float" office:value="127.7364025">
            <text:p>127,7364025</text:p>
          </table:table-cell>
          <table:table-cell office:value-type="float" office:value="135.0869375">
            <text:p>135,0869375</text:p>
          </table:table-cell>
          <table:table-cell office:value-type="float" office:value="199.19565025">
            <text:p>199,19565025</text:p>
          </table:table-cell>
          <table:table-cell office:value-type="float" office:value="285.6817975">
            <text:p>285,6817975</text:p>
          </table:table-cell>
          <table:table-cell/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36.055497">
            <text:p>36,055497</text:p>
          </table:table-cell>
          <table:table-cell office:value-type="float" office:value="34.53051475">
            <text:p>34,53051475</text:p>
          </table:table-cell>
          <table:table-cell office:value-type="float" office:value="45.057959">
            <text:p>45,057959</text:p>
          </table:table-cell>
          <table:table-cell office:value-type="float" office:value="56.40305125">
            <text:p>56,40305125</text:p>
          </table:table-cell>
          <table:table-cell office:value-type="float" office:value="64.122104">
            <text:p>64,122104</text:p>
          </table:table-cell>
          <table:table-cell office:value-type="float" office:value="83.1131515">
            <text:p>83,1131515</text:p>
          </table:table-cell>
          <table:table-cell office:value-type="float" office:value="92.765185">
            <text:p>92,765185</text:p>
          </table:table-cell>
          <table:table-cell office:value-type="float" office:value="128.48627">
            <text:p>128,48627</text:p>
          </table:table-cell>
          <table:table-cell office:value-type="float" office:value="137.01006625">
            <text:p>137,01006625</text:p>
          </table:table-cell>
          <table:table-cell office:value-type="float" office:value="200.111414">
            <text:p>200,111414</text:p>
          </table:table-cell>
          <table:table-cell office:value-type="float" office:value="286.376825">
            <text:p>286,376825</text:p>
          </table:table-cell>
          <table:table-cell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36.04921875">
            <text:p>36,04921875</text:p>
          </table:table-cell>
          <table:table-cell office:value-type="float" office:value="34.603782">
            <text:p>34,603782</text:p>
          </table:table-cell>
          <table:table-cell office:value-type="float" office:value="44.732502">
            <text:p>44,732502</text:p>
          </table:table-cell>
          <table:table-cell office:value-type="float" office:value="56.231981">
            <text:p>56,231981</text:p>
          </table:table-cell>
          <table:table-cell office:value-type="float" office:value="64.1163355">
            <text:p>64,1163355</text:p>
          </table:table-cell>
          <table:table-cell office:value-type="float" office:value="83.32360275">
            <text:p>83,32360275</text:p>
          </table:table-cell>
          <table:table-cell office:value-type="float" office:value="92.52342575">
            <text:p>92,52342575</text:p>
          </table:table-cell>
          <table:table-cell office:value-type="float" office:value="128.287295">
            <text:p>128,287295</text:p>
          </table:table-cell>
          <table:table-cell office:value-type="float" office:value="137.78550125">
            <text:p>137,78550125</text:p>
          </table:table-cell>
          <table:table-cell office:value-type="float" office:value="201.299323">
            <text:p>201,299323</text:p>
          </table:table-cell>
          <table:table-cell office:value-type="float" office:value="287.139325">
            <text:p>287,139325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6.004378">
            <text:p>36,004378</text:p>
          </table:table-cell>
          <table:table-cell office:value-type="float" office:value="34.56348925">
            <text:p>34,56348925</text:p>
          </table:table-cell>
          <table:table-cell office:value-type="float" office:value="44.491892">
            <text:p>44,491892</text:p>
          </table:table-cell>
          <table:table-cell office:value-type="float" office:value="55.94798025">
            <text:p>55,94798025</text:p>
          </table:table-cell>
          <table:table-cell office:value-type="float" office:value="64.002303">
            <text:p>64,002303</text:p>
          </table:table-cell>
          <table:table-cell office:value-type="float" office:value="83.3729935">
            <text:p>83,3729935</text:p>
          </table:table-cell>
          <table:table-cell office:value-type="float" office:value="92.10257325">
            <text:p>92,10257325</text:p>
          </table:table-cell>
          <table:table-cell office:value-type="float" office:value="127.927465">
            <text:p>127,927465</text:p>
          </table:table-cell>
          <table:table-cell office:value-type="float" office:value="137.881296">
            <text:p>137,881296</text:p>
          </table:table-cell>
          <table:table-cell office:value-type="float" office:value="202.07530075">
            <text:p>202,07530075</text:p>
          </table:table-cell>
          <table:table-cell office:value-type="float" office:value="287.635375">
            <text:p>287,635375</text:p>
          </table:table-cell>
          <table:table-cell/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35.91861675">
            <text:p>35,91861675</text:p>
          </table:table-cell>
          <table:table-cell office:value-type="float" office:value="34.5532075">
            <text:p>34,5532075</text:p>
          </table:table-cell>
          <table:table-cell office:value-type="float" office:value="44.37569">
            <text:p>44,37569</text:p>
          </table:table-cell>
          <table:table-cell office:value-type="float" office:value="55.712488">
            <text:p>55,712488</text:p>
          </table:table-cell>
          <table:table-cell office:value-type="float" office:value="63.76842575">
            <text:p>63,76842575</text:p>
          </table:table-cell>
          <table:table-cell office:value-type="float" office:value="83.50675475">
            <text:p>83,50675475</text:p>
          </table:table-cell>
          <table:table-cell office:value-type="float" office:value="91.661461">
            <text:p>91,661461</text:p>
          </table:table-cell>
          <table:table-cell office:value-type="float" office:value="127.6145225">
            <text:p>127,6145225</text:p>
          </table:table-cell>
          <table:table-cell office:value-type="float" office:value="138.37306225">
            <text:p>138,37306225</text:p>
          </table:table-cell>
          <table:table-cell office:value-type="float" office:value="203.42354875">
            <text:p>203,42354875</text:p>
          </table:table-cell>
          <table:table-cell office:value-type="float" office:value="287.702205">
            <text:p>287,702205</text:p>
          </table:table-cell>
          <table:table-cell/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35.964798">
            <text:p>35,964798</text:p>
          </table:table-cell>
          <table:table-cell office:value-type="float" office:value="34.5335855">
            <text:p>34,5335855</text:p>
          </table:table-cell>
          <table:table-cell office:value-type="float" office:value="44.46189425">
            <text:p>44,46189425</text:p>
          </table:table-cell>
          <table:table-cell office:value-type="float" office:value="55.528325">
            <text:p>55,528325</text:p>
          </table:table-cell>
          <table:table-cell office:value-type="float" office:value="63.58664525">
            <text:p>63,58664525</text:p>
          </table:table-cell>
          <table:table-cell office:value-type="float" office:value="83.69089625">
            <text:p>83,69089625</text:p>
          </table:table-cell>
          <table:table-cell office:value-type="float" office:value="91.383343">
            <text:p>91,383343</text:p>
          </table:table-cell>
          <table:table-cell office:value-type="float" office:value="127.25689">
            <text:p>127,25689</text:p>
          </table:table-cell>
          <table:table-cell office:value-type="float" office:value="139.11849175">
            <text:p>139,11849175</text:p>
          </table:table-cell>
          <table:table-cell office:value-type="float" office:value="204.92114625">
            <text:p>204,92114625</text:p>
          </table:table-cell>
          <table:table-cell office:value-type="float" office:value="288.988065">
            <text:p>288,988065</text:p>
          </table:table-cell>
          <table:table-cell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6.05207275">
            <text:p>36,05207275</text:p>
          </table:table-cell>
          <table:table-cell office:value-type="float" office:value="34.6037335">
            <text:p>34,6037335</text:p>
          </table:table-cell>
          <table:table-cell office:value-type="float" office:value="44.65446625">
            <text:p>44,65446625</text:p>
          </table:table-cell>
          <table:table-cell office:value-type="float" office:value="55.43706725">
            <text:p>55,43706725</text:p>
          </table:table-cell>
          <table:table-cell office:value-type="float" office:value="63.667075">
            <text:p>63,667075</text:p>
          </table:table-cell>
          <table:table-cell office:value-type="float" office:value="84.13575875">
            <text:p>84,13575875</text:p>
          </table:table-cell>
          <table:table-cell office:value-type="float" office:value="91.0561615">
            <text:p>91,0561615</text:p>
          </table:table-cell>
          <table:table-cell office:value-type="float" office:value="127.2968">
            <text:p>127,2968</text:p>
          </table:table-cell>
          <table:table-cell office:value-type="float" office:value="140.745914">
            <text:p>140,745914</text:p>
          </table:table-cell>
          <table:table-cell office:value-type="float" office:value="206.456383">
            <text:p>206,456383</text:p>
          </table:table-cell>
          <table:table-cell office:value-type="float" office:value="290.6598775">
            <text:p>290,6598775</text:p>
          </table:table-cell>
          <table:table-cell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35.98663475">
            <text:p>35,98663475</text:p>
          </table:table-cell>
          <table:table-cell office:value-type="float" office:value="34.84936925">
            <text:p>34,84936925</text:p>
          </table:table-cell>
          <table:table-cell office:value-type="float" office:value="44.801021">
            <text:p>44,801021</text:p>
          </table:table-cell>
          <table:table-cell office:value-type="float" office:value="55.5421975">
            <text:p>55,5421975</text:p>
          </table:table-cell>
          <table:table-cell office:value-type="float" office:value="63.7263505">
            <text:p>63,7263505</text:p>
          </table:table-cell>
          <table:table-cell office:value-type="float" office:value="84.2528395">
            <text:p>84,2528395</text:p>
          </table:table-cell>
          <table:table-cell office:value-type="float" office:value="90.76228375">
            <text:p>90,76228375</text:p>
          </table:table-cell>
          <table:table-cell office:value-type="float" office:value="127.74194">
            <text:p>127,74194</text:p>
          </table:table-cell>
          <table:table-cell office:value-type="float" office:value="141.931834">
            <text:p>141,931834</text:p>
          </table:table-cell>
          <table:table-cell office:value-type="float" office:value="208.1054475">
            <text:p>208,1054475</text:p>
          </table:table-cell>
          <table:table-cell office:value-type="float" office:value="291.9555175">
            <text:p>291,9555175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5.853397">
            <text:p>35,853397</text:p>
          </table:table-cell>
          <table:table-cell office:value-type="float" office:value="34.8332935">
            <text:p>34,8332935</text:p>
          </table:table-cell>
          <table:table-cell office:value-type="float" office:value="45.03883975">
            <text:p>45,03883975</text:p>
          </table:table-cell>
          <table:table-cell office:value-type="float" office:value="55.629414">
            <text:p>55,629414</text:p>
          </table:table-cell>
          <table:table-cell office:value-type="float" office:value="63.6272045">
            <text:p>63,6272045</text:p>
          </table:table-cell>
          <table:table-cell office:value-type="float" office:value="84.26774325">
            <text:p>84,26774325</text:p>
          </table:table-cell>
          <table:table-cell office:value-type="float" office:value="90.48119">
            <text:p>90,48119</text:p>
          </table:table-cell>
          <table:table-cell office:value-type="float" office:value="128.1508825">
            <text:p>128,1508825</text:p>
          </table:table-cell>
          <table:table-cell office:value-type="float" office:value="142.477985">
            <text:p>142,477985</text:p>
          </table:table-cell>
          <table:table-cell office:value-type="float" office:value="209.5067545">
            <text:p>209,5067545</text:p>
          </table:table-cell>
          <table:table-cell office:value-type="float" office:value="292.686465">
            <text:p>292,686465</text:p>
          </table:table-cell>
          <table:table-cell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35.74142775">
            <text:p>35,74142775</text:p>
          </table:table-cell>
          <table:table-cell office:value-type="float" office:value="34.783278">
            <text:p>34,783278</text:p>
          </table:table-cell>
          <table:table-cell office:value-type="float" office:value="45.22244375">
            <text:p>45,22244375</text:p>
          </table:table-cell>
          <table:table-cell office:value-type="float" office:value="56.0495275">
            <text:p>56,0495275</text:p>
          </table:table-cell>
          <table:table-cell office:value-type="float" office:value="63.677512">
            <text:p>63,677512</text:p>
          </table:table-cell>
          <table:table-cell office:value-type="float" office:value="84.39113275">
            <text:p>84,39113275</text:p>
          </table:table-cell>
          <table:table-cell office:value-type="float" office:value="90.38564525">
            <text:p>90,38564525</text:p>
          </table:table-cell>
          <table:table-cell office:value-type="float" office:value="128.7475725">
            <text:p>128,7475725</text:p>
          </table:table-cell>
          <table:table-cell office:value-type="float" office:value="143.16918">
            <text:p>143,16918</text:p>
          </table:table-cell>
          <table:table-cell office:value-type="float" office:value="211.25510325">
            <text:p>211,25510325</text:p>
          </table:table-cell>
          <table:table-cell office:value-type="float" office:value="293.87214">
            <text:p>293,87214</text:p>
          </table:table-cell>
          <table:table-cell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35.575966">
            <text:p>35,575966</text:p>
          </table:table-cell>
          <table:table-cell office:value-type="float" office:value="34.7499295">
            <text:p>34,7499295</text:p>
          </table:table-cell>
          <table:table-cell office:value-type="float" office:value="45.39772325">
            <text:p>45,39772325</text:p>
          </table:table-cell>
          <table:table-cell office:value-type="float" office:value="56.33918175">
            <text:p>56,33918175</text:p>
          </table:table-cell>
          <table:table-cell office:value-type="float" office:value="63.60234475">
            <text:p>63,60234475</text:p>
          </table:table-cell>
          <table:table-cell office:value-type="float" office:value="84.39638975">
            <text:p>84,39638975</text:p>
          </table:table-cell>
          <table:table-cell office:value-type="float" office:value="90.35932425">
            <text:p>90,35932425</text:p>
          </table:table-cell>
          <table:table-cell office:value-type="float" office:value="129.0017125">
            <text:p>129,0017125</text:p>
          </table:table-cell>
          <table:table-cell office:value-type="float" office:value="144.5480325">
            <text:p>144,5480325</text:p>
          </table:table-cell>
          <table:table-cell office:value-type="float" office:value="212.5364745">
            <text:p>212,5364745</text:p>
          </table:table-cell>
          <table:table-cell office:value-type="float" office:value="296.191185">
            <text:p>296,191185</text:p>
          </table:table-cell>
          <table:table-cell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35.4857695">
            <text:p>35,4857695</text:p>
          </table:table-cell>
          <table:table-cell office:value-type="float" office:value="34.99244225">
            <text:p>34,99244225</text:p>
          </table:table-cell>
          <table:table-cell office:value-type="float" office:value="45.354575">
            <text:p>45,354575</text:p>
          </table:table-cell>
          <table:table-cell office:value-type="float" office:value="56.51531025">
            <text:p>56,51531025</text:p>
          </table:table-cell>
          <table:table-cell office:value-type="float" office:value="63.3979635">
            <text:p>63,3979635</text:p>
          </table:table-cell>
          <table:table-cell office:value-type="float" office:value="84.45309125">
            <text:p>84,45309125</text:p>
          </table:table-cell>
          <table:table-cell office:value-type="float" office:value="90.35441475">
            <text:p>90,35441475</text:p>
          </table:table-cell>
          <table:table-cell office:value-type="float" office:value="129.447295">
            <text:p>129,447295</text:p>
          </table:table-cell>
          <table:table-cell office:value-type="float" office:value="145.8103125">
            <text:p>145,8103125</text:p>
          </table:table-cell>
          <table:table-cell office:value-type="float" office:value="213.3990555">
            <text:p>213,3990555</text:p>
          </table:table-cell>
          <table:table-cell office:value-type="float" office:value="297.475785">
            <text:p>297,475785</text:p>
          </table:table-cell>
          <table:table-cell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35.3482415">
            <text:p>35,3482415</text:p>
          </table:table-cell>
          <table:table-cell office:value-type="float" office:value="35.23375225">
            <text:p>35,23375225</text:p>
          </table:table-cell>
          <table:table-cell office:value-type="float" office:value="45.43891125">
            <text:p>45,43891125</text:p>
          </table:table-cell>
          <table:table-cell office:value-type="float" office:value="56.64473675">
            <text:p>56,64473675</text:p>
          </table:table-cell>
          <table:table-cell office:value-type="float" office:value="63.194652">
            <text:p>63,194652</text:p>
          </table:table-cell>
          <table:table-cell office:value-type="float" office:value="84.249227">
            <text:p>84,249227</text:p>
          </table:table-cell>
          <table:table-cell office:value-type="float" office:value="90.1135175">
            <text:p>90,1135175</text:p>
          </table:table-cell>
          <table:table-cell office:value-type="float" office:value="129.70477">
            <text:p>129,70477</text:p>
          </table:table-cell>
          <table:table-cell office:value-type="float" office:value="146.619945">
            <text:p>146,619945</text:p>
          </table:table-cell>
          <table:table-cell office:value-type="float" office:value="214.007962">
            <text:p>214,007962</text:p>
          </table:table-cell>
          <table:table-cell office:value-type="float" office:value="298.6558925">
            <text:p>298,6558925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5.33678875">
            <text:p>35,33678875</text:p>
          </table:table-cell>
          <table:table-cell office:value-type="float" office:value="35.717852">
            <text:p>35,717852</text:p>
          </table:table-cell>
          <table:table-cell office:value-type="float" office:value="45.5740045">
            <text:p>45,5740045</text:p>
          </table:table-cell>
          <table:table-cell office:value-type="float" office:value="56.95805225">
            <text:p>56,95805225</text:p>
          </table:table-cell>
          <table:table-cell office:value-type="float" office:value="63.2372725">
            <text:p>63,2372725</text:p>
          </table:table-cell>
          <table:table-cell office:value-type="float" office:value="84.289354">
            <text:p>84,289354</text:p>
          </table:table-cell>
          <table:table-cell office:value-type="float" office:value="90.0039205">
            <text:p>90,0039205</text:p>
          </table:table-cell>
          <table:table-cell office:value-type="float" office:value="130.1182675">
            <text:p>130,1182675</text:p>
          </table:table-cell>
          <table:table-cell office:value-type="float" office:value="147.468065">
            <text:p>147,468065</text:p>
          </table:table-cell>
          <table:table-cell office:value-type="float" office:value="214.75751125">
            <text:p>214,75751125</text:p>
          </table:table-cell>
          <table:table-cell office:value-type="float" office:value="300.4255775">
            <text:p>300,4255775</text:p>
          </table:table-cell>
          <table:table-cell/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35.39148575">
            <text:p>35,39148575</text:p>
          </table:table-cell>
          <table:table-cell office:value-type="float" office:value="36.39132675">
            <text:p>36,39132675</text:p>
          </table:table-cell>
          <table:table-cell office:value-type="float" office:value="45.78279475">
            <text:p>45,78279475</text:p>
          </table:table-cell>
          <table:table-cell office:value-type="float" office:value="57.225008">
            <text:p>57,225008</text:p>
          </table:table-cell>
          <table:table-cell office:value-type="float" office:value="63.56960925">
            <text:p>63,56960925</text:p>
          </table:table-cell>
          <table:table-cell office:value-type="float" office:value="84.509013">
            <text:p>84,509013</text:p>
          </table:table-cell>
          <table:table-cell office:value-type="float" office:value="90.3203365">
            <text:p>90,3203365</text:p>
          </table:table-cell>
          <table:table-cell office:value-type="float" office:value="130.481785">
            <text:p>130,481785</text:p>
          </table:table-cell>
          <table:table-cell office:value-type="float" office:value="148.725765">
            <text:p>148,725765</text:p>
          </table:table-cell>
          <table:table-cell office:value-type="float" office:value="216.376367">
            <text:p>216,376367</text:p>
          </table:table-cell>
          <table:table-cell office:value-type="float" office:value="301.5352625">
            <text:p>301,5352625</text:p>
          </table:table-cell>
          <table:table-cell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35.285917">
            <text:p>35,285917</text:p>
          </table:table-cell>
          <table:table-cell office:value-type="float" office:value="36.77992825">
            <text:p>36,77992825</text:p>
          </table:table-cell>
          <table:table-cell office:value-type="float" office:value="45.90735375">
            <text:p>45,90735375</text:p>
          </table:table-cell>
          <table:table-cell office:value-type="float" office:value="57.3424615">
            <text:p>57,3424615</text:p>
          </table:table-cell>
          <table:table-cell office:value-type="float" office:value="63.899494">
            <text:p>63,899494</text:p>
          </table:table-cell>
          <table:table-cell office:value-type="float" office:value="84.686399">
            <text:p>84,686399</text:p>
          </table:table-cell>
          <table:table-cell office:value-type="float" office:value="90.6102805">
            <text:p>90,6102805</text:p>
          </table:table-cell>
          <table:table-cell office:value-type="float" office:value="131.0263525">
            <text:p>131,0263525</text:p>
          </table:table-cell>
          <table:table-cell office:value-type="float" office:value="149.1619675">
            <text:p>149,1619675</text:p>
          </table:table-cell>
          <table:table-cell office:value-type="float" office:value="217.85716725">
            <text:p>217,85716725</text:p>
          </table:table-cell>
          <table:table-cell office:value-type="float" office:value="302.20227">
            <text:p>302,20227</text:p>
          </table:table-cell>
          <table:table-cell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35.137525">
            <text:p>35,137525</text:p>
          </table:table-cell>
          <table:table-cell office:value-type="float" office:value="36.79644175">
            <text:p>36,79644175</text:p>
          </table:table-cell>
          <table:table-cell office:value-type="float" office:value="46.1435915">
            <text:p>46,1435915</text:p>
          </table:table-cell>
          <table:table-cell office:value-type="float" office:value="57.24798425">
            <text:p>57,24798425</text:p>
          </table:table-cell>
          <table:table-cell office:value-type="float" office:value="63.8913625">
            <text:p>63,8913625</text:p>
          </table:table-cell>
          <table:table-cell office:value-type="float" office:value="84.930679">
            <text:p>84,930679</text:p>
          </table:table-cell>
          <table:table-cell office:value-type="float" office:value="90.6548775">
            <text:p>90,6548775</text:p>
          </table:table-cell>
          <table:table-cell office:value-type="float" office:value="131.4096125">
            <text:p>131,4096125</text:p>
          </table:table-cell>
          <table:table-cell office:value-type="float" office:value="149.2798575">
            <text:p>149,2798575</text:p>
          </table:table-cell>
          <table:table-cell office:value-type="float" office:value="219.45437">
            <text:p>219,45437</text:p>
          </table:table-cell>
          <table:table-cell office:value-type="float" office:value="302.82649">
            <text:p>302,82649</text:p>
          </table:table-cell>
          <table:table-cell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35.13781">
            <text:p>35,13781</text:p>
          </table:table-cell>
          <table:table-cell office:value-type="float" office:value="36.987416">
            <text:p>36,987416</text:p>
          </table:table-cell>
          <table:table-cell office:value-type="float" office:value="46.19486">
            <text:p>46,19486</text:p>
          </table:table-cell>
          <table:table-cell office:value-type="float" office:value="57.30961825">
            <text:p>57,30961825</text:p>
          </table:table-cell>
          <table:table-cell office:value-type="float" office:value="64.2285875">
            <text:p>64,2285875</text:p>
          </table:table-cell>
          <table:table-cell office:value-type="float" office:value="85.5742535">
            <text:p>85,5742535</text:p>
          </table:table-cell>
          <table:table-cell office:value-type="float" office:value="91.34009175">
            <text:p>91,34009175</text:p>
          </table:table-cell>
          <table:table-cell office:value-type="float" office:value="132.3383925">
            <text:p>132,3383925</text:p>
          </table:table-cell>
          <table:table-cell office:value-type="float" office:value="150.54545">
            <text:p>150,54545</text:p>
          </table:table-cell>
          <table:table-cell office:value-type="float" office:value="221.4687275">
            <text:p>221,4687275</text:p>
          </table:table-cell>
          <table:table-cell office:value-type="float" office:value="304.60965">
            <text:p>304,60965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5.0912805">
            <text:p>35,0912805</text:p>
          </table:table-cell>
          <table:table-cell office:value-type="float" office:value="37.0808495">
            <text:p>37,0808495</text:p>
          </table:table-cell>
          <table:table-cell office:value-type="float" office:value="46.04869025">
            <text:p>46,04869025</text:p>
          </table:table-cell>
          <table:table-cell office:value-type="float" office:value="57.2174415">
            <text:p>57,2174415</text:p>
          </table:table-cell>
          <table:table-cell office:value-type="float" office:value="64.63395325">
            <text:p>64,63395325</text:p>
          </table:table-cell>
          <table:table-cell office:value-type="float" office:value="85.8964165">
            <text:p>85,8964165</text:p>
          </table:table-cell>
          <table:table-cell office:value-type="float" office:value="91.9712835">
            <text:p>91,9712835</text:p>
          </table:table-cell>
          <table:table-cell office:value-type="float" office:value="133.3225475">
            <text:p>133,3225475</text:p>
          </table:table-cell>
          <table:table-cell office:value-type="float" office:value="151.80276">
            <text:p>151,80276</text:p>
          </table:table-cell>
          <table:table-cell office:value-type="float" office:value="223.082245">
            <text:p>223,082245</text:p>
          </table:table-cell>
          <table:table-cell office:value-type="float" office:value="306.292025">
            <text:p>306,292025</text:p>
          </table:table-cell>
          <table:table-cell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34.966177">
            <text:p>34,966177</text:p>
          </table:table-cell>
          <table:table-cell office:value-type="float" office:value="36.8689845">
            <text:p>36,8689845</text:p>
          </table:table-cell>
          <table:table-cell office:value-type="float" office:value="46.1335635">
            <text:p>46,1335635</text:p>
          </table:table-cell>
          <table:table-cell office:value-type="float" office:value="57.072517">
            <text:p>57,072517</text:p>
          </table:table-cell>
          <table:table-cell office:value-type="float" office:value="64.77434425">
            <text:p>64,77434425</text:p>
          </table:table-cell>
          <table:table-cell office:value-type="float" office:value="86.189173">
            <text:p>86,189173</text:p>
          </table:table-cell>
          <table:table-cell office:value-type="float" office:value="92.2431305">
            <text:p>92,2431305</text:p>
          </table:table-cell>
          <table:table-cell office:value-type="float" office:value="134.0280325">
            <text:p>134,0280325</text:p>
          </table:table-cell>
          <table:table-cell office:value-type="float" office:value="152.3861825">
            <text:p>152,3861825</text:p>
          </table:table-cell>
          <table:table-cell office:value-type="float" office:value="224.1914325">
            <text:p>224,1914325</text:p>
          </table:table-cell>
          <table:table-cell office:value-type="float" office:value="306.9001775">
            <text:p>306,9001775</text:p>
          </table:table-cell>
          <table:table-cell/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34.98939575">
            <text:p>34,98939575</text:p>
          </table:table-cell>
          <table:table-cell office:value-type="float" office:value="36.81870825">
            <text:p>36,81870825</text:p>
          </table:table-cell>
          <table:table-cell office:value-type="float" office:value="46.47138825">
            <text:p>46,47138825</text:p>
          </table:table-cell>
          <table:table-cell office:value-type="float" office:value="56.92992675">
            <text:p>56,92992675</text:p>
          </table:table-cell>
          <table:table-cell office:value-type="float" office:value="64.8160095">
            <text:p>64,8160095</text:p>
          </table:table-cell>
          <table:table-cell office:value-type="float" office:value="86.444792">
            <text:p>86,444792</text:p>
          </table:table-cell>
          <table:table-cell office:value-type="float" office:value="92.24599525">
            <text:p>92,24599525</text:p>
          </table:table-cell>
          <table:table-cell office:value-type="float" office:value="134.3680725">
            <text:p>134,3680725</text:p>
          </table:table-cell>
          <table:table-cell office:value-type="float" office:value="152.9682875">
            <text:p>152,9682875</text:p>
          </table:table-cell>
          <table:table-cell office:value-type="float" office:value="225.03494">
            <text:p>225,03494</text:p>
          </table:table-cell>
          <table:table-cell office:value-type="float" office:value="308.01555">
            <text:p>308,01555</text:p>
          </table:table-cell>
          <table:table-cell/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34.907741">
            <text:p>34,907741</text:p>
          </table:table-cell>
          <table:table-cell office:value-type="float" office:value="36.80709925">
            <text:p>36,80709925</text:p>
          </table:table-cell>
          <table:table-cell office:value-type="float" office:value="46.6787645">
            <text:p>46,6787645</text:p>
          </table:table-cell>
          <table:table-cell office:value-type="float" office:value="56.90753575">
            <text:p>56,90753575</text:p>
          </table:table-cell>
          <table:table-cell office:value-type="float" office:value="64.9219155">
            <text:p>64,9219155</text:p>
          </table:table-cell>
          <table:table-cell office:value-type="float" office:value="86.95239975">
            <text:p>86,95239975</text:p>
          </table:table-cell>
          <table:table-cell office:value-type="float" office:value="92.2296545">
            <text:p>92,2296545</text:p>
          </table:table-cell>
          <table:table-cell office:value-type="float" office:value="134.998225">
            <text:p>134,998225</text:p>
          </table:table-cell>
          <table:table-cell office:value-type="float" office:value="154.519">
            <text:p>154,519</text:p>
          </table:table-cell>
          <table:table-cell office:value-type="float" office:value="226.5764375">
            <text:p>226,5764375</text:p>
          </table:table-cell>
          <table:table-cell office:value-type="float" office:value="309.8297">
            <text:p>309,8297</text:p>
          </table:table-cell>
          <table:table-cell/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4.6860835">
            <text:p>34,6860835</text:p>
          </table:table-cell>
          <table:table-cell office:value-type="float" office:value="36.735548">
            <text:p>36,735548</text:p>
          </table:table-cell>
          <table:table-cell office:value-type="float" office:value="46.70082475">
            <text:p>46,70082475</text:p>
          </table:table-cell>
          <table:table-cell office:value-type="float" office:value="56.995334">
            <text:p>56,995334</text:p>
          </table:table-cell>
          <table:table-cell office:value-type="float" office:value="65.1321">
            <text:p>65,1321</text:p>
          </table:table-cell>
          <table:table-cell office:value-type="float" office:value="87.02010625">
            <text:p>87,02010625</text:p>
          </table:table-cell>
          <table:table-cell office:value-type="float" office:value="92.66335725">
            <text:p>92,66335725</text:p>
          </table:table-cell>
          <table:table-cell office:value-type="float" office:value="135.8831875">
            <text:p>135,8831875</text:p>
          </table:table-cell>
          <table:table-cell office:value-type="float" office:value="155.375785">
            <text:p>155,375785</text:p>
          </table:table-cell>
          <table:table-cell office:value-type="float" office:value="227.9031825">
            <text:p>227,9031825</text:p>
          </table:table-cell>
          <table:table-cell office:value-type="float" office:value="311.2569325">
            <text:p>311,256932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4.63370375">
            <text:p>34,63370375</text:p>
          </table:table-cell>
          <table:table-cell office:value-type="float" office:value="36.6120005">
            <text:p>36,6120005</text:p>
          </table:table-cell>
          <table:table-cell office:value-type="float" office:value="46.75158375">
            <text:p>46,75158375</text:p>
          </table:table-cell>
          <table:table-cell office:value-type="float" office:value="57.0605195">
            <text:p>57,0605195</text:p>
          </table:table-cell>
          <table:table-cell office:value-type="float" office:value="65.03522525">
            <text:p>65,03522525</text:p>
          </table:table-cell>
          <table:table-cell office:value-type="float" office:value="86.768473">
            <text:p>86,768473</text:p>
          </table:table-cell>
          <table:table-cell office:value-type="float" office:value="92.8433785">
            <text:p>92,8433785</text:p>
          </table:table-cell>
          <table:table-cell office:value-type="float" office:value="136.6188575">
            <text:p>136,6188575</text:p>
          </table:table-cell>
          <table:table-cell office:value-type="float" office:value="156.0605">
            <text:p>156,0605</text:p>
          </table:table-cell>
          <table:table-cell office:value-type="float" office:value="228.8256575">
            <text:p>228,8256575</text:p>
          </table:table-cell>
          <table:table-cell office:value-type="float" office:value="312.74531">
            <text:p>312,74531</text:p>
          </table:table-cell>
          <table:table-cell/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34.577613">
            <text:p>34,577613</text:p>
          </table:table-cell>
          <table:table-cell office:value-type="float" office:value="36.530053">
            <text:p>36,530053</text:p>
          </table:table-cell>
          <table:table-cell office:value-type="float" office:value="47.03041975">
            <text:p>47,03041975</text:p>
          </table:table-cell>
          <table:table-cell office:value-type="float" office:value="56.98820725">
            <text:p>56,98820725</text:p>
          </table:table-cell>
          <table:table-cell office:value-type="float" office:value="65.06228875">
            <text:p>65,06228875</text:p>
          </table:table-cell>
          <table:table-cell office:value-type="float" office:value="86.5689885">
            <text:p>86,5689885</text:p>
          </table:table-cell>
          <table:table-cell office:value-type="float" office:value="92.925712">
            <text:p>92,925712</text:p>
          </table:table-cell>
          <table:table-cell office:value-type="float" office:value="137.203025">
            <text:p>137,203025</text:p>
          </table:table-cell>
          <table:table-cell office:value-type="float" office:value="156.9284125">
            <text:p>156,9284125</text:p>
          </table:table-cell>
          <table:table-cell office:value-type="float" office:value="229.9540225">
            <text:p>229,9540225</text:p>
          </table:table-cell>
          <table:table-cell office:value-type="float" office:value="314.389695">
            <text:p>314,389695</text:p>
          </table:table-cell>
          <table:table-cell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34.54528975">
            <text:p>34,54528975</text:p>
          </table:table-cell>
          <table:table-cell office:value-type="float" office:value="36.6500595">
            <text:p>36,6500595</text:p>
          </table:table-cell>
          <table:table-cell office:value-type="float" office:value="47.0862375">
            <text:p>47,0862375</text:p>
          </table:table-cell>
          <table:table-cell office:value-type="float" office:value="56.8512235">
            <text:p>56,8512235</text:p>
          </table:table-cell>
          <table:table-cell office:value-type="float" office:value="65.18994025">
            <text:p>65,18994025</text:p>
          </table:table-cell>
          <table:table-cell office:value-type="float" office:value="86.54179875">
            <text:p>86,54179875</text:p>
          </table:table-cell>
          <table:table-cell office:value-type="float" office:value="93.06027475">
            <text:p>93,06027475</text:p>
          </table:table-cell>
          <table:table-cell office:value-type="float" office:value="138.064645">
            <text:p>138,064645</text:p>
          </table:table-cell>
          <table:table-cell office:value-type="float" office:value="157.8516725">
            <text:p>157,8516725</text:p>
          </table:table-cell>
          <table:table-cell office:value-type="float" office:value="231.791785">
            <text:p>231,791785</text:p>
          </table:table-cell>
          <table:table-cell office:value-type="float" office:value="316.56491">
            <text:p>316,56491</text:p>
          </table:table-cell>
          <table:table-cell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34.475201">
            <text:p>34,475201</text:p>
          </table:table-cell>
          <table:table-cell office:value-type="float" office:value="36.76932075">
            <text:p>36,76932075</text:p>
          </table:table-cell>
          <table:table-cell office:value-type="float" office:value="47.0637245">
            <text:p>47,0637245</text:p>
          </table:table-cell>
          <table:table-cell office:value-type="float" office:value="56.70209825">
            <text:p>56,70209825</text:p>
          </table:table-cell>
          <table:table-cell office:value-type="float" office:value="65.350451">
            <text:p>65,350451</text:p>
          </table:table-cell>
          <table:table-cell office:value-type="float" office:value="86.89715">
            <text:p>86,89715</text:p>
          </table:table-cell>
          <table:table-cell office:value-type="float" office:value="93.47972375">
            <text:p>93,47972375</text:p>
          </table:table-cell>
          <table:table-cell office:value-type="float" office:value="139.0953175">
            <text:p>139,0953175</text:p>
          </table:table-cell>
          <table:table-cell office:value-type="float" office:value="159.474675">
            <text:p>159,474675</text:p>
          </table:table-cell>
          <table:table-cell office:value-type="float" office:value="233.6134175">
            <text:p>233,6134175</text:p>
          </table:table-cell>
          <table:table-cell office:value-type="float" office:value="318.8948525">
            <text:p>318,8948525</text:p>
          </table:table-cell>
          <table:table-cell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34.36677875">
            <text:p>34,36677875</text:p>
          </table:table-cell>
          <table:table-cell office:value-type="float" office:value="36.865045">
            <text:p>36,865045</text:p>
          </table:table-cell>
          <table:table-cell office:value-type="float" office:value="47.01960575">
            <text:p>47,01960575</text:p>
          </table:table-cell>
          <table:table-cell office:value-type="float" office:value="56.74957875">
            <text:p>56,74957875</text:p>
          </table:table-cell>
          <table:table-cell office:value-type="float" office:value="65.39872575">
            <text:p>65,39872575</text:p>
          </table:table-cell>
          <table:table-cell office:value-type="float" office:value="87.241086">
            <text:p>87,241086</text:p>
          </table:table-cell>
          <table:table-cell office:value-type="float" office:value="93.81254675">
            <text:p>93,81254675</text:p>
          </table:table-cell>
          <table:table-cell office:value-type="float" office:value="140.2046">
            <text:p>140,2046</text:p>
          </table:table-cell>
          <table:table-cell office:value-type="float" office:value="160.891945">
            <text:p>160,891945</text:p>
          </table:table-cell>
          <table:table-cell office:value-type="float" office:value="234.898385">
            <text:p>234,898385</text:p>
          </table:table-cell>
          <table:table-cell office:value-type="float" office:value="320.0404425">
            <text:p>320,0404425</text:p>
          </table:table-cell>
          <table:table-cell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34.2431695">
            <text:p>34,2431695</text:p>
          </table:table-cell>
          <table:table-cell office:value-type="float" office:value="36.8431845">
            <text:p>36,8431845</text:p>
          </table:table-cell>
          <table:table-cell office:value-type="float" office:value="47.005076">
            <text:p>47,005076</text:p>
          </table:table-cell>
          <table:table-cell office:value-type="float" office:value="56.622805">
            <text:p>56,622805</text:p>
          </table:table-cell>
          <table:table-cell office:value-type="float" office:value="65.241244">
            <text:p>65,241244</text:p>
          </table:table-cell>
          <table:table-cell office:value-type="float" office:value="86.902384">
            <text:p>86,902384</text:p>
          </table:table-cell>
          <table:table-cell office:value-type="float" office:value="93.96275825">
            <text:p>93,96275825</text:p>
          </table:table-cell>
          <table:table-cell office:value-type="float" office:value="140.9078575">
            <text:p>140,9078575</text:p>
          </table:table-cell>
          <table:table-cell office:value-type="float" office:value="161.59622">
            <text:p>161,59622</text:p>
          </table:table-cell>
          <table:table-cell office:value-type="float" office:value="235.673265">
            <text:p>235,673265</text:p>
          </table:table-cell>
          <table:table-cell office:value-type="float" office:value="322.285355">
            <text:p>322,285355</text:p>
          </table:table-cell>
          <table:table-cell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34.27215475">
            <text:p>34,27215475</text:p>
          </table:table-cell>
          <table:table-cell office:value-type="float" office:value="36.8774055">
            <text:p>36,8774055</text:p>
          </table:table-cell>
          <table:table-cell office:value-type="float" office:value="46.8829655">
            <text:p>46,8829655</text:p>
          </table:table-cell>
          <table:table-cell office:value-type="float" office:value="56.44069225">
            <text:p>56,44069225</text:p>
          </table:table-cell>
          <table:table-cell office:value-type="float" office:value="65.27253175">
            <text:p>65,27253175</text:p>
          </table:table-cell>
          <table:table-cell office:value-type="float" office:value="86.93926175">
            <text:p>86,93926175</text:p>
          </table:table-cell>
          <table:table-cell office:value-type="float" office:value="94.24261975">
            <text:p>94,24261975</text:p>
          </table:table-cell>
          <table:table-cell office:value-type="float" office:value="141.98023">
            <text:p>141,98023</text:p>
          </table:table-cell>
          <table:table-cell office:value-type="float" office:value="162.849535">
            <text:p>162,849535</text:p>
          </table:table-cell>
          <table:table-cell office:value-type="float" office:value="236.96391">
            <text:p>236,96391</text:p>
          </table:table-cell>
          <table:table-cell office:value-type="float" office:value="324.53859">
            <text:p>324,53859</text:p>
          </table:table-cell>
          <table:table-cell/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34.1939735">
            <text:p>34,1939735</text:p>
          </table:table-cell>
          <table:table-cell office:value-type="float" office:value="36.7494815">
            <text:p>36,7494815</text:p>
          </table:table-cell>
          <table:table-cell office:value-type="float" office:value="46.90269475">
            <text:p>46,90269475</text:p>
          </table:table-cell>
          <table:table-cell office:value-type="float" office:value="56.1200325">
            <text:p>56,1200325</text:p>
          </table:table-cell>
          <table:table-cell office:value-type="float" office:value="65.30529425">
            <text:p>65,30529425</text:p>
          </table:table-cell>
          <table:table-cell office:value-type="float" office:value="86.900502">
            <text:p>86,900502</text:p>
          </table:table-cell>
          <table:table-cell office:value-type="float" office:value="94.313281">
            <text:p>94,313281</text:p>
          </table:table-cell>
          <table:table-cell office:value-type="float" office:value="142.4330225">
            <text:p>142,4330225</text:p>
          </table:table-cell>
          <table:table-cell office:value-type="float" office:value="163.08496">
            <text:p>163,08496</text:p>
          </table:table-cell>
          <table:table-cell office:value-type="float" office:value="237.5850425">
            <text:p>237,5850425</text:p>
          </table:table-cell>
          <table:table-cell office:value-type="float" office:value="326.5130325">
            <text:p>326,5130325</text:p>
          </table:table-cell>
          <table:table-cell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34.16094">
            <text:p>34,16094</text:p>
          </table:table-cell>
          <table:table-cell office:value-type="float" office:value="36.76437075">
            <text:p>36,76437075</text:p>
          </table:table-cell>
          <table:table-cell office:value-type="float" office:value="46.9944055">
            <text:p>46,9944055</text:p>
          </table:table-cell>
          <table:table-cell office:value-type="float" office:value="55.83203675">
            <text:p>55,83203675</text:p>
          </table:table-cell>
          <table:table-cell office:value-type="float" office:value="65.083141">
            <text:p>65,083141</text:p>
          </table:table-cell>
          <table:table-cell office:value-type="float" office:value="87.05670875">
            <text:p>87,05670875</text:p>
          </table:table-cell>
          <table:table-cell office:value-type="float" office:value="94.33976">
            <text:p>94,33976</text:p>
          </table:table-cell>
          <table:table-cell office:value-type="float" office:value="143.18711">
            <text:p>143,18711</text:p>
          </table:table-cell>
          <table:table-cell office:value-type="float" office:value="163.432205">
            <text:p>163,432205</text:p>
          </table:table-cell>
          <table:table-cell office:value-type="float" office:value="238.438265">
            <text:p>238,438265</text:p>
          </table:table-cell>
          <table:table-cell office:value-type="float" office:value="327.5668725">
            <text:p>327,5668725</text:p>
          </table:table-cell>
          <table:table-cell/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34.1833085">
            <text:p>34,1833085</text:p>
          </table:table-cell>
          <table:table-cell office:value-type="float" office:value="36.81119875">
            <text:p>36,81119875</text:p>
          </table:table-cell>
          <table:table-cell office:value-type="float" office:value="46.97893375">
            <text:p>46,97893375</text:p>
          </table:table-cell>
          <table:table-cell office:value-type="float" office:value="55.48540925">
            <text:p>55,48540925</text:p>
          </table:table-cell>
          <table:table-cell office:value-type="float" office:value="64.75980425">
            <text:p>64,75980425</text:p>
          </table:table-cell>
          <table:table-cell office:value-type="float" office:value="86.74315875">
            <text:p>86,74315875</text:p>
          </table:table-cell>
          <table:table-cell office:value-type="float" office:value="94.144567">
            <text:p>94,144567</text:p>
          </table:table-cell>
          <table:table-cell office:value-type="float" office:value="143.8347675">
            <text:p>143,8347675</text:p>
          </table:table-cell>
          <table:table-cell office:value-type="float" office:value="164.362585">
            <text:p>164,362585</text:p>
          </table:table-cell>
          <table:table-cell office:value-type="float" office:value="238.783045">
            <text:p>238,783045</text:p>
          </table:table-cell>
          <table:table-cell office:value-type="float" office:value="328.542795">
            <text:p>328,542795</text:p>
          </table:table-cell>
          <table:table-cell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34.25834075">
            <text:p>34,25834075</text:p>
          </table:table-cell>
          <table:table-cell office:value-type="float" office:value="36.9331045">
            <text:p>36,9331045</text:p>
          </table:table-cell>
          <table:table-cell office:value-type="float" office:value="46.9919105">
            <text:p>46,9919105</text:p>
          </table:table-cell>
          <table:table-cell office:value-type="float" office:value="55.1523495">
            <text:p>55,1523495</text:p>
          </table:table-cell>
          <table:table-cell office:value-type="float" office:value="64.47720275">
            <text:p>64,47720275</text:p>
          </table:table-cell>
          <table:table-cell office:value-type="float" office:value="86.35943575">
            <text:p>86,35943575</text:p>
          </table:table-cell>
          <table:table-cell office:value-type="float" office:value="93.92403675">
            <text:p>93,92403675</text:p>
          </table:table-cell>
          <table:table-cell office:value-type="float" office:value="144.4531325">
            <text:p>144,4531325</text:p>
          </table:table-cell>
          <table:table-cell office:value-type="float" office:value="164.9080375">
            <text:p>164,9080375</text:p>
          </table:table-cell>
          <table:table-cell office:value-type="float" office:value="238.86879">
            <text:p>238,86879</text:p>
          </table:table-cell>
          <table:table-cell office:value-type="float" office:value="329.1231725">
            <text:p>329,1231725</text:p>
          </table:table-cell>
          <table:table-cell/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34.29405975">
            <text:p>34,29405975</text:p>
          </table:table-cell>
          <table:table-cell office:value-type="float" office:value="37.03729075">
            <text:p>37,03729075</text:p>
          </table:table-cell>
          <table:table-cell office:value-type="float" office:value="46.90337925">
            <text:p>46,90337925</text:p>
          </table:table-cell>
          <table:table-cell office:value-type="float" office:value="54.9415375">
            <text:p>54,9415375</text:p>
          </table:table-cell>
          <table:table-cell office:value-type="float" office:value="64.27780425">
            <text:p>64,27780425</text:p>
          </table:table-cell>
          <table:table-cell office:value-type="float" office:value="86.154518">
            <text:p>86,154518</text:p>
          </table:table-cell>
          <table:table-cell office:value-type="float" office:value="93.89019875">
            <text:p>93,89019875</text:p>
          </table:table-cell>
          <table:table-cell office:value-type="float" office:value="144.970765">
            <text:p>144,970765</text:p>
          </table:table-cell>
          <table:table-cell office:value-type="float" office:value="165.167425">
            <text:p>165,167425</text:p>
          </table:table-cell>
          <table:table-cell office:value-type="float" office:value="239.17382">
            <text:p>239,17382</text:p>
          </table:table-cell>
          <table:table-cell office:value-type="float" office:value="330.9594475">
            <text:p>330,9594475</text:p>
          </table:table-cell>
          <table:table-cell/>
        </table:table-row>
        <table:table-row table:style-name="ro1">
          <table:table-cell office:value-type="float" office:value="4480">
            <text:p>4480</text:p>
          </table:table-cell>
          <table:table-cell office:value-type="float" office:value="34.35663675">
            <text:p>34,35663675</text:p>
          </table:table-cell>
          <table:table-cell office:value-type="float" office:value="37.2271125">
            <text:p>37,2271125</text:p>
          </table:table-cell>
          <table:table-cell office:value-type="float" office:value="46.7219155">
            <text:p>46,7219155</text:p>
          </table:table-cell>
          <table:table-cell office:value-type="float" office:value="54.72811025">
            <text:p>54,72811025</text:p>
          </table:table-cell>
          <table:table-cell office:value-type="float" office:value="64.18621975">
            <text:p>64,18621975</text:p>
          </table:table-cell>
          <table:table-cell office:value-type="float" office:value="86.05118275">
            <text:p>86,05118275</text:p>
          </table:table-cell>
          <table:table-cell office:value-type="float" office:value="93.958529">
            <text:p>93,958529</text:p>
          </table:table-cell>
          <table:table-cell office:value-type="float" office:value="146.526605">
            <text:p>146,526605</text:p>
          </table:table-cell>
          <table:table-cell office:value-type="float" office:value="165.40127">
            <text:p>165,40127</text:p>
          </table:table-cell>
          <table:table-cell office:value-type="float" office:value="239.6037225">
            <text:p>239,6037225</text:p>
          </table:table-cell>
          <table:table-cell office:value-type="float" office:value="331.9740125">
            <text:p>331,9740125</text:p>
          </table:table-cell>
          <table:table-cell/>
        </table:table-row>
        <table:table-row table:style-name="ro1">
          <table:table-cell office:value-type="float" office:value="4520">
            <text:p>4520</text:p>
          </table:table-cell>
          <table:table-cell office:value-type="float" office:value="34.346322">
            <text:p>34,346322</text:p>
          </table:table-cell>
          <table:table-cell office:value-type="float" office:value="37.2719105">
            <text:p>37,2719105</text:p>
          </table:table-cell>
          <table:table-cell office:value-type="float" office:value="46.779762">
            <text:p>46,779762</text:p>
          </table:table-cell>
          <table:table-cell office:value-type="float" office:value="54.50360875">
            <text:p>54,50360875</text:p>
          </table:table-cell>
          <table:table-cell office:value-type="float" office:value="63.95084375">
            <text:p>63,95084375</text:p>
          </table:table-cell>
          <table:table-cell office:value-type="float" office:value="85.85865175">
            <text:p>85,85865175</text:p>
          </table:table-cell>
          <table:table-cell office:value-type="float" office:value="93.94167025">
            <text:p>93,94167025</text:p>
          </table:table-cell>
          <table:table-cell office:value-type="float" office:value="147.09097">
            <text:p>147,09097</text:p>
          </table:table-cell>
          <table:table-cell office:value-type="float" office:value="165.46663">
            <text:p>165,46663</text:p>
          </table:table-cell>
          <table:table-cell office:value-type="float" office:value="239.427245">
            <text:p>239,427245</text:p>
          </table:table-cell>
          <table:table-cell office:value-type="float" office:value="332.2517425">
            <text:p>332,2517425</text:p>
          </table:table-cell>
          <table:table-cell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34.49697925">
            <text:p>34,49697925</text:p>
          </table:table-cell>
          <table:table-cell office:value-type="float" office:value="37.3441205">
            <text:p>37,3441205</text:p>
          </table:table-cell>
          <table:table-cell office:value-type="float" office:value="46.753727">
            <text:p>46,753727</text:p>
          </table:table-cell>
          <table:table-cell office:value-type="float" office:value="54.46227975">
            <text:p>54,46227975</text:p>
          </table:table-cell>
          <table:table-cell office:value-type="float" office:value="63.91990025">
            <text:p>63,91990025</text:p>
          </table:table-cell>
          <table:table-cell office:value-type="float" office:value="86.0950815">
            <text:p>86,0950815</text:p>
          </table:table-cell>
          <table:table-cell office:value-type="float" office:value="94.118053">
            <text:p>94,118053</text:p>
          </table:table-cell>
          <table:table-cell office:value-type="float" office:value="147.66191">
            <text:p>147,66191</text:p>
          </table:table-cell>
          <table:table-cell office:value-type="float" office:value="165.7012475">
            <text:p>165,7012475</text:p>
          </table:table-cell>
          <table:table-cell office:value-type="float" office:value="239.5687425">
            <text:p>239,5687425</text:p>
          </table:table-cell>
          <table:table-cell office:value-type="float" office:value="333.35229">
            <text:p>333,35229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34.5432595">
            <text:p>34,5432595</text:p>
          </table:table-cell>
          <table:table-cell office:value-type="float" office:value="37.312285">
            <text:p>37,312285</text:p>
          </table:table-cell>
          <table:table-cell office:value-type="float" office:value="46.7917085">
            <text:p>46,7917085</text:p>
          </table:table-cell>
          <table:table-cell office:value-type="float" office:value="54.41102725">
            <text:p>54,41102725</text:p>
          </table:table-cell>
          <table:table-cell office:value-type="float" office:value="63.8975275">
            <text:p>63,8975275</text:p>
          </table:table-cell>
          <table:table-cell office:value-type="float" office:value="86.13634825">
            <text:p>86,13634825</text:p>
          </table:table-cell>
          <table:table-cell office:value-type="float" office:value="94.15787975">
            <text:p>94,15787975</text:p>
          </table:table-cell>
          <table:table-cell office:value-type="float" office:value="147.978075">
            <text:p>147,978075</text:p>
          </table:table-cell>
          <table:table-cell office:value-type="float" office:value="165.913675">
            <text:p>165,913675</text:p>
          </table:table-cell>
          <table:table-cell office:value-type="float" office:value="239.9492225">
            <text:p>239,9492225</text:p>
          </table:table-cell>
          <table:table-cell office:value-type="float" office:value="334.088855">
            <text:p>334,088855</text:p>
          </table:table-cell>
          <table:table-cell/>
        </table:table-row>
        <table:table-row table:style-name="ro1">
          <table:table-cell office:value-type="float" office:value="4640">
            <text:p>4640</text:p>
          </table:table-cell>
          <table:table-cell office:value-type="float" office:value="34.58421875">
            <text:p>34,58421875</text:p>
          </table:table-cell>
          <table:table-cell office:value-type="float" office:value="37.36627075">
            <text:p>37,36627075</text:p>
          </table:table-cell>
          <table:table-cell office:value-type="float" office:value="46.84662275">
            <text:p>46,84662275</text:p>
          </table:table-cell>
          <table:table-cell office:value-type="float" office:value="54.381841">
            <text:p>54,381841</text:p>
          </table:table-cell>
          <table:table-cell office:value-type="float" office:value="63.735561">
            <text:p>63,735561</text:p>
          </table:table-cell>
          <table:table-cell office:value-type="float" office:value="86.180887">
            <text:p>86,180887</text:p>
          </table:table-cell>
          <table:table-cell office:value-type="float" office:value="94.154491">
            <text:p>94,154491</text:p>
          </table:table-cell>
          <table:table-cell office:value-type="float" office:value="147.904505">
            <text:p>147,904505</text:p>
          </table:table-cell>
          <table:table-cell office:value-type="float" office:value="166.09304">
            <text:p>166,09304</text:p>
          </table:table-cell>
          <table:table-cell office:value-type="float" office:value="240.50005">
            <text:p>240,50005</text:p>
          </table:table-cell>
          <table:table-cell office:value-type="float" office:value="334.4909875">
            <text:p>334,4909875</text:p>
          </table:table-cell>
          <table:table-cell/>
        </table:table-row>
        <table:table-row table:style-name="ro1">
          <table:table-cell office:value-type="float" office:value="4680">
            <text:p>4680</text:p>
          </table:table-cell>
          <table:table-cell office:value-type="float" office:value="34.6148495">
            <text:p>34,6148495</text:p>
          </table:table-cell>
          <table:table-cell office:value-type="float" office:value="37.3505225">
            <text:p>37,3505225</text:p>
          </table:table-cell>
          <table:table-cell office:value-type="float" office:value="46.8694055">
            <text:p>46,8694055</text:p>
          </table:table-cell>
          <table:table-cell office:value-type="float" office:value="54.453526">
            <text:p>54,453526</text:p>
          </table:table-cell>
          <table:table-cell office:value-type="float" office:value="63.6142075">
            <text:p>63,6142075</text:p>
          </table:table-cell>
          <table:table-cell office:value-type="float" office:value="86.1815285">
            <text:p>86,1815285</text:p>
          </table:table-cell>
          <table:table-cell office:value-type="float" office:value="94.1591815">
            <text:p>94,1591815</text:p>
          </table:table-cell>
          <table:table-cell office:value-type="float" office:value="148.0484575">
            <text:p>148,0484575</text:p>
          </table:table-cell>
          <table:table-cell office:value-type="float" office:value="166.0293975">
            <text:p>166,0293975</text:p>
          </table:table-cell>
          <table:table-cell office:value-type="float" office:value="241.1189725">
            <text:p>241,1189725</text:p>
          </table:table-cell>
          <table:table-cell office:value-type="float" office:value="335.2637825">
            <text:p>335,2637825</text:p>
          </table:table-cell>
          <table:table-cell/>
        </table:table-row>
        <table:table-row table:style-name="ro1">
          <table:table-cell office:value-type="float" office:value="4720">
            <text:p>4720</text:p>
          </table:table-cell>
          <table:table-cell office:value-type="float" office:value="34.69289675">
            <text:p>34,69289675</text:p>
          </table:table-cell>
          <table:table-cell office:value-type="float" office:value="37.376964">
            <text:p>37,376964</text:p>
          </table:table-cell>
          <table:table-cell office:value-type="float" office:value="46.8200215">
            <text:p>46,8200215</text:p>
          </table:table-cell>
          <table:table-cell office:value-type="float" office:value="54.45868325">
            <text:p>54,45868325</text:p>
          </table:table-cell>
          <table:table-cell office:value-type="float" office:value="63.49282275">
            <text:p>63,49282275</text:p>
          </table:table-cell>
          <table:table-cell office:value-type="float" office:value="86.18943425">
            <text:p>86,18943425</text:p>
          </table:table-cell>
          <table:table-cell office:value-type="float" office:value="94.039356">
            <text:p>94,039356</text:p>
          </table:table-cell>
          <table:table-cell office:value-type="float" office:value="148.263605">
            <text:p>148,263605</text:p>
          </table:table-cell>
          <table:table-cell office:value-type="float" office:value="166.0541975">
            <text:p>166,0541975</text:p>
          </table:table-cell>
          <table:table-cell office:value-type="float" office:value="242.0829575">
            <text:p>242,0829575</text:p>
          </table:table-cell>
          <table:table-cell office:value-type="float" office:value="335.90052">
            <text:p>335,90052</text:p>
          </table:table-cell>
          <table:table-cell/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34.955137">
            <text:p>34,955137</text:p>
          </table:table-cell>
          <table:table-cell office:value-type="float" office:value="37.69947225">
            <text:p>37,69947225</text:p>
          </table:table-cell>
          <table:table-cell office:value-type="float" office:value="46.69491325">
            <text:p>46,69491325</text:p>
          </table:table-cell>
          <table:table-cell office:value-type="float" office:value="54.69755575">
            <text:p>54,69755575</text:p>
          </table:table-cell>
          <table:table-cell office:value-type="float" office:value="63.43515225">
            <text:p>63,43515225</text:p>
          </table:table-cell>
          <table:table-cell office:value-type="float" office:value="86.3983405">
            <text:p>86,3983405</text:p>
          </table:table-cell>
          <table:table-cell office:value-type="float" office:value="93.98204625">
            <text:p>93,98204625</text:p>
          </table:table-cell>
          <table:table-cell office:value-type="float" office:value="148.948235">
            <text:p>148,948235</text:p>
          </table:table-cell>
          <table:table-cell office:value-type="float" office:value="166.45112">
            <text:p>166,45112</text:p>
          </table:table-cell>
          <table:table-cell office:value-type="float" office:value="243.4086675">
            <text:p>243,4086675</text:p>
          </table:table-cell>
          <table:table-cell office:value-type="float" office:value="337.375715">
            <text:p>337,375715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34.8665045">
            <text:p>34,8665045</text:p>
          </table:table-cell>
          <table:table-cell office:value-type="float" office:value="37.68422075">
            <text:p>37,68422075</text:p>
          </table:table-cell>
          <table:table-cell office:value-type="float" office:value="46.678563">
            <text:p>46,678563</text:p>
          </table:table-cell>
          <table:table-cell office:value-type="float" office:value="54.77461">
            <text:p>54,77461</text:p>
          </table:table-cell>
          <table:table-cell office:value-type="float" office:value="63.2324245">
            <text:p>63,2324245</text:p>
          </table:table-cell>
          <table:table-cell office:value-type="float" office:value="86.32617675">
            <text:p>86,32617675</text:p>
          </table:table-cell>
          <table:table-cell office:value-type="float" office:value="93.70931675">
            <text:p>93,70931675</text:p>
          </table:table-cell>
          <table:table-cell office:value-type="float" office:value="149.1914175">
            <text:p>149,1914175</text:p>
          </table:table-cell>
          <table:table-cell office:value-type="float" office:value="166.040055">
            <text:p>166,040055</text:p>
          </table:table-cell>
          <table:table-cell office:value-type="float" office:value="243.98556">
            <text:p>243,98556</text:p>
          </table:table-cell>
          <table:table-cell office:value-type="float" office:value="337.88211">
            <text:p>337,88211</text:p>
          </table:table-cell>
          <table:table-cell/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34.78067175">
            <text:p>34,78067175</text:p>
          </table:table-cell>
          <table:table-cell office:value-type="float" office:value="37.71239875">
            <text:p>37,71239875</text:p>
          </table:table-cell>
          <table:table-cell office:value-type="float" office:value="46.7923755">
            <text:p>46,7923755</text:p>
          </table:table-cell>
          <table:table-cell office:value-type="float" office:value="54.8460275">
            <text:p>54,8460275</text:p>
          </table:table-cell>
          <table:table-cell office:value-type="float" office:value="63.06583425">
            <text:p>63,06583425</text:p>
          </table:table-cell>
          <table:table-cell office:value-type="float" office:value="86.196533">
            <text:p>86,196533</text:p>
          </table:table-cell>
          <table:table-cell office:value-type="float" office:value="93.40558">
            <text:p>93,40558</text:p>
          </table:table-cell>
          <table:table-cell office:value-type="float" office:value="148.8754275">
            <text:p>148,8754275</text:p>
          </table:table-cell>
          <table:table-cell office:value-type="float" office:value="165.927695">
            <text:p>165,927695</text:p>
          </table:table-cell>
          <table:table-cell office:value-type="float" office:value="244.846965">
            <text:p>244,846965</text:p>
          </table:table-cell>
          <table:table-cell office:value-type="float" office:value="337.82836">
            <text:p>337,82836</text:p>
          </table:table-cell>
          <table:table-cell/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34.78246225">
            <text:p>34,78246225</text:p>
          </table:table-cell>
          <table:table-cell office:value-type="float" office:value="37.96682">
            <text:p>37,96682</text:p>
          </table:table-cell>
          <table:table-cell office:value-type="float" office:value="46.81931925">
            <text:p>46,81931925</text:p>
          </table:table-cell>
          <table:table-cell office:value-type="float" office:value="55.033185">
            <text:p>55,033185</text:p>
          </table:table-cell>
          <table:table-cell office:value-type="float" office:value="62.96066">
            <text:p>62,96066</text:p>
          </table:table-cell>
          <table:table-cell office:value-type="float" office:value="86.12402675">
            <text:p>86,12402675</text:p>
          </table:table-cell>
          <table:table-cell office:value-type="float" office:value="93.25108525">
            <text:p>93,25108525</text:p>
          </table:table-cell>
          <table:table-cell office:value-type="float" office:value="148.8106425">
            <text:p>148,8106425</text:p>
          </table:table-cell>
          <table:table-cell office:value-type="float" office:value="166.3845325">
            <text:p>166,3845325</text:p>
          </table:table-cell>
          <table:table-cell office:value-type="float" office:value="245.75126">
            <text:p>245,75126</text:p>
          </table:table-cell>
          <table:table-cell office:value-type="float" office:value="337.98313">
            <text:p>337,98313</text:p>
          </table:table-cell>
          <table:table-cell/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34.80707775">
            <text:p>34,80707775</text:p>
          </table:table-cell>
          <table:table-cell office:value-type="float" office:value="38.09656425">
            <text:p>38,09656425</text:p>
          </table:table-cell>
          <table:table-cell office:value-type="float" office:value="46.835624">
            <text:p>46,835624</text:p>
          </table:table-cell>
          <table:table-cell office:value-type="float" office:value="55.340298">
            <text:p>55,340298</text:p>
          </table:table-cell>
          <table:table-cell office:value-type="float" office:value="62.72383175">
            <text:p>62,72383175</text:p>
          </table:table-cell>
          <table:table-cell office:value-type="float" office:value="85.949273">
            <text:p>85,949273</text:p>
          </table:table-cell>
          <table:table-cell office:value-type="float" office:value="92.973627">
            <text:p>92,973627</text:p>
          </table:table-cell>
          <table:table-cell office:value-type="float" office:value="148.7798225">
            <text:p>148,7798225</text:p>
          </table:table-cell>
          <table:table-cell office:value-type="float" office:value="166.4080125">
            <text:p>166,4080125</text:p>
          </table:table-cell>
          <table:table-cell office:value-type="float" office:value="246.2395125">
            <text:p>246,2395125</text:p>
          </table:table-cell>
          <table:table-cell office:value-type="float" office:value="338.697815">
            <text:p>338,697815</text:p>
          </table:table-cell>
          <table:table-cell/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34.74914625">
            <text:p>34,74914625</text:p>
          </table:table-cell>
          <table:table-cell office:value-type="float" office:value="38.058543">
            <text:p>38,058543</text:p>
          </table:table-cell>
          <table:table-cell office:value-type="float" office:value="46.89694725">
            <text:p>46,89694725</text:p>
          </table:table-cell>
          <table:table-cell office:value-type="float" office:value="55.5068195">
            <text:p>55,5068195</text:p>
          </table:table-cell>
          <table:table-cell office:value-type="float" office:value="62.49007175">
            <text:p>62,49007175</text:p>
          </table:table-cell>
          <table:table-cell office:value-type="float" office:value="85.59625375">
            <text:p>85,59625375</text:p>
          </table:table-cell>
          <table:table-cell office:value-type="float" office:value="92.60279675">
            <text:p>92,60279675</text:p>
          </table:table-cell>
          <table:table-cell office:value-type="float" office:value="148.5670725">
            <text:p>148,5670725</text:p>
          </table:table-cell>
          <table:table-cell office:value-type="float" office:value="166.2285875">
            <text:p>166,2285875</text:p>
          </table:table-cell>
          <table:table-cell office:value-type="float" office:value="246.754275">
            <text:p>246,754275</text:p>
          </table:table-cell>
          <table:table-cell office:value-type="float" office:value="339.3046525">
            <text:p>339,3046525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4.721059">
            <text:p>34,721059</text:p>
          </table:table-cell>
          <table:table-cell office:value-type="float" office:value="38.0562905">
            <text:p>38,0562905</text:p>
          </table:table-cell>
          <table:table-cell office:value-type="float" office:value="47.01297525">
            <text:p>47,01297525</text:p>
          </table:table-cell>
          <table:table-cell office:value-type="float" office:value="55.70202325">
            <text:p>55,70202325</text:p>
          </table:table-cell>
          <table:table-cell office:value-type="float" office:value="62.28163225">
            <text:p>62,28163225</text:p>
          </table:table-cell>
          <table:table-cell office:value-type="float" office:value="85.25776125">
            <text:p>85,25776125</text:p>
          </table:table-cell>
          <table:table-cell office:value-type="float" office:value="92.304243">
            <text:p>92,304243</text:p>
          </table:table-cell>
          <table:table-cell office:value-type="float" office:value="148.2863775">
            <text:p>148,2863775</text:p>
          </table:table-cell>
          <table:table-cell office:value-type="float" office:value="166.14697">
            <text:p>166,14697</text:p>
          </table:table-cell>
          <table:table-cell office:value-type="float" office:value="246.9874925">
            <text:p>246,9874925</text:p>
          </table:table-cell>
          <table:table-cell office:value-type="float" office:value="340.127335">
            <text:p>340,127335</text:p>
          </table:table-cell>
          <table:table-cell/>
        </table:table-row>
        <table:table-row table:style-name="ro1">
          <table:table-cell office:value-type="float" office:value="5040">
            <text:p>5040</text:p>
          </table:table-cell>
          <table:table-cell office:value-type="float" office:value="34.64367975">
            <text:p>34,64367975</text:p>
          </table:table-cell>
          <table:table-cell office:value-type="float" office:value="37.98108525">
            <text:p>37,98108525</text:p>
          </table:table-cell>
          <table:table-cell office:value-type="float" office:value="47.06392525">
            <text:p>47,06392525</text:p>
          </table:table-cell>
          <table:table-cell office:value-type="float" office:value="55.857621">
            <text:p>55,857621</text:p>
          </table:table-cell>
          <table:table-cell office:value-type="float" office:value="62.04357825">
            <text:p>62,04357825</text:p>
          </table:table-cell>
          <table:table-cell office:value-type="float" office:value="85.05115125">
            <text:p>85,05115125</text:p>
          </table:table-cell>
          <table:table-cell office:value-type="float" office:value="91.91122775">
            <text:p>91,91122775</text:p>
          </table:table-cell>
          <table:table-cell office:value-type="float" office:value="148.27627">
            <text:p>148,27627</text:p>
          </table:table-cell>
          <table:table-cell office:value-type="float" office:value="166.575095">
            <text:p>166,575095</text:p>
          </table:table-cell>
          <table:table-cell office:value-type="float" office:value="247.4759825">
            <text:p>247,4759825</text:p>
          </table:table-cell>
          <table:table-cell office:value-type="float" office:value="340.4229925">
            <text:p>340,4229925</text:p>
          </table:table-cell>
          <table:table-cell/>
        </table:table-row>
        <table:table-row table:style-name="ro1">
          <table:table-cell office:value-type="float" office:value="5080">
            <text:p>5080</text:p>
          </table:table-cell>
          <table:table-cell office:value-type="float" office:value="34.687129">
            <text:p>34,687129</text:p>
          </table:table-cell>
          <table:table-cell office:value-type="float" office:value="37.8900405">
            <text:p>37,8900405</text:p>
          </table:table-cell>
          <table:table-cell office:value-type="float" office:value="46.95315825">
            <text:p>46,95315825</text:p>
          </table:table-cell>
          <table:table-cell office:value-type="float" office:value="56.08821775">
            <text:p>56,08821775</text:p>
          </table:table-cell>
          <table:table-cell office:value-type="float" office:value="61.91639025">
            <text:p>61,91639025</text:p>
          </table:table-cell>
          <table:table-cell office:value-type="float" office:value="84.950741">
            <text:p>84,950741</text:p>
          </table:table-cell>
          <table:table-cell office:value-type="float" office:value="91.5979832500001">
            <text:p>91,59798325</text:p>
          </table:table-cell>
          <table:table-cell office:value-type="float" office:value="148.5642825">
            <text:p>148,5642825</text:p>
          </table:table-cell>
          <table:table-cell office:value-type="float" office:value="167.0760875">
            <text:p>167,0760875</text:p>
          </table:table-cell>
          <table:table-cell office:value-type="float" office:value="248.299235">
            <text:p>248,299235</text:p>
          </table:table-cell>
          <table:table-cell office:value-type="float" office:value="339.93608">
            <text:p>339,93608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4.61114375">
            <text:p>34,61114375</text:p>
          </table:table-cell>
          <table:table-cell office:value-type="float" office:value="37.722255">
            <text:p>37,722255</text:p>
          </table:table-cell>
          <table:table-cell office:value-type="float" office:value="46.93500775">
            <text:p>46,93500775</text:p>
          </table:table-cell>
          <table:table-cell office:value-type="float" office:value="56.06039675">
            <text:p>56,06039675</text:p>
          </table:table-cell>
          <table:table-cell office:value-type="float" office:value="61.688754">
            <text:p>61,688754</text:p>
          </table:table-cell>
          <table:table-cell office:value-type="float" office:value="84.67932175">
            <text:p>84,67932175</text:p>
          </table:table-cell>
          <table:table-cell office:value-type="float" office:value="91.22094525">
            <text:p>91,22094525</text:p>
          </table:table-cell>
          <table:table-cell office:value-type="float" office:value="148.16436">
            <text:p>148,16436</text:p>
          </table:table-cell>
          <table:table-cell office:value-type="float" office:value="166.8056875">
            <text:p>166,8056875</text:p>
          </table:table-cell>
          <table:table-cell office:value-type="float" office:value="248.192615">
            <text:p>248,192615</text:p>
          </table:table-cell>
          <table:table-cell office:value-type="float" office:value="339.6802625">
            <text:p>339,6802625</text:p>
          </table:table-cell>
          <table:table-cell/>
        </table:table-row>
        <table:table-row table:style-name="ro1">
          <table:table-cell office:value-type="float" office:value="5160">
            <text:p>5160</text:p>
          </table:table-cell>
          <table:table-cell office:value-type="float" office:value="34.611104">
            <text:p>34,611104</text:p>
          </table:table-cell>
          <table:table-cell office:value-type="float" office:value="37.7408955">
            <text:p>37,7408955</text:p>
          </table:table-cell>
          <table:table-cell office:value-type="float" office:value="46.997487">
            <text:p>46,997487</text:p>
          </table:table-cell>
          <table:table-cell office:value-type="float" office:value="56.19622025">
            <text:p>56,19622025</text:p>
          </table:table-cell>
          <table:table-cell office:value-type="float" office:value="61.72697275">
            <text:p>61,72697275</text:p>
          </table:table-cell>
          <table:table-cell office:value-type="float" office:value="84.75533">
            <text:p>84,75533</text:p>
          </table:table-cell>
          <table:table-cell office:value-type="float" office:value="90.99711325">
            <text:p>90,99711325</text:p>
          </table:table-cell>
          <table:table-cell office:value-type="float" office:value="147.81723">
            <text:p>147,81723</text:p>
          </table:table-cell>
          <table:table-cell office:value-type="float" office:value="166.763735">
            <text:p>166,763735</text:p>
          </table:table-cell>
          <table:table-cell office:value-type="float" office:value="248.521305">
            <text:p>248,521305</text:p>
          </table:table-cell>
          <table:table-cell office:value-type="float" office:value="339.645925">
            <text:p>339,645925</text:p>
          </table:table-cell>
          <table:table-cell/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34.6573">
            <text:p>34,6573</text:p>
          </table:table-cell>
          <table:table-cell office:value-type="float" office:value="37.7258115">
            <text:p>37,7258115</text:p>
          </table:table-cell>
          <table:table-cell office:value-type="float" office:value="47.02524925">
            <text:p>47,02524925</text:p>
          </table:table-cell>
          <table:table-cell office:value-type="float" office:value="56.351499">
            <text:p>56,351499</text:p>
          </table:table-cell>
          <table:table-cell office:value-type="float" office:value="61.7114015">
            <text:p>61,7114015</text:p>
          </table:table-cell>
          <table:table-cell office:value-type="float" office:value="85.0194605">
            <text:p>85,0194605</text:p>
          </table:table-cell>
          <table:table-cell office:value-type="float" office:value="91.10429175">
            <text:p>91,10429175</text:p>
          </table:table-cell>
          <table:table-cell office:value-type="float" office:value="147.8406">
            <text:p>147,8406</text:p>
          </table:table-cell>
          <table:table-cell office:value-type="float" office:value="166.9401475">
            <text:p>166,9401475</text:p>
          </table:table-cell>
          <table:table-cell office:value-type="float" office:value="249.4959975">
            <text:p>249,4959975</text:p>
          </table:table-cell>
          <table:table-cell office:value-type="float" office:value="339.9696">
            <text:p>339,9696</text:p>
          </table:table-cell>
          <table:table-cell/>
        </table:table-row>
        <table:table-row table:style-name="ro1">
          <table:table-cell office:value-type="float" office:value="5240">
            <text:p>5240</text:p>
          </table:table-cell>
          <table:table-cell office:value-type="float" office:value="34.7317645">
            <text:p>34,7317645</text:p>
          </table:table-cell>
          <table:table-cell office:value-type="float" office:value="37.72250525">
            <text:p>37,72250525</text:p>
          </table:table-cell>
          <table:table-cell office:value-type="float" office:value="46.9635305">
            <text:p>46,9635305</text:p>
          </table:table-cell>
          <table:table-cell office:value-type="float" office:value="56.5119415">
            <text:p>56,5119415</text:p>
          </table:table-cell>
          <table:table-cell office:value-type="float" office:value="61.736466">
            <text:p>61,736466</text:p>
          </table:table-cell>
          <table:table-cell office:value-type="float" office:value="85.3343665">
            <text:p>85,3343665</text:p>
          </table:table-cell>
          <table:table-cell office:value-type="float" office:value="91.01138275">
            <text:p>91,01138275</text:p>
          </table:table-cell>
          <table:table-cell office:value-type="float" office:value="147.88177">
            <text:p>147,88177</text:p>
          </table:table-cell>
          <table:table-cell office:value-type="float" office:value="167.0073275">
            <text:p>167,0073275</text:p>
          </table:table-cell>
          <table:table-cell office:value-type="float" office:value="251.365605">
            <text:p>251,365605</text:p>
          </table:table-cell>
          <table:table-cell office:value-type="float" office:value="341.6437825">
            <text:p>341,6437825</text:p>
          </table:table-cell>
          <table:table-cell/>
        </table:table-row>
        <table:table-row table:style-name="ro1">
          <table:table-cell office:value-type="float" office:value="5280">
            <text:p>5280</text:p>
          </table:table-cell>
          <table:table-cell office:value-type="float" office:value="34.881117">
            <text:p>34,881117</text:p>
          </table:table-cell>
          <table:table-cell office:value-type="float" office:value="37.7702815">
            <text:p>37,7702815</text:p>
          </table:table-cell>
          <table:table-cell office:value-type="float" office:value="47.0550145">
            <text:p>47,0550145</text:p>
          </table:table-cell>
          <table:table-cell office:value-type="float" office:value="56.5522255">
            <text:p>56,5522255</text:p>
          </table:table-cell>
          <table:table-cell office:value-type="float" office:value="61.65988">
            <text:p>61,65988</text:p>
          </table:table-cell>
          <table:table-cell office:value-type="float" office:value="85.58704125">
            <text:p>85,58704125</text:p>
          </table:table-cell>
          <table:table-cell office:value-type="float" office:value="90.8518">
            <text:p>90,8518</text:p>
          </table:table-cell>
          <table:table-cell office:value-type="float" office:value="147.62898">
            <text:p>147,62898</text:p>
          </table:table-cell>
          <table:table-cell office:value-type="float" office:value="166.887135">
            <text:p>166,887135</text:p>
          </table:table-cell>
          <table:table-cell office:value-type="float" office:value="252.18152">
            <text:p>252,18152</text:p>
          </table:table-cell>
          <table:table-cell office:value-type="float" office:value="342.8040875">
            <text:p>342,8040875</text:p>
          </table:table-cell>
          <table:table-cell/>
        </table:table-row>
        <table:table-row table:style-name="ro1">
          <table:table-cell office:value-type="float" office:value="5320">
            <text:p>5320</text:p>
          </table:table-cell>
          <table:table-cell office:value-type="float" office:value="35.01747475">
            <text:p>35,01747475</text:p>
          </table:table-cell>
          <table:table-cell office:value-type="float" office:value="37.80596625">
            <text:p>37,80596625</text:p>
          </table:table-cell>
          <table:table-cell office:value-type="float" office:value="47.165188">
            <text:p>47,165188</text:p>
          </table:table-cell>
          <table:table-cell office:value-type="float" office:value="56.61299375">
            <text:p>56,61299375</text:p>
          </table:table-cell>
          <table:table-cell office:value-type="float" office:value="61.603292">
            <text:p>61,603292</text:p>
          </table:table-cell>
          <table:table-cell office:value-type="float" office:value="85.69819375">
            <text:p>85,69819375</text:p>
          </table:table-cell>
          <table:table-cell office:value-type="float" office:value="90.76286725">
            <text:p>90,76286725</text:p>
          </table:table-cell>
          <table:table-cell office:value-type="float" office:value="147.6011825">
            <text:p>147,6011825</text:p>
          </table:table-cell>
          <table:table-cell office:value-type="float" office:value="166.6503375">
            <text:p>166,6503375</text:p>
          </table:table-cell>
          <table:table-cell office:value-type="float" office:value="252.814895">
            <text:p>252,814895</text:p>
          </table:table-cell>
          <table:table-cell office:value-type="float" office:value="343.0497">
            <text:p>343,0497</text:p>
          </table:table-cell>
          <table:table-cell/>
        </table:table-row>
        <table:table-row table:style-name="ro1">
          <table:table-cell office:value-type="float" office:value="5360">
            <text:p>5360</text:p>
          </table:table-cell>
          <table:table-cell office:value-type="float" office:value="35.1756275">
            <text:p>35,1756275</text:p>
          </table:table-cell>
          <table:table-cell office:value-type="float" office:value="37.8886635">
            <text:p>37,8886635</text:p>
          </table:table-cell>
          <table:table-cell office:value-type="float" office:value="47.18923425">
            <text:p>47,18923425</text:p>
          </table:table-cell>
          <table:table-cell office:value-type="float" office:value="56.9354085">
            <text:p>56,9354085</text:p>
          </table:table-cell>
          <table:table-cell office:value-type="float" office:value="61.54733025">
            <text:p>61,54733025</text:p>
          </table:table-cell>
          <table:table-cell office:value-type="float" office:value="85.69121875">
            <text:p>85,69121875</text:p>
          </table:table-cell>
          <table:table-cell office:value-type="float" office:value="90.6311455">
            <text:p>90,6311455</text:p>
          </table:table-cell>
          <table:table-cell office:value-type="float" office:value="147.7987475">
            <text:p>147,7987475</text:p>
          </table:table-cell>
          <table:table-cell office:value-type="float" office:value="166.3856475">
            <text:p>166,3856475</text:p>
          </table:table-cell>
          <table:table-cell office:value-type="float" office:value="253.5407225">
            <text:p>253,5407225</text:p>
          </table:table-cell>
          <table:table-cell office:value-type="float" office:value="344.163415">
            <text:p>344,163415</text:p>
          </table:table-cell>
          <table:table-cell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35.25189025">
            <text:p>35,25189025</text:p>
          </table:table-cell>
          <table:table-cell office:value-type="float" office:value="37.9629795">
            <text:p>37,9629795</text:p>
          </table:table-cell>
          <table:table-cell office:value-type="float" office:value="47.203334">
            <text:p>47,203334</text:p>
          </table:table-cell>
          <table:table-cell office:value-type="float" office:value="57.2376495">
            <text:p>57,2376495</text:p>
          </table:table-cell>
          <table:table-cell office:value-type="float" office:value="61.46250875">
            <text:p>61,46250875</text:p>
          </table:table-cell>
          <table:table-cell office:value-type="float" office:value="85.60401975">
            <text:p>85,60401975</text:p>
          </table:table-cell>
          <table:table-cell office:value-type="float" office:value="90.6356185">
            <text:p>90,6356185</text:p>
          </table:table-cell>
          <table:table-cell office:value-type="float" office:value="148.0401175">
            <text:p>148,0401175</text:p>
          </table:table-cell>
          <table:table-cell office:value-type="float" office:value="166.124585">
            <text:p>166,124585</text:p>
          </table:table-cell>
          <table:table-cell office:value-type="float" office:value="253.8925425">
            <text:p>253,8925425</text:p>
          </table:table-cell>
          <table:table-cell office:value-type="float" office:value="345.302445">
            <text:p>345,302445</text:p>
          </table:table-cell>
          <table:table-cell/>
        </table:table-row>
        <table:table-row table:style-name="ro1">
          <table:table-cell office:value-type="float" office:value="5440">
            <text:p>5440</text:p>
          </table:table-cell>
          <table:table-cell office:value-type="float" office:value="35.21166125">
            <text:p>35,21166125</text:p>
          </table:table-cell>
          <table:table-cell office:value-type="float" office:value="38.00189225">
            <text:p>38,00189225</text:p>
          </table:table-cell>
          <table:table-cell office:value-type="float" office:value="47.3701905">
            <text:p>47,3701905</text:p>
          </table:table-cell>
          <table:table-cell office:value-type="float" office:value="57.491075">
            <text:p>57,491075</text:p>
          </table:table-cell>
          <table:table-cell office:value-type="float" office:value="61.29850175">
            <text:p>61,29850175</text:p>
          </table:table-cell>
          <table:table-cell office:value-type="float" office:value="85.46713475">
            <text:p>85,46713475</text:p>
          </table:table-cell>
          <table:table-cell office:value-type="float" office:value="90.54335325">
            <text:p>90,54335325</text:p>
          </table:table-cell>
          <table:table-cell office:value-type="float" office:value="148.130895">
            <text:p>148,130895</text:p>
          </table:table-cell>
          <table:table-cell office:value-type="float" office:value="166.3021025">
            <text:p>166,3021025</text:p>
          </table:table-cell>
          <table:table-cell office:value-type="float" office:value="254.070005">
            <text:p>254,070005</text:p>
          </table:table-cell>
          <table:table-cell office:value-type="float" office:value="346.1028625">
            <text:p>346,1028625</text:p>
          </table:table-cell>
          <table:table-cell/>
        </table:table-row>
        <table:table-row table:style-name="ro1">
          <table:table-cell office:value-type="float" office:value="5480">
            <text:p>5480</text:p>
          </table:table-cell>
          <table:table-cell office:value-type="float" office:value="35.15589725">
            <text:p>35,15589725</text:p>
          </table:table-cell>
          <table:table-cell office:value-type="float" office:value="38.27444625">
            <text:p>38,27444625</text:p>
          </table:table-cell>
          <table:table-cell office:value-type="float" office:value="47.46220775">
            <text:p>47,46220775</text:p>
          </table:table-cell>
          <table:table-cell office:value-type="float" office:value="57.90599125">
            <text:p>57,90599125</text:p>
          </table:table-cell>
          <table:table-cell office:value-type="float" office:value="61.192232">
            <text:p>61,192232</text:p>
          </table:table-cell>
          <table:table-cell office:value-type="float" office:value="85.5822355">
            <text:p>85,5822355</text:p>
          </table:table-cell>
          <table:table-cell office:value-type="float" office:value="90.81990375">
            <text:p>90,81990375</text:p>
          </table:table-cell>
          <table:table-cell office:value-type="float" office:value="148.5030525">
            <text:p>148,5030525</text:p>
          </table:table-cell>
          <table:table-cell office:value-type="float" office:value="167.194885">
            <text:p>167,194885</text:p>
          </table:table-cell>
          <table:table-cell office:value-type="float" office:value="254.9080875">
            <text:p>254,9080875</text:p>
          </table:table-cell>
          <table:table-cell office:value-type="float" office:value="346.24061">
            <text:p>346,24061</text:p>
          </table:table-cell>
          <table:table-cell/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35.12387575">
            <text:p>35,12387575</text:p>
          </table:table-cell>
          <table:table-cell office:value-type="float" office:value="38.34153625">
            <text:p>38,34153625</text:p>
          </table:table-cell>
          <table:table-cell office:value-type="float" office:value="47.52318825">
            <text:p>47,52318825</text:p>
          </table:table-cell>
          <table:table-cell office:value-type="float" office:value="58.06549225">
            <text:p>58,06549225</text:p>
          </table:table-cell>
          <table:table-cell office:value-type="float" office:value="61.03311675">
            <text:p>61,03311675</text:p>
          </table:table-cell>
          <table:table-cell office:value-type="float" office:value="85.53227875">
            <text:p>85,53227875</text:p>
          </table:table-cell>
          <table:table-cell office:value-type="float" office:value="90.92120825">
            <text:p>90,92120825</text:p>
          </table:table-cell>
          <table:table-cell office:value-type="float" office:value="148.58413">
            <text:p>148,58413</text:p>
          </table:table-cell>
          <table:table-cell office:value-type="float" office:value="167.489675">
            <text:p>167,489675</text:p>
          </table:table-cell>
          <table:table-cell office:value-type="float" office:value="256.6276475">
            <text:p>256,6276475</text:p>
          </table:table-cell>
          <table:table-cell office:value-type="float" office:value="346.2318875">
            <text:p>346,2318875</text:p>
          </table:table-cell>
          <table:table-cell/>
        </table:table-row>
        <table:table-row table:style-name="ro1">
          <table:table-cell office:value-type="float" office:value="5560">
            <text:p>5560</text:p>
          </table:table-cell>
          <table:table-cell office:value-type="float" office:value="35.180255">
            <text:p>35,180255</text:p>
          </table:table-cell>
          <table:table-cell office:value-type="float" office:value="38.24046125">
            <text:p>38,24046125</text:p>
          </table:table-cell>
          <table:table-cell office:value-type="float" office:value="47.69446675">
            <text:p>47,69446675</text:p>
          </table:table-cell>
          <table:table-cell office:value-type="float" office:value="58.05971775">
            <text:p>58,05971775</text:p>
          </table:table-cell>
          <table:table-cell office:value-type="float" office:value="60.968393">
            <text:p>60,968393</text:p>
          </table:table-cell>
          <table:table-cell office:value-type="float" office:value="85.518366">
            <text:p>85,518366</text:p>
          </table:table-cell>
          <table:table-cell office:value-type="float" office:value="90.82274725">
            <text:p>90,82274725</text:p>
          </table:table-cell>
          <table:table-cell office:value-type="float" office:value="148.86448">
            <text:p>148,86448</text:p>
          </table:table-cell>
          <table:table-cell office:value-type="float" office:value="167.2515">
            <text:p>167,2515</text:p>
          </table:table-cell>
          <table:table-cell office:value-type="float" office:value="258.4800875">
            <text:p>258,4800875</text:p>
          </table:table-cell>
          <table:table-cell office:value-type="float" office:value="347.034025">
            <text:p>347,034025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35.29071125">
            <text:p>35,29071125</text:p>
          </table:table-cell>
          <table:table-cell office:value-type="float" office:value="38.35436775">
            <text:p>38,35436775</text:p>
          </table:table-cell>
          <table:table-cell office:value-type="float" office:value="47.65418775">
            <text:p>47,65418775</text:p>
          </table:table-cell>
          <table:table-cell office:value-type="float" office:value="58.28016325">
            <text:p>58,28016325</text:p>
          </table:table-cell>
          <table:table-cell office:value-type="float" office:value="61.0661745">
            <text:p>61,0661745</text:p>
          </table:table-cell>
          <table:table-cell office:value-type="float" office:value="85.48541875">
            <text:p>85,48541875</text:p>
          </table:table-cell>
          <table:table-cell office:value-type="float" office:value="90.9390525">
            <text:p>90,9390525</text:p>
          </table:table-cell>
          <table:table-cell office:value-type="float" office:value="149.626925">
            <text:p>149,626925</text:p>
          </table:table-cell>
          <table:table-cell office:value-type="float" office:value="167.15927">
            <text:p>167,15927</text:p>
          </table:table-cell>
          <table:table-cell office:value-type="float" office:value="260.099065">
            <text:p>260,099065</text:p>
          </table:table-cell>
          <table:table-cell office:value-type="float" office:value="347.85597">
            <text:p>347,85597</text:p>
          </table:table-cell>
          <table:table-cell/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35.2502635">
            <text:p>35,2502635</text:p>
          </table:table-cell>
          <table:table-cell office:value-type="float" office:value="38.373324">
            <text:p>38,373324</text:p>
          </table:table-cell>
          <table:table-cell office:value-type="float" office:value="47.7246935">
            <text:p>47,7246935</text:p>
          </table:table-cell>
          <table:table-cell office:value-type="float" office:value="58.38153375">
            <text:p>58,38153375</text:p>
          </table:table-cell>
          <table:table-cell office:value-type="float" office:value="61.021182">
            <text:p>61,021182</text:p>
          </table:table-cell>
          <table:table-cell office:value-type="float" office:value="85.27106325">
            <text:p>85,27106325</text:p>
          </table:table-cell>
          <table:table-cell office:value-type="float" office:value="90.840031">
            <text:p>90,840031</text:p>
          </table:table-cell>
          <table:table-cell office:value-type="float" office:value="149.62081">
            <text:p>149,62081</text:p>
          </table:table-cell>
          <table:table-cell office:value-type="float" office:value="166.9616">
            <text:p>166,9616</text:p>
          </table:table-cell>
          <table:table-cell office:value-type="float" office:value="261.09656">
            <text:p>261,09656</text:p>
          </table:table-cell>
          <table:table-cell office:value-type="float" office:value="348.20857">
            <text:p>348,20857</text:p>
          </table:table-cell>
          <table:table-cell/>
        </table:table-row>
        <table:table-row table:style-name="ro1">
          <table:table-cell office:value-type="float" office:value="5680">
            <text:p>5680</text:p>
          </table:table-cell>
          <table:table-cell office:value-type="float" office:value="35.17829375">
            <text:p>35,17829375</text:p>
          </table:table-cell>
          <table:table-cell office:value-type="float" office:value="38.471508">
            <text:p>38,471508</text:p>
          </table:table-cell>
          <table:table-cell office:value-type="float" office:value="47.78536925">
            <text:p>47,78536925</text:p>
          </table:table-cell>
          <table:table-cell office:value-type="float" office:value="58.52487975">
            <text:p>58,52487975</text:p>
          </table:table-cell>
          <table:table-cell office:value-type="float" office:value="61.0273765">
            <text:p>61,0273765</text:p>
          </table:table-cell>
          <table:table-cell office:value-type="float" office:value="85.188753">
            <text:p>85,188753</text:p>
          </table:table-cell>
          <table:table-cell office:value-type="float" office:value="90.785555">
            <text:p>90,785555</text:p>
          </table:table-cell>
          <table:table-cell office:value-type="float" office:value="149.89952">
            <text:p>149,89952</text:p>
          </table:table-cell>
          <table:table-cell office:value-type="float" office:value="166.9231175">
            <text:p>166,9231175</text:p>
          </table:table-cell>
          <table:table-cell office:value-type="float" office:value="261.76721">
            <text:p>261,76721</text:p>
          </table:table-cell>
          <table:table-cell office:value-type="float" office:value="348.91993">
            <text:p>348,91993</text:p>
          </table:table-cell>
          <table:table-cell/>
        </table:table-row>
        <table:table-row table:style-name="ro1">
          <table:table-cell office:value-type="float" office:value="5720">
            <text:p>5720</text:p>
          </table:table-cell>
          <table:table-cell office:value-type="float" office:value="35.040956">
            <text:p>35,040956</text:p>
          </table:table-cell>
          <table:table-cell office:value-type="float" office:value="38.585647">
            <text:p>38,585647</text:p>
          </table:table-cell>
          <table:table-cell office:value-type="float" office:value="47.79513925">
            <text:p>47,79513925</text:p>
          </table:table-cell>
          <table:table-cell office:value-type="float" office:value="58.7449315">
            <text:p>58,7449315</text:p>
          </table:table-cell>
          <table:table-cell office:value-type="float" office:value="60.92467625">
            <text:p>60,92467625</text:p>
          </table:table-cell>
          <table:table-cell office:value-type="float" office:value="85.16910975">
            <text:p>85,16910975</text:p>
          </table:table-cell>
          <table:table-cell office:value-type="float" office:value="90.59116875">
            <text:p>90,59116875</text:p>
          </table:table-cell>
          <table:table-cell office:value-type="float" office:value="150.253535">
            <text:p>150,253535</text:p>
          </table:table-cell>
          <table:table-cell office:value-type="float" office:value="166.8634575">
            <text:p>166,8634575</text:p>
          </table:table-cell>
          <table:table-cell office:value-type="float" office:value="262.73354">
            <text:p>262,73354</text:p>
          </table:table-cell>
          <table:table-cell office:value-type="float" office:value="349.400415">
            <text:p>349,400415</text:p>
          </table:table-cell>
          <table:table-cell/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34.92088775">
            <text:p>34,92088775</text:p>
          </table:table-cell>
          <table:table-cell office:value-type="float" office:value="38.6633135">
            <text:p>38,6633135</text:p>
          </table:table-cell>
          <table:table-cell office:value-type="float" office:value="47.83526525">
            <text:p>47,83526525</text:p>
          </table:table-cell>
          <table:table-cell office:value-type="float" office:value="58.84572125">
            <text:p>58,84572125</text:p>
          </table:table-cell>
          <table:table-cell office:value-type="float" office:value="60.86073925">
            <text:p>60,86073925</text:p>
          </table:table-cell>
          <table:table-cell office:value-type="float" office:value="85.14519025">
            <text:p>85,14519025</text:p>
          </table:table-cell>
          <table:table-cell office:value-type="float" office:value="90.39830125">
            <text:p>90,39830125</text:p>
          </table:table-cell>
          <table:table-cell office:value-type="float" office:value="150.6964825">
            <text:p>150,6964825</text:p>
          </table:table-cell>
          <table:table-cell office:value-type="float" office:value="166.9944175">
            <text:p>166,9944175</text:p>
          </table:table-cell>
          <table:table-cell office:value-type="float" office:value="263.438945">
            <text:p>263,438945</text:p>
          </table:table-cell>
          <table:table-cell office:value-type="float" office:value="349.2328775">
            <text:p>349,2328775</text:p>
          </table:table-cell>
          <table:table-cell/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34.8058745">
            <text:p>34,8058745</text:p>
          </table:table-cell>
          <table:table-cell office:value-type="float" office:value="38.6728645">
            <text:p>38,6728645</text:p>
          </table:table-cell>
          <table:table-cell office:value-type="float" office:value="48.00372225">
            <text:p>48,00372225</text:p>
          </table:table-cell>
          <table:table-cell office:value-type="float" office:value="58.79415825">
            <text:p>58,79415825</text:p>
          </table:table-cell>
          <table:table-cell office:value-type="float" office:value="60.76683775">
            <text:p>60,76683775</text:p>
          </table:table-cell>
          <table:table-cell office:value-type="float" office:value="84.95447275">
            <text:p>84,95447275</text:p>
          </table:table-cell>
          <table:table-cell office:value-type="float" office:value="90.18112475">
            <text:p>90,18112475</text:p>
          </table:table-cell>
          <table:table-cell office:value-type="float" office:value="150.690075">
            <text:p>150,690075</text:p>
          </table:table-cell>
          <table:table-cell office:value-type="float" office:value="167.137375">
            <text:p>167,137375</text:p>
          </table:table-cell>
          <table:table-cell office:value-type="float" office:value="263.7355125">
            <text:p>263,7355125</text:p>
          </table:table-cell>
          <table:table-cell office:value-type="float" office:value="349.2567125">
            <text:p>349,2567125</text:p>
          </table:table-cell>
          <table:table-cell/>
        </table:table-row>
        <table:table-row table:style-name="ro1">
          <table:table-cell office:value-type="float" office:value="5840">
            <text:p>5840</text:p>
          </table:table-cell>
          <table:table-cell office:value-type="float" office:value="34.70624075">
            <text:p>34,70624075</text:p>
          </table:table-cell>
          <table:table-cell office:value-type="float" office:value="38.654823">
            <text:p>38,654823</text:p>
          </table:table-cell>
          <table:table-cell office:value-type="float" office:value="48.07064425">
            <text:p>48,07064425</text:p>
          </table:table-cell>
          <table:table-cell office:value-type="float" office:value="58.85300925">
            <text:p>58,85300925</text:p>
          </table:table-cell>
          <table:table-cell office:value-type="float" office:value="60.80073275">
            <text:p>60,80073275</text:p>
          </table:table-cell>
          <table:table-cell office:value-type="float" office:value="84.83434525">
            <text:p>84,83434525</text:p>
          </table:table-cell>
          <table:table-cell office:value-type="float" office:value="90.249351">
            <text:p>90,249351</text:p>
          </table:table-cell>
          <table:table-cell office:value-type="float" office:value="150.456385">
            <text:p>150,456385</text:p>
          </table:table-cell>
          <table:table-cell office:value-type="float" office:value="166.99144">
            <text:p>166,99144</text:p>
          </table:table-cell>
          <table:table-cell office:value-type="float" office:value="264.737195">
            <text:p>264,737195</text:p>
          </table:table-cell>
          <table:table-cell office:value-type="float" office:value="350.22151">
            <text:p>350,22151</text:p>
          </table:table-cell>
          <table:table-cell/>
        </table:table-row>
        <table:table-row table:style-name="ro1">
          <table:table-cell office:value-type="float" office:value="5880">
            <text:p>5880</text:p>
          </table:table-cell>
          <table:table-cell office:value-type="float" office:value="34.580136">
            <text:p>34,580136</text:p>
          </table:table-cell>
          <table:table-cell office:value-type="float" office:value="38.70968525">
            <text:p>38,70968525</text:p>
          </table:table-cell>
          <table:table-cell office:value-type="float" office:value="48.06498525">
            <text:p>48,06498525</text:p>
          </table:table-cell>
          <table:table-cell office:value-type="float" office:value="58.84276975">
            <text:p>58,84276975</text:p>
          </table:table-cell>
          <table:table-cell office:value-type="float" office:value="60.8228235">
            <text:p>60,8228235</text:p>
          </table:table-cell>
          <table:table-cell office:value-type="float" office:value="84.60465525">
            <text:p>84,60465525</text:p>
          </table:table-cell>
          <table:table-cell office:value-type="float" office:value="90.22239725">
            <text:p>90,22239725</text:p>
          </table:table-cell>
          <table:table-cell office:value-type="float" office:value="150.089055">
            <text:p>150,089055</text:p>
          </table:table-cell>
          <table:table-cell office:value-type="float" office:value="166.6658325">
            <text:p>166,6658325</text:p>
          </table:table-cell>
          <table:table-cell office:value-type="float" office:value="265.539245">
            <text:p>265,539245</text:p>
          </table:table-cell>
          <table:table-cell office:value-type="float" office:value="350.5644825">
            <text:p>350,5644825</text:p>
          </table:table-cell>
          <table:table-cell/>
        </table:table-row>
        <table:table-row table:style-name="ro1">
          <table:table-cell office:value-type="float" office:value="5920">
            <text:p>5920</text:p>
          </table:table-cell>
          <table:table-cell office:value-type="float" office:value="34.5474415">
            <text:p>34,5474415</text:p>
          </table:table-cell>
          <table:table-cell office:value-type="float" office:value="38.73025875">
            <text:p>38,73025875</text:p>
          </table:table-cell>
          <table:table-cell office:value-type="float" office:value="48.09398625">
            <text:p>48,09398625</text:p>
          </table:table-cell>
          <table:table-cell office:value-type="float" office:value="58.85074425">
            <text:p>58,85074425</text:p>
          </table:table-cell>
          <table:table-cell office:value-type="float" office:value="60.8165975">
            <text:p>60,8165975</text:p>
          </table:table-cell>
          <table:table-cell office:value-type="float" office:value="84.403332">
            <text:p>84,403332</text:p>
          </table:table-cell>
          <table:table-cell office:value-type="float" office:value="90.15472675">
            <text:p>90,15472675</text:p>
          </table:table-cell>
          <table:table-cell office:value-type="float" office:value="149.9333575">
            <text:p>149,9333575</text:p>
          </table:table-cell>
          <table:table-cell office:value-type="float" office:value="166.18585">
            <text:p>166,18585</text:p>
          </table:table-cell>
          <table:table-cell office:value-type="float" office:value="266.52005">
            <text:p>266,52005</text:p>
          </table:table-cell>
          <table:table-cell office:value-type="float" office:value="350.9928775">
            <text:p>350,9928775</text:p>
          </table:table-cell>
          <table:table-cell/>
        </table:table-row>
        <table:table-row table:style-name="ro1">
          <table:table-cell office:value-type="float" office:value="5960">
            <text:p>5960</text:p>
          </table:table-cell>
          <table:table-cell office:value-type="float" office:value="34.566142">
            <text:p>34,566142</text:p>
          </table:table-cell>
          <table:table-cell office:value-type="float" office:value="38.8712835">
            <text:p>38,8712835</text:p>
          </table:table-cell>
          <table:table-cell office:value-type="float" office:value="48.01417325">
            <text:p>48,01417325</text:p>
          </table:table-cell>
          <table:table-cell office:value-type="float" office:value="59.02626075">
            <text:p>59,02626075</text:p>
          </table:table-cell>
          <table:table-cell office:value-type="float" office:value="60.99519575">
            <text:p>60,99519575</text:p>
          </table:table-cell>
          <table:table-cell office:value-type="float" office:value="84.445379">
            <text:p>84,445379</text:p>
          </table:table-cell>
          <table:table-cell office:value-type="float" office:value="90.3700665">
            <text:p>90,3700665</text:p>
          </table:table-cell>
          <table:table-cell office:value-type="float" office:value="149.898425">
            <text:p>149,898425</text:p>
          </table:table-cell>
          <table:table-cell office:value-type="float" office:value="165.660535">
            <text:p>165,660535</text:p>
          </table:table-cell>
          <table:table-cell office:value-type="float" office:value="266.51545">
            <text:p>266,51545</text:p>
          </table:table-cell>
          <table:table-cell office:value-type="float" office:value="350.9409525">
            <text:p>350,9409525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56004625">
            <text:p>34,56004625</text:p>
          </table:table-cell>
          <table:table-cell office:value-type="float" office:value="38.8987885">
            <text:p>38,8987885</text:p>
          </table:table-cell>
          <table:table-cell office:value-type="float" office:value="48.05828275">
            <text:p>48,05828275</text:p>
          </table:table-cell>
          <table:table-cell office:value-type="float" office:value="59.17123975">
            <text:p>59,17123975</text:p>
          </table:table-cell>
          <table:table-cell office:value-type="float" office:value="61.01887675">
            <text:p>61,01887675</text:p>
          </table:table-cell>
          <table:table-cell office:value-type="float" office:value="84.28906225">
            <text:p>84,28906225</text:p>
          </table:table-cell>
          <table:table-cell office:value-type="float" office:value="90.48169175">
            <text:p>90,48169175</text:p>
          </table:table-cell>
          <table:table-cell office:value-type="float" office:value="149.8049975">
            <text:p>149,8049975</text:p>
          </table:table-cell>
          <table:table-cell office:value-type="float" office:value="165.088125">
            <text:p>165,088125</text:p>
          </table:table-cell>
          <table:table-cell office:value-type="float" office:value="266.768345">
            <text:p>266,768345</text:p>
          </table:table-cell>
          <table:table-cell office:value-type="float" office:value="350.425345">
            <text:p>350,425345</text:p>
          </table:table-cell>
          <table:table-cell/>
        </table:table-row>
        <table:table-row table:style-name="ro1">
          <table:table-cell office:value-type="float" office:value="6040">
            <text:p>6040</text:p>
          </table:table-cell>
          <table:table-cell office:value-type="float" office:value="34.6433135">
            <text:p>34,6433135</text:p>
          </table:table-cell>
          <table:table-cell office:value-type="float" office:value="39.0051625">
            <text:p>39,0051625</text:p>
          </table:table-cell>
          <table:table-cell office:value-type="float" office:value="48.1673045">
            <text:p>48,1673045</text:p>
          </table:table-cell>
          <table:table-cell office:value-type="float" office:value="59.327084">
            <text:p>59,327084</text:p>
          </table:table-cell>
          <table:table-cell office:value-type="float" office:value="61.16598625">
            <text:p>61,16598625</text:p>
          </table:table-cell>
          <table:table-cell office:value-type="float" office:value="84.354228">
            <text:p>84,354228</text:p>
          </table:table-cell>
          <table:table-cell office:value-type="float" office:value="90.6182435">
            <text:p>90,6182435</text:p>
          </table:table-cell>
          <table:table-cell office:value-type="float" office:value="149.826411">
            <text:p>149,826411</text:p>
          </table:table-cell>
          <table:table-cell office:value-type="float" office:value="164.9822925">
            <text:p>164,9822925</text:p>
          </table:table-cell>
          <table:table-cell office:value-type="float" office:value="267.4193275">
            <text:p>267,4193275</text:p>
          </table:table-cell>
          <table:table-cell office:value-type="float" office:value="351.04007">
            <text:p>351,04007</text:p>
          </table:table-cell>
          <table:table-cell/>
        </table:table-row>
        <table:table-row table:style-name="ro1">
          <table:table-cell office:value-type="float" office:value="6080">
            <text:p>6080</text:p>
          </table:table-cell>
          <table:table-cell office:value-type="float" office:value="34.71879825">
            <text:p>34,71879825</text:p>
          </table:table-cell>
          <table:table-cell office:value-type="float" office:value="39.153238">
            <text:p>39,153238</text:p>
          </table:table-cell>
          <table:table-cell office:value-type="float" office:value="48.508928">
            <text:p>48,508928</text:p>
          </table:table-cell>
          <table:table-cell office:value-type="float" office:value="59.41387875">
            <text:p>59,41387875</text:p>
          </table:table-cell>
          <table:table-cell office:value-type="float" office:value="61.41680575">
            <text:p>61,41680575</text:p>
          </table:table-cell>
          <table:table-cell office:value-type="float" office:value="84.43002325">
            <text:p>84,43002325</text:p>
          </table:table-cell>
          <table:table-cell office:value-type="float" office:value="90.834082">
            <text:p>90,834082</text:p>
          </table:table-cell>
          <table:table-cell office:value-type="float" office:value="149.8839585">
            <text:p>149,8839585</text:p>
          </table:table-cell>
          <table:table-cell office:value-type="float" office:value="165.62885">
            <text:p>165,62885</text:p>
          </table:table-cell>
          <table:table-cell office:value-type="float" office:value="268.197405">
            <text:p>268,197405</text:p>
          </table:table-cell>
          <table:table-cell office:value-type="float" office:value="352.1281575">
            <text:p>352,1281575</text:p>
          </table:table-cell>
          <table:table-cell/>
        </table:table-row>
        <table:table-row table:style-name="ro1">
          <table:table-cell office:value-type="float" office:value="6120">
            <text:p>6120</text:p>
          </table:table-cell>
          <table:table-cell office:value-type="float" office:value="34.8406135">
            <text:p>34,8406135</text:p>
          </table:table-cell>
          <table:table-cell office:value-type="float" office:value="39.329811">
            <text:p>39,329811</text:p>
          </table:table-cell>
          <table:table-cell office:value-type="float" office:value="48.58742875">
            <text:p>48,58742875</text:p>
          </table:table-cell>
          <table:table-cell office:value-type="float" office:value="59.72768625">
            <text:p>59,72768625</text:p>
          </table:table-cell>
          <table:table-cell office:value-type="float" office:value="61.884201">
            <text:p>61,884201</text:p>
          </table:table-cell>
          <table:table-cell office:value-type="float" office:value="84.7506065">
            <text:p>84,7506065</text:p>
          </table:table-cell>
          <table:table-cell office:value-type="float" office:value="91.508761">
            <text:p>91,508761</text:p>
          </table:table-cell>
          <table:table-cell office:value-type="float" office:value="150.199443">
            <text:p>150,199443</text:p>
          </table:table-cell>
          <table:table-cell office:value-type="float" office:value="166.3546475">
            <text:p>166,3546475</text:p>
          </table:table-cell>
          <table:table-cell office:value-type="float" office:value="269.0542525">
            <text:p>269,0542525</text:p>
          </table:table-cell>
          <table:table-cell office:value-type="float" office:value="352.737905">
            <text:p>352,737905</text:p>
          </table:table-cell>
          <table:table-cell/>
        </table:table-row>
        <table:table-row table:style-name="ro1">
          <table:table-cell office:value-type="float" office:value="6160">
            <text:p>6160</text:p>
          </table:table-cell>
          <table:table-cell office:value-type="float" office:value="34.970767">
            <text:p>34,970767</text:p>
          </table:table-cell>
          <table:table-cell office:value-type="float" office:value="39.35096125">
            <text:p>39,35096125</text:p>
          </table:table-cell>
          <table:table-cell office:value-type="float" office:value="48.61663575">
            <text:p>48,61663575</text:p>
          </table:table-cell>
          <table:table-cell office:value-type="float" office:value="59.91021925">
            <text:p>59,91021925</text:p>
          </table:table-cell>
          <table:table-cell office:value-type="float" office:value="62.1778995">
            <text:p>62,1778995</text:p>
          </table:table-cell>
          <table:table-cell office:value-type="float" office:value="84.883908">
            <text:p>84,883908</text:p>
          </table:table-cell>
          <table:table-cell office:value-type="float" office:value="91.7029215">
            <text:p>91,7029215</text:p>
          </table:table-cell>
          <table:table-cell office:value-type="float" office:value="150.2266">
            <text:p>150,2266</text:p>
          </table:table-cell>
          <table:table-cell office:value-type="float" office:value="166.33207">
            <text:p>166,33207</text:p>
          </table:table-cell>
          <table:table-cell office:value-type="float" office:value="269.4010425">
            <text:p>269,4010425</text:p>
          </table:table-cell>
          <table:table-cell office:value-type="float" office:value="353.037485">
            <text:p>353,037485</text:p>
          </table:table-cell>
          <table:table-cell/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35.08129625">
            <text:p>35,08129625</text:p>
          </table:table-cell>
          <table:table-cell office:value-type="float" office:value="39.32638025">
            <text:p>39,32638025</text:p>
          </table:table-cell>
          <table:table-cell office:value-type="float" office:value="48.65255675">
            <text:p>48,65255675</text:p>
          </table:table-cell>
          <table:table-cell office:value-type="float" office:value="59.98550275">
            <text:p>59,98550275</text:p>
          </table:table-cell>
          <table:table-cell office:value-type="float" office:value="62.3663325">
            <text:p>62,3663325</text:p>
          </table:table-cell>
          <table:table-cell office:value-type="float" office:value="84.85599525">
            <text:p>84,85599525</text:p>
          </table:table-cell>
          <table:table-cell office:value-type="float" office:value="91.89497275">
            <text:p>91,89497275</text:p>
          </table:table-cell>
          <table:table-cell office:value-type="float" office:value="150.266117">
            <text:p>150,266117</text:p>
          </table:table-cell>
          <table:table-cell office:value-type="float" office:value="166.152125">
            <text:p>166,152125</text:p>
          </table:table-cell>
          <table:table-cell office:value-type="float" office:value="270.2613125">
            <text:p>270,2613125</text:p>
          </table:table-cell>
          <table:table-cell office:value-type="float" office:value="354.17905">
            <text:p>354,17905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float" office:value="35.22384575">
            <text:p>35,22384575</text:p>
          </table:table-cell>
          <table:table-cell office:value-type="float" office:value="39.4237425">
            <text:p>39,4237425</text:p>
          </table:table-cell>
          <table:table-cell office:value-type="float" office:value="48.590099">
            <text:p>48,590099</text:p>
          </table:table-cell>
          <table:table-cell office:value-type="float" office:value="60.350926">
            <text:p>60,350926</text:p>
          </table:table-cell>
          <table:table-cell office:value-type="float" office:value="62.718399">
            <text:p>62,718399</text:p>
          </table:table-cell>
          <table:table-cell office:value-type="float" office:value="85.02452525">
            <text:p>85,02452525</text:p>
          </table:table-cell>
          <table:table-cell office:value-type="float" office:value="92.44377975">
            <text:p>92,44377975</text:p>
          </table:table-cell>
          <table:table-cell office:value-type="float" office:value="150.465397">
            <text:p>150,465397</text:p>
          </table:table-cell>
          <table:table-cell office:value-type="float" office:value="166.47487">
            <text:p>166,47487</text:p>
          </table:table-cell>
          <table:table-cell office:value-type="float" office:value="272.6097875">
            <text:p>272,6097875</text:p>
          </table:table-cell>
          <table:table-cell office:value-type="float" office:value="355.14877">
            <text:p>355,14877</text:p>
          </table:table-cell>
          <table:table-cell/>
        </table:table-row>
        <table:table-row table:style-name="ro1">
          <table:table-cell office:value-type="float" office:value="6280">
            <text:p>6280</text:p>
          </table:table-cell>
          <table:table-cell office:value-type="float" office:value="35.3436235">
            <text:p>35,3436235</text:p>
          </table:table-cell>
          <table:table-cell office:value-type="float" office:value="39.51021875">
            <text:p>39,51021875</text:p>
          </table:table-cell>
          <table:table-cell office:value-type="float" office:value="48.41058425">
            <text:p>48,41058425</text:p>
          </table:table-cell>
          <table:table-cell office:value-type="float" office:value="60.5632585">
            <text:p>60,5632585</text:p>
          </table:table-cell>
          <table:table-cell office:value-type="float" office:value="62.9439915">
            <text:p>62,9439915</text:p>
          </table:table-cell>
          <table:table-cell office:value-type="float" office:value="85.09734375">
            <text:p>85,09734375</text:p>
          </table:table-cell>
          <table:table-cell office:value-type="float" office:value="93.00133725">
            <text:p>93,00133725</text:p>
          </table:table-cell>
          <table:table-cell office:value-type="float" office:value="150.543592">
            <text:p>150,543592</text:p>
          </table:table-cell>
          <table:table-cell office:value-type="float" office:value="166.83719">
            <text:p>166,83719</text:p>
          </table:table-cell>
          <table:table-cell office:value-type="float" office:value="275.0078225">
            <text:p>275,0078225</text:p>
          </table:table-cell>
          <table:table-cell office:value-type="float" office:value="356.1908225">
            <text:p>356,1908225</text:p>
          </table:table-cell>
          <table:table-cell/>
        </table:table-row>
        <table:table-row table:style-name="ro1">
          <table:table-cell office:value-type="float" office:value="6320">
            <text:p>6320</text:p>
          </table:table-cell>
          <table:table-cell office:value-type="float" office:value="35.38313125">
            <text:p>35,38313125</text:p>
          </table:table-cell>
          <table:table-cell office:value-type="float" office:value="39.62162125">
            <text:p>39,62162125</text:p>
          </table:table-cell>
          <table:table-cell office:value-type="float" office:value="48.2613545">
            <text:p>48,2613545</text:p>
          </table:table-cell>
          <table:table-cell office:value-type="float" office:value="60.657235">
            <text:p>60,657235</text:p>
          </table:table-cell>
          <table:table-cell office:value-type="float" office:value="63.0880075">
            <text:p>63,0880075</text:p>
          </table:table-cell>
          <table:table-cell office:value-type="float" office:value="85.02263375">
            <text:p>85,02263375</text:p>
          </table:table-cell>
          <table:table-cell office:value-type="float" office:value="93.4947985">
            <text:p>93,4947985</text:p>
          </table:table-cell>
          <table:table-cell office:value-type="float" office:value="150.601355">
            <text:p>150,601355</text:p>
          </table:table-cell>
          <table:table-cell office:value-type="float" office:value="167.0862825">
            <text:p>167,0862825</text:p>
          </table:table-cell>
          <table:table-cell office:value-type="float" office:value="276.6967325">
            <text:p>276,6967325</text:p>
          </table:table-cell>
          <table:table-cell office:value-type="float" office:value="357.3490425">
            <text:p>357,3490425</text:p>
          </table:table-cell>
          <table:table-cell/>
        </table:table-row>
        <table:table-row table:style-name="ro1">
          <table:table-cell office:value-type="float" office:value="6360">
            <text:p>6360</text:p>
          </table:table-cell>
          <table:table-cell office:value-type="float" office:value="35.3789055">
            <text:p>35,3789055</text:p>
          </table:table-cell>
          <table:table-cell office:value-type="float" office:value="39.7097275">
            <text:p>39,7097275</text:p>
          </table:table-cell>
          <table:table-cell office:value-type="float" office:value="48.12226325">
            <text:p>48,12226325</text:p>
          </table:table-cell>
          <table:table-cell office:value-type="float" office:value="60.794208">
            <text:p>60,794208</text:p>
          </table:table-cell>
          <table:table-cell office:value-type="float" office:value="63.25514825">
            <text:p>63,25514825</text:p>
          </table:table-cell>
          <table:table-cell office:value-type="float" office:value="84.9641425">
            <text:p>84,9641425</text:p>
          </table:table-cell>
          <table:table-cell office:value-type="float" office:value="94.253085">
            <text:p>94,253085</text:p>
          </table:table-cell>
          <table:table-cell office:value-type="float" office:value="150.692224">
            <text:p>150,692224</text:p>
          </table:table-cell>
          <table:table-cell office:value-type="float" office:value="167.4560425">
            <text:p>167,4560425</text:p>
          </table:table-cell>
          <table:table-cell office:value-type="float" office:value="278.0616725">
            <text:p>278,0616725</text:p>
          </table:table-cell>
          <table:table-cell office:value-type="float" office:value="358.7806575">
            <text:p>358,7806575</text:p>
          </table:table-cell>
          <table:table-cell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35.22983175">
            <text:p>35,22983175</text:p>
          </table:table-cell>
          <table:table-cell office:value-type="float" office:value="39.69717925">
            <text:p>39,69717925</text:p>
          </table:table-cell>
          <table:table-cell office:value-type="float" office:value="48.02761275">
            <text:p>48,02761275</text:p>
          </table:table-cell>
          <table:table-cell office:value-type="float" office:value="60.83264725">
            <text:p>60,83264725</text:p>
          </table:table-cell>
          <table:table-cell office:value-type="float" office:value="63.38583925">
            <text:p>63,38583925</text:p>
          </table:table-cell>
          <table:table-cell office:value-type="float" office:value="85.00802275">
            <text:p>85,00802275</text:p>
          </table:table-cell>
          <table:table-cell office:value-type="float" office:value="94.81527125">
            <text:p>94,81527125</text:p>
          </table:table-cell>
          <table:table-cell office:value-type="float" office:value="151.012508">
            <text:p>151,012508</text:p>
          </table:table-cell>
          <table:table-cell office:value-type="float" office:value="168.0210925">
            <text:p>168,0210925</text:p>
          </table:table-cell>
          <table:table-cell office:value-type="float" office:value="278.9944325">
            <text:p>278,9944325</text:p>
          </table:table-cell>
          <table:table-cell office:value-type="float" office:value="360.118735">
            <text:p>360,118735</text:p>
          </table:table-cell>
          <table:table-cell/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35.0880965">
            <text:p>35,0880965</text:p>
          </table:table-cell>
          <table:table-cell office:value-type="float" office:value="39.59399175">
            <text:p>39,59399175</text:p>
          </table:table-cell>
          <table:table-cell office:value-type="float" office:value="47.91647375">
            <text:p>47,91647375</text:p>
          </table:table-cell>
          <table:table-cell office:value-type="float" office:value="60.81354275">
            <text:p>60,81354275</text:p>
          </table:table-cell>
          <table:table-cell office:value-type="float" office:value="63.5542495">
            <text:p>63,5542495</text:p>
          </table:table-cell>
          <table:table-cell office:value-type="float" office:value="85.03598025">
            <text:p>85,03598025</text:p>
          </table:table-cell>
          <table:table-cell office:value-type="float" office:value="95.383695">
            <text:p>95,383695</text:p>
          </table:table-cell>
          <table:table-cell office:value-type="float" office:value="150.8055555">
            <text:p>150,8055555</text:p>
          </table:table-cell>
          <table:table-cell office:value-type="float" office:value="168.08415">
            <text:p>168,08415</text:p>
          </table:table-cell>
          <table:table-cell office:value-type="float" office:value="279.554345">
            <text:p>279,554345</text:p>
          </table:table-cell>
          <table:table-cell office:value-type="float" office:value="361.4184325">
            <text:p>361,4184325</text:p>
          </table:table-cell>
          <table:table-cell/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34.94641125">
            <text:p>34,94641125</text:p>
          </table:table-cell>
          <table:table-cell office:value-type="float" office:value="39.4363415">
            <text:p>39,4363415</text:p>
          </table:table-cell>
          <table:table-cell office:value-type="float" office:value="47.846634">
            <text:p>47,846634</text:p>
          </table:table-cell>
          <table:table-cell office:value-type="float" office:value="60.778329">
            <text:p>60,778329</text:p>
          </table:table-cell>
          <table:table-cell office:value-type="float" office:value="63.4194405">
            <text:p>63,4194405</text:p>
          </table:table-cell>
          <table:table-cell office:value-type="float" office:value="84.78186875">
            <text:p>84,78186875</text:p>
          </table:table-cell>
          <table:table-cell office:value-type="float" office:value="96.1352495">
            <text:p>96,1352495</text:p>
          </table:table-cell>
          <table:table-cell office:value-type="float" office:value="150.4412405">
            <text:p>150,4412405</text:p>
          </table:table-cell>
          <table:table-cell office:value-type="float" office:value="168.2402325">
            <text:p>168,2402325</text:p>
          </table:table-cell>
          <table:table-cell office:value-type="float" office:value="280.7144">
            <text:p>280,7144</text:p>
          </table:table-cell>
          <table:table-cell office:value-type="float" office:value="362.8138125">
            <text:p>362,8138125</text:p>
          </table:table-cell>
          <table:table-cell/>
        </table:table-row>
        <table:table-row table:style-name="ro1">
          <table:table-cell office:value-type="float" office:value="6520">
            <text:p>6520</text:p>
          </table:table-cell>
          <table:table-cell office:value-type="float" office:value="34.79511275">
            <text:p>34,79511275</text:p>
          </table:table-cell>
          <table:table-cell office:value-type="float" office:value="39.3370595">
            <text:p>39,3370595</text:p>
          </table:table-cell>
          <table:table-cell office:value-type="float" office:value="47.7425425">
            <text:p>47,7425425</text:p>
          </table:table-cell>
          <table:table-cell office:value-type="float" office:value="60.57013525">
            <text:p>60,57013525</text:p>
          </table:table-cell>
          <table:table-cell office:value-type="float" office:value="63.3284775">
            <text:p>63,3284775</text:p>
          </table:table-cell>
          <table:table-cell office:value-type="float" office:value="84.50756375">
            <text:p>84,50756375</text:p>
          </table:table-cell>
          <table:table-cell office:value-type="float" office:value="96.35534325">
            <text:p>96,35534325</text:p>
          </table:table-cell>
          <table:table-cell office:value-type="float" office:value="150.176581">
            <text:p>150,176581</text:p>
          </table:table-cell>
          <table:table-cell office:value-type="float" office:value="168.269735">
            <text:p>168,269735</text:p>
          </table:table-cell>
          <table:table-cell office:value-type="float" office:value="281.479525">
            <text:p>281,479525</text:p>
          </table:table-cell>
          <table:table-cell office:value-type="float" office:value="363.88222">
            <text:p>363,88222</text:p>
          </table:table-cell>
          <table:table-cell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34.67335275">
            <text:p>34,67335275</text:p>
          </table:table-cell>
          <table:table-cell office:value-type="float" office:value="39.2226785">
            <text:p>39,2226785</text:p>
          </table:table-cell>
          <table:table-cell office:value-type="float" office:value="47.7372985">
            <text:p>47,7372985</text:p>
          </table:table-cell>
          <table:table-cell office:value-type="float" office:value="60.38122375">
            <text:p>60,38122375</text:p>
          </table:table-cell>
          <table:table-cell office:value-type="float" office:value="63.16559125">
            <text:p>63,16559125</text:p>
          </table:table-cell>
          <table:table-cell office:value-type="float" office:value="84.30613425">
            <text:p>84,30613425</text:p>
          </table:table-cell>
          <table:table-cell office:value-type="float" office:value="96.32675825">
            <text:p>96,32675825</text:p>
          </table:table-cell>
          <table:table-cell office:value-type="float" office:value="149.806279">
            <text:p>149,806279</text:p>
          </table:table-cell>
          <table:table-cell office:value-type="float" office:value="168.305425">
            <text:p>168,305425</text:p>
          </table:table-cell>
          <table:table-cell office:value-type="float" office:value="282.668795">
            <text:p>282,668795</text:p>
          </table:table-cell>
          <table:table-cell office:value-type="float" office:value="364.920435">
            <text:p>364,920435</text:p>
          </table:table-cell>
          <table:table-cell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34.622263">
            <text:p>34,622263</text:p>
          </table:table-cell>
          <table:table-cell office:value-type="float" office:value="39.11451075">
            <text:p>39,11451075</text:p>
          </table:table-cell>
          <table:table-cell office:value-type="float" office:value="47.688428">
            <text:p>47,688428</text:p>
          </table:table-cell>
          <table:table-cell office:value-type="float" office:value="60.257519">
            <text:p>60,257519</text:p>
          </table:table-cell>
          <table:table-cell office:value-type="float" office:value="63.0844455">
            <text:p>63,0844455</text:p>
          </table:table-cell>
          <table:table-cell office:value-type="float" office:value="84.29066425">
            <text:p>84,29066425</text:p>
          </table:table-cell>
          <table:table-cell office:value-type="float" office:value="96.72301725">
            <text:p>96,72301725</text:p>
          </table:table-cell>
          <table:table-cell office:value-type="float" office:value="149.492073">
            <text:p>149,492073</text:p>
          </table:table-cell>
          <table:table-cell office:value-type="float" office:value="168.4358475">
            <text:p>168,4358475</text:p>
          </table:table-cell>
          <table:table-cell office:value-type="float" office:value="283.4341525">
            <text:p>283,4341525</text:p>
          </table:table-cell>
          <table:table-cell office:value-type="float" office:value="365.8122425">
            <text:p>365,8122425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float" office:value="34.496105">
            <text:p>34,496105</text:p>
          </table:table-cell>
          <table:table-cell office:value-type="float" office:value="38.9589485">
            <text:p>38,9589485</text:p>
          </table:table-cell>
          <table:table-cell office:value-type="float" office:value="47.643457">
            <text:p>47,643457</text:p>
          </table:table-cell>
          <table:table-cell office:value-type="float" office:value="60.10037925">
            <text:p>60,10037925</text:p>
          </table:table-cell>
          <table:table-cell office:value-type="float" office:value="62.93235575">
            <text:p>62,93235575</text:p>
          </table:table-cell>
          <table:table-cell office:value-type="float" office:value="84.12151175">
            <text:p>84,12151175</text:p>
          </table:table-cell>
          <table:table-cell office:value-type="float" office:value="96.9374585">
            <text:p>96,9374585</text:p>
          </table:table-cell>
          <table:table-cell office:value-type="float" office:value="149.308193">
            <text:p>149,308193</text:p>
          </table:table-cell>
          <table:table-cell office:value-type="float" office:value="168.297195">
            <text:p>168,297195</text:p>
          </table:table-cell>
          <table:table-cell office:value-type="float" office:value="283.6878925">
            <text:p>283,6878925</text:p>
          </table:table-cell>
          <table:table-cell office:value-type="float" office:value="366.8311025">
            <text:p>366,8311025</text:p>
          </table:table-cell>
          <table:table-cell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34.417052">
            <text:p>34,417052</text:p>
          </table:table-cell>
          <table:table-cell office:value-type="float" office:value="38.87463225">
            <text:p>38,87463225</text:p>
          </table:table-cell>
          <table:table-cell office:value-type="float" office:value="47.6079165">
            <text:p>47,6079165</text:p>
          </table:table-cell>
          <table:table-cell office:value-type="float" office:value="60.0098465">
            <text:p>60,0098465</text:p>
          </table:table-cell>
          <table:table-cell office:value-type="float" office:value="62.77863575">
            <text:p>62,77863575</text:p>
          </table:table-cell>
          <table:table-cell office:value-type="float" office:value="83.8644855">
            <text:p>83,8644855</text:p>
          </table:table-cell>
          <table:table-cell office:value-type="float" office:value="96.8965105">
            <text:p>96,8965105</text:p>
          </table:table-cell>
          <table:table-cell office:value-type="float" office:value="149.0519095">
            <text:p>149,0519095</text:p>
          </table:table-cell>
          <table:table-cell office:value-type="float" office:value="168.069535">
            <text:p>168,069535</text:p>
          </table:table-cell>
          <table:table-cell office:value-type="float" office:value="283.8038825">
            <text:p>283,8038825</text:p>
          </table:table-cell>
          <table:table-cell office:value-type="float" office:value="368.0675325">
            <text:p>368,0675325</text:p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34.3482815">
            <text:p>34,3482815</text:p>
          </table:table-cell>
          <table:table-cell office:value-type="float" office:value="38.77508125">
            <text:p>38,77508125</text:p>
          </table:table-cell>
          <table:table-cell office:value-type="float" office:value="47.5217255">
            <text:p>47,5217255</text:p>
          </table:table-cell>
          <table:table-cell office:value-type="float" office:value="59.939553">
            <text:p>59,939553</text:p>
          </table:table-cell>
          <table:table-cell office:value-type="float" office:value="62.65585375">
            <text:p>62,65585375</text:p>
          </table:table-cell>
          <table:table-cell office:value-type="float" office:value="83.6349095">
            <text:p>83,6349095</text:p>
          </table:table-cell>
          <table:table-cell office:value-type="float" office:value="96.87469175">
            <text:p>96,87469175</text:p>
          </table:table-cell>
          <table:table-cell office:value-type="float" office:value="148.9431945">
            <text:p>148,9431945</text:p>
          </table:table-cell>
          <table:table-cell office:value-type="float" office:value="167.994655">
            <text:p>167,994655</text:p>
          </table:table-cell>
          <table:table-cell office:value-type="float" office:value="284.599035">
            <text:p>284,599035</text:p>
          </table:table-cell>
          <table:table-cell office:value-type="float" office:value="369.2174525">
            <text:p>369,2174525</text:p>
          </table:table-cell>
          <table:table-cell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34.31663925">
            <text:p>34,31663925</text:p>
          </table:table-cell>
          <table:table-cell office:value-type="float" office:value="38.73926175">
            <text:p>38,73926175</text:p>
          </table:table-cell>
          <table:table-cell office:value-type="float" office:value="47.43937675">
            <text:p>47,43937675</text:p>
          </table:table-cell>
          <table:table-cell office:value-type="float" office:value="59.85491125">
            <text:p>59,85491125</text:p>
          </table:table-cell>
          <table:table-cell office:value-type="float" office:value="62.4425805">
            <text:p>62,4425805</text:p>
          </table:table-cell>
          <table:table-cell office:value-type="float" office:value="83.43208475">
            <text:p>83,43208475</text:p>
          </table:table-cell>
          <table:table-cell office:value-type="float" office:value="97.0839655">
            <text:p>97,0839655</text:p>
          </table:table-cell>
          <table:table-cell office:value-type="float" office:value="148.846813">
            <text:p>148,846813</text:p>
          </table:table-cell>
          <table:table-cell office:value-type="float" office:value="167.9701875">
            <text:p>167,9701875</text:p>
          </table:table-cell>
          <table:table-cell office:value-type="float" office:value="285.40072">
            <text:p>285,40072</text:p>
          </table:table-cell>
          <table:table-cell office:value-type="float" office:value="369.8561825">
            <text:p>369,8561825</text:p>
          </table:table-cell>
          <table:table-cell/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34.31959325">
            <text:p>34,31959325</text:p>
          </table:table-cell>
          <table:table-cell office:value-type="float" office:value="38.711169">
            <text:p>38,711169</text:p>
          </table:table-cell>
          <table:table-cell office:value-type="float" office:value="47.39098725">
            <text:p>47,39098725</text:p>
          </table:table-cell>
          <table:table-cell office:value-type="float" office:value="59.89807075">
            <text:p>59,89807075</text:p>
          </table:table-cell>
          <table:table-cell office:value-type="float" office:value="62.296864">
            <text:p>62,296864</text:p>
          </table:table-cell>
          <table:table-cell office:value-type="float" office:value="83.340686">
            <text:p>83,340686</text:p>
          </table:table-cell>
          <table:table-cell office:value-type="float" office:value="97.54413975">
            <text:p>97,54413975</text:p>
          </table:table-cell>
          <table:table-cell office:value-type="float" office:value="148.8616435">
            <text:p>148,8616435</text:p>
          </table:table-cell>
          <table:table-cell office:value-type="float" office:value="168.108">
            <text:p>168,108</text:p>
          </table:table-cell>
          <table:table-cell office:value-type="float" office:value="285.8288175">
            <text:p>285,8288175</text:p>
          </table:table-cell>
          <table:table-cell office:value-type="float" office:value="370.676875">
            <text:p>370,676875</text:p>
          </table:table-cell>
          <table:table-cell/>
        </table:table-row>
        <table:table-row table:style-name="ro1">
          <table:table-cell office:value-type="float" office:value="6840">
            <text:p>6840</text:p>
          </table:table-cell>
          <table:table-cell office:value-type="float" office:value="34.3467485">
            <text:p>34,3467485</text:p>
          </table:table-cell>
          <table:table-cell office:value-type="float" office:value="38.70002625">
            <text:p>38,70002625</text:p>
          </table:table-cell>
          <table:table-cell office:value-type="float" office:value="47.3853525">
            <text:p>47,3853525</text:p>
          </table:table-cell>
          <table:table-cell office:value-type="float" office:value="59.93481475">
            <text:p>59,93481475</text:p>
          </table:table-cell>
          <table:table-cell office:value-type="float" office:value="62.207415">
            <text:p>62,207415</text:p>
          </table:table-cell>
          <table:table-cell office:value-type="float" office:value="83.302603">
            <text:p>83,302603</text:p>
          </table:table-cell>
          <table:table-cell office:value-type="float" office:value="97.5919645">
            <text:p>97,5919645</text:p>
          </table:table-cell>
          <table:table-cell office:value-type="float" office:value="148.6572225">
            <text:p>148,6572225</text:p>
          </table:table-cell>
          <table:table-cell office:value-type="float" office:value="168.1578675">
            <text:p>168,1578675</text:p>
          </table:table-cell>
          <table:table-cell office:value-type="float" office:value="286.692475">
            <text:p>286,692475</text:p>
          </table:table-cell>
          <table:table-cell office:value-type="float" office:value="371.8942325">
            <text:p>371,8942325</text:p>
          </table:table-cell>
          <table:table-cell/>
        </table:table-row>
        <table:table-row table:style-name="ro1">
          <table:table-cell office:value-type="float" office:value="6880">
            <text:p>6880</text:p>
          </table:table-cell>
          <table:table-cell office:value-type="float" office:value="34.36581675">
            <text:p>34,36581675</text:p>
          </table:table-cell>
          <table:table-cell office:value-type="float" office:value="38.72199725">
            <text:p>38,72199725</text:p>
          </table:table-cell>
          <table:table-cell office:value-type="float" office:value="47.2212815">
            <text:p>47,2212815</text:p>
          </table:table-cell>
          <table:table-cell office:value-type="float" office:value="60.03395225">
            <text:p>60,03395225</text:p>
          </table:table-cell>
          <table:table-cell office:value-type="float" office:value="62.232448">
            <text:p>62,232448</text:p>
          </table:table-cell>
          <table:table-cell office:value-type="float" office:value="83.29541575">
            <text:p>83,29541575</text:p>
          </table:table-cell>
          <table:table-cell office:value-type="float" office:value="97.9408265">
            <text:p>97,9408265</text:p>
          </table:table-cell>
          <table:table-cell office:value-type="float" office:value="148.5655955">
            <text:p>148,5655955</text:p>
          </table:table-cell>
          <table:table-cell office:value-type="float" office:value="168.53224">
            <text:p>168,53224</text:p>
          </table:table-cell>
          <table:table-cell office:value-type="float" office:value="287.37309">
            <text:p>287,37309</text:p>
          </table:table-cell>
          <table:table-cell office:value-type="float" office:value="373.4650225">
            <text:p>373,4650225</text:p>
          </table:table-cell>
          <table:table-cell/>
        </table:table-row>
        <table:table-row table:style-name="ro1">
          <table:table-cell office:value-type="float" office:value="6920">
            <text:p>6920</text:p>
          </table:table-cell>
          <table:table-cell office:value-type="float" office:value="34.33747325">
            <text:p>34,33747325</text:p>
          </table:table-cell>
          <table:table-cell office:value-type="float" office:value="38.64875725">
            <text:p>38,64875725</text:p>
          </table:table-cell>
          <table:table-cell office:value-type="float" office:value="47.07953775">
            <text:p>47,07953775</text:p>
          </table:table-cell>
          <table:table-cell office:value-type="float" office:value="60.060276">
            <text:p>60,060276</text:p>
          </table:table-cell>
          <table:table-cell office:value-type="float" office:value="62.119957">
            <text:p>62,119957</text:p>
          </table:table-cell>
          <table:table-cell office:value-type="float" office:value="83.161223">
            <text:p>83,161223</text:p>
          </table:table-cell>
          <table:table-cell office:value-type="float" office:value="97.96739625">
            <text:p>97,96739625</text:p>
          </table:table-cell>
          <table:table-cell office:value-type="float" office:value="148.19902">
            <text:p>148,19902</text:p>
          </table:table-cell>
          <table:table-cell office:value-type="float" office:value="169.00859">
            <text:p>169,00859</text:p>
          </table:table-cell>
          <table:table-cell office:value-type="float" office:value="288.0172575">
            <text:p>288,0172575</text:p>
          </table:table-cell>
          <table:table-cell office:value-type="float" office:value="375.3511725">
            <text:p>375,3511725</text:p>
          </table:table-cell>
          <table:table-cell/>
        </table:table-row>
        <table:table-row table:style-name="ro1">
          <table:table-cell office:value-type="float" office:value="6960">
            <text:p>6960</text:p>
          </table:table-cell>
          <table:table-cell office:value-type="float" office:value="34.2548755">
            <text:p>34,2548755</text:p>
          </table:table-cell>
          <table:table-cell office:value-type="float" office:value="38.63597025">
            <text:p>38,63597025</text:p>
          </table:table-cell>
          <table:table-cell office:value-type="float" office:value="46.91651">
            <text:p>46,91651</text:p>
          </table:table-cell>
          <table:table-cell office:value-type="float" office:value="60.05667825">
            <text:p>60,05667825</text:p>
          </table:table-cell>
          <table:table-cell office:value-type="float" office:value="61.95569525">
            <text:p>61,95569525</text:p>
          </table:table-cell>
          <table:table-cell office:value-type="float" office:value="83.03813625">
            <text:p>83,03813625</text:p>
          </table:table-cell>
          <table:table-cell office:value-type="float" office:value="97.9346205">
            <text:p>97,9346205</text:p>
          </table:table-cell>
          <table:table-cell office:value-type="float" office:value="147.979105">
            <text:p>147,979105</text:p>
          </table:table-cell>
          <table:table-cell office:value-type="float" office:value="169.155705">
            <text:p>169,155705</text:p>
          </table:table-cell>
          <table:table-cell office:value-type="float" office:value="288.688425">
            <text:p>288,688425</text:p>
          </table:table-cell>
          <table:table-cell office:value-type="float" office:value="377.2584575">
            <text:p>377,2584575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4.17511175">
            <text:p>34,17511175</text:p>
          </table:table-cell>
          <table:table-cell office:value-type="float" office:value="38.5996005">
            <text:p>38,5996005</text:p>
          </table:table-cell>
          <table:table-cell office:value-type="float" office:value="46.72932175">
            <text:p>46,72932175</text:p>
          </table:table-cell>
          <table:table-cell office:value-type="float" office:value="60.02279525">
            <text:p>60,02279525</text:p>
          </table:table-cell>
          <table:table-cell office:value-type="float" office:value="61.77383">
            <text:p>61,77383</text:p>
          </table:table-cell>
          <table:table-cell office:value-type="float" office:value="82.977284">
            <text:p>82,977284</text:p>
          </table:table-cell>
          <table:table-cell office:value-type="float" office:value="97.7015465">
            <text:p>97,7015465</text:p>
          </table:table-cell>
          <table:table-cell office:value-type="float" office:value="147.7351665">
            <text:p>147,7351665</text:p>
          </table:table-cell>
          <table:table-cell office:value-type="float" office:value="169.136915">
            <text:p>169,136915</text:p>
          </table:table-cell>
          <table:table-cell office:value-type="float" office:value="288.85926">
            <text:p>288,85926</text:p>
          </table:table-cell>
          <table:table-cell office:value-type="float" office:value="378.284115">
            <text:p>378,284115</text:p>
          </table:table-cell>
          <table:table-cell/>
        </table:table-row>
        <table:table-row table:style-name="ro1">
          <table:table-cell office:value-type="float" office:value="7040">
            <text:p>7040</text:p>
          </table:table-cell>
          <table:table-cell office:value-type="float" office:value="34.1433715">
            <text:p>34,1433715</text:p>
          </table:table-cell>
          <table:table-cell office:value-type="float" office:value="38.64756375">
            <text:p>38,64756375</text:p>
          </table:table-cell>
          <table:table-cell office:value-type="float" office:value="46.60106875">
            <text:p>46,60106875</text:p>
          </table:table-cell>
          <table:table-cell office:value-type="float" office:value="60.10164725">
            <text:p>60,10164725</text:p>
          </table:table-cell>
          <table:table-cell office:value-type="float" office:value="61.63631775">
            <text:p>61,63631775</text:p>
          </table:table-cell>
          <table:table-cell office:value-type="float" office:value="82.91772275">
            <text:p>82,91772275</text:p>
          </table:table-cell>
          <table:table-cell office:value-type="float" office:value="97.43210975">
            <text:p>97,43210975</text:p>
          </table:table-cell>
          <table:table-cell office:value-type="float" office:value="147.3250805">
            <text:p>147,3250805</text:p>
          </table:table-cell>
          <table:table-cell office:value-type="float" office:value="169.3782975">
            <text:p>169,3782975</text:p>
          </table:table-cell>
          <table:table-cell office:value-type="float" office:value="289.291175">
            <text:p>289,291175</text:p>
          </table:table-cell>
          <table:table-cell office:value-type="float" office:value="379.3286025">
            <text:p>379,3286025</text:p>
          </table:table-cell>
          <table:table-cell/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34.13103375">
            <text:p>34,13103375</text:p>
          </table:table-cell>
          <table:table-cell office:value-type="float" office:value="38.792864">
            <text:p>38,792864</text:p>
          </table:table-cell>
          <table:table-cell office:value-type="float" office:value="46.544011">
            <text:p>46,544011</text:p>
          </table:table-cell>
          <table:table-cell office:value-type="float" office:value="60.1726915">
            <text:p>60,1726915</text:p>
          </table:table-cell>
          <table:table-cell office:value-type="float" office:value="61.5260735">
            <text:p>61,5260735</text:p>
          </table:table-cell>
          <table:table-cell office:value-type="float" office:value="82.81487975">
            <text:p>82,81487975</text:p>
          </table:table-cell>
          <table:table-cell office:value-type="float" office:value="97.30623">
            <text:p>97,30623</text:p>
          </table:table-cell>
          <table:table-cell office:value-type="float" office:value="146.8682735">
            <text:p>146,8682735</text:p>
          </table:table-cell>
          <table:table-cell office:value-type="float" office:value="169.598735">
            <text:p>169,598735</text:p>
          </table:table-cell>
          <table:table-cell office:value-type="float" office:value="289.884635">
            <text:p>289,884635</text:p>
          </table:table-cell>
          <table:table-cell office:value-type="float" office:value="380.085865">
            <text:p>380,085865</text:p>
          </table:table-cell>
          <table:table-cell/>
        </table:table-row>
        <table:table-row table:style-name="ro1">
          <table:table-cell office:value-type="float" office:value="7120">
            <text:p>7120</text:p>
          </table:table-cell>
          <table:table-cell office:value-type="float" office:value="34.0906315">
            <text:p>34,0906315</text:p>
          </table:table-cell>
          <table:table-cell office:value-type="float" office:value="38.864485">
            <text:p>38,864485</text:p>
          </table:table-cell>
          <table:table-cell office:value-type="float" office:value="46.4945795">
            <text:p>46,4945795</text:p>
          </table:table-cell>
          <table:table-cell office:value-type="float" office:value="60.21816025">
            <text:p>60,21816025</text:p>
          </table:table-cell>
          <table:table-cell office:value-type="float" office:value="61.40038225">
            <text:p>61,40038225</text:p>
          </table:table-cell>
          <table:table-cell office:value-type="float" office:value="82.68441025">
            <text:p>82,68441025</text:p>
          </table:table-cell>
          <table:table-cell office:value-type="float" office:value="97.25180325">
            <text:p>97,25180325</text:p>
          </table:table-cell>
          <table:table-cell office:value-type="float" office:value="146.3673325">
            <text:p>146,3673325</text:p>
          </table:table-cell>
          <table:table-cell office:value-type="float" office:value="169.6986425">
            <text:p>169,6986425</text:p>
          </table:table-cell>
          <table:table-cell office:value-type="float" office:value="290.25083">
            <text:p>290,25083</text:p>
          </table:table-cell>
          <table:table-cell office:value-type="float" office:value="381.033795">
            <text:p>381,033795</text:p>
          </table:table-cell>
          <table:table-cell/>
        </table:table-row>
        <table:table-row table:style-name="ro1">
          <table:table-cell office:value-type="float" office:value="7160">
            <text:p>7160</text:p>
          </table:table-cell>
          <table:table-cell office:value-type="float" office:value="33.956528">
            <text:p>33,956528</text:p>
          </table:table-cell>
          <table:table-cell office:value-type="float" office:value="38.815615">
            <text:p>38,815615</text:p>
          </table:table-cell>
          <table:table-cell office:value-type="float" office:value="46.447246">
            <text:p>46,447246</text:p>
          </table:table-cell>
          <table:table-cell office:value-type="float" office:value="60.19717">
            <text:p>60,19717</text:p>
          </table:table-cell>
          <table:table-cell office:value-type="float" office:value="61.26895">
            <text:p>61,26895</text:p>
          </table:table-cell>
          <table:table-cell office:value-type="float" office:value="82.462409">
            <text:p>82,462409</text:p>
          </table:table-cell>
          <table:table-cell office:value-type="float" office:value="96.94688225">
            <text:p>96,94688225</text:p>
          </table:table-cell>
          <table:table-cell office:value-type="float" office:value="145.8025515">
            <text:p>145,8025515</text:p>
          </table:table-cell>
          <table:table-cell office:value-type="float" office:value="169.8508125">
            <text:p>169,8508125</text:p>
          </table:table-cell>
          <table:table-cell office:value-type="float" office:value="290.323755">
            <text:p>290,323755</text:p>
          </table:table-cell>
          <table:table-cell office:value-type="float" office:value="381.564865">
            <text:p>381,564865</text:p>
          </table:table-cell>
          <table:table-cell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33.87876575">
            <text:p>33,87876575</text:p>
          </table:table-cell>
          <table:table-cell office:value-type="float" office:value="38.803792">
            <text:p>38,803792</text:p>
          </table:table-cell>
          <table:table-cell office:value-type="float" office:value="46.48697875">
            <text:p>46,48697875</text:p>
          </table:table-cell>
          <table:table-cell office:value-type="float" office:value="60.17651025">
            <text:p>60,17651025</text:p>
          </table:table-cell>
          <table:table-cell office:value-type="float" office:value="61.118375">
            <text:p>61,118375</text:p>
          </table:table-cell>
          <table:table-cell office:value-type="float" office:value="82.3236935">
            <text:p>82,3236935</text:p>
          </table:table-cell>
          <table:table-cell office:value-type="float" office:value="96.728609">
            <text:p>96,728609</text:p>
          </table:table-cell>
          <table:table-cell office:value-type="float" office:value="145.3301025">
            <text:p>145,3301025</text:p>
          </table:table-cell>
          <table:table-cell office:value-type="float" office:value="169.7321625">
            <text:p>169,7321625</text:p>
          </table:table-cell>
          <table:table-cell office:value-type="float" office:value="290.8126925">
            <text:p>290,8126925</text:p>
          </table:table-cell>
          <table:table-cell office:value-type="float" office:value="381.7609525">
            <text:p>381,7609525</text:p>
          </table:table-cell>
          <table:table-cell/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33.804134">
            <text:p>33,804134</text:p>
          </table:table-cell>
          <table:table-cell office:value-type="float" office:value="38.8870825">
            <text:p>38,8870825</text:p>
          </table:table-cell>
          <table:table-cell office:value-type="float" office:value="46.6183895">
            <text:p>46,6183895</text:p>
          </table:table-cell>
          <table:table-cell office:value-type="float" office:value="60.1447975">
            <text:p>60,1447975</text:p>
          </table:table-cell>
          <table:table-cell office:value-type="float" office:value="61.0102355">
            <text:p>61,0102355</text:p>
          </table:table-cell>
          <table:table-cell office:value-type="float" office:value="82.293375">
            <text:p>82,293375</text:p>
          </table:table-cell>
          <table:table-cell office:value-type="float" office:value="96.5382215">
            <text:p>96,5382215</text:p>
          </table:table-cell>
          <table:table-cell office:value-type="float" office:value="144.940096">
            <text:p>144,940096</text:p>
          </table:table-cell>
          <table:table-cell office:value-type="float" office:value="169.8995975">
            <text:p>169,8995975</text:p>
          </table:table-cell>
          <table:table-cell office:value-type="float" office:value="290.9951225">
            <text:p>290,9951225</text:p>
          </table:table-cell>
          <table:table-cell office:value-type="float" office:value="382.0272725">
            <text:p>382,0272725</text:p>
          </table:table-cell>
          <table:table-cell/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33.8051065">
            <text:p>33,8051065</text:p>
          </table:table-cell>
          <table:table-cell office:value-type="float" office:value="38.9773095">
            <text:p>38,9773095</text:p>
          </table:table-cell>
          <table:table-cell office:value-type="float" office:value="46.6674235">
            <text:p>46,6674235</text:p>
          </table:table-cell>
          <table:table-cell office:value-type="float" office:value="60.13212225">
            <text:p>60,13212225</text:p>
          </table:table-cell>
          <table:table-cell office:value-type="float" office:value="60.911304">
            <text:p>60,911304</text:p>
          </table:table-cell>
          <table:table-cell office:value-type="float" office:value="82.388935">
            <text:p>82,388935</text:p>
          </table:table-cell>
          <table:table-cell office:value-type="float" office:value="96.42300775">
            <text:p>96,42300775</text:p>
          </table:table-cell>
          <table:table-cell office:value-type="float" office:value="144.683622">
            <text:p>144,683622</text:p>
          </table:table-cell>
          <table:table-cell office:value-type="float" office:value="170.141285">
            <text:p>170,141285</text:p>
          </table:table-cell>
          <table:table-cell office:value-type="float" office:value="291.1065">
            <text:p>291,1065</text:p>
          </table:table-cell>
          <table:table-cell office:value-type="float" office:value="382.573945">
            <text:p>382,573945</text:p>
          </table:table-cell>
          <table:table-cell/>
        </table:table-row>
        <table:table-row table:style-name="ro1">
          <table:table-cell office:value-type="float" office:value="7320">
            <text:p>7320</text:p>
          </table:table-cell>
          <table:table-cell office:value-type="float" office:value="33.8184445">
            <text:p>33,8184445</text:p>
          </table:table-cell>
          <table:table-cell office:value-type="float" office:value="39.038978">
            <text:p>39,038978</text:p>
          </table:table-cell>
          <table:table-cell office:value-type="float" office:value="46.64689725">
            <text:p>46,64689725</text:p>
          </table:table-cell>
          <table:table-cell office:value-type="float" office:value="60.10631025">
            <text:p>60,10631025</text:p>
          </table:table-cell>
          <table:table-cell office:value-type="float" office:value="60.8789805">
            <text:p>60,8789805</text:p>
          </table:table-cell>
          <table:table-cell office:value-type="float" office:value="82.49445775">
            <text:p>82,49445775</text:p>
          </table:table-cell>
          <table:table-cell office:value-type="float" office:value="96.39466225">
            <text:p>96,39466225</text:p>
          </table:table-cell>
          <table:table-cell office:value-type="float" office:value="144.4738195">
            <text:p>144,4738195</text:p>
          </table:table-cell>
          <table:table-cell office:value-type="float" office:value="170.415865">
            <text:p>170,415865</text:p>
          </table:table-cell>
          <table:table-cell office:value-type="float" office:value="291.9819775">
            <text:p>291,9819775</text:p>
          </table:table-cell>
          <table:table-cell office:value-type="float" office:value="382.88219">
            <text:p>382,88219</text:p>
          </table:table-cell>
          <table:table-cell/>
        </table:table-row>
        <table:table-row table:style-name="ro1">
          <table:table-cell office:value-type="float" office:value="7360">
            <text:p>7360</text:p>
          </table:table-cell>
          <table:table-cell office:value-type="float" office:value="33.769601">
            <text:p>33,769601</text:p>
          </table:table-cell>
          <table:table-cell office:value-type="float" office:value="39.03050525">
            <text:p>39,03050525</text:p>
          </table:table-cell>
          <table:table-cell office:value-type="float" office:value="46.59124975">
            <text:p>46,59124975</text:p>
          </table:table-cell>
          <table:table-cell office:value-type="float" office:value="60.0213175">
            <text:p>60,0213175</text:p>
          </table:table-cell>
          <table:table-cell office:value-type="float" office:value="60.8453275">
            <text:p>60,8453275</text:p>
          </table:table-cell>
          <table:table-cell office:value-type="float" office:value="82.55676125">
            <text:p>82,55676125</text:p>
          </table:table-cell>
          <table:table-cell office:value-type="float" office:value="96.28713125">
            <text:p>96,28713125</text:p>
          </table:table-cell>
          <table:table-cell office:value-type="float" office:value="144.207048">
            <text:p>144,207048</text:p>
          </table:table-cell>
          <table:table-cell office:value-type="float" office:value="170.7372925">
            <text:p>170,7372925</text:p>
          </table:table-cell>
          <table:table-cell office:value-type="float" office:value="292.9200075">
            <text:p>292,9200075</text:p>
          </table:table-cell>
          <table:table-cell office:value-type="float" office:value="383.7145375">
            <text:p>383,7145375</text:p>
          </table:table-cell>
          <table:table-cell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33.84545725">
            <text:p>33,84545725</text:p>
          </table:table-cell>
          <table:table-cell office:value-type="float" office:value="39.063643">
            <text:p>39,063643</text:p>
          </table:table-cell>
          <table:table-cell office:value-type="float" office:value="46.46176425">
            <text:p>46,46176425</text:p>
          </table:table-cell>
          <table:table-cell office:value-type="float" office:value="60.0875925">
            <text:p>60,0875925</text:p>
          </table:table-cell>
          <table:table-cell office:value-type="float" office:value="60.90106775">
            <text:p>60,90106775</text:p>
          </table:table-cell>
          <table:table-cell office:value-type="float" office:value="82.73011575">
            <text:p>82,73011575</text:p>
          </table:table-cell>
          <table:table-cell office:value-type="float" office:value="96.73362125">
            <text:p>96,73362125</text:p>
          </table:table-cell>
          <table:table-cell office:value-type="float" office:value="144.0149575">
            <text:p>144,0149575</text:p>
          </table:table-cell>
          <table:table-cell office:value-type="float" office:value="170.9132">
            <text:p>170,9132</text:p>
          </table:table-cell>
          <table:table-cell office:value-type="float" office:value="293.58213">
            <text:p>293,58213</text:p>
          </table:table-cell>
          <table:table-cell office:value-type="float" office:value="384.7217875">
            <text:p>384,7217875</text:p>
          </table:table-cell>
          <table:table-cell/>
        </table:table-row>
        <table:table-row table:style-name="ro1">
          <table:table-cell office:value-type="float" office:value="7440">
            <text:p>7440</text:p>
          </table:table-cell>
          <table:table-cell office:value-type="float" office:value="33.8871115">
            <text:p>33,8871115</text:p>
          </table:table-cell>
          <table:table-cell office:value-type="float" office:value="39.127586">
            <text:p>39,127586</text:p>
          </table:table-cell>
          <table:table-cell office:value-type="float" office:value="46.411064">
            <text:p>46,411064</text:p>
          </table:table-cell>
          <table:table-cell office:value-type="float" office:value="60.12356375">
            <text:p>60,12356375</text:p>
          </table:table-cell>
          <table:table-cell office:value-type="float" office:value="60.81701925">
            <text:p>60,81701925</text:p>
          </table:table-cell>
          <table:table-cell office:value-type="float" office:value="82.700506">
            <text:p>82,700506</text:p>
          </table:table-cell>
          <table:table-cell office:value-type="float" office:value="96.79168825">
            <text:p>96,79168825</text:p>
          </table:table-cell>
          <table:table-cell office:value-type="float" office:value="143.662786">
            <text:p>143,662786</text:p>
          </table:table-cell>
          <table:table-cell office:value-type="float" office:value="170.834375">
            <text:p>170,834375</text:p>
          </table:table-cell>
          <table:table-cell office:value-type="float" office:value="293.787035">
            <text:p>293,787035</text:p>
          </table:table-cell>
          <table:table-cell office:value-type="float" office:value="385.387555">
            <text:p>385,387555</text:p>
          </table:table-cell>
          <table:table-cell/>
        </table:table-row>
        <table:table-row table:style-name="ro1">
          <table:table-cell office:value-type="float" office:value="7480">
            <text:p>7480</text:p>
          </table:table-cell>
          <table:table-cell office:value-type="float" office:value="33.8597255">
            <text:p>33,8597255</text:p>
          </table:table-cell>
          <table:table-cell office:value-type="float" office:value="39.232872">
            <text:p>39,232872</text:p>
          </table:table-cell>
          <table:table-cell office:value-type="float" office:value="46.4051305">
            <text:p>46,4051305</text:p>
          </table:table-cell>
          <table:table-cell office:value-type="float" office:value="60.019189">
            <text:p>60,019189</text:p>
          </table:table-cell>
          <table:table-cell office:value-type="float" office:value="60.77538125">
            <text:p>60,77538125</text:p>
          </table:table-cell>
          <table:table-cell office:value-type="float" office:value="82.68581725">
            <text:p>82,68581725</text:p>
          </table:table-cell>
          <table:table-cell office:value-type="float" office:value="96.801238">
            <text:p>96,801238</text:p>
          </table:table-cell>
          <table:table-cell office:value-type="float" office:value="143.332644">
            <text:p>143,332644</text:p>
          </table:table-cell>
          <table:table-cell office:value-type="float" office:value="170.9486225">
            <text:p>170,9486225</text:p>
          </table:table-cell>
          <table:table-cell office:value-type="float" office:value="293.979535">
            <text:p>293,979535</text:p>
          </table:table-cell>
          <table:table-cell office:value-type="float" office:value="385.310995">
            <text:p>385,310995</text:p>
          </table:table-cell>
          <table:table-cell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33.815407">
            <text:p>33,815407</text:p>
          </table:table-cell>
          <table:table-cell office:value-type="float" office:value="39.266991">
            <text:p>39,266991</text:p>
          </table:table-cell>
          <table:table-cell office:value-type="float" office:value="46.3507795">
            <text:p>46,3507795</text:p>
          </table:table-cell>
          <table:table-cell office:value-type="float" office:value="59.98495125">
            <text:p>59,98495125</text:p>
          </table:table-cell>
          <table:table-cell office:value-type="float" office:value="60.7091595">
            <text:p>60,7091595</text:p>
          </table:table-cell>
          <table:table-cell office:value-type="float" office:value="82.66696025">
            <text:p>82,66696025</text:p>
          </table:table-cell>
          <table:table-cell office:value-type="float" office:value="96.69175375">
            <text:p>96,69175375</text:p>
          </table:table-cell>
          <table:table-cell office:value-type="float" office:value="143.0380885">
            <text:p>143,0380885</text:p>
          </table:table-cell>
          <table:table-cell office:value-type="float" office:value="171.13775">
            <text:p>171,13775</text:p>
          </table:table-cell>
          <table:table-cell office:value-type="float" office:value="294.3387925">
            <text:p>294,3387925</text:p>
          </table:table-cell>
          <table:table-cell office:value-type="float" office:value="385.4999925">
            <text:p>385,4999925</text:p>
          </table:table-cell>
          <table:table-cell/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33.7681255">
            <text:p>33,7681255</text:p>
          </table:table-cell>
          <table:table-cell office:value-type="float" office:value="39.2767225">
            <text:p>39,2767225</text:p>
          </table:table-cell>
          <table:table-cell office:value-type="float" office:value="46.32121">
            <text:p>46,32121</text:p>
          </table:table-cell>
          <table:table-cell office:value-type="float" office:value="59.90461275">
            <text:p>59,90461275</text:p>
          </table:table-cell>
          <table:table-cell office:value-type="float" office:value="60.6862735">
            <text:p>60,6862735</text:p>
          </table:table-cell>
          <table:table-cell office:value-type="float" office:value="82.5956125">
            <text:p>82,5956125</text:p>
          </table:table-cell>
          <table:table-cell office:value-type="float" office:value="96.70474025">
            <text:p>96,70474025</text:p>
          </table:table-cell>
          <table:table-cell office:value-type="float" office:value="142.7758955">
            <text:p>142,7758955</text:p>
          </table:table-cell>
          <table:table-cell office:value-type="float" office:value="171.4047225">
            <text:p>171,4047225</text:p>
          </table:table-cell>
          <table:table-cell office:value-type="float" office:value="295.1968475">
            <text:p>295,1968475</text:p>
          </table:table-cell>
          <table:table-cell office:value-type="float" office:value="386.16247">
            <text:p>386,16247</text:p>
          </table:table-cell>
          <table:table-cell/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33.70459925">
            <text:p>33,70459925</text:p>
          </table:table-cell>
          <table:table-cell office:value-type="float" office:value="39.2171505">
            <text:p>39,2171505</text:p>
          </table:table-cell>
          <table:table-cell office:value-type="float" office:value="46.302136">
            <text:p>46,302136</text:p>
          </table:table-cell>
          <table:table-cell office:value-type="float" office:value="59.8655895">
            <text:p>59,8655895</text:p>
          </table:table-cell>
          <table:table-cell office:value-type="float" office:value="60.7497815">
            <text:p>60,7497815</text:p>
          </table:table-cell>
          <table:table-cell office:value-type="float" office:value="82.61581125">
            <text:p>82,61581125</text:p>
          </table:table-cell>
          <table:table-cell office:value-type="float" office:value="96.827442">
            <text:p>96,827442</text:p>
          </table:table-cell>
          <table:table-cell office:value-type="float" office:value="142.590121">
            <text:p>142,590121</text:p>
          </table:table-cell>
          <table:table-cell office:value-type="float" office:value="171.66627">
            <text:p>171,66627</text:p>
          </table:table-cell>
          <table:table-cell office:value-type="float" office:value="295.59583">
            <text:p>295,59583</text:p>
          </table:table-cell>
          <table:table-cell office:value-type="float" office:value="387.05193">
            <text:p>387,05193</text:p>
          </table:table-cell>
          <table:table-cell/>
        </table:table-row>
        <table:table-row table:style-name="ro1">
          <table:table-cell office:value-type="float" office:value="7640">
            <text:p>7640</text:p>
          </table:table-cell>
          <table:table-cell office:value-type="float" office:value="33.630015">
            <text:p>33,630015</text:p>
          </table:table-cell>
          <table:table-cell office:value-type="float" office:value="39.124938">
            <text:p>39,124938</text:p>
          </table:table-cell>
          <table:table-cell office:value-type="float" office:value="46.32942125">
            <text:p>46,32942125</text:p>
          </table:table-cell>
          <table:table-cell office:value-type="float" office:value="59.786722">
            <text:p>59,786722</text:p>
          </table:table-cell>
          <table:table-cell office:value-type="float" office:value="60.74725775">
            <text:p>60,74725775</text:p>
          </table:table-cell>
          <table:table-cell office:value-type="float" office:value="82.5535165">
            <text:p>82,5535165</text:p>
          </table:table-cell>
          <table:table-cell office:value-type="float" office:value="96.78848375">
            <text:p>96,78848375</text:p>
          </table:table-cell>
          <table:table-cell office:value-type="float" office:value="142.4734375">
            <text:p>142,4734375</text:p>
          </table:table-cell>
          <table:table-cell office:value-type="float" office:value="171.8557125">
            <text:p>171,8557125</text:p>
          </table:table-cell>
          <table:table-cell office:value-type="float" office:value="295.986335">
            <text:p>295,986335</text:p>
          </table:table-cell>
          <table:table-cell office:value-type="float" office:value="388.08944">
            <text:p>388,08944</text:p>
          </table:table-cell>
          <table:table-cell/>
        </table:table-row>
        <table:table-row table:style-name="ro1">
          <table:table-cell office:value-type="float" office:value="7680">
            <text:p>7680</text:p>
          </table:table-cell>
          <table:table-cell office:value-type="float" office:value="33.60249575">
            <text:p>33,60249575</text:p>
          </table:table-cell>
          <table:table-cell office:value-type="float" office:value="38.99307425">
            <text:p>38,99307425</text:p>
          </table:table-cell>
          <table:table-cell office:value-type="float" office:value="46.238887">
            <text:p>46,238887</text:p>
          </table:table-cell>
          <table:table-cell office:value-type="float" office:value="59.68068175">
            <text:p>59,68068175</text:p>
          </table:table-cell>
          <table:table-cell office:value-type="float" office:value="60.654829">
            <text:p>60,654829</text:p>
          </table:table-cell>
          <table:table-cell office:value-type="float" office:value="82.44521425">
            <text:p>82,44521425</text:p>
          </table:table-cell>
          <table:table-cell office:value-type="float" office:value="96.80683975">
            <text:p>96,80683975</text:p>
          </table:table-cell>
          <table:table-cell office:value-type="float" office:value="142.168352">
            <text:p>142,168352</text:p>
          </table:table-cell>
          <table:table-cell office:value-type="float" office:value="171.9313225">
            <text:p>171,9313225</text:p>
          </table:table-cell>
          <table:table-cell office:value-type="float" office:value="296.74611">
            <text:p>296,74611</text:p>
          </table:table-cell>
          <table:table-cell office:value-type="float" office:value="388.4320025">
            <text:p>388,4320025</text:p>
          </table:table-cell>
          <table:table-cell/>
        </table:table-row>
        <table:table-row table:style-name="ro1">
          <table:table-cell office:value-type="float" office:value="7720">
            <text:p>7720</text:p>
          </table:table-cell>
          <table:table-cell office:value-type="float" office:value="33.5412125">
            <text:p>33,5412125</text:p>
          </table:table-cell>
          <table:table-cell office:value-type="float" office:value="38.86088">
            <text:p>38,86088</text:p>
          </table:table-cell>
          <table:table-cell office:value-type="float" office:value="46.1995715">
            <text:p>46,1995715</text:p>
          </table:table-cell>
          <table:table-cell office:value-type="float" office:value="59.534719">
            <text:p>59,534719</text:p>
          </table:table-cell>
          <table:table-cell office:value-type="float" office:value="60.5402825">
            <text:p>60,5402825</text:p>
          </table:table-cell>
          <table:table-cell office:value-type="float" office:value="82.205116">
            <text:p>82,205116</text:p>
          </table:table-cell>
          <table:table-cell office:value-type="float" office:value="96.66673825">
            <text:p>96,66673825</text:p>
          </table:table-cell>
          <table:table-cell office:value-type="float" office:value="141.7232835">
            <text:p>141,7232835</text:p>
          </table:table-cell>
          <table:table-cell office:value-type="float" office:value="171.9459">
            <text:p>171,9459</text:p>
          </table:table-cell>
          <table:table-cell office:value-type="float" office:value="297.46066">
            <text:p>297,46066</text:p>
          </table:table-cell>
          <table:table-cell office:value-type="float" office:value="388.5121275">
            <text:p>388,5121275</text:p>
          </table:table-cell>
          <table:table-cell/>
        </table:table-row>
        <table:table-row table:style-name="ro1">
          <table:table-cell office:value-type="float" office:value="7760">
            <text:p>7760</text:p>
          </table:table-cell>
          <table:table-cell office:value-type="float" office:value="33.51302575">
            <text:p>33,51302575</text:p>
          </table:table-cell>
          <table:table-cell office:value-type="float" office:value="38.79789025">
            <text:p>38,79789025</text:p>
          </table:table-cell>
          <table:table-cell office:value-type="float" office:value="46.24404925">
            <text:p>46,24404925</text:p>
          </table:table-cell>
          <table:table-cell office:value-type="float" office:value="59.34646575">
            <text:p>59,34646575</text:p>
          </table:table-cell>
          <table:table-cell office:value-type="float" office:value="60.4711455">
            <text:p>60,4711455</text:p>
          </table:table-cell>
          <table:table-cell office:value-type="float" office:value="81.982062">
            <text:p>81,982062</text:p>
          </table:table-cell>
          <table:table-cell office:value-type="float" office:value="96.52481325">
            <text:p>96,52481325</text:p>
          </table:table-cell>
          <table:table-cell office:value-type="float" office:value="141.3945455">
            <text:p>141,3945455</text:p>
          </table:table-cell>
          <table:table-cell office:value-type="float" office:value="172.053555">
            <text:p>172,053555</text:p>
          </table:table-cell>
          <table:table-cell office:value-type="float" office:value="298.1802575">
            <text:p>298,1802575</text:p>
          </table:table-cell>
          <table:table-cell office:value-type="float" office:value="388.5652425">
            <text:p>388,5652425</text:p>
          </table:table-cell>
          <table:table-cell/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33.5743735">
            <text:p>33,5743735</text:p>
          </table:table-cell>
          <table:table-cell office:value-type="float" office:value="38.7645305">
            <text:p>38,7645305</text:p>
          </table:table-cell>
          <table:table-cell office:value-type="float" office:value="46.29534225">
            <text:p>46,29534225</text:p>
          </table:table-cell>
          <table:table-cell office:value-type="float" office:value="59.23143575">
            <text:p>59,23143575</text:p>
          </table:table-cell>
          <table:table-cell office:value-type="float" office:value="60.53198875">
            <text:p>60,53198875</text:p>
          </table:table-cell>
          <table:table-cell office:value-type="float" office:value="81.94071975">
            <text:p>81,94071975</text:p>
          </table:table-cell>
          <table:table-cell office:value-type="float" office:value="96.546693">
            <text:p>96,546693</text:p>
          </table:table-cell>
          <table:table-cell office:value-type="float" office:value="141.2739435">
            <text:p>141,2739435</text:p>
          </table:table-cell>
          <table:table-cell office:value-type="float" office:value="172.40782">
            <text:p>172,40782</text:p>
          </table:table-cell>
          <table:table-cell office:value-type="float" office:value="298.74659">
            <text:p>298,74659</text:p>
          </table:table-cell>
          <table:table-cell office:value-type="float" office:value="389.40122">
            <text:p>389,40122</text:p>
          </table:table-cell>
          <table:table-cell/>
        </table:table-row>
        <table:table-row table:style-name="ro1">
          <table:table-cell office:value-type="float" office:value="7840">
            <text:p>7840</text:p>
          </table:table-cell>
          <table:table-cell office:value-type="float" office:value="33.628211">
            <text:p>33,628211</text:p>
          </table:table-cell>
          <table:table-cell office:value-type="float" office:value="38.75272875">
            <text:p>38,75272875</text:p>
          </table:table-cell>
          <table:table-cell office:value-type="float" office:value="46.22199625">
            <text:p>46,22199625</text:p>
          </table:table-cell>
          <table:table-cell office:value-type="float" office:value="59.12405675">
            <text:p>59,12405675</text:p>
          </table:table-cell>
          <table:table-cell office:value-type="float" office:value="60.60536475">
            <text:p>60,60536475</text:p>
          </table:table-cell>
          <table:table-cell office:value-type="float" office:value="81.9859945">
            <text:p>81,9859945</text:p>
          </table:table-cell>
          <table:table-cell office:value-type="float" office:value="96.6364415">
            <text:p>96,6364415</text:p>
          </table:table-cell>
          <table:table-cell office:value-type="float" office:value="141.138313">
            <text:p>141,138313</text:p>
          </table:table-cell>
          <table:table-cell office:value-type="float" office:value="172.5445">
            <text:p>172,5445</text:p>
          </table:table-cell>
          <table:table-cell office:value-type="float" office:value="299.488335">
            <text:p>299,488335</text:p>
          </table:table-cell>
          <table:table-cell office:value-type="float" office:value="390.071065">
            <text:p>390,071065</text:p>
          </table:table-cell>
          <table:table-cell/>
        </table:table-row>
        <table:table-row table:style-name="ro1">
          <table:table-cell office:value-type="float" office:value="7880">
            <text:p>7880</text:p>
          </table:table-cell>
          <table:table-cell office:value-type="float" office:value="33.6656685">
            <text:p>33,6656685</text:p>
          </table:table-cell>
          <table:table-cell office:value-type="float" office:value="38.73726325">
            <text:p>38,73726325</text:p>
          </table:table-cell>
          <table:table-cell office:value-type="float" office:value="46.194886">
            <text:p>46,194886</text:p>
          </table:table-cell>
          <table:table-cell office:value-type="float" office:value="59.0635275">
            <text:p>59,0635275</text:p>
          </table:table-cell>
          <table:table-cell office:value-type="float" office:value="60.68084075">
            <text:p>60,68084075</text:p>
          </table:table-cell>
          <table:table-cell office:value-type="float" office:value="81.99880325">
            <text:p>81,99880325</text:p>
          </table:table-cell>
          <table:table-cell office:value-type="float" office:value="96.59866525">
            <text:p>96,59866525</text:p>
          </table:table-cell>
          <table:table-cell office:value-type="float" office:value="140.9231075">
            <text:p>140,9231075</text:p>
          </table:table-cell>
          <table:table-cell office:value-type="float" office:value="172.5774225">
            <text:p>172,5774225</text:p>
          </table:table-cell>
          <table:table-cell office:value-type="float" office:value="299.5051175">
            <text:p>299,5051175</text:p>
          </table:table-cell>
          <table:table-cell office:value-type="float" office:value="390.62805">
            <text:p>390,62805</text:p>
          </table:table-cell>
          <table:table-cell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33.76489425">
            <text:p>33,76489425</text:p>
          </table:table-cell>
          <table:table-cell office:value-type="float" office:value="38.71838875">
            <text:p>38,71838875</text:p>
          </table:table-cell>
          <table:table-cell office:value-type="float" office:value="46.290906">
            <text:p>46,290906</text:p>
          </table:table-cell>
          <table:table-cell office:value-type="float" office:value="58.93160825">
            <text:p>58,93160825</text:p>
          </table:table-cell>
          <table:table-cell office:value-type="float" office:value="60.7270485">
            <text:p>60,7270485</text:p>
          </table:table-cell>
          <table:table-cell office:value-type="float" office:value="82.0206875">
            <text:p>82,0206875</text:p>
          </table:table-cell>
          <table:table-cell office:value-type="float" office:value="96.5582495">
            <text:p>96,5582495</text:p>
          </table:table-cell>
          <table:table-cell office:value-type="float" office:value="140.723268">
            <text:p>140,723268</text:p>
          </table:table-cell>
          <table:table-cell office:value-type="float" office:value="172.5532875">
            <text:p>172,5532875</text:p>
          </table:table-cell>
          <table:table-cell office:value-type="float" office:value="299.6978125">
            <text:p>299,6978125</text:p>
          </table:table-cell>
          <table:table-cell office:value-type="float" office:value="391.31752">
            <text:p>391,31752</text:p>
          </table:table-cell>
          <table:table-cell/>
        </table:table-row>
        <table:table-row table:style-name="ro1">
          <table:table-cell office:value-type="float" office:value="7960">
            <text:p>7960</text:p>
          </table:table-cell>
          <table:table-cell office:value-type="float" office:value="33.9613955">
            <text:p>33,9613955</text:p>
          </table:table-cell>
          <table:table-cell office:value-type="float" office:value="38.7950725">
            <text:p>38,7950725</text:p>
          </table:table-cell>
          <table:table-cell office:value-type="float" office:value="46.32225275">
            <text:p>46,32225275</text:p>
          </table:table-cell>
          <table:table-cell office:value-type="float" office:value="58.860761">
            <text:p>58,860761</text:p>
          </table:table-cell>
          <table:table-cell office:value-type="float" office:value="60.90229125">
            <text:p>60,90229125</text:p>
          </table:table-cell>
          <table:table-cell office:value-type="float" office:value="82.25153925">
            <text:p>82,25153925</text:p>
          </table:table-cell>
          <table:table-cell office:value-type="float" office:value="96.76734275">
            <text:p>96,76734275</text:p>
          </table:table-cell>
          <table:table-cell office:value-type="float" office:value="140.898876">
            <text:p>140,898876</text:p>
          </table:table-cell>
          <table:table-cell office:value-type="float" office:value="172.86518">
            <text:p>172,86518</text:p>
          </table:table-cell>
          <table:table-cell office:value-type="float" office:value="300.2808125">
            <text:p>300,2808125</text:p>
          </table:table-cell>
          <table:table-cell office:value-type="float" office:value="392.2645825">
            <text:p>392,2645825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066038">
            <text:p>34,066038</text:p>
          </table:table-cell>
          <table:table-cell office:value-type="float" office:value="38.8890575">
            <text:p>38,8890575</text:p>
          </table:table-cell>
          <table:table-cell office:value-type="float" office:value="46.29340575">
            <text:p>46,29340575</text:p>
          </table:table-cell>
          <table:table-cell office:value-type="float" office:value="58.79126425">
            <text:p>58,79126425</text:p>
          </table:table-cell>
          <table:table-cell office:value-type="float" office:value="61.0613195">
            <text:p>61,0613195</text:p>
          </table:table-cell>
          <table:table-cell office:value-type="float" office:value="82.51299875">
            <text:p>82,51299875</text:p>
          </table:table-cell>
          <table:table-cell office:value-type="float" office:value="97.00625625">
            <text:p>97,00625625</text:p>
          </table:table-cell>
          <table:table-cell office:value-type="float" office:value="141.0110555">
            <text:p>141,0110555</text:p>
          </table:table-cell>
          <table:table-cell office:value-type="float" office:value="173.118815">
            <text:p>173,118815</text:p>
          </table:table-cell>
          <table:table-cell office:value-type="float" office:value="301.0200975">
            <text:p>301,0200975</text:p>
          </table:table-cell>
          <table:table-cell office:value-type="float" office:value="393.8293075">
            <text:p>393,8293075</text:p>
          </table:table-cell>
          <table:table-cell/>
        </table:table-row>
        <table:table-row table:style-name="ro1">
          <table:table-cell office:value-type="float" office:value="8040">
            <text:p>8040</text:p>
          </table:table-cell>
          <table:table-cell office:value-type="float" office:value="34.0925365">
            <text:p>34,0925365</text:p>
          </table:table-cell>
          <table:table-cell office:value-type="float" office:value="38.90784775">
            <text:p>38,90784775</text:p>
          </table:table-cell>
          <table:table-cell office:value-type="float" office:value="46.26381875">
            <text:p>46,26381875</text:p>
          </table:table-cell>
          <table:table-cell office:value-type="float" office:value="58.7510855">
            <text:p>58,7510855</text:p>
          </table:table-cell>
          <table:table-cell office:value-type="float" office:value="60.99806825">
            <text:p>60,99806825</text:p>
          </table:table-cell>
          <table:table-cell office:value-type="float" office:value="82.703462">
            <text:p>82,703462</text:p>
          </table:table-cell>
          <table:table-cell office:value-type="float" office:value="97.17015525">
            <text:p>97,17015525</text:p>
          </table:table-cell>
          <table:table-cell office:value-type="float" office:value="140.908956">
            <text:p>140,908956</text:p>
          </table:table-cell>
          <table:table-cell office:value-type="float" office:value="173.40803">
            <text:p>173,40803</text:p>
          </table:table-cell>
          <table:table-cell office:value-type="float" office:value="301.810845">
            <text:p>301,810845</text:p>
          </table:table-cell>
          <table:table-cell office:value-type="float" office:value="395.5371125">
            <text:p>395,5371125</text:p>
          </table:table-cell>
          <table:table-cell/>
        </table:table-row>
        <table:table-row table:style-name="ro1">
          <table:table-cell office:value-type="float" office:value="8080">
            <text:p>8080</text:p>
          </table:table-cell>
          <table:table-cell office:value-type="float" office:value="34.07844525">
            <text:p>34,07844525</text:p>
          </table:table-cell>
          <table:table-cell office:value-type="float" office:value="38.8472595">
            <text:p>38,8472595</text:p>
          </table:table-cell>
          <table:table-cell office:value-type="float" office:value="46.233024">
            <text:p>46,233024</text:p>
          </table:table-cell>
          <table:table-cell office:value-type="float" office:value="58.6541215">
            <text:p>58,6541215</text:p>
          </table:table-cell>
          <table:table-cell office:value-type="float" office:value="60.8884165">
            <text:p>60,8884165</text:p>
          </table:table-cell>
          <table:table-cell office:value-type="float" office:value="82.875564">
            <text:p>82,875564</text:p>
          </table:table-cell>
          <table:table-cell office:value-type="float" office:value="97.2726235">
            <text:p>97,2726235</text:p>
          </table:table-cell>
          <table:table-cell office:value-type="float" office:value="140.9276225">
            <text:p>140,9276225</text:p>
          </table:table-cell>
          <table:table-cell office:value-type="float" office:value="173.82989">
            <text:p>173,82989</text:p>
          </table:table-cell>
          <table:table-cell office:value-type="float" office:value="302.22287">
            <text:p>302,22287</text:p>
          </table:table-cell>
          <table:table-cell office:value-type="float" office:value="396.228915">
            <text:p>396,228915</text:p>
          </table:table-cell>
          <table:table-cell/>
        </table:table-row>
        <table:table-row table:style-name="ro1">
          <table:table-cell office:value-type="float" office:value="8120">
            <text:p>8120</text:p>
          </table:table-cell>
          <table:table-cell office:value-type="float" office:value="34.067183">
            <text:p>34,067183</text:p>
          </table:table-cell>
          <table:table-cell office:value-type="float" office:value="38.7849355">
            <text:p>38,7849355</text:p>
          </table:table-cell>
          <table:table-cell office:value-type="float" office:value="46.19571125">
            <text:p>46,19571125</text:p>
          </table:table-cell>
          <table:table-cell office:value-type="float" office:value="58.50756">
            <text:p>58,50756</text:p>
          </table:table-cell>
          <table:table-cell office:value-type="float" office:value="60.794663">
            <text:p>60,794663</text:p>
          </table:table-cell>
          <table:table-cell office:value-type="float" office:value="82.95236">
            <text:p>82,95236</text:p>
          </table:table-cell>
          <table:table-cell office:value-type="float" office:value="97.33978975">
            <text:p>97,33978975</text:p>
          </table:table-cell>
          <table:table-cell office:value-type="float" office:value="140.782849">
            <text:p>140,782849</text:p>
          </table:table-cell>
          <table:table-cell office:value-type="float" office:value="174.4828325">
            <text:p>174,4828325</text:p>
          </table:table-cell>
          <table:table-cell office:value-type="float" office:value="302.9201175">
            <text:p>302,9201175</text:p>
          </table:table-cell>
          <table:table-cell office:value-type="float" office:value="396.7812725">
            <text:p>396,7812725</text:p>
          </table:table-cell>
          <table:table-cell/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34.082291">
            <text:p>34,082291</text:p>
          </table:table-cell>
          <table:table-cell office:value-type="float" office:value="38.734434">
            <text:p>38,734434</text:p>
          </table:table-cell>
          <table:table-cell office:value-type="float" office:value="46.183158">
            <text:p>46,183158</text:p>
          </table:table-cell>
          <table:table-cell office:value-type="float" office:value="58.41928375">
            <text:p>58,41928375</text:p>
          </table:table-cell>
          <table:table-cell office:value-type="float" office:value="60.798456">
            <text:p>60,798456</text:p>
          </table:table-cell>
          <table:table-cell office:value-type="float" office:value="82.97677025">
            <text:p>82,97677025</text:p>
          </table:table-cell>
          <table:table-cell office:value-type="float" office:value="97.31346425">
            <text:p>97,31346425</text:p>
          </table:table-cell>
          <table:table-cell office:value-type="float" office:value="140.7027915">
            <text:p>140,7027915</text:p>
          </table:table-cell>
          <table:table-cell office:value-type="float" office:value="174.7253425">
            <text:p>174,7253425</text:p>
          </table:table-cell>
          <table:table-cell office:value-type="float" office:value="303.485535">
            <text:p>303,485535</text:p>
          </table:table-cell>
          <table:table-cell office:value-type="float" office:value="397.9598575">
            <text:p>397,9598575</text:p>
          </table:table-cell>
          <table:table-cell/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34.0726275">
            <text:p>34,0726275</text:p>
          </table:table-cell>
          <table:table-cell office:value-type="float" office:value="38.71492225">
            <text:p>38,71492225</text:p>
          </table:table-cell>
          <table:table-cell office:value-type="float" office:value="46.1759205">
            <text:p>46,1759205</text:p>
          </table:table-cell>
          <table:table-cell office:value-type="float" office:value="58.34271475">
            <text:p>58,34271475</text:p>
          </table:table-cell>
          <table:table-cell office:value-type="float" office:value="60.806627">
            <text:p>60,806627</text:p>
          </table:table-cell>
          <table:table-cell office:value-type="float" office:value="83.0696455">
            <text:p>83,0696455</text:p>
          </table:table-cell>
          <table:table-cell office:value-type="float" office:value="97.3231165">
            <text:p>97,3231165</text:p>
          </table:table-cell>
          <table:table-cell office:value-type="float" office:value="140.723825">
            <text:p>140,723825</text:p>
          </table:table-cell>
          <table:table-cell office:value-type="float" office:value="174.9547575">
            <text:p>174,9547575</text:p>
          </table:table-cell>
          <table:table-cell office:value-type="float" office:value="303.9348625">
            <text:p>303,9348625</text:p>
          </table:table-cell>
          <table:table-cell office:value-type="float" office:value="399.8612125">
            <text:p>399,8612125</text:p>
          </table:table-cell>
          <table:table-cell/>
        </table:table-row>
        <table:table-row table:style-name="ro1">
          <table:table-cell office:value-type="float" office:value="8240">
            <text:p>8240</text:p>
          </table:table-cell>
          <table:table-cell office:value-type="float" office:value="34.01659275">
            <text:p>34,01659275</text:p>
          </table:table-cell>
          <table:table-cell office:value-type="float" office:value="38.650645">
            <text:p>38,650645</text:p>
          </table:table-cell>
          <table:table-cell office:value-type="float" office:value="46.1798035">
            <text:p>46,1798035</text:p>
          </table:table-cell>
          <table:table-cell office:value-type="float" office:value="58.23272125">
            <text:p>58,23272125</text:p>
          </table:table-cell>
          <table:table-cell office:value-type="float" office:value="60.80631475">
            <text:p>60,80631475</text:p>
          </table:table-cell>
          <table:table-cell office:value-type="float" office:value="83.44461025">
            <text:p>83,44461025</text:p>
          </table:table-cell>
          <table:table-cell office:value-type="float" office:value="97.389409">
            <text:p>97,389409</text:p>
          </table:table-cell>
          <table:table-cell office:value-type="float" office:value="140.6333225">
            <text:p>140,6333225</text:p>
          </table:table-cell>
          <table:table-cell office:value-type="float" office:value="175.0595">
            <text:p>175,0595</text:p>
          </table:table-cell>
          <table:table-cell office:value-type="float" office:value="304.401745">
            <text:p>304,401745</text:p>
          </table:table-cell>
          <table:table-cell office:value-type="float" office:value="400.6854375">
            <text:p>400,6854375</text:p>
          </table:table-cell>
          <table:table-cell/>
        </table:table-row>
        <table:table-row table:style-name="ro1">
          <table:table-cell office:value-type="float" office:value="8280">
            <text:p>8280</text:p>
          </table:table-cell>
          <table:table-cell office:value-type="float" office:value="33.9371955">
            <text:p>33,9371955</text:p>
          </table:table-cell>
          <table:table-cell office:value-type="float" office:value="38.567934">
            <text:p>38,567934</text:p>
          </table:table-cell>
          <table:table-cell office:value-type="float" office:value="46.272394">
            <text:p>46,272394</text:p>
          </table:table-cell>
          <table:table-cell office:value-type="float" office:value="58.0678905">
            <text:p>58,0678905</text:p>
          </table:table-cell>
          <table:table-cell office:value-type="float" office:value="60.7519365">
            <text:p>60,7519365</text:p>
          </table:table-cell>
          <table:table-cell office:value-type="float" office:value="83.3588785">
            <text:p>83,3588785</text:p>
          </table:table-cell>
          <table:table-cell office:value-type="float" office:value="97.337813">
            <text:p>97,337813</text:p>
          </table:table-cell>
          <table:table-cell office:value-type="float" office:value="140.5234575">
            <text:p>140,5234575</text:p>
          </table:table-cell>
          <table:table-cell office:value-type="float" office:value="175.0063675">
            <text:p>175,0063675</text:p>
          </table:table-cell>
          <table:table-cell office:value-type="float" office:value="304.86385">
            <text:p>304,86385</text:p>
          </table:table-cell>
          <table:table-cell office:value-type="float" office:value="401.3925475">
            <text:p>401,3925475</text:p>
          </table:table-cell>
          <table:table-cell/>
        </table:table-row>
        <table:table-row table:style-name="ro1">
          <table:table-cell office:value-type="float" office:value="8320">
            <text:p>8320</text:p>
          </table:table-cell>
          <table:table-cell office:value-type="float" office:value="33.9612905">
            <text:p>33,9612905</text:p>
          </table:table-cell>
          <table:table-cell office:value-type="float" office:value="38.551905">
            <text:p>38,551905</text:p>
          </table:table-cell>
          <table:table-cell office:value-type="float" office:value="46.3106795">
            <text:p>46,3106795</text:p>
          </table:table-cell>
          <table:table-cell office:value-type="float" office:value="57.99163725">
            <text:p>57,99163725</text:p>
          </table:table-cell>
          <table:table-cell office:value-type="float" office:value="60.85567225">
            <text:p>60,85567225</text:p>
          </table:table-cell>
          <table:table-cell office:value-type="float" office:value="83.260669">
            <text:p>83,260669</text:p>
          </table:table-cell>
          <table:table-cell office:value-type="float" office:value="97.34753525">
            <text:p>97,34753525</text:p>
          </table:table-cell>
          <table:table-cell office:value-type="float" office:value="140.4683825">
            <text:p>140,4683825</text:p>
          </table:table-cell>
          <table:table-cell office:value-type="float" office:value="175.4765275">
            <text:p>175,4765275</text:p>
          </table:table-cell>
          <table:table-cell office:value-type="float" office:value="305.451005">
            <text:p>305,451005</text:p>
          </table:table-cell>
          <table:table-cell office:value-type="float" office:value="401.72227">
            <text:p>401,72227</text:p>
          </table:table-cell>
          <table:table-cell/>
        </table:table-row>
        <table:table-row table:style-name="ro1">
          <table:table-cell office:value-type="float" office:value="8360">
            <text:p>8360</text:p>
          </table:table-cell>
          <table:table-cell office:value-type="float" office:value="33.96898725">
            <text:p>33,96898725</text:p>
          </table:table-cell>
          <table:table-cell office:value-type="float" office:value="38.4973595">
            <text:p>38,4973595</text:p>
          </table:table-cell>
          <table:table-cell office:value-type="float" office:value="46.26973225">
            <text:p>46,26973225</text:p>
          </table:table-cell>
          <table:table-cell office:value-type="float" office:value="57.925728">
            <text:p>57,925728</text:p>
          </table:table-cell>
          <table:table-cell office:value-type="float" office:value="60.945581">
            <text:p>60,945581</text:p>
          </table:table-cell>
          <table:table-cell office:value-type="float" office:value="83.141791">
            <text:p>83,141791</text:p>
          </table:table-cell>
          <table:table-cell office:value-type="float" office:value="97.31481925">
            <text:p>97,31481925</text:p>
          </table:table-cell>
          <table:table-cell office:value-type="float" office:value="140.3998975">
            <text:p>140,3998975</text:p>
          </table:table-cell>
          <table:table-cell office:value-type="float" office:value="176.18256">
            <text:p>176,18256</text:p>
          </table:table-cell>
          <table:table-cell office:value-type="float" office:value="305.882645">
            <text:p>305,882645</text:p>
          </table:table-cell>
          <table:table-cell office:value-type="float" office:value="402.478175">
            <text:p>402,478175</text:p>
          </table:table-cell>
          <table:table-cell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33.9697845">
            <text:p>33,9697845</text:p>
          </table:table-cell>
          <table:table-cell office:value-type="float" office:value="38.4579085">
            <text:p>38,4579085</text:p>
          </table:table-cell>
          <table:table-cell office:value-type="float" office:value="46.29681625">
            <text:p>46,29681625</text:p>
          </table:table-cell>
          <table:table-cell office:value-type="float" office:value="57.88754325">
            <text:p>57,88754325</text:p>
          </table:table-cell>
          <table:table-cell office:value-type="float" office:value="60.9605795">
            <text:p>60,9605795</text:p>
          </table:table-cell>
          <table:table-cell office:value-type="float" office:value="83.03274725">
            <text:p>83,03274725</text:p>
          </table:table-cell>
          <table:table-cell office:value-type="float" office:value="97.27624075">
            <text:p>97,27624075</text:p>
          </table:table-cell>
          <table:table-cell office:value-type="float" office:value="140.30534">
            <text:p>140,30534</text:p>
          </table:table-cell>
          <table:table-cell office:value-type="float" office:value="177.115175">
            <text:p>177,115175</text:p>
          </table:table-cell>
          <table:table-cell office:value-type="float" office:value="306.2979">
            <text:p>306,2979</text:p>
          </table:table-cell>
          <table:table-cell office:value-type="float" office:value="403.4955325">
            <text:p>403,4955325</text:p>
          </table:table-cell>
          <table:table-cell/>
        </table:table-row>
        <table:table-row table:style-name="ro1">
          <table:table-cell office:value-type="float" office:value="8440">
            <text:p>8440</text:p>
          </table:table-cell>
          <table:table-cell office:value-type="float" office:value="33.92482675">
            <text:p>33,92482675</text:p>
          </table:table-cell>
          <table:table-cell office:value-type="float" office:value="38.42092225">
            <text:p>38,42092225</text:p>
          </table:table-cell>
          <table:table-cell office:value-type="float" office:value="46.31987175">
            <text:p>46,31987175</text:p>
          </table:table-cell>
          <table:table-cell office:value-type="float" office:value="57.906844">
            <text:p>57,906844</text:p>
          </table:table-cell>
          <table:table-cell office:value-type="float" office:value="60.9448895">
            <text:p>60,9448895</text:p>
          </table:table-cell>
          <table:table-cell office:value-type="float" office:value="83.242682">
            <text:p>83,242682</text:p>
          </table:table-cell>
          <table:table-cell office:value-type="float" office:value="97.33490675">
            <text:p>97,33490675</text:p>
          </table:table-cell>
          <table:table-cell office:value-type="float" office:value="140.25471">
            <text:p>140,25471</text:p>
          </table:table-cell>
          <table:table-cell office:value-type="float" office:value="178.081755">
            <text:p>178,081755</text:p>
          </table:table-cell>
          <table:table-cell office:value-type="float" office:value="306.8261775">
            <text:p>306,8261775</text:p>
          </table:table-cell>
          <table:table-cell office:value-type="float" office:value="404.08763">
            <text:p>404,08763</text:p>
          </table:table-cell>
          <table:table-cell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33.854974">
            <text:p>33,854974</text:p>
          </table:table-cell>
          <table:table-cell office:value-type="float" office:value="38.38164925">
            <text:p>38,38164925</text:p>
          </table:table-cell>
          <table:table-cell office:value-type="float" office:value="46.26059325">
            <text:p>46,26059325</text:p>
          </table:table-cell>
          <table:table-cell office:value-type="float" office:value="57.935229">
            <text:p>57,935229</text:p>
          </table:table-cell>
          <table:table-cell office:value-type="float" office:value="60.94176625">
            <text:p>60,94176625</text:p>
          </table:table-cell>
          <table:table-cell office:value-type="float" office:value="83.4012885">
            <text:p>83,4012885</text:p>
          </table:table-cell>
          <table:table-cell office:value-type="float" office:value="97.392766">
            <text:p>97,392766</text:p>
          </table:table-cell>
          <table:table-cell office:value-type="float" office:value="140.17322">
            <text:p>140,17322</text:p>
          </table:table-cell>
          <table:table-cell office:value-type="float" office:value="178.4464575">
            <text:p>178,4464575</text:p>
          </table:table-cell>
          <table:table-cell office:value-type="float" office:value="307.38571">
            <text:p>307,38571</text:p>
          </table:table-cell>
          <table:table-cell office:value-type="float" office:value="404.9316575">
            <text:p>404,9316575</text:p>
          </table:table-cell>
          <table:table-cell/>
        </table:table-row>
        <table:table-row table:style-name="ro1">
          <table:table-cell office:value-type="float" office:value="8520">
            <text:p>8520</text:p>
          </table:table-cell>
          <table:table-cell office:value-type="float" office:value="33.83383575">
            <text:p>33,83383575</text:p>
          </table:table-cell>
          <table:table-cell office:value-type="float" office:value="38.331231">
            <text:p>38,331231</text:p>
          </table:table-cell>
          <table:table-cell office:value-type="float" office:value="46.24937775">
            <text:p>46,24937775</text:p>
          </table:table-cell>
          <table:table-cell office:value-type="float" office:value="57.93948625">
            <text:p>57,93948625</text:p>
          </table:table-cell>
          <table:table-cell office:value-type="float" office:value="61.0368905">
            <text:p>61,0368905</text:p>
          </table:table-cell>
          <table:table-cell office:value-type="float" office:value="83.3587755">
            <text:p>83,3587755</text:p>
          </table:table-cell>
          <table:table-cell office:value-type="float" office:value="97.38732025">
            <text:p>97,38732025</text:p>
          </table:table-cell>
          <table:table-cell office:value-type="float" office:value="139.91986">
            <text:p>139,91986</text:p>
          </table:table-cell>
          <table:table-cell office:value-type="float" office:value="178.833295">
            <text:p>178,833295</text:p>
          </table:table-cell>
          <table:table-cell office:value-type="float" office:value="308.0161">
            <text:p>308,0161</text:p>
          </table:table-cell>
          <table:table-cell office:value-type="float" office:value="406.2718225">
            <text:p>406,2718225</text:p>
          </table:table-cell>
          <table:table-cell/>
        </table:table-row>
        <table:table-row table:style-name="ro1">
          <table:table-cell office:value-type="float" office:value="8560">
            <text:p>8560</text:p>
          </table:table-cell>
          <table:table-cell office:value-type="float" office:value="33.9264105">
            <text:p>33,9264105</text:p>
          </table:table-cell>
          <table:table-cell office:value-type="float" office:value="38.29613625">
            <text:p>38,29613625</text:p>
          </table:table-cell>
          <table:table-cell office:value-type="float" office:value="46.21570325">
            <text:p>46,21570325</text:p>
          </table:table-cell>
          <table:table-cell office:value-type="float" office:value="57.98380875">
            <text:p>57,98380875</text:p>
          </table:table-cell>
          <table:table-cell office:value-type="float" office:value="61.22294775">
            <text:p>61,22294775</text:p>
          </table:table-cell>
          <table:table-cell office:value-type="float" office:value="83.38918925">
            <text:p>83,38918925</text:p>
          </table:table-cell>
          <table:table-cell office:value-type="float" office:value="97.597315">
            <text:p>97,597315</text:p>
          </table:table-cell>
          <table:table-cell office:value-type="float" office:value="140.00046">
            <text:p>140,00046</text:p>
          </table:table-cell>
          <table:table-cell office:value-type="float" office:value="179.2043975">
            <text:p>179,2043975</text:p>
          </table:table-cell>
          <table:table-cell office:value-type="float" office:value="308.4123525">
            <text:p>308,4123525</text:p>
          </table:table-cell>
          <table:table-cell office:value-type="float" office:value="408.087065">
            <text:p>408,087065</text:p>
          </table:table-cell>
          <table:table-cell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33.96848325">
            <text:p>33,96848325</text:p>
          </table:table-cell>
          <table:table-cell office:value-type="float" office:value="38.20566125">
            <text:p>38,20566125</text:p>
          </table:table-cell>
          <table:table-cell office:value-type="float" office:value="46.13483475">
            <text:p>46,13483475</text:p>
          </table:table-cell>
          <table:table-cell office:value-type="float" office:value="58.040866">
            <text:p>58,040866</text:p>
          </table:table-cell>
          <table:table-cell office:value-type="float" office:value="61.34985">
            <text:p>61,34985</text:p>
          </table:table-cell>
          <table:table-cell office:value-type="float" office:value="83.28008325">
            <text:p>83,28008325</text:p>
          </table:table-cell>
          <table:table-cell office:value-type="float" office:value="97.84915975">
            <text:p>97,84915975</text:p>
          </table:table-cell>
          <table:table-cell office:value-type="float" office:value="140.1260975">
            <text:p>140,1260975</text:p>
          </table:table-cell>
          <table:table-cell office:value-type="float" office:value="179.3810925">
            <text:p>179,3810925</text:p>
          </table:table-cell>
          <table:table-cell office:value-type="float" office:value="308.657695">
            <text:p>308,657695</text:p>
          </table:table-cell>
          <table:table-cell office:value-type="float" office:value="409.44828">
            <text:p>409,44828</text:p>
          </table:table-cell>
          <table:table-cell/>
        </table:table-row>
        <table:table-row table:style-name="ro1">
          <table:table-cell office:value-type="float" office:value="8640">
            <text:p>8640</text:p>
          </table:table-cell>
          <table:table-cell office:value-type="float" office:value="33.993095">
            <text:p>33,993095</text:p>
          </table:table-cell>
          <table:table-cell office:value-type="float" office:value="38.177438">
            <text:p>38,177438</text:p>
          </table:table-cell>
          <table:table-cell office:value-type="float" office:value="46.083465">
            <text:p>46,083465</text:p>
          </table:table-cell>
          <table:table-cell office:value-type="float" office:value="58.063662">
            <text:p>58,063662</text:p>
          </table:table-cell>
          <table:table-cell office:value-type="float" office:value="61.34267775">
            <text:p>61,34267775</text:p>
          </table:table-cell>
          <table:table-cell office:value-type="float" office:value="83.1520555">
            <text:p>83,1520555</text:p>
          </table:table-cell>
          <table:table-cell office:value-type="float" office:value="97.81791825">
            <text:p>97,81791825</text:p>
          </table:table-cell>
          <table:table-cell office:value-type="float" office:value="140.14896">
            <text:p>140,14896</text:p>
          </table:table-cell>
          <table:table-cell office:value-type="float" office:value="179.5010425">
            <text:p>179,5010425</text:p>
          </table:table-cell>
          <table:table-cell office:value-type="float" office:value="309.37438">
            <text:p>309,37438</text:p>
          </table:table-cell>
          <table:table-cell office:value-type="float" office:value="409.7650275">
            <text:p>409,7650275</text:p>
          </table:table-cell>
          <table:table-cell/>
        </table:table-row>
        <table:table-row table:style-name="ro1">
          <table:table-cell office:value-type="float" office:value="8680">
            <text:p>8680</text:p>
          </table:table-cell>
          <table:table-cell office:value-type="float" office:value="33.975858">
            <text:p>33,975858</text:p>
          </table:table-cell>
          <table:table-cell office:value-type="float" office:value="38.143113">
            <text:p>38,143113</text:p>
          </table:table-cell>
          <table:table-cell office:value-type="float" office:value="46.06487175">
            <text:p>46,06487175</text:p>
          </table:table-cell>
          <table:table-cell office:value-type="float" office:value="58.04887875">
            <text:p>58,04887875</text:p>
          </table:table-cell>
          <table:table-cell office:value-type="float" office:value="61.419043">
            <text:p>61,419043</text:p>
          </table:table-cell>
          <table:table-cell office:value-type="float" office:value="82.99576225">
            <text:p>82,99576225</text:p>
          </table:table-cell>
          <table:table-cell office:value-type="float" office:value="97.758475">
            <text:p>97,758475</text:p>
          </table:table-cell>
          <table:table-cell office:value-type="float" office:value="140.08074">
            <text:p>140,08074</text:p>
          </table:table-cell>
          <table:table-cell office:value-type="float" office:value="179.67301">
            <text:p>179,67301</text:p>
          </table:table-cell>
          <table:table-cell office:value-type="float" office:value="310.2293125">
            <text:p>310,2293125</text:p>
          </table:table-cell>
          <table:table-cell office:value-type="float" office:value="410.169435">
            <text:p>410,169435</text:p>
          </table:table-cell>
          <table:table-cell/>
        </table:table-row>
        <table:table-row table:style-name="ro1">
          <table:table-cell office:value-type="float" office:value="8720">
            <text:p>8720</text:p>
          </table:table-cell>
          <table:table-cell office:value-type="float" office:value="34.03190575">
            <text:p>34,03190575</text:p>
          </table:table-cell>
          <table:table-cell office:value-type="float" office:value="38.1341135">
            <text:p>38,1341135</text:p>
          </table:table-cell>
          <table:table-cell office:value-type="float" office:value="46.0559745">
            <text:p>46,0559745</text:p>
          </table:table-cell>
          <table:table-cell office:value-type="float" office:value="58.00374125">
            <text:p>58,00374125</text:p>
          </table:table-cell>
          <table:table-cell office:value-type="float" office:value="61.49499225">
            <text:p>61,49499225</text:p>
          </table:table-cell>
          <table:table-cell office:value-type="float" office:value="82.913579">
            <text:p>82,913579</text:p>
          </table:table-cell>
          <table:table-cell office:value-type="float" office:value="97.74613025">
            <text:p>97,74613025</text:p>
          </table:table-cell>
          <table:table-cell office:value-type="float" office:value="139.9350325">
            <text:p>139,9350325</text:p>
          </table:table-cell>
          <table:table-cell office:value-type="float" office:value="179.87704">
            <text:p>179,87704</text:p>
          </table:table-cell>
          <table:table-cell office:value-type="float" office:value="311.0178025">
            <text:p>311,0178025</text:p>
          </table:table-cell>
          <table:table-cell office:value-type="float" office:value="410.6912825">
            <text:p>410,6912825</text:p>
          </table:table-cell>
          <table:table-cell/>
        </table:table-row>
        <table:table-row table:style-name="ro1">
          <table:table-cell office:value-type="float" office:value="8760">
            <text:p>8760</text:p>
          </table:table-cell>
          <table:table-cell office:value-type="float" office:value="34.0948285">
            <text:p>34,0948285</text:p>
          </table:table-cell>
          <table:table-cell office:value-type="float" office:value="38.140947">
            <text:p>38,140947</text:p>
          </table:table-cell>
          <table:table-cell office:value-type="float" office:value="46.05336625">
            <text:p>46,05336625</text:p>
          </table:table-cell>
          <table:table-cell office:value-type="float" office:value="58.0120375">
            <text:p>58,0120375</text:p>
          </table:table-cell>
          <table:table-cell office:value-type="float" office:value="61.49587175">
            <text:p>61,49587175</text:p>
          </table:table-cell>
          <table:table-cell office:value-type="float" office:value="82.881036">
            <text:p>82,881036</text:p>
          </table:table-cell>
          <table:table-cell office:value-type="float" office:value="97.77934575">
            <text:p>97,77934575</text:p>
          </table:table-cell>
          <table:table-cell office:value-type="float" office:value="139.817955">
            <text:p>139,817955</text:p>
          </table:table-cell>
          <table:table-cell office:value-type="float" office:value="180.6059275">
            <text:p>180,6059275</text:p>
          </table:table-cell>
          <table:table-cell office:value-type="float" office:value="312.0470375">
            <text:p>312,0470375</text:p>
          </table:table-cell>
          <table:table-cell office:value-type="float" office:value="411.456995">
            <text:p>411,456995</text:p>
          </table:table-cell>
          <table:table-cell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34.18657425">
            <text:p>34,18657425</text:p>
          </table:table-cell>
          <table:table-cell office:value-type="float" office:value="38.176812">
            <text:p>38,176812</text:p>
          </table:table-cell>
          <table:table-cell office:value-type="float" office:value="46.04909625">
            <text:p>46,04909625</text:p>
          </table:table-cell>
          <table:table-cell office:value-type="float" office:value="58.03938275">
            <text:p>58,03938275</text:p>
          </table:table-cell>
          <table:table-cell office:value-type="float" office:value="61.550245">
            <text:p>61,550245</text:p>
          </table:table-cell>
          <table:table-cell office:value-type="float" office:value="82.883316">
            <text:p>82,883316</text:p>
          </table:table-cell>
          <table:table-cell office:value-type="float" office:value="97.8510805">
            <text:p>97,8510805</text:p>
          </table:table-cell>
          <table:table-cell office:value-type="float" office:value="139.85358">
            <text:p>139,85358</text:p>
          </table:table-cell>
          <table:table-cell office:value-type="float" office:value="181.32477">
            <text:p>181,32477</text:p>
          </table:table-cell>
          <table:table-cell office:value-type="float" office:value="313.3043425">
            <text:p>313,3043425</text:p>
          </table:table-cell>
          <table:table-cell office:value-type="float" office:value="412.4191275">
            <text:p>412,4191275</text:p>
          </table:table-cell>
          <table:table-cell/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34.236268">
            <text:p>34,236268</text:p>
          </table:table-cell>
          <table:table-cell office:value-type="float" office:value="38.22534125">
            <text:p>38,22534125</text:p>
          </table:table-cell>
          <table:table-cell office:value-type="float" office:value="45.97825675">
            <text:p>45,97825675</text:p>
          </table:table-cell>
          <table:table-cell office:value-type="float" office:value="58.06204275">
            <text:p>58,06204275</text:p>
          </table:table-cell>
          <table:table-cell office:value-type="float" office:value="61.617806">
            <text:p>61,617806</text:p>
          </table:table-cell>
          <table:table-cell office:value-type="float" office:value="82.8846355">
            <text:p>82,8846355</text:p>
          </table:table-cell>
          <table:table-cell office:value-type="float" office:value="97.9016415">
            <text:p>97,9016415</text:p>
          </table:table-cell>
          <table:table-cell office:value-type="float" office:value="139.821535">
            <text:p>139,821535</text:p>
          </table:table-cell>
          <table:table-cell office:value-type="float" office:value="181.6746475">
            <text:p>181,6746475</text:p>
          </table:table-cell>
          <table:table-cell office:value-type="float" office:value="313.68906">
            <text:p>313,68906</text:p>
          </table:table-cell>
          <table:table-cell office:value-type="float" office:value="412.683095">
            <text:p>412,683095</text:p>
          </table:table-cell>
          <table:table-cell/>
        </table:table-row>
        <table:table-row table:style-name="ro1">
          <table:table-cell office:value-type="float" office:value="8880">
            <text:p>8880</text:p>
          </table:table-cell>
          <table:table-cell office:value-type="float" office:value="34.313345">
            <text:p>34,313345</text:p>
          </table:table-cell>
          <table:table-cell office:value-type="float" office:value="38.2341925">
            <text:p>38,2341925</text:p>
          </table:table-cell>
          <table:table-cell office:value-type="float" office:value="45.93368575">
            <text:p>45,93368575</text:p>
          </table:table-cell>
          <table:table-cell office:value-type="float" office:value="58.0461445">
            <text:p>58,0461445</text:p>
          </table:table-cell>
          <table:table-cell office:value-type="float" office:value="61.66948425">
            <text:p>61,66948425</text:p>
          </table:table-cell>
          <table:table-cell office:value-type="float" office:value="82.95565225">
            <text:p>82,95565225</text:p>
          </table:table-cell>
          <table:table-cell office:value-type="float" office:value="97.961396">
            <text:p>97,961396</text:p>
          </table:table-cell>
          <table:table-cell office:value-type="float" office:value="139.734935">
            <text:p>139,734935</text:p>
          </table:table-cell>
          <table:table-cell office:value-type="float" office:value="182.20741">
            <text:p>182,20741</text:p>
          </table:table-cell>
          <table:table-cell office:value-type="float" office:value="313.8816175">
            <text:p>313,8816175</text:p>
          </table:table-cell>
          <table:table-cell office:value-type="float" office:value="413.8433575">
            <text:p>413,8433575</text:p>
          </table:table-cell>
          <table:table-cell/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34.428715">
            <text:p>34,428715</text:p>
          </table:table-cell>
          <table:table-cell office:value-type="float" office:value="38.22604875">
            <text:p>38,22604875</text:p>
          </table:table-cell>
          <table:table-cell office:value-type="float" office:value="45.97986575">
            <text:p>45,97986575</text:p>
          </table:table-cell>
          <table:table-cell office:value-type="float" office:value="57.989881">
            <text:p>57,989881</text:p>
          </table:table-cell>
          <table:table-cell office:value-type="float" office:value="61.6959615">
            <text:p>61,6959615</text:p>
          </table:table-cell>
          <table:table-cell office:value-type="float" office:value="83.128722">
            <text:p>83,128722</text:p>
          </table:table-cell>
          <table:table-cell office:value-type="float" office:value="98.0801925">
            <text:p>98,0801925</text:p>
          </table:table-cell>
          <table:table-cell office:value-type="float" office:value="139.64274">
            <text:p>139,64274</text:p>
          </table:table-cell>
          <table:table-cell office:value-type="float" office:value="182.8454025">
            <text:p>182,8454025</text:p>
          </table:table-cell>
          <table:table-cell office:value-type="float" office:value="314.641295">
            <text:p>314,641295</text:p>
          </table:table-cell>
          <table:table-cell office:value-type="float" office:value="415.0647325">
            <text:p>415,0647325</text:p>
          </table:table-cell>
          <table:table-cell/>
        </table:table-row>
        <table:table-row table:style-name="ro1">
          <table:table-cell office:value-type="float" office:value="8960">
            <text:p>8960</text:p>
          </table:table-cell>
          <table:table-cell office:value-type="float" office:value="34.4295735">
            <text:p>34,4295735</text:p>
          </table:table-cell>
          <table:table-cell office:value-type="float" office:value="38.20687925">
            <text:p>38,20687925</text:p>
          </table:table-cell>
          <table:table-cell office:value-type="float" office:value="45.97925375">
            <text:p>45,97925375</text:p>
          </table:table-cell>
          <table:table-cell office:value-type="float" office:value="57.9522515">
            <text:p>57,9522515</text:p>
          </table:table-cell>
          <table:table-cell office:value-type="float" office:value="61.75344875">
            <text:p>61,75344875</text:p>
          </table:table-cell>
          <table:table-cell office:value-type="float" office:value="83.30453925">
            <text:p>83,30453925</text:p>
          </table:table-cell>
          <table:table-cell office:value-type="float" office:value="98.163622">
            <text:p>98,163622</text:p>
          </table:table-cell>
          <table:table-cell office:value-type="float" office:value="139.66637">
            <text:p>139,66637</text:p>
          </table:table-cell>
          <table:table-cell office:value-type="float" office:value="183.2628025">
            <text:p>183,2628025</text:p>
          </table:table-cell>
          <table:table-cell office:value-type="float" office:value="315.629065">
            <text:p>315,629065</text:p>
          </table:table-cell>
          <table:table-cell office:value-type="float" office:value="415.9896075">
            <text:p>415,9896075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4.3101505">
            <text:p>34,3101505</text:p>
          </table:table-cell>
          <table:table-cell office:value-type="float" office:value="38.1228725">
            <text:p>38,1228725</text:p>
          </table:table-cell>
          <table:table-cell office:value-type="float" office:value="45.9794725">
            <text:p>45,9794725</text:p>
          </table:table-cell>
          <table:table-cell office:value-type="float" office:value="57.87601175">
            <text:p>57,87601175</text:p>
          </table:table-cell>
          <table:table-cell office:value-type="float" office:value="61.78676675">
            <text:p>61,78676675</text:p>
          </table:table-cell>
          <table:table-cell office:value-type="float" office:value="83.23093225">
            <text:p>83,23093225</text:p>
          </table:table-cell>
          <table:table-cell office:value-type="float" office:value="98.1075765">
            <text:p>98,1075765</text:p>
          </table:table-cell>
          <table:table-cell office:value-type="float" office:value="139.5184775">
            <text:p>139,5184775</text:p>
          </table:table-cell>
          <table:table-cell office:value-type="float" office:value="183.611665">
            <text:p>183,611665</text:p>
          </table:table-cell>
          <table:table-cell office:value-type="float" office:value="316.2308275">
            <text:p>316,2308275</text:p>
          </table:table-cell>
          <table:table-cell office:value-type="float" office:value="416.871285">
            <text:p>416,871285</text:p>
          </table:table-cell>
          <table:table-cell/>
        </table:table-row>
        <table:table-row table:style-name="ro1">
          <table:table-cell office:value-type="float" office:value="9040">
            <text:p>9040</text:p>
          </table:table-cell>
          <table:table-cell office:value-type="float" office:value="34.24130075">
            <text:p>34,24130075</text:p>
          </table:table-cell>
          <table:table-cell office:value-type="float" office:value="38.105799">
            <text:p>38,105799</text:p>
          </table:table-cell>
          <table:table-cell office:value-type="float" office:value="46.0136985">
            <text:p>46,0136985</text:p>
          </table:table-cell>
          <table:table-cell office:value-type="float" office:value="57.959856">
            <text:p>57,959856</text:p>
          </table:table-cell>
          <table:table-cell office:value-type="float" office:value="61.83711075">
            <text:p>61,83711075</text:p>
          </table:table-cell>
          <table:table-cell office:value-type="float" office:value="83.120462">
            <text:p>83,120462</text:p>
          </table:table-cell>
          <table:table-cell office:value-type="float" office:value="98.01254375">
            <text:p>98,01254375</text:p>
          </table:table-cell>
          <table:table-cell office:value-type="float" office:value="139.4193625">
            <text:p>139,4193625</text:p>
          </table:table-cell>
          <table:table-cell office:value-type="float" office:value="184.0076625">
            <text:p>184,0076625</text:p>
          </table:table-cell>
          <table:table-cell office:value-type="float" office:value="316.1790825">
            <text:p>316,1790825</text:p>
          </table:table-cell>
          <table:table-cell office:value-type="float" office:value="417.79316">
            <text:p>417,79316</text:p>
          </table:table-cell>
          <table:table-cell/>
        </table:table-row>
        <table:table-row table:style-name="ro1">
          <table:table-cell office:value-type="float" office:value="9080">
            <text:p>9080</text:p>
          </table:table-cell>
          <table:table-cell office:value-type="float" office:value="34.1682775">
            <text:p>34,1682775</text:p>
          </table:table-cell>
          <table:table-cell office:value-type="float" office:value="38.1191305">
            <text:p>38,1191305</text:p>
          </table:table-cell>
          <table:table-cell office:value-type="float" office:value="46.0507475">
            <text:p>46,0507475</text:p>
          </table:table-cell>
          <table:table-cell office:value-type="float" office:value="57.964637">
            <text:p>57,964637</text:p>
          </table:table-cell>
          <table:table-cell office:value-type="float" office:value="61.81115825">
            <text:p>61,81115825</text:p>
          </table:table-cell>
          <table:table-cell office:value-type="float" office:value="83.074712">
            <text:p>83,074712</text:p>
          </table:table-cell>
          <table:table-cell office:value-type="float" office:value="97.974245">
            <text:p>97,974245</text:p>
          </table:table-cell>
          <table:table-cell office:value-type="float" office:value="139.29578">
            <text:p>139,29578</text:p>
          </table:table-cell>
          <table:table-cell office:value-type="float" office:value="184.1002175">
            <text:p>184,1002175</text:p>
          </table:table-cell>
          <table:table-cell office:value-type="float" office:value="316.2542625">
            <text:p>316,2542625</text:p>
          </table:table-cell>
          <table:table-cell office:value-type="float" office:value="418.3984625">
            <text:p>418,3984625</text:p>
          </table:table-cell>
          <table:table-cell/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34.1080275">
            <text:p>34,1080275</text:p>
          </table:table-cell>
          <table:table-cell office:value-type="float" office:value="38.08739075">
            <text:p>38,08739075</text:p>
          </table:table-cell>
          <table:table-cell office:value-type="float" office:value="46.07324975">
            <text:p>46,07324975</text:p>
          </table:table-cell>
          <table:table-cell office:value-type="float" office:value="57.94086375">
            <text:p>57,94086375</text:p>
          </table:table-cell>
          <table:table-cell office:value-type="float" office:value="61.7873805">
            <text:p>61,7873805</text:p>
          </table:table-cell>
          <table:table-cell office:value-type="float" office:value="82.9969845">
            <text:p>82,9969845</text:p>
          </table:table-cell>
          <table:table-cell office:value-type="float" office:value="97.9202425">
            <text:p>97,9202425</text:p>
          </table:table-cell>
          <table:table-cell office:value-type="float" office:value="139.265605">
            <text:p>139,265605</text:p>
          </table:table-cell>
          <table:table-cell office:value-type="float" office:value="184.3350975">
            <text:p>184,3350975</text:p>
          </table:table-cell>
          <table:table-cell office:value-type="float" office:value="316.8739125">
            <text:p>316,8739125</text:p>
          </table:table-cell>
          <table:table-cell office:value-type="float" office:value="418.8582275">
            <text:p>418,8582275</text:p>
          </table:table-cell>
          <table:table-cell/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34.07157375">
            <text:p>34,07157375</text:p>
          </table:table-cell>
          <table:table-cell office:value-type="float" office:value="38.10316675">
            <text:p>38,10316675</text:p>
          </table:table-cell>
          <table:table-cell office:value-type="float" office:value="46.0341625">
            <text:p>46,0341625</text:p>
          </table:table-cell>
          <table:table-cell office:value-type="float" office:value="57.95200975">
            <text:p>57,95200975</text:p>
          </table:table-cell>
          <table:table-cell office:value-type="float" office:value="61.889013">
            <text:p>61,889013</text:p>
          </table:table-cell>
          <table:table-cell office:value-type="float" office:value="82.97484975">
            <text:p>82,97484975</text:p>
          </table:table-cell>
          <table:table-cell office:value-type="float" office:value="98.01309675">
            <text:p>98,01309675</text:p>
          </table:table-cell>
          <table:table-cell office:value-type="float" office:value="139.3111025">
            <text:p>139,3111025</text:p>
          </table:table-cell>
          <table:table-cell office:value-type="float" office:value="184.61143">
            <text:p>184,61143</text:p>
          </table:table-cell>
          <table:table-cell office:value-type="float" office:value="317.85609">
            <text:p>317,85609</text:p>
          </table:table-cell>
          <table:table-cell office:value-type="float" office:value="419.6849675">
            <text:p>419,6849675</text:p>
          </table:table-cell>
          <table:table-cell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34.024856">
            <text:p>34,024856</text:p>
          </table:table-cell>
          <table:table-cell office:value-type="float" office:value="38.092267">
            <text:p>38,092267</text:p>
          </table:table-cell>
          <table:table-cell office:value-type="float" office:value="45.96576375">
            <text:p>45,96576375</text:p>
          </table:table-cell>
          <table:table-cell office:value-type="float" office:value="57.94954225">
            <text:p>57,94954225</text:p>
          </table:table-cell>
          <table:table-cell office:value-type="float" office:value="61.9730335">
            <text:p>61,9730335</text:p>
          </table:table-cell>
          <table:table-cell office:value-type="float" office:value="82.89979925">
            <text:p>82,89979925</text:p>
          </table:table-cell>
          <table:table-cell office:value-type="float" office:value="98.15657">
            <text:p>98,15657</text:p>
          </table:table-cell>
          <table:table-cell office:value-type="float" office:value="139.27006">
            <text:p>139,27006</text:p>
          </table:table-cell>
          <table:table-cell office:value-type="float" office:value="184.6805325">
            <text:p>184,6805325</text:p>
          </table:table-cell>
          <table:table-cell office:value-type="float" office:value="318.431835">
            <text:p>318,431835</text:p>
          </table:table-cell>
          <table:table-cell office:value-type="float" office:value="420.291575">
            <text:p>420,291575</text:p>
          </table:table-cell>
          <table:table-cell/>
        </table:table-row>
        <table:table-row table:style-name="ro1">
          <table:table-cell office:value-type="float" office:value="9240">
            <text:p>9240</text:p>
          </table:table-cell>
          <table:table-cell office:value-type="float" office:value="33.98439125">
            <text:p>33,98439125</text:p>
          </table:table-cell>
          <table:table-cell office:value-type="float" office:value="38.00924775">
            <text:p>38,00924775</text:p>
          </table:table-cell>
          <table:table-cell office:value-type="float" office:value="45.960596">
            <text:p>45,960596</text:p>
          </table:table-cell>
          <table:table-cell office:value-type="float" office:value="57.950629">
            <text:p>57,950629</text:p>
          </table:table-cell>
          <table:table-cell office:value-type="float" office:value="61.96855475">
            <text:p>61,96855475</text:p>
          </table:table-cell>
          <table:table-cell office:value-type="float" office:value="82.783487">
            <text:p>82,783487</text:p>
          </table:table-cell>
          <table:table-cell office:value-type="float" office:value="98.24313175">
            <text:p>98,24313175</text:p>
          </table:table-cell>
          <table:table-cell office:value-type="float" office:value="139.1470125">
            <text:p>139,1470125</text:p>
          </table:table-cell>
          <table:table-cell office:value-type="float" office:value="184.8838425">
            <text:p>184,8838425</text:p>
          </table:table-cell>
          <table:table-cell office:value-type="float" office:value="319.1886625">
            <text:p>319,1886625</text:p>
          </table:table-cell>
          <table:table-cell office:value-type="float" office:value="421.3227575">
            <text:p>421,3227575</text:p>
          </table:table-cell>
          <table:table-cell/>
        </table:table-row>
        <table:table-row table:style-name="ro1">
          <table:table-cell office:value-type="float" office:value="9280">
            <text:p>9280</text:p>
          </table:table-cell>
          <table:table-cell office:value-type="float" office:value="33.9876335">
            <text:p>33,9876335</text:p>
          </table:table-cell>
          <table:table-cell office:value-type="float" office:value="37.9998095">
            <text:p>37,9998095</text:p>
          </table:table-cell>
          <table:table-cell office:value-type="float" office:value="45.96512975">
            <text:p>45,96512975</text:p>
          </table:table-cell>
          <table:table-cell office:value-type="float" office:value="57.94703475">
            <text:p>57,94703475</text:p>
          </table:table-cell>
          <table:table-cell office:value-type="float" office:value="62.0222005">
            <text:p>62,0222005</text:p>
          </table:table-cell>
          <table:table-cell office:value-type="float" office:value="82.778829">
            <text:p>82,778829</text:p>
          </table:table-cell>
          <table:table-cell office:value-type="float" office:value="98.492559">
            <text:p>98,492559</text:p>
          </table:table-cell>
          <table:table-cell office:value-type="float" office:value="139.2477725">
            <text:p>139,2477725</text:p>
          </table:table-cell>
          <table:table-cell office:value-type="float" office:value="185.230165">
            <text:p>185,230165</text:p>
          </table:table-cell>
          <table:table-cell office:value-type="float" office:value="319.5500725">
            <text:p>319,5500725</text:p>
          </table:table-cell>
          <table:table-cell office:value-type="float" office:value="421.77916">
            <text:p>421,77916</text:p>
          </table:table-cell>
          <table:table-cell/>
        </table:table-row>
        <table:table-row table:style-name="ro1">
          <table:table-cell office:value-type="float" office:value="9320">
            <text:p>9320</text:p>
          </table:table-cell>
          <table:table-cell office:value-type="float" office:value="33.94546125">
            <text:p>33,94546125</text:p>
          </table:table-cell>
          <table:table-cell office:value-type="float" office:value="37.962182">
            <text:p>37,962182</text:p>
          </table:table-cell>
          <table:table-cell office:value-type="float" office:value="46.02975225">
            <text:p>46,02975225</text:p>
          </table:table-cell>
          <table:table-cell office:value-type="float" office:value="57.87726375">
            <text:p>57,87726375</text:p>
          </table:table-cell>
          <table:table-cell office:value-type="float" office:value="62.09827425">
            <text:p>62,09827425</text:p>
          </table:table-cell>
          <table:table-cell office:value-type="float" office:value="82.6397815">
            <text:p>82,6397815</text:p>
          </table:table-cell>
          <table:table-cell office:value-type="float" office:value="98.69181975">
            <text:p>98,69181975</text:p>
          </table:table-cell>
          <table:table-cell office:value-type="float" office:value="139.344015">
            <text:p>139,344015</text:p>
          </table:table-cell>
          <table:table-cell office:value-type="float" office:value="185.37256">
            <text:p>185,37256</text:p>
          </table:table-cell>
          <table:table-cell office:value-type="float" office:value="319.949585">
            <text:p>319,949585</text:p>
          </table:table-cell>
          <table:table-cell office:value-type="float" office:value="422.786745">
            <text:p>422,786745</text:p>
          </table:table-cell>
          <table:table-cell/>
        </table:table-row>
        <table:table-row table:style-name="ro1">
          <table:table-cell office:value-type="float" office:value="9360">
            <text:p>9360</text:p>
          </table:table-cell>
          <table:table-cell office:value-type="float" office:value="33.954655">
            <text:p>33,954655</text:p>
          </table:table-cell>
          <table:table-cell office:value-type="float" office:value="37.95781125">
            <text:p>37,95781125</text:p>
          </table:table-cell>
          <table:table-cell office:value-type="float" office:value="46.066557">
            <text:p>46,066557</text:p>
          </table:table-cell>
          <table:table-cell office:value-type="float" office:value="57.93813575">
            <text:p>57,93813575</text:p>
          </table:table-cell>
          <table:table-cell office:value-type="float" office:value="62.108298">
            <text:p>62,108298</text:p>
          </table:table-cell>
          <table:table-cell office:value-type="float" office:value="82.614964">
            <text:p>82,614964</text:p>
          </table:table-cell>
          <table:table-cell office:value-type="float" office:value="98.93263075">
            <text:p>98,93263075</text:p>
          </table:table-cell>
          <table:table-cell office:value-type="float" office:value="139.439345">
            <text:p>139,439345</text:p>
          </table:table-cell>
          <table:table-cell office:value-type="float" office:value="185.8857675">
            <text:p>185,8857675</text:p>
          </table:table-cell>
          <table:table-cell office:value-type="float" office:value="320.5427925">
            <text:p>320,5427925</text:p>
          </table:table-cell>
          <table:table-cell office:value-type="float" office:value="424.0946125">
            <text:p>424,0946125</text:p>
          </table:table-cell>
          <table:table-cell/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33.9449295">
            <text:p>33,9449295</text:p>
          </table:table-cell>
          <table:table-cell office:value-type="float" office:value="37.99786825">
            <text:p>37,99786825</text:p>
          </table:table-cell>
          <table:table-cell office:value-type="float" office:value="46.108197">
            <text:p>46,108197</text:p>
          </table:table-cell>
          <table:table-cell office:value-type="float" office:value="58.01891125">
            <text:p>58,01891125</text:p>
          </table:table-cell>
          <table:table-cell office:value-type="float" office:value="62.1556635">
            <text:p>62,1556635</text:p>
          </table:table-cell>
          <table:table-cell office:value-type="float" office:value="82.66488">
            <text:p>82,66488</text:p>
          </table:table-cell>
          <table:table-cell office:value-type="float" office:value="99.144637">
            <text:p>99,144637</text:p>
          </table:table-cell>
          <table:table-cell office:value-type="float" office:value="139.6829025">
            <text:p>139,6829025</text:p>
          </table:table-cell>
          <table:table-cell office:value-type="float" office:value="186.2065575">
            <text:p>186,2065575</text:p>
          </table:table-cell>
          <table:table-cell office:value-type="float" office:value="321.26879">
            <text:p>321,26879</text:p>
          </table:table-cell>
          <table:table-cell office:value-type="float" office:value="424.93177">
            <text:p>424,93177</text:p>
          </table:table-cell>
          <table:table-cell/>
        </table:table-row>
        <table:table-row table:style-name="ro1">
          <table:table-cell office:value-type="float" office:value="9440">
            <text:p>9440</text:p>
          </table:table-cell>
          <table:table-cell office:value-type="float" office:value="33.906667">
            <text:p>33,906667</text:p>
          </table:table-cell>
          <table:table-cell office:value-type="float" office:value="38.06809325">
            <text:p>38,06809325</text:p>
          </table:table-cell>
          <table:table-cell office:value-type="float" office:value="46.09672425">
            <text:p>46,09672425</text:p>
          </table:table-cell>
          <table:table-cell office:value-type="float" office:value="58.078319">
            <text:p>58,078319</text:p>
          </table:table-cell>
          <table:table-cell office:value-type="float" office:value="62.2227485">
            <text:p>62,2227485</text:p>
          </table:table-cell>
          <table:table-cell office:value-type="float" office:value="82.656503">
            <text:p>82,656503</text:p>
          </table:table-cell>
          <table:table-cell office:value-type="float" office:value="99.32339775">
            <text:p>99,32339775</text:p>
          </table:table-cell>
          <table:table-cell office:value-type="float" office:value="139.716135">
            <text:p>139,716135</text:p>
          </table:table-cell>
          <table:table-cell office:value-type="float" office:value="186.38138">
            <text:p>186,38138</text:p>
          </table:table-cell>
          <table:table-cell office:value-type="float" office:value="322.0265275">
            <text:p>322,0265275</text:p>
          </table:table-cell>
          <table:table-cell office:value-type="float" office:value="425.679865">
            <text:p>425,679865</text:p>
          </table:table-cell>
          <table:table-cell/>
        </table:table-row>
        <table:table-row table:style-name="ro1">
          <table:table-cell office:value-type="float" office:value="9480">
            <text:p>9480</text:p>
          </table:table-cell>
          <table:table-cell office:value-type="float" office:value="33.8946425">
            <text:p>33,8946425</text:p>
          </table:table-cell>
          <table:table-cell office:value-type="float" office:value="38.1118985">
            <text:p>38,1118985</text:p>
          </table:table-cell>
          <table:table-cell office:value-type="float" office:value="46.186421">
            <text:p>46,186421</text:p>
          </table:table-cell>
          <table:table-cell office:value-type="float" office:value="58.07809725">
            <text:p>58,07809725</text:p>
          </table:table-cell>
          <table:table-cell office:value-type="float" office:value="62.21373775">
            <text:p>62,21373775</text:p>
          </table:table-cell>
          <table:table-cell office:value-type="float" office:value="82.6881085">
            <text:p>82,6881085</text:p>
          </table:table-cell>
          <table:table-cell office:value-type="float" office:value="99.511853">
            <text:p>99,511853</text:p>
          </table:table-cell>
          <table:table-cell office:value-type="float" office:value="139.776335">
            <text:p>139,776335</text:p>
          </table:table-cell>
          <table:table-cell office:value-type="float" office:value="186.61094">
            <text:p>186,61094</text:p>
          </table:table-cell>
          <table:table-cell office:value-type="float" office:value="323.1148225">
            <text:p>323,1148225</text:p>
          </table:table-cell>
          <table:table-cell office:value-type="float" office:value="426.1571325">
            <text:p>426,1571325</text:p>
          </table:table-cell>
          <table:table-cell/>
        </table:table-row>
        <table:table-row table:style-name="ro1">
          <table:table-cell office:value-type="float" office:value="9520">
            <text:p>9520</text:p>
          </table:table-cell>
          <table:table-cell office:value-type="float" office:value="33.95683375">
            <text:p>33,95683375</text:p>
          </table:table-cell>
          <table:table-cell office:value-type="float" office:value="38.148338">
            <text:p>38,148338</text:p>
          </table:table-cell>
          <table:table-cell office:value-type="float" office:value="46.257191">
            <text:p>46,257191</text:p>
          </table:table-cell>
          <table:table-cell office:value-type="float" office:value="58.25127475">
            <text:p>58,25127475</text:p>
          </table:table-cell>
          <table:table-cell office:value-type="float" office:value="62.3046385">
            <text:p>62,3046385</text:p>
          </table:table-cell>
          <table:table-cell office:value-type="float" office:value="82.793317">
            <text:p>82,793317</text:p>
          </table:table-cell>
          <table:table-cell office:value-type="float" office:value="100.06433175">
            <text:p>100,06433175</text:p>
          </table:table-cell>
          <table:table-cell office:value-type="float" office:value="139.890085">
            <text:p>139,890085</text:p>
          </table:table-cell>
          <table:table-cell office:value-type="float" office:value="186.7943575">
            <text:p>186,7943575</text:p>
          </table:table-cell>
          <table:table-cell office:value-type="float" office:value="324.194775">
            <text:p>324,194775</text:p>
          </table:table-cell>
          <table:table-cell office:value-type="float" office:value="426.6736725">
            <text:p>426,6736725</text:p>
          </table:table-cell>
          <table:table-cell/>
        </table:table-row>
        <table:table-row table:style-name="ro1">
          <table:table-cell office:value-type="float" office:value="9560">
            <text:p>9560</text:p>
          </table:table-cell>
          <table:table-cell office:value-type="float" office:value="33.988606">
            <text:p>33,988606</text:p>
          </table:table-cell>
          <table:table-cell office:value-type="float" office:value="38.16165275">
            <text:p>38,16165275</text:p>
          </table:table-cell>
          <table:table-cell office:value-type="float" office:value="46.31771675">
            <text:p>46,31771675</text:p>
          </table:table-cell>
          <table:table-cell office:value-type="float" office:value="58.37559275">
            <text:p>58,37559275</text:p>
          </table:table-cell>
          <table:table-cell office:value-type="float" office:value="62.45783075">
            <text:p>62,45783075</text:p>
          </table:table-cell>
          <table:table-cell office:value-type="float" office:value="82.903559">
            <text:p>82,903559</text:p>
          </table:table-cell>
          <table:table-cell office:value-type="float" office:value="100.3860145">
            <text:p>100,3860145</text:p>
          </table:table-cell>
          <table:table-cell office:value-type="float" office:value="139.95823">
            <text:p>139,95823</text:p>
          </table:table-cell>
          <table:table-cell office:value-type="float" office:value="187.2619475">
            <text:p>187,2619475</text:p>
          </table:table-cell>
          <table:table-cell office:value-type="float" office:value="325.402425">
            <text:p>325,402425</text:p>
          </table:table-cell>
          <table:table-cell office:value-type="float" office:value="427.802535">
            <text:p>427,802535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34.0437145">
            <text:p>34,0437145</text:p>
          </table:table-cell>
          <table:table-cell office:value-type="float" office:value="38.16349975">
            <text:p>38,16349975</text:p>
          </table:table-cell>
          <table:table-cell office:value-type="float" office:value="46.30951425">
            <text:p>46,30951425</text:p>
          </table:table-cell>
          <table:table-cell office:value-type="float" office:value="58.515391">
            <text:p>58,515391</text:p>
          </table:table-cell>
          <table:table-cell office:value-type="float" office:value="62.75402925">
            <text:p>62,75402925</text:p>
          </table:table-cell>
          <table:table-cell office:value-type="float" office:value="83.100845">
            <text:p>83,100845</text:p>
          </table:table-cell>
          <table:table-cell office:value-type="float" office:value="100.7212435">
            <text:p>100,7212435</text:p>
          </table:table-cell>
          <table:table-cell office:value-type="float" office:value="140.0259125">
            <text:p>140,0259125</text:p>
          </table:table-cell>
          <table:table-cell office:value-type="float" office:value="187.6101">
            <text:p>187,6101</text:p>
          </table:table-cell>
          <table:table-cell office:value-type="float" office:value="326.6076175">
            <text:p>326,6076175</text:p>
          </table:table-cell>
          <table:table-cell office:value-type="float" office:value="428.5619525">
            <text:p>428,5619525</text:p>
          </table:table-cell>
          <table:table-cell/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34.0300035">
            <text:p>34,0300035</text:p>
          </table:table-cell>
          <table:table-cell office:value-type="float" office:value="38.14735375">
            <text:p>38,14735375</text:p>
          </table:table-cell>
          <table:table-cell office:value-type="float" office:value="46.31532625">
            <text:p>46,31532625</text:p>
          </table:table-cell>
          <table:table-cell office:value-type="float" office:value="58.6156475">
            <text:p>58,6156475</text:p>
          </table:table-cell>
          <table:table-cell office:value-type="float" office:value="62.987895">
            <text:p>62,987895</text:p>
          </table:table-cell>
          <table:table-cell office:value-type="float" office:value="83.167606">
            <text:p>83,167606</text:p>
          </table:table-cell>
          <table:table-cell office:value-type="float" office:value="100.9394615">
            <text:p>100,9394615</text:p>
          </table:table-cell>
          <table:table-cell office:value-type="float" office:value="139.9625325">
            <text:p>139,9625325</text:p>
          </table:table-cell>
          <table:table-cell office:value-type="float" office:value="187.685445">
            <text:p>187,685445</text:p>
          </table:table-cell>
          <table:table-cell office:value-type="float" office:value="327.8794925">
            <text:p>327,8794925</text:p>
          </table:table-cell>
          <table:table-cell office:value-type="float" office:value="429.9813225">
            <text:p>429,9813225</text:p>
          </table:table-cell>
          <table:table-cell/>
        </table:table-row>
        <table:table-row table:style-name="ro1">
          <table:table-cell office:value-type="float" office:value="9680">
            <text:p>9680</text:p>
          </table:table-cell>
          <table:table-cell office:value-type="float" office:value="33.98633775">
            <text:p>33,98633775</text:p>
          </table:table-cell>
          <table:table-cell office:value-type="float" office:value="38.119848">
            <text:p>38,119848</text:p>
          </table:table-cell>
          <table:table-cell office:value-type="float" office:value="46.3334685">
            <text:p>46,3334685</text:p>
          </table:table-cell>
          <table:table-cell office:value-type="float" office:value="58.731986">
            <text:p>58,731986</text:p>
          </table:table-cell>
          <table:table-cell office:value-type="float" office:value="63.11454475">
            <text:p>63,11454475</text:p>
          </table:table-cell>
          <table:table-cell office:value-type="float" office:value="83.150378">
            <text:p>83,150378</text:p>
          </table:table-cell>
          <table:table-cell office:value-type="float" office:value="101.092652">
            <text:p>101,092652</text:p>
          </table:table-cell>
          <table:table-cell office:value-type="float" office:value="139.9490725">
            <text:p>139,9490725</text:p>
          </table:table-cell>
          <table:table-cell office:value-type="float" office:value="187.822665">
            <text:p>187,822665</text:p>
          </table:table-cell>
          <table:table-cell office:value-type="float" office:value="329.523885">
            <text:p>329,523885</text:p>
          </table:table-cell>
          <table:table-cell office:value-type="float" office:value="431.09672">
            <text:p>431,09672</text:p>
          </table:table-cell>
          <table:table-cell/>
        </table:table-row>
        <table:table-row table:style-name="ro1">
          <table:table-cell office:value-type="float" office:value="9720">
            <text:p>9720</text:p>
          </table:table-cell>
          <table:table-cell office:value-type="float" office:value="33.904925">
            <text:p>33,904925</text:p>
          </table:table-cell>
          <table:table-cell office:value-type="float" office:value="38.04467075">
            <text:p>38,04467075</text:p>
          </table:table-cell>
          <table:table-cell office:value-type="float" office:value="46.34875225">
            <text:p>46,34875225</text:p>
          </table:table-cell>
          <table:table-cell office:value-type="float" office:value="58.88787675">
            <text:p>58,88787675</text:p>
          </table:table-cell>
          <table:table-cell office:value-type="float" office:value="63.38813825">
            <text:p>63,38813825</text:p>
          </table:table-cell>
          <table:table-cell office:value-type="float" office:value="83.13143175">
            <text:p>83,13143175</text:p>
          </table:table-cell>
          <table:table-cell office:value-type="float" office:value="101.320197">
            <text:p>101,320197</text:p>
          </table:table-cell>
          <table:table-cell office:value-type="float" office:value="140.0169075">
            <text:p>140,0169075</text:p>
          </table:table-cell>
          <table:table-cell office:value-type="float" office:value="188.1994225">
            <text:p>188,1994225</text:p>
          </table:table-cell>
          <table:table-cell office:value-type="float" office:value="330.86331">
            <text:p>330,86331</text:p>
          </table:table-cell>
          <table:table-cell office:value-type="float" office:value="431.89407">
            <text:p>431,89407</text:p>
          </table:table-cell>
          <table:table-cell/>
        </table:table-row>
        <table:table-row table:style-name="ro1">
          <table:table-cell office:value-type="float" office:value="9760">
            <text:p>9760</text:p>
          </table:table-cell>
          <table:table-cell office:value-type="float" office:value="33.80897">
            <text:p>33,80897</text:p>
          </table:table-cell>
          <table:table-cell office:value-type="float" office:value="37.9519115">
            <text:p>37,9519115</text:p>
          </table:table-cell>
          <table:table-cell office:value-type="float" office:value="46.27954575">
            <text:p>46,27954575</text:p>
          </table:table-cell>
          <table:table-cell office:value-type="float" office:value="58.95879225">
            <text:p>58,95879225</text:p>
          </table:table-cell>
          <table:table-cell office:value-type="float" office:value="63.498359">
            <text:p>63,498359</text:p>
          </table:table-cell>
          <table:table-cell office:value-type="float" office:value="83.050001">
            <text:p>83,050001</text:p>
          </table:table-cell>
          <table:table-cell office:value-type="float" office:value="101.51309925">
            <text:p>101,51309925</text:p>
          </table:table-cell>
          <table:table-cell office:value-type="float" office:value="140.06147">
            <text:p>140,06147</text:p>
          </table:table-cell>
          <table:table-cell office:value-type="float" office:value="188.3981875">
            <text:p>188,3981875</text:p>
          </table:table-cell>
          <table:table-cell office:value-type="float" office:value="331.8673575">
            <text:p>331,8673575</text:p>
          </table:table-cell>
          <table:table-cell office:value-type="float" office:value="432.22927">
            <text:p>432,22927</text:p>
          </table:table-cell>
          <table:table-cell/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33.71585625">
            <text:p>33,71585625</text:p>
          </table:table-cell>
          <table:table-cell office:value-type="float" office:value="37.83782325">
            <text:p>37,83782325</text:p>
          </table:table-cell>
          <table:table-cell office:value-type="float" office:value="46.22649075">
            <text:p>46,22649075</text:p>
          </table:table-cell>
          <table:table-cell office:value-type="float" office:value="58.9552195">
            <text:p>58,9552195</text:p>
          </table:table-cell>
          <table:table-cell office:value-type="float" office:value="63.41782975">
            <text:p>63,41782975</text:p>
          </table:table-cell>
          <table:table-cell office:value-type="float" office:value="82.9454545">
            <text:p>82,9454545</text:p>
          </table:table-cell>
          <table:table-cell office:value-type="float" office:value="101.57519375">
            <text:p>101,57519375</text:p>
          </table:table-cell>
          <table:table-cell office:value-type="float" office:value="139.9570175">
            <text:p>139,9570175</text:p>
          </table:table-cell>
          <table:table-cell office:value-type="float" office:value="188.23368">
            <text:p>188,23368</text:p>
          </table:table-cell>
          <table:table-cell office:value-type="float" office:value="332.233085">
            <text:p>332,233085</text:p>
          </table:table-cell>
          <table:table-cell office:value-type="float" office:value="432.72415">
            <text:p>432,72415</text:p>
          </table:table-cell>
          <table:table-cell/>
        </table:table-row>
        <table:table-row table:style-name="ro1">
          <table:table-cell office:value-type="float" office:value="9840">
            <text:p>9840</text:p>
          </table:table-cell>
          <table:table-cell office:value-type="float" office:value="33.7181615">
            <text:p>33,7181615</text:p>
          </table:table-cell>
          <table:table-cell office:value-type="float" office:value="37.83844725">
            <text:p>37,83844725</text:p>
          </table:table-cell>
          <table:table-cell office:value-type="float" office:value="46.1895175">
            <text:p>46,1895175</text:p>
          </table:table-cell>
          <table:table-cell office:value-type="float" office:value="58.977502">
            <text:p>58,977502</text:p>
          </table:table-cell>
          <table:table-cell office:value-type="float" office:value="63.41361825">
            <text:p>63,41361825</text:p>
          </table:table-cell>
          <table:table-cell office:value-type="float" office:value="82.94309375">
            <text:p>82,94309375</text:p>
          </table:table-cell>
          <table:table-cell office:value-type="float" office:value="101.9898705">
            <text:p>101,9898705</text:p>
          </table:table-cell>
          <table:table-cell office:value-type="float" office:value="139.834205">
            <text:p>139,834205</text:p>
          </table:table-cell>
          <table:table-cell office:value-type="float" office:value="188.47315">
            <text:p>188,47315</text:p>
          </table:table-cell>
          <table:table-cell office:value-type="float" office:value="333.4265825">
            <text:p>333,4265825</text:p>
          </table:table-cell>
          <table:table-cell office:value-type="float" office:value="433.6095625">
            <text:p>433,6095625</text:p>
          </table:table-cell>
          <table:table-cell/>
        </table:table-row>
        <table:table-row table:style-name="ro1">
          <table:table-cell office:value-type="float" office:value="9880">
            <text:p>9880</text:p>
          </table:table-cell>
          <table:table-cell office:value-type="float" office:value="33.7494265">
            <text:p>33,7494265</text:p>
          </table:table-cell>
          <table:table-cell office:value-type="float" office:value="37.82450425">
            <text:p>37,82450425</text:p>
          </table:table-cell>
          <table:table-cell office:value-type="float" office:value="46.12393075">
            <text:p>46,12393075</text:p>
          </table:table-cell>
          <table:table-cell office:value-type="float" office:value="59.05358225">
            <text:p>59,05358225</text:p>
          </table:table-cell>
          <table:table-cell office:value-type="float" office:value="63.45465725">
            <text:p>63,45465725</text:p>
          </table:table-cell>
          <table:table-cell office:value-type="float" office:value="82.9736565">
            <text:p>82,9736565</text:p>
          </table:table-cell>
          <table:table-cell office:value-type="float" office:value="102.33953775">
            <text:p>102,33953775</text:p>
          </table:table-cell>
          <table:table-cell office:value-type="float" office:value="140.07841">
            <text:p>140,07841</text:p>
          </table:table-cell>
          <table:table-cell office:value-type="float" office:value="188.719965">
            <text:p>188,719965</text:p>
          </table:table-cell>
          <table:table-cell office:value-type="float" office:value="335.02106">
            <text:p>335,02106</text:p>
          </table:table-cell>
          <table:table-cell office:value-type="float" office:value="434.272865">
            <text:p>434,272865</text:p>
          </table:table-cell>
          <table:table-cell/>
        </table:table-row>
        <table:table-row table:style-name="ro1">
          <table:table-cell office:value-type="float" office:value="9920">
            <text:p>9920</text:p>
          </table:table-cell>
          <table:table-cell office:value-type="float" office:value="33.73427925">
            <text:p>33,73427925</text:p>
          </table:table-cell>
          <table:table-cell office:value-type="float" office:value="37.77776">
            <text:p>37,77776</text:p>
          </table:table-cell>
          <table:table-cell office:value-type="float" office:value="46.04514725">
            <text:p>46,04514725</text:p>
          </table:table-cell>
          <table:table-cell office:value-type="float" office:value="59.083276">
            <text:p>59,083276</text:p>
          </table:table-cell>
          <table:table-cell office:value-type="float" office:value="63.5091065">
            <text:p>63,5091065</text:p>
          </table:table-cell>
          <table:table-cell office:value-type="float" office:value="82.99607">
            <text:p>82,99607</text:p>
          </table:table-cell>
          <table:table-cell office:value-type="float" office:value="102.5048665">
            <text:p>102,5048665</text:p>
          </table:table-cell>
          <table:table-cell office:value-type="float" office:value="140.1552675">
            <text:p>140,1552675</text:p>
          </table:table-cell>
          <table:table-cell office:value-type="float" office:value="189.3864825">
            <text:p>189,3864825</text:p>
          </table:table-cell>
          <table:table-cell office:value-type="float" office:value="336.505735">
            <text:p>336,505735</text:p>
          </table:table-cell>
          <table:table-cell office:value-type="float" office:value="435.438125">
            <text:p>435,438125</text:p>
          </table:table-cell>
          <table:table-cell/>
        </table:table-row>
        <table:table-row table:style-name="ro1">
          <table:table-cell office:value-type="float" office:value="9960">
            <text:p>9960</text:p>
          </table:table-cell>
          <table:table-cell office:value-type="float" office:value="33.70262325">
            <text:p>33,70262325</text:p>
          </table:table-cell>
          <table:table-cell office:value-type="float" office:value="37.717101">
            <text:p>37,717101</text:p>
          </table:table-cell>
          <table:table-cell office:value-type="float" office:value="46.14524725">
            <text:p>46,14524725</text:p>
          </table:table-cell>
          <table:table-cell office:value-type="float" office:value="59.19831175">
            <text:p>59,19831175</text:p>
          </table:table-cell>
          <table:table-cell office:value-type="float" office:value="63.58683075">
            <text:p>63,58683075</text:p>
          </table:table-cell>
          <table:table-cell office:value-type="float" office:value="83.02666925">
            <text:p>83,02666925</text:p>
          </table:table-cell>
          <table:table-cell office:value-type="float" office:value="102.7211525">
            <text:p>102,7211525</text:p>
          </table:table-cell>
          <table:table-cell office:value-type="float" office:value="140.63895">
            <text:p>140,63895</text:p>
          </table:table-cell>
          <table:table-cell office:value-type="float" office:value="189.7824875">
            <text:p>189,7824875</text:p>
          </table:table-cell>
          <table:table-cell office:value-type="float" office:value="337.76399">
            <text:p>337,76399</text:p>
          </table:table-cell>
          <table:table-cell office:value-type="float" office:value="436.6227225">
            <text:p>436,6227225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20.06.2015</text:date>, <text:time>14:18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m mm</meta:initial-creator>
    <meta:creation-date>2015-06-20T13:51:20.04</meta:creation-date>
    <dc:date>2015-06-20T14:18:00.59</dc:date>
    <dc:creator>mm mm</dc:creator>
    <meta:editing-duration>PT26M40S</meta:editing-duration>
    <meta:editing-cycles>2</meta:editing-cycles>
    <meta:generator>OpenOffice/4.1.1$Win32 OpenOffice.org_project/411m6$Build-9775</meta:generator>
    <meta:document-statistic meta:table-count="3" meta:cell-count="30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1.302cm" svg:height="20.13cm" xlink:href=".." xlink:type="simple" chart:class="chart:line" chart:style-name="ch1">
        <chart:title svg:x="15.395cm" svg:y="0.538cm" chart:style-name="ch2">
          <text:p>Średni czas oczekiwania statków zależny od ich ilości</text:p>
        </chart:title>
        <chart:subtitle svg:x="19.099cm" svg:y="1.719cm" chart:style-name="ch3">
          <text:p>Średnia ruchoma</text:p>
        </chart:subtitle>
        <chart:legend chart:legend-position="end" svg:x="38.926cm" svg:y="7.133cm" style:legend-expansion="high" chart:style-name="ch4"/>
        <chart:plot-area chart:style-name="ch5" table:cell-range-address="Arkusz1.A1:Arkusz1.L250" chart:data-source-has-labels="both" svg:x="1.864cm" svg:y="3.206cm" svg:width="35.41cm" svg:height="15.514cm">
          <chartooo:coordinate-region svg:x="2.671cm" svg:y="3.419cm" svg:width="34.508cm" svg:height="14.204cm"/>
          <chart:axis chart:dimension="x" chart:name="primary-x" chart:style-name="ch6" chartooo:axis-type="auto">
            <chartooo:date-scale/>
            <chart:title svg:x="18.572cm" svg:y="19.123cm" chart:style-name="ch7">
              <text:p>Ilość statków</text:p>
            </chart:title>
            <chart:categories table:cell-range-address="Arkusz1.A2:Arkusz1.A250"/>
          </chart:axis>
          <chart:axis chart:dimension="y" chart:name="primary-y" chart:style-name="ch6">
            <chart:title svg:x="0.451cm" svg:y="12.793cm" chart:style-name="ch8">
              <text:p>Średni czas oczekiwania</text:p>
            </chart:title>
            <chart:grid chart:style-name="ch9" chart:class="major"/>
          </chart:axis>
          <chart:series chart:style-name="ch10" chart:values-cell-range-address="Arkusz1.B2:Arkusz1.B250" chart:label-cell-address="Arkusz1.B1:Arkusz1.B1" chart:class="chart:line">
            <chart:data-point chart:repeated="249"/>
          </chart:series>
          <chart:series chart:style-name="ch11" chart:values-cell-range-address="Arkusz1.C2:Arkusz1.C250" chart:label-cell-address="Arkusz1.C1:Arkusz1.C1" chart:class="chart:line">
            <chart:data-point chart:repeated="249"/>
          </chart:series>
          <chart:series chart:style-name="ch12" chart:values-cell-range-address="Arkusz1.D2:Arkusz1.D250" chart:label-cell-address="Arkusz1.D1:Arkusz1.D1" chart:class="chart:line">
            <chart:data-point chart:repeated="249"/>
          </chart:series>
          <chart:series chart:style-name="ch13" chart:values-cell-range-address="Arkusz1.E2:Arkusz1.E250" chart:label-cell-address="Arkusz1.E1:Arkusz1.E1" chart:class="chart:line">
            <chart:data-point chart:repeated="249"/>
          </chart:series>
          <chart:series chart:style-name="ch14" chart:values-cell-range-address="Arkusz1.F2:Arkusz1.F250" chart:label-cell-address="Arkusz1.F1:Arkusz1.F1" chart:class="chart:line">
            <chart:data-point chart:repeated="249"/>
          </chart:series>
          <chart:series chart:style-name="ch15" chart:values-cell-range-address="Arkusz1.G2:Arkusz1.G250" chart:label-cell-address="Arkusz1.G1:Arkusz1.G1" chart:class="chart:line">
            <chart:data-point chart:repeated="249"/>
          </chart:series>
          <chart:series chart:style-name="ch16" chart:values-cell-range-address="Arkusz1.H2:Arkusz1.H250" chart:label-cell-address="Arkusz1.H1:Arkusz1.H1" chart:class="chart:line">
            <chart:data-point chart:repeated="249"/>
          </chart:series>
          <chart:series chart:style-name="ch17" chart:values-cell-range-address="Arkusz1.I2:Arkusz1.I250" chart:label-cell-address="Arkusz1.I1:Arkusz1.I1" chart:class="chart:line">
            <chart:data-point chart:repeated="249"/>
          </chart:series>
          <chart:series chart:style-name="ch18" chart:values-cell-range-address="Arkusz1.J2:Arkusz1.J250" chart:label-cell-address="Arkusz1.J1:Arkusz1.J1" chart:class="chart:line">
            <chart:data-point chart:repeated="249"/>
          </chart:series>
          <chart:series chart:style-name="ch19" chart:values-cell-range-address="Arkusz1.K2:Arkusz1.K250" chart:label-cell-address="Arkusz1.K1:Arkusz1.K1" chart:class="chart:line">
            <chart:data-point chart:repeated="249"/>
          </chart:series>
          <chart:series chart:style-name="ch20" chart:values-cell-range-address="Arkusz1.L2:Arkusz1.L250" chart:label-cell-address="Arkusz1.L1:Arkusz1.L1" chart:class="chart:line">
            <chart:data-point chart:repeated="24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45</text:p>
                <draw:g>
                  <svg:desc>Arkusz1.B1:Arkusz1.B1</svg:desc>
                </draw:g>
              </table:table-cell>
              <table:table-cell office:value-type="string">
                <text:p>0,0475</text:p>
                <draw:g>
                  <svg:desc>Arkusz1.C1:Arkusz1.C1</svg:desc>
                </draw:g>
              </table:table-cell>
              <table:table-cell office:value-type="string">
                <text:p>0,05</text:p>
                <draw:g>
                  <svg:desc>Arkusz1.D1:Arkusz1.D1</svg:desc>
                </draw:g>
              </table:table-cell>
              <table:table-cell office:value-type="string">
                <text:p>0,0525</text:p>
                <draw:g>
                  <svg:desc>Arkusz1.E1:Arkusz1.E1</svg:desc>
                </draw:g>
              </table:table-cell>
              <table:table-cell office:value-type="string">
                <text:p>0,055</text:p>
                <draw:g>
                  <svg:desc>Arkusz1.F1:Arkusz1.F1</svg:desc>
                </draw:g>
              </table:table-cell>
              <table:table-cell office:value-type="string">
                <text:p>0,0575</text:p>
                <draw:g>
                  <svg:desc>Arkusz1.G1:Arkusz1.G1</svg:desc>
                </draw:g>
              </table:table-cell>
              <table:table-cell office:value-type="string">
                <text:p>0,06</text:p>
                <draw:g>
                  <svg:desc>Arkusz1.H1:Arkusz1.H1</svg:desc>
                </draw:g>
              </table:table-cell>
              <table:table-cell office:value-type="string">
                <text:p>0,0625</text:p>
                <draw:g>
                  <svg:desc>Arkusz1.I1:Arkusz1.I1</svg:desc>
                </draw:g>
              </table:table-cell>
              <table:table-cell office:value-type="string">
                <text:p>0,065</text:p>
                <draw:g>
                  <svg:desc>Arkusz1.J1:Arkusz1.J1</svg:desc>
                </draw:g>
              </table:table-cell>
              <table:table-cell office:value-type="string">
                <text:p>0,0675</text:p>
                <draw:g>
                  <svg:desc>Arkusz1.K1:Arkusz1.K1</svg:desc>
                </draw:g>
              </table:table-cell>
              <table:table-cell office:value-type="string">
                <text:p>0,07</text:p>
                <draw:g>
                  <svg:desc>Arkusz1.L1:Arkusz1.L1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Arkusz1.A2:Arkusz1.A250</svg:desc>
                </draw:g>
              </table:table-cell>
              <table:table-cell office:value-type="float" office:value="3.7516131916875">
                <text:p>3.7516131916875</text:p>
                <draw:g>
                  <svg:desc>Arkusz1.B2:Arkusz1.B250</svg:desc>
                </draw:g>
              </table:table-cell>
              <table:table-cell office:value-type="float" office:value="2.62651046875">
                <text:p>2.62651046875</text:p>
                <draw:g>
                  <svg:desc>Arkusz1.C2:Arkusz1.C250</svg:desc>
                </draw:g>
              </table:table-cell>
              <table:table-cell office:value-type="float" office:value="10.2640318506">
                <text:p>10.2640318506</text:p>
                <draw:g>
                  <svg:desc>Arkusz1.D2:Arkusz1.D250</svg:desc>
                </draw:g>
              </table:table-cell>
              <table:table-cell office:value-type="float" office:value="2.43169094125">
                <text:p>2.43169094125</text:p>
                <draw:g>
                  <svg:desc>Arkusz1.E2:Arkusz1.E250</svg:desc>
                </draw:g>
              </table:table-cell>
              <table:table-cell office:value-type="float" office:value="6.813529217">
                <text:p>6.813529217</text:p>
                <draw:g>
                  <svg:desc>Arkusz1.F2:Arkusz1.F250</svg:desc>
                </draw:g>
              </table:table-cell>
              <table:table-cell office:value-type="float" office:value="1.54607812425">
                <text:p>1.54607812425</text:p>
                <draw:g>
                  <svg:desc>Arkusz1.G2:Arkusz1.G250</svg:desc>
                </draw:g>
              </table:table-cell>
              <table:table-cell office:value-type="float" office:value="5.642233736">
                <text:p>5.642233736</text:p>
                <draw:g>
                  <svg:desc>Arkusz1.H2:Arkusz1.H250</svg:desc>
                </draw:g>
              </table:table-cell>
              <table:table-cell office:value-type="float" office:value="6.371919185">
                <text:p>6.371919185</text:p>
                <draw:g>
                  <svg:desc>Arkusz1.I2:Arkusz1.I250</svg:desc>
                </draw:g>
              </table:table-cell>
              <table:table-cell office:value-type="float" office:value="6.39495510925">
                <text:p>6.39495510925</text:p>
                <draw:g>
                  <svg:desc>Arkusz1.J2:Arkusz1.J250</svg:desc>
                </draw:g>
              </table:table-cell>
              <table:table-cell office:value-type="float" office:value="7.7571126005">
                <text:p>7.7571126005</text:p>
                <draw:g>
                  <svg:desc>Arkusz1.K2:Arkusz1.K250</svg:desc>
                </draw:g>
              </table:table-cell>
              <table:table-cell office:value-type="float" office:value="3.04511350225">
                <text:p>3.04511350225</text:p>
                <draw:g>
                  <svg:desc>Arkusz1.L2:Arkusz1.L250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814518856675">
                <text:p>8.814518856675</text:p>
              </table:table-cell>
              <table:table-cell office:value-type="float" office:value="4.36839492">
                <text:p>4.36839492</text:p>
              </table:table-cell>
              <table:table-cell office:value-type="float" office:value="13.5062781825">
                <text:p>13.5062781825</text:p>
              </table:table-cell>
              <table:table-cell office:value-type="float" office:value="6.93469308025">
                <text:p>6.93469308025</text:p>
              </table:table-cell>
              <table:table-cell office:value-type="float" office:value="14.793523259">
                <text:p>14.793523259</text:p>
              </table:table-cell>
              <table:table-cell office:value-type="float" office:value="7.6380037225">
                <text:p>7.6380037225</text:p>
              </table:table-cell>
              <table:table-cell office:value-type="float" office:value="13.833256759">
                <text:p>13.833256759</text:p>
              </table:table-cell>
              <table:table-cell office:value-type="float" office:value="15.7680075175">
                <text:p>15.7680075175</text:p>
              </table:table-cell>
              <table:table-cell office:value-type="float" office:value="14.9218967275">
                <text:p>14.9218967275</text:p>
              </table:table-cell>
              <table:table-cell office:value-type="float" office:value="14.27126765375">
                <text:p>14.27126765375</text:p>
              </table:table-cell>
              <table:table-cell office:value-type="float" office:value="11.593268960625">
                <text:p>11.5932689606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.661417825">
                <text:p>16.661417825</text:p>
              </table:table-cell>
              <table:table-cell office:value-type="float" office:value="6.18302858">
                <text:p>6.18302858</text:p>
              </table:table-cell>
              <table:table-cell office:value-type="float" office:value="17.41907501">
                <text:p>17.41907501</text:p>
              </table:table-cell>
              <table:table-cell office:value-type="float" office:value="11.2924077825">
                <text:p>11.2924077825</text:p>
              </table:table-cell>
              <table:table-cell office:value-type="float" office:value="21.602035525">
                <text:p>21.602035525</text:p>
              </table:table-cell>
              <table:table-cell office:value-type="float" office:value="17.408876575">
                <text:p>17.408876575</text:p>
              </table:table-cell>
              <table:table-cell office:value-type="float" office:value="17.960121084">
                <text:p>17.960121084</text:p>
              </table:table-cell>
              <table:table-cell office:value-type="float" office:value="18.007687725">
                <text:p>18.007687725</text:p>
              </table:table-cell>
              <table:table-cell office:value-type="float" office:value="22.75925525">
                <text:p>22.75925525</text:p>
              </table:table-cell>
              <table:table-cell office:value-type="float" office:value="22.24873725">
                <text:p>22.24873725</text:p>
              </table:table-cell>
              <table:table-cell office:value-type="float" office:value="16.7809099">
                <text:p>16.78090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.958373375">
                <text:p>18.958373375</text:p>
              </table:table-cell>
              <table:table-cell office:value-type="float" office:value="8.527520825">
                <text:p>8.527520825</text:p>
              </table:table-cell>
              <table:table-cell office:value-type="float" office:value="17.40573838">
                <text:p>17.40573838</text:p>
              </table:table-cell>
              <table:table-cell office:value-type="float" office:value="11.60037225">
                <text:p>11.60037225</text:p>
              </table:table-cell>
              <table:table-cell office:value-type="float" office:value="23.7367854">
                <text:p>23.7367854</text:p>
              </table:table-cell>
              <table:table-cell office:value-type="float" office:value="24.7347837">
                <text:p>24.7347837</text:p>
              </table:table-cell>
              <table:table-cell office:value-type="float" office:value="21.01219225">
                <text:p>21.01219225</text:p>
              </table:table-cell>
              <table:table-cell office:value-type="float" office:value="20.59254655">
                <text:p>20.59254655</text:p>
              </table:table-cell>
              <table:table-cell office:value-type="float" office:value="26.183539675">
                <text:p>26.183539675</text:p>
              </table:table-cell>
              <table:table-cell office:value-type="float" office:value="26.9201303">
                <text:p>26.9201303</text:p>
              </table:table-cell>
              <table:table-cell office:value-type="float" office:value="23.602150725">
                <text:p>23.6021507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.0806455">
                <text:p>18.0806455</text:p>
              </table:table-cell>
              <table:table-cell office:value-type="float" office:value="10.614650475">
                <text:p>10.614650475</text:p>
              </table:table-cell>
              <table:table-cell office:value-type="float" office:value="18.359971675">
                <text:p>18.359971675</text:p>
              </table:table-cell>
              <table:table-cell office:value-type="float" office:value="12.5853356">
                <text:p>12.5853356</text:p>
              </table:table-cell>
              <table:table-cell office:value-type="float" office:value="23.176502475">
                <text:p>23.176502475</text:p>
              </table:table-cell>
              <table:table-cell office:value-type="float" office:value="30.3239096">
                <text:p>30.3239096</text:p>
              </table:table-cell>
              <table:table-cell office:value-type="float" office:value="24.323026">
                <text:p>24.323026</text:p>
              </table:table-cell>
              <table:table-cell office:value-type="float" office:value="20.926429925">
                <text:p>20.926429925</text:p>
              </table:table-cell>
              <table:table-cell office:value-type="float" office:value="28.3457465">
                <text:p>28.3457465</text:p>
              </table:table-cell>
              <table:table-cell office:value-type="float" office:value="28.838849975">
                <text:p>28.838849975</text:p>
              </table:table-cell>
              <table:table-cell office:value-type="float" office:value="26.865459125">
                <text:p>26.865459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.52527245">
                <text:p>19.52527245</text:p>
              </table:table-cell>
              <table:table-cell office:value-type="float" office:value="12.466473625">
                <text:p>12.466473625</text:p>
              </table:table-cell>
              <table:table-cell office:value-type="float" office:value="21.266971575">
                <text:p>21.266971575</text:p>
              </table:table-cell>
              <table:table-cell office:value-type="float" office:value="14.49546945">
                <text:p>14.49546945</text:p>
              </table:table-cell>
              <table:table-cell office:value-type="float" office:value="26.751669425">
                <text:p>26.751669425</text:p>
              </table:table-cell>
              <table:table-cell office:value-type="float" office:value="32.0004405">
                <text:p>32.0004405</text:p>
              </table:table-cell>
              <table:table-cell office:value-type="float" office:value="29.1722335">
                <text:p>29.1722335</text:p>
              </table:table-cell>
              <table:table-cell office:value-type="float" office:value="25.050903925">
                <text:p>25.050903925</text:p>
              </table:table-cell>
              <table:table-cell office:value-type="float" office:value="30.49692375">
                <text:p>30.49692375</text:p>
              </table:table-cell>
              <table:table-cell office:value-type="float" office:value="32.707121">
                <text:p>32.707121</text:p>
              </table:table-cell>
              <table:table-cell office:value-type="float" office:value="30.940049975">
                <text:p>30.94004997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1.16246275">
                <text:p>21.16246275</text:p>
              </table:table-cell>
              <table:table-cell office:value-type="float" office:value="15.50345905">
                <text:p>15.50345905</text:p>
              </table:table-cell>
              <table:table-cell office:value-type="float" office:value="25.360321325">
                <text:p>25.360321325</text:p>
              </table:table-cell>
              <table:table-cell office:value-type="float" office:value="17.65291595">
                <text:p>17.65291595</text:p>
              </table:table-cell>
              <table:table-cell office:value-type="float" office:value="31.674193">
                <text:p>31.674193</text:p>
              </table:table-cell>
              <table:table-cell office:value-type="float" office:value="34.6303545">
                <text:p>34.6303545</text:p>
              </table:table-cell>
              <table:table-cell office:value-type="float" office:value="34.923649">
                <text:p>34.923649</text:p>
              </table:table-cell>
              <table:table-cell office:value-type="float" office:value="27.467961275">
                <text:p>27.467961275</text:p>
              </table:table-cell>
              <table:table-cell office:value-type="float" office:value="33.39179175">
                <text:p>33.39179175</text:p>
              </table:table-cell>
              <table:table-cell office:value-type="float" office:value="35.46087025">
                <text:p>35.46087025</text:p>
              </table:table-cell>
              <table:table-cell office:value-type="float" office:value="37.304761375">
                <text:p>37.3047613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3.36259025">
                <text:p>23.36259025</text:p>
              </table:table-cell>
              <table:table-cell office:value-type="float" office:value="18.0134995">
                <text:p>18.0134995</text:p>
              </table:table-cell>
              <table:table-cell office:value-type="float" office:value="27.891042175">
                <text:p>27.891042175</text:p>
              </table:table-cell>
              <table:table-cell office:value-type="float" office:value="23.885307075">
                <text:p>23.885307075</text:p>
              </table:table-cell>
              <table:table-cell office:value-type="float" office:value="35.89322175">
                <text:p>35.89322175</text:p>
              </table:table-cell>
              <table:table-cell office:value-type="float" office:value="39.0965095">
                <text:p>39.0965095</text:p>
              </table:table-cell>
              <table:table-cell office:value-type="float" office:value="41.200551">
                <text:p>41.200551</text:p>
              </table:table-cell>
              <table:table-cell office:value-type="float" office:value="31.18660925">
                <text:p>31.18660925</text:p>
              </table:table-cell>
              <table:table-cell office:value-type="float" office:value="38.1989045">
                <text:p>38.1989045</text:p>
              </table:table-cell>
              <table:table-cell office:value-type="float" office:value="40.56027875">
                <text:p>40.56027875</text:p>
              </table:table-cell>
              <table:table-cell office:value-type="float" office:value="46.04061925">
                <text:p>46.040619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3.66327775">
                <text:p>23.66327775</text:p>
              </table:table-cell>
              <table:table-cell office:value-type="float" office:value="19.145053125">
                <text:p>19.145053125</text:p>
              </table:table-cell>
              <table:table-cell office:value-type="float" office:value="28.594800775">
                <text:p>28.594800775</text:p>
              </table:table-cell>
              <table:table-cell office:value-type="float" office:value="27.34926075">
                <text:p>27.34926075</text:p>
              </table:table-cell>
              <table:table-cell office:value-type="float" office:value="37.83713925">
                <text:p>37.83713925</text:p>
              </table:table-cell>
              <table:table-cell office:value-type="float" office:value="41.92182925">
                <text:p>41.92182925</text:p>
              </table:table-cell>
              <table:table-cell office:value-type="float" office:value="43.8270885">
                <text:p>43.8270885</text:p>
              </table:table-cell>
              <table:table-cell office:value-type="float" office:value="34.18548925">
                <text:p>34.18548925</text:p>
              </table:table-cell>
              <table:table-cell office:value-type="float" office:value="42.255291">
                <text:p>42.255291</text:p>
              </table:table-cell>
              <table:table-cell office:value-type="float" office:value="44.06839975">
                <text:p>44.06839975</text:p>
              </table:table-cell>
              <table:table-cell office:value-type="float" office:value="52.85630425">
                <text:p>52.856304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.4164105">
                <text:p>23.4164105</text:p>
              </table:table-cell>
              <table:table-cell office:value-type="float" office:value="20.26879925">
                <text:p>20.26879925</text:p>
              </table:table-cell>
              <table:table-cell office:value-type="float" office:value="30.076134475">
                <text:p>30.076134475</text:p>
              </table:table-cell>
              <table:table-cell office:value-type="float" office:value="29.25337175">
                <text:p>29.25337175</text:p>
              </table:table-cell>
              <table:table-cell office:value-type="float" office:value="38.85516575">
                <text:p>38.85516575</text:p>
              </table:table-cell>
              <table:table-cell office:value-type="float" office:value="43.22228325">
                <text:p>43.22228325</text:p>
              </table:table-cell>
              <table:table-cell office:value-type="float" office:value="46.93988725">
                <text:p>46.93988725</text:p>
              </table:table-cell>
              <table:table-cell office:value-type="float" office:value="37.654288">
                <text:p>37.654288</text:p>
              </table:table-cell>
              <table:table-cell office:value-type="float" office:value="47.02209575">
                <text:p>47.02209575</text:p>
              </table:table-cell>
              <table:table-cell office:value-type="float" office:value="48.5493715">
                <text:p>48.5493715</text:p>
              </table:table-cell>
              <table:table-cell office:value-type="float" office:value="59.142609">
                <text:p>59.14260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5.86598025">
                <text:p>25.86598025</text:p>
              </table:table-cell>
              <table:table-cell office:value-type="float" office:value="23.8347135">
                <text:p>23.8347135</text:p>
              </table:table-cell>
              <table:table-cell office:value-type="float" office:value="31.47791075">
                <text:p>31.47791075</text:p>
              </table:table-cell>
              <table:table-cell office:value-type="float" office:value="32.053088">
                <text:p>32.053088</text:p>
              </table:table-cell>
              <table:table-cell office:value-type="float" office:value="42.1650305">
                <text:p>42.1650305</text:p>
              </table:table-cell>
              <table:table-cell office:value-type="float" office:value="45.033295">
                <text:p>45.033295</text:p>
              </table:table-cell>
              <table:table-cell office:value-type="float" office:value="51.01005775">
                <text:p>51.01005775</text:p>
              </table:table-cell>
              <table:table-cell office:value-type="float" office:value="45.6256045">
                <text:p>45.6256045</text:p>
              </table:table-cell>
              <table:table-cell office:value-type="float" office:value="53.2253645">
                <text:p>53.2253645</text:p>
              </table:table-cell>
              <table:table-cell office:value-type="float" office:value="55.5162845">
                <text:p>55.5162845</text:p>
              </table:table-cell>
              <table:table-cell office:value-type="float" office:value="66.86582875">
                <text:p>66.8658287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.4465425">
                <text:p>29.4465425</text:p>
              </table:table-cell>
              <table:table-cell office:value-type="float" office:value="26.0137425">
                <text:p>26.0137425</text:p>
              </table:table-cell>
              <table:table-cell office:value-type="float" office:value="35.077928">
                <text:p>35.077928</text:p>
              </table:table-cell>
              <table:table-cell office:value-type="float" office:value="34.693767">
                <text:p>34.693767</text:p>
              </table:table-cell>
              <table:table-cell office:value-type="float" office:value="44.98316425">
                <text:p>44.98316425</text:p>
              </table:table-cell>
              <table:table-cell office:value-type="float" office:value="46.5817255">
                <text:p>46.5817255</text:p>
              </table:table-cell>
              <table:table-cell office:value-type="float" office:value="53.6878415">
                <text:p>53.6878415</text:p>
              </table:table-cell>
              <table:table-cell office:value-type="float" office:value="53.02377125">
                <text:p>53.02377125</text:p>
              </table:table-cell>
              <table:table-cell office:value-type="float" office:value="60.2344785">
                <text:p>60.2344785</text:p>
              </table:table-cell>
              <table:table-cell office:value-type="float" office:value="60.9237305">
                <text:p>60.9237305</text:p>
              </table:table-cell>
              <table:table-cell office:value-type="float" office:value="75.51658975">
                <text:p>75.5165897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4.82426675">
                <text:p>34.82426675</text:p>
              </table:table-cell>
              <table:table-cell office:value-type="float" office:value="29.95065">
                <text:p>29.95065</text:p>
              </table:table-cell>
              <table:table-cell office:value-type="float" office:value="35.89722925">
                <text:p>35.89722925</text:p>
              </table:table-cell>
              <table:table-cell office:value-type="float" office:value="39.195267">
                <text:p>39.195267</text:p>
              </table:table-cell>
              <table:table-cell office:value-type="float" office:value="49.34017625">
                <text:p>49.34017625</text:p>
              </table:table-cell>
              <table:table-cell office:value-type="float" office:value="51.008052">
                <text:p>51.008052</text:p>
              </table:table-cell>
              <table:table-cell office:value-type="float" office:value="60.307874">
                <text:p>60.307874</text:p>
              </table:table-cell>
              <table:table-cell office:value-type="float" office:value="63.1271235">
                <text:p>63.1271235</text:p>
              </table:table-cell>
              <table:table-cell office:value-type="float" office:value="69.15236775">
                <text:p>69.15236775</text:p>
              </table:table-cell>
              <table:table-cell office:value-type="float" office:value="71.94448025">
                <text:p>71.94448025</text:p>
              </table:table-cell>
              <table:table-cell office:value-type="float" office:value="87.83436375">
                <text:p>87.8343637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7.79101475">
                <text:p>37.79101475</text:p>
              </table:table-cell>
              <table:table-cell office:value-type="float" office:value="32.417776">
                <text:p>32.417776</text:p>
              </table:table-cell>
              <table:table-cell office:value-type="float" office:value="37.508961">
                <text:p>37.508961</text:p>
              </table:table-cell>
              <table:table-cell office:value-type="float" office:value="42.0520985">
                <text:p>42.0520985</text:p>
              </table:table-cell>
              <table:table-cell office:value-type="float" office:value="50.83518875">
                <text:p>50.83518875</text:p>
              </table:table-cell>
              <table:table-cell office:value-type="float" office:value="53.72714225">
                <text:p>53.72714225</text:p>
              </table:table-cell>
              <table:table-cell office:value-type="float" office:value="64.5951575">
                <text:p>64.5951575</text:p>
              </table:table-cell>
              <table:table-cell office:value-type="float" office:value="70.53004825">
                <text:p>70.53004825</text:p>
              </table:table-cell>
              <table:table-cell office:value-type="float" office:value="75.500752">
                <text:p>75.500752</text:p>
              </table:table-cell>
              <table:table-cell office:value-type="float" office:value="80.25330225">
                <text:p>80.25330225</text:p>
              </table:table-cell>
              <table:table-cell office:value-type="float" office:value="99.709598">
                <text:p>99.7095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.40409625">
                <text:p>40.40409625</text:p>
              </table:table-cell>
              <table:table-cell office:value-type="float" office:value="34.881559">
                <text:p>34.881559</text:p>
              </table:table-cell>
              <table:table-cell office:value-type="float" office:value="39.4265105">
                <text:p>39.4265105</text:p>
              </table:table-cell>
              <table:table-cell office:value-type="float" office:value="44.61993375">
                <text:p>44.61993375</text:p>
              </table:table-cell>
              <table:table-cell office:value-type="float" office:value="52.675325">
                <text:p>52.675325</text:p>
              </table:table-cell>
              <table:table-cell office:value-type="float" office:value="57.29583275">
                <text:p>57.29583275</text:p>
              </table:table-cell>
              <table:table-cell office:value-type="float" office:value="69.216403">
                <text:p>69.216403</text:p>
              </table:table-cell>
              <table:table-cell office:value-type="float" office:value="78.91692975">
                <text:p>78.91692975</text:p>
              </table:table-cell>
              <table:table-cell office:value-type="float" office:value="80.95176875">
                <text:p>80.95176875</text:p>
              </table:table-cell>
              <table:table-cell office:value-type="float" office:value="89.5528955">
                <text:p>89.5528955</text:p>
              </table:table-cell>
              <table:table-cell office:value-type="float" office:value="113.75373925">
                <text:p>113.753739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2.147999">
                <text:p>42.147999</text:p>
              </table:table-cell>
              <table:table-cell office:value-type="float" office:value="36.14630675">
                <text:p>36.14630675</text:p>
              </table:table-cell>
              <table:table-cell office:value-type="float" office:value="39.80287625">
                <text:p>39.80287625</text:p>
              </table:table-cell>
              <table:table-cell office:value-type="float" office:value="47.63408375">
                <text:p>47.63408375</text:p>
              </table:table-cell>
              <table:table-cell office:value-type="float" office:value="54.80301675">
                <text:p>54.80301675</text:p>
              </table:table-cell>
              <table:table-cell office:value-type="float" office:value="60.504153">
                <text:p>60.504153</text:p>
              </table:table-cell>
              <table:table-cell office:value-type="float" office:value="73.19603775">
                <text:p>73.19603775</text:p>
              </table:table-cell>
              <table:table-cell office:value-type="float" office:value="85.356457">
                <text:p>85.356457</text:p>
              </table:table-cell>
              <table:table-cell office:value-type="float" office:value="84.581173">
                <text:p>84.581173</text:p>
              </table:table-cell>
              <table:table-cell office:value-type="float" office:value="97.74007975">
                <text:p>97.74007975</text:p>
              </table:table-cell>
              <table:table-cell office:value-type="float" office:value="124.91769275">
                <text:p>124.9176927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3.0574655">
                <text:p>43.0574655</text:p>
              </table:table-cell>
              <table:table-cell office:value-type="float" office:value="36.588862">
                <text:p>36.588862</text:p>
              </table:table-cell>
              <table:table-cell office:value-type="float" office:value="41.744168">
                <text:p>41.744168</text:p>
              </table:table-cell>
              <table:table-cell office:value-type="float" office:value="50.1288615">
                <text:p>50.1288615</text:p>
              </table:table-cell>
              <table:table-cell office:value-type="float" office:value="56.609229">
                <text:p>56.609229</text:p>
              </table:table-cell>
              <table:table-cell office:value-type="float" office:value="62.16649025">
                <text:p>62.16649025</text:p>
              </table:table-cell>
              <table:table-cell office:value-type="float" office:value="75.4656755">
                <text:p>75.4656755</text:p>
              </table:table-cell>
              <table:table-cell office:value-type="float" office:value="88.976686">
                <text:p>88.976686</text:p>
              </table:table-cell>
              <table:table-cell office:value-type="float" office:value="87.340737">
                <text:p>87.340737</text:p>
              </table:table-cell>
              <table:table-cell office:value-type="float" office:value="103.7232715">
                <text:p>103.7232715</text:p>
              </table:table-cell>
              <table:table-cell office:value-type="float" office:value="133.3717385">
                <text:p>133.371738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5.02557575">
                <text:p>45.02557575</text:p>
              </table:table-cell>
              <table:table-cell office:value-type="float" office:value="37.46663025">
                <text:p>37.46663025</text:p>
              </table:table-cell>
              <table:table-cell office:value-type="float" office:value="44.12755975">
                <text:p>44.12755975</text:p>
              </table:table-cell>
              <table:table-cell office:value-type="float" office:value="52.10541875">
                <text:p>52.10541875</text:p>
              </table:table-cell>
              <table:table-cell office:value-type="float" office:value="59.93818025">
                <text:p>59.93818025</text:p>
              </table:table-cell>
              <table:table-cell office:value-type="float" office:value="63.559936">
                <text:p>63.559936</text:p>
              </table:table-cell>
              <table:table-cell office:value-type="float" office:value="78.898564">
                <text:p>78.898564</text:p>
              </table:table-cell>
              <table:table-cell office:value-type="float" office:value="94.346745">
                <text:p>94.346745</text:p>
              </table:table-cell>
              <table:table-cell office:value-type="float" office:value="91.11072775">
                <text:p>91.11072775</text:p>
              </table:table-cell>
              <table:table-cell office:value-type="float" office:value="112.5418235">
                <text:p>112.5418235</text:p>
              </table:table-cell>
              <table:table-cell office:value-type="float" office:value="144.051945">
                <text:p>144.05194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6.693414">
                <text:p>46.693414</text:p>
              </table:table-cell>
              <table:table-cell office:value-type="float" office:value="38.62045375">
                <text:p>38.62045375</text:p>
              </table:table-cell>
              <table:table-cell office:value-type="float" office:value="45.33686825">
                <text:p>45.33686825</text:p>
              </table:table-cell>
              <table:table-cell office:value-type="float" office:value="54.12666725">
                <text:p>54.12666725</text:p>
              </table:table-cell>
              <table:table-cell office:value-type="float" office:value="63.31851375">
                <text:p>63.31851375</text:p>
              </table:table-cell>
              <table:table-cell office:value-type="float" office:value="65.97311375">
                <text:p>65.97311375</text:p>
              </table:table-cell>
              <table:table-cell office:value-type="float" office:value="84.04130025">
                <text:p>84.04130025</text:p>
              </table:table-cell>
              <table:table-cell office:value-type="float" office:value="100.86316075">
                <text:p>100.86316075</text:p>
              </table:table-cell>
              <table:table-cell office:value-type="float" office:value="97.81299425">
                <text:p>97.81299425</text:p>
              </table:table-cell>
              <table:table-cell office:value-type="float" office:value="122.48758975">
                <text:p>122.48758975</text:p>
              </table:table-cell>
              <table:table-cell office:value-type="float" office:value="158.055445">
                <text:p>158.05544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6.91919525">
                <text:p>46.91919525</text:p>
              </table:table-cell>
              <table:table-cell office:value-type="float" office:value="38.7590675">
                <text:p>38.7590675</text:p>
              </table:table-cell>
              <table:table-cell office:value-type="float" office:value="45.7083395">
                <text:p>45.7083395</text:p>
              </table:table-cell>
              <table:table-cell office:value-type="float" office:value="55.56431625">
                <text:p>55.56431625</text:p>
              </table:table-cell>
              <table:table-cell office:value-type="float" office:value="64.14943675">
                <text:p>64.14943675</text:p>
              </table:table-cell>
              <table:table-cell office:value-type="float" office:value="67.643782">
                <text:p>67.643782</text:p>
              </table:table-cell>
              <table:table-cell office:value-type="float" office:value="89.038539">
                <text:p>89.038539</text:p>
              </table:table-cell>
              <table:table-cell office:value-type="float" office:value="104.626981">
                <text:p>104.626981</text:p>
              </table:table-cell>
              <table:table-cell office:value-type="float" office:value="102.30907125">
                <text:p>102.30907125</text:p>
              </table:table-cell>
              <table:table-cell office:value-type="float" office:value="129.711783">
                <text:p>129.711783</text:p>
              </table:table-cell>
              <table:table-cell office:value-type="float" office:value="167.4723925">
                <text:p>167.472392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7.4236345">
                <text:p>47.4236345</text:p>
              </table:table-cell>
              <table:table-cell office:value-type="float" office:value="38.57553125">
                <text:p>38.57553125</text:p>
              </table:table-cell>
              <table:table-cell office:value-type="float" office:value="46.2926155">
                <text:p>46.2926155</text:p>
              </table:table-cell>
              <table:table-cell office:value-type="float" office:value="56.28871475">
                <text:p>56.28871475</text:p>
              </table:table-cell>
              <table:table-cell office:value-type="float" office:value="63.95088075">
                <text:p>63.95088075</text:p>
              </table:table-cell>
              <table:table-cell office:value-type="float" office:value="67.9857405">
                <text:p>67.9857405</text:p>
              </table:table-cell>
              <table:table-cell office:value-type="float" office:value="92.12519925">
                <text:p>92.12519925</text:p>
              </table:table-cell>
              <table:table-cell office:value-type="float" office:value="106.56581225">
                <text:p>106.56581225</text:p>
              </table:table-cell>
              <table:table-cell office:value-type="float" office:value="103.422657">
                <text:p>103.422657</text:p>
              </table:table-cell>
              <table:table-cell office:value-type="float" office:value="134.415441">
                <text:p>134.415441</text:p>
              </table:table-cell>
              <table:table-cell office:value-type="float" office:value="172.886465">
                <text:p>172.88646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9.68532175">
                <text:p>49.68532175</text:p>
              </table:table-cell>
              <table:table-cell office:value-type="float" office:value="39.45146375">
                <text:p>39.45146375</text:p>
              </table:table-cell>
              <table:table-cell office:value-type="float" office:value="46.472941">
                <text:p>46.472941</text:p>
              </table:table-cell>
              <table:table-cell office:value-type="float" office:value="57.75674875">
                <text:p>57.75674875</text:p>
              </table:table-cell>
              <table:table-cell office:value-type="float" office:value="64.85782975">
                <text:p>64.85782975</text:p>
              </table:table-cell>
              <table:table-cell office:value-type="float" office:value="68.98063475">
                <text:p>68.98063475</text:p>
              </table:table-cell>
              <table:table-cell office:value-type="float" office:value="96.59958425">
                <text:p>96.59958425</text:p>
              </table:table-cell>
              <table:table-cell office:value-type="float" office:value="108.97319">
                <text:p>108.97319</text:p>
              </table:table-cell>
              <table:table-cell office:value-type="float" office:value="106.28512125">
                <text:p>106.28512125</text:p>
              </table:table-cell>
              <table:table-cell office:value-type="float" office:value="140.19765875">
                <text:p>140.19765875</text:p>
              </table:table-cell>
              <table:table-cell office:value-type="float" office:value="180.32356">
                <text:p>180.3235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0.70132">
                <text:p>50.70132</text:p>
              </table:table-cell>
              <table:table-cell office:value-type="float" office:value="39.674736">
                <text:p>39.674736</text:p>
              </table:table-cell>
              <table:table-cell office:value-type="float" office:value="46.79478025">
                <text:p>46.79478025</text:p>
              </table:table-cell>
              <table:table-cell office:value-type="float" office:value="58.98262625">
                <text:p>58.98262625</text:p>
              </table:table-cell>
              <table:table-cell office:value-type="float" office:value="66.38365175">
                <text:p>66.38365175</text:p>
              </table:table-cell>
              <table:table-cell office:value-type="float" office:value="70.50823475">
                <text:p>70.50823475</text:p>
              </table:table-cell>
              <table:table-cell office:value-type="float" office:value="100.639774">
                <text:p>100.639774</text:p>
              </table:table-cell>
              <table:table-cell office:value-type="float" office:value="111.513576">
                <text:p>111.513576</text:p>
              </table:table-cell>
              <table:table-cell office:value-type="float" office:value="107.978692">
                <text:p>107.978692</text:p>
              </table:table-cell>
              <table:table-cell office:value-type="float" office:value="146.12799">
                <text:p>146.12799</text:p>
              </table:table-cell>
              <table:table-cell office:value-type="float" office:value="187.32271">
                <text:p>187.3227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0.4577055">
                <text:p>50.4577055</text:p>
              </table:table-cell>
              <table:table-cell office:value-type="float" office:value="39.65931475">
                <text:p>39.65931475</text:p>
              </table:table-cell>
              <table:table-cell office:value-type="float" office:value="47.638199">
                <text:p>47.638199</text:p>
              </table:table-cell>
              <table:table-cell office:value-type="float" office:value="60.64316425">
                <text:p>60.64316425</text:p>
              </table:table-cell>
              <table:table-cell office:value-type="float" office:value="67.18093525">
                <text:p>67.18093525</text:p>
              </table:table-cell>
              <table:table-cell office:value-type="float" office:value="71.19875175">
                <text:p>71.19875175</text:p>
              </table:table-cell>
              <table:table-cell office:value-type="float" office:value="104.238385">
                <text:p>104.238385</text:p>
              </table:table-cell>
              <table:table-cell office:value-type="float" office:value="114.13251275">
                <text:p>114.13251275</text:p>
              </table:table-cell>
              <table:table-cell office:value-type="float" office:value="109.225089">
                <text:p>109.225089</text:p>
              </table:table-cell>
              <table:table-cell office:value-type="float" office:value="151.37890525">
                <text:p>151.37890525</text:p>
              </table:table-cell>
              <table:table-cell office:value-type="float" office:value="194.8255875">
                <text:p>194.82558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.5562">
                <text:p>49.5562</text:p>
              </table:table-cell>
              <table:table-cell office:value-type="float" office:value="39.20879275">
                <text:p>39.20879275</text:p>
              </table:table-cell>
              <table:table-cell office:value-type="float" office:value="47.20891425">
                <text:p>47.20891425</text:p>
              </table:table-cell>
              <table:table-cell office:value-type="float" office:value="62.1384805">
                <text:p>62.1384805</text:p>
              </table:table-cell>
              <table:table-cell office:value-type="float" office:value="68.734096">
                <text:p>68.734096</text:p>
              </table:table-cell>
              <table:table-cell office:value-type="float" office:value="73.65749325">
                <text:p>73.65749325</text:p>
              </table:table-cell>
              <table:table-cell office:value-type="float" office:value="106.98217575">
                <text:p>106.98217575</text:p>
              </table:table-cell>
              <table:table-cell office:value-type="float" office:value="118.336145">
                <text:p>118.336145</text:p>
              </table:table-cell>
              <table:table-cell office:value-type="float" office:value="112.62427675">
                <text:p>112.62427675</text:p>
              </table:table-cell>
              <table:table-cell office:value-type="float" office:value="157.33032325">
                <text:p>157.33032325</text:p>
              </table:table-cell>
              <table:table-cell office:value-type="float" office:value="202.041675">
                <text:p>202.041675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48.2685455">
                <text:p>48.2685455</text:p>
              </table:table-cell>
              <table:table-cell office:value-type="float" office:value="38.368208">
                <text:p>38.368208</text:p>
              </table:table-cell>
              <table:table-cell office:value-type="float" office:value="46.86060925">
                <text:p>46.86060925</text:p>
              </table:table-cell>
              <table:table-cell office:value-type="float" office:value="62.43051025">
                <text:p>62.43051025</text:p>
              </table:table-cell>
              <table:table-cell office:value-type="float" office:value="69.33903525">
                <text:p>69.33903525</text:p>
              </table:table-cell>
              <table:table-cell office:value-type="float" office:value="74.94696475">
                <text:p>74.94696475</text:p>
              </table:table-cell>
              <table:table-cell office:value-type="float" office:value="108.519761">
                <text:p>108.519761</text:p>
              </table:table-cell>
              <table:table-cell office:value-type="float" office:value="120.619177">
                <text:p>120.619177</text:p>
              </table:table-cell>
              <table:table-cell office:value-type="float" office:value="114.51001175">
                <text:p>114.51001175</text:p>
              </table:table-cell>
              <table:table-cell office:value-type="float" office:value="160.588888">
                <text:p>160.588888</text:p>
              </table:table-cell>
              <table:table-cell office:value-type="float" office:value="205.9571375">
                <text:p>205.9571375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7.336694">
                <text:p>47.336694</text:p>
              </table:table-cell>
              <table:table-cell office:value-type="float" office:value="38.180255">
                <text:p>38.180255</text:p>
              </table:table-cell>
              <table:table-cell office:value-type="float" office:value="47.1239455">
                <text:p>47.1239455</text:p>
              </table:table-cell>
              <table:table-cell office:value-type="float" office:value="62.26090475">
                <text:p>62.26090475</text:p>
              </table:table-cell>
              <table:table-cell office:value-type="float" office:value="69.574275">
                <text:p>69.574275</text:p>
              </table:table-cell>
              <table:table-cell office:value-type="float" office:value="74.70818775">
                <text:p>74.70818775</text:p>
              </table:table-cell>
              <table:table-cell office:value-type="float" office:value="110.49052825">
                <text:p>110.49052825</text:p>
              </table:table-cell>
              <table:table-cell office:value-type="float" office:value="123.59573075">
                <text:p>123.59573075</text:p>
              </table:table-cell>
              <table:table-cell office:value-type="float" office:value="116.03967725">
                <text:p>116.03967725</text:p>
              </table:table-cell>
              <table:table-cell office:value-type="float" office:value="163.06340075">
                <text:p>163.06340075</text:p>
              </table:table-cell>
              <table:table-cell office:value-type="float" office:value="210.442805">
                <text:p>210.44280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46.33738025">
                <text:p>46.33738025</text:p>
              </table:table-cell>
              <table:table-cell office:value-type="float" office:value="37.95831975">
                <text:p>37.95831975</text:p>
              </table:table-cell>
              <table:table-cell office:value-type="float" office:value="47.45433775">
                <text:p>47.45433775</text:p>
              </table:table-cell>
              <table:table-cell office:value-type="float" office:value="62.18132475">
                <text:p>62.18132475</text:p>
              </table:table-cell>
              <table:table-cell office:value-type="float" office:value="69.80362125">
                <text:p>69.80362125</text:p>
              </table:table-cell>
              <table:table-cell office:value-type="float" office:value="74.90702925">
                <text:p>74.90702925</text:p>
              </table:table-cell>
              <table:table-cell office:value-type="float" office:value="111.62783475">
                <text:p>111.62783475</text:p>
              </table:table-cell>
              <table:table-cell office:value-type="float" office:value="126.58396675">
                <text:p>126.58396675</text:p>
              </table:table-cell>
              <table:table-cell office:value-type="float" office:value="116.71285275">
                <text:p>116.71285275</text:p>
              </table:table-cell>
              <table:table-cell office:value-type="float" office:value="165.67539875">
                <text:p>165.67539875</text:p>
              </table:table-cell>
              <table:table-cell office:value-type="float" office:value="215.1288525">
                <text:p>215.1288525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45.61310175">
                <text:p>45.61310175</text:p>
              </table:table-cell>
              <table:table-cell office:value-type="float" office:value="37.73630225">
                <text:p>37.73630225</text:p>
              </table:table-cell>
              <table:table-cell office:value-type="float" office:value="47.5313145">
                <text:p>47.5313145</text:p>
              </table:table-cell>
              <table:table-cell office:value-type="float" office:value="62.21421725">
                <text:p>62.21421725</text:p>
              </table:table-cell>
              <table:table-cell office:value-type="float" office:value="69.76742125">
                <text:p>69.76742125</text:p>
              </table:table-cell>
              <table:table-cell office:value-type="float" office:value="74.96275875">
                <text:p>74.96275875</text:p>
              </table:table-cell>
              <table:table-cell office:value-type="float" office:value="111.76534025">
                <text:p>111.76534025</text:p>
              </table:table-cell>
              <table:table-cell office:value-type="float" office:value="128.99456">
                <text:p>128.99456</text:p>
              </table:table-cell>
              <table:table-cell office:value-type="float" office:value="117.3806515">
                <text:p>117.3806515</text:p>
              </table:table-cell>
              <table:table-cell office:value-type="float" office:value="167.65658175">
                <text:p>167.65658175</text:p>
              </table:table-cell>
              <table:table-cell office:value-type="float" office:value="220.0291875">
                <text:p>220.02918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5.09548125">
                <text:p>45.09548125</text:p>
              </table:table-cell>
              <table:table-cell office:value-type="float" office:value="37.8111485">
                <text:p>37.8111485</text:p>
              </table:table-cell>
              <table:table-cell office:value-type="float" office:value="47.048571">
                <text:p>47.048571</text:p>
              </table:table-cell>
              <table:table-cell office:value-type="float" office:value="61.8091595">
                <text:p>61.8091595</text:p>
              </table:table-cell>
              <table:table-cell office:value-type="float" office:value="70.11097125">
                <text:p>70.11097125</text:p>
              </table:table-cell>
              <table:table-cell office:value-type="float" office:value="74.00328825">
                <text:p>74.00328825</text:p>
              </table:table-cell>
              <table:table-cell office:value-type="float" office:value="111.5926365">
                <text:p>111.5926365</text:p>
              </table:table-cell>
              <table:table-cell office:value-type="float" office:value="130.99519825">
                <text:p>130.99519825</text:p>
              </table:table-cell>
              <table:table-cell office:value-type="float" office:value="117.40566625">
                <text:p>117.40566625</text:p>
              </table:table-cell>
              <table:table-cell office:value-type="float" office:value="169.04211275">
                <text:p>169.04211275</text:p>
              </table:table-cell>
              <table:table-cell office:value-type="float" office:value="225.9929825">
                <text:p>225.9929825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44.3551215">
                <text:p>44.3551215</text:p>
              </table:table-cell>
              <table:table-cell office:value-type="float" office:value="37.696058">
                <text:p>37.696058</text:p>
              </table:table-cell>
              <table:table-cell office:value-type="float" office:value="46.56408525">
                <text:p>46.56408525</text:p>
              </table:table-cell>
              <table:table-cell office:value-type="float" office:value="60.843746">
                <text:p>60.843746</text:p>
              </table:table-cell>
              <table:table-cell office:value-type="float" office:value="69.931816">
                <text:p>69.931816</text:p>
              </table:table-cell>
              <table:table-cell office:value-type="float" office:value="72.84396625">
                <text:p>72.84396625</text:p>
              </table:table-cell>
              <table:table-cell office:value-type="float" office:value="111.1715565">
                <text:p>111.1715565</text:p>
              </table:table-cell>
              <table:table-cell office:value-type="float" office:value="132.41231625">
                <text:p>132.41231625</text:p>
              </table:table-cell>
              <table:table-cell office:value-type="float" office:value="117.3529195">
                <text:p>117.3529195</text:p>
              </table:table-cell>
              <table:table-cell office:value-type="float" office:value="171.71706675">
                <text:p>171.71706675</text:p>
              </table:table-cell>
              <table:table-cell office:value-type="float" office:value="229.3057">
                <text:p>229.305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3.9665245">
                <text:p>43.9665245</text:p>
              </table:table-cell>
              <table:table-cell office:value-type="float" office:value="36.77088775">
                <text:p>36.77088775</text:p>
              </table:table-cell>
              <table:table-cell office:value-type="float" office:value="46.08300475">
                <text:p>46.08300475</text:p>
              </table:table-cell>
              <table:table-cell office:value-type="float" office:value="60.262826">
                <text:p>60.262826</text:p>
              </table:table-cell>
              <table:table-cell office:value-type="float" office:value="70.06383775">
                <text:p>70.06383775</text:p>
              </table:table-cell>
              <table:table-cell office:value-type="float" office:value="71.5038825">
                <text:p>71.5038825</text:p>
              </table:table-cell>
              <table:table-cell office:value-type="float" office:value="110.5603885">
                <text:p>110.5603885</text:p>
              </table:table-cell>
              <table:table-cell office:value-type="float" office:value="134.47684625">
                <text:p>134.47684625</text:p>
              </table:table-cell>
              <table:table-cell office:value-type="float" office:value="116.91525625">
                <text:p>116.91525625</text:p>
              </table:table-cell>
              <table:table-cell office:value-type="float" office:value="173.29077725">
                <text:p>173.29077725</text:p>
              </table:table-cell>
              <table:table-cell office:value-type="float" office:value="231.585205">
                <text:p>231.585205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43.2187645">
                <text:p>43.2187645</text:p>
              </table:table-cell>
              <table:table-cell office:value-type="float" office:value="36.0862395">
                <text:p>36.0862395</text:p>
              </table:table-cell>
              <table:table-cell office:value-type="float" office:value="45.50294">
                <text:p>45.50294</text:p>
              </table:table-cell>
              <table:table-cell office:value-type="float" office:value="60.19969925">
                <text:p>60.19969925</text:p>
              </table:table-cell>
              <table:table-cell office:value-type="float" office:value="69.41751175">
                <text:p>69.41751175</text:p>
              </table:table-cell>
              <table:table-cell office:value-type="float" office:value="70.52022575">
                <text:p>70.52022575</text:p>
              </table:table-cell>
              <table:table-cell office:value-type="float" office:value="109.22510375">
                <text:p>109.22510375</text:p>
              </table:table-cell>
              <table:table-cell office:value-type="float" office:value="135.79530525">
                <text:p>135.79530525</text:p>
              </table:table-cell>
              <table:table-cell office:value-type="float" office:value="116.138359">
                <text:p>116.138359</text:p>
              </table:table-cell>
              <table:table-cell office:value-type="float" office:value="173.62102175">
                <text:p>173.62102175</text:p>
              </table:table-cell>
              <table:table-cell office:value-type="float" office:value="231.9851575">
                <text:p>231.9851575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42.58385825">
                <text:p>42.58385825</text:p>
              </table:table-cell>
              <table:table-cell office:value-type="float" office:value="36.04571375">
                <text:p>36.04571375</text:p>
              </table:table-cell>
              <table:table-cell office:value-type="float" office:value="45.00051775">
                <text:p>45.00051775</text:p>
              </table:table-cell>
              <table:table-cell office:value-type="float" office:value="60.4015675">
                <text:p>60.4015675</text:p>
              </table:table-cell>
              <table:table-cell office:value-type="float" office:value="68.809115">
                <text:p>68.809115</text:p>
              </table:table-cell>
              <table:table-cell office:value-type="float" office:value="69.84815175">
                <text:p>69.84815175</text:p>
              </table:table-cell>
              <table:table-cell office:value-type="float" office:value="108.150326">
                <text:p>108.150326</text:p>
              </table:table-cell>
              <table:table-cell office:value-type="float" office:value="136.57802625">
                <text:p>136.57802625</text:p>
              </table:table-cell>
              <table:table-cell office:value-type="float" office:value="115.2637565">
                <text:p>115.2637565</text:p>
              </table:table-cell>
              <table:table-cell office:value-type="float" office:value="173.871234">
                <text:p>173.871234</text:p>
              </table:table-cell>
              <table:table-cell office:value-type="float" office:value="232.76195">
                <text:p>232.7619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2.10756875">
                <text:p>42.10756875</text:p>
              </table:table-cell>
              <table:table-cell office:value-type="float" office:value="35.98297175">
                <text:p>35.98297175</text:p>
              </table:table-cell>
              <table:table-cell office:value-type="float" office:value="44.47453375">
                <text:p>44.47453375</text:p>
              </table:table-cell>
              <table:table-cell office:value-type="float" office:value="60.71145875">
                <text:p>60.71145875</text:p>
              </table:table-cell>
              <table:table-cell office:value-type="float" office:value="68.470718">
                <text:p>68.470718</text:p>
              </table:table-cell>
              <table:table-cell office:value-type="float" office:value="69.3746175">
                <text:p>69.3746175</text:p>
              </table:table-cell>
              <table:table-cell office:value-type="float" office:value="108.15797425">
                <text:p>108.15797425</text:p>
              </table:table-cell>
              <table:table-cell office:value-type="float" office:value="137.067591">
                <text:p>137.067591</text:p>
              </table:table-cell>
              <table:table-cell office:value-type="float" office:value="114.85133325">
                <text:p>114.85133325</text:p>
              </table:table-cell>
              <table:table-cell office:value-type="float" office:value="175.62590175">
                <text:p>175.62590175</text:p>
              </table:table-cell>
              <table:table-cell office:value-type="float" office:value="233.90591">
                <text:p>233.9059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1.511888">
                <text:p>41.511888</text:p>
              </table:table-cell>
              <table:table-cell office:value-type="float" office:value="35.7498985">
                <text:p>35.7498985</text:p>
              </table:table-cell>
              <table:table-cell office:value-type="float" office:value="44.0813625">
                <text:p>44.0813625</text:p>
              </table:table-cell>
              <table:table-cell office:value-type="float" office:value="60.7813595">
                <text:p>60.7813595</text:p>
              </table:table-cell>
              <table:table-cell office:value-type="float" office:value="68.1405575">
                <text:p>68.1405575</text:p>
              </table:table-cell>
              <table:table-cell office:value-type="float" office:value="69.18401425">
                <text:p>69.18401425</text:p>
              </table:table-cell>
              <table:table-cell office:value-type="float" office:value="109.11700975">
                <text:p>109.11700975</text:p>
              </table:table-cell>
              <table:table-cell office:value-type="float" office:value="138.56666825">
                <text:p>138.56666825</text:p>
              </table:table-cell>
              <table:table-cell office:value-type="float" office:value="114.60298725">
                <text:p>114.60298725</text:p>
              </table:table-cell>
              <table:table-cell office:value-type="float" office:value="177.04795325">
                <text:p>177.04795325</text:p>
              </table:table-cell>
              <table:table-cell office:value-type="float" office:value="236.04507">
                <text:p>236.04507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41.12235">
                <text:p>41.12235</text:p>
              </table:table-cell>
              <table:table-cell office:value-type="float" office:value="35.520479">
                <text:p>35.520479</text:p>
              </table:table-cell>
              <table:table-cell office:value-type="float" office:value="43.803843">
                <text:p>43.803843</text:p>
              </table:table-cell>
              <table:table-cell office:value-type="float" office:value="61.45886825">
                <text:p>61.45886825</text:p>
              </table:table-cell>
              <table:table-cell office:value-type="float" office:value="68.944294">
                <text:p>68.944294</text:p>
              </table:table-cell>
              <table:table-cell office:value-type="float" office:value="69.44002875">
                <text:p>69.44002875</text:p>
              </table:table-cell>
              <table:table-cell office:value-type="float" office:value="108.81881175">
                <text:p>108.81881175</text:p>
              </table:table-cell>
              <table:table-cell office:value-type="float" office:value="139.64265325">
                <text:p>139.64265325</text:p>
              </table:table-cell>
              <table:table-cell office:value-type="float" office:value="118.31075625">
                <text:p>118.31075625</text:p>
              </table:table-cell>
              <table:table-cell office:value-type="float" office:value="179.734325">
                <text:p>179.734325</text:p>
              </table:table-cell>
              <table:table-cell office:value-type="float" office:value="237.8729">
                <text:p>237.8729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40.45482975">
                <text:p>40.45482975</text:p>
              </table:table-cell>
              <table:table-cell office:value-type="float" office:value="35.06466425">
                <text:p>35.06466425</text:p>
              </table:table-cell>
              <table:table-cell office:value-type="float" office:value="43.7853995">
                <text:p>43.7853995</text:p>
              </table:table-cell>
              <table:table-cell office:value-type="float" office:value="62.07305525">
                <text:p>62.07305525</text:p>
              </table:table-cell>
              <table:table-cell office:value-type="float" office:value="68.39729">
                <text:p>68.39729</text:p>
              </table:table-cell>
              <table:table-cell office:value-type="float" office:value="69.05370275">
                <text:p>69.05370275</text:p>
              </table:table-cell>
              <table:table-cell office:value-type="float" office:value="109.06774925">
                <text:p>109.06774925</text:p>
              </table:table-cell>
              <table:table-cell office:value-type="float" office:value="140.6366725">
                <text:p>140.6366725</text:p>
              </table:table-cell>
              <table:table-cell office:value-type="float" office:value="120.0157475">
                <text:p>120.0157475</text:p>
              </table:table-cell>
              <table:table-cell office:value-type="float" office:value="182.04079375">
                <text:p>182.04079375</text:p>
              </table:table-cell>
              <table:table-cell office:value-type="float" office:value="239.542265">
                <text:p>239.542265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39.88538525">
                <text:p>39.88538525</text:p>
              </table:table-cell>
              <table:table-cell office:value-type="float" office:value="34.94786875">
                <text:p>34.94786875</text:p>
              </table:table-cell>
              <table:table-cell office:value-type="float" office:value="44.09440025">
                <text:p>44.09440025</text:p>
              </table:table-cell>
              <table:table-cell office:value-type="float" office:value="62.091848">
                <text:p>62.091848</text:p>
              </table:table-cell>
              <table:table-cell office:value-type="float" office:value="68.0454355">
                <text:p>68.0454355</text:p>
              </table:table-cell>
              <table:table-cell office:value-type="float" office:value="68.8535855">
                <text:p>68.8535855</text:p>
              </table:table-cell>
              <table:table-cell office:value-type="float" office:value="108.8186515">
                <text:p>108.8186515</text:p>
              </table:table-cell>
              <table:table-cell office:value-type="float" office:value="142.0938415">
                <text:p>142.0938415</text:p>
              </table:table-cell>
              <table:table-cell office:value-type="float" office:value="120.88772275">
                <text:p>120.88772275</text:p>
              </table:table-cell>
              <table:table-cell office:value-type="float" office:value="183.45574375">
                <text:p>183.45574375</text:p>
              </table:table-cell>
              <table:table-cell office:value-type="float" office:value="242.2040575">
                <text:p>242.204057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9.38710925">
                <text:p>39.38710925</text:p>
              </table:table-cell>
              <table:table-cell office:value-type="float" office:value="35.146728">
                <text:p>35.146728</text:p>
              </table:table-cell>
              <table:table-cell office:value-type="float" office:value="44.14717575">
                <text:p>44.14717575</text:p>
              </table:table-cell>
              <table:table-cell office:value-type="float" office:value="62.1133135">
                <text:p>62.1133135</text:p>
              </table:table-cell>
              <table:table-cell office:value-type="float" office:value="68.23181">
                <text:p>68.23181</text:p>
              </table:table-cell>
              <table:table-cell office:value-type="float" office:value="68.73298575">
                <text:p>68.73298575</text:p>
              </table:table-cell>
              <table:table-cell office:value-type="float" office:value="109.0917155">
                <text:p>109.0917155</text:p>
              </table:table-cell>
              <table:table-cell office:value-type="float" office:value="142.40081925">
                <text:p>142.40081925</text:p>
              </table:table-cell>
              <table:table-cell office:value-type="float" office:value="121.1465285">
                <text:p>121.1465285</text:p>
              </table:table-cell>
              <table:table-cell office:value-type="float" office:value="183.9277945">
                <text:p>183.9277945</text:p>
              </table:table-cell>
              <table:table-cell office:value-type="float" office:value="242.263515">
                <text:p>242.263515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39.21052875">
                <text:p>39.21052875</text:p>
              </table:table-cell>
              <table:table-cell office:value-type="float" office:value="35.06432325">
                <text:p>35.06432325</text:p>
              </table:table-cell>
              <table:table-cell office:value-type="float" office:value="44.34310575">
                <text:p>44.34310575</text:p>
              </table:table-cell>
              <table:table-cell office:value-type="float" office:value="61.97179475">
                <text:p>61.97179475</text:p>
              </table:table-cell>
              <table:table-cell office:value-type="float" office:value="68.0492245">
                <text:p>68.0492245</text:p>
              </table:table-cell>
              <table:table-cell office:value-type="float" office:value="68.58326">
                <text:p>68.58326</text:p>
              </table:table-cell>
              <table:table-cell office:value-type="float" office:value="109.6507145">
                <text:p>109.6507145</text:p>
              </table:table-cell>
              <table:table-cell office:value-type="float" office:value="142.201907">
                <text:p>142.201907</text:p>
              </table:table-cell>
              <table:table-cell office:value-type="float" office:value="120.2078125">
                <text:p>120.2078125</text:p>
              </table:table-cell>
              <table:table-cell office:value-type="float" office:value="184.20902325">
                <text:p>184.20902325</text:p>
              </table:table-cell>
              <table:table-cell office:value-type="float" office:value="241.987325">
                <text:p>241.987325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39.34963175">
                <text:p>39.34963175</text:p>
              </table:table-cell>
              <table:table-cell office:value-type="float" office:value="35.16338725">
                <text:p>35.16338725</text:p>
              </table:table-cell>
              <table:table-cell office:value-type="float" office:value="44.96098975">
                <text:p>44.96098975</text:p>
              </table:table-cell>
              <table:table-cell office:value-type="float" office:value="61.95768775">
                <text:p>61.95768775</text:p>
              </table:table-cell>
              <table:table-cell office:value-type="float" office:value="67.89536075">
                <text:p>67.89536075</text:p>
              </table:table-cell>
              <table:table-cell office:value-type="float" office:value="68.87522525">
                <text:p>68.87522525</text:p>
              </table:table-cell>
              <table:table-cell office:value-type="float" office:value="109.332531">
                <text:p>109.332531</text:p>
              </table:table-cell>
              <table:table-cell office:value-type="float" office:value="142.02875025">
                <text:p>142.02875025</text:p>
              </table:table-cell>
              <table:table-cell office:value-type="float" office:value="119.73149025">
                <text:p>119.73149025</text:p>
              </table:table-cell>
              <table:table-cell office:value-type="float" office:value="185.40483775">
                <text:p>185.40483775</text:p>
              </table:table-cell>
              <table:table-cell office:value-type="float" office:value="242.856425">
                <text:p>242.8564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9.330944">
                <text:p>39.330944</text:p>
              </table:table-cell>
              <table:table-cell office:value-type="float" office:value="35.5179505">
                <text:p>35.5179505</text:p>
              </table:table-cell>
              <table:table-cell office:value-type="float" office:value="45.1353095">
                <text:p>45.1353095</text:p>
              </table:table-cell>
              <table:table-cell office:value-type="float" office:value="61.6434325">
                <text:p>61.6434325</text:p>
              </table:table-cell>
              <table:table-cell office:value-type="float" office:value="67.92502275">
                <text:p>67.92502275</text:p>
              </table:table-cell>
              <table:table-cell office:value-type="float" office:value="69.584598">
                <text:p>69.584598</text:p>
              </table:table-cell>
              <table:table-cell office:value-type="float" office:value="109.640102">
                <text:p>109.640102</text:p>
              </table:table-cell>
              <table:table-cell office:value-type="float" office:value="143.15851225">
                <text:p>143.15851225</text:p>
              </table:table-cell>
              <table:table-cell office:value-type="float" office:value="120.64232">
                <text:p>120.64232</text:p>
              </table:table-cell>
              <table:table-cell office:value-type="float" office:value="187.5053145">
                <text:p>187.5053145</text:p>
              </table:table-cell>
              <table:table-cell office:value-type="float" office:value="248.773125">
                <text:p>248.77312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38.8792355">
                <text:p>38.8792355</text:p>
              </table:table-cell>
              <table:table-cell office:value-type="float" office:value="35.83886325">
                <text:p>35.83886325</text:p>
              </table:table-cell>
              <table:table-cell office:value-type="float" office:value="44.8121335">
                <text:p>44.8121335</text:p>
              </table:table-cell>
              <table:table-cell office:value-type="float" office:value="61.23286325">
                <text:p>61.23286325</text:p>
              </table:table-cell>
              <table:table-cell office:value-type="float" office:value="67.61995825">
                <text:p>67.61995825</text:p>
              </table:table-cell>
              <table:table-cell office:value-type="float" office:value="70.6561375">
                <text:p>70.6561375</text:p>
              </table:table-cell>
              <table:table-cell office:value-type="float" office:value="109.50445375">
                <text:p>109.50445375</text:p>
              </table:table-cell>
              <table:table-cell office:value-type="float" office:value="143.233299">
                <text:p>143.233299</text:p>
              </table:table-cell>
              <table:table-cell office:value-type="float" office:value="121.99675825">
                <text:p>121.99675825</text:p>
              </table:table-cell>
              <table:table-cell office:value-type="float" office:value="190.29137325">
                <text:p>190.29137325</text:p>
              </table:table-cell>
              <table:table-cell office:value-type="float" office:value="253.58235">
                <text:p>253.5823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8.27589525">
                <text:p>38.27589525</text:p>
              </table:table-cell>
              <table:table-cell office:value-type="float" office:value="35.746046">
                <text:p>35.746046</text:p>
              </table:table-cell>
              <table:table-cell office:value-type="float" office:value="44.46989375">
                <text:p>44.46989375</text:p>
              </table:table-cell>
              <table:table-cell office:value-type="float" office:value="60.64704275">
                <text:p>60.64704275</text:p>
              </table:table-cell>
              <table:table-cell office:value-type="float" office:value="67.49519475">
                <text:p>67.49519475</text:p>
              </table:table-cell>
              <table:table-cell office:value-type="float" office:value="71.2346145">
                <text:p>71.2346145</text:p>
              </table:table-cell>
              <table:table-cell office:value-type="float" office:value="108.95839325">
                <text:p>108.95839325</text:p>
              </table:table-cell>
              <table:table-cell office:value-type="float" office:value="142.4941375">
                <text:p>142.4941375</text:p>
              </table:table-cell>
              <table:table-cell office:value-type="float" office:value="123.16951375">
                <text:p>123.16951375</text:p>
              </table:table-cell>
              <table:table-cell office:value-type="float" office:value="191.63972775">
                <text:p>191.63972775</text:p>
              </table:table-cell>
              <table:table-cell office:value-type="float" office:value="254.9325675">
                <text:p>254.932567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37.65545725">
                <text:p>37.65545725</text:p>
              </table:table-cell>
              <table:table-cell office:value-type="float" office:value="35.4290465">
                <text:p>35.4290465</text:p>
              </table:table-cell>
              <table:table-cell office:value-type="float" office:value="44.3085995">
                <text:p>44.3085995</text:p>
              </table:table-cell>
              <table:table-cell office:value-type="float" office:value="60.1077355">
                <text:p>60.1077355</text:p>
              </table:table-cell>
              <table:table-cell office:value-type="float" office:value="66.863858">
                <text:p>66.863858</text:p>
              </table:table-cell>
              <table:table-cell office:value-type="float" office:value="70.61029225">
                <text:p>70.61029225</text:p>
              </table:table-cell>
              <table:table-cell office:value-type="float" office:value="108.55189725">
                <text:p>108.55189725</text:p>
              </table:table-cell>
              <table:table-cell office:value-type="float" office:value="141.8007105">
                <text:p>141.8007105</text:p>
              </table:table-cell>
              <table:table-cell office:value-type="float" office:value="124.5929775">
                <text:p>124.5929775</text:p>
              </table:table-cell>
              <table:table-cell office:value-type="float" office:value="191.07717425">
                <text:p>191.07717425</text:p>
              </table:table-cell>
              <table:table-cell office:value-type="float" office:value="255.24774">
                <text:p>255.24774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7.11381225">
                <text:p>37.11381225</text:p>
              </table:table-cell>
              <table:table-cell office:value-type="float" office:value="35.14122375">
                <text:p>35.14122375</text:p>
              </table:table-cell>
              <table:table-cell office:value-type="float" office:value="44.323632">
                <text:p>44.323632</text:p>
              </table:table-cell>
              <table:table-cell office:value-type="float" office:value="59.70140575">
                <text:p>59.70140575</text:p>
              </table:table-cell>
              <table:table-cell office:value-type="float" office:value="66.164305">
                <text:p>66.164305</text:p>
              </table:table-cell>
              <table:table-cell office:value-type="float" office:value="69.95337425">
                <text:p>69.95337425</text:p>
              </table:table-cell>
              <table:table-cell office:value-type="float" office:value="107.877135">
                <text:p>107.877135</text:p>
              </table:table-cell>
              <table:table-cell office:value-type="float" office:value="141.51178325">
                <text:p>141.51178325</text:p>
              </table:table-cell>
              <table:table-cell office:value-type="float" office:value="124.96647225">
                <text:p>124.96647225</text:p>
              </table:table-cell>
              <table:table-cell office:value-type="float" office:value="192.07014175">
                <text:p>192.07014175</text:p>
              </table:table-cell>
              <table:table-cell office:value-type="float" office:value="256.3898125">
                <text:p>256.389812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36.75982175">
                <text:p>36.75982175</text:p>
              </table:table-cell>
              <table:table-cell office:value-type="float" office:value="35.0248365">
                <text:p>35.0248365</text:p>
              </table:table-cell>
              <table:table-cell office:value-type="float" office:value="44.26416375">
                <text:p>44.26416375</text:p>
              </table:table-cell>
              <table:table-cell office:value-type="float" office:value="59.02812875">
                <text:p>59.02812875</text:p>
              </table:table-cell>
              <table:table-cell office:value-type="float" office:value="65.80076925">
                <text:p>65.80076925</text:p>
              </table:table-cell>
              <table:table-cell office:value-type="float" office:value="69.64474475">
                <text:p>69.64474475</text:p>
              </table:table-cell>
              <table:table-cell office:value-type="float" office:value="107.1977965">
                <text:p>107.1977965</text:p>
              </table:table-cell>
              <table:table-cell office:value-type="float" office:value="140.19588225">
                <text:p>140.19588225</text:p>
              </table:table-cell>
              <table:table-cell office:value-type="float" office:value="126.33898525">
                <text:p>126.33898525</text:p>
              </table:table-cell>
              <table:table-cell office:value-type="float" office:value="192.74910525">
                <text:p>192.74910525</text:p>
              </table:table-cell>
              <table:table-cell office:value-type="float" office:value="256.027395">
                <text:p>256.02739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6.49010275">
                <text:p>36.49010275</text:p>
              </table:table-cell>
              <table:table-cell office:value-type="float" office:value="35.0927565">
                <text:p>35.0927565</text:p>
              </table:table-cell>
              <table:table-cell office:value-type="float" office:value="43.99704725">
                <text:p>43.99704725</text:p>
              </table:table-cell>
              <table:table-cell office:value-type="float" office:value="58.762602">
                <text:p>58.762602</text:p>
              </table:table-cell>
              <table:table-cell office:value-type="float" office:value="65.484638">
                <text:p>65.484638</text:p>
              </table:table-cell>
              <table:table-cell office:value-type="float" office:value="69.701871">
                <text:p>69.701871</text:p>
              </table:table-cell>
              <table:table-cell office:value-type="float" office:value="106.826237">
                <text:p>106.826237</text:p>
              </table:table-cell>
              <table:table-cell office:value-type="float" office:value="139.57591775">
                <text:p>139.57591775</text:p>
              </table:table-cell>
              <table:table-cell office:value-type="float" office:value="127.57042425">
                <text:p>127.57042425</text:p>
              </table:table-cell>
              <table:table-cell office:value-type="float" office:value="192.90620275">
                <text:p>192.90620275</text:p>
              </table:table-cell>
              <table:table-cell office:value-type="float" office:value="255.738055">
                <text:p>255.73805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6.24148125">
                <text:p>36.24148125</text:p>
              </table:table-cell>
              <table:table-cell office:value-type="float" office:value="35.15570475">
                <text:p>35.15570475</text:p>
              </table:table-cell>
              <table:table-cell office:value-type="float" office:value="43.86563925">
                <text:p>43.86563925</text:p>
              </table:table-cell>
              <table:table-cell office:value-type="float" office:value="58.5275555">
                <text:p>58.5275555</text:p>
              </table:table-cell>
              <table:table-cell office:value-type="float" office:value="65.29328275">
                <text:p>65.29328275</text:p>
              </table:table-cell>
              <table:table-cell office:value-type="float" office:value="69.67282625">
                <text:p>69.67282625</text:p>
              </table:table-cell>
              <table:table-cell office:value-type="float" office:value="105.8363295">
                <text:p>105.8363295</text:p>
              </table:table-cell>
              <table:table-cell office:value-type="float" office:value="138.44338175">
                <text:p>138.44338175</text:p>
              </table:table-cell>
              <table:table-cell office:value-type="float" office:value="127.8966105">
                <text:p>127.8966105</text:p>
              </table:table-cell>
              <table:table-cell office:value-type="float" office:value="193.180176">
                <text:p>193.180176</text:p>
              </table:table-cell>
              <table:table-cell office:value-type="float" office:value="255.229135">
                <text:p>255.22913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36.14728425">
                <text:p>36.14728425</text:p>
              </table:table-cell>
              <table:table-cell office:value-type="float" office:value="35.2623335">
                <text:p>35.2623335</text:p>
              </table:table-cell>
              <table:table-cell office:value-type="float" office:value="43.78500375">
                <text:p>43.78500375</text:p>
              </table:table-cell>
              <table:table-cell office:value-type="float" office:value="58.25445475">
                <text:p>58.25445475</text:p>
              </table:table-cell>
              <table:table-cell office:value-type="float" office:value="65.31876125">
                <text:p>65.31876125</text:p>
              </table:table-cell>
              <table:table-cell office:value-type="float" office:value="69.7226655">
                <text:p>69.7226655</text:p>
              </table:table-cell>
              <table:table-cell office:value-type="float" office:value="104.91468475">
                <text:p>104.91468475</text:p>
              </table:table-cell>
              <table:table-cell office:value-type="float" office:value="137.93474625">
                <text:p>137.93474625</text:p>
              </table:table-cell>
              <table:table-cell office:value-type="float" office:value="127.84286425">
                <text:p>127.84286425</text:p>
              </table:table-cell>
              <table:table-cell office:value-type="float" office:value="193.00390375">
                <text:p>193.00390375</text:p>
              </table:table-cell>
              <table:table-cell office:value-type="float" office:value="255.27741">
                <text:p>255.27741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36.000147">
                <text:p>36.000147</text:p>
              </table:table-cell>
              <table:table-cell office:value-type="float" office:value="35.31978175">
                <text:p>35.31978175</text:p>
              </table:table-cell>
              <table:table-cell office:value-type="float" office:value="43.70266775">
                <text:p>43.70266775</text:p>
              </table:table-cell>
              <table:table-cell office:value-type="float" office:value="58.24023875">
                <text:p>58.24023875</text:p>
              </table:table-cell>
              <table:table-cell office:value-type="float" office:value="65.167684">
                <text:p>65.167684</text:p>
              </table:table-cell>
              <table:table-cell office:value-type="float" office:value="69.8099505">
                <text:p>69.8099505</text:p>
              </table:table-cell>
              <table:table-cell office:value-type="float" office:value="103.8020875">
                <text:p>103.8020875</text:p>
              </table:table-cell>
              <table:table-cell office:value-type="float" office:value="137.64552625">
                <text:p>137.64552625</text:p>
              </table:table-cell>
              <table:table-cell office:value-type="float" office:value="127.5105235">
                <text:p>127.5105235</text:p>
              </table:table-cell>
              <table:table-cell office:value-type="float" office:value="193.71139625">
                <text:p>193.71139625</text:p>
              </table:table-cell>
              <table:table-cell office:value-type="float" office:value="256.3820975">
                <text:p>256.3820975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35.740353">
                <text:p>35.740353</text:p>
              </table:table-cell>
              <table:table-cell office:value-type="float" office:value="35.24401175">
                <text:p>35.24401175</text:p>
              </table:table-cell>
              <table:table-cell office:value-type="float" office:value="43.5919795">
                <text:p>43.5919795</text:p>
              </table:table-cell>
              <table:table-cell office:value-type="float" office:value="58.2050085">
                <text:p>58.2050085</text:p>
              </table:table-cell>
              <table:table-cell office:value-type="float" office:value="64.8146225">
                <text:p>64.8146225</text:p>
              </table:table-cell>
              <table:table-cell office:value-type="float" office:value="70.36371875">
                <text:p>70.36371875</text:p>
              </table:table-cell>
              <table:table-cell office:value-type="float" office:value="102.78898725">
                <text:p>102.78898725</text:p>
              </table:table-cell>
              <table:table-cell office:value-type="float" office:value="137.06665175">
                <text:p>137.06665175</text:p>
              </table:table-cell>
              <table:table-cell office:value-type="float" office:value="127.59702125">
                <text:p>127.59702125</text:p>
              </table:table-cell>
              <table:table-cell office:value-type="float" office:value="194.060478">
                <text:p>194.060478</text:p>
              </table:table-cell>
              <table:table-cell office:value-type="float" office:value="257.5135425">
                <text:p>257.5135425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35.706482">
                <text:p>35.706482</text:p>
              </table:table-cell>
              <table:table-cell office:value-type="float" office:value="35.15627775">
                <text:p>35.15627775</text:p>
              </table:table-cell>
              <table:table-cell office:value-type="float" office:value="43.567312">
                <text:p>43.567312</text:p>
              </table:table-cell>
              <table:table-cell office:value-type="float" office:value="57.94827375">
                <text:p>57.94827375</text:p>
              </table:table-cell>
              <table:table-cell office:value-type="float" office:value="64.56652975">
                <text:p>64.56652975</text:p>
              </table:table-cell>
              <table:table-cell office:value-type="float" office:value="70.89203425">
                <text:p>70.89203425</text:p>
              </table:table-cell>
              <table:table-cell office:value-type="float" office:value="102.1142225">
                <text:p>102.1142225</text:p>
              </table:table-cell>
              <table:table-cell office:value-type="float" office:value="136.722631">
                <text:p>136.722631</text:p>
              </table:table-cell>
              <table:table-cell office:value-type="float" office:value="127.732107">
                <text:p>127.732107</text:p>
              </table:table-cell>
              <table:table-cell office:value-type="float" office:value="193.7712035">
                <text:p>193.7712035</text:p>
              </table:table-cell>
              <table:table-cell office:value-type="float" office:value="256.63605">
                <text:p>256.6360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5.73568525">
                <text:p>35.73568525</text:p>
              </table:table-cell>
              <table:table-cell office:value-type="float" office:value="35.20184425">
                <text:p>35.20184425</text:p>
              </table:table-cell>
              <table:table-cell office:value-type="float" office:value="43.7657475">
                <text:p>43.7657475</text:p>
              </table:table-cell>
              <table:table-cell office:value-type="float" office:value="57.539527">
                <text:p>57.539527</text:p>
              </table:table-cell>
              <table:table-cell office:value-type="float" office:value="64.3399555">
                <text:p>64.3399555</text:p>
              </table:table-cell>
              <table:table-cell office:value-type="float" office:value="71.0866795">
                <text:p>71.0866795</text:p>
              </table:table-cell>
              <table:table-cell office:value-type="float" office:value="101.56114775">
                <text:p>101.56114775</text:p>
              </table:table-cell>
              <table:table-cell office:value-type="float" office:value="136.42427475">
                <text:p>136.42427475</text:p>
              </table:table-cell>
              <table:table-cell office:value-type="float" office:value="127.4466275">
                <text:p>127.4466275</text:p>
              </table:table-cell>
              <table:table-cell office:value-type="float" office:value="193.104712">
                <text:p>193.104712</text:p>
              </table:table-cell>
              <table:table-cell office:value-type="float" office:value="255.3978675">
                <text:p>255.3978675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5.61599875">
                <text:p>35.61599875</text:p>
              </table:table-cell>
              <table:table-cell office:value-type="float" office:value="35.170847">
                <text:p>35.170847</text:p>
              </table:table-cell>
              <table:table-cell office:value-type="float" office:value="44.29642625">
                <text:p>44.29642625</text:p>
              </table:table-cell>
              <table:table-cell office:value-type="float" office:value="57.35690625">
                <text:p>57.35690625</text:p>
              </table:table-cell>
              <table:table-cell office:value-type="float" office:value="64.47052225">
                <text:p>64.47052225</text:p>
              </table:table-cell>
              <table:table-cell office:value-type="float" office:value="71.233407">
                <text:p>71.233407</text:p>
              </table:table-cell>
              <table:table-cell office:value-type="float" office:value="100.90386175">
                <text:p>100.90386175</text:p>
              </table:table-cell>
              <table:table-cell office:value-type="float" office:value="136.0709575">
                <text:p>136.0709575</text:p>
              </table:table-cell>
              <table:table-cell office:value-type="float" office:value="127.06783175">
                <text:p>127.06783175</text:p>
              </table:table-cell>
              <table:table-cell office:value-type="float" office:value="192.8622755">
                <text:p>192.8622755</text:p>
              </table:table-cell>
              <table:table-cell office:value-type="float" office:value="256.7524775">
                <text:p>256.7524775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35.5807775">
                <text:p>35.5807775</text:p>
              </table:table-cell>
              <table:table-cell office:value-type="float" office:value="35.12420375">
                <text:p>35.12420375</text:p>
              </table:table-cell>
              <table:table-cell office:value-type="float" office:value="44.65653125">
                <text:p>44.65653125</text:p>
              </table:table-cell>
              <table:table-cell office:value-type="float" office:value="56.8860885">
                <text:p>56.8860885</text:p>
              </table:table-cell>
              <table:table-cell office:value-type="float" office:value="64.894823">
                <text:p>64.894823</text:p>
              </table:table-cell>
              <table:table-cell office:value-type="float" office:value="71.55499675">
                <text:p>71.55499675</text:p>
              </table:table-cell>
              <table:table-cell office:value-type="float" office:value="100.62082225">
                <text:p>100.62082225</text:p>
              </table:table-cell>
              <table:table-cell office:value-type="float" office:value="135.9459725">
                <text:p>135.9459725</text:p>
              </table:table-cell>
              <table:table-cell office:value-type="float" office:value="127.31533475">
                <text:p>127.31533475</text:p>
              </table:table-cell>
              <table:table-cell office:value-type="float" office:value="193.3529195">
                <text:p>193.3529195</text:p>
              </table:table-cell>
              <table:table-cell office:value-type="float" office:value="259.1089975">
                <text:p>259.1089975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35.4814105">
                <text:p>35.4814105</text:p>
              </table:table-cell>
              <table:table-cell office:value-type="float" office:value="34.95152125">
                <text:p>34.95152125</text:p>
              </table:table-cell>
              <table:table-cell office:value-type="float" office:value="44.66731425">
                <text:p>44.66731425</text:p>
              </table:table-cell>
              <table:table-cell office:value-type="float" office:value="56.7059035">
                <text:p>56.7059035</text:p>
              </table:table-cell>
              <table:table-cell office:value-type="float" office:value="65.11430925">
                <text:p>65.11430925</text:p>
              </table:table-cell>
              <table:table-cell office:value-type="float" office:value="71.80445375">
                <text:p>71.80445375</text:p>
              </table:table-cell>
              <table:table-cell office:value-type="float" office:value="100.28448675">
                <text:p>100.28448675</text:p>
              </table:table-cell>
              <table:table-cell office:value-type="float" office:value="135.189595">
                <text:p>135.189595</text:p>
              </table:table-cell>
              <table:table-cell office:value-type="float" office:value="127.31463275">
                <text:p>127.31463275</text:p>
              </table:table-cell>
              <table:table-cell office:value-type="float" office:value="193.265868">
                <text:p>193.265868</text:p>
              </table:table-cell>
              <table:table-cell office:value-type="float" office:value="262.2344825">
                <text:p>262.2344825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35.43299275">
                <text:p>35.43299275</text:p>
              </table:table-cell>
              <table:table-cell office:value-type="float" office:value="34.825067">
                <text:p>34.825067</text:p>
              </table:table-cell>
              <table:table-cell office:value-type="float" office:value="45.0059105">
                <text:p>45.0059105</text:p>
              </table:table-cell>
              <table:table-cell office:value-type="float" office:value="56.5495335">
                <text:p>56.5495335</text:p>
              </table:table-cell>
              <table:table-cell office:value-type="float" office:value="64.93309075">
                <text:p>64.93309075</text:p>
              </table:table-cell>
              <table:table-cell office:value-type="float" office:value="71.7602095">
                <text:p>71.7602095</text:p>
              </table:table-cell>
              <table:table-cell office:value-type="float" office:value="99.924653">
                <text:p>99.924653</text:p>
              </table:table-cell>
              <table:table-cell office:value-type="float" office:value="134.837235">
                <text:p>134.837235</text:p>
              </table:table-cell>
              <table:table-cell office:value-type="float" office:value="127.39889975">
                <text:p>127.39889975</text:p>
              </table:table-cell>
              <table:table-cell office:value-type="float" office:value="192.7738545">
                <text:p>192.7738545</text:p>
              </table:table-cell>
              <table:table-cell office:value-type="float" office:value="264.269595">
                <text:p>264.2695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5.40588975">
                <text:p>35.40588975</text:p>
              </table:table-cell>
              <table:table-cell office:value-type="float" office:value="34.87593925">
                <text:p>34.87593925</text:p>
              </table:table-cell>
              <table:table-cell office:value-type="float" office:value="45.531906">
                <text:p>45.531906</text:p>
              </table:table-cell>
              <table:table-cell office:value-type="float" office:value="56.4697665">
                <text:p>56.4697665</text:p>
              </table:table-cell>
              <table:table-cell office:value-type="float" office:value="64.714414">
                <text:p>64.714414</text:p>
              </table:table-cell>
              <table:table-cell office:value-type="float" office:value="71.860808">
                <text:p>71.860808</text:p>
              </table:table-cell>
              <table:table-cell office:value-type="float" office:value="99.622091">
                <text:p>99.622091</text:p>
              </table:table-cell>
              <table:table-cell office:value-type="float" office:value="134.28142">
                <text:p>134.28142</text:p>
              </table:table-cell>
              <table:table-cell office:value-type="float" office:value="127.534337">
                <text:p>127.534337</text:p>
              </table:table-cell>
              <table:table-cell office:value-type="float" office:value="192.79571925">
                <text:p>192.79571925</text:p>
              </table:table-cell>
              <table:table-cell office:value-type="float" office:value="265.55614">
                <text:p>265.55614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35.4696135">
                <text:p>35.4696135</text:p>
              </table:table-cell>
              <table:table-cell office:value-type="float" office:value="34.9393575">
                <text:p>34.9393575</text:p>
              </table:table-cell>
              <table:table-cell office:value-type="float" office:value="45.9548615">
                <text:p>45.9548615</text:p>
              </table:table-cell>
              <table:table-cell office:value-type="float" office:value="56.4622285">
                <text:p>56.4622285</text:p>
              </table:table-cell>
              <table:table-cell office:value-type="float" office:value="64.62661325">
                <text:p>64.62661325</text:p>
              </table:table-cell>
              <table:table-cell office:value-type="float" office:value="72.18819975">
                <text:p>72.18819975</text:p>
              </table:table-cell>
              <table:table-cell office:value-type="float" office:value="99.73023175">
                <text:p>99.73023175</text:p>
              </table:table-cell>
              <table:table-cell office:value-type="float" office:value="134.04083">
                <text:p>134.04083</text:p>
              </table:table-cell>
              <table:table-cell office:value-type="float" office:value="128.2610055">
                <text:p>128.2610055</text:p>
              </table:table-cell>
              <table:table-cell office:value-type="float" office:value="193.673637">
                <text:p>193.673637</text:p>
              </table:table-cell>
              <table:table-cell office:value-type="float" office:value="266.30142">
                <text:p>266.30142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35.40503275">
                <text:p>35.40503275</text:p>
              </table:table-cell>
              <table:table-cell office:value-type="float" office:value="34.85439">
                <text:p>34.85439</text:p>
              </table:table-cell>
              <table:table-cell office:value-type="float" office:value="45.93915975">
                <text:p>45.93915975</text:p>
              </table:table-cell>
              <table:table-cell office:value-type="float" office:value="56.55270975">
                <text:p>56.55270975</text:p>
              </table:table-cell>
              <table:table-cell office:value-type="float" office:value="64.567331">
                <text:p>64.567331</text:p>
              </table:table-cell>
              <table:table-cell office:value-type="float" office:value="72.55338875">
                <text:p>72.55338875</text:p>
              </table:table-cell>
              <table:table-cell office:value-type="float" office:value="99.9659035">
                <text:p>99.9659035</text:p>
              </table:table-cell>
              <table:table-cell office:value-type="float" office:value="133.65982">
                <text:p>133.65982</text:p>
              </table:table-cell>
              <table:table-cell office:value-type="float" office:value="129.17244075">
                <text:p>129.17244075</text:p>
              </table:table-cell>
              <table:table-cell office:value-type="float" office:value="194.659681">
                <text:p>194.659681</text:p>
              </table:table-cell>
              <table:table-cell office:value-type="float" office:value="266.8088775">
                <text:p>266.8088775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35.282491">
                <text:p>35.282491</text:p>
              </table:table-cell>
              <table:table-cell office:value-type="float" office:value="34.70818075">
                <text:p>34.70818075</text:p>
              </table:table-cell>
              <table:table-cell office:value-type="float" office:value="45.81267025">
                <text:p>45.81267025</text:p>
              </table:table-cell>
              <table:table-cell office:value-type="float" office:value="56.39349525">
                <text:p>56.39349525</text:p>
              </table:table-cell>
              <table:table-cell office:value-type="float" office:value="64.3761845">
                <text:p>64.3761845</text:p>
              </table:table-cell>
              <table:table-cell office:value-type="float" office:value="73.16295475">
                <text:p>73.16295475</text:p>
              </table:table-cell>
              <table:table-cell office:value-type="float" office:value="99.86167525">
                <text:p>99.86167525</text:p>
              </table:table-cell>
              <table:table-cell office:value-type="float" office:value="133.1691275">
                <text:p>133.1691275</text:p>
              </table:table-cell>
              <table:table-cell office:value-type="float" office:value="129.5635845">
                <text:p>129.5635845</text:p>
              </table:table-cell>
              <table:table-cell office:value-type="float" office:value="194.9538795">
                <text:p>194.9538795</text:p>
              </table:table-cell>
              <table:table-cell office:value-type="float" office:value="268.6321">
                <text:p>268.632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5.32865425">
                <text:p>35.32865425</text:p>
              </table:table-cell>
              <table:table-cell office:value-type="float" office:value="34.44122675">
                <text:p>34.44122675</text:p>
              </table:table-cell>
              <table:table-cell office:value-type="float" office:value="45.767102">
                <text:p>45.767102</text:p>
              </table:table-cell>
              <table:table-cell office:value-type="float" office:value="56.07542875">
                <text:p>56.07542875</text:p>
              </table:table-cell>
              <table:table-cell office:value-type="float" office:value="64.298016">
                <text:p>64.298016</text:p>
              </table:table-cell>
              <table:table-cell office:value-type="float" office:value="74.01731225">
                <text:p>74.01731225</text:p>
              </table:table-cell>
              <table:table-cell office:value-type="float" office:value="99.62368125">
                <text:p>99.62368125</text:p>
              </table:table-cell>
              <table:table-cell office:value-type="float" office:value="133.142635">
                <text:p>133.142635</text:p>
              </table:table-cell>
              <table:table-cell office:value-type="float" office:value="129.93448825">
                <text:p>129.93448825</text:p>
              </table:table-cell>
              <table:table-cell office:value-type="float" office:value="195.35399825">
                <text:p>195.35399825</text:p>
              </table:table-cell>
              <table:table-cell office:value-type="float" office:value="270.3788775">
                <text:p>270.378877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5.367348">
                <text:p>35.367348</text:p>
              </table:table-cell>
              <table:table-cell office:value-type="float" office:value="34.3856135">
                <text:p>34.3856135</text:p>
              </table:table-cell>
              <table:table-cell office:value-type="float" office:value="45.61953125">
                <text:p>45.61953125</text:p>
              </table:table-cell>
              <table:table-cell office:value-type="float" office:value="55.94984">
                <text:p>55.94984</text:p>
              </table:table-cell>
              <table:table-cell office:value-type="float" office:value="64.34527525">
                <text:p>64.34527525</text:p>
              </table:table-cell>
              <table:table-cell office:value-type="float" office:value="74.72977825">
                <text:p>74.72977825</text:p>
              </table:table-cell>
              <table:table-cell office:value-type="float" office:value="99.16160775">
                <text:p>99.16160775</text:p>
              </table:table-cell>
              <table:table-cell office:value-type="float" office:value="132.45207">
                <text:p>132.45207</text:p>
              </table:table-cell>
              <table:table-cell office:value-type="float" office:value="130.07678675">
                <text:p>130.07678675</text:p>
              </table:table-cell>
              <table:table-cell office:value-type="float" office:value="195.4107075">
                <text:p>195.4107075</text:p>
              </table:table-cell>
              <table:table-cell office:value-type="float" office:value="272.4184575">
                <text:p>272.4184575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35.420275">
                <text:p>35.420275</text:p>
              </table:table-cell>
              <table:table-cell office:value-type="float" office:value="34.4352">
                <text:p>34.4352</text:p>
              </table:table-cell>
              <table:table-cell office:value-type="float" office:value="45.509558">
                <text:p>45.509558</text:p>
              </table:table-cell>
              <table:table-cell office:value-type="float" office:value="55.8641175">
                <text:p>55.8641175</text:p>
              </table:table-cell>
              <table:table-cell office:value-type="float" office:value="64.3608805">
                <text:p>64.3608805</text:p>
              </table:table-cell>
              <table:table-cell office:value-type="float" office:value="75.50441925">
                <text:p>75.50441925</text:p>
              </table:table-cell>
              <table:table-cell office:value-type="float" office:value="98.55457375">
                <text:p>98.55457375</text:p>
              </table:table-cell>
              <table:table-cell office:value-type="float" office:value="131.986105">
                <text:p>131.986105</text:p>
              </table:table-cell>
              <table:table-cell office:value-type="float" office:value="130.48703825">
                <text:p>130.48703825</text:p>
              </table:table-cell>
              <table:table-cell office:value-type="float" office:value="195.313402">
                <text:p>195.313402</text:p>
              </table:table-cell>
              <table:table-cell office:value-type="float" office:value="274.733955">
                <text:p>274.733955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35.36643125">
                <text:p>35.36643125</text:p>
              </table:table-cell>
              <table:table-cell office:value-type="float" office:value="34.4752215">
                <text:p>34.4752215</text:p>
              </table:table-cell>
              <table:table-cell office:value-type="float" office:value="45.409625">
                <text:p>45.409625</text:p>
              </table:table-cell>
              <table:table-cell office:value-type="float" office:value="55.7441715">
                <text:p>55.7441715</text:p>
              </table:table-cell>
              <table:table-cell office:value-type="float" office:value="64.19797075">
                <text:p>64.19797075</text:p>
              </table:table-cell>
              <table:table-cell office:value-type="float" office:value="76.29129425">
                <text:p>76.29129425</text:p>
              </table:table-cell>
              <table:table-cell office:value-type="float" office:value="97.67955">
                <text:p>97.67955</text:p>
              </table:table-cell>
              <table:table-cell office:value-type="float" office:value="131.7369275">
                <text:p>131.7369275</text:p>
              </table:table-cell>
              <table:table-cell office:value-type="float" office:value="130.80396525">
                <text:p>130.80396525</text:p>
              </table:table-cell>
              <table:table-cell office:value-type="float" office:value="195.06852925">
                <text:p>195.06852925</text:p>
              </table:table-cell>
              <table:table-cell office:value-type="float" office:value="276.3898175">
                <text:p>276.3898175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35.4544975">
                <text:p>35.4544975</text:p>
              </table:table-cell>
              <table:table-cell office:value-type="float" office:value="34.3660695">
                <text:p>34.3660695</text:p>
              </table:table-cell>
              <table:table-cell office:value-type="float" office:value="45.23909025">
                <text:p>45.23909025</text:p>
              </table:table-cell>
              <table:table-cell office:value-type="float" office:value="55.89818475">
                <text:p>55.89818475</text:p>
              </table:table-cell>
              <table:table-cell office:value-type="float" office:value="64.26919825">
                <text:p>64.26919825</text:p>
              </table:table-cell>
              <table:table-cell office:value-type="float" office:value="76.94094925">
                <text:p>76.94094925</text:p>
              </table:table-cell>
              <table:table-cell office:value-type="float" office:value="97.268083">
                <text:p>97.268083</text:p>
              </table:table-cell>
              <table:table-cell office:value-type="float" office:value="131.6459425">
                <text:p>131.6459425</text:p>
              </table:table-cell>
              <table:table-cell office:value-type="float" office:value="130.890687">
                <text:p>130.890687</text:p>
              </table:table-cell>
              <table:table-cell office:value-type="float" office:value="195.4079115">
                <text:p>195.4079115</text:p>
              </table:table-cell>
              <table:table-cell office:value-type="float" office:value="277.6501325">
                <text:p>277.6501325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35.53759325">
                <text:p>35.53759325</text:p>
              </table:table-cell>
              <table:table-cell office:value-type="float" office:value="34.250152">
                <text:p>34.250152</text:p>
              </table:table-cell>
              <table:table-cell office:value-type="float" office:value="45.03439725">
                <text:p>45.03439725</text:p>
              </table:table-cell>
              <table:table-cell office:value-type="float" office:value="56.11257575">
                <text:p>56.11257575</text:p>
              </table:table-cell>
              <table:table-cell office:value-type="float" office:value="64.4759265">
                <text:p>64.4759265</text:p>
              </table:table-cell>
              <table:table-cell office:value-type="float" office:value="78.1970235">
                <text:p>78.1970235</text:p>
              </table:table-cell>
              <table:table-cell office:value-type="float" office:value="96.58437275">
                <text:p>96.58437275</text:p>
              </table:table-cell>
              <table:table-cell office:value-type="float" office:value="131.495485">
                <text:p>131.495485</text:p>
              </table:table-cell>
              <table:table-cell office:value-type="float" office:value="131.5194375">
                <text:p>131.5194375</text:p>
              </table:table-cell>
              <table:table-cell office:value-type="float" office:value="196.09354475">
                <text:p>196.09354475</text:p>
              </table:table-cell>
              <table:table-cell office:value-type="float" office:value="278.2270775">
                <text:p>278.227077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5.4611195">
                <text:p>35.4611195</text:p>
              </table:table-cell>
              <table:table-cell office:value-type="float" office:value="34.04060825">
                <text:p>34.04060825</text:p>
              </table:table-cell>
              <table:table-cell office:value-type="float" office:value="44.9163005">
                <text:p>44.9163005</text:p>
              </table:table-cell>
              <table:table-cell office:value-type="float" office:value="55.93654225">
                <text:p>55.93654225</text:p>
              </table:table-cell>
              <table:table-cell office:value-type="float" office:value="64.48578575">
                <text:p>64.48578575</text:p>
              </table:table-cell>
              <table:table-cell office:value-type="float" office:value="78.892494">
                <text:p>78.892494</text:p>
              </table:table-cell>
              <table:table-cell office:value-type="float" office:value="95.68045875">
                <text:p>95.68045875</text:p>
              </table:table-cell>
              <table:table-cell office:value-type="float" office:value="130.8454375">
                <text:p>130.8454375</text:p>
              </table:table-cell>
              <table:table-cell office:value-type="float" office:value="131.77375375">
                <text:p>131.77375375</text:p>
              </table:table-cell>
              <table:table-cell office:value-type="float" office:value="196.366599">
                <text:p>196.366599</text:p>
              </table:table-cell>
              <table:table-cell office:value-type="float" office:value="278.7244375">
                <text:p>278.7244375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35.61684125">
                <text:p>35.61684125</text:p>
              </table:table-cell>
              <table:table-cell office:value-type="float" office:value="34.04416">
                <text:p>34.04416</text:p>
              </table:table-cell>
              <table:table-cell office:value-type="float" office:value="44.6590925">
                <text:p>44.6590925</text:p>
              </table:table-cell>
              <table:table-cell office:value-type="float" office:value="55.95565525">
                <text:p>55.95565525</text:p>
              </table:table-cell>
              <table:table-cell office:value-type="float" office:value="64.481393">
                <text:p>64.481393</text:p>
              </table:table-cell>
              <table:table-cell office:value-type="float" office:value="79.9717795">
                <text:p>79.9717795</text:p>
              </table:table-cell>
              <table:table-cell office:value-type="float" office:value="94.9030375">
                <text:p>94.9030375</text:p>
              </table:table-cell>
              <table:table-cell office:value-type="float" office:value="130.3160875">
                <text:p>130.3160875</text:p>
              </table:table-cell>
              <table:table-cell office:value-type="float" office:value="132.489933">
                <text:p>132.489933</text:p>
              </table:table-cell>
              <table:table-cell office:value-type="float" office:value="196.1194755">
                <text:p>196.1194755</text:p>
              </table:table-cell>
              <table:table-cell office:value-type="float" office:value="278.914455">
                <text:p>278.914455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5.63788125">
                <text:p>35.63788125</text:p>
              </table:table-cell>
              <table:table-cell office:value-type="float" office:value="34.00995225">
                <text:p>34.00995225</text:p>
              </table:table-cell>
              <table:table-cell office:value-type="float" office:value="44.519943">
                <text:p>44.519943</text:p>
              </table:table-cell>
              <table:table-cell office:value-type="float" office:value="55.89099525">
                <text:p>55.89099525</text:p>
              </table:table-cell>
              <table:table-cell office:value-type="float" office:value="64.30800475">
                <text:p>64.30800475</text:p>
              </table:table-cell>
              <table:table-cell office:value-type="float" office:value="79.9473225">
                <text:p>79.9473225</text:p>
              </table:table-cell>
              <table:table-cell office:value-type="float" office:value="94.09898175">
                <text:p>94.09898175</text:p>
              </table:table-cell>
              <table:table-cell office:value-type="float" office:value="129.51384">
                <text:p>129.51384</text:p>
              </table:table-cell>
              <table:table-cell office:value-type="float" office:value="132.57795125">
                <text:p>132.57795125</text:p>
              </table:table-cell>
              <table:table-cell office:value-type="float" office:value="195.7218685">
                <text:p>195.7218685</text:p>
              </table:table-cell>
              <table:table-cell office:value-type="float" office:value="278.75031">
                <text:p>278.75031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35.817434">
                <text:p>35.817434</text:p>
              </table:table-cell>
              <table:table-cell office:value-type="float" office:value="33.9702475">
                <text:p>33.9702475</text:p>
              </table:table-cell>
              <table:table-cell office:value-type="float" office:value="44.689217">
                <text:p>44.689217</text:p>
              </table:table-cell>
              <table:table-cell office:value-type="float" office:value="56.04021375">
                <text:p>56.04021375</text:p>
              </table:table-cell>
              <table:table-cell office:value-type="float" office:value="64.33109475">
                <text:p>64.33109475</text:p>
              </table:table-cell>
              <table:table-cell office:value-type="float" office:value="79.9503175">
                <text:p>79.9503175</text:p>
              </table:table-cell>
              <table:table-cell office:value-type="float" office:value="93.60436425">
                <text:p>93.60436425</text:p>
              </table:table-cell>
              <table:table-cell office:value-type="float" office:value="128.9597125">
                <text:p>128.9597125</text:p>
              </table:table-cell>
              <table:table-cell office:value-type="float" office:value="132.7048685">
                <text:p>132.7048685</text:p>
              </table:table-cell>
              <table:table-cell office:value-type="float" office:value="196.0503715">
                <text:p>196.0503715</text:p>
              </table:table-cell>
              <table:table-cell office:value-type="float" office:value="279.9140125">
                <text:p>279.9140125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36.2460825">
                <text:p>36.2460825</text:p>
              </table:table-cell>
              <table:table-cell office:value-type="float" office:value="34.16996425">
                <text:p>34.16996425</text:p>
              </table:table-cell>
              <table:table-cell office:value-type="float" office:value="44.8249375">
                <text:p>44.8249375</text:p>
              </table:table-cell>
              <table:table-cell office:value-type="float" office:value="56.30262325">
                <text:p>56.30262325</text:p>
              </table:table-cell>
              <table:table-cell office:value-type="float" office:value="64.4516095">
                <text:p>64.4516095</text:p>
              </table:table-cell>
              <table:table-cell office:value-type="float" office:value="80.97015125">
                <text:p>80.97015125</text:p>
              </table:table-cell>
              <table:table-cell office:value-type="float" office:value="93.5380805">
                <text:p>93.5380805</text:p>
              </table:table-cell>
              <table:table-cell office:value-type="float" office:value="128.8446675">
                <text:p>128.8446675</text:p>
              </table:table-cell>
              <table:table-cell office:value-type="float" office:value="133.751038">
                <text:p>133.751038</text:p>
              </table:table-cell>
              <table:table-cell office:value-type="float" office:value="197.040333">
                <text:p>197.040333</text:p>
              </table:table-cell>
              <table:table-cell office:value-type="float" office:value="281.8492725">
                <text:p>281.8492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6.255308">
                <text:p>36.255308</text:p>
              </table:table-cell>
              <table:table-cell office:value-type="float" office:value="34.22132075">
                <text:p>34.22132075</text:p>
              </table:table-cell>
              <table:table-cell office:value-type="float" office:value="45.0184745">
                <text:p>45.0184745</text:p>
              </table:table-cell>
              <table:table-cell office:value-type="float" office:value="56.23223225">
                <text:p>56.23223225</text:p>
              </table:table-cell>
              <table:table-cell office:value-type="float" office:value="64.3556625">
                <text:p>64.3556625</text:p>
              </table:table-cell>
              <table:table-cell office:value-type="float" office:value="81.834912">
                <text:p>81.834912</text:p>
              </table:table-cell>
              <table:table-cell office:value-type="float" office:value="93.3817525">
                <text:p>93.3817525</text:p>
              </table:table-cell>
              <table:table-cell office:value-type="float" office:value="128.3567925">
                <text:p>128.3567925</text:p>
              </table:table-cell>
              <table:table-cell office:value-type="float" office:value="134.55048775">
                <text:p>134.55048775</text:p>
              </table:table-cell>
              <table:table-cell office:value-type="float" office:value="197.7643575">
                <text:p>197.7643575</text:p>
              </table:table-cell>
              <table:table-cell office:value-type="float" office:value="283.1500025">
                <text:p>283.1500025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36.08188575">
                <text:p>36.08188575</text:p>
              </table:table-cell>
              <table:table-cell office:value-type="float" office:value="34.27079375">
                <text:p>34.27079375</text:p>
              </table:table-cell>
              <table:table-cell office:value-type="float" office:value="45.0260745">
                <text:p>45.0260745</text:p>
              </table:table-cell>
              <table:table-cell office:value-type="float" office:value="56.161564">
                <text:p>56.161564</text:p>
              </table:table-cell>
              <table:table-cell office:value-type="float" office:value="64.2903985">
                <text:p>64.2903985</text:p>
              </table:table-cell>
              <table:table-cell office:value-type="float" office:value="82.151217">
                <text:p>82.151217</text:p>
              </table:table-cell>
              <table:table-cell office:value-type="float" office:value="93.238027">
                <text:p>93.238027</text:p>
              </table:table-cell>
              <table:table-cell office:value-type="float" office:value="127.979615">
                <text:p>127.979615</text:p>
              </table:table-cell>
              <table:table-cell office:value-type="float" office:value="134.86694525">
                <text:p>134.86694525</text:p>
              </table:table-cell>
              <table:table-cell office:value-type="float" office:value="198.9625105">
                <text:p>198.9625105</text:p>
              </table:table-cell>
              <table:table-cell office:value-type="float" office:value="284.3624675">
                <text:p>284.3624675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35.9883185">
                <text:p>35.9883185</text:p>
              </table:table-cell>
              <table:table-cell office:value-type="float" office:value="34.3761165">
                <text:p>34.3761165</text:p>
              </table:table-cell>
              <table:table-cell office:value-type="float" office:value="45.153505">
                <text:p>45.153505</text:p>
              </table:table-cell>
              <table:table-cell office:value-type="float" office:value="56.17584975">
                <text:p>56.17584975</text:p>
              </table:table-cell>
              <table:table-cell office:value-type="float" office:value="64.1743455">
                <text:p>64.1743455</text:p>
              </table:table-cell>
              <table:table-cell office:value-type="float" office:value="82.4750545">
                <text:p>82.4750545</text:p>
              </table:table-cell>
              <table:table-cell office:value-type="float" office:value="92.97857475">
                <text:p>92.97857475</text:p>
              </table:table-cell>
              <table:table-cell office:value-type="float" office:value="127.7364025">
                <text:p>127.7364025</text:p>
              </table:table-cell>
              <table:table-cell office:value-type="float" office:value="135.0869375">
                <text:p>135.0869375</text:p>
              </table:table-cell>
              <table:table-cell office:value-type="float" office:value="199.19565025">
                <text:p>199.19565025</text:p>
              </table:table-cell>
              <table:table-cell office:value-type="float" office:value="285.6817975">
                <text:p>285.6817975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36.055497">
                <text:p>36.055497</text:p>
              </table:table-cell>
              <table:table-cell office:value-type="float" office:value="34.53051475">
                <text:p>34.53051475</text:p>
              </table:table-cell>
              <table:table-cell office:value-type="float" office:value="45.057959">
                <text:p>45.057959</text:p>
              </table:table-cell>
              <table:table-cell office:value-type="float" office:value="56.40305125">
                <text:p>56.40305125</text:p>
              </table:table-cell>
              <table:table-cell office:value-type="float" office:value="64.122104">
                <text:p>64.122104</text:p>
              </table:table-cell>
              <table:table-cell office:value-type="float" office:value="83.1131515">
                <text:p>83.1131515</text:p>
              </table:table-cell>
              <table:table-cell office:value-type="float" office:value="92.765185">
                <text:p>92.765185</text:p>
              </table:table-cell>
              <table:table-cell office:value-type="float" office:value="128.48627">
                <text:p>128.48627</text:p>
              </table:table-cell>
              <table:table-cell office:value-type="float" office:value="137.01006625">
                <text:p>137.01006625</text:p>
              </table:table-cell>
              <table:table-cell office:value-type="float" office:value="200.111414">
                <text:p>200.111414</text:p>
              </table:table-cell>
              <table:table-cell office:value-type="float" office:value="286.376825">
                <text:p>286.376825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36.04921875">
                <text:p>36.04921875</text:p>
              </table:table-cell>
              <table:table-cell office:value-type="float" office:value="34.603782">
                <text:p>34.603782</text:p>
              </table:table-cell>
              <table:table-cell office:value-type="float" office:value="44.732502">
                <text:p>44.732502</text:p>
              </table:table-cell>
              <table:table-cell office:value-type="float" office:value="56.231981">
                <text:p>56.231981</text:p>
              </table:table-cell>
              <table:table-cell office:value-type="float" office:value="64.1163355">
                <text:p>64.1163355</text:p>
              </table:table-cell>
              <table:table-cell office:value-type="float" office:value="83.32360275">
                <text:p>83.32360275</text:p>
              </table:table-cell>
              <table:table-cell office:value-type="float" office:value="92.52342575">
                <text:p>92.52342575</text:p>
              </table:table-cell>
              <table:table-cell office:value-type="float" office:value="128.287295">
                <text:p>128.287295</text:p>
              </table:table-cell>
              <table:table-cell office:value-type="float" office:value="137.78550125">
                <text:p>137.78550125</text:p>
              </table:table-cell>
              <table:table-cell office:value-type="float" office:value="201.299323">
                <text:p>201.299323</text:p>
              </table:table-cell>
              <table:table-cell office:value-type="float" office:value="287.139325">
                <text:p>287.1393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6.004378">
                <text:p>36.004378</text:p>
              </table:table-cell>
              <table:table-cell office:value-type="float" office:value="34.56348925">
                <text:p>34.56348925</text:p>
              </table:table-cell>
              <table:table-cell office:value-type="float" office:value="44.491892">
                <text:p>44.491892</text:p>
              </table:table-cell>
              <table:table-cell office:value-type="float" office:value="55.94798025">
                <text:p>55.94798025</text:p>
              </table:table-cell>
              <table:table-cell office:value-type="float" office:value="64.002303">
                <text:p>64.002303</text:p>
              </table:table-cell>
              <table:table-cell office:value-type="float" office:value="83.3729935">
                <text:p>83.3729935</text:p>
              </table:table-cell>
              <table:table-cell office:value-type="float" office:value="92.10257325">
                <text:p>92.10257325</text:p>
              </table:table-cell>
              <table:table-cell office:value-type="float" office:value="127.927465">
                <text:p>127.927465</text:p>
              </table:table-cell>
              <table:table-cell office:value-type="float" office:value="137.881296">
                <text:p>137.881296</text:p>
              </table:table-cell>
              <table:table-cell office:value-type="float" office:value="202.07530075">
                <text:p>202.07530075</text:p>
              </table:table-cell>
              <table:table-cell office:value-type="float" office:value="287.635375">
                <text:p>287.635375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35.91861675">
                <text:p>35.91861675</text:p>
              </table:table-cell>
              <table:table-cell office:value-type="float" office:value="34.5532075">
                <text:p>34.5532075</text:p>
              </table:table-cell>
              <table:table-cell office:value-type="float" office:value="44.37569">
                <text:p>44.37569</text:p>
              </table:table-cell>
              <table:table-cell office:value-type="float" office:value="55.712488">
                <text:p>55.712488</text:p>
              </table:table-cell>
              <table:table-cell office:value-type="float" office:value="63.76842575">
                <text:p>63.76842575</text:p>
              </table:table-cell>
              <table:table-cell office:value-type="float" office:value="83.50675475">
                <text:p>83.50675475</text:p>
              </table:table-cell>
              <table:table-cell office:value-type="float" office:value="91.661461">
                <text:p>91.661461</text:p>
              </table:table-cell>
              <table:table-cell office:value-type="float" office:value="127.6145225">
                <text:p>127.6145225</text:p>
              </table:table-cell>
              <table:table-cell office:value-type="float" office:value="138.37306225">
                <text:p>138.37306225</text:p>
              </table:table-cell>
              <table:table-cell office:value-type="float" office:value="203.42354875">
                <text:p>203.42354875</text:p>
              </table:table-cell>
              <table:table-cell office:value-type="float" office:value="287.702205">
                <text:p>287.702205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35.964798">
                <text:p>35.964798</text:p>
              </table:table-cell>
              <table:table-cell office:value-type="float" office:value="34.5335855">
                <text:p>34.5335855</text:p>
              </table:table-cell>
              <table:table-cell office:value-type="float" office:value="44.46189425">
                <text:p>44.46189425</text:p>
              </table:table-cell>
              <table:table-cell office:value-type="float" office:value="55.528325">
                <text:p>55.528325</text:p>
              </table:table-cell>
              <table:table-cell office:value-type="float" office:value="63.58664525">
                <text:p>63.58664525</text:p>
              </table:table-cell>
              <table:table-cell office:value-type="float" office:value="83.69089625">
                <text:p>83.69089625</text:p>
              </table:table-cell>
              <table:table-cell office:value-type="float" office:value="91.383343">
                <text:p>91.383343</text:p>
              </table:table-cell>
              <table:table-cell office:value-type="float" office:value="127.25689">
                <text:p>127.25689</text:p>
              </table:table-cell>
              <table:table-cell office:value-type="float" office:value="139.11849175">
                <text:p>139.11849175</text:p>
              </table:table-cell>
              <table:table-cell office:value-type="float" office:value="204.92114625">
                <text:p>204.92114625</text:p>
              </table:table-cell>
              <table:table-cell office:value-type="float" office:value="288.988065">
                <text:p>288.988065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36.05207275">
                <text:p>36.05207275</text:p>
              </table:table-cell>
              <table:table-cell office:value-type="float" office:value="34.6037335">
                <text:p>34.6037335</text:p>
              </table:table-cell>
              <table:table-cell office:value-type="float" office:value="44.65446625">
                <text:p>44.65446625</text:p>
              </table:table-cell>
              <table:table-cell office:value-type="float" office:value="55.43706725">
                <text:p>55.43706725</text:p>
              </table:table-cell>
              <table:table-cell office:value-type="float" office:value="63.667075">
                <text:p>63.667075</text:p>
              </table:table-cell>
              <table:table-cell office:value-type="float" office:value="84.13575875">
                <text:p>84.13575875</text:p>
              </table:table-cell>
              <table:table-cell office:value-type="float" office:value="91.0561615">
                <text:p>91.0561615</text:p>
              </table:table-cell>
              <table:table-cell office:value-type="float" office:value="127.2968">
                <text:p>127.2968</text:p>
              </table:table-cell>
              <table:table-cell office:value-type="float" office:value="140.745914">
                <text:p>140.745914</text:p>
              </table:table-cell>
              <table:table-cell office:value-type="float" office:value="206.456383">
                <text:p>206.456383</text:p>
              </table:table-cell>
              <table:table-cell office:value-type="float" office:value="290.6598775">
                <text:p>290.6598775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35.98663475">
                <text:p>35.98663475</text:p>
              </table:table-cell>
              <table:table-cell office:value-type="float" office:value="34.84936925">
                <text:p>34.84936925</text:p>
              </table:table-cell>
              <table:table-cell office:value-type="float" office:value="44.801021">
                <text:p>44.801021</text:p>
              </table:table-cell>
              <table:table-cell office:value-type="float" office:value="55.5421975">
                <text:p>55.5421975</text:p>
              </table:table-cell>
              <table:table-cell office:value-type="float" office:value="63.7263505">
                <text:p>63.7263505</text:p>
              </table:table-cell>
              <table:table-cell office:value-type="float" office:value="84.2528395">
                <text:p>84.2528395</text:p>
              </table:table-cell>
              <table:table-cell office:value-type="float" office:value="90.76228375">
                <text:p>90.76228375</text:p>
              </table:table-cell>
              <table:table-cell office:value-type="float" office:value="127.74194">
                <text:p>127.74194</text:p>
              </table:table-cell>
              <table:table-cell office:value-type="float" office:value="141.931834">
                <text:p>141.931834</text:p>
              </table:table-cell>
              <table:table-cell office:value-type="float" office:value="208.1054475">
                <text:p>208.1054475</text:p>
              </table:table-cell>
              <table:table-cell office:value-type="float" office:value="291.9555175">
                <text:p>291.955517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5.853397">
                <text:p>35.853397</text:p>
              </table:table-cell>
              <table:table-cell office:value-type="float" office:value="34.8332935">
                <text:p>34.8332935</text:p>
              </table:table-cell>
              <table:table-cell office:value-type="float" office:value="45.03883975">
                <text:p>45.03883975</text:p>
              </table:table-cell>
              <table:table-cell office:value-type="float" office:value="55.629414">
                <text:p>55.629414</text:p>
              </table:table-cell>
              <table:table-cell office:value-type="float" office:value="63.6272045">
                <text:p>63.6272045</text:p>
              </table:table-cell>
              <table:table-cell office:value-type="float" office:value="84.26774325">
                <text:p>84.26774325</text:p>
              </table:table-cell>
              <table:table-cell office:value-type="float" office:value="90.48119">
                <text:p>90.48119</text:p>
              </table:table-cell>
              <table:table-cell office:value-type="float" office:value="128.1508825">
                <text:p>128.1508825</text:p>
              </table:table-cell>
              <table:table-cell office:value-type="float" office:value="142.477985">
                <text:p>142.477985</text:p>
              </table:table-cell>
              <table:table-cell office:value-type="float" office:value="209.5067545">
                <text:p>209.5067545</text:p>
              </table:table-cell>
              <table:table-cell office:value-type="float" office:value="292.686465">
                <text:p>292.686465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35.74142775">
                <text:p>35.74142775</text:p>
              </table:table-cell>
              <table:table-cell office:value-type="float" office:value="34.783278">
                <text:p>34.783278</text:p>
              </table:table-cell>
              <table:table-cell office:value-type="float" office:value="45.22244375">
                <text:p>45.22244375</text:p>
              </table:table-cell>
              <table:table-cell office:value-type="float" office:value="56.0495275">
                <text:p>56.0495275</text:p>
              </table:table-cell>
              <table:table-cell office:value-type="float" office:value="63.677512">
                <text:p>63.677512</text:p>
              </table:table-cell>
              <table:table-cell office:value-type="float" office:value="84.39113275">
                <text:p>84.39113275</text:p>
              </table:table-cell>
              <table:table-cell office:value-type="float" office:value="90.38564525">
                <text:p>90.38564525</text:p>
              </table:table-cell>
              <table:table-cell office:value-type="float" office:value="128.7475725">
                <text:p>128.7475725</text:p>
              </table:table-cell>
              <table:table-cell office:value-type="float" office:value="143.16918">
                <text:p>143.16918</text:p>
              </table:table-cell>
              <table:table-cell office:value-type="float" office:value="211.25510325">
                <text:p>211.25510325</text:p>
              </table:table-cell>
              <table:table-cell office:value-type="float" office:value="293.87214">
                <text:p>293.87214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35.575966">
                <text:p>35.575966</text:p>
              </table:table-cell>
              <table:table-cell office:value-type="float" office:value="34.7499295">
                <text:p>34.7499295</text:p>
              </table:table-cell>
              <table:table-cell office:value-type="float" office:value="45.39772325">
                <text:p>45.39772325</text:p>
              </table:table-cell>
              <table:table-cell office:value-type="float" office:value="56.33918175">
                <text:p>56.33918175</text:p>
              </table:table-cell>
              <table:table-cell office:value-type="float" office:value="63.60234475">
                <text:p>63.60234475</text:p>
              </table:table-cell>
              <table:table-cell office:value-type="float" office:value="84.39638975">
                <text:p>84.39638975</text:p>
              </table:table-cell>
              <table:table-cell office:value-type="float" office:value="90.35932425">
                <text:p>90.35932425</text:p>
              </table:table-cell>
              <table:table-cell office:value-type="float" office:value="129.0017125">
                <text:p>129.0017125</text:p>
              </table:table-cell>
              <table:table-cell office:value-type="float" office:value="144.5480325">
                <text:p>144.5480325</text:p>
              </table:table-cell>
              <table:table-cell office:value-type="float" office:value="212.5364745">
                <text:p>212.5364745</text:p>
              </table:table-cell>
              <table:table-cell office:value-type="float" office:value="296.191185">
                <text:p>296.191185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5.4857695">
                <text:p>35.4857695</text:p>
              </table:table-cell>
              <table:table-cell office:value-type="float" office:value="34.99244225">
                <text:p>34.99244225</text:p>
              </table:table-cell>
              <table:table-cell office:value-type="float" office:value="45.354575">
                <text:p>45.354575</text:p>
              </table:table-cell>
              <table:table-cell office:value-type="float" office:value="56.51531025">
                <text:p>56.51531025</text:p>
              </table:table-cell>
              <table:table-cell office:value-type="float" office:value="63.3979635">
                <text:p>63.3979635</text:p>
              </table:table-cell>
              <table:table-cell office:value-type="float" office:value="84.45309125">
                <text:p>84.45309125</text:p>
              </table:table-cell>
              <table:table-cell office:value-type="float" office:value="90.35441475">
                <text:p>90.35441475</text:p>
              </table:table-cell>
              <table:table-cell office:value-type="float" office:value="129.447295">
                <text:p>129.447295</text:p>
              </table:table-cell>
              <table:table-cell office:value-type="float" office:value="145.8103125">
                <text:p>145.8103125</text:p>
              </table:table-cell>
              <table:table-cell office:value-type="float" office:value="213.3990555">
                <text:p>213.3990555</text:p>
              </table:table-cell>
              <table:table-cell office:value-type="float" office:value="297.475785">
                <text:p>297.475785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35.3482415">
                <text:p>35.3482415</text:p>
              </table:table-cell>
              <table:table-cell office:value-type="float" office:value="35.23375225">
                <text:p>35.23375225</text:p>
              </table:table-cell>
              <table:table-cell office:value-type="float" office:value="45.43891125">
                <text:p>45.43891125</text:p>
              </table:table-cell>
              <table:table-cell office:value-type="float" office:value="56.64473675">
                <text:p>56.64473675</text:p>
              </table:table-cell>
              <table:table-cell office:value-type="float" office:value="63.194652">
                <text:p>63.194652</text:p>
              </table:table-cell>
              <table:table-cell office:value-type="float" office:value="84.249227">
                <text:p>84.249227</text:p>
              </table:table-cell>
              <table:table-cell office:value-type="float" office:value="90.1135175">
                <text:p>90.1135175</text:p>
              </table:table-cell>
              <table:table-cell office:value-type="float" office:value="129.70477">
                <text:p>129.70477</text:p>
              </table:table-cell>
              <table:table-cell office:value-type="float" office:value="146.619945">
                <text:p>146.619945</text:p>
              </table:table-cell>
              <table:table-cell office:value-type="float" office:value="214.007962">
                <text:p>214.007962</text:p>
              </table:table-cell>
              <table:table-cell office:value-type="float" office:value="298.6558925">
                <text:p>298.655892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5.33678875">
                <text:p>35.33678875</text:p>
              </table:table-cell>
              <table:table-cell office:value-type="float" office:value="35.717852">
                <text:p>35.717852</text:p>
              </table:table-cell>
              <table:table-cell office:value-type="float" office:value="45.5740045">
                <text:p>45.5740045</text:p>
              </table:table-cell>
              <table:table-cell office:value-type="float" office:value="56.95805225">
                <text:p>56.95805225</text:p>
              </table:table-cell>
              <table:table-cell office:value-type="float" office:value="63.2372725">
                <text:p>63.2372725</text:p>
              </table:table-cell>
              <table:table-cell office:value-type="float" office:value="84.289354">
                <text:p>84.289354</text:p>
              </table:table-cell>
              <table:table-cell office:value-type="float" office:value="90.0039205">
                <text:p>90.0039205</text:p>
              </table:table-cell>
              <table:table-cell office:value-type="float" office:value="130.1182675">
                <text:p>130.1182675</text:p>
              </table:table-cell>
              <table:table-cell office:value-type="float" office:value="147.468065">
                <text:p>147.468065</text:p>
              </table:table-cell>
              <table:table-cell office:value-type="float" office:value="214.75751125">
                <text:p>214.75751125</text:p>
              </table:table-cell>
              <table:table-cell office:value-type="float" office:value="300.4255775">
                <text:p>300.4255775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35.39148575">
                <text:p>35.39148575</text:p>
              </table:table-cell>
              <table:table-cell office:value-type="float" office:value="36.39132675">
                <text:p>36.39132675</text:p>
              </table:table-cell>
              <table:table-cell office:value-type="float" office:value="45.78279475">
                <text:p>45.78279475</text:p>
              </table:table-cell>
              <table:table-cell office:value-type="float" office:value="57.225008">
                <text:p>57.225008</text:p>
              </table:table-cell>
              <table:table-cell office:value-type="float" office:value="63.56960925">
                <text:p>63.56960925</text:p>
              </table:table-cell>
              <table:table-cell office:value-type="float" office:value="84.509013">
                <text:p>84.509013</text:p>
              </table:table-cell>
              <table:table-cell office:value-type="float" office:value="90.3203365">
                <text:p>90.3203365</text:p>
              </table:table-cell>
              <table:table-cell office:value-type="float" office:value="130.481785">
                <text:p>130.481785</text:p>
              </table:table-cell>
              <table:table-cell office:value-type="float" office:value="148.725765">
                <text:p>148.725765</text:p>
              </table:table-cell>
              <table:table-cell office:value-type="float" office:value="216.376367">
                <text:p>216.376367</text:p>
              </table:table-cell>
              <table:table-cell office:value-type="float" office:value="301.5352625">
                <text:p>301.5352625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35.285917">
                <text:p>35.285917</text:p>
              </table:table-cell>
              <table:table-cell office:value-type="float" office:value="36.77992825">
                <text:p>36.77992825</text:p>
              </table:table-cell>
              <table:table-cell office:value-type="float" office:value="45.90735375">
                <text:p>45.90735375</text:p>
              </table:table-cell>
              <table:table-cell office:value-type="float" office:value="57.3424615">
                <text:p>57.3424615</text:p>
              </table:table-cell>
              <table:table-cell office:value-type="float" office:value="63.899494">
                <text:p>63.899494</text:p>
              </table:table-cell>
              <table:table-cell office:value-type="float" office:value="84.686399">
                <text:p>84.686399</text:p>
              </table:table-cell>
              <table:table-cell office:value-type="float" office:value="90.6102805">
                <text:p>90.6102805</text:p>
              </table:table-cell>
              <table:table-cell office:value-type="float" office:value="131.0263525">
                <text:p>131.0263525</text:p>
              </table:table-cell>
              <table:table-cell office:value-type="float" office:value="149.1619675">
                <text:p>149.1619675</text:p>
              </table:table-cell>
              <table:table-cell office:value-type="float" office:value="217.85716725">
                <text:p>217.85716725</text:p>
              </table:table-cell>
              <table:table-cell office:value-type="float" office:value="302.20227">
                <text:p>302.20227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35.137525">
                <text:p>35.137525</text:p>
              </table:table-cell>
              <table:table-cell office:value-type="float" office:value="36.79644175">
                <text:p>36.79644175</text:p>
              </table:table-cell>
              <table:table-cell office:value-type="float" office:value="46.1435915">
                <text:p>46.1435915</text:p>
              </table:table-cell>
              <table:table-cell office:value-type="float" office:value="57.24798425">
                <text:p>57.24798425</text:p>
              </table:table-cell>
              <table:table-cell office:value-type="float" office:value="63.8913625">
                <text:p>63.8913625</text:p>
              </table:table-cell>
              <table:table-cell office:value-type="float" office:value="84.930679">
                <text:p>84.930679</text:p>
              </table:table-cell>
              <table:table-cell office:value-type="float" office:value="90.6548775">
                <text:p>90.6548775</text:p>
              </table:table-cell>
              <table:table-cell office:value-type="float" office:value="131.4096125">
                <text:p>131.4096125</text:p>
              </table:table-cell>
              <table:table-cell office:value-type="float" office:value="149.2798575">
                <text:p>149.2798575</text:p>
              </table:table-cell>
              <table:table-cell office:value-type="float" office:value="219.45437">
                <text:p>219.45437</text:p>
              </table:table-cell>
              <table:table-cell office:value-type="float" office:value="302.82649">
                <text:p>302.82649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35.13781">
                <text:p>35.13781</text:p>
              </table:table-cell>
              <table:table-cell office:value-type="float" office:value="36.987416">
                <text:p>36.987416</text:p>
              </table:table-cell>
              <table:table-cell office:value-type="float" office:value="46.19486">
                <text:p>46.19486</text:p>
              </table:table-cell>
              <table:table-cell office:value-type="float" office:value="57.30961825">
                <text:p>57.30961825</text:p>
              </table:table-cell>
              <table:table-cell office:value-type="float" office:value="64.2285875">
                <text:p>64.2285875</text:p>
              </table:table-cell>
              <table:table-cell office:value-type="float" office:value="85.5742535">
                <text:p>85.5742535</text:p>
              </table:table-cell>
              <table:table-cell office:value-type="float" office:value="91.34009175">
                <text:p>91.34009175</text:p>
              </table:table-cell>
              <table:table-cell office:value-type="float" office:value="132.3383925">
                <text:p>132.3383925</text:p>
              </table:table-cell>
              <table:table-cell office:value-type="float" office:value="150.54545">
                <text:p>150.54545</text:p>
              </table:table-cell>
              <table:table-cell office:value-type="float" office:value="221.4687275">
                <text:p>221.4687275</text:p>
              </table:table-cell>
              <table:table-cell office:value-type="float" office:value="304.60965">
                <text:p>304.6096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5.0912805">
                <text:p>35.0912805</text:p>
              </table:table-cell>
              <table:table-cell office:value-type="float" office:value="37.0808495">
                <text:p>37.0808495</text:p>
              </table:table-cell>
              <table:table-cell office:value-type="float" office:value="46.04869025">
                <text:p>46.04869025</text:p>
              </table:table-cell>
              <table:table-cell office:value-type="float" office:value="57.2174415">
                <text:p>57.2174415</text:p>
              </table:table-cell>
              <table:table-cell office:value-type="float" office:value="64.63395325">
                <text:p>64.63395325</text:p>
              </table:table-cell>
              <table:table-cell office:value-type="float" office:value="85.8964165">
                <text:p>85.8964165</text:p>
              </table:table-cell>
              <table:table-cell office:value-type="float" office:value="91.9712835">
                <text:p>91.9712835</text:p>
              </table:table-cell>
              <table:table-cell office:value-type="float" office:value="133.3225475">
                <text:p>133.3225475</text:p>
              </table:table-cell>
              <table:table-cell office:value-type="float" office:value="151.80276">
                <text:p>151.80276</text:p>
              </table:table-cell>
              <table:table-cell office:value-type="float" office:value="223.082245">
                <text:p>223.082245</text:p>
              </table:table-cell>
              <table:table-cell office:value-type="float" office:value="306.292025">
                <text:p>306.292025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4.966177">
                <text:p>34.966177</text:p>
              </table:table-cell>
              <table:table-cell office:value-type="float" office:value="36.8689845">
                <text:p>36.8689845</text:p>
              </table:table-cell>
              <table:table-cell office:value-type="float" office:value="46.1335635">
                <text:p>46.1335635</text:p>
              </table:table-cell>
              <table:table-cell office:value-type="float" office:value="57.072517">
                <text:p>57.072517</text:p>
              </table:table-cell>
              <table:table-cell office:value-type="float" office:value="64.77434425">
                <text:p>64.77434425</text:p>
              </table:table-cell>
              <table:table-cell office:value-type="float" office:value="86.189173">
                <text:p>86.189173</text:p>
              </table:table-cell>
              <table:table-cell office:value-type="float" office:value="92.2431305">
                <text:p>92.2431305</text:p>
              </table:table-cell>
              <table:table-cell office:value-type="float" office:value="134.0280325">
                <text:p>134.0280325</text:p>
              </table:table-cell>
              <table:table-cell office:value-type="float" office:value="152.3861825">
                <text:p>152.3861825</text:p>
              </table:table-cell>
              <table:table-cell office:value-type="float" office:value="224.1914325">
                <text:p>224.1914325</text:p>
              </table:table-cell>
              <table:table-cell office:value-type="float" office:value="306.9001775">
                <text:p>306.9001775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34.98939575">
                <text:p>34.98939575</text:p>
              </table:table-cell>
              <table:table-cell office:value-type="float" office:value="36.81870825">
                <text:p>36.81870825</text:p>
              </table:table-cell>
              <table:table-cell office:value-type="float" office:value="46.47138825">
                <text:p>46.47138825</text:p>
              </table:table-cell>
              <table:table-cell office:value-type="float" office:value="56.92992675">
                <text:p>56.92992675</text:p>
              </table:table-cell>
              <table:table-cell office:value-type="float" office:value="64.8160095">
                <text:p>64.8160095</text:p>
              </table:table-cell>
              <table:table-cell office:value-type="float" office:value="86.444792">
                <text:p>86.444792</text:p>
              </table:table-cell>
              <table:table-cell office:value-type="float" office:value="92.24599525">
                <text:p>92.24599525</text:p>
              </table:table-cell>
              <table:table-cell office:value-type="float" office:value="134.3680725">
                <text:p>134.3680725</text:p>
              </table:table-cell>
              <table:table-cell office:value-type="float" office:value="152.9682875">
                <text:p>152.9682875</text:p>
              </table:table-cell>
              <table:table-cell office:value-type="float" office:value="225.03494">
                <text:p>225.03494</text:p>
              </table:table-cell>
              <table:table-cell office:value-type="float" office:value="308.01555">
                <text:p>308.01555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34.907741">
                <text:p>34.907741</text:p>
              </table:table-cell>
              <table:table-cell office:value-type="float" office:value="36.80709925">
                <text:p>36.80709925</text:p>
              </table:table-cell>
              <table:table-cell office:value-type="float" office:value="46.6787645">
                <text:p>46.6787645</text:p>
              </table:table-cell>
              <table:table-cell office:value-type="float" office:value="56.90753575">
                <text:p>56.90753575</text:p>
              </table:table-cell>
              <table:table-cell office:value-type="float" office:value="64.9219155">
                <text:p>64.9219155</text:p>
              </table:table-cell>
              <table:table-cell office:value-type="float" office:value="86.95239975">
                <text:p>86.95239975</text:p>
              </table:table-cell>
              <table:table-cell office:value-type="float" office:value="92.2296545">
                <text:p>92.2296545</text:p>
              </table:table-cell>
              <table:table-cell office:value-type="float" office:value="134.998225">
                <text:p>134.998225</text:p>
              </table:table-cell>
              <table:table-cell office:value-type="float" office:value="154.519">
                <text:p>154.519</text:p>
              </table:table-cell>
              <table:table-cell office:value-type="float" office:value="226.5764375">
                <text:p>226.5764375</text:p>
              </table:table-cell>
              <table:table-cell office:value-type="float" office:value="309.8297">
                <text:p>309.8297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34.6860835">
                <text:p>34.6860835</text:p>
              </table:table-cell>
              <table:table-cell office:value-type="float" office:value="36.735548">
                <text:p>36.735548</text:p>
              </table:table-cell>
              <table:table-cell office:value-type="float" office:value="46.70082475">
                <text:p>46.70082475</text:p>
              </table:table-cell>
              <table:table-cell office:value-type="float" office:value="56.995334">
                <text:p>56.995334</text:p>
              </table:table-cell>
              <table:table-cell office:value-type="float" office:value="65.1321">
                <text:p>65.1321</text:p>
              </table:table-cell>
              <table:table-cell office:value-type="float" office:value="87.02010625">
                <text:p>87.02010625</text:p>
              </table:table-cell>
              <table:table-cell office:value-type="float" office:value="92.66335725">
                <text:p>92.66335725</text:p>
              </table:table-cell>
              <table:table-cell office:value-type="float" office:value="135.8831875">
                <text:p>135.8831875</text:p>
              </table:table-cell>
              <table:table-cell office:value-type="float" office:value="155.375785">
                <text:p>155.375785</text:p>
              </table:table-cell>
              <table:table-cell office:value-type="float" office:value="227.9031825">
                <text:p>227.9031825</text:p>
              </table:table-cell>
              <table:table-cell office:value-type="float" office:value="311.2569325">
                <text:p>311.2569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4.63370375">
                <text:p>34.63370375</text:p>
              </table:table-cell>
              <table:table-cell office:value-type="float" office:value="36.6120005">
                <text:p>36.6120005</text:p>
              </table:table-cell>
              <table:table-cell office:value-type="float" office:value="46.75158375">
                <text:p>46.75158375</text:p>
              </table:table-cell>
              <table:table-cell office:value-type="float" office:value="57.0605195">
                <text:p>57.0605195</text:p>
              </table:table-cell>
              <table:table-cell office:value-type="float" office:value="65.03522525">
                <text:p>65.03522525</text:p>
              </table:table-cell>
              <table:table-cell office:value-type="float" office:value="86.768473">
                <text:p>86.768473</text:p>
              </table:table-cell>
              <table:table-cell office:value-type="float" office:value="92.8433785">
                <text:p>92.8433785</text:p>
              </table:table-cell>
              <table:table-cell office:value-type="float" office:value="136.6188575">
                <text:p>136.6188575</text:p>
              </table:table-cell>
              <table:table-cell office:value-type="float" office:value="156.0605">
                <text:p>156.0605</text:p>
              </table:table-cell>
              <table:table-cell office:value-type="float" office:value="228.8256575">
                <text:p>228.8256575</text:p>
              </table:table-cell>
              <table:table-cell office:value-type="float" office:value="312.74531">
                <text:p>312.74531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34.577613">
                <text:p>34.577613</text:p>
              </table:table-cell>
              <table:table-cell office:value-type="float" office:value="36.530053">
                <text:p>36.530053</text:p>
              </table:table-cell>
              <table:table-cell office:value-type="float" office:value="47.03041975">
                <text:p>47.03041975</text:p>
              </table:table-cell>
              <table:table-cell office:value-type="float" office:value="56.98820725">
                <text:p>56.98820725</text:p>
              </table:table-cell>
              <table:table-cell office:value-type="float" office:value="65.06228875">
                <text:p>65.06228875</text:p>
              </table:table-cell>
              <table:table-cell office:value-type="float" office:value="86.5689885">
                <text:p>86.5689885</text:p>
              </table:table-cell>
              <table:table-cell office:value-type="float" office:value="92.925712">
                <text:p>92.925712</text:p>
              </table:table-cell>
              <table:table-cell office:value-type="float" office:value="137.203025">
                <text:p>137.203025</text:p>
              </table:table-cell>
              <table:table-cell office:value-type="float" office:value="156.9284125">
                <text:p>156.9284125</text:p>
              </table:table-cell>
              <table:table-cell office:value-type="float" office:value="229.9540225">
                <text:p>229.9540225</text:p>
              </table:table-cell>
              <table:table-cell office:value-type="float" office:value="314.389695">
                <text:p>314.389695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34.54528975">
                <text:p>34.54528975</text:p>
              </table:table-cell>
              <table:table-cell office:value-type="float" office:value="36.6500595">
                <text:p>36.6500595</text:p>
              </table:table-cell>
              <table:table-cell office:value-type="float" office:value="47.0862375">
                <text:p>47.0862375</text:p>
              </table:table-cell>
              <table:table-cell office:value-type="float" office:value="56.8512235">
                <text:p>56.8512235</text:p>
              </table:table-cell>
              <table:table-cell office:value-type="float" office:value="65.18994025">
                <text:p>65.18994025</text:p>
              </table:table-cell>
              <table:table-cell office:value-type="float" office:value="86.54179875">
                <text:p>86.54179875</text:p>
              </table:table-cell>
              <table:table-cell office:value-type="float" office:value="93.06027475">
                <text:p>93.06027475</text:p>
              </table:table-cell>
              <table:table-cell office:value-type="float" office:value="138.064645">
                <text:p>138.064645</text:p>
              </table:table-cell>
              <table:table-cell office:value-type="float" office:value="157.8516725">
                <text:p>157.8516725</text:p>
              </table:table-cell>
              <table:table-cell office:value-type="float" office:value="231.791785">
                <text:p>231.791785</text:p>
              </table:table-cell>
              <table:table-cell office:value-type="float" office:value="316.56491">
                <text:p>316.56491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34.475201">
                <text:p>34.475201</text:p>
              </table:table-cell>
              <table:table-cell office:value-type="float" office:value="36.76932075">
                <text:p>36.76932075</text:p>
              </table:table-cell>
              <table:table-cell office:value-type="float" office:value="47.0637245">
                <text:p>47.0637245</text:p>
              </table:table-cell>
              <table:table-cell office:value-type="float" office:value="56.70209825">
                <text:p>56.70209825</text:p>
              </table:table-cell>
              <table:table-cell office:value-type="float" office:value="65.350451">
                <text:p>65.350451</text:p>
              </table:table-cell>
              <table:table-cell office:value-type="float" office:value="86.89715">
                <text:p>86.89715</text:p>
              </table:table-cell>
              <table:table-cell office:value-type="float" office:value="93.47972375">
                <text:p>93.47972375</text:p>
              </table:table-cell>
              <table:table-cell office:value-type="float" office:value="139.0953175">
                <text:p>139.0953175</text:p>
              </table:table-cell>
              <table:table-cell office:value-type="float" office:value="159.474675">
                <text:p>159.474675</text:p>
              </table:table-cell>
              <table:table-cell office:value-type="float" office:value="233.6134175">
                <text:p>233.6134175</text:p>
              </table:table-cell>
              <table:table-cell office:value-type="float" office:value="318.8948525">
                <text:p>318.8948525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34.36677875">
                <text:p>34.36677875</text:p>
              </table:table-cell>
              <table:table-cell office:value-type="float" office:value="36.865045">
                <text:p>36.865045</text:p>
              </table:table-cell>
              <table:table-cell office:value-type="float" office:value="47.01960575">
                <text:p>47.01960575</text:p>
              </table:table-cell>
              <table:table-cell office:value-type="float" office:value="56.74957875">
                <text:p>56.74957875</text:p>
              </table:table-cell>
              <table:table-cell office:value-type="float" office:value="65.39872575">
                <text:p>65.39872575</text:p>
              </table:table-cell>
              <table:table-cell office:value-type="float" office:value="87.241086">
                <text:p>87.241086</text:p>
              </table:table-cell>
              <table:table-cell office:value-type="float" office:value="93.81254675">
                <text:p>93.81254675</text:p>
              </table:table-cell>
              <table:table-cell office:value-type="float" office:value="140.2046">
                <text:p>140.2046</text:p>
              </table:table-cell>
              <table:table-cell office:value-type="float" office:value="160.891945">
                <text:p>160.891945</text:p>
              </table:table-cell>
              <table:table-cell office:value-type="float" office:value="234.898385">
                <text:p>234.898385</text:p>
              </table:table-cell>
              <table:table-cell office:value-type="float" office:value="320.0404425">
                <text:p>320.040442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4.2431695">
                <text:p>34.2431695</text:p>
              </table:table-cell>
              <table:table-cell office:value-type="float" office:value="36.8431845">
                <text:p>36.8431845</text:p>
              </table:table-cell>
              <table:table-cell office:value-type="float" office:value="47.005076">
                <text:p>47.005076</text:p>
              </table:table-cell>
              <table:table-cell office:value-type="float" office:value="56.622805">
                <text:p>56.622805</text:p>
              </table:table-cell>
              <table:table-cell office:value-type="float" office:value="65.241244">
                <text:p>65.241244</text:p>
              </table:table-cell>
              <table:table-cell office:value-type="float" office:value="86.902384">
                <text:p>86.902384</text:p>
              </table:table-cell>
              <table:table-cell office:value-type="float" office:value="93.96275825">
                <text:p>93.96275825</text:p>
              </table:table-cell>
              <table:table-cell office:value-type="float" office:value="140.9078575">
                <text:p>140.9078575</text:p>
              </table:table-cell>
              <table:table-cell office:value-type="float" office:value="161.59622">
                <text:p>161.59622</text:p>
              </table:table-cell>
              <table:table-cell office:value-type="float" office:value="235.673265">
                <text:p>235.673265</text:p>
              </table:table-cell>
              <table:table-cell office:value-type="float" office:value="322.285355">
                <text:p>322.285355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34.27215475">
                <text:p>34.27215475</text:p>
              </table:table-cell>
              <table:table-cell office:value-type="float" office:value="36.8774055">
                <text:p>36.8774055</text:p>
              </table:table-cell>
              <table:table-cell office:value-type="float" office:value="46.8829655">
                <text:p>46.8829655</text:p>
              </table:table-cell>
              <table:table-cell office:value-type="float" office:value="56.44069225">
                <text:p>56.44069225</text:p>
              </table:table-cell>
              <table:table-cell office:value-type="float" office:value="65.27253175">
                <text:p>65.27253175</text:p>
              </table:table-cell>
              <table:table-cell office:value-type="float" office:value="86.93926175">
                <text:p>86.93926175</text:p>
              </table:table-cell>
              <table:table-cell office:value-type="float" office:value="94.24261975">
                <text:p>94.24261975</text:p>
              </table:table-cell>
              <table:table-cell office:value-type="float" office:value="141.98023">
                <text:p>141.98023</text:p>
              </table:table-cell>
              <table:table-cell office:value-type="float" office:value="162.849535">
                <text:p>162.849535</text:p>
              </table:table-cell>
              <table:table-cell office:value-type="float" office:value="236.96391">
                <text:p>236.96391</text:p>
              </table:table-cell>
              <table:table-cell office:value-type="float" office:value="324.53859">
                <text:p>324.53859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34.1939735">
                <text:p>34.1939735</text:p>
              </table:table-cell>
              <table:table-cell office:value-type="float" office:value="36.7494815">
                <text:p>36.7494815</text:p>
              </table:table-cell>
              <table:table-cell office:value-type="float" office:value="46.90269475">
                <text:p>46.90269475</text:p>
              </table:table-cell>
              <table:table-cell office:value-type="float" office:value="56.1200325">
                <text:p>56.1200325</text:p>
              </table:table-cell>
              <table:table-cell office:value-type="float" office:value="65.30529425">
                <text:p>65.30529425</text:p>
              </table:table-cell>
              <table:table-cell office:value-type="float" office:value="86.900502">
                <text:p>86.900502</text:p>
              </table:table-cell>
              <table:table-cell office:value-type="float" office:value="94.313281">
                <text:p>94.313281</text:p>
              </table:table-cell>
              <table:table-cell office:value-type="float" office:value="142.4330225">
                <text:p>142.4330225</text:p>
              </table:table-cell>
              <table:table-cell office:value-type="float" office:value="163.08496">
                <text:p>163.08496</text:p>
              </table:table-cell>
              <table:table-cell office:value-type="float" office:value="237.5850425">
                <text:p>237.5850425</text:p>
              </table:table-cell>
              <table:table-cell office:value-type="float" office:value="326.5130325">
                <text:p>326.5130325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34.16094">
                <text:p>34.16094</text:p>
              </table:table-cell>
              <table:table-cell office:value-type="float" office:value="36.76437075">
                <text:p>36.76437075</text:p>
              </table:table-cell>
              <table:table-cell office:value-type="float" office:value="46.9944055">
                <text:p>46.9944055</text:p>
              </table:table-cell>
              <table:table-cell office:value-type="float" office:value="55.83203675">
                <text:p>55.83203675</text:p>
              </table:table-cell>
              <table:table-cell office:value-type="float" office:value="65.083141">
                <text:p>65.083141</text:p>
              </table:table-cell>
              <table:table-cell office:value-type="float" office:value="87.05670875">
                <text:p>87.05670875</text:p>
              </table:table-cell>
              <table:table-cell office:value-type="float" office:value="94.33976">
                <text:p>94.33976</text:p>
              </table:table-cell>
              <table:table-cell office:value-type="float" office:value="143.18711">
                <text:p>143.18711</text:p>
              </table:table-cell>
              <table:table-cell office:value-type="float" office:value="163.432205">
                <text:p>163.432205</text:p>
              </table:table-cell>
              <table:table-cell office:value-type="float" office:value="238.438265">
                <text:p>238.438265</text:p>
              </table:table-cell>
              <table:table-cell office:value-type="float" office:value="327.5668725">
                <text:p>327.5668725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34.1833085">
                <text:p>34.1833085</text:p>
              </table:table-cell>
              <table:table-cell office:value-type="float" office:value="36.81119875">
                <text:p>36.81119875</text:p>
              </table:table-cell>
              <table:table-cell office:value-type="float" office:value="46.97893375">
                <text:p>46.97893375</text:p>
              </table:table-cell>
              <table:table-cell office:value-type="float" office:value="55.48540925">
                <text:p>55.48540925</text:p>
              </table:table-cell>
              <table:table-cell office:value-type="float" office:value="64.75980425">
                <text:p>64.75980425</text:p>
              </table:table-cell>
              <table:table-cell office:value-type="float" office:value="86.74315875">
                <text:p>86.74315875</text:p>
              </table:table-cell>
              <table:table-cell office:value-type="float" office:value="94.144567">
                <text:p>94.144567</text:p>
              </table:table-cell>
              <table:table-cell office:value-type="float" office:value="143.8347675">
                <text:p>143.8347675</text:p>
              </table:table-cell>
              <table:table-cell office:value-type="float" office:value="164.362585">
                <text:p>164.362585</text:p>
              </table:table-cell>
              <table:table-cell office:value-type="float" office:value="238.783045">
                <text:p>238.783045</text:p>
              </table:table-cell>
              <table:table-cell office:value-type="float" office:value="328.542795">
                <text:p>328.54279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.25834075">
                <text:p>34.25834075</text:p>
              </table:table-cell>
              <table:table-cell office:value-type="float" office:value="36.9331045">
                <text:p>36.9331045</text:p>
              </table:table-cell>
              <table:table-cell office:value-type="float" office:value="46.9919105">
                <text:p>46.9919105</text:p>
              </table:table-cell>
              <table:table-cell office:value-type="float" office:value="55.1523495">
                <text:p>55.1523495</text:p>
              </table:table-cell>
              <table:table-cell office:value-type="float" office:value="64.47720275">
                <text:p>64.47720275</text:p>
              </table:table-cell>
              <table:table-cell office:value-type="float" office:value="86.35943575">
                <text:p>86.35943575</text:p>
              </table:table-cell>
              <table:table-cell office:value-type="float" office:value="93.92403675">
                <text:p>93.92403675</text:p>
              </table:table-cell>
              <table:table-cell office:value-type="float" office:value="144.4531325">
                <text:p>144.4531325</text:p>
              </table:table-cell>
              <table:table-cell office:value-type="float" office:value="164.9080375">
                <text:p>164.9080375</text:p>
              </table:table-cell>
              <table:table-cell office:value-type="float" office:value="238.86879">
                <text:p>238.86879</text:p>
              </table:table-cell>
              <table:table-cell office:value-type="float" office:value="329.1231725">
                <text:p>329.1231725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34.29405975">
                <text:p>34.29405975</text:p>
              </table:table-cell>
              <table:table-cell office:value-type="float" office:value="37.03729075">
                <text:p>37.03729075</text:p>
              </table:table-cell>
              <table:table-cell office:value-type="float" office:value="46.90337925">
                <text:p>46.90337925</text:p>
              </table:table-cell>
              <table:table-cell office:value-type="float" office:value="54.9415375">
                <text:p>54.9415375</text:p>
              </table:table-cell>
              <table:table-cell office:value-type="float" office:value="64.27780425">
                <text:p>64.27780425</text:p>
              </table:table-cell>
              <table:table-cell office:value-type="float" office:value="86.154518">
                <text:p>86.154518</text:p>
              </table:table-cell>
              <table:table-cell office:value-type="float" office:value="93.89019875">
                <text:p>93.89019875</text:p>
              </table:table-cell>
              <table:table-cell office:value-type="float" office:value="144.970765">
                <text:p>144.970765</text:p>
              </table:table-cell>
              <table:table-cell office:value-type="float" office:value="165.167425">
                <text:p>165.167425</text:p>
              </table:table-cell>
              <table:table-cell office:value-type="float" office:value="239.17382">
                <text:p>239.17382</text:p>
              </table:table-cell>
              <table:table-cell office:value-type="float" office:value="330.9594475">
                <text:p>330.9594475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34.35663675">
                <text:p>34.35663675</text:p>
              </table:table-cell>
              <table:table-cell office:value-type="float" office:value="37.2271125">
                <text:p>37.2271125</text:p>
              </table:table-cell>
              <table:table-cell office:value-type="float" office:value="46.7219155">
                <text:p>46.7219155</text:p>
              </table:table-cell>
              <table:table-cell office:value-type="float" office:value="54.72811025">
                <text:p>54.72811025</text:p>
              </table:table-cell>
              <table:table-cell office:value-type="float" office:value="64.18621975">
                <text:p>64.18621975</text:p>
              </table:table-cell>
              <table:table-cell office:value-type="float" office:value="86.05118275">
                <text:p>86.05118275</text:p>
              </table:table-cell>
              <table:table-cell office:value-type="float" office:value="93.958529">
                <text:p>93.958529</text:p>
              </table:table-cell>
              <table:table-cell office:value-type="float" office:value="146.526605">
                <text:p>146.526605</text:p>
              </table:table-cell>
              <table:table-cell office:value-type="float" office:value="165.40127">
                <text:p>165.40127</text:p>
              </table:table-cell>
              <table:table-cell office:value-type="float" office:value="239.6037225">
                <text:p>239.6037225</text:p>
              </table:table-cell>
              <table:table-cell office:value-type="float" office:value="331.9740125">
                <text:p>331.9740125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34.346322">
                <text:p>34.346322</text:p>
              </table:table-cell>
              <table:table-cell office:value-type="float" office:value="37.2719105">
                <text:p>37.2719105</text:p>
              </table:table-cell>
              <table:table-cell office:value-type="float" office:value="46.779762">
                <text:p>46.779762</text:p>
              </table:table-cell>
              <table:table-cell office:value-type="float" office:value="54.50360875">
                <text:p>54.50360875</text:p>
              </table:table-cell>
              <table:table-cell office:value-type="float" office:value="63.95084375">
                <text:p>63.95084375</text:p>
              </table:table-cell>
              <table:table-cell office:value-type="float" office:value="85.85865175">
                <text:p>85.85865175</text:p>
              </table:table-cell>
              <table:table-cell office:value-type="float" office:value="93.94167025">
                <text:p>93.94167025</text:p>
              </table:table-cell>
              <table:table-cell office:value-type="float" office:value="147.09097">
                <text:p>147.09097</text:p>
              </table:table-cell>
              <table:table-cell office:value-type="float" office:value="165.46663">
                <text:p>165.46663</text:p>
              </table:table-cell>
              <table:table-cell office:value-type="float" office:value="239.427245">
                <text:p>239.427245</text:p>
              </table:table-cell>
              <table:table-cell office:value-type="float" office:value="332.2517425">
                <text:p>332.2517425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34.49697925">
                <text:p>34.49697925</text:p>
              </table:table-cell>
              <table:table-cell office:value-type="float" office:value="37.3441205">
                <text:p>37.3441205</text:p>
              </table:table-cell>
              <table:table-cell office:value-type="float" office:value="46.753727">
                <text:p>46.753727</text:p>
              </table:table-cell>
              <table:table-cell office:value-type="float" office:value="54.46227975">
                <text:p>54.46227975</text:p>
              </table:table-cell>
              <table:table-cell office:value-type="float" office:value="63.91990025">
                <text:p>63.91990025</text:p>
              </table:table-cell>
              <table:table-cell office:value-type="float" office:value="86.0950815">
                <text:p>86.0950815</text:p>
              </table:table-cell>
              <table:table-cell office:value-type="float" office:value="94.118053">
                <text:p>94.118053</text:p>
              </table:table-cell>
              <table:table-cell office:value-type="float" office:value="147.66191">
                <text:p>147.66191</text:p>
              </table:table-cell>
              <table:table-cell office:value-type="float" office:value="165.7012475">
                <text:p>165.7012475</text:p>
              </table:table-cell>
              <table:table-cell office:value-type="float" office:value="239.5687425">
                <text:p>239.5687425</text:p>
              </table:table-cell>
              <table:table-cell office:value-type="float" office:value="333.35229">
                <text:p>333.3522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4.5432595">
                <text:p>34.5432595</text:p>
              </table:table-cell>
              <table:table-cell office:value-type="float" office:value="37.312285">
                <text:p>37.312285</text:p>
              </table:table-cell>
              <table:table-cell office:value-type="float" office:value="46.7917085">
                <text:p>46.7917085</text:p>
              </table:table-cell>
              <table:table-cell office:value-type="float" office:value="54.41102725">
                <text:p>54.41102725</text:p>
              </table:table-cell>
              <table:table-cell office:value-type="float" office:value="63.8975275">
                <text:p>63.8975275</text:p>
              </table:table-cell>
              <table:table-cell office:value-type="float" office:value="86.13634825">
                <text:p>86.13634825</text:p>
              </table:table-cell>
              <table:table-cell office:value-type="float" office:value="94.15787975">
                <text:p>94.15787975</text:p>
              </table:table-cell>
              <table:table-cell office:value-type="float" office:value="147.978075">
                <text:p>147.978075</text:p>
              </table:table-cell>
              <table:table-cell office:value-type="float" office:value="165.913675">
                <text:p>165.913675</text:p>
              </table:table-cell>
              <table:table-cell office:value-type="float" office:value="239.9492225">
                <text:p>239.9492225</text:p>
              </table:table-cell>
              <table:table-cell office:value-type="float" office:value="334.088855">
                <text:p>334.088855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34.58421875">
                <text:p>34.58421875</text:p>
              </table:table-cell>
              <table:table-cell office:value-type="float" office:value="37.36627075">
                <text:p>37.36627075</text:p>
              </table:table-cell>
              <table:table-cell office:value-type="float" office:value="46.84662275">
                <text:p>46.84662275</text:p>
              </table:table-cell>
              <table:table-cell office:value-type="float" office:value="54.381841">
                <text:p>54.381841</text:p>
              </table:table-cell>
              <table:table-cell office:value-type="float" office:value="63.735561">
                <text:p>63.735561</text:p>
              </table:table-cell>
              <table:table-cell office:value-type="float" office:value="86.180887">
                <text:p>86.180887</text:p>
              </table:table-cell>
              <table:table-cell office:value-type="float" office:value="94.154491">
                <text:p>94.154491</text:p>
              </table:table-cell>
              <table:table-cell office:value-type="float" office:value="147.904505">
                <text:p>147.904505</text:p>
              </table:table-cell>
              <table:table-cell office:value-type="float" office:value="166.09304">
                <text:p>166.09304</text:p>
              </table:table-cell>
              <table:table-cell office:value-type="float" office:value="240.50005">
                <text:p>240.50005</text:p>
              </table:table-cell>
              <table:table-cell office:value-type="float" office:value="334.4909875">
                <text:p>334.4909875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34.6148495">
                <text:p>34.6148495</text:p>
              </table:table-cell>
              <table:table-cell office:value-type="float" office:value="37.3505225">
                <text:p>37.3505225</text:p>
              </table:table-cell>
              <table:table-cell office:value-type="float" office:value="46.8694055">
                <text:p>46.8694055</text:p>
              </table:table-cell>
              <table:table-cell office:value-type="float" office:value="54.453526">
                <text:p>54.453526</text:p>
              </table:table-cell>
              <table:table-cell office:value-type="float" office:value="63.6142075">
                <text:p>63.6142075</text:p>
              </table:table-cell>
              <table:table-cell office:value-type="float" office:value="86.1815285">
                <text:p>86.1815285</text:p>
              </table:table-cell>
              <table:table-cell office:value-type="float" office:value="94.1591815">
                <text:p>94.1591815</text:p>
              </table:table-cell>
              <table:table-cell office:value-type="float" office:value="148.0484575">
                <text:p>148.0484575</text:p>
              </table:table-cell>
              <table:table-cell office:value-type="float" office:value="166.0293975">
                <text:p>166.0293975</text:p>
              </table:table-cell>
              <table:table-cell office:value-type="float" office:value="241.1189725">
                <text:p>241.1189725</text:p>
              </table:table-cell>
              <table:table-cell office:value-type="float" office:value="335.2637825">
                <text:p>335.2637825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34.69289675">
                <text:p>34.69289675</text:p>
              </table:table-cell>
              <table:table-cell office:value-type="float" office:value="37.376964">
                <text:p>37.376964</text:p>
              </table:table-cell>
              <table:table-cell office:value-type="float" office:value="46.8200215">
                <text:p>46.8200215</text:p>
              </table:table-cell>
              <table:table-cell office:value-type="float" office:value="54.45868325">
                <text:p>54.45868325</text:p>
              </table:table-cell>
              <table:table-cell office:value-type="float" office:value="63.49282275">
                <text:p>63.49282275</text:p>
              </table:table-cell>
              <table:table-cell office:value-type="float" office:value="86.18943425">
                <text:p>86.18943425</text:p>
              </table:table-cell>
              <table:table-cell office:value-type="float" office:value="94.039356">
                <text:p>94.039356</text:p>
              </table:table-cell>
              <table:table-cell office:value-type="float" office:value="148.263605">
                <text:p>148.263605</text:p>
              </table:table-cell>
              <table:table-cell office:value-type="float" office:value="166.0541975">
                <text:p>166.0541975</text:p>
              </table:table-cell>
              <table:table-cell office:value-type="float" office:value="242.0829575">
                <text:p>242.0829575</text:p>
              </table:table-cell>
              <table:table-cell office:value-type="float" office:value="335.90052">
                <text:p>335.90052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34.955137">
                <text:p>34.955137</text:p>
              </table:table-cell>
              <table:table-cell office:value-type="float" office:value="37.69947225">
                <text:p>37.69947225</text:p>
              </table:table-cell>
              <table:table-cell office:value-type="float" office:value="46.69491325">
                <text:p>46.69491325</text:p>
              </table:table-cell>
              <table:table-cell office:value-type="float" office:value="54.69755575">
                <text:p>54.69755575</text:p>
              </table:table-cell>
              <table:table-cell office:value-type="float" office:value="63.43515225">
                <text:p>63.43515225</text:p>
              </table:table-cell>
              <table:table-cell office:value-type="float" office:value="86.3983405">
                <text:p>86.3983405</text:p>
              </table:table-cell>
              <table:table-cell office:value-type="float" office:value="93.98204625">
                <text:p>93.98204625</text:p>
              </table:table-cell>
              <table:table-cell office:value-type="float" office:value="148.948235">
                <text:p>148.948235</text:p>
              </table:table-cell>
              <table:table-cell office:value-type="float" office:value="166.45112">
                <text:p>166.45112</text:p>
              </table:table-cell>
              <table:table-cell office:value-type="float" office:value="243.4086675">
                <text:p>243.4086675</text:p>
              </table:table-cell>
              <table:table-cell office:value-type="float" office:value="337.375715">
                <text:p>337.37571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4.8665045">
                <text:p>34.8665045</text:p>
              </table:table-cell>
              <table:table-cell office:value-type="float" office:value="37.68422075">
                <text:p>37.68422075</text:p>
              </table:table-cell>
              <table:table-cell office:value-type="float" office:value="46.678563">
                <text:p>46.678563</text:p>
              </table:table-cell>
              <table:table-cell office:value-type="float" office:value="54.77461">
                <text:p>54.77461</text:p>
              </table:table-cell>
              <table:table-cell office:value-type="float" office:value="63.2324245">
                <text:p>63.2324245</text:p>
              </table:table-cell>
              <table:table-cell office:value-type="float" office:value="86.32617675">
                <text:p>86.32617675</text:p>
              </table:table-cell>
              <table:table-cell office:value-type="float" office:value="93.70931675">
                <text:p>93.70931675</text:p>
              </table:table-cell>
              <table:table-cell office:value-type="float" office:value="149.1914175">
                <text:p>149.1914175</text:p>
              </table:table-cell>
              <table:table-cell office:value-type="float" office:value="166.040055">
                <text:p>166.040055</text:p>
              </table:table-cell>
              <table:table-cell office:value-type="float" office:value="243.98556">
                <text:p>243.98556</text:p>
              </table:table-cell>
              <table:table-cell office:value-type="float" office:value="337.88211">
                <text:p>337.88211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34.78067175">
                <text:p>34.78067175</text:p>
              </table:table-cell>
              <table:table-cell office:value-type="float" office:value="37.71239875">
                <text:p>37.71239875</text:p>
              </table:table-cell>
              <table:table-cell office:value-type="float" office:value="46.7923755">
                <text:p>46.7923755</text:p>
              </table:table-cell>
              <table:table-cell office:value-type="float" office:value="54.8460275">
                <text:p>54.8460275</text:p>
              </table:table-cell>
              <table:table-cell office:value-type="float" office:value="63.06583425">
                <text:p>63.06583425</text:p>
              </table:table-cell>
              <table:table-cell office:value-type="float" office:value="86.196533">
                <text:p>86.196533</text:p>
              </table:table-cell>
              <table:table-cell office:value-type="float" office:value="93.40558">
                <text:p>93.40558</text:p>
              </table:table-cell>
              <table:table-cell office:value-type="float" office:value="148.8754275">
                <text:p>148.8754275</text:p>
              </table:table-cell>
              <table:table-cell office:value-type="float" office:value="165.927695">
                <text:p>165.927695</text:p>
              </table:table-cell>
              <table:table-cell office:value-type="float" office:value="244.846965">
                <text:p>244.846965</text:p>
              </table:table-cell>
              <table:table-cell office:value-type="float" office:value="337.82836">
                <text:p>337.82836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34.78246225">
                <text:p>34.78246225</text:p>
              </table:table-cell>
              <table:table-cell office:value-type="float" office:value="37.96682">
                <text:p>37.96682</text:p>
              </table:table-cell>
              <table:table-cell office:value-type="float" office:value="46.81931925">
                <text:p>46.81931925</text:p>
              </table:table-cell>
              <table:table-cell office:value-type="float" office:value="55.033185">
                <text:p>55.033185</text:p>
              </table:table-cell>
              <table:table-cell office:value-type="float" office:value="62.96066">
                <text:p>62.96066</text:p>
              </table:table-cell>
              <table:table-cell office:value-type="float" office:value="86.12402675">
                <text:p>86.12402675</text:p>
              </table:table-cell>
              <table:table-cell office:value-type="float" office:value="93.25108525">
                <text:p>93.25108525</text:p>
              </table:table-cell>
              <table:table-cell office:value-type="float" office:value="148.8106425">
                <text:p>148.8106425</text:p>
              </table:table-cell>
              <table:table-cell office:value-type="float" office:value="166.3845325">
                <text:p>166.3845325</text:p>
              </table:table-cell>
              <table:table-cell office:value-type="float" office:value="245.75126">
                <text:p>245.75126</text:p>
              </table:table-cell>
              <table:table-cell office:value-type="float" office:value="337.98313">
                <text:p>337.98313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34.80707775">
                <text:p>34.80707775</text:p>
              </table:table-cell>
              <table:table-cell office:value-type="float" office:value="38.09656425">
                <text:p>38.09656425</text:p>
              </table:table-cell>
              <table:table-cell office:value-type="float" office:value="46.835624">
                <text:p>46.835624</text:p>
              </table:table-cell>
              <table:table-cell office:value-type="float" office:value="55.340298">
                <text:p>55.340298</text:p>
              </table:table-cell>
              <table:table-cell office:value-type="float" office:value="62.72383175">
                <text:p>62.72383175</text:p>
              </table:table-cell>
              <table:table-cell office:value-type="float" office:value="85.949273">
                <text:p>85.949273</text:p>
              </table:table-cell>
              <table:table-cell office:value-type="float" office:value="92.973627">
                <text:p>92.973627</text:p>
              </table:table-cell>
              <table:table-cell office:value-type="float" office:value="148.7798225">
                <text:p>148.7798225</text:p>
              </table:table-cell>
              <table:table-cell office:value-type="float" office:value="166.4080125">
                <text:p>166.4080125</text:p>
              </table:table-cell>
              <table:table-cell office:value-type="float" office:value="246.2395125">
                <text:p>246.2395125</text:p>
              </table:table-cell>
              <table:table-cell office:value-type="float" office:value="338.697815">
                <text:p>338.697815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34.74914625">
                <text:p>34.74914625</text:p>
              </table:table-cell>
              <table:table-cell office:value-type="float" office:value="38.058543">
                <text:p>38.058543</text:p>
              </table:table-cell>
              <table:table-cell office:value-type="float" office:value="46.89694725">
                <text:p>46.89694725</text:p>
              </table:table-cell>
              <table:table-cell office:value-type="float" office:value="55.5068195">
                <text:p>55.5068195</text:p>
              </table:table-cell>
              <table:table-cell office:value-type="float" office:value="62.49007175">
                <text:p>62.49007175</text:p>
              </table:table-cell>
              <table:table-cell office:value-type="float" office:value="85.59625375">
                <text:p>85.59625375</text:p>
              </table:table-cell>
              <table:table-cell office:value-type="float" office:value="92.60279675">
                <text:p>92.60279675</text:p>
              </table:table-cell>
              <table:table-cell office:value-type="float" office:value="148.5670725">
                <text:p>148.5670725</text:p>
              </table:table-cell>
              <table:table-cell office:value-type="float" office:value="166.2285875">
                <text:p>166.2285875</text:p>
              </table:table-cell>
              <table:table-cell office:value-type="float" office:value="246.754275">
                <text:p>246.754275</text:p>
              </table:table-cell>
              <table:table-cell office:value-type="float" office:value="339.3046525">
                <text:p>339.304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.721059">
                <text:p>34.721059</text:p>
              </table:table-cell>
              <table:table-cell office:value-type="float" office:value="38.0562905">
                <text:p>38.0562905</text:p>
              </table:table-cell>
              <table:table-cell office:value-type="float" office:value="47.01297525">
                <text:p>47.01297525</text:p>
              </table:table-cell>
              <table:table-cell office:value-type="float" office:value="55.70202325">
                <text:p>55.70202325</text:p>
              </table:table-cell>
              <table:table-cell office:value-type="float" office:value="62.28163225">
                <text:p>62.28163225</text:p>
              </table:table-cell>
              <table:table-cell office:value-type="float" office:value="85.25776125">
                <text:p>85.25776125</text:p>
              </table:table-cell>
              <table:table-cell office:value-type="float" office:value="92.304243">
                <text:p>92.304243</text:p>
              </table:table-cell>
              <table:table-cell office:value-type="float" office:value="148.2863775">
                <text:p>148.2863775</text:p>
              </table:table-cell>
              <table:table-cell office:value-type="float" office:value="166.14697">
                <text:p>166.14697</text:p>
              </table:table-cell>
              <table:table-cell office:value-type="float" office:value="246.9874925">
                <text:p>246.9874925</text:p>
              </table:table-cell>
              <table:table-cell office:value-type="float" office:value="340.127335">
                <text:p>340.127335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34.64367975">
                <text:p>34.64367975</text:p>
              </table:table-cell>
              <table:table-cell office:value-type="float" office:value="37.98108525">
                <text:p>37.98108525</text:p>
              </table:table-cell>
              <table:table-cell office:value-type="float" office:value="47.06392525">
                <text:p>47.06392525</text:p>
              </table:table-cell>
              <table:table-cell office:value-type="float" office:value="55.857621">
                <text:p>55.857621</text:p>
              </table:table-cell>
              <table:table-cell office:value-type="float" office:value="62.04357825">
                <text:p>62.04357825</text:p>
              </table:table-cell>
              <table:table-cell office:value-type="float" office:value="85.05115125">
                <text:p>85.05115125</text:p>
              </table:table-cell>
              <table:table-cell office:value-type="float" office:value="91.91122775">
                <text:p>91.91122775</text:p>
              </table:table-cell>
              <table:table-cell office:value-type="float" office:value="148.27627">
                <text:p>148.27627</text:p>
              </table:table-cell>
              <table:table-cell office:value-type="float" office:value="166.575095">
                <text:p>166.575095</text:p>
              </table:table-cell>
              <table:table-cell office:value-type="float" office:value="247.4759825">
                <text:p>247.4759825</text:p>
              </table:table-cell>
              <table:table-cell office:value-type="float" office:value="340.4229925">
                <text:p>340.4229925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34.687129">
                <text:p>34.687129</text:p>
              </table:table-cell>
              <table:table-cell office:value-type="float" office:value="37.8900405">
                <text:p>37.8900405</text:p>
              </table:table-cell>
              <table:table-cell office:value-type="float" office:value="46.95315825">
                <text:p>46.95315825</text:p>
              </table:table-cell>
              <table:table-cell office:value-type="float" office:value="56.08821775">
                <text:p>56.08821775</text:p>
              </table:table-cell>
              <table:table-cell office:value-type="float" office:value="61.91639025">
                <text:p>61.91639025</text:p>
              </table:table-cell>
              <table:table-cell office:value-type="float" office:value="84.950741">
                <text:p>84.950741</text:p>
              </table:table-cell>
              <table:table-cell office:value-type="float" office:value="91.5979832500001">
                <text:p>91.5979832500001</text:p>
              </table:table-cell>
              <table:table-cell office:value-type="float" office:value="148.5642825">
                <text:p>148.5642825</text:p>
              </table:table-cell>
              <table:table-cell office:value-type="float" office:value="167.0760875">
                <text:p>167.0760875</text:p>
              </table:table-cell>
              <table:table-cell office:value-type="float" office:value="248.299235">
                <text:p>248.299235</text:p>
              </table:table-cell>
              <table:table-cell office:value-type="float" office:value="339.93608">
                <text:p>339.9360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34.61114375">
                <text:p>34.61114375</text:p>
              </table:table-cell>
              <table:table-cell office:value-type="float" office:value="37.722255">
                <text:p>37.722255</text:p>
              </table:table-cell>
              <table:table-cell office:value-type="float" office:value="46.93500775">
                <text:p>46.93500775</text:p>
              </table:table-cell>
              <table:table-cell office:value-type="float" office:value="56.06039675">
                <text:p>56.06039675</text:p>
              </table:table-cell>
              <table:table-cell office:value-type="float" office:value="61.688754">
                <text:p>61.688754</text:p>
              </table:table-cell>
              <table:table-cell office:value-type="float" office:value="84.67932175">
                <text:p>84.67932175</text:p>
              </table:table-cell>
              <table:table-cell office:value-type="float" office:value="91.22094525">
                <text:p>91.22094525</text:p>
              </table:table-cell>
              <table:table-cell office:value-type="float" office:value="148.16436">
                <text:p>148.16436</text:p>
              </table:table-cell>
              <table:table-cell office:value-type="float" office:value="166.8056875">
                <text:p>166.8056875</text:p>
              </table:table-cell>
              <table:table-cell office:value-type="float" office:value="248.192615">
                <text:p>248.192615</text:p>
              </table:table-cell>
              <table:table-cell office:value-type="float" office:value="339.6802625">
                <text:p>339.6802625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34.611104">
                <text:p>34.611104</text:p>
              </table:table-cell>
              <table:table-cell office:value-type="float" office:value="37.7408955">
                <text:p>37.7408955</text:p>
              </table:table-cell>
              <table:table-cell office:value-type="float" office:value="46.997487">
                <text:p>46.997487</text:p>
              </table:table-cell>
              <table:table-cell office:value-type="float" office:value="56.19622025">
                <text:p>56.19622025</text:p>
              </table:table-cell>
              <table:table-cell office:value-type="float" office:value="61.72697275">
                <text:p>61.72697275</text:p>
              </table:table-cell>
              <table:table-cell office:value-type="float" office:value="84.75533">
                <text:p>84.75533</text:p>
              </table:table-cell>
              <table:table-cell office:value-type="float" office:value="90.99711325">
                <text:p>90.99711325</text:p>
              </table:table-cell>
              <table:table-cell office:value-type="float" office:value="147.81723">
                <text:p>147.81723</text:p>
              </table:table-cell>
              <table:table-cell office:value-type="float" office:value="166.763735">
                <text:p>166.763735</text:p>
              </table:table-cell>
              <table:table-cell office:value-type="float" office:value="248.521305">
                <text:p>248.521305</text:p>
              </table:table-cell>
              <table:table-cell office:value-type="float" office:value="339.645925">
                <text:p>339.64592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4.6573">
                <text:p>34.6573</text:p>
              </table:table-cell>
              <table:table-cell office:value-type="float" office:value="37.7258115">
                <text:p>37.7258115</text:p>
              </table:table-cell>
              <table:table-cell office:value-type="float" office:value="47.02524925">
                <text:p>47.02524925</text:p>
              </table:table-cell>
              <table:table-cell office:value-type="float" office:value="56.351499">
                <text:p>56.351499</text:p>
              </table:table-cell>
              <table:table-cell office:value-type="float" office:value="61.7114015">
                <text:p>61.7114015</text:p>
              </table:table-cell>
              <table:table-cell office:value-type="float" office:value="85.0194605">
                <text:p>85.0194605</text:p>
              </table:table-cell>
              <table:table-cell office:value-type="float" office:value="91.10429175">
                <text:p>91.10429175</text:p>
              </table:table-cell>
              <table:table-cell office:value-type="float" office:value="147.8406">
                <text:p>147.8406</text:p>
              </table:table-cell>
              <table:table-cell office:value-type="float" office:value="166.9401475">
                <text:p>166.9401475</text:p>
              </table:table-cell>
              <table:table-cell office:value-type="float" office:value="249.4959975">
                <text:p>249.4959975</text:p>
              </table:table-cell>
              <table:table-cell office:value-type="float" office:value="339.9696">
                <text:p>339.9696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34.7317645">
                <text:p>34.7317645</text:p>
              </table:table-cell>
              <table:table-cell office:value-type="float" office:value="37.72250525">
                <text:p>37.72250525</text:p>
              </table:table-cell>
              <table:table-cell office:value-type="float" office:value="46.9635305">
                <text:p>46.9635305</text:p>
              </table:table-cell>
              <table:table-cell office:value-type="float" office:value="56.5119415">
                <text:p>56.5119415</text:p>
              </table:table-cell>
              <table:table-cell office:value-type="float" office:value="61.736466">
                <text:p>61.736466</text:p>
              </table:table-cell>
              <table:table-cell office:value-type="float" office:value="85.3343665">
                <text:p>85.3343665</text:p>
              </table:table-cell>
              <table:table-cell office:value-type="float" office:value="91.01138275">
                <text:p>91.01138275</text:p>
              </table:table-cell>
              <table:table-cell office:value-type="float" office:value="147.88177">
                <text:p>147.88177</text:p>
              </table:table-cell>
              <table:table-cell office:value-type="float" office:value="167.0073275">
                <text:p>167.0073275</text:p>
              </table:table-cell>
              <table:table-cell office:value-type="float" office:value="251.365605">
                <text:p>251.365605</text:p>
              </table:table-cell>
              <table:table-cell office:value-type="float" office:value="341.6437825">
                <text:p>341.6437825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34.881117">
                <text:p>34.881117</text:p>
              </table:table-cell>
              <table:table-cell office:value-type="float" office:value="37.7702815">
                <text:p>37.7702815</text:p>
              </table:table-cell>
              <table:table-cell office:value-type="float" office:value="47.0550145">
                <text:p>47.0550145</text:p>
              </table:table-cell>
              <table:table-cell office:value-type="float" office:value="56.5522255">
                <text:p>56.5522255</text:p>
              </table:table-cell>
              <table:table-cell office:value-type="float" office:value="61.65988">
                <text:p>61.65988</text:p>
              </table:table-cell>
              <table:table-cell office:value-type="float" office:value="85.58704125">
                <text:p>85.58704125</text:p>
              </table:table-cell>
              <table:table-cell office:value-type="float" office:value="90.8518">
                <text:p>90.8518</text:p>
              </table:table-cell>
              <table:table-cell office:value-type="float" office:value="147.62898">
                <text:p>147.62898</text:p>
              </table:table-cell>
              <table:table-cell office:value-type="float" office:value="166.887135">
                <text:p>166.887135</text:p>
              </table:table-cell>
              <table:table-cell office:value-type="float" office:value="252.18152">
                <text:p>252.18152</text:p>
              </table:table-cell>
              <table:table-cell office:value-type="float" office:value="342.8040875">
                <text:p>342.8040875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35.01747475">
                <text:p>35.01747475</text:p>
              </table:table-cell>
              <table:table-cell office:value-type="float" office:value="37.80596625">
                <text:p>37.80596625</text:p>
              </table:table-cell>
              <table:table-cell office:value-type="float" office:value="47.165188">
                <text:p>47.165188</text:p>
              </table:table-cell>
              <table:table-cell office:value-type="float" office:value="56.61299375">
                <text:p>56.61299375</text:p>
              </table:table-cell>
              <table:table-cell office:value-type="float" office:value="61.603292">
                <text:p>61.603292</text:p>
              </table:table-cell>
              <table:table-cell office:value-type="float" office:value="85.69819375">
                <text:p>85.69819375</text:p>
              </table:table-cell>
              <table:table-cell office:value-type="float" office:value="90.76286725">
                <text:p>90.76286725</text:p>
              </table:table-cell>
              <table:table-cell office:value-type="float" office:value="147.6011825">
                <text:p>147.6011825</text:p>
              </table:table-cell>
              <table:table-cell office:value-type="float" office:value="166.6503375">
                <text:p>166.6503375</text:p>
              </table:table-cell>
              <table:table-cell office:value-type="float" office:value="252.814895">
                <text:p>252.814895</text:p>
              </table:table-cell>
              <table:table-cell office:value-type="float" office:value="343.0497">
                <text:p>343.0497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35.1756275">
                <text:p>35.1756275</text:p>
              </table:table-cell>
              <table:table-cell office:value-type="float" office:value="37.8886635">
                <text:p>37.8886635</text:p>
              </table:table-cell>
              <table:table-cell office:value-type="float" office:value="47.18923425">
                <text:p>47.18923425</text:p>
              </table:table-cell>
              <table:table-cell office:value-type="float" office:value="56.9354085">
                <text:p>56.9354085</text:p>
              </table:table-cell>
              <table:table-cell office:value-type="float" office:value="61.54733025">
                <text:p>61.54733025</text:p>
              </table:table-cell>
              <table:table-cell office:value-type="float" office:value="85.69121875">
                <text:p>85.69121875</text:p>
              </table:table-cell>
              <table:table-cell office:value-type="float" office:value="90.6311455">
                <text:p>90.6311455</text:p>
              </table:table-cell>
              <table:table-cell office:value-type="float" office:value="147.7987475">
                <text:p>147.7987475</text:p>
              </table:table-cell>
              <table:table-cell office:value-type="float" office:value="166.3856475">
                <text:p>166.3856475</text:p>
              </table:table-cell>
              <table:table-cell office:value-type="float" office:value="253.5407225">
                <text:p>253.5407225</text:p>
              </table:table-cell>
              <table:table-cell office:value-type="float" office:value="344.163415">
                <text:p>344.16341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5.25189025">
                <text:p>35.25189025</text:p>
              </table:table-cell>
              <table:table-cell office:value-type="float" office:value="37.9629795">
                <text:p>37.9629795</text:p>
              </table:table-cell>
              <table:table-cell office:value-type="float" office:value="47.203334">
                <text:p>47.203334</text:p>
              </table:table-cell>
              <table:table-cell office:value-type="float" office:value="57.2376495">
                <text:p>57.2376495</text:p>
              </table:table-cell>
              <table:table-cell office:value-type="float" office:value="61.46250875">
                <text:p>61.46250875</text:p>
              </table:table-cell>
              <table:table-cell office:value-type="float" office:value="85.60401975">
                <text:p>85.60401975</text:p>
              </table:table-cell>
              <table:table-cell office:value-type="float" office:value="90.6356185">
                <text:p>90.6356185</text:p>
              </table:table-cell>
              <table:table-cell office:value-type="float" office:value="148.0401175">
                <text:p>148.0401175</text:p>
              </table:table-cell>
              <table:table-cell office:value-type="float" office:value="166.124585">
                <text:p>166.124585</text:p>
              </table:table-cell>
              <table:table-cell office:value-type="float" office:value="253.8925425">
                <text:p>253.8925425</text:p>
              </table:table-cell>
              <table:table-cell office:value-type="float" office:value="345.302445">
                <text:p>345.302445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35.21166125">
                <text:p>35.21166125</text:p>
              </table:table-cell>
              <table:table-cell office:value-type="float" office:value="38.00189225">
                <text:p>38.00189225</text:p>
              </table:table-cell>
              <table:table-cell office:value-type="float" office:value="47.3701905">
                <text:p>47.3701905</text:p>
              </table:table-cell>
              <table:table-cell office:value-type="float" office:value="57.491075">
                <text:p>57.491075</text:p>
              </table:table-cell>
              <table:table-cell office:value-type="float" office:value="61.29850175">
                <text:p>61.29850175</text:p>
              </table:table-cell>
              <table:table-cell office:value-type="float" office:value="85.46713475">
                <text:p>85.46713475</text:p>
              </table:table-cell>
              <table:table-cell office:value-type="float" office:value="90.54335325">
                <text:p>90.54335325</text:p>
              </table:table-cell>
              <table:table-cell office:value-type="float" office:value="148.130895">
                <text:p>148.130895</text:p>
              </table:table-cell>
              <table:table-cell office:value-type="float" office:value="166.3021025">
                <text:p>166.3021025</text:p>
              </table:table-cell>
              <table:table-cell office:value-type="float" office:value="254.070005">
                <text:p>254.070005</text:p>
              </table:table-cell>
              <table:table-cell office:value-type="float" office:value="346.1028625">
                <text:p>346.1028625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35.15589725">
                <text:p>35.15589725</text:p>
              </table:table-cell>
              <table:table-cell office:value-type="float" office:value="38.27444625">
                <text:p>38.27444625</text:p>
              </table:table-cell>
              <table:table-cell office:value-type="float" office:value="47.46220775">
                <text:p>47.46220775</text:p>
              </table:table-cell>
              <table:table-cell office:value-type="float" office:value="57.90599125">
                <text:p>57.90599125</text:p>
              </table:table-cell>
              <table:table-cell office:value-type="float" office:value="61.192232">
                <text:p>61.192232</text:p>
              </table:table-cell>
              <table:table-cell office:value-type="float" office:value="85.5822355">
                <text:p>85.5822355</text:p>
              </table:table-cell>
              <table:table-cell office:value-type="float" office:value="90.81990375">
                <text:p>90.81990375</text:p>
              </table:table-cell>
              <table:table-cell office:value-type="float" office:value="148.5030525">
                <text:p>148.5030525</text:p>
              </table:table-cell>
              <table:table-cell office:value-type="float" office:value="167.194885">
                <text:p>167.194885</text:p>
              </table:table-cell>
              <table:table-cell office:value-type="float" office:value="254.9080875">
                <text:p>254.9080875</text:p>
              </table:table-cell>
              <table:table-cell office:value-type="float" office:value="346.24061">
                <text:p>346.24061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35.12387575">
                <text:p>35.12387575</text:p>
              </table:table-cell>
              <table:table-cell office:value-type="float" office:value="38.34153625">
                <text:p>38.34153625</text:p>
              </table:table-cell>
              <table:table-cell office:value-type="float" office:value="47.52318825">
                <text:p>47.52318825</text:p>
              </table:table-cell>
              <table:table-cell office:value-type="float" office:value="58.06549225">
                <text:p>58.06549225</text:p>
              </table:table-cell>
              <table:table-cell office:value-type="float" office:value="61.03311675">
                <text:p>61.03311675</text:p>
              </table:table-cell>
              <table:table-cell office:value-type="float" office:value="85.53227875">
                <text:p>85.53227875</text:p>
              </table:table-cell>
              <table:table-cell office:value-type="float" office:value="90.92120825">
                <text:p>90.92120825</text:p>
              </table:table-cell>
              <table:table-cell office:value-type="float" office:value="148.58413">
                <text:p>148.58413</text:p>
              </table:table-cell>
              <table:table-cell office:value-type="float" office:value="167.489675">
                <text:p>167.489675</text:p>
              </table:table-cell>
              <table:table-cell office:value-type="float" office:value="256.6276475">
                <text:p>256.6276475</text:p>
              </table:table-cell>
              <table:table-cell office:value-type="float" office:value="346.2318875">
                <text:p>346.2318875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35.180255">
                <text:p>35.180255</text:p>
              </table:table-cell>
              <table:table-cell office:value-type="float" office:value="38.24046125">
                <text:p>38.24046125</text:p>
              </table:table-cell>
              <table:table-cell office:value-type="float" office:value="47.69446675">
                <text:p>47.69446675</text:p>
              </table:table-cell>
              <table:table-cell office:value-type="float" office:value="58.05971775">
                <text:p>58.05971775</text:p>
              </table:table-cell>
              <table:table-cell office:value-type="float" office:value="60.968393">
                <text:p>60.968393</text:p>
              </table:table-cell>
              <table:table-cell office:value-type="float" office:value="85.518366">
                <text:p>85.518366</text:p>
              </table:table-cell>
              <table:table-cell office:value-type="float" office:value="90.82274725">
                <text:p>90.82274725</text:p>
              </table:table-cell>
              <table:table-cell office:value-type="float" office:value="148.86448">
                <text:p>148.86448</text:p>
              </table:table-cell>
              <table:table-cell office:value-type="float" office:value="167.2515">
                <text:p>167.2515</text:p>
              </table:table-cell>
              <table:table-cell office:value-type="float" office:value="258.4800875">
                <text:p>258.4800875</text:p>
              </table:table-cell>
              <table:table-cell office:value-type="float" office:value="347.034025">
                <text:p>347.03402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5.29071125">
                <text:p>35.29071125</text:p>
              </table:table-cell>
              <table:table-cell office:value-type="float" office:value="38.35436775">
                <text:p>38.35436775</text:p>
              </table:table-cell>
              <table:table-cell office:value-type="float" office:value="47.65418775">
                <text:p>47.65418775</text:p>
              </table:table-cell>
              <table:table-cell office:value-type="float" office:value="58.28016325">
                <text:p>58.28016325</text:p>
              </table:table-cell>
              <table:table-cell office:value-type="float" office:value="61.0661745">
                <text:p>61.0661745</text:p>
              </table:table-cell>
              <table:table-cell office:value-type="float" office:value="85.48541875">
                <text:p>85.48541875</text:p>
              </table:table-cell>
              <table:table-cell office:value-type="float" office:value="90.9390525">
                <text:p>90.9390525</text:p>
              </table:table-cell>
              <table:table-cell office:value-type="float" office:value="149.626925">
                <text:p>149.626925</text:p>
              </table:table-cell>
              <table:table-cell office:value-type="float" office:value="167.15927">
                <text:p>167.15927</text:p>
              </table:table-cell>
              <table:table-cell office:value-type="float" office:value="260.099065">
                <text:p>260.099065</text:p>
              </table:table-cell>
              <table:table-cell office:value-type="float" office:value="347.85597">
                <text:p>347.85597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35.2502635">
                <text:p>35.2502635</text:p>
              </table:table-cell>
              <table:table-cell office:value-type="float" office:value="38.373324">
                <text:p>38.373324</text:p>
              </table:table-cell>
              <table:table-cell office:value-type="float" office:value="47.7246935">
                <text:p>47.7246935</text:p>
              </table:table-cell>
              <table:table-cell office:value-type="float" office:value="58.38153375">
                <text:p>58.38153375</text:p>
              </table:table-cell>
              <table:table-cell office:value-type="float" office:value="61.021182">
                <text:p>61.021182</text:p>
              </table:table-cell>
              <table:table-cell office:value-type="float" office:value="85.27106325">
                <text:p>85.27106325</text:p>
              </table:table-cell>
              <table:table-cell office:value-type="float" office:value="90.840031">
                <text:p>90.840031</text:p>
              </table:table-cell>
              <table:table-cell office:value-type="float" office:value="149.62081">
                <text:p>149.62081</text:p>
              </table:table-cell>
              <table:table-cell office:value-type="float" office:value="166.9616">
                <text:p>166.9616</text:p>
              </table:table-cell>
              <table:table-cell office:value-type="float" office:value="261.09656">
                <text:p>261.09656</text:p>
              </table:table-cell>
              <table:table-cell office:value-type="float" office:value="348.20857">
                <text:p>348.20857</text:p>
              </table:table-cell>
            </table:table-row>
            <table:table-row>
              <table:table-cell office:value-type="float" office:value="5680">
                <text:p>5680</text:p>
              </table:table-cell>
              <table:table-cell office:value-type="float" office:value="35.17829375">
                <text:p>35.17829375</text:p>
              </table:table-cell>
              <table:table-cell office:value-type="float" office:value="38.471508">
                <text:p>38.471508</text:p>
              </table:table-cell>
              <table:table-cell office:value-type="float" office:value="47.78536925">
                <text:p>47.78536925</text:p>
              </table:table-cell>
              <table:table-cell office:value-type="float" office:value="58.52487975">
                <text:p>58.52487975</text:p>
              </table:table-cell>
              <table:table-cell office:value-type="float" office:value="61.0273765">
                <text:p>61.0273765</text:p>
              </table:table-cell>
              <table:table-cell office:value-type="float" office:value="85.188753">
                <text:p>85.188753</text:p>
              </table:table-cell>
              <table:table-cell office:value-type="float" office:value="90.785555">
                <text:p>90.785555</text:p>
              </table:table-cell>
              <table:table-cell office:value-type="float" office:value="149.89952">
                <text:p>149.89952</text:p>
              </table:table-cell>
              <table:table-cell office:value-type="float" office:value="166.9231175">
                <text:p>166.9231175</text:p>
              </table:table-cell>
              <table:table-cell office:value-type="float" office:value="261.76721">
                <text:p>261.76721</text:p>
              </table:table-cell>
              <table:table-cell office:value-type="float" office:value="348.91993">
                <text:p>348.91993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35.040956">
                <text:p>35.040956</text:p>
              </table:table-cell>
              <table:table-cell office:value-type="float" office:value="38.585647">
                <text:p>38.585647</text:p>
              </table:table-cell>
              <table:table-cell office:value-type="float" office:value="47.79513925">
                <text:p>47.79513925</text:p>
              </table:table-cell>
              <table:table-cell office:value-type="float" office:value="58.7449315">
                <text:p>58.7449315</text:p>
              </table:table-cell>
              <table:table-cell office:value-type="float" office:value="60.92467625">
                <text:p>60.92467625</text:p>
              </table:table-cell>
              <table:table-cell office:value-type="float" office:value="85.16910975">
                <text:p>85.16910975</text:p>
              </table:table-cell>
              <table:table-cell office:value-type="float" office:value="90.59116875">
                <text:p>90.59116875</text:p>
              </table:table-cell>
              <table:table-cell office:value-type="float" office:value="150.253535">
                <text:p>150.253535</text:p>
              </table:table-cell>
              <table:table-cell office:value-type="float" office:value="166.8634575">
                <text:p>166.8634575</text:p>
              </table:table-cell>
              <table:table-cell office:value-type="float" office:value="262.73354">
                <text:p>262.73354</text:p>
              </table:table-cell>
              <table:table-cell office:value-type="float" office:value="349.400415">
                <text:p>349.400415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34.92088775">
                <text:p>34.92088775</text:p>
              </table:table-cell>
              <table:table-cell office:value-type="float" office:value="38.6633135">
                <text:p>38.6633135</text:p>
              </table:table-cell>
              <table:table-cell office:value-type="float" office:value="47.83526525">
                <text:p>47.83526525</text:p>
              </table:table-cell>
              <table:table-cell office:value-type="float" office:value="58.84572125">
                <text:p>58.84572125</text:p>
              </table:table-cell>
              <table:table-cell office:value-type="float" office:value="60.86073925">
                <text:p>60.86073925</text:p>
              </table:table-cell>
              <table:table-cell office:value-type="float" office:value="85.14519025">
                <text:p>85.14519025</text:p>
              </table:table-cell>
              <table:table-cell office:value-type="float" office:value="90.39830125">
                <text:p>90.39830125</text:p>
              </table:table-cell>
              <table:table-cell office:value-type="float" office:value="150.6964825">
                <text:p>150.6964825</text:p>
              </table:table-cell>
              <table:table-cell office:value-type="float" office:value="166.9944175">
                <text:p>166.9944175</text:p>
              </table:table-cell>
              <table:table-cell office:value-type="float" office:value="263.438945">
                <text:p>263.438945</text:p>
              </table:table-cell>
              <table:table-cell office:value-type="float" office:value="349.2328775">
                <text:p>349.2328775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4.8058745">
                <text:p>34.8058745</text:p>
              </table:table-cell>
              <table:table-cell office:value-type="float" office:value="38.6728645">
                <text:p>38.6728645</text:p>
              </table:table-cell>
              <table:table-cell office:value-type="float" office:value="48.00372225">
                <text:p>48.00372225</text:p>
              </table:table-cell>
              <table:table-cell office:value-type="float" office:value="58.79415825">
                <text:p>58.79415825</text:p>
              </table:table-cell>
              <table:table-cell office:value-type="float" office:value="60.76683775">
                <text:p>60.76683775</text:p>
              </table:table-cell>
              <table:table-cell office:value-type="float" office:value="84.95447275">
                <text:p>84.95447275</text:p>
              </table:table-cell>
              <table:table-cell office:value-type="float" office:value="90.18112475">
                <text:p>90.18112475</text:p>
              </table:table-cell>
              <table:table-cell office:value-type="float" office:value="150.690075">
                <text:p>150.690075</text:p>
              </table:table-cell>
              <table:table-cell office:value-type="float" office:value="167.137375">
                <text:p>167.137375</text:p>
              </table:table-cell>
              <table:table-cell office:value-type="float" office:value="263.7355125">
                <text:p>263.7355125</text:p>
              </table:table-cell>
              <table:table-cell office:value-type="float" office:value="349.2567125">
                <text:p>349.2567125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34.70624075">
                <text:p>34.70624075</text:p>
              </table:table-cell>
              <table:table-cell office:value-type="float" office:value="38.654823">
                <text:p>38.654823</text:p>
              </table:table-cell>
              <table:table-cell office:value-type="float" office:value="48.07064425">
                <text:p>48.07064425</text:p>
              </table:table-cell>
              <table:table-cell office:value-type="float" office:value="58.85300925">
                <text:p>58.85300925</text:p>
              </table:table-cell>
              <table:table-cell office:value-type="float" office:value="60.80073275">
                <text:p>60.80073275</text:p>
              </table:table-cell>
              <table:table-cell office:value-type="float" office:value="84.83434525">
                <text:p>84.83434525</text:p>
              </table:table-cell>
              <table:table-cell office:value-type="float" office:value="90.249351">
                <text:p>90.249351</text:p>
              </table:table-cell>
              <table:table-cell office:value-type="float" office:value="150.456385">
                <text:p>150.456385</text:p>
              </table:table-cell>
              <table:table-cell office:value-type="float" office:value="166.99144">
                <text:p>166.99144</text:p>
              </table:table-cell>
              <table:table-cell office:value-type="float" office:value="264.737195">
                <text:p>264.737195</text:p>
              </table:table-cell>
              <table:table-cell office:value-type="float" office:value="350.22151">
                <text:p>350.22151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34.580136">
                <text:p>34.580136</text:p>
              </table:table-cell>
              <table:table-cell office:value-type="float" office:value="38.70968525">
                <text:p>38.70968525</text:p>
              </table:table-cell>
              <table:table-cell office:value-type="float" office:value="48.06498525">
                <text:p>48.06498525</text:p>
              </table:table-cell>
              <table:table-cell office:value-type="float" office:value="58.84276975">
                <text:p>58.84276975</text:p>
              </table:table-cell>
              <table:table-cell office:value-type="float" office:value="60.8228235">
                <text:p>60.8228235</text:p>
              </table:table-cell>
              <table:table-cell office:value-type="float" office:value="84.60465525">
                <text:p>84.60465525</text:p>
              </table:table-cell>
              <table:table-cell office:value-type="float" office:value="90.22239725">
                <text:p>90.22239725</text:p>
              </table:table-cell>
              <table:table-cell office:value-type="float" office:value="150.089055">
                <text:p>150.089055</text:p>
              </table:table-cell>
              <table:table-cell office:value-type="float" office:value="166.6658325">
                <text:p>166.6658325</text:p>
              </table:table-cell>
              <table:table-cell office:value-type="float" office:value="265.539245">
                <text:p>265.539245</text:p>
              </table:table-cell>
              <table:table-cell office:value-type="float" office:value="350.5644825">
                <text:p>350.5644825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34.5474415">
                <text:p>34.5474415</text:p>
              </table:table-cell>
              <table:table-cell office:value-type="float" office:value="38.73025875">
                <text:p>38.73025875</text:p>
              </table:table-cell>
              <table:table-cell office:value-type="float" office:value="48.09398625">
                <text:p>48.09398625</text:p>
              </table:table-cell>
              <table:table-cell office:value-type="float" office:value="58.85074425">
                <text:p>58.85074425</text:p>
              </table:table-cell>
              <table:table-cell office:value-type="float" office:value="60.8165975">
                <text:p>60.8165975</text:p>
              </table:table-cell>
              <table:table-cell office:value-type="float" office:value="84.403332">
                <text:p>84.403332</text:p>
              </table:table-cell>
              <table:table-cell office:value-type="float" office:value="90.15472675">
                <text:p>90.15472675</text:p>
              </table:table-cell>
              <table:table-cell office:value-type="float" office:value="149.9333575">
                <text:p>149.9333575</text:p>
              </table:table-cell>
              <table:table-cell office:value-type="float" office:value="166.18585">
                <text:p>166.18585</text:p>
              </table:table-cell>
              <table:table-cell office:value-type="float" office:value="266.52005">
                <text:p>266.52005</text:p>
              </table:table-cell>
              <table:table-cell office:value-type="float" office:value="350.9928775">
                <text:p>350.9928775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34.566142">
                <text:p>34.566142</text:p>
              </table:table-cell>
              <table:table-cell office:value-type="float" office:value="38.8712835">
                <text:p>38.8712835</text:p>
              </table:table-cell>
              <table:table-cell office:value-type="float" office:value="48.01417325">
                <text:p>48.01417325</text:p>
              </table:table-cell>
              <table:table-cell office:value-type="float" office:value="59.02626075">
                <text:p>59.02626075</text:p>
              </table:table-cell>
              <table:table-cell office:value-type="float" office:value="60.99519575">
                <text:p>60.99519575</text:p>
              </table:table-cell>
              <table:table-cell office:value-type="float" office:value="84.445379">
                <text:p>84.445379</text:p>
              </table:table-cell>
              <table:table-cell office:value-type="float" office:value="90.3700665">
                <text:p>90.3700665</text:p>
              </table:table-cell>
              <table:table-cell office:value-type="float" office:value="149.898425">
                <text:p>149.898425</text:p>
              </table:table-cell>
              <table:table-cell office:value-type="float" office:value="165.660535">
                <text:p>165.660535</text:p>
              </table:table-cell>
              <table:table-cell office:value-type="float" office:value="266.51545">
                <text:p>266.51545</text:p>
              </table:table-cell>
              <table:table-cell office:value-type="float" office:value="350.9409525">
                <text:p>350.94095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4.56004625">
                <text:p>34.56004625</text:p>
              </table:table-cell>
              <table:table-cell office:value-type="float" office:value="38.8987885">
                <text:p>38.8987885</text:p>
              </table:table-cell>
              <table:table-cell office:value-type="float" office:value="48.05828275">
                <text:p>48.05828275</text:p>
              </table:table-cell>
              <table:table-cell office:value-type="float" office:value="59.17123975">
                <text:p>59.17123975</text:p>
              </table:table-cell>
              <table:table-cell office:value-type="float" office:value="61.01887675">
                <text:p>61.01887675</text:p>
              </table:table-cell>
              <table:table-cell office:value-type="float" office:value="84.28906225">
                <text:p>84.28906225</text:p>
              </table:table-cell>
              <table:table-cell office:value-type="float" office:value="90.48169175">
                <text:p>90.48169175</text:p>
              </table:table-cell>
              <table:table-cell office:value-type="float" office:value="149.8049975">
                <text:p>149.8049975</text:p>
              </table:table-cell>
              <table:table-cell office:value-type="float" office:value="165.088125">
                <text:p>165.088125</text:p>
              </table:table-cell>
              <table:table-cell office:value-type="float" office:value="266.768345">
                <text:p>266.768345</text:p>
              </table:table-cell>
              <table:table-cell office:value-type="float" office:value="350.425345">
                <text:p>350.425345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34.6433135">
                <text:p>34.6433135</text:p>
              </table:table-cell>
              <table:table-cell office:value-type="float" office:value="39.0051625">
                <text:p>39.0051625</text:p>
              </table:table-cell>
              <table:table-cell office:value-type="float" office:value="48.1673045">
                <text:p>48.1673045</text:p>
              </table:table-cell>
              <table:table-cell office:value-type="float" office:value="59.327084">
                <text:p>59.327084</text:p>
              </table:table-cell>
              <table:table-cell office:value-type="float" office:value="61.16598625">
                <text:p>61.16598625</text:p>
              </table:table-cell>
              <table:table-cell office:value-type="float" office:value="84.354228">
                <text:p>84.354228</text:p>
              </table:table-cell>
              <table:table-cell office:value-type="float" office:value="90.6182435">
                <text:p>90.6182435</text:p>
              </table:table-cell>
              <table:table-cell office:value-type="float" office:value="149.826411">
                <text:p>149.826411</text:p>
              </table:table-cell>
              <table:table-cell office:value-type="float" office:value="164.9822925">
                <text:p>164.9822925</text:p>
              </table:table-cell>
              <table:table-cell office:value-type="float" office:value="267.4193275">
                <text:p>267.4193275</text:p>
              </table:table-cell>
              <table:table-cell office:value-type="float" office:value="351.04007">
                <text:p>351.04007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34.71879825">
                <text:p>34.71879825</text:p>
              </table:table-cell>
              <table:table-cell office:value-type="float" office:value="39.153238">
                <text:p>39.153238</text:p>
              </table:table-cell>
              <table:table-cell office:value-type="float" office:value="48.508928">
                <text:p>48.508928</text:p>
              </table:table-cell>
              <table:table-cell office:value-type="float" office:value="59.41387875">
                <text:p>59.41387875</text:p>
              </table:table-cell>
              <table:table-cell office:value-type="float" office:value="61.41680575">
                <text:p>61.41680575</text:p>
              </table:table-cell>
              <table:table-cell office:value-type="float" office:value="84.43002325">
                <text:p>84.43002325</text:p>
              </table:table-cell>
              <table:table-cell office:value-type="float" office:value="90.834082">
                <text:p>90.834082</text:p>
              </table:table-cell>
              <table:table-cell office:value-type="float" office:value="149.8839585">
                <text:p>149.8839585</text:p>
              </table:table-cell>
              <table:table-cell office:value-type="float" office:value="165.62885">
                <text:p>165.62885</text:p>
              </table:table-cell>
              <table:table-cell office:value-type="float" office:value="268.197405">
                <text:p>268.197405</text:p>
              </table:table-cell>
              <table:table-cell office:value-type="float" office:value="352.1281575">
                <text:p>352.1281575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34.8406135">
                <text:p>34.8406135</text:p>
              </table:table-cell>
              <table:table-cell office:value-type="float" office:value="39.329811">
                <text:p>39.329811</text:p>
              </table:table-cell>
              <table:table-cell office:value-type="float" office:value="48.58742875">
                <text:p>48.58742875</text:p>
              </table:table-cell>
              <table:table-cell office:value-type="float" office:value="59.72768625">
                <text:p>59.72768625</text:p>
              </table:table-cell>
              <table:table-cell office:value-type="float" office:value="61.884201">
                <text:p>61.884201</text:p>
              </table:table-cell>
              <table:table-cell office:value-type="float" office:value="84.7506065">
                <text:p>84.7506065</text:p>
              </table:table-cell>
              <table:table-cell office:value-type="float" office:value="91.508761">
                <text:p>91.508761</text:p>
              </table:table-cell>
              <table:table-cell office:value-type="float" office:value="150.199443">
                <text:p>150.199443</text:p>
              </table:table-cell>
              <table:table-cell office:value-type="float" office:value="166.3546475">
                <text:p>166.3546475</text:p>
              </table:table-cell>
              <table:table-cell office:value-type="float" office:value="269.0542525">
                <text:p>269.0542525</text:p>
              </table:table-cell>
              <table:table-cell office:value-type="float" office:value="352.737905">
                <text:p>352.737905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34.970767">
                <text:p>34.970767</text:p>
              </table:table-cell>
              <table:table-cell office:value-type="float" office:value="39.35096125">
                <text:p>39.35096125</text:p>
              </table:table-cell>
              <table:table-cell office:value-type="float" office:value="48.61663575">
                <text:p>48.61663575</text:p>
              </table:table-cell>
              <table:table-cell office:value-type="float" office:value="59.91021925">
                <text:p>59.91021925</text:p>
              </table:table-cell>
              <table:table-cell office:value-type="float" office:value="62.1778995">
                <text:p>62.1778995</text:p>
              </table:table-cell>
              <table:table-cell office:value-type="float" office:value="84.883908">
                <text:p>84.883908</text:p>
              </table:table-cell>
              <table:table-cell office:value-type="float" office:value="91.7029215">
                <text:p>91.7029215</text:p>
              </table:table-cell>
              <table:table-cell office:value-type="float" office:value="150.2266">
                <text:p>150.2266</text:p>
              </table:table-cell>
              <table:table-cell office:value-type="float" office:value="166.33207">
                <text:p>166.33207</text:p>
              </table:table-cell>
              <table:table-cell office:value-type="float" office:value="269.4010425">
                <text:p>269.4010425</text:p>
              </table:table-cell>
              <table:table-cell office:value-type="float" office:value="353.037485">
                <text:p>353.03748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5.08129625">
                <text:p>35.08129625</text:p>
              </table:table-cell>
              <table:table-cell office:value-type="float" office:value="39.32638025">
                <text:p>39.32638025</text:p>
              </table:table-cell>
              <table:table-cell office:value-type="float" office:value="48.65255675">
                <text:p>48.65255675</text:p>
              </table:table-cell>
              <table:table-cell office:value-type="float" office:value="59.98550275">
                <text:p>59.98550275</text:p>
              </table:table-cell>
              <table:table-cell office:value-type="float" office:value="62.3663325">
                <text:p>62.3663325</text:p>
              </table:table-cell>
              <table:table-cell office:value-type="float" office:value="84.85599525">
                <text:p>84.85599525</text:p>
              </table:table-cell>
              <table:table-cell office:value-type="float" office:value="91.89497275">
                <text:p>91.89497275</text:p>
              </table:table-cell>
              <table:table-cell office:value-type="float" office:value="150.266117">
                <text:p>150.266117</text:p>
              </table:table-cell>
              <table:table-cell office:value-type="float" office:value="166.152125">
                <text:p>166.152125</text:p>
              </table:table-cell>
              <table:table-cell office:value-type="float" office:value="270.2613125">
                <text:p>270.2613125</text:p>
              </table:table-cell>
              <table:table-cell office:value-type="float" office:value="354.17905">
                <text:p>354.17905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35.22384575">
                <text:p>35.22384575</text:p>
              </table:table-cell>
              <table:table-cell office:value-type="float" office:value="39.4237425">
                <text:p>39.4237425</text:p>
              </table:table-cell>
              <table:table-cell office:value-type="float" office:value="48.590099">
                <text:p>48.590099</text:p>
              </table:table-cell>
              <table:table-cell office:value-type="float" office:value="60.350926">
                <text:p>60.350926</text:p>
              </table:table-cell>
              <table:table-cell office:value-type="float" office:value="62.718399">
                <text:p>62.718399</text:p>
              </table:table-cell>
              <table:table-cell office:value-type="float" office:value="85.02452525">
                <text:p>85.02452525</text:p>
              </table:table-cell>
              <table:table-cell office:value-type="float" office:value="92.44377975">
                <text:p>92.44377975</text:p>
              </table:table-cell>
              <table:table-cell office:value-type="float" office:value="150.465397">
                <text:p>150.465397</text:p>
              </table:table-cell>
              <table:table-cell office:value-type="float" office:value="166.47487">
                <text:p>166.47487</text:p>
              </table:table-cell>
              <table:table-cell office:value-type="float" office:value="272.6097875">
                <text:p>272.6097875</text:p>
              </table:table-cell>
              <table:table-cell office:value-type="float" office:value="355.14877">
                <text:p>355.14877</text:p>
              </table:table-cell>
            </table:table-row>
            <table:table-row>
              <table:table-cell office:value-type="float" office:value="6280">
                <text:p>6280</text:p>
              </table:table-cell>
              <table:table-cell office:value-type="float" office:value="35.3436235">
                <text:p>35.3436235</text:p>
              </table:table-cell>
              <table:table-cell office:value-type="float" office:value="39.51021875">
                <text:p>39.51021875</text:p>
              </table:table-cell>
              <table:table-cell office:value-type="float" office:value="48.41058425">
                <text:p>48.41058425</text:p>
              </table:table-cell>
              <table:table-cell office:value-type="float" office:value="60.5632585">
                <text:p>60.5632585</text:p>
              </table:table-cell>
              <table:table-cell office:value-type="float" office:value="62.9439915">
                <text:p>62.9439915</text:p>
              </table:table-cell>
              <table:table-cell office:value-type="float" office:value="85.09734375">
                <text:p>85.09734375</text:p>
              </table:table-cell>
              <table:table-cell office:value-type="float" office:value="93.00133725">
                <text:p>93.00133725</text:p>
              </table:table-cell>
              <table:table-cell office:value-type="float" office:value="150.543592">
                <text:p>150.543592</text:p>
              </table:table-cell>
              <table:table-cell office:value-type="float" office:value="166.83719">
                <text:p>166.83719</text:p>
              </table:table-cell>
              <table:table-cell office:value-type="float" office:value="275.0078225">
                <text:p>275.0078225</text:p>
              </table:table-cell>
              <table:table-cell office:value-type="float" office:value="356.1908225">
                <text:p>356.1908225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35.38313125">
                <text:p>35.38313125</text:p>
              </table:table-cell>
              <table:table-cell office:value-type="float" office:value="39.62162125">
                <text:p>39.62162125</text:p>
              </table:table-cell>
              <table:table-cell office:value-type="float" office:value="48.2613545">
                <text:p>48.2613545</text:p>
              </table:table-cell>
              <table:table-cell office:value-type="float" office:value="60.657235">
                <text:p>60.657235</text:p>
              </table:table-cell>
              <table:table-cell office:value-type="float" office:value="63.0880075">
                <text:p>63.0880075</text:p>
              </table:table-cell>
              <table:table-cell office:value-type="float" office:value="85.02263375">
                <text:p>85.02263375</text:p>
              </table:table-cell>
              <table:table-cell office:value-type="float" office:value="93.4947985">
                <text:p>93.4947985</text:p>
              </table:table-cell>
              <table:table-cell office:value-type="float" office:value="150.601355">
                <text:p>150.601355</text:p>
              </table:table-cell>
              <table:table-cell office:value-type="float" office:value="167.0862825">
                <text:p>167.0862825</text:p>
              </table:table-cell>
              <table:table-cell office:value-type="float" office:value="276.6967325">
                <text:p>276.6967325</text:p>
              </table:table-cell>
              <table:table-cell office:value-type="float" office:value="357.3490425">
                <text:p>357.3490425</text:p>
              </table:table-cell>
            </table:table-row>
            <table:table-row>
              <table:table-cell office:value-type="float" office:value="6360">
                <text:p>6360</text:p>
              </table:table-cell>
              <table:table-cell office:value-type="float" office:value="35.3789055">
                <text:p>35.3789055</text:p>
              </table:table-cell>
              <table:table-cell office:value-type="float" office:value="39.7097275">
                <text:p>39.7097275</text:p>
              </table:table-cell>
              <table:table-cell office:value-type="float" office:value="48.12226325">
                <text:p>48.12226325</text:p>
              </table:table-cell>
              <table:table-cell office:value-type="float" office:value="60.794208">
                <text:p>60.794208</text:p>
              </table:table-cell>
              <table:table-cell office:value-type="float" office:value="63.25514825">
                <text:p>63.25514825</text:p>
              </table:table-cell>
              <table:table-cell office:value-type="float" office:value="84.9641425">
                <text:p>84.9641425</text:p>
              </table:table-cell>
              <table:table-cell office:value-type="float" office:value="94.253085">
                <text:p>94.253085</text:p>
              </table:table-cell>
              <table:table-cell office:value-type="float" office:value="150.692224">
                <text:p>150.692224</text:p>
              </table:table-cell>
              <table:table-cell office:value-type="float" office:value="167.4560425">
                <text:p>167.4560425</text:p>
              </table:table-cell>
              <table:table-cell office:value-type="float" office:value="278.0616725">
                <text:p>278.0616725</text:p>
              </table:table-cell>
              <table:table-cell office:value-type="float" office:value="358.7806575">
                <text:p>358.780657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5.22983175">
                <text:p>35.22983175</text:p>
              </table:table-cell>
              <table:table-cell office:value-type="float" office:value="39.69717925">
                <text:p>39.69717925</text:p>
              </table:table-cell>
              <table:table-cell office:value-type="float" office:value="48.02761275">
                <text:p>48.02761275</text:p>
              </table:table-cell>
              <table:table-cell office:value-type="float" office:value="60.83264725">
                <text:p>60.83264725</text:p>
              </table:table-cell>
              <table:table-cell office:value-type="float" office:value="63.38583925">
                <text:p>63.38583925</text:p>
              </table:table-cell>
              <table:table-cell office:value-type="float" office:value="85.00802275">
                <text:p>85.00802275</text:p>
              </table:table-cell>
              <table:table-cell office:value-type="float" office:value="94.81527125">
                <text:p>94.81527125</text:p>
              </table:table-cell>
              <table:table-cell office:value-type="float" office:value="151.012508">
                <text:p>151.012508</text:p>
              </table:table-cell>
              <table:table-cell office:value-type="float" office:value="168.0210925">
                <text:p>168.0210925</text:p>
              </table:table-cell>
              <table:table-cell office:value-type="float" office:value="278.9944325">
                <text:p>278.9944325</text:p>
              </table:table-cell>
              <table:table-cell office:value-type="float" office:value="360.118735">
                <text:p>360.118735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35.0880965">
                <text:p>35.0880965</text:p>
              </table:table-cell>
              <table:table-cell office:value-type="float" office:value="39.59399175">
                <text:p>39.59399175</text:p>
              </table:table-cell>
              <table:table-cell office:value-type="float" office:value="47.91647375">
                <text:p>47.91647375</text:p>
              </table:table-cell>
              <table:table-cell office:value-type="float" office:value="60.81354275">
                <text:p>60.81354275</text:p>
              </table:table-cell>
              <table:table-cell office:value-type="float" office:value="63.5542495">
                <text:p>63.5542495</text:p>
              </table:table-cell>
              <table:table-cell office:value-type="float" office:value="85.03598025">
                <text:p>85.03598025</text:p>
              </table:table-cell>
              <table:table-cell office:value-type="float" office:value="95.383695">
                <text:p>95.383695</text:p>
              </table:table-cell>
              <table:table-cell office:value-type="float" office:value="150.8055555">
                <text:p>150.8055555</text:p>
              </table:table-cell>
              <table:table-cell office:value-type="float" office:value="168.08415">
                <text:p>168.08415</text:p>
              </table:table-cell>
              <table:table-cell office:value-type="float" office:value="279.554345">
                <text:p>279.554345</text:p>
              </table:table-cell>
              <table:table-cell office:value-type="float" office:value="361.4184325">
                <text:p>361.4184325</text:p>
              </table:table-cell>
            </table:table-row>
            <table:table-row>
              <table:table-cell office:value-type="float" office:value="6480">
                <text:p>6480</text:p>
              </table:table-cell>
              <table:table-cell office:value-type="float" office:value="34.94641125">
                <text:p>34.94641125</text:p>
              </table:table-cell>
              <table:table-cell office:value-type="float" office:value="39.4363415">
                <text:p>39.4363415</text:p>
              </table:table-cell>
              <table:table-cell office:value-type="float" office:value="47.846634">
                <text:p>47.846634</text:p>
              </table:table-cell>
              <table:table-cell office:value-type="float" office:value="60.778329">
                <text:p>60.778329</text:p>
              </table:table-cell>
              <table:table-cell office:value-type="float" office:value="63.4194405">
                <text:p>63.4194405</text:p>
              </table:table-cell>
              <table:table-cell office:value-type="float" office:value="84.78186875">
                <text:p>84.78186875</text:p>
              </table:table-cell>
              <table:table-cell office:value-type="float" office:value="96.1352495">
                <text:p>96.1352495</text:p>
              </table:table-cell>
              <table:table-cell office:value-type="float" office:value="150.4412405">
                <text:p>150.4412405</text:p>
              </table:table-cell>
              <table:table-cell office:value-type="float" office:value="168.2402325">
                <text:p>168.2402325</text:p>
              </table:table-cell>
              <table:table-cell office:value-type="float" office:value="280.7144">
                <text:p>280.7144</text:p>
              </table:table-cell>
              <table:table-cell office:value-type="float" office:value="362.8138125">
                <text:p>362.8138125</text:p>
              </table:table-cell>
            </table:table-row>
            <table:table-row>
              <table:table-cell office:value-type="float" office:value="6520">
                <text:p>6520</text:p>
              </table:table-cell>
              <table:table-cell office:value-type="float" office:value="34.79511275">
                <text:p>34.79511275</text:p>
              </table:table-cell>
              <table:table-cell office:value-type="float" office:value="39.3370595">
                <text:p>39.3370595</text:p>
              </table:table-cell>
              <table:table-cell office:value-type="float" office:value="47.7425425">
                <text:p>47.7425425</text:p>
              </table:table-cell>
              <table:table-cell office:value-type="float" office:value="60.57013525">
                <text:p>60.57013525</text:p>
              </table:table-cell>
              <table:table-cell office:value-type="float" office:value="63.3284775">
                <text:p>63.3284775</text:p>
              </table:table-cell>
              <table:table-cell office:value-type="float" office:value="84.50756375">
                <text:p>84.50756375</text:p>
              </table:table-cell>
              <table:table-cell office:value-type="float" office:value="96.35534325">
                <text:p>96.35534325</text:p>
              </table:table-cell>
              <table:table-cell office:value-type="float" office:value="150.176581">
                <text:p>150.176581</text:p>
              </table:table-cell>
              <table:table-cell office:value-type="float" office:value="168.269735">
                <text:p>168.269735</text:p>
              </table:table-cell>
              <table:table-cell office:value-type="float" office:value="281.479525">
                <text:p>281.479525</text:p>
              </table:table-cell>
              <table:table-cell office:value-type="float" office:value="363.88222">
                <text:p>363.88222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34.67335275">
                <text:p>34.67335275</text:p>
              </table:table-cell>
              <table:table-cell office:value-type="float" office:value="39.2226785">
                <text:p>39.2226785</text:p>
              </table:table-cell>
              <table:table-cell office:value-type="float" office:value="47.7372985">
                <text:p>47.7372985</text:p>
              </table:table-cell>
              <table:table-cell office:value-type="float" office:value="60.38122375">
                <text:p>60.38122375</text:p>
              </table:table-cell>
              <table:table-cell office:value-type="float" office:value="63.16559125">
                <text:p>63.16559125</text:p>
              </table:table-cell>
              <table:table-cell office:value-type="float" office:value="84.30613425">
                <text:p>84.30613425</text:p>
              </table:table-cell>
              <table:table-cell office:value-type="float" office:value="96.32675825">
                <text:p>96.32675825</text:p>
              </table:table-cell>
              <table:table-cell office:value-type="float" office:value="149.806279">
                <text:p>149.806279</text:p>
              </table:table-cell>
              <table:table-cell office:value-type="float" office:value="168.305425">
                <text:p>168.305425</text:p>
              </table:table-cell>
              <table:table-cell office:value-type="float" office:value="282.668795">
                <text:p>282.668795</text:p>
              </table:table-cell>
              <table:table-cell office:value-type="float" office:value="364.920435">
                <text:p>364.920435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4.622263">
                <text:p>34.622263</text:p>
              </table:table-cell>
              <table:table-cell office:value-type="float" office:value="39.11451075">
                <text:p>39.11451075</text:p>
              </table:table-cell>
              <table:table-cell office:value-type="float" office:value="47.688428">
                <text:p>47.688428</text:p>
              </table:table-cell>
              <table:table-cell office:value-type="float" office:value="60.257519">
                <text:p>60.257519</text:p>
              </table:table-cell>
              <table:table-cell office:value-type="float" office:value="63.0844455">
                <text:p>63.0844455</text:p>
              </table:table-cell>
              <table:table-cell office:value-type="float" office:value="84.29066425">
                <text:p>84.29066425</text:p>
              </table:table-cell>
              <table:table-cell office:value-type="float" office:value="96.72301725">
                <text:p>96.72301725</text:p>
              </table:table-cell>
              <table:table-cell office:value-type="float" office:value="149.492073">
                <text:p>149.492073</text:p>
              </table:table-cell>
              <table:table-cell office:value-type="float" office:value="168.4358475">
                <text:p>168.4358475</text:p>
              </table:table-cell>
              <table:table-cell office:value-type="float" office:value="283.4341525">
                <text:p>283.4341525</text:p>
              </table:table-cell>
              <table:table-cell office:value-type="float" office:value="365.8122425">
                <text:p>365.8122425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34.496105">
                <text:p>34.496105</text:p>
              </table:table-cell>
              <table:table-cell office:value-type="float" office:value="38.9589485">
                <text:p>38.9589485</text:p>
              </table:table-cell>
              <table:table-cell office:value-type="float" office:value="47.643457">
                <text:p>47.643457</text:p>
              </table:table-cell>
              <table:table-cell office:value-type="float" office:value="60.10037925">
                <text:p>60.10037925</text:p>
              </table:table-cell>
              <table:table-cell office:value-type="float" office:value="62.93235575">
                <text:p>62.93235575</text:p>
              </table:table-cell>
              <table:table-cell office:value-type="float" office:value="84.12151175">
                <text:p>84.12151175</text:p>
              </table:table-cell>
              <table:table-cell office:value-type="float" office:value="96.9374585">
                <text:p>96.9374585</text:p>
              </table:table-cell>
              <table:table-cell office:value-type="float" office:value="149.308193">
                <text:p>149.308193</text:p>
              </table:table-cell>
              <table:table-cell office:value-type="float" office:value="168.297195">
                <text:p>168.297195</text:p>
              </table:table-cell>
              <table:table-cell office:value-type="float" office:value="283.6878925">
                <text:p>283.6878925</text:p>
              </table:table-cell>
              <table:table-cell office:value-type="float" office:value="366.8311025">
                <text:p>366.8311025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34.417052">
                <text:p>34.417052</text:p>
              </table:table-cell>
              <table:table-cell office:value-type="float" office:value="38.87463225">
                <text:p>38.87463225</text:p>
              </table:table-cell>
              <table:table-cell office:value-type="float" office:value="47.6079165">
                <text:p>47.6079165</text:p>
              </table:table-cell>
              <table:table-cell office:value-type="float" office:value="60.0098465">
                <text:p>60.0098465</text:p>
              </table:table-cell>
              <table:table-cell office:value-type="float" office:value="62.77863575">
                <text:p>62.77863575</text:p>
              </table:table-cell>
              <table:table-cell office:value-type="float" office:value="83.8644855">
                <text:p>83.8644855</text:p>
              </table:table-cell>
              <table:table-cell office:value-type="float" office:value="96.8965105">
                <text:p>96.8965105</text:p>
              </table:table-cell>
              <table:table-cell office:value-type="float" office:value="149.0519095">
                <text:p>149.0519095</text:p>
              </table:table-cell>
              <table:table-cell office:value-type="float" office:value="168.069535">
                <text:p>168.069535</text:p>
              </table:table-cell>
              <table:table-cell office:value-type="float" office:value="283.8038825">
                <text:p>283.8038825</text:p>
              </table:table-cell>
              <table:table-cell office:value-type="float" office:value="368.0675325">
                <text:p>368.0675325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34.3482815">
                <text:p>34.3482815</text:p>
              </table:table-cell>
              <table:table-cell office:value-type="float" office:value="38.77508125">
                <text:p>38.77508125</text:p>
              </table:table-cell>
              <table:table-cell office:value-type="float" office:value="47.5217255">
                <text:p>47.5217255</text:p>
              </table:table-cell>
              <table:table-cell office:value-type="float" office:value="59.939553">
                <text:p>59.939553</text:p>
              </table:table-cell>
              <table:table-cell office:value-type="float" office:value="62.65585375">
                <text:p>62.65585375</text:p>
              </table:table-cell>
              <table:table-cell office:value-type="float" office:value="83.6349095">
                <text:p>83.6349095</text:p>
              </table:table-cell>
              <table:table-cell office:value-type="float" office:value="96.87469175">
                <text:p>96.87469175</text:p>
              </table:table-cell>
              <table:table-cell office:value-type="float" office:value="148.9431945">
                <text:p>148.9431945</text:p>
              </table:table-cell>
              <table:table-cell office:value-type="float" office:value="167.994655">
                <text:p>167.994655</text:p>
              </table:table-cell>
              <table:table-cell office:value-type="float" office:value="284.599035">
                <text:p>284.599035</text:p>
              </table:table-cell>
              <table:table-cell office:value-type="float" office:value="369.2174525">
                <text:p>369.2174525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34.31663925">
                <text:p>34.31663925</text:p>
              </table:table-cell>
              <table:table-cell office:value-type="float" office:value="38.73926175">
                <text:p>38.73926175</text:p>
              </table:table-cell>
              <table:table-cell office:value-type="float" office:value="47.43937675">
                <text:p>47.43937675</text:p>
              </table:table-cell>
              <table:table-cell office:value-type="float" office:value="59.85491125">
                <text:p>59.85491125</text:p>
              </table:table-cell>
              <table:table-cell office:value-type="float" office:value="62.4425805">
                <text:p>62.4425805</text:p>
              </table:table-cell>
              <table:table-cell office:value-type="float" office:value="83.43208475">
                <text:p>83.43208475</text:p>
              </table:table-cell>
              <table:table-cell office:value-type="float" office:value="97.0839655">
                <text:p>97.0839655</text:p>
              </table:table-cell>
              <table:table-cell office:value-type="float" office:value="148.846813">
                <text:p>148.846813</text:p>
              </table:table-cell>
              <table:table-cell office:value-type="float" office:value="167.9701875">
                <text:p>167.9701875</text:p>
              </table:table-cell>
              <table:table-cell office:value-type="float" office:value="285.40072">
                <text:p>285.40072</text:p>
              </table:table-cell>
              <table:table-cell office:value-type="float" office:value="369.8561825">
                <text:p>369.856182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4.31959325">
                <text:p>34.31959325</text:p>
              </table:table-cell>
              <table:table-cell office:value-type="float" office:value="38.711169">
                <text:p>38.711169</text:p>
              </table:table-cell>
              <table:table-cell office:value-type="float" office:value="47.39098725">
                <text:p>47.39098725</text:p>
              </table:table-cell>
              <table:table-cell office:value-type="float" office:value="59.89807075">
                <text:p>59.89807075</text:p>
              </table:table-cell>
              <table:table-cell office:value-type="float" office:value="62.296864">
                <text:p>62.296864</text:p>
              </table:table-cell>
              <table:table-cell office:value-type="float" office:value="83.340686">
                <text:p>83.340686</text:p>
              </table:table-cell>
              <table:table-cell office:value-type="float" office:value="97.54413975">
                <text:p>97.54413975</text:p>
              </table:table-cell>
              <table:table-cell office:value-type="float" office:value="148.8616435">
                <text:p>148.8616435</text:p>
              </table:table-cell>
              <table:table-cell office:value-type="float" office:value="168.108">
                <text:p>168.108</text:p>
              </table:table-cell>
              <table:table-cell office:value-type="float" office:value="285.8288175">
                <text:p>285.8288175</text:p>
              </table:table-cell>
              <table:table-cell office:value-type="float" office:value="370.676875">
                <text:p>370.676875</text:p>
              </table:table-cell>
            </table:table-row>
            <table:table-row>
              <table:table-cell office:value-type="float" office:value="6840">
                <text:p>6840</text:p>
              </table:table-cell>
              <table:table-cell office:value-type="float" office:value="34.3467485">
                <text:p>34.3467485</text:p>
              </table:table-cell>
              <table:table-cell office:value-type="float" office:value="38.70002625">
                <text:p>38.70002625</text:p>
              </table:table-cell>
              <table:table-cell office:value-type="float" office:value="47.3853525">
                <text:p>47.3853525</text:p>
              </table:table-cell>
              <table:table-cell office:value-type="float" office:value="59.93481475">
                <text:p>59.93481475</text:p>
              </table:table-cell>
              <table:table-cell office:value-type="float" office:value="62.207415">
                <text:p>62.207415</text:p>
              </table:table-cell>
              <table:table-cell office:value-type="float" office:value="83.302603">
                <text:p>83.302603</text:p>
              </table:table-cell>
              <table:table-cell office:value-type="float" office:value="97.5919645">
                <text:p>97.5919645</text:p>
              </table:table-cell>
              <table:table-cell office:value-type="float" office:value="148.6572225">
                <text:p>148.6572225</text:p>
              </table:table-cell>
              <table:table-cell office:value-type="float" office:value="168.1578675">
                <text:p>168.1578675</text:p>
              </table:table-cell>
              <table:table-cell office:value-type="float" office:value="286.692475">
                <text:p>286.692475</text:p>
              </table:table-cell>
              <table:table-cell office:value-type="float" office:value="371.8942325">
                <text:p>371.8942325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34.36581675">
                <text:p>34.36581675</text:p>
              </table:table-cell>
              <table:table-cell office:value-type="float" office:value="38.72199725">
                <text:p>38.72199725</text:p>
              </table:table-cell>
              <table:table-cell office:value-type="float" office:value="47.2212815">
                <text:p>47.2212815</text:p>
              </table:table-cell>
              <table:table-cell office:value-type="float" office:value="60.03395225">
                <text:p>60.03395225</text:p>
              </table:table-cell>
              <table:table-cell office:value-type="float" office:value="62.232448">
                <text:p>62.232448</text:p>
              </table:table-cell>
              <table:table-cell office:value-type="float" office:value="83.29541575">
                <text:p>83.29541575</text:p>
              </table:table-cell>
              <table:table-cell office:value-type="float" office:value="97.9408265">
                <text:p>97.9408265</text:p>
              </table:table-cell>
              <table:table-cell office:value-type="float" office:value="148.5655955">
                <text:p>148.5655955</text:p>
              </table:table-cell>
              <table:table-cell office:value-type="float" office:value="168.53224">
                <text:p>168.53224</text:p>
              </table:table-cell>
              <table:table-cell office:value-type="float" office:value="287.37309">
                <text:p>287.37309</text:p>
              </table:table-cell>
              <table:table-cell office:value-type="float" office:value="373.4650225">
                <text:p>373.4650225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34.33747325">
                <text:p>34.33747325</text:p>
              </table:table-cell>
              <table:table-cell office:value-type="float" office:value="38.64875725">
                <text:p>38.64875725</text:p>
              </table:table-cell>
              <table:table-cell office:value-type="float" office:value="47.07953775">
                <text:p>47.07953775</text:p>
              </table:table-cell>
              <table:table-cell office:value-type="float" office:value="60.060276">
                <text:p>60.060276</text:p>
              </table:table-cell>
              <table:table-cell office:value-type="float" office:value="62.119957">
                <text:p>62.119957</text:p>
              </table:table-cell>
              <table:table-cell office:value-type="float" office:value="83.161223">
                <text:p>83.161223</text:p>
              </table:table-cell>
              <table:table-cell office:value-type="float" office:value="97.96739625">
                <text:p>97.96739625</text:p>
              </table:table-cell>
              <table:table-cell office:value-type="float" office:value="148.19902">
                <text:p>148.19902</text:p>
              </table:table-cell>
              <table:table-cell office:value-type="float" office:value="169.00859">
                <text:p>169.00859</text:p>
              </table:table-cell>
              <table:table-cell office:value-type="float" office:value="288.0172575">
                <text:p>288.0172575</text:p>
              </table:table-cell>
              <table:table-cell office:value-type="float" office:value="375.3511725">
                <text:p>375.3511725</text:p>
              </table:table-cell>
            </table:table-row>
            <table:table-row>
              <table:table-cell office:value-type="float" office:value="6960">
                <text:p>6960</text:p>
              </table:table-cell>
              <table:table-cell office:value-type="float" office:value="34.2548755">
                <text:p>34.2548755</text:p>
              </table:table-cell>
              <table:table-cell office:value-type="float" office:value="38.63597025">
                <text:p>38.63597025</text:p>
              </table:table-cell>
              <table:table-cell office:value-type="float" office:value="46.91651">
                <text:p>46.91651</text:p>
              </table:table-cell>
              <table:table-cell office:value-type="float" office:value="60.05667825">
                <text:p>60.05667825</text:p>
              </table:table-cell>
              <table:table-cell office:value-type="float" office:value="61.95569525">
                <text:p>61.95569525</text:p>
              </table:table-cell>
              <table:table-cell office:value-type="float" office:value="83.03813625">
                <text:p>83.03813625</text:p>
              </table:table-cell>
              <table:table-cell office:value-type="float" office:value="97.9346205">
                <text:p>97.9346205</text:p>
              </table:table-cell>
              <table:table-cell office:value-type="float" office:value="147.979105">
                <text:p>147.979105</text:p>
              </table:table-cell>
              <table:table-cell office:value-type="float" office:value="169.155705">
                <text:p>169.155705</text:p>
              </table:table-cell>
              <table:table-cell office:value-type="float" office:value="288.688425">
                <text:p>288.688425</text:p>
              </table:table-cell>
              <table:table-cell office:value-type="float" office:value="377.2584575">
                <text:p>377.25845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4.17511175">
                <text:p>34.17511175</text:p>
              </table:table-cell>
              <table:table-cell office:value-type="float" office:value="38.5996005">
                <text:p>38.5996005</text:p>
              </table:table-cell>
              <table:table-cell office:value-type="float" office:value="46.72932175">
                <text:p>46.72932175</text:p>
              </table:table-cell>
              <table:table-cell office:value-type="float" office:value="60.02279525">
                <text:p>60.02279525</text:p>
              </table:table-cell>
              <table:table-cell office:value-type="float" office:value="61.77383">
                <text:p>61.77383</text:p>
              </table:table-cell>
              <table:table-cell office:value-type="float" office:value="82.977284">
                <text:p>82.977284</text:p>
              </table:table-cell>
              <table:table-cell office:value-type="float" office:value="97.7015465">
                <text:p>97.7015465</text:p>
              </table:table-cell>
              <table:table-cell office:value-type="float" office:value="147.7351665">
                <text:p>147.7351665</text:p>
              </table:table-cell>
              <table:table-cell office:value-type="float" office:value="169.136915">
                <text:p>169.136915</text:p>
              </table:table-cell>
              <table:table-cell office:value-type="float" office:value="288.85926">
                <text:p>288.85926</text:p>
              </table:table-cell>
              <table:table-cell office:value-type="float" office:value="378.284115">
                <text:p>378.284115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34.1433715">
                <text:p>34.1433715</text:p>
              </table:table-cell>
              <table:table-cell office:value-type="float" office:value="38.64756375">
                <text:p>38.64756375</text:p>
              </table:table-cell>
              <table:table-cell office:value-type="float" office:value="46.60106875">
                <text:p>46.60106875</text:p>
              </table:table-cell>
              <table:table-cell office:value-type="float" office:value="60.10164725">
                <text:p>60.10164725</text:p>
              </table:table-cell>
              <table:table-cell office:value-type="float" office:value="61.63631775">
                <text:p>61.63631775</text:p>
              </table:table-cell>
              <table:table-cell office:value-type="float" office:value="82.91772275">
                <text:p>82.91772275</text:p>
              </table:table-cell>
              <table:table-cell office:value-type="float" office:value="97.43210975">
                <text:p>97.43210975</text:p>
              </table:table-cell>
              <table:table-cell office:value-type="float" office:value="147.3250805">
                <text:p>147.3250805</text:p>
              </table:table-cell>
              <table:table-cell office:value-type="float" office:value="169.3782975">
                <text:p>169.3782975</text:p>
              </table:table-cell>
              <table:table-cell office:value-type="float" office:value="289.291175">
                <text:p>289.291175</text:p>
              </table:table-cell>
              <table:table-cell office:value-type="float" office:value="379.3286025">
                <text:p>379.3286025</text:p>
              </table:table-cell>
            </table:table-row>
            <table:table-row>
              <table:table-cell office:value-type="float" office:value="7080">
                <text:p>7080</text:p>
              </table:table-cell>
              <table:table-cell office:value-type="float" office:value="34.13103375">
                <text:p>34.13103375</text:p>
              </table:table-cell>
              <table:table-cell office:value-type="float" office:value="38.792864">
                <text:p>38.792864</text:p>
              </table:table-cell>
              <table:table-cell office:value-type="float" office:value="46.544011">
                <text:p>46.544011</text:p>
              </table:table-cell>
              <table:table-cell office:value-type="float" office:value="60.1726915">
                <text:p>60.1726915</text:p>
              </table:table-cell>
              <table:table-cell office:value-type="float" office:value="61.5260735">
                <text:p>61.5260735</text:p>
              </table:table-cell>
              <table:table-cell office:value-type="float" office:value="82.81487975">
                <text:p>82.81487975</text:p>
              </table:table-cell>
              <table:table-cell office:value-type="float" office:value="97.30623">
                <text:p>97.30623</text:p>
              </table:table-cell>
              <table:table-cell office:value-type="float" office:value="146.8682735">
                <text:p>146.8682735</text:p>
              </table:table-cell>
              <table:table-cell office:value-type="float" office:value="169.598735">
                <text:p>169.598735</text:p>
              </table:table-cell>
              <table:table-cell office:value-type="float" office:value="289.884635">
                <text:p>289.884635</text:p>
              </table:table-cell>
              <table:table-cell office:value-type="float" office:value="380.085865">
                <text:p>380.085865</text:p>
              </table:table-cell>
            </table:table-row>
            <table:table-row>
              <table:table-cell office:value-type="float" office:value="7120">
                <text:p>7120</text:p>
              </table:table-cell>
              <table:table-cell office:value-type="float" office:value="34.0906315">
                <text:p>34.0906315</text:p>
              </table:table-cell>
              <table:table-cell office:value-type="float" office:value="38.864485">
                <text:p>38.864485</text:p>
              </table:table-cell>
              <table:table-cell office:value-type="float" office:value="46.4945795">
                <text:p>46.4945795</text:p>
              </table:table-cell>
              <table:table-cell office:value-type="float" office:value="60.21816025">
                <text:p>60.21816025</text:p>
              </table:table-cell>
              <table:table-cell office:value-type="float" office:value="61.40038225">
                <text:p>61.40038225</text:p>
              </table:table-cell>
              <table:table-cell office:value-type="float" office:value="82.68441025">
                <text:p>82.68441025</text:p>
              </table:table-cell>
              <table:table-cell office:value-type="float" office:value="97.25180325">
                <text:p>97.25180325</text:p>
              </table:table-cell>
              <table:table-cell office:value-type="float" office:value="146.3673325">
                <text:p>146.3673325</text:p>
              </table:table-cell>
              <table:table-cell office:value-type="float" office:value="169.6986425">
                <text:p>169.6986425</text:p>
              </table:table-cell>
              <table:table-cell office:value-type="float" office:value="290.25083">
                <text:p>290.25083</text:p>
              </table:table-cell>
              <table:table-cell office:value-type="float" office:value="381.033795">
                <text:p>381.033795</text:p>
              </table:table-cell>
            </table:table-row>
            <table:table-row>
              <table:table-cell office:value-type="float" office:value="7160">
                <text:p>7160</text:p>
              </table:table-cell>
              <table:table-cell office:value-type="float" office:value="33.956528">
                <text:p>33.956528</text:p>
              </table:table-cell>
              <table:table-cell office:value-type="float" office:value="38.815615">
                <text:p>38.815615</text:p>
              </table:table-cell>
              <table:table-cell office:value-type="float" office:value="46.447246">
                <text:p>46.447246</text:p>
              </table:table-cell>
              <table:table-cell office:value-type="float" office:value="60.19717">
                <text:p>60.19717</text:p>
              </table:table-cell>
              <table:table-cell office:value-type="float" office:value="61.26895">
                <text:p>61.26895</text:p>
              </table:table-cell>
              <table:table-cell office:value-type="float" office:value="82.462409">
                <text:p>82.462409</text:p>
              </table:table-cell>
              <table:table-cell office:value-type="float" office:value="96.94688225">
                <text:p>96.94688225</text:p>
              </table:table-cell>
              <table:table-cell office:value-type="float" office:value="145.8025515">
                <text:p>145.8025515</text:p>
              </table:table-cell>
              <table:table-cell office:value-type="float" office:value="169.8508125">
                <text:p>169.8508125</text:p>
              </table:table-cell>
              <table:table-cell office:value-type="float" office:value="290.323755">
                <text:p>290.323755</text:p>
              </table:table-cell>
              <table:table-cell office:value-type="float" office:value="381.564865">
                <text:p>381.564865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3.87876575">
                <text:p>33.87876575</text:p>
              </table:table-cell>
              <table:table-cell office:value-type="float" office:value="38.803792">
                <text:p>38.803792</text:p>
              </table:table-cell>
              <table:table-cell office:value-type="float" office:value="46.48697875">
                <text:p>46.48697875</text:p>
              </table:table-cell>
              <table:table-cell office:value-type="float" office:value="60.17651025">
                <text:p>60.17651025</text:p>
              </table:table-cell>
              <table:table-cell office:value-type="float" office:value="61.118375">
                <text:p>61.118375</text:p>
              </table:table-cell>
              <table:table-cell office:value-type="float" office:value="82.3236935">
                <text:p>82.3236935</text:p>
              </table:table-cell>
              <table:table-cell office:value-type="float" office:value="96.728609">
                <text:p>96.728609</text:p>
              </table:table-cell>
              <table:table-cell office:value-type="float" office:value="145.3301025">
                <text:p>145.3301025</text:p>
              </table:table-cell>
              <table:table-cell office:value-type="float" office:value="169.7321625">
                <text:p>169.7321625</text:p>
              </table:table-cell>
              <table:table-cell office:value-type="float" office:value="290.8126925">
                <text:p>290.8126925</text:p>
              </table:table-cell>
              <table:table-cell office:value-type="float" office:value="381.7609525">
                <text:p>381.7609525</text:p>
              </table:table-cell>
            </table:table-row>
            <table:table-row>
              <table:table-cell office:value-type="float" office:value="7240">
                <text:p>7240</text:p>
              </table:table-cell>
              <table:table-cell office:value-type="float" office:value="33.804134">
                <text:p>33.804134</text:p>
              </table:table-cell>
              <table:table-cell office:value-type="float" office:value="38.8870825">
                <text:p>38.8870825</text:p>
              </table:table-cell>
              <table:table-cell office:value-type="float" office:value="46.6183895">
                <text:p>46.6183895</text:p>
              </table:table-cell>
              <table:table-cell office:value-type="float" office:value="60.1447975">
                <text:p>60.1447975</text:p>
              </table:table-cell>
              <table:table-cell office:value-type="float" office:value="61.0102355">
                <text:p>61.0102355</text:p>
              </table:table-cell>
              <table:table-cell office:value-type="float" office:value="82.293375">
                <text:p>82.293375</text:p>
              </table:table-cell>
              <table:table-cell office:value-type="float" office:value="96.5382215">
                <text:p>96.5382215</text:p>
              </table:table-cell>
              <table:table-cell office:value-type="float" office:value="144.940096">
                <text:p>144.940096</text:p>
              </table:table-cell>
              <table:table-cell office:value-type="float" office:value="169.8995975">
                <text:p>169.8995975</text:p>
              </table:table-cell>
              <table:table-cell office:value-type="float" office:value="290.9951225">
                <text:p>290.9951225</text:p>
              </table:table-cell>
              <table:table-cell office:value-type="float" office:value="382.0272725">
                <text:p>382.0272725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33.8051065">
                <text:p>33.8051065</text:p>
              </table:table-cell>
              <table:table-cell office:value-type="float" office:value="38.9773095">
                <text:p>38.9773095</text:p>
              </table:table-cell>
              <table:table-cell office:value-type="float" office:value="46.6674235">
                <text:p>46.6674235</text:p>
              </table:table-cell>
              <table:table-cell office:value-type="float" office:value="60.13212225">
                <text:p>60.13212225</text:p>
              </table:table-cell>
              <table:table-cell office:value-type="float" office:value="60.911304">
                <text:p>60.911304</text:p>
              </table:table-cell>
              <table:table-cell office:value-type="float" office:value="82.388935">
                <text:p>82.388935</text:p>
              </table:table-cell>
              <table:table-cell office:value-type="float" office:value="96.42300775">
                <text:p>96.42300775</text:p>
              </table:table-cell>
              <table:table-cell office:value-type="float" office:value="144.683622">
                <text:p>144.683622</text:p>
              </table:table-cell>
              <table:table-cell office:value-type="float" office:value="170.141285">
                <text:p>170.141285</text:p>
              </table:table-cell>
              <table:table-cell office:value-type="float" office:value="291.1065">
                <text:p>291.1065</text:p>
              </table:table-cell>
              <table:table-cell office:value-type="float" office:value="382.573945">
                <text:p>382.573945</text:p>
              </table:table-cell>
            </table:table-row>
            <table:table-row>
              <table:table-cell office:value-type="float" office:value="7320">
                <text:p>7320</text:p>
              </table:table-cell>
              <table:table-cell office:value-type="float" office:value="33.8184445">
                <text:p>33.8184445</text:p>
              </table:table-cell>
              <table:table-cell office:value-type="float" office:value="39.038978">
                <text:p>39.038978</text:p>
              </table:table-cell>
              <table:table-cell office:value-type="float" office:value="46.64689725">
                <text:p>46.64689725</text:p>
              </table:table-cell>
              <table:table-cell office:value-type="float" office:value="60.10631025">
                <text:p>60.10631025</text:p>
              </table:table-cell>
              <table:table-cell office:value-type="float" office:value="60.8789805">
                <text:p>60.8789805</text:p>
              </table:table-cell>
              <table:table-cell office:value-type="float" office:value="82.49445775">
                <text:p>82.49445775</text:p>
              </table:table-cell>
              <table:table-cell office:value-type="float" office:value="96.39466225">
                <text:p>96.39466225</text:p>
              </table:table-cell>
              <table:table-cell office:value-type="float" office:value="144.4738195">
                <text:p>144.4738195</text:p>
              </table:table-cell>
              <table:table-cell office:value-type="float" office:value="170.415865">
                <text:p>170.415865</text:p>
              </table:table-cell>
              <table:table-cell office:value-type="float" office:value="291.9819775">
                <text:p>291.9819775</text:p>
              </table:table-cell>
              <table:table-cell office:value-type="float" office:value="382.88219">
                <text:p>382.88219</text:p>
              </table:table-cell>
            </table:table-row>
            <table:table-row>
              <table:table-cell office:value-type="float" office:value="7360">
                <text:p>7360</text:p>
              </table:table-cell>
              <table:table-cell office:value-type="float" office:value="33.769601">
                <text:p>33.769601</text:p>
              </table:table-cell>
              <table:table-cell office:value-type="float" office:value="39.03050525">
                <text:p>39.03050525</text:p>
              </table:table-cell>
              <table:table-cell office:value-type="float" office:value="46.59124975">
                <text:p>46.59124975</text:p>
              </table:table-cell>
              <table:table-cell office:value-type="float" office:value="60.0213175">
                <text:p>60.0213175</text:p>
              </table:table-cell>
              <table:table-cell office:value-type="float" office:value="60.8453275">
                <text:p>60.8453275</text:p>
              </table:table-cell>
              <table:table-cell office:value-type="float" office:value="82.55676125">
                <text:p>82.55676125</text:p>
              </table:table-cell>
              <table:table-cell office:value-type="float" office:value="96.28713125">
                <text:p>96.28713125</text:p>
              </table:table-cell>
              <table:table-cell office:value-type="float" office:value="144.207048">
                <text:p>144.207048</text:p>
              </table:table-cell>
              <table:table-cell office:value-type="float" office:value="170.7372925">
                <text:p>170.7372925</text:p>
              </table:table-cell>
              <table:table-cell office:value-type="float" office:value="292.9200075">
                <text:p>292.9200075</text:p>
              </table:table-cell>
              <table:table-cell office:value-type="float" office:value="383.7145375">
                <text:p>383.714537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3.84545725">
                <text:p>33.84545725</text:p>
              </table:table-cell>
              <table:table-cell office:value-type="float" office:value="39.063643">
                <text:p>39.063643</text:p>
              </table:table-cell>
              <table:table-cell office:value-type="float" office:value="46.46176425">
                <text:p>46.46176425</text:p>
              </table:table-cell>
              <table:table-cell office:value-type="float" office:value="60.0875925">
                <text:p>60.0875925</text:p>
              </table:table-cell>
              <table:table-cell office:value-type="float" office:value="60.90106775">
                <text:p>60.90106775</text:p>
              </table:table-cell>
              <table:table-cell office:value-type="float" office:value="82.73011575">
                <text:p>82.73011575</text:p>
              </table:table-cell>
              <table:table-cell office:value-type="float" office:value="96.73362125">
                <text:p>96.73362125</text:p>
              </table:table-cell>
              <table:table-cell office:value-type="float" office:value="144.0149575">
                <text:p>144.0149575</text:p>
              </table:table-cell>
              <table:table-cell office:value-type="float" office:value="170.9132">
                <text:p>170.9132</text:p>
              </table:table-cell>
              <table:table-cell office:value-type="float" office:value="293.58213">
                <text:p>293.58213</text:p>
              </table:table-cell>
              <table:table-cell office:value-type="float" office:value="384.7217875">
                <text:p>384.7217875</text:p>
              </table:table-cell>
            </table:table-row>
            <table:table-row>
              <table:table-cell office:value-type="float" office:value="7440">
                <text:p>7440</text:p>
              </table:table-cell>
              <table:table-cell office:value-type="float" office:value="33.8871115">
                <text:p>33.8871115</text:p>
              </table:table-cell>
              <table:table-cell office:value-type="float" office:value="39.127586">
                <text:p>39.127586</text:p>
              </table:table-cell>
              <table:table-cell office:value-type="float" office:value="46.411064">
                <text:p>46.411064</text:p>
              </table:table-cell>
              <table:table-cell office:value-type="float" office:value="60.12356375">
                <text:p>60.12356375</text:p>
              </table:table-cell>
              <table:table-cell office:value-type="float" office:value="60.81701925">
                <text:p>60.81701925</text:p>
              </table:table-cell>
              <table:table-cell office:value-type="float" office:value="82.700506">
                <text:p>82.700506</text:p>
              </table:table-cell>
              <table:table-cell office:value-type="float" office:value="96.79168825">
                <text:p>96.79168825</text:p>
              </table:table-cell>
              <table:table-cell office:value-type="float" office:value="143.662786">
                <text:p>143.662786</text:p>
              </table:table-cell>
              <table:table-cell office:value-type="float" office:value="170.834375">
                <text:p>170.834375</text:p>
              </table:table-cell>
              <table:table-cell office:value-type="float" office:value="293.787035">
                <text:p>293.787035</text:p>
              </table:table-cell>
              <table:table-cell office:value-type="float" office:value="385.387555">
                <text:p>385.387555</text:p>
              </table:table-cell>
            </table:table-row>
            <table:table-row>
              <table:table-cell office:value-type="float" office:value="7480">
                <text:p>7480</text:p>
              </table:table-cell>
              <table:table-cell office:value-type="float" office:value="33.8597255">
                <text:p>33.8597255</text:p>
              </table:table-cell>
              <table:table-cell office:value-type="float" office:value="39.232872">
                <text:p>39.232872</text:p>
              </table:table-cell>
              <table:table-cell office:value-type="float" office:value="46.4051305">
                <text:p>46.4051305</text:p>
              </table:table-cell>
              <table:table-cell office:value-type="float" office:value="60.019189">
                <text:p>60.019189</text:p>
              </table:table-cell>
              <table:table-cell office:value-type="float" office:value="60.77538125">
                <text:p>60.77538125</text:p>
              </table:table-cell>
              <table:table-cell office:value-type="float" office:value="82.68581725">
                <text:p>82.68581725</text:p>
              </table:table-cell>
              <table:table-cell office:value-type="float" office:value="96.801238">
                <text:p>96.801238</text:p>
              </table:table-cell>
              <table:table-cell office:value-type="float" office:value="143.332644">
                <text:p>143.332644</text:p>
              </table:table-cell>
              <table:table-cell office:value-type="float" office:value="170.9486225">
                <text:p>170.9486225</text:p>
              </table:table-cell>
              <table:table-cell office:value-type="float" office:value="293.979535">
                <text:p>293.979535</text:p>
              </table:table-cell>
              <table:table-cell office:value-type="float" office:value="385.310995">
                <text:p>385.310995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33.815407">
                <text:p>33.815407</text:p>
              </table:table-cell>
              <table:table-cell office:value-type="float" office:value="39.266991">
                <text:p>39.266991</text:p>
              </table:table-cell>
              <table:table-cell office:value-type="float" office:value="46.3507795">
                <text:p>46.3507795</text:p>
              </table:table-cell>
              <table:table-cell office:value-type="float" office:value="59.98495125">
                <text:p>59.98495125</text:p>
              </table:table-cell>
              <table:table-cell office:value-type="float" office:value="60.7091595">
                <text:p>60.7091595</text:p>
              </table:table-cell>
              <table:table-cell office:value-type="float" office:value="82.66696025">
                <text:p>82.66696025</text:p>
              </table:table-cell>
              <table:table-cell office:value-type="float" office:value="96.69175375">
                <text:p>96.69175375</text:p>
              </table:table-cell>
              <table:table-cell office:value-type="float" office:value="143.0380885">
                <text:p>143.0380885</text:p>
              </table:table-cell>
              <table:table-cell office:value-type="float" office:value="171.13775">
                <text:p>171.13775</text:p>
              </table:table-cell>
              <table:table-cell office:value-type="float" office:value="294.3387925">
                <text:p>294.3387925</text:p>
              </table:table-cell>
              <table:table-cell office:value-type="float" office:value="385.4999925">
                <text:p>385.4999925</text:p>
              </table:table-cell>
            </table:table-row>
            <table:table-row>
              <table:table-cell office:value-type="float" office:value="7560">
                <text:p>7560</text:p>
              </table:table-cell>
              <table:table-cell office:value-type="float" office:value="33.7681255">
                <text:p>33.7681255</text:p>
              </table:table-cell>
              <table:table-cell office:value-type="float" office:value="39.2767225">
                <text:p>39.2767225</text:p>
              </table:table-cell>
              <table:table-cell office:value-type="float" office:value="46.32121">
                <text:p>46.32121</text:p>
              </table:table-cell>
              <table:table-cell office:value-type="float" office:value="59.90461275">
                <text:p>59.90461275</text:p>
              </table:table-cell>
              <table:table-cell office:value-type="float" office:value="60.6862735">
                <text:p>60.6862735</text:p>
              </table:table-cell>
              <table:table-cell office:value-type="float" office:value="82.5956125">
                <text:p>82.5956125</text:p>
              </table:table-cell>
              <table:table-cell office:value-type="float" office:value="96.70474025">
                <text:p>96.70474025</text:p>
              </table:table-cell>
              <table:table-cell office:value-type="float" office:value="142.7758955">
                <text:p>142.7758955</text:p>
              </table:table-cell>
              <table:table-cell office:value-type="float" office:value="171.4047225">
                <text:p>171.4047225</text:p>
              </table:table-cell>
              <table:table-cell office:value-type="float" office:value="295.1968475">
                <text:p>295.1968475</text:p>
              </table:table-cell>
              <table:table-cell office:value-type="float" office:value="386.16247">
                <text:p>386.1624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3.70459925">
                <text:p>33.70459925</text:p>
              </table:table-cell>
              <table:table-cell office:value-type="float" office:value="39.2171505">
                <text:p>39.2171505</text:p>
              </table:table-cell>
              <table:table-cell office:value-type="float" office:value="46.302136">
                <text:p>46.302136</text:p>
              </table:table-cell>
              <table:table-cell office:value-type="float" office:value="59.8655895">
                <text:p>59.8655895</text:p>
              </table:table-cell>
              <table:table-cell office:value-type="float" office:value="60.7497815">
                <text:p>60.7497815</text:p>
              </table:table-cell>
              <table:table-cell office:value-type="float" office:value="82.61581125">
                <text:p>82.61581125</text:p>
              </table:table-cell>
              <table:table-cell office:value-type="float" office:value="96.827442">
                <text:p>96.827442</text:p>
              </table:table-cell>
              <table:table-cell office:value-type="float" office:value="142.590121">
                <text:p>142.590121</text:p>
              </table:table-cell>
              <table:table-cell office:value-type="float" office:value="171.66627">
                <text:p>171.66627</text:p>
              </table:table-cell>
              <table:table-cell office:value-type="float" office:value="295.59583">
                <text:p>295.59583</text:p>
              </table:table-cell>
              <table:table-cell office:value-type="float" office:value="387.05193">
                <text:p>387.05193</text:p>
              </table:table-cell>
            </table:table-row>
            <table:table-row>
              <table:table-cell office:value-type="float" office:value="7640">
                <text:p>7640</text:p>
              </table:table-cell>
              <table:table-cell office:value-type="float" office:value="33.630015">
                <text:p>33.630015</text:p>
              </table:table-cell>
              <table:table-cell office:value-type="float" office:value="39.124938">
                <text:p>39.124938</text:p>
              </table:table-cell>
              <table:table-cell office:value-type="float" office:value="46.32942125">
                <text:p>46.32942125</text:p>
              </table:table-cell>
              <table:table-cell office:value-type="float" office:value="59.786722">
                <text:p>59.786722</text:p>
              </table:table-cell>
              <table:table-cell office:value-type="float" office:value="60.74725775">
                <text:p>60.74725775</text:p>
              </table:table-cell>
              <table:table-cell office:value-type="float" office:value="82.5535165">
                <text:p>82.5535165</text:p>
              </table:table-cell>
              <table:table-cell office:value-type="float" office:value="96.78848375">
                <text:p>96.78848375</text:p>
              </table:table-cell>
              <table:table-cell office:value-type="float" office:value="142.4734375">
                <text:p>142.4734375</text:p>
              </table:table-cell>
              <table:table-cell office:value-type="float" office:value="171.8557125">
                <text:p>171.8557125</text:p>
              </table:table-cell>
              <table:table-cell office:value-type="float" office:value="295.986335">
                <text:p>295.986335</text:p>
              </table:table-cell>
              <table:table-cell office:value-type="float" office:value="388.08944">
                <text:p>388.08944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3.60249575">
                <text:p>33.60249575</text:p>
              </table:table-cell>
              <table:table-cell office:value-type="float" office:value="38.99307425">
                <text:p>38.99307425</text:p>
              </table:table-cell>
              <table:table-cell office:value-type="float" office:value="46.238887">
                <text:p>46.238887</text:p>
              </table:table-cell>
              <table:table-cell office:value-type="float" office:value="59.68068175">
                <text:p>59.68068175</text:p>
              </table:table-cell>
              <table:table-cell office:value-type="float" office:value="60.654829">
                <text:p>60.654829</text:p>
              </table:table-cell>
              <table:table-cell office:value-type="float" office:value="82.44521425">
                <text:p>82.44521425</text:p>
              </table:table-cell>
              <table:table-cell office:value-type="float" office:value="96.80683975">
                <text:p>96.80683975</text:p>
              </table:table-cell>
              <table:table-cell office:value-type="float" office:value="142.168352">
                <text:p>142.168352</text:p>
              </table:table-cell>
              <table:table-cell office:value-type="float" office:value="171.9313225">
                <text:p>171.9313225</text:p>
              </table:table-cell>
              <table:table-cell office:value-type="float" office:value="296.74611">
                <text:p>296.74611</text:p>
              </table:table-cell>
              <table:table-cell office:value-type="float" office:value="388.4320025">
                <text:p>388.4320025</text:p>
              </table:table-cell>
            </table:table-row>
            <table:table-row>
              <table:table-cell office:value-type="float" office:value="7720">
                <text:p>7720</text:p>
              </table:table-cell>
              <table:table-cell office:value-type="float" office:value="33.5412125">
                <text:p>33.5412125</text:p>
              </table:table-cell>
              <table:table-cell office:value-type="float" office:value="38.86088">
                <text:p>38.86088</text:p>
              </table:table-cell>
              <table:table-cell office:value-type="float" office:value="46.1995715">
                <text:p>46.1995715</text:p>
              </table:table-cell>
              <table:table-cell office:value-type="float" office:value="59.534719">
                <text:p>59.534719</text:p>
              </table:table-cell>
              <table:table-cell office:value-type="float" office:value="60.5402825">
                <text:p>60.5402825</text:p>
              </table:table-cell>
              <table:table-cell office:value-type="float" office:value="82.205116">
                <text:p>82.205116</text:p>
              </table:table-cell>
              <table:table-cell office:value-type="float" office:value="96.66673825">
                <text:p>96.66673825</text:p>
              </table:table-cell>
              <table:table-cell office:value-type="float" office:value="141.7232835">
                <text:p>141.7232835</text:p>
              </table:table-cell>
              <table:table-cell office:value-type="float" office:value="171.9459">
                <text:p>171.9459</text:p>
              </table:table-cell>
              <table:table-cell office:value-type="float" office:value="297.46066">
                <text:p>297.46066</text:p>
              </table:table-cell>
              <table:table-cell office:value-type="float" office:value="388.5121275">
                <text:p>388.5121275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33.51302575">
                <text:p>33.51302575</text:p>
              </table:table-cell>
              <table:table-cell office:value-type="float" office:value="38.79789025">
                <text:p>38.79789025</text:p>
              </table:table-cell>
              <table:table-cell office:value-type="float" office:value="46.24404925">
                <text:p>46.24404925</text:p>
              </table:table-cell>
              <table:table-cell office:value-type="float" office:value="59.34646575">
                <text:p>59.34646575</text:p>
              </table:table-cell>
              <table:table-cell office:value-type="float" office:value="60.4711455">
                <text:p>60.4711455</text:p>
              </table:table-cell>
              <table:table-cell office:value-type="float" office:value="81.982062">
                <text:p>81.982062</text:p>
              </table:table-cell>
              <table:table-cell office:value-type="float" office:value="96.52481325">
                <text:p>96.52481325</text:p>
              </table:table-cell>
              <table:table-cell office:value-type="float" office:value="141.3945455">
                <text:p>141.3945455</text:p>
              </table:table-cell>
              <table:table-cell office:value-type="float" office:value="172.053555">
                <text:p>172.053555</text:p>
              </table:table-cell>
              <table:table-cell office:value-type="float" office:value="298.1802575">
                <text:p>298.1802575</text:p>
              </table:table-cell>
              <table:table-cell office:value-type="float" office:value="388.5652425">
                <text:p>388.565242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3.5743735">
                <text:p>33.5743735</text:p>
              </table:table-cell>
              <table:table-cell office:value-type="float" office:value="38.7645305">
                <text:p>38.7645305</text:p>
              </table:table-cell>
              <table:table-cell office:value-type="float" office:value="46.29534225">
                <text:p>46.29534225</text:p>
              </table:table-cell>
              <table:table-cell office:value-type="float" office:value="59.23143575">
                <text:p>59.23143575</text:p>
              </table:table-cell>
              <table:table-cell office:value-type="float" office:value="60.53198875">
                <text:p>60.53198875</text:p>
              </table:table-cell>
              <table:table-cell office:value-type="float" office:value="81.94071975">
                <text:p>81.94071975</text:p>
              </table:table-cell>
              <table:table-cell office:value-type="float" office:value="96.546693">
                <text:p>96.546693</text:p>
              </table:table-cell>
              <table:table-cell office:value-type="float" office:value="141.2739435">
                <text:p>141.2739435</text:p>
              </table:table-cell>
              <table:table-cell office:value-type="float" office:value="172.40782">
                <text:p>172.40782</text:p>
              </table:table-cell>
              <table:table-cell office:value-type="float" office:value="298.74659">
                <text:p>298.74659</text:p>
              </table:table-cell>
              <table:table-cell office:value-type="float" office:value="389.40122">
                <text:p>389.40122</text:p>
              </table:table-cell>
            </table:table-row>
            <table:table-row>
              <table:table-cell office:value-type="float" office:value="7840">
                <text:p>7840</text:p>
              </table:table-cell>
              <table:table-cell office:value-type="float" office:value="33.628211">
                <text:p>33.628211</text:p>
              </table:table-cell>
              <table:table-cell office:value-type="float" office:value="38.75272875">
                <text:p>38.75272875</text:p>
              </table:table-cell>
              <table:table-cell office:value-type="float" office:value="46.22199625">
                <text:p>46.22199625</text:p>
              </table:table-cell>
              <table:table-cell office:value-type="float" office:value="59.12405675">
                <text:p>59.12405675</text:p>
              </table:table-cell>
              <table:table-cell office:value-type="float" office:value="60.60536475">
                <text:p>60.60536475</text:p>
              </table:table-cell>
              <table:table-cell office:value-type="float" office:value="81.9859945">
                <text:p>81.9859945</text:p>
              </table:table-cell>
              <table:table-cell office:value-type="float" office:value="96.6364415">
                <text:p>96.6364415</text:p>
              </table:table-cell>
              <table:table-cell office:value-type="float" office:value="141.138313">
                <text:p>141.138313</text:p>
              </table:table-cell>
              <table:table-cell office:value-type="float" office:value="172.5445">
                <text:p>172.5445</text:p>
              </table:table-cell>
              <table:table-cell office:value-type="float" office:value="299.488335">
                <text:p>299.488335</text:p>
              </table:table-cell>
              <table:table-cell office:value-type="float" office:value="390.071065">
                <text:p>390.071065</text:p>
              </table:table-cell>
            </table:table-row>
            <table:table-row>
              <table:table-cell office:value-type="float" office:value="7880">
                <text:p>7880</text:p>
              </table:table-cell>
              <table:table-cell office:value-type="float" office:value="33.6656685">
                <text:p>33.6656685</text:p>
              </table:table-cell>
              <table:table-cell office:value-type="float" office:value="38.73726325">
                <text:p>38.73726325</text:p>
              </table:table-cell>
              <table:table-cell office:value-type="float" office:value="46.194886">
                <text:p>46.194886</text:p>
              </table:table-cell>
              <table:table-cell office:value-type="float" office:value="59.0635275">
                <text:p>59.0635275</text:p>
              </table:table-cell>
              <table:table-cell office:value-type="float" office:value="60.68084075">
                <text:p>60.68084075</text:p>
              </table:table-cell>
              <table:table-cell office:value-type="float" office:value="81.99880325">
                <text:p>81.99880325</text:p>
              </table:table-cell>
              <table:table-cell office:value-type="float" office:value="96.59866525">
                <text:p>96.59866525</text:p>
              </table:table-cell>
              <table:table-cell office:value-type="float" office:value="140.9231075">
                <text:p>140.9231075</text:p>
              </table:table-cell>
              <table:table-cell office:value-type="float" office:value="172.5774225">
                <text:p>172.5774225</text:p>
              </table:table-cell>
              <table:table-cell office:value-type="float" office:value="299.5051175">
                <text:p>299.5051175</text:p>
              </table:table-cell>
              <table:table-cell office:value-type="float" office:value="390.62805">
                <text:p>390.62805</text:p>
              </table:table-cell>
            </table:table-row>
            <table:table-row>
              <table:table-cell office:value-type="float" office:value="7920">
                <text:p>7920</text:p>
              </table:table-cell>
              <table:table-cell office:value-type="float" office:value="33.76489425">
                <text:p>33.76489425</text:p>
              </table:table-cell>
              <table:table-cell office:value-type="float" office:value="38.71838875">
                <text:p>38.71838875</text:p>
              </table:table-cell>
              <table:table-cell office:value-type="float" office:value="46.290906">
                <text:p>46.290906</text:p>
              </table:table-cell>
              <table:table-cell office:value-type="float" office:value="58.93160825">
                <text:p>58.93160825</text:p>
              </table:table-cell>
              <table:table-cell office:value-type="float" office:value="60.7270485">
                <text:p>60.7270485</text:p>
              </table:table-cell>
              <table:table-cell office:value-type="float" office:value="82.0206875">
                <text:p>82.0206875</text:p>
              </table:table-cell>
              <table:table-cell office:value-type="float" office:value="96.5582495">
                <text:p>96.5582495</text:p>
              </table:table-cell>
              <table:table-cell office:value-type="float" office:value="140.723268">
                <text:p>140.723268</text:p>
              </table:table-cell>
              <table:table-cell office:value-type="float" office:value="172.5532875">
                <text:p>172.5532875</text:p>
              </table:table-cell>
              <table:table-cell office:value-type="float" office:value="299.6978125">
                <text:p>299.6978125</text:p>
              </table:table-cell>
              <table:table-cell office:value-type="float" office:value="391.31752">
                <text:p>391.31752</text:p>
              </table:table-cell>
            </table:table-row>
            <table:table-row>
              <table:table-cell office:value-type="float" office:value="7960">
                <text:p>7960</text:p>
              </table:table-cell>
              <table:table-cell office:value-type="float" office:value="33.9613955">
                <text:p>33.9613955</text:p>
              </table:table-cell>
              <table:table-cell office:value-type="float" office:value="38.7950725">
                <text:p>38.7950725</text:p>
              </table:table-cell>
              <table:table-cell office:value-type="float" office:value="46.32225275">
                <text:p>46.32225275</text:p>
              </table:table-cell>
              <table:table-cell office:value-type="float" office:value="58.860761">
                <text:p>58.860761</text:p>
              </table:table-cell>
              <table:table-cell office:value-type="float" office:value="60.90229125">
                <text:p>60.90229125</text:p>
              </table:table-cell>
              <table:table-cell office:value-type="float" office:value="82.25153925">
                <text:p>82.25153925</text:p>
              </table:table-cell>
              <table:table-cell office:value-type="float" office:value="96.76734275">
                <text:p>96.76734275</text:p>
              </table:table-cell>
              <table:table-cell office:value-type="float" office:value="140.898876">
                <text:p>140.898876</text:p>
              </table:table-cell>
              <table:table-cell office:value-type="float" office:value="172.86518">
                <text:p>172.86518</text:p>
              </table:table-cell>
              <table:table-cell office:value-type="float" office:value="300.2808125">
                <text:p>300.2808125</text:p>
              </table:table-cell>
              <table:table-cell office:value-type="float" office:value="392.2645825">
                <text:p>392.26458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4.066038">
                <text:p>34.066038</text:p>
              </table:table-cell>
              <table:table-cell office:value-type="float" office:value="38.8890575">
                <text:p>38.8890575</text:p>
              </table:table-cell>
              <table:table-cell office:value-type="float" office:value="46.29340575">
                <text:p>46.29340575</text:p>
              </table:table-cell>
              <table:table-cell office:value-type="float" office:value="58.79126425">
                <text:p>58.79126425</text:p>
              </table:table-cell>
              <table:table-cell office:value-type="float" office:value="61.0613195">
                <text:p>61.0613195</text:p>
              </table:table-cell>
              <table:table-cell office:value-type="float" office:value="82.51299875">
                <text:p>82.51299875</text:p>
              </table:table-cell>
              <table:table-cell office:value-type="float" office:value="97.00625625">
                <text:p>97.00625625</text:p>
              </table:table-cell>
              <table:table-cell office:value-type="float" office:value="141.0110555">
                <text:p>141.0110555</text:p>
              </table:table-cell>
              <table:table-cell office:value-type="float" office:value="173.118815">
                <text:p>173.118815</text:p>
              </table:table-cell>
              <table:table-cell office:value-type="float" office:value="301.0200975">
                <text:p>301.0200975</text:p>
              </table:table-cell>
              <table:table-cell office:value-type="float" office:value="393.8293075">
                <text:p>393.8293075</text:p>
              </table:table-cell>
            </table:table-row>
            <table:table-row>
              <table:table-cell office:value-type="float" office:value="8040">
                <text:p>8040</text:p>
              </table:table-cell>
              <table:table-cell office:value-type="float" office:value="34.0925365">
                <text:p>34.0925365</text:p>
              </table:table-cell>
              <table:table-cell office:value-type="float" office:value="38.90784775">
                <text:p>38.90784775</text:p>
              </table:table-cell>
              <table:table-cell office:value-type="float" office:value="46.26381875">
                <text:p>46.26381875</text:p>
              </table:table-cell>
              <table:table-cell office:value-type="float" office:value="58.7510855">
                <text:p>58.7510855</text:p>
              </table:table-cell>
              <table:table-cell office:value-type="float" office:value="60.99806825">
                <text:p>60.99806825</text:p>
              </table:table-cell>
              <table:table-cell office:value-type="float" office:value="82.703462">
                <text:p>82.703462</text:p>
              </table:table-cell>
              <table:table-cell office:value-type="float" office:value="97.17015525">
                <text:p>97.17015525</text:p>
              </table:table-cell>
              <table:table-cell office:value-type="float" office:value="140.908956">
                <text:p>140.908956</text:p>
              </table:table-cell>
              <table:table-cell office:value-type="float" office:value="173.40803">
                <text:p>173.40803</text:p>
              </table:table-cell>
              <table:table-cell office:value-type="float" office:value="301.810845">
                <text:p>301.810845</text:p>
              </table:table-cell>
              <table:table-cell office:value-type="float" office:value="395.5371125">
                <text:p>395.5371125</text:p>
              </table:table-cell>
            </table:table-row>
            <table:table-row>
              <table:table-cell office:value-type="float" office:value="8080">
                <text:p>8080</text:p>
              </table:table-cell>
              <table:table-cell office:value-type="float" office:value="34.07844525">
                <text:p>34.07844525</text:p>
              </table:table-cell>
              <table:table-cell office:value-type="float" office:value="38.8472595">
                <text:p>38.8472595</text:p>
              </table:table-cell>
              <table:table-cell office:value-type="float" office:value="46.233024">
                <text:p>46.233024</text:p>
              </table:table-cell>
              <table:table-cell office:value-type="float" office:value="58.6541215">
                <text:p>58.6541215</text:p>
              </table:table-cell>
              <table:table-cell office:value-type="float" office:value="60.8884165">
                <text:p>60.8884165</text:p>
              </table:table-cell>
              <table:table-cell office:value-type="float" office:value="82.875564">
                <text:p>82.875564</text:p>
              </table:table-cell>
              <table:table-cell office:value-type="float" office:value="97.2726235">
                <text:p>97.2726235</text:p>
              </table:table-cell>
              <table:table-cell office:value-type="float" office:value="140.9276225">
                <text:p>140.9276225</text:p>
              </table:table-cell>
              <table:table-cell office:value-type="float" office:value="173.82989">
                <text:p>173.82989</text:p>
              </table:table-cell>
              <table:table-cell office:value-type="float" office:value="302.22287">
                <text:p>302.22287</text:p>
              </table:table-cell>
              <table:table-cell office:value-type="float" office:value="396.228915">
                <text:p>396.228915</text:p>
              </table:table-cell>
            </table:table-row>
            <table:table-row>
              <table:table-cell office:value-type="float" office:value="8120">
                <text:p>8120</text:p>
              </table:table-cell>
              <table:table-cell office:value-type="float" office:value="34.067183">
                <text:p>34.067183</text:p>
              </table:table-cell>
              <table:table-cell office:value-type="float" office:value="38.7849355">
                <text:p>38.7849355</text:p>
              </table:table-cell>
              <table:table-cell office:value-type="float" office:value="46.19571125">
                <text:p>46.19571125</text:p>
              </table:table-cell>
              <table:table-cell office:value-type="float" office:value="58.50756">
                <text:p>58.50756</text:p>
              </table:table-cell>
              <table:table-cell office:value-type="float" office:value="60.794663">
                <text:p>60.794663</text:p>
              </table:table-cell>
              <table:table-cell office:value-type="float" office:value="82.95236">
                <text:p>82.95236</text:p>
              </table:table-cell>
              <table:table-cell office:value-type="float" office:value="97.33978975">
                <text:p>97.33978975</text:p>
              </table:table-cell>
              <table:table-cell office:value-type="float" office:value="140.782849">
                <text:p>140.782849</text:p>
              </table:table-cell>
              <table:table-cell office:value-type="float" office:value="174.4828325">
                <text:p>174.4828325</text:p>
              </table:table-cell>
              <table:table-cell office:value-type="float" office:value="302.9201175">
                <text:p>302.9201175</text:p>
              </table:table-cell>
              <table:table-cell office:value-type="float" office:value="396.7812725">
                <text:p>396.7812725</text:p>
              </table:table-cell>
            </table:table-row>
            <table:table-row>
              <table:table-cell office:value-type="float" office:value="8160">
                <text:p>8160</text:p>
              </table:table-cell>
              <table:table-cell office:value-type="float" office:value="34.082291">
                <text:p>34.082291</text:p>
              </table:table-cell>
              <table:table-cell office:value-type="float" office:value="38.734434">
                <text:p>38.734434</text:p>
              </table:table-cell>
              <table:table-cell office:value-type="float" office:value="46.183158">
                <text:p>46.183158</text:p>
              </table:table-cell>
              <table:table-cell office:value-type="float" office:value="58.41928375">
                <text:p>58.41928375</text:p>
              </table:table-cell>
              <table:table-cell office:value-type="float" office:value="60.798456">
                <text:p>60.798456</text:p>
              </table:table-cell>
              <table:table-cell office:value-type="float" office:value="82.97677025">
                <text:p>82.97677025</text:p>
              </table:table-cell>
              <table:table-cell office:value-type="float" office:value="97.31346425">
                <text:p>97.31346425</text:p>
              </table:table-cell>
              <table:table-cell office:value-type="float" office:value="140.7027915">
                <text:p>140.7027915</text:p>
              </table:table-cell>
              <table:table-cell office:value-type="float" office:value="174.7253425">
                <text:p>174.7253425</text:p>
              </table:table-cell>
              <table:table-cell office:value-type="float" office:value="303.485535">
                <text:p>303.485535</text:p>
              </table:table-cell>
              <table:table-cell office:value-type="float" office:value="397.9598575">
                <text:p>397.959857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4.0726275">
                <text:p>34.0726275</text:p>
              </table:table-cell>
              <table:table-cell office:value-type="float" office:value="38.71492225">
                <text:p>38.71492225</text:p>
              </table:table-cell>
              <table:table-cell office:value-type="float" office:value="46.1759205">
                <text:p>46.1759205</text:p>
              </table:table-cell>
              <table:table-cell office:value-type="float" office:value="58.34271475">
                <text:p>58.34271475</text:p>
              </table:table-cell>
              <table:table-cell office:value-type="float" office:value="60.806627">
                <text:p>60.806627</text:p>
              </table:table-cell>
              <table:table-cell office:value-type="float" office:value="83.0696455">
                <text:p>83.0696455</text:p>
              </table:table-cell>
              <table:table-cell office:value-type="float" office:value="97.3231165">
                <text:p>97.3231165</text:p>
              </table:table-cell>
              <table:table-cell office:value-type="float" office:value="140.723825">
                <text:p>140.723825</text:p>
              </table:table-cell>
              <table:table-cell office:value-type="float" office:value="174.9547575">
                <text:p>174.9547575</text:p>
              </table:table-cell>
              <table:table-cell office:value-type="float" office:value="303.9348625">
                <text:p>303.9348625</text:p>
              </table:table-cell>
              <table:table-cell office:value-type="float" office:value="399.8612125">
                <text:p>399.8612125</text:p>
              </table:table-cell>
            </table:table-row>
            <table:table-row>
              <table:table-cell office:value-type="float" office:value="8240">
                <text:p>8240</text:p>
              </table:table-cell>
              <table:table-cell office:value-type="float" office:value="34.01659275">
                <text:p>34.01659275</text:p>
              </table:table-cell>
              <table:table-cell office:value-type="float" office:value="38.650645">
                <text:p>38.650645</text:p>
              </table:table-cell>
              <table:table-cell office:value-type="float" office:value="46.1798035">
                <text:p>46.1798035</text:p>
              </table:table-cell>
              <table:table-cell office:value-type="float" office:value="58.23272125">
                <text:p>58.23272125</text:p>
              </table:table-cell>
              <table:table-cell office:value-type="float" office:value="60.80631475">
                <text:p>60.80631475</text:p>
              </table:table-cell>
              <table:table-cell office:value-type="float" office:value="83.44461025">
                <text:p>83.44461025</text:p>
              </table:table-cell>
              <table:table-cell office:value-type="float" office:value="97.389409">
                <text:p>97.389409</text:p>
              </table:table-cell>
              <table:table-cell office:value-type="float" office:value="140.6333225">
                <text:p>140.6333225</text:p>
              </table:table-cell>
              <table:table-cell office:value-type="float" office:value="175.0595">
                <text:p>175.0595</text:p>
              </table:table-cell>
              <table:table-cell office:value-type="float" office:value="304.401745">
                <text:p>304.401745</text:p>
              </table:table-cell>
              <table:table-cell office:value-type="float" office:value="400.6854375">
                <text:p>400.6854375</text:p>
              </table:table-cell>
            </table:table-row>
            <table:table-row>
              <table:table-cell office:value-type="float" office:value="8280">
                <text:p>8280</text:p>
              </table:table-cell>
              <table:table-cell office:value-type="float" office:value="33.9371955">
                <text:p>33.9371955</text:p>
              </table:table-cell>
              <table:table-cell office:value-type="float" office:value="38.567934">
                <text:p>38.567934</text:p>
              </table:table-cell>
              <table:table-cell office:value-type="float" office:value="46.272394">
                <text:p>46.272394</text:p>
              </table:table-cell>
              <table:table-cell office:value-type="float" office:value="58.0678905">
                <text:p>58.0678905</text:p>
              </table:table-cell>
              <table:table-cell office:value-type="float" office:value="60.7519365">
                <text:p>60.7519365</text:p>
              </table:table-cell>
              <table:table-cell office:value-type="float" office:value="83.3588785">
                <text:p>83.3588785</text:p>
              </table:table-cell>
              <table:table-cell office:value-type="float" office:value="97.337813">
                <text:p>97.337813</text:p>
              </table:table-cell>
              <table:table-cell office:value-type="float" office:value="140.5234575">
                <text:p>140.5234575</text:p>
              </table:table-cell>
              <table:table-cell office:value-type="float" office:value="175.0063675">
                <text:p>175.0063675</text:p>
              </table:table-cell>
              <table:table-cell office:value-type="float" office:value="304.86385">
                <text:p>304.86385</text:p>
              </table:table-cell>
              <table:table-cell office:value-type="float" office:value="401.3925475">
                <text:p>401.3925475</text:p>
              </table:table-cell>
            </table:table-row>
            <table:table-row>
              <table:table-cell office:value-type="float" office:value="8320">
                <text:p>8320</text:p>
              </table:table-cell>
              <table:table-cell office:value-type="float" office:value="33.9612905">
                <text:p>33.9612905</text:p>
              </table:table-cell>
              <table:table-cell office:value-type="float" office:value="38.551905">
                <text:p>38.551905</text:p>
              </table:table-cell>
              <table:table-cell office:value-type="float" office:value="46.3106795">
                <text:p>46.3106795</text:p>
              </table:table-cell>
              <table:table-cell office:value-type="float" office:value="57.99163725">
                <text:p>57.99163725</text:p>
              </table:table-cell>
              <table:table-cell office:value-type="float" office:value="60.85567225">
                <text:p>60.85567225</text:p>
              </table:table-cell>
              <table:table-cell office:value-type="float" office:value="83.260669">
                <text:p>83.260669</text:p>
              </table:table-cell>
              <table:table-cell office:value-type="float" office:value="97.34753525">
                <text:p>97.34753525</text:p>
              </table:table-cell>
              <table:table-cell office:value-type="float" office:value="140.4683825">
                <text:p>140.4683825</text:p>
              </table:table-cell>
              <table:table-cell office:value-type="float" office:value="175.4765275">
                <text:p>175.4765275</text:p>
              </table:table-cell>
              <table:table-cell office:value-type="float" office:value="305.451005">
                <text:p>305.451005</text:p>
              </table:table-cell>
              <table:table-cell office:value-type="float" office:value="401.72227">
                <text:p>401.72227</text:p>
              </table:table-cell>
            </table:table-row>
            <table:table-row>
              <table:table-cell office:value-type="float" office:value="8360">
                <text:p>8360</text:p>
              </table:table-cell>
              <table:table-cell office:value-type="float" office:value="33.96898725">
                <text:p>33.96898725</text:p>
              </table:table-cell>
              <table:table-cell office:value-type="float" office:value="38.4973595">
                <text:p>38.4973595</text:p>
              </table:table-cell>
              <table:table-cell office:value-type="float" office:value="46.26973225">
                <text:p>46.26973225</text:p>
              </table:table-cell>
              <table:table-cell office:value-type="float" office:value="57.925728">
                <text:p>57.925728</text:p>
              </table:table-cell>
              <table:table-cell office:value-type="float" office:value="60.945581">
                <text:p>60.945581</text:p>
              </table:table-cell>
              <table:table-cell office:value-type="float" office:value="83.141791">
                <text:p>83.141791</text:p>
              </table:table-cell>
              <table:table-cell office:value-type="float" office:value="97.31481925">
                <text:p>97.31481925</text:p>
              </table:table-cell>
              <table:table-cell office:value-type="float" office:value="140.3998975">
                <text:p>140.3998975</text:p>
              </table:table-cell>
              <table:table-cell office:value-type="float" office:value="176.18256">
                <text:p>176.18256</text:p>
              </table:table-cell>
              <table:table-cell office:value-type="float" office:value="305.882645">
                <text:p>305.882645</text:p>
              </table:table-cell>
              <table:table-cell office:value-type="float" office:value="402.478175">
                <text:p>402.47817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3.9697845">
                <text:p>33.9697845</text:p>
              </table:table-cell>
              <table:table-cell office:value-type="float" office:value="38.4579085">
                <text:p>38.4579085</text:p>
              </table:table-cell>
              <table:table-cell office:value-type="float" office:value="46.29681625">
                <text:p>46.29681625</text:p>
              </table:table-cell>
              <table:table-cell office:value-type="float" office:value="57.88754325">
                <text:p>57.88754325</text:p>
              </table:table-cell>
              <table:table-cell office:value-type="float" office:value="60.9605795">
                <text:p>60.9605795</text:p>
              </table:table-cell>
              <table:table-cell office:value-type="float" office:value="83.03274725">
                <text:p>83.03274725</text:p>
              </table:table-cell>
              <table:table-cell office:value-type="float" office:value="97.27624075">
                <text:p>97.27624075</text:p>
              </table:table-cell>
              <table:table-cell office:value-type="float" office:value="140.30534">
                <text:p>140.30534</text:p>
              </table:table-cell>
              <table:table-cell office:value-type="float" office:value="177.115175">
                <text:p>177.115175</text:p>
              </table:table-cell>
              <table:table-cell office:value-type="float" office:value="306.2979">
                <text:p>306.2979</text:p>
              </table:table-cell>
              <table:table-cell office:value-type="float" office:value="403.4955325">
                <text:p>403.4955325</text:p>
              </table:table-cell>
            </table:table-row>
            <table:table-row>
              <table:table-cell office:value-type="float" office:value="8440">
                <text:p>8440</text:p>
              </table:table-cell>
              <table:table-cell office:value-type="float" office:value="33.92482675">
                <text:p>33.92482675</text:p>
              </table:table-cell>
              <table:table-cell office:value-type="float" office:value="38.42092225">
                <text:p>38.42092225</text:p>
              </table:table-cell>
              <table:table-cell office:value-type="float" office:value="46.31987175">
                <text:p>46.31987175</text:p>
              </table:table-cell>
              <table:table-cell office:value-type="float" office:value="57.906844">
                <text:p>57.906844</text:p>
              </table:table-cell>
              <table:table-cell office:value-type="float" office:value="60.9448895">
                <text:p>60.9448895</text:p>
              </table:table-cell>
              <table:table-cell office:value-type="float" office:value="83.242682">
                <text:p>83.242682</text:p>
              </table:table-cell>
              <table:table-cell office:value-type="float" office:value="97.33490675">
                <text:p>97.33490675</text:p>
              </table:table-cell>
              <table:table-cell office:value-type="float" office:value="140.25471">
                <text:p>140.25471</text:p>
              </table:table-cell>
              <table:table-cell office:value-type="float" office:value="178.081755">
                <text:p>178.081755</text:p>
              </table:table-cell>
              <table:table-cell office:value-type="float" office:value="306.8261775">
                <text:p>306.8261775</text:p>
              </table:table-cell>
              <table:table-cell office:value-type="float" office:value="404.08763">
                <text:p>404.08763</text:p>
              </table:table-cell>
            </table:table-row>
            <table:table-row>
              <table:table-cell office:value-type="float" office:value="8480">
                <text:p>8480</text:p>
              </table:table-cell>
              <table:table-cell office:value-type="float" office:value="33.854974">
                <text:p>33.854974</text:p>
              </table:table-cell>
              <table:table-cell office:value-type="float" office:value="38.38164925">
                <text:p>38.38164925</text:p>
              </table:table-cell>
              <table:table-cell office:value-type="float" office:value="46.26059325">
                <text:p>46.26059325</text:p>
              </table:table-cell>
              <table:table-cell office:value-type="float" office:value="57.935229">
                <text:p>57.935229</text:p>
              </table:table-cell>
              <table:table-cell office:value-type="float" office:value="60.94176625">
                <text:p>60.94176625</text:p>
              </table:table-cell>
              <table:table-cell office:value-type="float" office:value="83.4012885">
                <text:p>83.4012885</text:p>
              </table:table-cell>
              <table:table-cell office:value-type="float" office:value="97.392766">
                <text:p>97.392766</text:p>
              </table:table-cell>
              <table:table-cell office:value-type="float" office:value="140.17322">
                <text:p>140.17322</text:p>
              </table:table-cell>
              <table:table-cell office:value-type="float" office:value="178.4464575">
                <text:p>178.4464575</text:p>
              </table:table-cell>
              <table:table-cell office:value-type="float" office:value="307.38571">
                <text:p>307.38571</text:p>
              </table:table-cell>
              <table:table-cell office:value-type="float" office:value="404.9316575">
                <text:p>404.9316575</text:p>
              </table:table-cell>
            </table:table-row>
            <table:table-row>
              <table:table-cell office:value-type="float" office:value="8520">
                <text:p>8520</text:p>
              </table:table-cell>
              <table:table-cell office:value-type="float" office:value="33.83383575">
                <text:p>33.83383575</text:p>
              </table:table-cell>
              <table:table-cell office:value-type="float" office:value="38.331231">
                <text:p>38.331231</text:p>
              </table:table-cell>
              <table:table-cell office:value-type="float" office:value="46.24937775">
                <text:p>46.24937775</text:p>
              </table:table-cell>
              <table:table-cell office:value-type="float" office:value="57.93948625">
                <text:p>57.93948625</text:p>
              </table:table-cell>
              <table:table-cell office:value-type="float" office:value="61.0368905">
                <text:p>61.0368905</text:p>
              </table:table-cell>
              <table:table-cell office:value-type="float" office:value="83.3587755">
                <text:p>83.3587755</text:p>
              </table:table-cell>
              <table:table-cell office:value-type="float" office:value="97.38732025">
                <text:p>97.38732025</text:p>
              </table:table-cell>
              <table:table-cell office:value-type="float" office:value="139.91986">
                <text:p>139.91986</text:p>
              </table:table-cell>
              <table:table-cell office:value-type="float" office:value="178.833295">
                <text:p>178.833295</text:p>
              </table:table-cell>
              <table:table-cell office:value-type="float" office:value="308.0161">
                <text:p>308.0161</text:p>
              </table:table-cell>
              <table:table-cell office:value-type="float" office:value="406.2718225">
                <text:p>406.2718225</text:p>
              </table:table-cell>
            </table:table-row>
            <table:table-row>
              <table:table-cell office:value-type="float" office:value="8560">
                <text:p>8560</text:p>
              </table:table-cell>
              <table:table-cell office:value-type="float" office:value="33.9264105">
                <text:p>33.9264105</text:p>
              </table:table-cell>
              <table:table-cell office:value-type="float" office:value="38.29613625">
                <text:p>38.29613625</text:p>
              </table:table-cell>
              <table:table-cell office:value-type="float" office:value="46.21570325">
                <text:p>46.21570325</text:p>
              </table:table-cell>
              <table:table-cell office:value-type="float" office:value="57.98380875">
                <text:p>57.98380875</text:p>
              </table:table-cell>
              <table:table-cell office:value-type="float" office:value="61.22294775">
                <text:p>61.22294775</text:p>
              </table:table-cell>
              <table:table-cell office:value-type="float" office:value="83.38918925">
                <text:p>83.38918925</text:p>
              </table:table-cell>
              <table:table-cell office:value-type="float" office:value="97.597315">
                <text:p>97.597315</text:p>
              </table:table-cell>
              <table:table-cell office:value-type="float" office:value="140.00046">
                <text:p>140.00046</text:p>
              </table:table-cell>
              <table:table-cell office:value-type="float" office:value="179.2043975">
                <text:p>179.2043975</text:p>
              </table:table-cell>
              <table:table-cell office:value-type="float" office:value="308.4123525">
                <text:p>308.4123525</text:p>
              </table:table-cell>
              <table:table-cell office:value-type="float" office:value="408.087065">
                <text:p>408.087065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3.96848325">
                <text:p>33.96848325</text:p>
              </table:table-cell>
              <table:table-cell office:value-type="float" office:value="38.20566125">
                <text:p>38.20566125</text:p>
              </table:table-cell>
              <table:table-cell office:value-type="float" office:value="46.13483475">
                <text:p>46.13483475</text:p>
              </table:table-cell>
              <table:table-cell office:value-type="float" office:value="58.040866">
                <text:p>58.040866</text:p>
              </table:table-cell>
              <table:table-cell office:value-type="float" office:value="61.34985">
                <text:p>61.34985</text:p>
              </table:table-cell>
              <table:table-cell office:value-type="float" office:value="83.28008325">
                <text:p>83.28008325</text:p>
              </table:table-cell>
              <table:table-cell office:value-type="float" office:value="97.84915975">
                <text:p>97.84915975</text:p>
              </table:table-cell>
              <table:table-cell office:value-type="float" office:value="140.1260975">
                <text:p>140.1260975</text:p>
              </table:table-cell>
              <table:table-cell office:value-type="float" office:value="179.3810925">
                <text:p>179.3810925</text:p>
              </table:table-cell>
              <table:table-cell office:value-type="float" office:value="308.657695">
                <text:p>308.657695</text:p>
              </table:table-cell>
              <table:table-cell office:value-type="float" office:value="409.44828">
                <text:p>409.44828</text:p>
              </table:table-cell>
            </table:table-row>
            <table:table-row>
              <table:table-cell office:value-type="float" office:value="8640">
                <text:p>8640</text:p>
              </table:table-cell>
              <table:table-cell office:value-type="float" office:value="33.993095">
                <text:p>33.993095</text:p>
              </table:table-cell>
              <table:table-cell office:value-type="float" office:value="38.177438">
                <text:p>38.177438</text:p>
              </table:table-cell>
              <table:table-cell office:value-type="float" office:value="46.083465">
                <text:p>46.083465</text:p>
              </table:table-cell>
              <table:table-cell office:value-type="float" office:value="58.063662">
                <text:p>58.063662</text:p>
              </table:table-cell>
              <table:table-cell office:value-type="float" office:value="61.34267775">
                <text:p>61.34267775</text:p>
              </table:table-cell>
              <table:table-cell office:value-type="float" office:value="83.1520555">
                <text:p>83.1520555</text:p>
              </table:table-cell>
              <table:table-cell office:value-type="float" office:value="97.81791825">
                <text:p>97.81791825</text:p>
              </table:table-cell>
              <table:table-cell office:value-type="float" office:value="140.14896">
                <text:p>140.14896</text:p>
              </table:table-cell>
              <table:table-cell office:value-type="float" office:value="179.5010425">
                <text:p>179.5010425</text:p>
              </table:table-cell>
              <table:table-cell office:value-type="float" office:value="309.37438">
                <text:p>309.37438</text:p>
              </table:table-cell>
              <table:table-cell office:value-type="float" office:value="409.7650275">
                <text:p>409.7650275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33.975858">
                <text:p>33.975858</text:p>
              </table:table-cell>
              <table:table-cell office:value-type="float" office:value="38.143113">
                <text:p>38.143113</text:p>
              </table:table-cell>
              <table:table-cell office:value-type="float" office:value="46.06487175">
                <text:p>46.06487175</text:p>
              </table:table-cell>
              <table:table-cell office:value-type="float" office:value="58.04887875">
                <text:p>58.04887875</text:p>
              </table:table-cell>
              <table:table-cell office:value-type="float" office:value="61.419043">
                <text:p>61.419043</text:p>
              </table:table-cell>
              <table:table-cell office:value-type="float" office:value="82.99576225">
                <text:p>82.99576225</text:p>
              </table:table-cell>
              <table:table-cell office:value-type="float" office:value="97.758475">
                <text:p>97.758475</text:p>
              </table:table-cell>
              <table:table-cell office:value-type="float" office:value="140.08074">
                <text:p>140.08074</text:p>
              </table:table-cell>
              <table:table-cell office:value-type="float" office:value="179.67301">
                <text:p>179.67301</text:p>
              </table:table-cell>
              <table:table-cell office:value-type="float" office:value="310.2293125">
                <text:p>310.2293125</text:p>
              </table:table-cell>
              <table:table-cell office:value-type="float" office:value="410.169435">
                <text:p>410.169435</text:p>
              </table:table-cell>
            </table:table-row>
            <table:table-row>
              <table:table-cell office:value-type="float" office:value="8720">
                <text:p>8720</text:p>
              </table:table-cell>
              <table:table-cell office:value-type="float" office:value="34.03190575">
                <text:p>34.03190575</text:p>
              </table:table-cell>
              <table:table-cell office:value-type="float" office:value="38.1341135">
                <text:p>38.1341135</text:p>
              </table:table-cell>
              <table:table-cell office:value-type="float" office:value="46.0559745">
                <text:p>46.0559745</text:p>
              </table:table-cell>
              <table:table-cell office:value-type="float" office:value="58.00374125">
                <text:p>58.00374125</text:p>
              </table:table-cell>
              <table:table-cell office:value-type="float" office:value="61.49499225">
                <text:p>61.49499225</text:p>
              </table:table-cell>
              <table:table-cell office:value-type="float" office:value="82.913579">
                <text:p>82.913579</text:p>
              </table:table-cell>
              <table:table-cell office:value-type="float" office:value="97.74613025">
                <text:p>97.74613025</text:p>
              </table:table-cell>
              <table:table-cell office:value-type="float" office:value="139.9350325">
                <text:p>139.9350325</text:p>
              </table:table-cell>
              <table:table-cell office:value-type="float" office:value="179.87704">
                <text:p>179.87704</text:p>
              </table:table-cell>
              <table:table-cell office:value-type="float" office:value="311.0178025">
                <text:p>311.0178025</text:p>
              </table:table-cell>
              <table:table-cell office:value-type="float" office:value="410.6912825">
                <text:p>410.6912825</text:p>
              </table:table-cell>
            </table:table-row>
            <table:table-row>
              <table:table-cell office:value-type="float" office:value="8760">
                <text:p>8760</text:p>
              </table:table-cell>
              <table:table-cell office:value-type="float" office:value="34.0948285">
                <text:p>34.0948285</text:p>
              </table:table-cell>
              <table:table-cell office:value-type="float" office:value="38.140947">
                <text:p>38.140947</text:p>
              </table:table-cell>
              <table:table-cell office:value-type="float" office:value="46.05336625">
                <text:p>46.05336625</text:p>
              </table:table-cell>
              <table:table-cell office:value-type="float" office:value="58.0120375">
                <text:p>58.0120375</text:p>
              </table:table-cell>
              <table:table-cell office:value-type="float" office:value="61.49587175">
                <text:p>61.49587175</text:p>
              </table:table-cell>
              <table:table-cell office:value-type="float" office:value="82.881036">
                <text:p>82.881036</text:p>
              </table:table-cell>
              <table:table-cell office:value-type="float" office:value="97.77934575">
                <text:p>97.77934575</text:p>
              </table:table-cell>
              <table:table-cell office:value-type="float" office:value="139.817955">
                <text:p>139.817955</text:p>
              </table:table-cell>
              <table:table-cell office:value-type="float" office:value="180.6059275">
                <text:p>180.6059275</text:p>
              </table:table-cell>
              <table:table-cell office:value-type="float" office:value="312.0470375">
                <text:p>312.0470375</text:p>
              </table:table-cell>
              <table:table-cell office:value-type="float" office:value="411.456995">
                <text:p>411.45699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4.18657425">
                <text:p>34.18657425</text:p>
              </table:table-cell>
              <table:table-cell office:value-type="float" office:value="38.176812">
                <text:p>38.176812</text:p>
              </table:table-cell>
              <table:table-cell office:value-type="float" office:value="46.04909625">
                <text:p>46.04909625</text:p>
              </table:table-cell>
              <table:table-cell office:value-type="float" office:value="58.03938275">
                <text:p>58.03938275</text:p>
              </table:table-cell>
              <table:table-cell office:value-type="float" office:value="61.550245">
                <text:p>61.550245</text:p>
              </table:table-cell>
              <table:table-cell office:value-type="float" office:value="82.883316">
                <text:p>82.883316</text:p>
              </table:table-cell>
              <table:table-cell office:value-type="float" office:value="97.8510805">
                <text:p>97.8510805</text:p>
              </table:table-cell>
              <table:table-cell office:value-type="float" office:value="139.85358">
                <text:p>139.85358</text:p>
              </table:table-cell>
              <table:table-cell office:value-type="float" office:value="181.32477">
                <text:p>181.32477</text:p>
              </table:table-cell>
              <table:table-cell office:value-type="float" office:value="313.3043425">
                <text:p>313.3043425</text:p>
              </table:table-cell>
              <table:table-cell office:value-type="float" office:value="412.4191275">
                <text:p>412.4191275</text:p>
              </table:table-cell>
            </table:table-row>
            <table:table-row>
              <table:table-cell office:value-type="float" office:value="8840">
                <text:p>8840</text:p>
              </table:table-cell>
              <table:table-cell office:value-type="float" office:value="34.236268">
                <text:p>34.236268</text:p>
              </table:table-cell>
              <table:table-cell office:value-type="float" office:value="38.22534125">
                <text:p>38.22534125</text:p>
              </table:table-cell>
              <table:table-cell office:value-type="float" office:value="45.97825675">
                <text:p>45.97825675</text:p>
              </table:table-cell>
              <table:table-cell office:value-type="float" office:value="58.06204275">
                <text:p>58.06204275</text:p>
              </table:table-cell>
              <table:table-cell office:value-type="float" office:value="61.617806">
                <text:p>61.617806</text:p>
              </table:table-cell>
              <table:table-cell office:value-type="float" office:value="82.8846355">
                <text:p>82.8846355</text:p>
              </table:table-cell>
              <table:table-cell office:value-type="float" office:value="97.9016415">
                <text:p>97.9016415</text:p>
              </table:table-cell>
              <table:table-cell office:value-type="float" office:value="139.821535">
                <text:p>139.821535</text:p>
              </table:table-cell>
              <table:table-cell office:value-type="float" office:value="181.6746475">
                <text:p>181.6746475</text:p>
              </table:table-cell>
              <table:table-cell office:value-type="float" office:value="313.68906">
                <text:p>313.68906</text:p>
              </table:table-cell>
              <table:table-cell office:value-type="float" office:value="412.683095">
                <text:p>412.683095</text:p>
              </table:table-cell>
            </table:table-row>
            <table:table-row>
              <table:table-cell office:value-type="float" office:value="8880">
                <text:p>8880</text:p>
              </table:table-cell>
              <table:table-cell office:value-type="float" office:value="34.313345">
                <text:p>34.313345</text:p>
              </table:table-cell>
              <table:table-cell office:value-type="float" office:value="38.2341925">
                <text:p>38.2341925</text:p>
              </table:table-cell>
              <table:table-cell office:value-type="float" office:value="45.93368575">
                <text:p>45.93368575</text:p>
              </table:table-cell>
              <table:table-cell office:value-type="float" office:value="58.0461445">
                <text:p>58.0461445</text:p>
              </table:table-cell>
              <table:table-cell office:value-type="float" office:value="61.66948425">
                <text:p>61.66948425</text:p>
              </table:table-cell>
              <table:table-cell office:value-type="float" office:value="82.95565225">
                <text:p>82.95565225</text:p>
              </table:table-cell>
              <table:table-cell office:value-type="float" office:value="97.961396">
                <text:p>97.961396</text:p>
              </table:table-cell>
              <table:table-cell office:value-type="float" office:value="139.734935">
                <text:p>139.734935</text:p>
              </table:table-cell>
              <table:table-cell office:value-type="float" office:value="182.20741">
                <text:p>182.20741</text:p>
              </table:table-cell>
              <table:table-cell office:value-type="float" office:value="313.8816175">
                <text:p>313.8816175</text:p>
              </table:table-cell>
              <table:table-cell office:value-type="float" office:value="413.8433575">
                <text:p>413.8433575</text:p>
              </table:table-cell>
            </table:table-row>
            <table:table-row>
              <table:table-cell office:value-type="float" office:value="8920">
                <text:p>8920</text:p>
              </table:table-cell>
              <table:table-cell office:value-type="float" office:value="34.428715">
                <text:p>34.428715</text:p>
              </table:table-cell>
              <table:table-cell office:value-type="float" office:value="38.22604875">
                <text:p>38.22604875</text:p>
              </table:table-cell>
              <table:table-cell office:value-type="float" office:value="45.97986575">
                <text:p>45.97986575</text:p>
              </table:table-cell>
              <table:table-cell office:value-type="float" office:value="57.989881">
                <text:p>57.989881</text:p>
              </table:table-cell>
              <table:table-cell office:value-type="float" office:value="61.6959615">
                <text:p>61.6959615</text:p>
              </table:table-cell>
              <table:table-cell office:value-type="float" office:value="83.128722">
                <text:p>83.128722</text:p>
              </table:table-cell>
              <table:table-cell office:value-type="float" office:value="98.0801925">
                <text:p>98.0801925</text:p>
              </table:table-cell>
              <table:table-cell office:value-type="float" office:value="139.64274">
                <text:p>139.64274</text:p>
              </table:table-cell>
              <table:table-cell office:value-type="float" office:value="182.8454025">
                <text:p>182.8454025</text:p>
              </table:table-cell>
              <table:table-cell office:value-type="float" office:value="314.641295">
                <text:p>314.641295</text:p>
              </table:table-cell>
              <table:table-cell office:value-type="float" office:value="415.0647325">
                <text:p>415.0647325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34.4295735">
                <text:p>34.4295735</text:p>
              </table:table-cell>
              <table:table-cell office:value-type="float" office:value="38.20687925">
                <text:p>38.20687925</text:p>
              </table:table-cell>
              <table:table-cell office:value-type="float" office:value="45.97925375">
                <text:p>45.97925375</text:p>
              </table:table-cell>
              <table:table-cell office:value-type="float" office:value="57.9522515">
                <text:p>57.9522515</text:p>
              </table:table-cell>
              <table:table-cell office:value-type="float" office:value="61.75344875">
                <text:p>61.75344875</text:p>
              </table:table-cell>
              <table:table-cell office:value-type="float" office:value="83.30453925">
                <text:p>83.30453925</text:p>
              </table:table-cell>
              <table:table-cell office:value-type="float" office:value="98.163622">
                <text:p>98.163622</text:p>
              </table:table-cell>
              <table:table-cell office:value-type="float" office:value="139.66637">
                <text:p>139.66637</text:p>
              </table:table-cell>
              <table:table-cell office:value-type="float" office:value="183.2628025">
                <text:p>183.2628025</text:p>
              </table:table-cell>
              <table:table-cell office:value-type="float" office:value="315.629065">
                <text:p>315.629065</text:p>
              </table:table-cell>
              <table:table-cell office:value-type="float" office:value="415.9896075">
                <text:p>415.989607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4.3101505">
                <text:p>34.3101505</text:p>
              </table:table-cell>
              <table:table-cell office:value-type="float" office:value="38.1228725">
                <text:p>38.1228725</text:p>
              </table:table-cell>
              <table:table-cell office:value-type="float" office:value="45.9794725">
                <text:p>45.9794725</text:p>
              </table:table-cell>
              <table:table-cell office:value-type="float" office:value="57.87601175">
                <text:p>57.87601175</text:p>
              </table:table-cell>
              <table:table-cell office:value-type="float" office:value="61.78676675">
                <text:p>61.78676675</text:p>
              </table:table-cell>
              <table:table-cell office:value-type="float" office:value="83.23093225">
                <text:p>83.23093225</text:p>
              </table:table-cell>
              <table:table-cell office:value-type="float" office:value="98.1075765">
                <text:p>98.1075765</text:p>
              </table:table-cell>
              <table:table-cell office:value-type="float" office:value="139.5184775">
                <text:p>139.5184775</text:p>
              </table:table-cell>
              <table:table-cell office:value-type="float" office:value="183.611665">
                <text:p>183.611665</text:p>
              </table:table-cell>
              <table:table-cell office:value-type="float" office:value="316.2308275">
                <text:p>316.2308275</text:p>
              </table:table-cell>
              <table:table-cell office:value-type="float" office:value="416.871285">
                <text:p>416.871285</text:p>
              </table:table-cell>
            </table:table-row>
            <table:table-row>
              <table:table-cell office:value-type="float" office:value="9040">
                <text:p>9040</text:p>
              </table:table-cell>
              <table:table-cell office:value-type="float" office:value="34.24130075">
                <text:p>34.24130075</text:p>
              </table:table-cell>
              <table:table-cell office:value-type="float" office:value="38.105799">
                <text:p>38.105799</text:p>
              </table:table-cell>
              <table:table-cell office:value-type="float" office:value="46.0136985">
                <text:p>46.0136985</text:p>
              </table:table-cell>
              <table:table-cell office:value-type="float" office:value="57.959856">
                <text:p>57.959856</text:p>
              </table:table-cell>
              <table:table-cell office:value-type="float" office:value="61.83711075">
                <text:p>61.83711075</text:p>
              </table:table-cell>
              <table:table-cell office:value-type="float" office:value="83.120462">
                <text:p>83.120462</text:p>
              </table:table-cell>
              <table:table-cell office:value-type="float" office:value="98.01254375">
                <text:p>98.01254375</text:p>
              </table:table-cell>
              <table:table-cell office:value-type="float" office:value="139.4193625">
                <text:p>139.4193625</text:p>
              </table:table-cell>
              <table:table-cell office:value-type="float" office:value="184.0076625">
                <text:p>184.0076625</text:p>
              </table:table-cell>
              <table:table-cell office:value-type="float" office:value="316.1790825">
                <text:p>316.1790825</text:p>
              </table:table-cell>
              <table:table-cell office:value-type="float" office:value="417.79316">
                <text:p>417.79316</text:p>
              </table:table-cell>
            </table:table-row>
            <table:table-row>
              <table:table-cell office:value-type="float" office:value="9080">
                <text:p>9080</text:p>
              </table:table-cell>
              <table:table-cell office:value-type="float" office:value="34.1682775">
                <text:p>34.1682775</text:p>
              </table:table-cell>
              <table:table-cell office:value-type="float" office:value="38.1191305">
                <text:p>38.1191305</text:p>
              </table:table-cell>
              <table:table-cell office:value-type="float" office:value="46.0507475">
                <text:p>46.0507475</text:p>
              </table:table-cell>
              <table:table-cell office:value-type="float" office:value="57.964637">
                <text:p>57.964637</text:p>
              </table:table-cell>
              <table:table-cell office:value-type="float" office:value="61.81115825">
                <text:p>61.81115825</text:p>
              </table:table-cell>
              <table:table-cell office:value-type="float" office:value="83.074712">
                <text:p>83.074712</text:p>
              </table:table-cell>
              <table:table-cell office:value-type="float" office:value="97.974245">
                <text:p>97.974245</text:p>
              </table:table-cell>
              <table:table-cell office:value-type="float" office:value="139.29578">
                <text:p>139.29578</text:p>
              </table:table-cell>
              <table:table-cell office:value-type="float" office:value="184.1002175">
                <text:p>184.1002175</text:p>
              </table:table-cell>
              <table:table-cell office:value-type="float" office:value="316.2542625">
                <text:p>316.2542625</text:p>
              </table:table-cell>
              <table:table-cell office:value-type="float" office:value="418.3984625">
                <text:p>418.3984625</text:p>
              </table:table-cell>
            </table:table-row>
            <table:table-row>
              <table:table-cell office:value-type="float" office:value="9120">
                <text:p>9120</text:p>
              </table:table-cell>
              <table:table-cell office:value-type="float" office:value="34.1080275">
                <text:p>34.1080275</text:p>
              </table:table-cell>
              <table:table-cell office:value-type="float" office:value="38.08739075">
                <text:p>38.08739075</text:p>
              </table:table-cell>
              <table:table-cell office:value-type="float" office:value="46.07324975">
                <text:p>46.07324975</text:p>
              </table:table-cell>
              <table:table-cell office:value-type="float" office:value="57.94086375">
                <text:p>57.94086375</text:p>
              </table:table-cell>
              <table:table-cell office:value-type="float" office:value="61.7873805">
                <text:p>61.7873805</text:p>
              </table:table-cell>
              <table:table-cell office:value-type="float" office:value="82.9969845">
                <text:p>82.9969845</text:p>
              </table:table-cell>
              <table:table-cell office:value-type="float" office:value="97.9202425">
                <text:p>97.9202425</text:p>
              </table:table-cell>
              <table:table-cell office:value-type="float" office:value="139.265605">
                <text:p>139.265605</text:p>
              </table:table-cell>
              <table:table-cell office:value-type="float" office:value="184.3350975">
                <text:p>184.3350975</text:p>
              </table:table-cell>
              <table:table-cell office:value-type="float" office:value="316.8739125">
                <text:p>316.8739125</text:p>
              </table:table-cell>
              <table:table-cell office:value-type="float" office:value="418.8582275">
                <text:p>418.8582275</text:p>
              </table:table-cell>
            </table:table-row>
            <table:table-row>
              <table:table-cell office:value-type="float" office:value="9160">
                <text:p>9160</text:p>
              </table:table-cell>
              <table:table-cell office:value-type="float" office:value="34.07157375">
                <text:p>34.07157375</text:p>
              </table:table-cell>
              <table:table-cell office:value-type="float" office:value="38.10316675">
                <text:p>38.10316675</text:p>
              </table:table-cell>
              <table:table-cell office:value-type="float" office:value="46.0341625">
                <text:p>46.0341625</text:p>
              </table:table-cell>
              <table:table-cell office:value-type="float" office:value="57.95200975">
                <text:p>57.95200975</text:p>
              </table:table-cell>
              <table:table-cell office:value-type="float" office:value="61.889013">
                <text:p>61.889013</text:p>
              </table:table-cell>
              <table:table-cell office:value-type="float" office:value="82.97484975">
                <text:p>82.97484975</text:p>
              </table:table-cell>
              <table:table-cell office:value-type="float" office:value="98.01309675">
                <text:p>98.01309675</text:p>
              </table:table-cell>
              <table:table-cell office:value-type="float" office:value="139.3111025">
                <text:p>139.3111025</text:p>
              </table:table-cell>
              <table:table-cell office:value-type="float" office:value="184.61143">
                <text:p>184.61143</text:p>
              </table:table-cell>
              <table:table-cell office:value-type="float" office:value="317.85609">
                <text:p>317.85609</text:p>
              </table:table-cell>
              <table:table-cell office:value-type="float" office:value="419.6849675">
                <text:p>419.684967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34.024856">
                <text:p>34.024856</text:p>
              </table:table-cell>
              <table:table-cell office:value-type="float" office:value="38.092267">
                <text:p>38.092267</text:p>
              </table:table-cell>
              <table:table-cell office:value-type="float" office:value="45.96576375">
                <text:p>45.96576375</text:p>
              </table:table-cell>
              <table:table-cell office:value-type="float" office:value="57.94954225">
                <text:p>57.94954225</text:p>
              </table:table-cell>
              <table:table-cell office:value-type="float" office:value="61.9730335">
                <text:p>61.9730335</text:p>
              </table:table-cell>
              <table:table-cell office:value-type="float" office:value="82.89979925">
                <text:p>82.89979925</text:p>
              </table:table-cell>
              <table:table-cell office:value-type="float" office:value="98.15657">
                <text:p>98.15657</text:p>
              </table:table-cell>
              <table:table-cell office:value-type="float" office:value="139.27006">
                <text:p>139.27006</text:p>
              </table:table-cell>
              <table:table-cell office:value-type="float" office:value="184.6805325">
                <text:p>184.6805325</text:p>
              </table:table-cell>
              <table:table-cell office:value-type="float" office:value="318.431835">
                <text:p>318.431835</text:p>
              </table:table-cell>
              <table:table-cell office:value-type="float" office:value="420.291575">
                <text:p>420.291575</text:p>
              </table:table-cell>
            </table:table-row>
            <table:table-row>
              <table:table-cell office:value-type="float" office:value="9240">
                <text:p>9240</text:p>
              </table:table-cell>
              <table:table-cell office:value-type="float" office:value="33.98439125">
                <text:p>33.98439125</text:p>
              </table:table-cell>
              <table:table-cell office:value-type="float" office:value="38.00924775">
                <text:p>38.00924775</text:p>
              </table:table-cell>
              <table:table-cell office:value-type="float" office:value="45.960596">
                <text:p>45.960596</text:p>
              </table:table-cell>
              <table:table-cell office:value-type="float" office:value="57.950629">
                <text:p>57.950629</text:p>
              </table:table-cell>
              <table:table-cell office:value-type="float" office:value="61.96855475">
                <text:p>61.96855475</text:p>
              </table:table-cell>
              <table:table-cell office:value-type="float" office:value="82.783487">
                <text:p>82.783487</text:p>
              </table:table-cell>
              <table:table-cell office:value-type="float" office:value="98.24313175">
                <text:p>98.24313175</text:p>
              </table:table-cell>
              <table:table-cell office:value-type="float" office:value="139.1470125">
                <text:p>139.1470125</text:p>
              </table:table-cell>
              <table:table-cell office:value-type="float" office:value="184.8838425">
                <text:p>184.8838425</text:p>
              </table:table-cell>
              <table:table-cell office:value-type="float" office:value="319.1886625">
                <text:p>319.1886625</text:p>
              </table:table-cell>
              <table:table-cell office:value-type="float" office:value="421.3227575">
                <text:p>421.3227575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33.9876335">
                <text:p>33.9876335</text:p>
              </table:table-cell>
              <table:table-cell office:value-type="float" office:value="37.9998095">
                <text:p>37.9998095</text:p>
              </table:table-cell>
              <table:table-cell office:value-type="float" office:value="45.96512975">
                <text:p>45.96512975</text:p>
              </table:table-cell>
              <table:table-cell office:value-type="float" office:value="57.94703475">
                <text:p>57.94703475</text:p>
              </table:table-cell>
              <table:table-cell office:value-type="float" office:value="62.0222005">
                <text:p>62.0222005</text:p>
              </table:table-cell>
              <table:table-cell office:value-type="float" office:value="82.778829">
                <text:p>82.778829</text:p>
              </table:table-cell>
              <table:table-cell office:value-type="float" office:value="98.492559">
                <text:p>98.492559</text:p>
              </table:table-cell>
              <table:table-cell office:value-type="float" office:value="139.2477725">
                <text:p>139.2477725</text:p>
              </table:table-cell>
              <table:table-cell office:value-type="float" office:value="185.230165">
                <text:p>185.230165</text:p>
              </table:table-cell>
              <table:table-cell office:value-type="float" office:value="319.5500725">
                <text:p>319.5500725</text:p>
              </table:table-cell>
              <table:table-cell office:value-type="float" office:value="421.77916">
                <text:p>421.77916</text:p>
              </table:table-cell>
            </table:table-row>
            <table:table-row>
              <table:table-cell office:value-type="float" office:value="9320">
                <text:p>9320</text:p>
              </table:table-cell>
              <table:table-cell office:value-type="float" office:value="33.94546125">
                <text:p>33.94546125</text:p>
              </table:table-cell>
              <table:table-cell office:value-type="float" office:value="37.962182">
                <text:p>37.962182</text:p>
              </table:table-cell>
              <table:table-cell office:value-type="float" office:value="46.02975225">
                <text:p>46.02975225</text:p>
              </table:table-cell>
              <table:table-cell office:value-type="float" office:value="57.87726375">
                <text:p>57.87726375</text:p>
              </table:table-cell>
              <table:table-cell office:value-type="float" office:value="62.09827425">
                <text:p>62.09827425</text:p>
              </table:table-cell>
              <table:table-cell office:value-type="float" office:value="82.6397815">
                <text:p>82.6397815</text:p>
              </table:table-cell>
              <table:table-cell office:value-type="float" office:value="98.69181975">
                <text:p>98.69181975</text:p>
              </table:table-cell>
              <table:table-cell office:value-type="float" office:value="139.344015">
                <text:p>139.344015</text:p>
              </table:table-cell>
              <table:table-cell office:value-type="float" office:value="185.37256">
                <text:p>185.37256</text:p>
              </table:table-cell>
              <table:table-cell office:value-type="float" office:value="319.949585">
                <text:p>319.949585</text:p>
              </table:table-cell>
              <table:table-cell office:value-type="float" office:value="422.786745">
                <text:p>422.786745</text:p>
              </table:table-cell>
            </table:table-row>
            <table:table-row>
              <table:table-cell office:value-type="float" office:value="9360">
                <text:p>9360</text:p>
              </table:table-cell>
              <table:table-cell office:value-type="float" office:value="33.954655">
                <text:p>33.954655</text:p>
              </table:table-cell>
              <table:table-cell office:value-type="float" office:value="37.95781125">
                <text:p>37.95781125</text:p>
              </table:table-cell>
              <table:table-cell office:value-type="float" office:value="46.066557">
                <text:p>46.066557</text:p>
              </table:table-cell>
              <table:table-cell office:value-type="float" office:value="57.93813575">
                <text:p>57.93813575</text:p>
              </table:table-cell>
              <table:table-cell office:value-type="float" office:value="62.108298">
                <text:p>62.108298</text:p>
              </table:table-cell>
              <table:table-cell office:value-type="float" office:value="82.614964">
                <text:p>82.614964</text:p>
              </table:table-cell>
              <table:table-cell office:value-type="float" office:value="98.93263075">
                <text:p>98.93263075</text:p>
              </table:table-cell>
              <table:table-cell office:value-type="float" office:value="139.439345">
                <text:p>139.439345</text:p>
              </table:table-cell>
              <table:table-cell office:value-type="float" office:value="185.8857675">
                <text:p>185.8857675</text:p>
              </table:table-cell>
              <table:table-cell office:value-type="float" office:value="320.5427925">
                <text:p>320.5427925</text:p>
              </table:table-cell>
              <table:table-cell office:value-type="float" office:value="424.0946125">
                <text:p>424.094612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33.9449295">
                <text:p>33.9449295</text:p>
              </table:table-cell>
              <table:table-cell office:value-type="float" office:value="37.99786825">
                <text:p>37.99786825</text:p>
              </table:table-cell>
              <table:table-cell office:value-type="float" office:value="46.108197">
                <text:p>46.108197</text:p>
              </table:table-cell>
              <table:table-cell office:value-type="float" office:value="58.01891125">
                <text:p>58.01891125</text:p>
              </table:table-cell>
              <table:table-cell office:value-type="float" office:value="62.1556635">
                <text:p>62.1556635</text:p>
              </table:table-cell>
              <table:table-cell office:value-type="float" office:value="82.66488">
                <text:p>82.66488</text:p>
              </table:table-cell>
              <table:table-cell office:value-type="float" office:value="99.144637">
                <text:p>99.144637</text:p>
              </table:table-cell>
              <table:table-cell office:value-type="float" office:value="139.6829025">
                <text:p>139.6829025</text:p>
              </table:table-cell>
              <table:table-cell office:value-type="float" office:value="186.2065575">
                <text:p>186.2065575</text:p>
              </table:table-cell>
              <table:table-cell office:value-type="float" office:value="321.26879">
                <text:p>321.26879</text:p>
              </table:table-cell>
              <table:table-cell office:value-type="float" office:value="424.93177">
                <text:p>424.93177</text:p>
              </table:table-cell>
            </table:table-row>
            <table:table-row>
              <table:table-cell office:value-type="float" office:value="9440">
                <text:p>9440</text:p>
              </table:table-cell>
              <table:table-cell office:value-type="float" office:value="33.906667">
                <text:p>33.906667</text:p>
              </table:table-cell>
              <table:table-cell office:value-type="float" office:value="38.06809325">
                <text:p>38.06809325</text:p>
              </table:table-cell>
              <table:table-cell office:value-type="float" office:value="46.09672425">
                <text:p>46.09672425</text:p>
              </table:table-cell>
              <table:table-cell office:value-type="float" office:value="58.078319">
                <text:p>58.078319</text:p>
              </table:table-cell>
              <table:table-cell office:value-type="float" office:value="62.2227485">
                <text:p>62.2227485</text:p>
              </table:table-cell>
              <table:table-cell office:value-type="float" office:value="82.656503">
                <text:p>82.656503</text:p>
              </table:table-cell>
              <table:table-cell office:value-type="float" office:value="99.32339775">
                <text:p>99.32339775</text:p>
              </table:table-cell>
              <table:table-cell office:value-type="float" office:value="139.716135">
                <text:p>139.716135</text:p>
              </table:table-cell>
              <table:table-cell office:value-type="float" office:value="186.38138">
                <text:p>186.38138</text:p>
              </table:table-cell>
              <table:table-cell office:value-type="float" office:value="322.0265275">
                <text:p>322.0265275</text:p>
              </table:table-cell>
              <table:table-cell office:value-type="float" office:value="425.679865">
                <text:p>425.679865</text:p>
              </table:table-cell>
            </table:table-row>
            <table:table-row>
              <table:table-cell office:value-type="float" office:value="9480">
                <text:p>9480</text:p>
              </table:table-cell>
              <table:table-cell office:value-type="float" office:value="33.8946425">
                <text:p>33.8946425</text:p>
              </table:table-cell>
              <table:table-cell office:value-type="float" office:value="38.1118985">
                <text:p>38.1118985</text:p>
              </table:table-cell>
              <table:table-cell office:value-type="float" office:value="46.186421">
                <text:p>46.186421</text:p>
              </table:table-cell>
              <table:table-cell office:value-type="float" office:value="58.07809725">
                <text:p>58.07809725</text:p>
              </table:table-cell>
              <table:table-cell office:value-type="float" office:value="62.21373775">
                <text:p>62.21373775</text:p>
              </table:table-cell>
              <table:table-cell office:value-type="float" office:value="82.6881085">
                <text:p>82.6881085</text:p>
              </table:table-cell>
              <table:table-cell office:value-type="float" office:value="99.511853">
                <text:p>99.511853</text:p>
              </table:table-cell>
              <table:table-cell office:value-type="float" office:value="139.776335">
                <text:p>139.776335</text:p>
              </table:table-cell>
              <table:table-cell office:value-type="float" office:value="186.61094">
                <text:p>186.61094</text:p>
              </table:table-cell>
              <table:table-cell office:value-type="float" office:value="323.1148225">
                <text:p>323.1148225</text:p>
              </table:table-cell>
              <table:table-cell office:value-type="float" office:value="426.1571325">
                <text:p>426.1571325</text:p>
              </table:table-cell>
            </table:table-row>
            <table:table-row>
              <table:table-cell office:value-type="float" office:value="9520">
                <text:p>9520</text:p>
              </table:table-cell>
              <table:table-cell office:value-type="float" office:value="33.95683375">
                <text:p>33.95683375</text:p>
              </table:table-cell>
              <table:table-cell office:value-type="float" office:value="38.148338">
                <text:p>38.148338</text:p>
              </table:table-cell>
              <table:table-cell office:value-type="float" office:value="46.257191">
                <text:p>46.257191</text:p>
              </table:table-cell>
              <table:table-cell office:value-type="float" office:value="58.25127475">
                <text:p>58.25127475</text:p>
              </table:table-cell>
              <table:table-cell office:value-type="float" office:value="62.3046385">
                <text:p>62.3046385</text:p>
              </table:table-cell>
              <table:table-cell office:value-type="float" office:value="82.793317">
                <text:p>82.793317</text:p>
              </table:table-cell>
              <table:table-cell office:value-type="float" office:value="100.06433175">
                <text:p>100.06433175</text:p>
              </table:table-cell>
              <table:table-cell office:value-type="float" office:value="139.890085">
                <text:p>139.890085</text:p>
              </table:table-cell>
              <table:table-cell office:value-type="float" office:value="186.7943575">
                <text:p>186.7943575</text:p>
              </table:table-cell>
              <table:table-cell office:value-type="float" office:value="324.194775">
                <text:p>324.194775</text:p>
              </table:table-cell>
              <table:table-cell office:value-type="float" office:value="426.6736725">
                <text:p>426.6736725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33.988606">
                <text:p>33.988606</text:p>
              </table:table-cell>
              <table:table-cell office:value-type="float" office:value="38.16165275">
                <text:p>38.16165275</text:p>
              </table:table-cell>
              <table:table-cell office:value-type="float" office:value="46.31771675">
                <text:p>46.31771675</text:p>
              </table:table-cell>
              <table:table-cell office:value-type="float" office:value="58.37559275">
                <text:p>58.37559275</text:p>
              </table:table-cell>
              <table:table-cell office:value-type="float" office:value="62.45783075">
                <text:p>62.45783075</text:p>
              </table:table-cell>
              <table:table-cell office:value-type="float" office:value="82.903559">
                <text:p>82.903559</text:p>
              </table:table-cell>
              <table:table-cell office:value-type="float" office:value="100.3860145">
                <text:p>100.3860145</text:p>
              </table:table-cell>
              <table:table-cell office:value-type="float" office:value="139.95823">
                <text:p>139.95823</text:p>
              </table:table-cell>
              <table:table-cell office:value-type="float" office:value="187.2619475">
                <text:p>187.2619475</text:p>
              </table:table-cell>
              <table:table-cell office:value-type="float" office:value="325.402425">
                <text:p>325.402425</text:p>
              </table:table-cell>
              <table:table-cell office:value-type="float" office:value="427.802535">
                <text:p>427.80253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34.0437145">
                <text:p>34.0437145</text:p>
              </table:table-cell>
              <table:table-cell office:value-type="float" office:value="38.16349975">
                <text:p>38.16349975</text:p>
              </table:table-cell>
              <table:table-cell office:value-type="float" office:value="46.30951425">
                <text:p>46.30951425</text:p>
              </table:table-cell>
              <table:table-cell office:value-type="float" office:value="58.515391">
                <text:p>58.515391</text:p>
              </table:table-cell>
              <table:table-cell office:value-type="float" office:value="62.75402925">
                <text:p>62.75402925</text:p>
              </table:table-cell>
              <table:table-cell office:value-type="float" office:value="83.100845">
                <text:p>83.100845</text:p>
              </table:table-cell>
              <table:table-cell office:value-type="float" office:value="100.7212435">
                <text:p>100.7212435</text:p>
              </table:table-cell>
              <table:table-cell office:value-type="float" office:value="140.0259125">
                <text:p>140.0259125</text:p>
              </table:table-cell>
              <table:table-cell office:value-type="float" office:value="187.6101">
                <text:p>187.6101</text:p>
              </table:table-cell>
              <table:table-cell office:value-type="float" office:value="326.6076175">
                <text:p>326.6076175</text:p>
              </table:table-cell>
              <table:table-cell office:value-type="float" office:value="428.5619525">
                <text:p>428.5619525</text:p>
              </table:table-cell>
            </table:table-row>
            <table:table-row>
              <table:table-cell office:value-type="float" office:value="9640">
                <text:p>9640</text:p>
              </table:table-cell>
              <table:table-cell office:value-type="float" office:value="34.0300035">
                <text:p>34.0300035</text:p>
              </table:table-cell>
              <table:table-cell office:value-type="float" office:value="38.14735375">
                <text:p>38.14735375</text:p>
              </table:table-cell>
              <table:table-cell office:value-type="float" office:value="46.31532625">
                <text:p>46.31532625</text:p>
              </table:table-cell>
              <table:table-cell office:value-type="float" office:value="58.6156475">
                <text:p>58.6156475</text:p>
              </table:table-cell>
              <table:table-cell office:value-type="float" office:value="62.987895">
                <text:p>62.987895</text:p>
              </table:table-cell>
              <table:table-cell office:value-type="float" office:value="83.167606">
                <text:p>83.167606</text:p>
              </table:table-cell>
              <table:table-cell office:value-type="float" office:value="100.9394615">
                <text:p>100.9394615</text:p>
              </table:table-cell>
              <table:table-cell office:value-type="float" office:value="139.9625325">
                <text:p>139.9625325</text:p>
              </table:table-cell>
              <table:table-cell office:value-type="float" office:value="187.685445">
                <text:p>187.685445</text:p>
              </table:table-cell>
              <table:table-cell office:value-type="float" office:value="327.8794925">
                <text:p>327.8794925</text:p>
              </table:table-cell>
              <table:table-cell office:value-type="float" office:value="429.9813225">
                <text:p>429.9813225</text:p>
              </table:table-cell>
            </table:table-row>
            <table:table-row>
              <table:table-cell office:value-type="float" office:value="9680">
                <text:p>9680</text:p>
              </table:table-cell>
              <table:table-cell office:value-type="float" office:value="33.98633775">
                <text:p>33.98633775</text:p>
              </table:table-cell>
              <table:table-cell office:value-type="float" office:value="38.119848">
                <text:p>38.119848</text:p>
              </table:table-cell>
              <table:table-cell office:value-type="float" office:value="46.3334685">
                <text:p>46.3334685</text:p>
              </table:table-cell>
              <table:table-cell office:value-type="float" office:value="58.731986">
                <text:p>58.731986</text:p>
              </table:table-cell>
              <table:table-cell office:value-type="float" office:value="63.11454475">
                <text:p>63.11454475</text:p>
              </table:table-cell>
              <table:table-cell office:value-type="float" office:value="83.150378">
                <text:p>83.150378</text:p>
              </table:table-cell>
              <table:table-cell office:value-type="float" office:value="101.092652">
                <text:p>101.092652</text:p>
              </table:table-cell>
              <table:table-cell office:value-type="float" office:value="139.9490725">
                <text:p>139.9490725</text:p>
              </table:table-cell>
              <table:table-cell office:value-type="float" office:value="187.822665">
                <text:p>187.822665</text:p>
              </table:table-cell>
              <table:table-cell office:value-type="float" office:value="329.523885">
                <text:p>329.523885</text:p>
              </table:table-cell>
              <table:table-cell office:value-type="float" office:value="431.09672">
                <text:p>431.09672</text:p>
              </table:table-cell>
            </table:table-row>
            <table:table-row>
              <table:table-cell office:value-type="float" office:value="9720">
                <text:p>9720</text:p>
              </table:table-cell>
              <table:table-cell office:value-type="float" office:value="33.904925">
                <text:p>33.904925</text:p>
              </table:table-cell>
              <table:table-cell office:value-type="float" office:value="38.04467075">
                <text:p>38.04467075</text:p>
              </table:table-cell>
              <table:table-cell office:value-type="float" office:value="46.34875225">
                <text:p>46.34875225</text:p>
              </table:table-cell>
              <table:table-cell office:value-type="float" office:value="58.88787675">
                <text:p>58.88787675</text:p>
              </table:table-cell>
              <table:table-cell office:value-type="float" office:value="63.38813825">
                <text:p>63.38813825</text:p>
              </table:table-cell>
              <table:table-cell office:value-type="float" office:value="83.13143175">
                <text:p>83.13143175</text:p>
              </table:table-cell>
              <table:table-cell office:value-type="float" office:value="101.320197">
                <text:p>101.320197</text:p>
              </table:table-cell>
              <table:table-cell office:value-type="float" office:value="140.0169075">
                <text:p>140.0169075</text:p>
              </table:table-cell>
              <table:table-cell office:value-type="float" office:value="188.1994225">
                <text:p>188.1994225</text:p>
              </table:table-cell>
              <table:table-cell office:value-type="float" office:value="330.86331">
                <text:p>330.86331</text:p>
              </table:table-cell>
              <table:table-cell office:value-type="float" office:value="431.89407">
                <text:p>431.89407</text:p>
              </table:table-cell>
            </table:table-row>
            <table:table-row>
              <table:table-cell office:value-type="float" office:value="9760">
                <text:p>9760</text:p>
              </table:table-cell>
              <table:table-cell office:value-type="float" office:value="33.80897">
                <text:p>33.80897</text:p>
              </table:table-cell>
              <table:table-cell office:value-type="float" office:value="37.9519115">
                <text:p>37.9519115</text:p>
              </table:table-cell>
              <table:table-cell office:value-type="float" office:value="46.27954575">
                <text:p>46.27954575</text:p>
              </table:table-cell>
              <table:table-cell office:value-type="float" office:value="58.95879225">
                <text:p>58.95879225</text:p>
              </table:table-cell>
              <table:table-cell office:value-type="float" office:value="63.498359">
                <text:p>63.498359</text:p>
              </table:table-cell>
              <table:table-cell office:value-type="float" office:value="83.050001">
                <text:p>83.050001</text:p>
              </table:table-cell>
              <table:table-cell office:value-type="float" office:value="101.51309925">
                <text:p>101.51309925</text:p>
              </table:table-cell>
              <table:table-cell office:value-type="float" office:value="140.06147">
                <text:p>140.06147</text:p>
              </table:table-cell>
              <table:table-cell office:value-type="float" office:value="188.3981875">
                <text:p>188.3981875</text:p>
              </table:table-cell>
              <table:table-cell office:value-type="float" office:value="331.8673575">
                <text:p>331.8673575</text:p>
              </table:table-cell>
              <table:table-cell office:value-type="float" office:value="432.22927">
                <text:p>432.2292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33.71585625">
                <text:p>33.71585625</text:p>
              </table:table-cell>
              <table:table-cell office:value-type="float" office:value="37.83782325">
                <text:p>37.83782325</text:p>
              </table:table-cell>
              <table:table-cell office:value-type="float" office:value="46.22649075">
                <text:p>46.22649075</text:p>
              </table:table-cell>
              <table:table-cell office:value-type="float" office:value="58.9552195">
                <text:p>58.9552195</text:p>
              </table:table-cell>
              <table:table-cell office:value-type="float" office:value="63.41782975">
                <text:p>63.41782975</text:p>
              </table:table-cell>
              <table:table-cell office:value-type="float" office:value="82.9454545">
                <text:p>82.9454545</text:p>
              </table:table-cell>
              <table:table-cell office:value-type="float" office:value="101.57519375">
                <text:p>101.57519375</text:p>
              </table:table-cell>
              <table:table-cell office:value-type="float" office:value="139.9570175">
                <text:p>139.9570175</text:p>
              </table:table-cell>
              <table:table-cell office:value-type="float" office:value="188.23368">
                <text:p>188.23368</text:p>
              </table:table-cell>
              <table:table-cell office:value-type="float" office:value="332.233085">
                <text:p>332.233085</text:p>
              </table:table-cell>
              <table:table-cell office:value-type="float" office:value="432.72415">
                <text:p>432.72415</text:p>
              </table:table-cell>
            </table:table-row>
            <table:table-row>
              <table:table-cell office:value-type="float" office:value="9840">
                <text:p>9840</text:p>
              </table:table-cell>
              <table:table-cell office:value-type="float" office:value="33.7181615">
                <text:p>33.7181615</text:p>
              </table:table-cell>
              <table:table-cell office:value-type="float" office:value="37.83844725">
                <text:p>37.83844725</text:p>
              </table:table-cell>
              <table:table-cell office:value-type="float" office:value="46.1895175">
                <text:p>46.1895175</text:p>
              </table:table-cell>
              <table:table-cell office:value-type="float" office:value="58.977502">
                <text:p>58.977502</text:p>
              </table:table-cell>
              <table:table-cell office:value-type="float" office:value="63.41361825">
                <text:p>63.41361825</text:p>
              </table:table-cell>
              <table:table-cell office:value-type="float" office:value="82.94309375">
                <text:p>82.94309375</text:p>
              </table:table-cell>
              <table:table-cell office:value-type="float" office:value="101.9898705">
                <text:p>101.9898705</text:p>
              </table:table-cell>
              <table:table-cell office:value-type="float" office:value="139.834205">
                <text:p>139.834205</text:p>
              </table:table-cell>
              <table:table-cell office:value-type="float" office:value="188.47315">
                <text:p>188.47315</text:p>
              </table:table-cell>
              <table:table-cell office:value-type="float" office:value="333.4265825">
                <text:p>333.4265825</text:p>
              </table:table-cell>
              <table:table-cell office:value-type="float" office:value="433.6095625">
                <text:p>433.6095625</text:p>
              </table:table-cell>
            </table:table-row>
            <table:table-row>
              <table:table-cell office:value-type="float" office:value="9880">
                <text:p>9880</text:p>
              </table:table-cell>
              <table:table-cell office:value-type="float" office:value="33.7494265">
                <text:p>33.7494265</text:p>
              </table:table-cell>
              <table:table-cell office:value-type="float" office:value="37.82450425">
                <text:p>37.82450425</text:p>
              </table:table-cell>
              <table:table-cell office:value-type="float" office:value="46.12393075">
                <text:p>46.12393075</text:p>
              </table:table-cell>
              <table:table-cell office:value-type="float" office:value="59.05358225">
                <text:p>59.05358225</text:p>
              </table:table-cell>
              <table:table-cell office:value-type="float" office:value="63.45465725">
                <text:p>63.45465725</text:p>
              </table:table-cell>
              <table:table-cell office:value-type="float" office:value="82.9736565">
                <text:p>82.9736565</text:p>
              </table:table-cell>
              <table:table-cell office:value-type="float" office:value="102.33953775">
                <text:p>102.33953775</text:p>
              </table:table-cell>
              <table:table-cell office:value-type="float" office:value="140.07841">
                <text:p>140.07841</text:p>
              </table:table-cell>
              <table:table-cell office:value-type="float" office:value="188.719965">
                <text:p>188.719965</text:p>
              </table:table-cell>
              <table:table-cell office:value-type="float" office:value="335.02106">
                <text:p>335.02106</text:p>
              </table:table-cell>
              <table:table-cell office:value-type="float" office:value="434.272865">
                <text:p>434.272865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33.73427925">
                <text:p>33.73427925</text:p>
              </table:table-cell>
              <table:table-cell office:value-type="float" office:value="37.77776">
                <text:p>37.77776</text:p>
              </table:table-cell>
              <table:table-cell office:value-type="float" office:value="46.04514725">
                <text:p>46.04514725</text:p>
              </table:table-cell>
              <table:table-cell office:value-type="float" office:value="59.083276">
                <text:p>59.083276</text:p>
              </table:table-cell>
              <table:table-cell office:value-type="float" office:value="63.5091065">
                <text:p>63.5091065</text:p>
              </table:table-cell>
              <table:table-cell office:value-type="float" office:value="82.99607">
                <text:p>82.99607</text:p>
              </table:table-cell>
              <table:table-cell office:value-type="float" office:value="102.5048665">
                <text:p>102.5048665</text:p>
              </table:table-cell>
              <table:table-cell office:value-type="float" office:value="140.1552675">
                <text:p>140.1552675</text:p>
              </table:table-cell>
              <table:table-cell office:value-type="float" office:value="189.3864825">
                <text:p>189.3864825</text:p>
              </table:table-cell>
              <table:table-cell office:value-type="float" office:value="336.505735">
                <text:p>336.505735</text:p>
              </table:table-cell>
              <table:table-cell office:value-type="float" office:value="435.438125">
                <text:p>435.438125</text:p>
              </table:table-cell>
            </table:table-row>
            <table:table-row>
              <table:table-cell office:value-type="float" office:value="9960">
                <text:p>9960</text:p>
              </table:table-cell>
              <table:table-cell office:value-type="float" office:value="33.70262325">
                <text:p>33.70262325</text:p>
              </table:table-cell>
              <table:table-cell office:value-type="float" office:value="37.717101">
                <text:p>37.717101</text:p>
              </table:table-cell>
              <table:table-cell office:value-type="float" office:value="46.14524725">
                <text:p>46.14524725</text:p>
              </table:table-cell>
              <table:table-cell office:value-type="float" office:value="59.19831175">
                <text:p>59.19831175</text:p>
              </table:table-cell>
              <table:table-cell office:value-type="float" office:value="63.58683075">
                <text:p>63.58683075</text:p>
              </table:table-cell>
              <table:table-cell office:value-type="float" office:value="83.02666925">
                <text:p>83.02666925</text:p>
              </table:table-cell>
              <table:table-cell office:value-type="float" office:value="102.7211525">
                <text:p>102.7211525</text:p>
              </table:table-cell>
              <table:table-cell office:value-type="float" office:value="140.63895">
                <text:p>140.63895</text:p>
              </table:table-cell>
              <table:table-cell office:value-type="float" office:value="189.7824875">
                <text:p>189.7824875</text:p>
              </table:table-cell>
              <table:table-cell office:value-type="float" office:value="337.76399">
                <text:p>337.76399</text:p>
              </table:table-cell>
              <table:table-cell office:value-type="float" office:value="436.6227225">
                <text:p>436.6227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8.928cm" svg:height="19.542cm" xlink:href=".." xlink:type="simple" chart:class="chart:line" chart:style-name="ch1">
        <chart:title svg:x="14.208cm" svg:y="0.526cm" chart:style-name="ch2">
          <text:p>Średni czas oczekiwania statków zależny od ich ilości</text:p>
        </chart:title>
        <chart:subtitle svg:x="17.912cm" svg:y="1.695cm" chart:style-name="ch3">
          <text:p>Średnia ruchoma</text:p>
        </chart:subtitle>
        <chart:legend chart:legend-position="end" svg:x="36.552cm" svg:y="7.625cm" style:legend-expansion="high" chart:style-name="ch4"/>
        <chart:plot-area chart:style-name="ch5" table:cell-range-address="Arkusz1.A1:Arkusz1.I250" chart:data-source-has-labels="both" svg:x="1.816cm" svg:y="3.158cm" svg:width="33.18cm" svg:height="14.986cm">
          <chartooo:coordinate-region svg:x="2.623cm" svg:y="3.37cm" svg:width="32.26cm" svg:height="13.677cm"/>
          <chart:axis chart:dimension="x" chart:name="primary-x" chart:style-name="ch6" chartooo:axis-type="auto">
            <chartooo:date-scale/>
            <chart:title svg:x="17.409cm" svg:y="18.535cm" chart:style-name="ch7">
              <text:p>Ilość statków</text:p>
            </chart:title>
            <chart:categories table:cell-range-address="Arkusz1.A2:Arkusz1.A250"/>
          </chart:axis>
          <chart:axis chart:dimension="y" chart:name="primary-y" chart:style-name="ch6">
            <chart:title svg:x="0.451cm" svg:y="12.481cm" chart:style-name="ch8">
              <text:p>Średni czas oczekiwania</text:p>
            </chart:title>
            <chart:grid chart:style-name="ch9" chart:class="major"/>
          </chart:axis>
          <chart:series chart:style-name="ch10" chart:values-cell-range-address="Arkusz1.B2:Arkusz1.B250" chart:label-cell-address="Arkusz1.B1:Arkusz1.B1" chart:class="chart:line">
            <chart:data-point chart:repeated="249"/>
          </chart:series>
          <chart:series chart:style-name="ch11" chart:values-cell-range-address="Arkusz1.C2:Arkusz1.C250" chart:label-cell-address="Arkusz1.C1:Arkusz1.C1" chart:class="chart:line">
            <chart:data-point chart:repeated="249"/>
          </chart:series>
          <chart:series chart:style-name="ch12" chart:values-cell-range-address="Arkusz1.D2:Arkusz1.D250" chart:label-cell-address="Arkusz1.D1:Arkusz1.D1" chart:class="chart:line">
            <chart:data-point chart:repeated="249"/>
          </chart:series>
          <chart:series chart:style-name="ch13" chart:values-cell-range-address="Arkusz1.E2:Arkusz1.E250" chart:label-cell-address="Arkusz1.E1:Arkusz1.E1" chart:class="chart:line">
            <chart:data-point chart:repeated="249"/>
          </chart:series>
          <chart:series chart:style-name="ch14" chart:values-cell-range-address="Arkusz1.F2:Arkusz1.F250" chart:label-cell-address="Arkusz1.F1:Arkusz1.F1" chart:class="chart:line">
            <chart:data-point chart:repeated="249"/>
          </chart:series>
          <chart:series chart:style-name="ch15" chart:values-cell-range-address="Arkusz1.G2:Arkusz1.G250" chart:label-cell-address="Arkusz1.G1:Arkusz1.G1" chart:class="chart:line">
            <chart:data-point chart:repeated="249"/>
          </chart:series>
          <chart:series chart:style-name="ch16" chart:values-cell-range-address="Arkusz1.H2:Arkusz1.H250" chart:label-cell-address="Arkusz1.H1:Arkusz1.H1" chart:class="chart:line">
            <chart:data-point chart:repeated="249"/>
          </chart:series>
          <chart:series chart:style-name="ch17" chart:values-cell-range-address="Arkusz1.I2:Arkusz1.I250" chart:label-cell-address="Arkusz1.I1:Arkusz1.I1" chart:class="chart:line">
            <chart:data-point chart:repeated="24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45</text:p>
                <draw:g>
                  <svg:desc>Arkusz1.B1:Arkusz1.B1</svg:desc>
                </draw:g>
              </table:table-cell>
              <table:table-cell office:value-type="string">
                <text:p>0,0475</text:p>
                <draw:g>
                  <svg:desc>Arkusz1.C1:Arkusz1.C1</svg:desc>
                </draw:g>
              </table:table-cell>
              <table:table-cell office:value-type="string">
                <text:p>0,05</text:p>
                <draw:g>
                  <svg:desc>Arkusz1.D1:Arkusz1.D1</svg:desc>
                </draw:g>
              </table:table-cell>
              <table:table-cell office:value-type="string">
                <text:p>0,0525</text:p>
                <draw:g>
                  <svg:desc>Arkusz1.E1:Arkusz1.E1</svg:desc>
                </draw:g>
              </table:table-cell>
              <table:table-cell office:value-type="string">
                <text:p>0,055</text:p>
                <draw:g>
                  <svg:desc>Arkusz1.F1:Arkusz1.F1</svg:desc>
                </draw:g>
              </table:table-cell>
              <table:table-cell office:value-type="string">
                <text:p>0,0575</text:p>
                <draw:g>
                  <svg:desc>Arkusz1.G1:Arkusz1.G1</svg:desc>
                </draw:g>
              </table:table-cell>
              <table:table-cell office:value-type="string">
                <text:p>0,06</text:p>
                <draw:g>
                  <svg:desc>Arkusz1.H1:Arkusz1.H1</svg:desc>
                </draw:g>
              </table:table-cell>
              <table:table-cell office:value-type="string">
                <text:p>0,0625</text:p>
                <draw:g>
                  <svg:desc>Arkusz1.I1:Arkusz1.I1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Arkusz1.A2:Arkusz1.A250</svg:desc>
                </draw:g>
              </table:table-cell>
              <table:table-cell office:value-type="float" office:value="3.7516131916875">
                <text:p>3.7516131916875</text:p>
                <draw:g>
                  <svg:desc>Arkusz1.B2:Arkusz1.B250</svg:desc>
                </draw:g>
              </table:table-cell>
              <table:table-cell office:value-type="float" office:value="2.62651046875">
                <text:p>2.62651046875</text:p>
                <draw:g>
                  <svg:desc>Arkusz1.C2:Arkusz1.C250</svg:desc>
                </draw:g>
              </table:table-cell>
              <table:table-cell office:value-type="float" office:value="10.2640318506">
                <text:p>10.2640318506</text:p>
                <draw:g>
                  <svg:desc>Arkusz1.D2:Arkusz1.D250</svg:desc>
                </draw:g>
              </table:table-cell>
              <table:table-cell office:value-type="float" office:value="2.43169094125">
                <text:p>2.43169094125</text:p>
                <draw:g>
                  <svg:desc>Arkusz1.E2:Arkusz1.E250</svg:desc>
                </draw:g>
              </table:table-cell>
              <table:table-cell office:value-type="float" office:value="6.813529217">
                <text:p>6.813529217</text:p>
                <draw:g>
                  <svg:desc>Arkusz1.F2:Arkusz1.F250</svg:desc>
                </draw:g>
              </table:table-cell>
              <table:table-cell office:value-type="float" office:value="1.54607812425">
                <text:p>1.54607812425</text:p>
                <draw:g>
                  <svg:desc>Arkusz1.G2:Arkusz1.G250</svg:desc>
                </draw:g>
              </table:table-cell>
              <table:table-cell office:value-type="float" office:value="5.642233736">
                <text:p>5.642233736</text:p>
                <draw:g>
                  <svg:desc>Arkusz1.H2:Arkusz1.H250</svg:desc>
                </draw:g>
              </table:table-cell>
              <table:table-cell office:value-type="float" office:value="6.371919185">
                <text:p>6.371919185</text:p>
                <draw:g>
                  <svg:desc>Arkusz1.I2:Arkusz1.I250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814518856675">
                <text:p>8.814518856675</text:p>
              </table:table-cell>
              <table:table-cell office:value-type="float" office:value="4.36839492">
                <text:p>4.36839492</text:p>
              </table:table-cell>
              <table:table-cell office:value-type="float" office:value="13.5062781825">
                <text:p>13.5062781825</text:p>
              </table:table-cell>
              <table:table-cell office:value-type="float" office:value="6.93469308025">
                <text:p>6.93469308025</text:p>
              </table:table-cell>
              <table:table-cell office:value-type="float" office:value="14.793523259">
                <text:p>14.793523259</text:p>
              </table:table-cell>
              <table:table-cell office:value-type="float" office:value="7.6380037225">
                <text:p>7.6380037225</text:p>
              </table:table-cell>
              <table:table-cell office:value-type="float" office:value="13.833256759">
                <text:p>13.833256759</text:p>
              </table:table-cell>
              <table:table-cell office:value-type="float" office:value="15.7680075175">
                <text:p>15.76800751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.661417825">
                <text:p>16.661417825</text:p>
              </table:table-cell>
              <table:table-cell office:value-type="float" office:value="6.18302858">
                <text:p>6.18302858</text:p>
              </table:table-cell>
              <table:table-cell office:value-type="float" office:value="17.41907501">
                <text:p>17.41907501</text:p>
              </table:table-cell>
              <table:table-cell office:value-type="float" office:value="11.2924077825">
                <text:p>11.2924077825</text:p>
              </table:table-cell>
              <table:table-cell office:value-type="float" office:value="21.602035525">
                <text:p>21.602035525</text:p>
              </table:table-cell>
              <table:table-cell office:value-type="float" office:value="17.408876575">
                <text:p>17.408876575</text:p>
              </table:table-cell>
              <table:table-cell office:value-type="float" office:value="17.960121084">
                <text:p>17.960121084</text:p>
              </table:table-cell>
              <table:table-cell office:value-type="float" office:value="18.007687725">
                <text:p>18.0076877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.958373375">
                <text:p>18.958373375</text:p>
              </table:table-cell>
              <table:table-cell office:value-type="float" office:value="8.527520825">
                <text:p>8.527520825</text:p>
              </table:table-cell>
              <table:table-cell office:value-type="float" office:value="17.40573838">
                <text:p>17.40573838</text:p>
              </table:table-cell>
              <table:table-cell office:value-type="float" office:value="11.60037225">
                <text:p>11.60037225</text:p>
              </table:table-cell>
              <table:table-cell office:value-type="float" office:value="23.7367854">
                <text:p>23.7367854</text:p>
              </table:table-cell>
              <table:table-cell office:value-type="float" office:value="24.7347837">
                <text:p>24.7347837</text:p>
              </table:table-cell>
              <table:table-cell office:value-type="float" office:value="21.01219225">
                <text:p>21.01219225</text:p>
              </table:table-cell>
              <table:table-cell office:value-type="float" office:value="20.59254655">
                <text:p>20.592546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.0806455">
                <text:p>18.0806455</text:p>
              </table:table-cell>
              <table:table-cell office:value-type="float" office:value="10.614650475">
                <text:p>10.614650475</text:p>
              </table:table-cell>
              <table:table-cell office:value-type="float" office:value="18.359971675">
                <text:p>18.359971675</text:p>
              </table:table-cell>
              <table:table-cell office:value-type="float" office:value="12.5853356">
                <text:p>12.5853356</text:p>
              </table:table-cell>
              <table:table-cell office:value-type="float" office:value="23.176502475">
                <text:p>23.176502475</text:p>
              </table:table-cell>
              <table:table-cell office:value-type="float" office:value="30.3239096">
                <text:p>30.3239096</text:p>
              </table:table-cell>
              <table:table-cell office:value-type="float" office:value="24.323026">
                <text:p>24.323026</text:p>
              </table:table-cell>
              <table:table-cell office:value-type="float" office:value="20.926429925">
                <text:p>20.9264299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.52527245">
                <text:p>19.52527245</text:p>
              </table:table-cell>
              <table:table-cell office:value-type="float" office:value="12.466473625">
                <text:p>12.466473625</text:p>
              </table:table-cell>
              <table:table-cell office:value-type="float" office:value="21.266971575">
                <text:p>21.266971575</text:p>
              </table:table-cell>
              <table:table-cell office:value-type="float" office:value="14.49546945">
                <text:p>14.49546945</text:p>
              </table:table-cell>
              <table:table-cell office:value-type="float" office:value="26.751669425">
                <text:p>26.751669425</text:p>
              </table:table-cell>
              <table:table-cell office:value-type="float" office:value="32.0004405">
                <text:p>32.0004405</text:p>
              </table:table-cell>
              <table:table-cell office:value-type="float" office:value="29.1722335">
                <text:p>29.1722335</text:p>
              </table:table-cell>
              <table:table-cell office:value-type="float" office:value="25.050903925">
                <text:p>25.0509039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1.16246275">
                <text:p>21.16246275</text:p>
              </table:table-cell>
              <table:table-cell office:value-type="float" office:value="15.50345905">
                <text:p>15.50345905</text:p>
              </table:table-cell>
              <table:table-cell office:value-type="float" office:value="25.360321325">
                <text:p>25.360321325</text:p>
              </table:table-cell>
              <table:table-cell office:value-type="float" office:value="17.65291595">
                <text:p>17.65291595</text:p>
              </table:table-cell>
              <table:table-cell office:value-type="float" office:value="31.674193">
                <text:p>31.674193</text:p>
              </table:table-cell>
              <table:table-cell office:value-type="float" office:value="34.6303545">
                <text:p>34.6303545</text:p>
              </table:table-cell>
              <table:table-cell office:value-type="float" office:value="34.923649">
                <text:p>34.923649</text:p>
              </table:table-cell>
              <table:table-cell office:value-type="float" office:value="27.467961275">
                <text:p>27.4679612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3.36259025">
                <text:p>23.36259025</text:p>
              </table:table-cell>
              <table:table-cell office:value-type="float" office:value="18.0134995">
                <text:p>18.0134995</text:p>
              </table:table-cell>
              <table:table-cell office:value-type="float" office:value="27.891042175">
                <text:p>27.891042175</text:p>
              </table:table-cell>
              <table:table-cell office:value-type="float" office:value="23.885307075">
                <text:p>23.885307075</text:p>
              </table:table-cell>
              <table:table-cell office:value-type="float" office:value="35.89322175">
                <text:p>35.89322175</text:p>
              </table:table-cell>
              <table:table-cell office:value-type="float" office:value="39.0965095">
                <text:p>39.0965095</text:p>
              </table:table-cell>
              <table:table-cell office:value-type="float" office:value="41.200551">
                <text:p>41.200551</text:p>
              </table:table-cell>
              <table:table-cell office:value-type="float" office:value="31.18660925">
                <text:p>31.186609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3.66327775">
                <text:p>23.66327775</text:p>
              </table:table-cell>
              <table:table-cell office:value-type="float" office:value="19.145053125">
                <text:p>19.145053125</text:p>
              </table:table-cell>
              <table:table-cell office:value-type="float" office:value="28.594800775">
                <text:p>28.594800775</text:p>
              </table:table-cell>
              <table:table-cell office:value-type="float" office:value="27.34926075">
                <text:p>27.34926075</text:p>
              </table:table-cell>
              <table:table-cell office:value-type="float" office:value="37.83713925">
                <text:p>37.83713925</text:p>
              </table:table-cell>
              <table:table-cell office:value-type="float" office:value="41.92182925">
                <text:p>41.92182925</text:p>
              </table:table-cell>
              <table:table-cell office:value-type="float" office:value="43.8270885">
                <text:p>43.8270885</text:p>
              </table:table-cell>
              <table:table-cell office:value-type="float" office:value="34.18548925">
                <text:p>34.185489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.4164105">
                <text:p>23.4164105</text:p>
              </table:table-cell>
              <table:table-cell office:value-type="float" office:value="20.26879925">
                <text:p>20.26879925</text:p>
              </table:table-cell>
              <table:table-cell office:value-type="float" office:value="30.076134475">
                <text:p>30.076134475</text:p>
              </table:table-cell>
              <table:table-cell office:value-type="float" office:value="29.25337175">
                <text:p>29.25337175</text:p>
              </table:table-cell>
              <table:table-cell office:value-type="float" office:value="38.85516575">
                <text:p>38.85516575</text:p>
              </table:table-cell>
              <table:table-cell office:value-type="float" office:value="43.22228325">
                <text:p>43.22228325</text:p>
              </table:table-cell>
              <table:table-cell office:value-type="float" office:value="46.93988725">
                <text:p>46.93988725</text:p>
              </table:table-cell>
              <table:table-cell office:value-type="float" office:value="37.654288">
                <text:p>37.65428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5.86598025">
                <text:p>25.86598025</text:p>
              </table:table-cell>
              <table:table-cell office:value-type="float" office:value="23.8347135">
                <text:p>23.8347135</text:p>
              </table:table-cell>
              <table:table-cell office:value-type="float" office:value="31.47791075">
                <text:p>31.47791075</text:p>
              </table:table-cell>
              <table:table-cell office:value-type="float" office:value="32.053088">
                <text:p>32.053088</text:p>
              </table:table-cell>
              <table:table-cell office:value-type="float" office:value="42.1650305">
                <text:p>42.1650305</text:p>
              </table:table-cell>
              <table:table-cell office:value-type="float" office:value="45.033295">
                <text:p>45.033295</text:p>
              </table:table-cell>
              <table:table-cell office:value-type="float" office:value="51.01005775">
                <text:p>51.01005775</text:p>
              </table:table-cell>
              <table:table-cell office:value-type="float" office:value="45.6256045">
                <text:p>45.625604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.4465425">
                <text:p>29.4465425</text:p>
              </table:table-cell>
              <table:table-cell office:value-type="float" office:value="26.0137425">
                <text:p>26.0137425</text:p>
              </table:table-cell>
              <table:table-cell office:value-type="float" office:value="35.077928">
                <text:p>35.077928</text:p>
              </table:table-cell>
              <table:table-cell office:value-type="float" office:value="34.693767">
                <text:p>34.693767</text:p>
              </table:table-cell>
              <table:table-cell office:value-type="float" office:value="44.98316425">
                <text:p>44.98316425</text:p>
              </table:table-cell>
              <table:table-cell office:value-type="float" office:value="46.5817255">
                <text:p>46.5817255</text:p>
              </table:table-cell>
              <table:table-cell office:value-type="float" office:value="53.6878415">
                <text:p>53.6878415</text:p>
              </table:table-cell>
              <table:table-cell office:value-type="float" office:value="53.02377125">
                <text:p>53.0237712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4.82426675">
                <text:p>34.82426675</text:p>
              </table:table-cell>
              <table:table-cell office:value-type="float" office:value="29.95065">
                <text:p>29.95065</text:p>
              </table:table-cell>
              <table:table-cell office:value-type="float" office:value="35.89722925">
                <text:p>35.89722925</text:p>
              </table:table-cell>
              <table:table-cell office:value-type="float" office:value="39.195267">
                <text:p>39.195267</text:p>
              </table:table-cell>
              <table:table-cell office:value-type="float" office:value="49.34017625">
                <text:p>49.34017625</text:p>
              </table:table-cell>
              <table:table-cell office:value-type="float" office:value="51.008052">
                <text:p>51.008052</text:p>
              </table:table-cell>
              <table:table-cell office:value-type="float" office:value="60.307874">
                <text:p>60.307874</text:p>
              </table:table-cell>
              <table:table-cell office:value-type="float" office:value="63.1271235">
                <text:p>63.127123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7.79101475">
                <text:p>37.79101475</text:p>
              </table:table-cell>
              <table:table-cell office:value-type="float" office:value="32.417776">
                <text:p>32.417776</text:p>
              </table:table-cell>
              <table:table-cell office:value-type="float" office:value="37.508961">
                <text:p>37.508961</text:p>
              </table:table-cell>
              <table:table-cell office:value-type="float" office:value="42.0520985">
                <text:p>42.0520985</text:p>
              </table:table-cell>
              <table:table-cell office:value-type="float" office:value="50.83518875">
                <text:p>50.83518875</text:p>
              </table:table-cell>
              <table:table-cell office:value-type="float" office:value="53.72714225">
                <text:p>53.72714225</text:p>
              </table:table-cell>
              <table:table-cell office:value-type="float" office:value="64.5951575">
                <text:p>64.5951575</text:p>
              </table:table-cell>
              <table:table-cell office:value-type="float" office:value="70.53004825">
                <text:p>70.530048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.40409625">
                <text:p>40.40409625</text:p>
              </table:table-cell>
              <table:table-cell office:value-type="float" office:value="34.881559">
                <text:p>34.881559</text:p>
              </table:table-cell>
              <table:table-cell office:value-type="float" office:value="39.4265105">
                <text:p>39.4265105</text:p>
              </table:table-cell>
              <table:table-cell office:value-type="float" office:value="44.61993375">
                <text:p>44.61993375</text:p>
              </table:table-cell>
              <table:table-cell office:value-type="float" office:value="52.675325">
                <text:p>52.675325</text:p>
              </table:table-cell>
              <table:table-cell office:value-type="float" office:value="57.29583275">
                <text:p>57.29583275</text:p>
              </table:table-cell>
              <table:table-cell office:value-type="float" office:value="69.216403">
                <text:p>69.216403</text:p>
              </table:table-cell>
              <table:table-cell office:value-type="float" office:value="78.91692975">
                <text:p>78.916929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2.147999">
                <text:p>42.147999</text:p>
              </table:table-cell>
              <table:table-cell office:value-type="float" office:value="36.14630675">
                <text:p>36.14630675</text:p>
              </table:table-cell>
              <table:table-cell office:value-type="float" office:value="39.80287625">
                <text:p>39.80287625</text:p>
              </table:table-cell>
              <table:table-cell office:value-type="float" office:value="47.63408375">
                <text:p>47.63408375</text:p>
              </table:table-cell>
              <table:table-cell office:value-type="float" office:value="54.80301675">
                <text:p>54.80301675</text:p>
              </table:table-cell>
              <table:table-cell office:value-type="float" office:value="60.504153">
                <text:p>60.504153</text:p>
              </table:table-cell>
              <table:table-cell office:value-type="float" office:value="73.19603775">
                <text:p>73.19603775</text:p>
              </table:table-cell>
              <table:table-cell office:value-type="float" office:value="85.356457">
                <text:p>85.35645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3.0574655">
                <text:p>43.0574655</text:p>
              </table:table-cell>
              <table:table-cell office:value-type="float" office:value="36.588862">
                <text:p>36.588862</text:p>
              </table:table-cell>
              <table:table-cell office:value-type="float" office:value="41.744168">
                <text:p>41.744168</text:p>
              </table:table-cell>
              <table:table-cell office:value-type="float" office:value="50.1288615">
                <text:p>50.1288615</text:p>
              </table:table-cell>
              <table:table-cell office:value-type="float" office:value="56.609229">
                <text:p>56.609229</text:p>
              </table:table-cell>
              <table:table-cell office:value-type="float" office:value="62.16649025">
                <text:p>62.16649025</text:p>
              </table:table-cell>
              <table:table-cell office:value-type="float" office:value="75.4656755">
                <text:p>75.4656755</text:p>
              </table:table-cell>
              <table:table-cell office:value-type="float" office:value="88.976686">
                <text:p>88.97668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5.02557575">
                <text:p>45.02557575</text:p>
              </table:table-cell>
              <table:table-cell office:value-type="float" office:value="37.46663025">
                <text:p>37.46663025</text:p>
              </table:table-cell>
              <table:table-cell office:value-type="float" office:value="44.12755975">
                <text:p>44.12755975</text:p>
              </table:table-cell>
              <table:table-cell office:value-type="float" office:value="52.10541875">
                <text:p>52.10541875</text:p>
              </table:table-cell>
              <table:table-cell office:value-type="float" office:value="59.93818025">
                <text:p>59.93818025</text:p>
              </table:table-cell>
              <table:table-cell office:value-type="float" office:value="63.559936">
                <text:p>63.559936</text:p>
              </table:table-cell>
              <table:table-cell office:value-type="float" office:value="78.898564">
                <text:p>78.898564</text:p>
              </table:table-cell>
              <table:table-cell office:value-type="float" office:value="94.346745">
                <text:p>94.34674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6.693414">
                <text:p>46.693414</text:p>
              </table:table-cell>
              <table:table-cell office:value-type="float" office:value="38.62045375">
                <text:p>38.62045375</text:p>
              </table:table-cell>
              <table:table-cell office:value-type="float" office:value="45.33686825">
                <text:p>45.33686825</text:p>
              </table:table-cell>
              <table:table-cell office:value-type="float" office:value="54.12666725">
                <text:p>54.12666725</text:p>
              </table:table-cell>
              <table:table-cell office:value-type="float" office:value="63.31851375">
                <text:p>63.31851375</text:p>
              </table:table-cell>
              <table:table-cell office:value-type="float" office:value="65.97311375">
                <text:p>65.97311375</text:p>
              </table:table-cell>
              <table:table-cell office:value-type="float" office:value="84.04130025">
                <text:p>84.04130025</text:p>
              </table:table-cell>
              <table:table-cell office:value-type="float" office:value="100.86316075">
                <text:p>100.8631607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6.91919525">
                <text:p>46.91919525</text:p>
              </table:table-cell>
              <table:table-cell office:value-type="float" office:value="38.7590675">
                <text:p>38.7590675</text:p>
              </table:table-cell>
              <table:table-cell office:value-type="float" office:value="45.7083395">
                <text:p>45.7083395</text:p>
              </table:table-cell>
              <table:table-cell office:value-type="float" office:value="55.56431625">
                <text:p>55.56431625</text:p>
              </table:table-cell>
              <table:table-cell office:value-type="float" office:value="64.14943675">
                <text:p>64.14943675</text:p>
              </table:table-cell>
              <table:table-cell office:value-type="float" office:value="67.643782">
                <text:p>67.643782</text:p>
              </table:table-cell>
              <table:table-cell office:value-type="float" office:value="89.038539">
                <text:p>89.038539</text:p>
              </table:table-cell>
              <table:table-cell office:value-type="float" office:value="104.626981">
                <text:p>104.62698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7.4236345">
                <text:p>47.4236345</text:p>
              </table:table-cell>
              <table:table-cell office:value-type="float" office:value="38.57553125">
                <text:p>38.57553125</text:p>
              </table:table-cell>
              <table:table-cell office:value-type="float" office:value="46.2926155">
                <text:p>46.2926155</text:p>
              </table:table-cell>
              <table:table-cell office:value-type="float" office:value="56.28871475">
                <text:p>56.28871475</text:p>
              </table:table-cell>
              <table:table-cell office:value-type="float" office:value="63.95088075">
                <text:p>63.95088075</text:p>
              </table:table-cell>
              <table:table-cell office:value-type="float" office:value="67.9857405">
                <text:p>67.9857405</text:p>
              </table:table-cell>
              <table:table-cell office:value-type="float" office:value="92.12519925">
                <text:p>92.12519925</text:p>
              </table:table-cell>
              <table:table-cell office:value-type="float" office:value="106.56581225">
                <text:p>106.5658122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9.68532175">
                <text:p>49.68532175</text:p>
              </table:table-cell>
              <table:table-cell office:value-type="float" office:value="39.45146375">
                <text:p>39.45146375</text:p>
              </table:table-cell>
              <table:table-cell office:value-type="float" office:value="46.472941">
                <text:p>46.472941</text:p>
              </table:table-cell>
              <table:table-cell office:value-type="float" office:value="57.75674875">
                <text:p>57.75674875</text:p>
              </table:table-cell>
              <table:table-cell office:value-type="float" office:value="64.85782975">
                <text:p>64.85782975</text:p>
              </table:table-cell>
              <table:table-cell office:value-type="float" office:value="68.98063475">
                <text:p>68.98063475</text:p>
              </table:table-cell>
              <table:table-cell office:value-type="float" office:value="96.59958425">
                <text:p>96.59958425</text:p>
              </table:table-cell>
              <table:table-cell office:value-type="float" office:value="108.97319">
                <text:p>108.9731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0.70132">
                <text:p>50.70132</text:p>
              </table:table-cell>
              <table:table-cell office:value-type="float" office:value="39.674736">
                <text:p>39.674736</text:p>
              </table:table-cell>
              <table:table-cell office:value-type="float" office:value="46.79478025">
                <text:p>46.79478025</text:p>
              </table:table-cell>
              <table:table-cell office:value-type="float" office:value="58.98262625">
                <text:p>58.98262625</text:p>
              </table:table-cell>
              <table:table-cell office:value-type="float" office:value="66.38365175">
                <text:p>66.38365175</text:p>
              </table:table-cell>
              <table:table-cell office:value-type="float" office:value="70.50823475">
                <text:p>70.50823475</text:p>
              </table:table-cell>
              <table:table-cell office:value-type="float" office:value="100.639774">
                <text:p>100.639774</text:p>
              </table:table-cell>
              <table:table-cell office:value-type="float" office:value="111.513576">
                <text:p>111.51357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0.4577055">
                <text:p>50.4577055</text:p>
              </table:table-cell>
              <table:table-cell office:value-type="float" office:value="39.65931475">
                <text:p>39.65931475</text:p>
              </table:table-cell>
              <table:table-cell office:value-type="float" office:value="47.638199">
                <text:p>47.638199</text:p>
              </table:table-cell>
              <table:table-cell office:value-type="float" office:value="60.64316425">
                <text:p>60.64316425</text:p>
              </table:table-cell>
              <table:table-cell office:value-type="float" office:value="67.18093525">
                <text:p>67.18093525</text:p>
              </table:table-cell>
              <table:table-cell office:value-type="float" office:value="71.19875175">
                <text:p>71.19875175</text:p>
              </table:table-cell>
              <table:table-cell office:value-type="float" office:value="104.238385">
                <text:p>104.238385</text:p>
              </table:table-cell>
              <table:table-cell office:value-type="float" office:value="114.13251275">
                <text:p>114.132512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.5562">
                <text:p>49.5562</text:p>
              </table:table-cell>
              <table:table-cell office:value-type="float" office:value="39.20879275">
                <text:p>39.20879275</text:p>
              </table:table-cell>
              <table:table-cell office:value-type="float" office:value="47.20891425">
                <text:p>47.20891425</text:p>
              </table:table-cell>
              <table:table-cell office:value-type="float" office:value="62.1384805">
                <text:p>62.1384805</text:p>
              </table:table-cell>
              <table:table-cell office:value-type="float" office:value="68.734096">
                <text:p>68.734096</text:p>
              </table:table-cell>
              <table:table-cell office:value-type="float" office:value="73.65749325">
                <text:p>73.65749325</text:p>
              </table:table-cell>
              <table:table-cell office:value-type="float" office:value="106.98217575">
                <text:p>106.98217575</text:p>
              </table:table-cell>
              <table:table-cell office:value-type="float" office:value="118.336145">
                <text:p>118.336145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48.2685455">
                <text:p>48.2685455</text:p>
              </table:table-cell>
              <table:table-cell office:value-type="float" office:value="38.368208">
                <text:p>38.368208</text:p>
              </table:table-cell>
              <table:table-cell office:value-type="float" office:value="46.86060925">
                <text:p>46.86060925</text:p>
              </table:table-cell>
              <table:table-cell office:value-type="float" office:value="62.43051025">
                <text:p>62.43051025</text:p>
              </table:table-cell>
              <table:table-cell office:value-type="float" office:value="69.33903525">
                <text:p>69.33903525</text:p>
              </table:table-cell>
              <table:table-cell office:value-type="float" office:value="74.94696475">
                <text:p>74.94696475</text:p>
              </table:table-cell>
              <table:table-cell office:value-type="float" office:value="108.519761">
                <text:p>108.519761</text:p>
              </table:table-cell>
              <table:table-cell office:value-type="float" office:value="120.619177">
                <text:p>120.61917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7.336694">
                <text:p>47.336694</text:p>
              </table:table-cell>
              <table:table-cell office:value-type="float" office:value="38.180255">
                <text:p>38.180255</text:p>
              </table:table-cell>
              <table:table-cell office:value-type="float" office:value="47.1239455">
                <text:p>47.1239455</text:p>
              </table:table-cell>
              <table:table-cell office:value-type="float" office:value="62.26090475">
                <text:p>62.26090475</text:p>
              </table:table-cell>
              <table:table-cell office:value-type="float" office:value="69.574275">
                <text:p>69.574275</text:p>
              </table:table-cell>
              <table:table-cell office:value-type="float" office:value="74.70818775">
                <text:p>74.70818775</text:p>
              </table:table-cell>
              <table:table-cell office:value-type="float" office:value="110.49052825">
                <text:p>110.49052825</text:p>
              </table:table-cell>
              <table:table-cell office:value-type="float" office:value="123.59573075">
                <text:p>123.5957307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46.33738025">
                <text:p>46.33738025</text:p>
              </table:table-cell>
              <table:table-cell office:value-type="float" office:value="37.95831975">
                <text:p>37.95831975</text:p>
              </table:table-cell>
              <table:table-cell office:value-type="float" office:value="47.45433775">
                <text:p>47.45433775</text:p>
              </table:table-cell>
              <table:table-cell office:value-type="float" office:value="62.18132475">
                <text:p>62.18132475</text:p>
              </table:table-cell>
              <table:table-cell office:value-type="float" office:value="69.80362125">
                <text:p>69.80362125</text:p>
              </table:table-cell>
              <table:table-cell office:value-type="float" office:value="74.90702925">
                <text:p>74.90702925</text:p>
              </table:table-cell>
              <table:table-cell office:value-type="float" office:value="111.62783475">
                <text:p>111.62783475</text:p>
              </table:table-cell>
              <table:table-cell office:value-type="float" office:value="126.58396675">
                <text:p>126.58396675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45.61310175">
                <text:p>45.61310175</text:p>
              </table:table-cell>
              <table:table-cell office:value-type="float" office:value="37.73630225">
                <text:p>37.73630225</text:p>
              </table:table-cell>
              <table:table-cell office:value-type="float" office:value="47.5313145">
                <text:p>47.5313145</text:p>
              </table:table-cell>
              <table:table-cell office:value-type="float" office:value="62.21421725">
                <text:p>62.21421725</text:p>
              </table:table-cell>
              <table:table-cell office:value-type="float" office:value="69.76742125">
                <text:p>69.76742125</text:p>
              </table:table-cell>
              <table:table-cell office:value-type="float" office:value="74.96275875">
                <text:p>74.96275875</text:p>
              </table:table-cell>
              <table:table-cell office:value-type="float" office:value="111.76534025">
                <text:p>111.76534025</text:p>
              </table:table-cell>
              <table:table-cell office:value-type="float" office:value="128.99456">
                <text:p>128.994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5.09548125">
                <text:p>45.09548125</text:p>
              </table:table-cell>
              <table:table-cell office:value-type="float" office:value="37.8111485">
                <text:p>37.8111485</text:p>
              </table:table-cell>
              <table:table-cell office:value-type="float" office:value="47.048571">
                <text:p>47.048571</text:p>
              </table:table-cell>
              <table:table-cell office:value-type="float" office:value="61.8091595">
                <text:p>61.8091595</text:p>
              </table:table-cell>
              <table:table-cell office:value-type="float" office:value="70.11097125">
                <text:p>70.11097125</text:p>
              </table:table-cell>
              <table:table-cell office:value-type="float" office:value="74.00328825">
                <text:p>74.00328825</text:p>
              </table:table-cell>
              <table:table-cell office:value-type="float" office:value="111.5926365">
                <text:p>111.5926365</text:p>
              </table:table-cell>
              <table:table-cell office:value-type="float" office:value="130.99519825">
                <text:p>130.99519825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44.3551215">
                <text:p>44.3551215</text:p>
              </table:table-cell>
              <table:table-cell office:value-type="float" office:value="37.696058">
                <text:p>37.696058</text:p>
              </table:table-cell>
              <table:table-cell office:value-type="float" office:value="46.56408525">
                <text:p>46.56408525</text:p>
              </table:table-cell>
              <table:table-cell office:value-type="float" office:value="60.843746">
                <text:p>60.843746</text:p>
              </table:table-cell>
              <table:table-cell office:value-type="float" office:value="69.931816">
                <text:p>69.931816</text:p>
              </table:table-cell>
              <table:table-cell office:value-type="float" office:value="72.84396625">
                <text:p>72.84396625</text:p>
              </table:table-cell>
              <table:table-cell office:value-type="float" office:value="111.1715565">
                <text:p>111.1715565</text:p>
              </table:table-cell>
              <table:table-cell office:value-type="float" office:value="132.41231625">
                <text:p>132.4123162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3.9665245">
                <text:p>43.9665245</text:p>
              </table:table-cell>
              <table:table-cell office:value-type="float" office:value="36.77088775">
                <text:p>36.77088775</text:p>
              </table:table-cell>
              <table:table-cell office:value-type="float" office:value="46.08300475">
                <text:p>46.08300475</text:p>
              </table:table-cell>
              <table:table-cell office:value-type="float" office:value="60.262826">
                <text:p>60.262826</text:p>
              </table:table-cell>
              <table:table-cell office:value-type="float" office:value="70.06383775">
                <text:p>70.06383775</text:p>
              </table:table-cell>
              <table:table-cell office:value-type="float" office:value="71.5038825">
                <text:p>71.5038825</text:p>
              </table:table-cell>
              <table:table-cell office:value-type="float" office:value="110.5603885">
                <text:p>110.5603885</text:p>
              </table:table-cell>
              <table:table-cell office:value-type="float" office:value="134.47684625">
                <text:p>134.47684625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43.2187645">
                <text:p>43.2187645</text:p>
              </table:table-cell>
              <table:table-cell office:value-type="float" office:value="36.0862395">
                <text:p>36.0862395</text:p>
              </table:table-cell>
              <table:table-cell office:value-type="float" office:value="45.50294">
                <text:p>45.50294</text:p>
              </table:table-cell>
              <table:table-cell office:value-type="float" office:value="60.19969925">
                <text:p>60.19969925</text:p>
              </table:table-cell>
              <table:table-cell office:value-type="float" office:value="69.41751175">
                <text:p>69.41751175</text:p>
              </table:table-cell>
              <table:table-cell office:value-type="float" office:value="70.52022575">
                <text:p>70.52022575</text:p>
              </table:table-cell>
              <table:table-cell office:value-type="float" office:value="109.22510375">
                <text:p>109.22510375</text:p>
              </table:table-cell>
              <table:table-cell office:value-type="float" office:value="135.79530525">
                <text:p>135.79530525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42.58385825">
                <text:p>42.58385825</text:p>
              </table:table-cell>
              <table:table-cell office:value-type="float" office:value="36.04571375">
                <text:p>36.04571375</text:p>
              </table:table-cell>
              <table:table-cell office:value-type="float" office:value="45.00051775">
                <text:p>45.00051775</text:p>
              </table:table-cell>
              <table:table-cell office:value-type="float" office:value="60.4015675">
                <text:p>60.4015675</text:p>
              </table:table-cell>
              <table:table-cell office:value-type="float" office:value="68.809115">
                <text:p>68.809115</text:p>
              </table:table-cell>
              <table:table-cell office:value-type="float" office:value="69.84815175">
                <text:p>69.84815175</text:p>
              </table:table-cell>
              <table:table-cell office:value-type="float" office:value="108.150326">
                <text:p>108.150326</text:p>
              </table:table-cell>
              <table:table-cell office:value-type="float" office:value="136.57802625">
                <text:p>136.5780262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2.10756875">
                <text:p>42.10756875</text:p>
              </table:table-cell>
              <table:table-cell office:value-type="float" office:value="35.98297175">
                <text:p>35.98297175</text:p>
              </table:table-cell>
              <table:table-cell office:value-type="float" office:value="44.47453375">
                <text:p>44.47453375</text:p>
              </table:table-cell>
              <table:table-cell office:value-type="float" office:value="60.71145875">
                <text:p>60.71145875</text:p>
              </table:table-cell>
              <table:table-cell office:value-type="float" office:value="68.470718">
                <text:p>68.470718</text:p>
              </table:table-cell>
              <table:table-cell office:value-type="float" office:value="69.3746175">
                <text:p>69.3746175</text:p>
              </table:table-cell>
              <table:table-cell office:value-type="float" office:value="108.15797425">
                <text:p>108.15797425</text:p>
              </table:table-cell>
              <table:table-cell office:value-type="float" office:value="137.067591">
                <text:p>137.06759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1.511888">
                <text:p>41.511888</text:p>
              </table:table-cell>
              <table:table-cell office:value-type="float" office:value="35.7498985">
                <text:p>35.7498985</text:p>
              </table:table-cell>
              <table:table-cell office:value-type="float" office:value="44.0813625">
                <text:p>44.0813625</text:p>
              </table:table-cell>
              <table:table-cell office:value-type="float" office:value="60.7813595">
                <text:p>60.7813595</text:p>
              </table:table-cell>
              <table:table-cell office:value-type="float" office:value="68.1405575">
                <text:p>68.1405575</text:p>
              </table:table-cell>
              <table:table-cell office:value-type="float" office:value="69.18401425">
                <text:p>69.18401425</text:p>
              </table:table-cell>
              <table:table-cell office:value-type="float" office:value="109.11700975">
                <text:p>109.11700975</text:p>
              </table:table-cell>
              <table:table-cell office:value-type="float" office:value="138.56666825">
                <text:p>138.5666682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41.12235">
                <text:p>41.12235</text:p>
              </table:table-cell>
              <table:table-cell office:value-type="float" office:value="35.520479">
                <text:p>35.520479</text:p>
              </table:table-cell>
              <table:table-cell office:value-type="float" office:value="43.803843">
                <text:p>43.803843</text:p>
              </table:table-cell>
              <table:table-cell office:value-type="float" office:value="61.45886825">
                <text:p>61.45886825</text:p>
              </table:table-cell>
              <table:table-cell office:value-type="float" office:value="68.944294">
                <text:p>68.944294</text:p>
              </table:table-cell>
              <table:table-cell office:value-type="float" office:value="69.44002875">
                <text:p>69.44002875</text:p>
              </table:table-cell>
              <table:table-cell office:value-type="float" office:value="108.81881175">
                <text:p>108.81881175</text:p>
              </table:table-cell>
              <table:table-cell office:value-type="float" office:value="139.64265325">
                <text:p>139.64265325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40.45482975">
                <text:p>40.45482975</text:p>
              </table:table-cell>
              <table:table-cell office:value-type="float" office:value="35.06466425">
                <text:p>35.06466425</text:p>
              </table:table-cell>
              <table:table-cell office:value-type="float" office:value="43.7853995">
                <text:p>43.7853995</text:p>
              </table:table-cell>
              <table:table-cell office:value-type="float" office:value="62.07305525">
                <text:p>62.07305525</text:p>
              </table:table-cell>
              <table:table-cell office:value-type="float" office:value="68.39729">
                <text:p>68.39729</text:p>
              </table:table-cell>
              <table:table-cell office:value-type="float" office:value="69.05370275">
                <text:p>69.05370275</text:p>
              </table:table-cell>
              <table:table-cell office:value-type="float" office:value="109.06774925">
                <text:p>109.06774925</text:p>
              </table:table-cell>
              <table:table-cell office:value-type="float" office:value="140.6366725">
                <text:p>140.6366725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39.88538525">
                <text:p>39.88538525</text:p>
              </table:table-cell>
              <table:table-cell office:value-type="float" office:value="34.94786875">
                <text:p>34.94786875</text:p>
              </table:table-cell>
              <table:table-cell office:value-type="float" office:value="44.09440025">
                <text:p>44.09440025</text:p>
              </table:table-cell>
              <table:table-cell office:value-type="float" office:value="62.091848">
                <text:p>62.091848</text:p>
              </table:table-cell>
              <table:table-cell office:value-type="float" office:value="68.0454355">
                <text:p>68.0454355</text:p>
              </table:table-cell>
              <table:table-cell office:value-type="float" office:value="68.8535855">
                <text:p>68.8535855</text:p>
              </table:table-cell>
              <table:table-cell office:value-type="float" office:value="108.8186515">
                <text:p>108.8186515</text:p>
              </table:table-cell>
              <table:table-cell office:value-type="float" office:value="142.0938415">
                <text:p>142.093841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9.38710925">
                <text:p>39.38710925</text:p>
              </table:table-cell>
              <table:table-cell office:value-type="float" office:value="35.146728">
                <text:p>35.146728</text:p>
              </table:table-cell>
              <table:table-cell office:value-type="float" office:value="44.14717575">
                <text:p>44.14717575</text:p>
              </table:table-cell>
              <table:table-cell office:value-type="float" office:value="62.1133135">
                <text:p>62.1133135</text:p>
              </table:table-cell>
              <table:table-cell office:value-type="float" office:value="68.23181">
                <text:p>68.23181</text:p>
              </table:table-cell>
              <table:table-cell office:value-type="float" office:value="68.73298575">
                <text:p>68.73298575</text:p>
              </table:table-cell>
              <table:table-cell office:value-type="float" office:value="109.0917155">
                <text:p>109.0917155</text:p>
              </table:table-cell>
              <table:table-cell office:value-type="float" office:value="142.40081925">
                <text:p>142.40081925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39.21052875">
                <text:p>39.21052875</text:p>
              </table:table-cell>
              <table:table-cell office:value-type="float" office:value="35.06432325">
                <text:p>35.06432325</text:p>
              </table:table-cell>
              <table:table-cell office:value-type="float" office:value="44.34310575">
                <text:p>44.34310575</text:p>
              </table:table-cell>
              <table:table-cell office:value-type="float" office:value="61.97179475">
                <text:p>61.97179475</text:p>
              </table:table-cell>
              <table:table-cell office:value-type="float" office:value="68.0492245">
                <text:p>68.0492245</text:p>
              </table:table-cell>
              <table:table-cell office:value-type="float" office:value="68.58326">
                <text:p>68.58326</text:p>
              </table:table-cell>
              <table:table-cell office:value-type="float" office:value="109.6507145">
                <text:p>109.6507145</text:p>
              </table:table-cell>
              <table:table-cell office:value-type="float" office:value="142.201907">
                <text:p>142.201907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39.34963175">
                <text:p>39.34963175</text:p>
              </table:table-cell>
              <table:table-cell office:value-type="float" office:value="35.16338725">
                <text:p>35.16338725</text:p>
              </table:table-cell>
              <table:table-cell office:value-type="float" office:value="44.96098975">
                <text:p>44.96098975</text:p>
              </table:table-cell>
              <table:table-cell office:value-type="float" office:value="61.95768775">
                <text:p>61.95768775</text:p>
              </table:table-cell>
              <table:table-cell office:value-type="float" office:value="67.89536075">
                <text:p>67.89536075</text:p>
              </table:table-cell>
              <table:table-cell office:value-type="float" office:value="68.87522525">
                <text:p>68.87522525</text:p>
              </table:table-cell>
              <table:table-cell office:value-type="float" office:value="109.332531">
                <text:p>109.332531</text:p>
              </table:table-cell>
              <table:table-cell office:value-type="float" office:value="142.02875025">
                <text:p>142.028750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9.330944">
                <text:p>39.330944</text:p>
              </table:table-cell>
              <table:table-cell office:value-type="float" office:value="35.5179505">
                <text:p>35.5179505</text:p>
              </table:table-cell>
              <table:table-cell office:value-type="float" office:value="45.1353095">
                <text:p>45.1353095</text:p>
              </table:table-cell>
              <table:table-cell office:value-type="float" office:value="61.6434325">
                <text:p>61.6434325</text:p>
              </table:table-cell>
              <table:table-cell office:value-type="float" office:value="67.92502275">
                <text:p>67.92502275</text:p>
              </table:table-cell>
              <table:table-cell office:value-type="float" office:value="69.584598">
                <text:p>69.584598</text:p>
              </table:table-cell>
              <table:table-cell office:value-type="float" office:value="109.640102">
                <text:p>109.640102</text:p>
              </table:table-cell>
              <table:table-cell office:value-type="float" office:value="143.15851225">
                <text:p>143.1585122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38.8792355">
                <text:p>38.8792355</text:p>
              </table:table-cell>
              <table:table-cell office:value-type="float" office:value="35.83886325">
                <text:p>35.83886325</text:p>
              </table:table-cell>
              <table:table-cell office:value-type="float" office:value="44.8121335">
                <text:p>44.8121335</text:p>
              </table:table-cell>
              <table:table-cell office:value-type="float" office:value="61.23286325">
                <text:p>61.23286325</text:p>
              </table:table-cell>
              <table:table-cell office:value-type="float" office:value="67.61995825">
                <text:p>67.61995825</text:p>
              </table:table-cell>
              <table:table-cell office:value-type="float" office:value="70.6561375">
                <text:p>70.6561375</text:p>
              </table:table-cell>
              <table:table-cell office:value-type="float" office:value="109.50445375">
                <text:p>109.50445375</text:p>
              </table:table-cell>
              <table:table-cell office:value-type="float" office:value="143.233299">
                <text:p>143.23329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8.27589525">
                <text:p>38.27589525</text:p>
              </table:table-cell>
              <table:table-cell office:value-type="float" office:value="35.746046">
                <text:p>35.746046</text:p>
              </table:table-cell>
              <table:table-cell office:value-type="float" office:value="44.46989375">
                <text:p>44.46989375</text:p>
              </table:table-cell>
              <table:table-cell office:value-type="float" office:value="60.64704275">
                <text:p>60.64704275</text:p>
              </table:table-cell>
              <table:table-cell office:value-type="float" office:value="67.49519475">
                <text:p>67.49519475</text:p>
              </table:table-cell>
              <table:table-cell office:value-type="float" office:value="71.2346145">
                <text:p>71.2346145</text:p>
              </table:table-cell>
              <table:table-cell office:value-type="float" office:value="108.95839325">
                <text:p>108.95839325</text:p>
              </table:table-cell>
              <table:table-cell office:value-type="float" office:value="142.4941375">
                <text:p>142.494137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37.65545725">
                <text:p>37.65545725</text:p>
              </table:table-cell>
              <table:table-cell office:value-type="float" office:value="35.4290465">
                <text:p>35.4290465</text:p>
              </table:table-cell>
              <table:table-cell office:value-type="float" office:value="44.3085995">
                <text:p>44.3085995</text:p>
              </table:table-cell>
              <table:table-cell office:value-type="float" office:value="60.1077355">
                <text:p>60.1077355</text:p>
              </table:table-cell>
              <table:table-cell office:value-type="float" office:value="66.863858">
                <text:p>66.863858</text:p>
              </table:table-cell>
              <table:table-cell office:value-type="float" office:value="70.61029225">
                <text:p>70.61029225</text:p>
              </table:table-cell>
              <table:table-cell office:value-type="float" office:value="108.55189725">
                <text:p>108.55189725</text:p>
              </table:table-cell>
              <table:table-cell office:value-type="float" office:value="141.8007105">
                <text:p>141.800710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7.11381225">
                <text:p>37.11381225</text:p>
              </table:table-cell>
              <table:table-cell office:value-type="float" office:value="35.14122375">
                <text:p>35.14122375</text:p>
              </table:table-cell>
              <table:table-cell office:value-type="float" office:value="44.323632">
                <text:p>44.323632</text:p>
              </table:table-cell>
              <table:table-cell office:value-type="float" office:value="59.70140575">
                <text:p>59.70140575</text:p>
              </table:table-cell>
              <table:table-cell office:value-type="float" office:value="66.164305">
                <text:p>66.164305</text:p>
              </table:table-cell>
              <table:table-cell office:value-type="float" office:value="69.95337425">
                <text:p>69.95337425</text:p>
              </table:table-cell>
              <table:table-cell office:value-type="float" office:value="107.877135">
                <text:p>107.877135</text:p>
              </table:table-cell>
              <table:table-cell office:value-type="float" office:value="141.51178325">
                <text:p>141.5117832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36.75982175">
                <text:p>36.75982175</text:p>
              </table:table-cell>
              <table:table-cell office:value-type="float" office:value="35.0248365">
                <text:p>35.0248365</text:p>
              </table:table-cell>
              <table:table-cell office:value-type="float" office:value="44.26416375">
                <text:p>44.26416375</text:p>
              </table:table-cell>
              <table:table-cell office:value-type="float" office:value="59.02812875">
                <text:p>59.02812875</text:p>
              </table:table-cell>
              <table:table-cell office:value-type="float" office:value="65.80076925">
                <text:p>65.80076925</text:p>
              </table:table-cell>
              <table:table-cell office:value-type="float" office:value="69.64474475">
                <text:p>69.64474475</text:p>
              </table:table-cell>
              <table:table-cell office:value-type="float" office:value="107.1977965">
                <text:p>107.1977965</text:p>
              </table:table-cell>
              <table:table-cell office:value-type="float" office:value="140.19588225">
                <text:p>140.1958822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6.49010275">
                <text:p>36.49010275</text:p>
              </table:table-cell>
              <table:table-cell office:value-type="float" office:value="35.0927565">
                <text:p>35.0927565</text:p>
              </table:table-cell>
              <table:table-cell office:value-type="float" office:value="43.99704725">
                <text:p>43.99704725</text:p>
              </table:table-cell>
              <table:table-cell office:value-type="float" office:value="58.762602">
                <text:p>58.762602</text:p>
              </table:table-cell>
              <table:table-cell office:value-type="float" office:value="65.484638">
                <text:p>65.484638</text:p>
              </table:table-cell>
              <table:table-cell office:value-type="float" office:value="69.701871">
                <text:p>69.701871</text:p>
              </table:table-cell>
              <table:table-cell office:value-type="float" office:value="106.826237">
                <text:p>106.826237</text:p>
              </table:table-cell>
              <table:table-cell office:value-type="float" office:value="139.57591775">
                <text:p>139.5759177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6.24148125">
                <text:p>36.24148125</text:p>
              </table:table-cell>
              <table:table-cell office:value-type="float" office:value="35.15570475">
                <text:p>35.15570475</text:p>
              </table:table-cell>
              <table:table-cell office:value-type="float" office:value="43.86563925">
                <text:p>43.86563925</text:p>
              </table:table-cell>
              <table:table-cell office:value-type="float" office:value="58.5275555">
                <text:p>58.5275555</text:p>
              </table:table-cell>
              <table:table-cell office:value-type="float" office:value="65.29328275">
                <text:p>65.29328275</text:p>
              </table:table-cell>
              <table:table-cell office:value-type="float" office:value="69.67282625">
                <text:p>69.67282625</text:p>
              </table:table-cell>
              <table:table-cell office:value-type="float" office:value="105.8363295">
                <text:p>105.8363295</text:p>
              </table:table-cell>
              <table:table-cell office:value-type="float" office:value="138.44338175">
                <text:p>138.4433817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36.14728425">
                <text:p>36.14728425</text:p>
              </table:table-cell>
              <table:table-cell office:value-type="float" office:value="35.2623335">
                <text:p>35.2623335</text:p>
              </table:table-cell>
              <table:table-cell office:value-type="float" office:value="43.78500375">
                <text:p>43.78500375</text:p>
              </table:table-cell>
              <table:table-cell office:value-type="float" office:value="58.25445475">
                <text:p>58.25445475</text:p>
              </table:table-cell>
              <table:table-cell office:value-type="float" office:value="65.31876125">
                <text:p>65.31876125</text:p>
              </table:table-cell>
              <table:table-cell office:value-type="float" office:value="69.7226655">
                <text:p>69.7226655</text:p>
              </table:table-cell>
              <table:table-cell office:value-type="float" office:value="104.91468475">
                <text:p>104.91468475</text:p>
              </table:table-cell>
              <table:table-cell office:value-type="float" office:value="137.93474625">
                <text:p>137.93474625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36.000147">
                <text:p>36.000147</text:p>
              </table:table-cell>
              <table:table-cell office:value-type="float" office:value="35.31978175">
                <text:p>35.31978175</text:p>
              </table:table-cell>
              <table:table-cell office:value-type="float" office:value="43.70266775">
                <text:p>43.70266775</text:p>
              </table:table-cell>
              <table:table-cell office:value-type="float" office:value="58.24023875">
                <text:p>58.24023875</text:p>
              </table:table-cell>
              <table:table-cell office:value-type="float" office:value="65.167684">
                <text:p>65.167684</text:p>
              </table:table-cell>
              <table:table-cell office:value-type="float" office:value="69.8099505">
                <text:p>69.8099505</text:p>
              </table:table-cell>
              <table:table-cell office:value-type="float" office:value="103.8020875">
                <text:p>103.8020875</text:p>
              </table:table-cell>
              <table:table-cell office:value-type="float" office:value="137.64552625">
                <text:p>137.64552625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35.740353">
                <text:p>35.740353</text:p>
              </table:table-cell>
              <table:table-cell office:value-type="float" office:value="35.24401175">
                <text:p>35.24401175</text:p>
              </table:table-cell>
              <table:table-cell office:value-type="float" office:value="43.5919795">
                <text:p>43.5919795</text:p>
              </table:table-cell>
              <table:table-cell office:value-type="float" office:value="58.2050085">
                <text:p>58.2050085</text:p>
              </table:table-cell>
              <table:table-cell office:value-type="float" office:value="64.8146225">
                <text:p>64.8146225</text:p>
              </table:table-cell>
              <table:table-cell office:value-type="float" office:value="70.36371875">
                <text:p>70.36371875</text:p>
              </table:table-cell>
              <table:table-cell office:value-type="float" office:value="102.78898725">
                <text:p>102.78898725</text:p>
              </table:table-cell>
              <table:table-cell office:value-type="float" office:value="137.06665175">
                <text:p>137.06665175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35.706482">
                <text:p>35.706482</text:p>
              </table:table-cell>
              <table:table-cell office:value-type="float" office:value="35.15627775">
                <text:p>35.15627775</text:p>
              </table:table-cell>
              <table:table-cell office:value-type="float" office:value="43.567312">
                <text:p>43.567312</text:p>
              </table:table-cell>
              <table:table-cell office:value-type="float" office:value="57.94827375">
                <text:p>57.94827375</text:p>
              </table:table-cell>
              <table:table-cell office:value-type="float" office:value="64.56652975">
                <text:p>64.56652975</text:p>
              </table:table-cell>
              <table:table-cell office:value-type="float" office:value="70.89203425">
                <text:p>70.89203425</text:p>
              </table:table-cell>
              <table:table-cell office:value-type="float" office:value="102.1142225">
                <text:p>102.1142225</text:p>
              </table:table-cell>
              <table:table-cell office:value-type="float" office:value="136.722631">
                <text:p>136.72263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5.73568525">
                <text:p>35.73568525</text:p>
              </table:table-cell>
              <table:table-cell office:value-type="float" office:value="35.20184425">
                <text:p>35.20184425</text:p>
              </table:table-cell>
              <table:table-cell office:value-type="float" office:value="43.7657475">
                <text:p>43.7657475</text:p>
              </table:table-cell>
              <table:table-cell office:value-type="float" office:value="57.539527">
                <text:p>57.539527</text:p>
              </table:table-cell>
              <table:table-cell office:value-type="float" office:value="64.3399555">
                <text:p>64.3399555</text:p>
              </table:table-cell>
              <table:table-cell office:value-type="float" office:value="71.0866795">
                <text:p>71.0866795</text:p>
              </table:table-cell>
              <table:table-cell office:value-type="float" office:value="101.56114775">
                <text:p>101.56114775</text:p>
              </table:table-cell>
              <table:table-cell office:value-type="float" office:value="136.42427475">
                <text:p>136.42427475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5.61599875">
                <text:p>35.61599875</text:p>
              </table:table-cell>
              <table:table-cell office:value-type="float" office:value="35.170847">
                <text:p>35.170847</text:p>
              </table:table-cell>
              <table:table-cell office:value-type="float" office:value="44.29642625">
                <text:p>44.29642625</text:p>
              </table:table-cell>
              <table:table-cell office:value-type="float" office:value="57.35690625">
                <text:p>57.35690625</text:p>
              </table:table-cell>
              <table:table-cell office:value-type="float" office:value="64.47052225">
                <text:p>64.47052225</text:p>
              </table:table-cell>
              <table:table-cell office:value-type="float" office:value="71.233407">
                <text:p>71.233407</text:p>
              </table:table-cell>
              <table:table-cell office:value-type="float" office:value="100.90386175">
                <text:p>100.90386175</text:p>
              </table:table-cell>
              <table:table-cell office:value-type="float" office:value="136.0709575">
                <text:p>136.0709575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35.5807775">
                <text:p>35.5807775</text:p>
              </table:table-cell>
              <table:table-cell office:value-type="float" office:value="35.12420375">
                <text:p>35.12420375</text:p>
              </table:table-cell>
              <table:table-cell office:value-type="float" office:value="44.65653125">
                <text:p>44.65653125</text:p>
              </table:table-cell>
              <table:table-cell office:value-type="float" office:value="56.8860885">
                <text:p>56.8860885</text:p>
              </table:table-cell>
              <table:table-cell office:value-type="float" office:value="64.894823">
                <text:p>64.894823</text:p>
              </table:table-cell>
              <table:table-cell office:value-type="float" office:value="71.55499675">
                <text:p>71.55499675</text:p>
              </table:table-cell>
              <table:table-cell office:value-type="float" office:value="100.62082225">
                <text:p>100.62082225</text:p>
              </table:table-cell>
              <table:table-cell office:value-type="float" office:value="135.9459725">
                <text:p>135.9459725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35.4814105">
                <text:p>35.4814105</text:p>
              </table:table-cell>
              <table:table-cell office:value-type="float" office:value="34.95152125">
                <text:p>34.95152125</text:p>
              </table:table-cell>
              <table:table-cell office:value-type="float" office:value="44.66731425">
                <text:p>44.66731425</text:p>
              </table:table-cell>
              <table:table-cell office:value-type="float" office:value="56.7059035">
                <text:p>56.7059035</text:p>
              </table:table-cell>
              <table:table-cell office:value-type="float" office:value="65.11430925">
                <text:p>65.11430925</text:p>
              </table:table-cell>
              <table:table-cell office:value-type="float" office:value="71.80445375">
                <text:p>71.80445375</text:p>
              </table:table-cell>
              <table:table-cell office:value-type="float" office:value="100.28448675">
                <text:p>100.28448675</text:p>
              </table:table-cell>
              <table:table-cell office:value-type="float" office:value="135.189595">
                <text:p>135.189595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35.43299275">
                <text:p>35.43299275</text:p>
              </table:table-cell>
              <table:table-cell office:value-type="float" office:value="34.825067">
                <text:p>34.825067</text:p>
              </table:table-cell>
              <table:table-cell office:value-type="float" office:value="45.0059105">
                <text:p>45.0059105</text:p>
              </table:table-cell>
              <table:table-cell office:value-type="float" office:value="56.5495335">
                <text:p>56.5495335</text:p>
              </table:table-cell>
              <table:table-cell office:value-type="float" office:value="64.93309075">
                <text:p>64.93309075</text:p>
              </table:table-cell>
              <table:table-cell office:value-type="float" office:value="71.7602095">
                <text:p>71.7602095</text:p>
              </table:table-cell>
              <table:table-cell office:value-type="float" office:value="99.924653">
                <text:p>99.924653</text:p>
              </table:table-cell>
              <table:table-cell office:value-type="float" office:value="134.837235">
                <text:p>134.8372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5.40588975">
                <text:p>35.40588975</text:p>
              </table:table-cell>
              <table:table-cell office:value-type="float" office:value="34.87593925">
                <text:p>34.87593925</text:p>
              </table:table-cell>
              <table:table-cell office:value-type="float" office:value="45.531906">
                <text:p>45.531906</text:p>
              </table:table-cell>
              <table:table-cell office:value-type="float" office:value="56.4697665">
                <text:p>56.4697665</text:p>
              </table:table-cell>
              <table:table-cell office:value-type="float" office:value="64.714414">
                <text:p>64.714414</text:p>
              </table:table-cell>
              <table:table-cell office:value-type="float" office:value="71.860808">
                <text:p>71.860808</text:p>
              </table:table-cell>
              <table:table-cell office:value-type="float" office:value="99.622091">
                <text:p>99.622091</text:p>
              </table:table-cell>
              <table:table-cell office:value-type="float" office:value="134.28142">
                <text:p>134.28142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35.4696135">
                <text:p>35.4696135</text:p>
              </table:table-cell>
              <table:table-cell office:value-type="float" office:value="34.9393575">
                <text:p>34.9393575</text:p>
              </table:table-cell>
              <table:table-cell office:value-type="float" office:value="45.9548615">
                <text:p>45.9548615</text:p>
              </table:table-cell>
              <table:table-cell office:value-type="float" office:value="56.4622285">
                <text:p>56.4622285</text:p>
              </table:table-cell>
              <table:table-cell office:value-type="float" office:value="64.62661325">
                <text:p>64.62661325</text:p>
              </table:table-cell>
              <table:table-cell office:value-type="float" office:value="72.18819975">
                <text:p>72.18819975</text:p>
              </table:table-cell>
              <table:table-cell office:value-type="float" office:value="99.73023175">
                <text:p>99.73023175</text:p>
              </table:table-cell>
              <table:table-cell office:value-type="float" office:value="134.04083">
                <text:p>134.04083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35.40503275">
                <text:p>35.40503275</text:p>
              </table:table-cell>
              <table:table-cell office:value-type="float" office:value="34.85439">
                <text:p>34.85439</text:p>
              </table:table-cell>
              <table:table-cell office:value-type="float" office:value="45.93915975">
                <text:p>45.93915975</text:p>
              </table:table-cell>
              <table:table-cell office:value-type="float" office:value="56.55270975">
                <text:p>56.55270975</text:p>
              </table:table-cell>
              <table:table-cell office:value-type="float" office:value="64.567331">
                <text:p>64.567331</text:p>
              </table:table-cell>
              <table:table-cell office:value-type="float" office:value="72.55338875">
                <text:p>72.55338875</text:p>
              </table:table-cell>
              <table:table-cell office:value-type="float" office:value="99.9659035">
                <text:p>99.9659035</text:p>
              </table:table-cell>
              <table:table-cell office:value-type="float" office:value="133.65982">
                <text:p>133.65982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35.282491">
                <text:p>35.282491</text:p>
              </table:table-cell>
              <table:table-cell office:value-type="float" office:value="34.70818075">
                <text:p>34.70818075</text:p>
              </table:table-cell>
              <table:table-cell office:value-type="float" office:value="45.81267025">
                <text:p>45.81267025</text:p>
              </table:table-cell>
              <table:table-cell office:value-type="float" office:value="56.39349525">
                <text:p>56.39349525</text:p>
              </table:table-cell>
              <table:table-cell office:value-type="float" office:value="64.3761845">
                <text:p>64.3761845</text:p>
              </table:table-cell>
              <table:table-cell office:value-type="float" office:value="73.16295475">
                <text:p>73.16295475</text:p>
              </table:table-cell>
              <table:table-cell office:value-type="float" office:value="99.86167525">
                <text:p>99.86167525</text:p>
              </table:table-cell>
              <table:table-cell office:value-type="float" office:value="133.1691275">
                <text:p>133.169127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5.32865425">
                <text:p>35.32865425</text:p>
              </table:table-cell>
              <table:table-cell office:value-type="float" office:value="34.44122675">
                <text:p>34.44122675</text:p>
              </table:table-cell>
              <table:table-cell office:value-type="float" office:value="45.767102">
                <text:p>45.767102</text:p>
              </table:table-cell>
              <table:table-cell office:value-type="float" office:value="56.07542875">
                <text:p>56.07542875</text:p>
              </table:table-cell>
              <table:table-cell office:value-type="float" office:value="64.298016">
                <text:p>64.298016</text:p>
              </table:table-cell>
              <table:table-cell office:value-type="float" office:value="74.01731225">
                <text:p>74.01731225</text:p>
              </table:table-cell>
              <table:table-cell office:value-type="float" office:value="99.62368125">
                <text:p>99.62368125</text:p>
              </table:table-cell>
              <table:table-cell office:value-type="float" office:value="133.142635">
                <text:p>133.142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5.367348">
                <text:p>35.367348</text:p>
              </table:table-cell>
              <table:table-cell office:value-type="float" office:value="34.3856135">
                <text:p>34.3856135</text:p>
              </table:table-cell>
              <table:table-cell office:value-type="float" office:value="45.61953125">
                <text:p>45.61953125</text:p>
              </table:table-cell>
              <table:table-cell office:value-type="float" office:value="55.94984">
                <text:p>55.94984</text:p>
              </table:table-cell>
              <table:table-cell office:value-type="float" office:value="64.34527525">
                <text:p>64.34527525</text:p>
              </table:table-cell>
              <table:table-cell office:value-type="float" office:value="74.72977825">
                <text:p>74.72977825</text:p>
              </table:table-cell>
              <table:table-cell office:value-type="float" office:value="99.16160775">
                <text:p>99.16160775</text:p>
              </table:table-cell>
              <table:table-cell office:value-type="float" office:value="132.45207">
                <text:p>132.45207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35.420275">
                <text:p>35.420275</text:p>
              </table:table-cell>
              <table:table-cell office:value-type="float" office:value="34.4352">
                <text:p>34.4352</text:p>
              </table:table-cell>
              <table:table-cell office:value-type="float" office:value="45.509558">
                <text:p>45.509558</text:p>
              </table:table-cell>
              <table:table-cell office:value-type="float" office:value="55.8641175">
                <text:p>55.8641175</text:p>
              </table:table-cell>
              <table:table-cell office:value-type="float" office:value="64.3608805">
                <text:p>64.3608805</text:p>
              </table:table-cell>
              <table:table-cell office:value-type="float" office:value="75.50441925">
                <text:p>75.50441925</text:p>
              </table:table-cell>
              <table:table-cell office:value-type="float" office:value="98.55457375">
                <text:p>98.55457375</text:p>
              </table:table-cell>
              <table:table-cell office:value-type="float" office:value="131.986105">
                <text:p>131.986105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35.36643125">
                <text:p>35.36643125</text:p>
              </table:table-cell>
              <table:table-cell office:value-type="float" office:value="34.4752215">
                <text:p>34.4752215</text:p>
              </table:table-cell>
              <table:table-cell office:value-type="float" office:value="45.409625">
                <text:p>45.409625</text:p>
              </table:table-cell>
              <table:table-cell office:value-type="float" office:value="55.7441715">
                <text:p>55.7441715</text:p>
              </table:table-cell>
              <table:table-cell office:value-type="float" office:value="64.19797075">
                <text:p>64.19797075</text:p>
              </table:table-cell>
              <table:table-cell office:value-type="float" office:value="76.29129425">
                <text:p>76.29129425</text:p>
              </table:table-cell>
              <table:table-cell office:value-type="float" office:value="97.67955">
                <text:p>97.67955</text:p>
              </table:table-cell>
              <table:table-cell office:value-type="float" office:value="131.7369275">
                <text:p>131.7369275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35.4544975">
                <text:p>35.4544975</text:p>
              </table:table-cell>
              <table:table-cell office:value-type="float" office:value="34.3660695">
                <text:p>34.3660695</text:p>
              </table:table-cell>
              <table:table-cell office:value-type="float" office:value="45.23909025">
                <text:p>45.23909025</text:p>
              </table:table-cell>
              <table:table-cell office:value-type="float" office:value="55.89818475">
                <text:p>55.89818475</text:p>
              </table:table-cell>
              <table:table-cell office:value-type="float" office:value="64.26919825">
                <text:p>64.26919825</text:p>
              </table:table-cell>
              <table:table-cell office:value-type="float" office:value="76.94094925">
                <text:p>76.94094925</text:p>
              </table:table-cell>
              <table:table-cell office:value-type="float" office:value="97.268083">
                <text:p>97.268083</text:p>
              </table:table-cell>
              <table:table-cell office:value-type="float" office:value="131.6459425">
                <text:p>131.6459425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35.53759325">
                <text:p>35.53759325</text:p>
              </table:table-cell>
              <table:table-cell office:value-type="float" office:value="34.250152">
                <text:p>34.250152</text:p>
              </table:table-cell>
              <table:table-cell office:value-type="float" office:value="45.03439725">
                <text:p>45.03439725</text:p>
              </table:table-cell>
              <table:table-cell office:value-type="float" office:value="56.11257575">
                <text:p>56.11257575</text:p>
              </table:table-cell>
              <table:table-cell office:value-type="float" office:value="64.4759265">
                <text:p>64.4759265</text:p>
              </table:table-cell>
              <table:table-cell office:value-type="float" office:value="78.1970235">
                <text:p>78.1970235</text:p>
              </table:table-cell>
              <table:table-cell office:value-type="float" office:value="96.58437275">
                <text:p>96.58437275</text:p>
              </table:table-cell>
              <table:table-cell office:value-type="float" office:value="131.495485">
                <text:p>131.49548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5.4611195">
                <text:p>35.4611195</text:p>
              </table:table-cell>
              <table:table-cell office:value-type="float" office:value="34.04060825">
                <text:p>34.04060825</text:p>
              </table:table-cell>
              <table:table-cell office:value-type="float" office:value="44.9163005">
                <text:p>44.9163005</text:p>
              </table:table-cell>
              <table:table-cell office:value-type="float" office:value="55.93654225">
                <text:p>55.93654225</text:p>
              </table:table-cell>
              <table:table-cell office:value-type="float" office:value="64.48578575">
                <text:p>64.48578575</text:p>
              </table:table-cell>
              <table:table-cell office:value-type="float" office:value="78.892494">
                <text:p>78.892494</text:p>
              </table:table-cell>
              <table:table-cell office:value-type="float" office:value="95.68045875">
                <text:p>95.68045875</text:p>
              </table:table-cell>
              <table:table-cell office:value-type="float" office:value="130.8454375">
                <text:p>130.8454375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35.61684125">
                <text:p>35.61684125</text:p>
              </table:table-cell>
              <table:table-cell office:value-type="float" office:value="34.04416">
                <text:p>34.04416</text:p>
              </table:table-cell>
              <table:table-cell office:value-type="float" office:value="44.6590925">
                <text:p>44.6590925</text:p>
              </table:table-cell>
              <table:table-cell office:value-type="float" office:value="55.95565525">
                <text:p>55.95565525</text:p>
              </table:table-cell>
              <table:table-cell office:value-type="float" office:value="64.481393">
                <text:p>64.481393</text:p>
              </table:table-cell>
              <table:table-cell office:value-type="float" office:value="79.9717795">
                <text:p>79.9717795</text:p>
              </table:table-cell>
              <table:table-cell office:value-type="float" office:value="94.9030375">
                <text:p>94.9030375</text:p>
              </table:table-cell>
              <table:table-cell office:value-type="float" office:value="130.3160875">
                <text:p>130.3160875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5.63788125">
                <text:p>35.63788125</text:p>
              </table:table-cell>
              <table:table-cell office:value-type="float" office:value="34.00995225">
                <text:p>34.00995225</text:p>
              </table:table-cell>
              <table:table-cell office:value-type="float" office:value="44.519943">
                <text:p>44.519943</text:p>
              </table:table-cell>
              <table:table-cell office:value-type="float" office:value="55.89099525">
                <text:p>55.89099525</text:p>
              </table:table-cell>
              <table:table-cell office:value-type="float" office:value="64.30800475">
                <text:p>64.30800475</text:p>
              </table:table-cell>
              <table:table-cell office:value-type="float" office:value="79.9473225">
                <text:p>79.9473225</text:p>
              </table:table-cell>
              <table:table-cell office:value-type="float" office:value="94.09898175">
                <text:p>94.09898175</text:p>
              </table:table-cell>
              <table:table-cell office:value-type="float" office:value="129.51384">
                <text:p>129.51384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35.817434">
                <text:p>35.817434</text:p>
              </table:table-cell>
              <table:table-cell office:value-type="float" office:value="33.9702475">
                <text:p>33.9702475</text:p>
              </table:table-cell>
              <table:table-cell office:value-type="float" office:value="44.689217">
                <text:p>44.689217</text:p>
              </table:table-cell>
              <table:table-cell office:value-type="float" office:value="56.04021375">
                <text:p>56.04021375</text:p>
              </table:table-cell>
              <table:table-cell office:value-type="float" office:value="64.33109475">
                <text:p>64.33109475</text:p>
              </table:table-cell>
              <table:table-cell office:value-type="float" office:value="79.9503175">
                <text:p>79.9503175</text:p>
              </table:table-cell>
              <table:table-cell office:value-type="float" office:value="93.60436425">
                <text:p>93.60436425</text:p>
              </table:table-cell>
              <table:table-cell office:value-type="float" office:value="128.9597125">
                <text:p>128.9597125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36.2460825">
                <text:p>36.2460825</text:p>
              </table:table-cell>
              <table:table-cell office:value-type="float" office:value="34.16996425">
                <text:p>34.16996425</text:p>
              </table:table-cell>
              <table:table-cell office:value-type="float" office:value="44.8249375">
                <text:p>44.8249375</text:p>
              </table:table-cell>
              <table:table-cell office:value-type="float" office:value="56.30262325">
                <text:p>56.30262325</text:p>
              </table:table-cell>
              <table:table-cell office:value-type="float" office:value="64.4516095">
                <text:p>64.4516095</text:p>
              </table:table-cell>
              <table:table-cell office:value-type="float" office:value="80.97015125">
                <text:p>80.97015125</text:p>
              </table:table-cell>
              <table:table-cell office:value-type="float" office:value="93.5380805">
                <text:p>93.5380805</text:p>
              </table:table-cell>
              <table:table-cell office:value-type="float" office:value="128.8446675">
                <text:p>128.84466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6.255308">
                <text:p>36.255308</text:p>
              </table:table-cell>
              <table:table-cell office:value-type="float" office:value="34.22132075">
                <text:p>34.22132075</text:p>
              </table:table-cell>
              <table:table-cell office:value-type="float" office:value="45.0184745">
                <text:p>45.0184745</text:p>
              </table:table-cell>
              <table:table-cell office:value-type="float" office:value="56.23223225">
                <text:p>56.23223225</text:p>
              </table:table-cell>
              <table:table-cell office:value-type="float" office:value="64.3556625">
                <text:p>64.3556625</text:p>
              </table:table-cell>
              <table:table-cell office:value-type="float" office:value="81.834912">
                <text:p>81.834912</text:p>
              </table:table-cell>
              <table:table-cell office:value-type="float" office:value="93.3817525">
                <text:p>93.3817525</text:p>
              </table:table-cell>
              <table:table-cell office:value-type="float" office:value="128.3567925">
                <text:p>128.3567925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36.08188575">
                <text:p>36.08188575</text:p>
              </table:table-cell>
              <table:table-cell office:value-type="float" office:value="34.27079375">
                <text:p>34.27079375</text:p>
              </table:table-cell>
              <table:table-cell office:value-type="float" office:value="45.0260745">
                <text:p>45.0260745</text:p>
              </table:table-cell>
              <table:table-cell office:value-type="float" office:value="56.161564">
                <text:p>56.161564</text:p>
              </table:table-cell>
              <table:table-cell office:value-type="float" office:value="64.2903985">
                <text:p>64.2903985</text:p>
              </table:table-cell>
              <table:table-cell office:value-type="float" office:value="82.151217">
                <text:p>82.151217</text:p>
              </table:table-cell>
              <table:table-cell office:value-type="float" office:value="93.238027">
                <text:p>93.238027</text:p>
              </table:table-cell>
              <table:table-cell office:value-type="float" office:value="127.979615">
                <text:p>127.979615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35.9883185">
                <text:p>35.9883185</text:p>
              </table:table-cell>
              <table:table-cell office:value-type="float" office:value="34.3761165">
                <text:p>34.3761165</text:p>
              </table:table-cell>
              <table:table-cell office:value-type="float" office:value="45.153505">
                <text:p>45.153505</text:p>
              </table:table-cell>
              <table:table-cell office:value-type="float" office:value="56.17584975">
                <text:p>56.17584975</text:p>
              </table:table-cell>
              <table:table-cell office:value-type="float" office:value="64.1743455">
                <text:p>64.1743455</text:p>
              </table:table-cell>
              <table:table-cell office:value-type="float" office:value="82.4750545">
                <text:p>82.4750545</text:p>
              </table:table-cell>
              <table:table-cell office:value-type="float" office:value="92.97857475">
                <text:p>92.97857475</text:p>
              </table:table-cell>
              <table:table-cell office:value-type="float" office:value="127.7364025">
                <text:p>127.7364025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36.055497">
                <text:p>36.055497</text:p>
              </table:table-cell>
              <table:table-cell office:value-type="float" office:value="34.53051475">
                <text:p>34.53051475</text:p>
              </table:table-cell>
              <table:table-cell office:value-type="float" office:value="45.057959">
                <text:p>45.057959</text:p>
              </table:table-cell>
              <table:table-cell office:value-type="float" office:value="56.40305125">
                <text:p>56.40305125</text:p>
              </table:table-cell>
              <table:table-cell office:value-type="float" office:value="64.122104">
                <text:p>64.122104</text:p>
              </table:table-cell>
              <table:table-cell office:value-type="float" office:value="83.1131515">
                <text:p>83.1131515</text:p>
              </table:table-cell>
              <table:table-cell office:value-type="float" office:value="92.765185">
                <text:p>92.765185</text:p>
              </table:table-cell>
              <table:table-cell office:value-type="float" office:value="128.48627">
                <text:p>128.48627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36.04921875">
                <text:p>36.04921875</text:p>
              </table:table-cell>
              <table:table-cell office:value-type="float" office:value="34.603782">
                <text:p>34.603782</text:p>
              </table:table-cell>
              <table:table-cell office:value-type="float" office:value="44.732502">
                <text:p>44.732502</text:p>
              </table:table-cell>
              <table:table-cell office:value-type="float" office:value="56.231981">
                <text:p>56.231981</text:p>
              </table:table-cell>
              <table:table-cell office:value-type="float" office:value="64.1163355">
                <text:p>64.1163355</text:p>
              </table:table-cell>
              <table:table-cell office:value-type="float" office:value="83.32360275">
                <text:p>83.32360275</text:p>
              </table:table-cell>
              <table:table-cell office:value-type="float" office:value="92.52342575">
                <text:p>92.52342575</text:p>
              </table:table-cell>
              <table:table-cell office:value-type="float" office:value="128.287295">
                <text:p>128.28729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6.004378">
                <text:p>36.004378</text:p>
              </table:table-cell>
              <table:table-cell office:value-type="float" office:value="34.56348925">
                <text:p>34.56348925</text:p>
              </table:table-cell>
              <table:table-cell office:value-type="float" office:value="44.491892">
                <text:p>44.491892</text:p>
              </table:table-cell>
              <table:table-cell office:value-type="float" office:value="55.94798025">
                <text:p>55.94798025</text:p>
              </table:table-cell>
              <table:table-cell office:value-type="float" office:value="64.002303">
                <text:p>64.002303</text:p>
              </table:table-cell>
              <table:table-cell office:value-type="float" office:value="83.3729935">
                <text:p>83.3729935</text:p>
              </table:table-cell>
              <table:table-cell office:value-type="float" office:value="92.10257325">
                <text:p>92.10257325</text:p>
              </table:table-cell>
              <table:table-cell office:value-type="float" office:value="127.927465">
                <text:p>127.927465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35.91861675">
                <text:p>35.91861675</text:p>
              </table:table-cell>
              <table:table-cell office:value-type="float" office:value="34.5532075">
                <text:p>34.5532075</text:p>
              </table:table-cell>
              <table:table-cell office:value-type="float" office:value="44.37569">
                <text:p>44.37569</text:p>
              </table:table-cell>
              <table:table-cell office:value-type="float" office:value="55.712488">
                <text:p>55.712488</text:p>
              </table:table-cell>
              <table:table-cell office:value-type="float" office:value="63.76842575">
                <text:p>63.76842575</text:p>
              </table:table-cell>
              <table:table-cell office:value-type="float" office:value="83.50675475">
                <text:p>83.50675475</text:p>
              </table:table-cell>
              <table:table-cell office:value-type="float" office:value="91.661461">
                <text:p>91.661461</text:p>
              </table:table-cell>
              <table:table-cell office:value-type="float" office:value="127.6145225">
                <text:p>127.6145225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35.964798">
                <text:p>35.964798</text:p>
              </table:table-cell>
              <table:table-cell office:value-type="float" office:value="34.5335855">
                <text:p>34.5335855</text:p>
              </table:table-cell>
              <table:table-cell office:value-type="float" office:value="44.46189425">
                <text:p>44.46189425</text:p>
              </table:table-cell>
              <table:table-cell office:value-type="float" office:value="55.528325">
                <text:p>55.528325</text:p>
              </table:table-cell>
              <table:table-cell office:value-type="float" office:value="63.58664525">
                <text:p>63.58664525</text:p>
              </table:table-cell>
              <table:table-cell office:value-type="float" office:value="83.69089625">
                <text:p>83.69089625</text:p>
              </table:table-cell>
              <table:table-cell office:value-type="float" office:value="91.383343">
                <text:p>91.383343</text:p>
              </table:table-cell>
              <table:table-cell office:value-type="float" office:value="127.25689">
                <text:p>127.25689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36.05207275">
                <text:p>36.05207275</text:p>
              </table:table-cell>
              <table:table-cell office:value-type="float" office:value="34.6037335">
                <text:p>34.6037335</text:p>
              </table:table-cell>
              <table:table-cell office:value-type="float" office:value="44.65446625">
                <text:p>44.65446625</text:p>
              </table:table-cell>
              <table:table-cell office:value-type="float" office:value="55.43706725">
                <text:p>55.43706725</text:p>
              </table:table-cell>
              <table:table-cell office:value-type="float" office:value="63.667075">
                <text:p>63.667075</text:p>
              </table:table-cell>
              <table:table-cell office:value-type="float" office:value="84.13575875">
                <text:p>84.13575875</text:p>
              </table:table-cell>
              <table:table-cell office:value-type="float" office:value="91.0561615">
                <text:p>91.0561615</text:p>
              </table:table-cell>
              <table:table-cell office:value-type="float" office:value="127.2968">
                <text:p>127.2968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35.98663475">
                <text:p>35.98663475</text:p>
              </table:table-cell>
              <table:table-cell office:value-type="float" office:value="34.84936925">
                <text:p>34.84936925</text:p>
              </table:table-cell>
              <table:table-cell office:value-type="float" office:value="44.801021">
                <text:p>44.801021</text:p>
              </table:table-cell>
              <table:table-cell office:value-type="float" office:value="55.5421975">
                <text:p>55.5421975</text:p>
              </table:table-cell>
              <table:table-cell office:value-type="float" office:value="63.7263505">
                <text:p>63.7263505</text:p>
              </table:table-cell>
              <table:table-cell office:value-type="float" office:value="84.2528395">
                <text:p>84.2528395</text:p>
              </table:table-cell>
              <table:table-cell office:value-type="float" office:value="90.76228375">
                <text:p>90.76228375</text:p>
              </table:table-cell>
              <table:table-cell office:value-type="float" office:value="127.74194">
                <text:p>127.7419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5.853397">
                <text:p>35.853397</text:p>
              </table:table-cell>
              <table:table-cell office:value-type="float" office:value="34.8332935">
                <text:p>34.8332935</text:p>
              </table:table-cell>
              <table:table-cell office:value-type="float" office:value="45.03883975">
                <text:p>45.03883975</text:p>
              </table:table-cell>
              <table:table-cell office:value-type="float" office:value="55.629414">
                <text:p>55.629414</text:p>
              </table:table-cell>
              <table:table-cell office:value-type="float" office:value="63.6272045">
                <text:p>63.6272045</text:p>
              </table:table-cell>
              <table:table-cell office:value-type="float" office:value="84.26774325">
                <text:p>84.26774325</text:p>
              </table:table-cell>
              <table:table-cell office:value-type="float" office:value="90.48119">
                <text:p>90.48119</text:p>
              </table:table-cell>
              <table:table-cell office:value-type="float" office:value="128.1508825">
                <text:p>128.1508825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35.74142775">
                <text:p>35.74142775</text:p>
              </table:table-cell>
              <table:table-cell office:value-type="float" office:value="34.783278">
                <text:p>34.783278</text:p>
              </table:table-cell>
              <table:table-cell office:value-type="float" office:value="45.22244375">
                <text:p>45.22244375</text:p>
              </table:table-cell>
              <table:table-cell office:value-type="float" office:value="56.0495275">
                <text:p>56.0495275</text:p>
              </table:table-cell>
              <table:table-cell office:value-type="float" office:value="63.677512">
                <text:p>63.677512</text:p>
              </table:table-cell>
              <table:table-cell office:value-type="float" office:value="84.39113275">
                <text:p>84.39113275</text:p>
              </table:table-cell>
              <table:table-cell office:value-type="float" office:value="90.38564525">
                <text:p>90.38564525</text:p>
              </table:table-cell>
              <table:table-cell office:value-type="float" office:value="128.7475725">
                <text:p>128.7475725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35.575966">
                <text:p>35.575966</text:p>
              </table:table-cell>
              <table:table-cell office:value-type="float" office:value="34.7499295">
                <text:p>34.7499295</text:p>
              </table:table-cell>
              <table:table-cell office:value-type="float" office:value="45.39772325">
                <text:p>45.39772325</text:p>
              </table:table-cell>
              <table:table-cell office:value-type="float" office:value="56.33918175">
                <text:p>56.33918175</text:p>
              </table:table-cell>
              <table:table-cell office:value-type="float" office:value="63.60234475">
                <text:p>63.60234475</text:p>
              </table:table-cell>
              <table:table-cell office:value-type="float" office:value="84.39638975">
                <text:p>84.39638975</text:p>
              </table:table-cell>
              <table:table-cell office:value-type="float" office:value="90.35932425">
                <text:p>90.35932425</text:p>
              </table:table-cell>
              <table:table-cell office:value-type="float" office:value="129.0017125">
                <text:p>129.0017125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5.4857695">
                <text:p>35.4857695</text:p>
              </table:table-cell>
              <table:table-cell office:value-type="float" office:value="34.99244225">
                <text:p>34.99244225</text:p>
              </table:table-cell>
              <table:table-cell office:value-type="float" office:value="45.354575">
                <text:p>45.354575</text:p>
              </table:table-cell>
              <table:table-cell office:value-type="float" office:value="56.51531025">
                <text:p>56.51531025</text:p>
              </table:table-cell>
              <table:table-cell office:value-type="float" office:value="63.3979635">
                <text:p>63.3979635</text:p>
              </table:table-cell>
              <table:table-cell office:value-type="float" office:value="84.45309125">
                <text:p>84.45309125</text:p>
              </table:table-cell>
              <table:table-cell office:value-type="float" office:value="90.35441475">
                <text:p>90.35441475</text:p>
              </table:table-cell>
              <table:table-cell office:value-type="float" office:value="129.447295">
                <text:p>129.447295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35.3482415">
                <text:p>35.3482415</text:p>
              </table:table-cell>
              <table:table-cell office:value-type="float" office:value="35.23375225">
                <text:p>35.23375225</text:p>
              </table:table-cell>
              <table:table-cell office:value-type="float" office:value="45.43891125">
                <text:p>45.43891125</text:p>
              </table:table-cell>
              <table:table-cell office:value-type="float" office:value="56.64473675">
                <text:p>56.64473675</text:p>
              </table:table-cell>
              <table:table-cell office:value-type="float" office:value="63.194652">
                <text:p>63.194652</text:p>
              </table:table-cell>
              <table:table-cell office:value-type="float" office:value="84.249227">
                <text:p>84.249227</text:p>
              </table:table-cell>
              <table:table-cell office:value-type="float" office:value="90.1135175">
                <text:p>90.1135175</text:p>
              </table:table-cell>
              <table:table-cell office:value-type="float" office:value="129.70477">
                <text:p>129.7047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5.33678875">
                <text:p>35.33678875</text:p>
              </table:table-cell>
              <table:table-cell office:value-type="float" office:value="35.717852">
                <text:p>35.717852</text:p>
              </table:table-cell>
              <table:table-cell office:value-type="float" office:value="45.5740045">
                <text:p>45.5740045</text:p>
              </table:table-cell>
              <table:table-cell office:value-type="float" office:value="56.95805225">
                <text:p>56.95805225</text:p>
              </table:table-cell>
              <table:table-cell office:value-type="float" office:value="63.2372725">
                <text:p>63.2372725</text:p>
              </table:table-cell>
              <table:table-cell office:value-type="float" office:value="84.289354">
                <text:p>84.289354</text:p>
              </table:table-cell>
              <table:table-cell office:value-type="float" office:value="90.0039205">
                <text:p>90.0039205</text:p>
              </table:table-cell>
              <table:table-cell office:value-type="float" office:value="130.1182675">
                <text:p>130.1182675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35.39148575">
                <text:p>35.39148575</text:p>
              </table:table-cell>
              <table:table-cell office:value-type="float" office:value="36.39132675">
                <text:p>36.39132675</text:p>
              </table:table-cell>
              <table:table-cell office:value-type="float" office:value="45.78279475">
                <text:p>45.78279475</text:p>
              </table:table-cell>
              <table:table-cell office:value-type="float" office:value="57.225008">
                <text:p>57.225008</text:p>
              </table:table-cell>
              <table:table-cell office:value-type="float" office:value="63.56960925">
                <text:p>63.56960925</text:p>
              </table:table-cell>
              <table:table-cell office:value-type="float" office:value="84.509013">
                <text:p>84.509013</text:p>
              </table:table-cell>
              <table:table-cell office:value-type="float" office:value="90.3203365">
                <text:p>90.3203365</text:p>
              </table:table-cell>
              <table:table-cell office:value-type="float" office:value="130.481785">
                <text:p>130.481785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35.285917">
                <text:p>35.285917</text:p>
              </table:table-cell>
              <table:table-cell office:value-type="float" office:value="36.77992825">
                <text:p>36.77992825</text:p>
              </table:table-cell>
              <table:table-cell office:value-type="float" office:value="45.90735375">
                <text:p>45.90735375</text:p>
              </table:table-cell>
              <table:table-cell office:value-type="float" office:value="57.3424615">
                <text:p>57.3424615</text:p>
              </table:table-cell>
              <table:table-cell office:value-type="float" office:value="63.899494">
                <text:p>63.899494</text:p>
              </table:table-cell>
              <table:table-cell office:value-type="float" office:value="84.686399">
                <text:p>84.686399</text:p>
              </table:table-cell>
              <table:table-cell office:value-type="float" office:value="90.6102805">
                <text:p>90.6102805</text:p>
              </table:table-cell>
              <table:table-cell office:value-type="float" office:value="131.0263525">
                <text:p>131.0263525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35.137525">
                <text:p>35.137525</text:p>
              </table:table-cell>
              <table:table-cell office:value-type="float" office:value="36.79644175">
                <text:p>36.79644175</text:p>
              </table:table-cell>
              <table:table-cell office:value-type="float" office:value="46.1435915">
                <text:p>46.1435915</text:p>
              </table:table-cell>
              <table:table-cell office:value-type="float" office:value="57.24798425">
                <text:p>57.24798425</text:p>
              </table:table-cell>
              <table:table-cell office:value-type="float" office:value="63.8913625">
                <text:p>63.8913625</text:p>
              </table:table-cell>
              <table:table-cell office:value-type="float" office:value="84.930679">
                <text:p>84.930679</text:p>
              </table:table-cell>
              <table:table-cell office:value-type="float" office:value="90.6548775">
                <text:p>90.6548775</text:p>
              </table:table-cell>
              <table:table-cell office:value-type="float" office:value="131.4096125">
                <text:p>131.4096125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35.13781">
                <text:p>35.13781</text:p>
              </table:table-cell>
              <table:table-cell office:value-type="float" office:value="36.987416">
                <text:p>36.987416</text:p>
              </table:table-cell>
              <table:table-cell office:value-type="float" office:value="46.19486">
                <text:p>46.19486</text:p>
              </table:table-cell>
              <table:table-cell office:value-type="float" office:value="57.30961825">
                <text:p>57.30961825</text:p>
              </table:table-cell>
              <table:table-cell office:value-type="float" office:value="64.2285875">
                <text:p>64.2285875</text:p>
              </table:table-cell>
              <table:table-cell office:value-type="float" office:value="85.5742535">
                <text:p>85.5742535</text:p>
              </table:table-cell>
              <table:table-cell office:value-type="float" office:value="91.34009175">
                <text:p>91.34009175</text:p>
              </table:table-cell>
              <table:table-cell office:value-type="float" office:value="132.3383925">
                <text:p>132.338392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5.0912805">
                <text:p>35.0912805</text:p>
              </table:table-cell>
              <table:table-cell office:value-type="float" office:value="37.0808495">
                <text:p>37.0808495</text:p>
              </table:table-cell>
              <table:table-cell office:value-type="float" office:value="46.04869025">
                <text:p>46.04869025</text:p>
              </table:table-cell>
              <table:table-cell office:value-type="float" office:value="57.2174415">
                <text:p>57.2174415</text:p>
              </table:table-cell>
              <table:table-cell office:value-type="float" office:value="64.63395325">
                <text:p>64.63395325</text:p>
              </table:table-cell>
              <table:table-cell office:value-type="float" office:value="85.8964165">
                <text:p>85.8964165</text:p>
              </table:table-cell>
              <table:table-cell office:value-type="float" office:value="91.9712835">
                <text:p>91.9712835</text:p>
              </table:table-cell>
              <table:table-cell office:value-type="float" office:value="133.3225475">
                <text:p>133.3225475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4.966177">
                <text:p>34.966177</text:p>
              </table:table-cell>
              <table:table-cell office:value-type="float" office:value="36.8689845">
                <text:p>36.8689845</text:p>
              </table:table-cell>
              <table:table-cell office:value-type="float" office:value="46.1335635">
                <text:p>46.1335635</text:p>
              </table:table-cell>
              <table:table-cell office:value-type="float" office:value="57.072517">
                <text:p>57.072517</text:p>
              </table:table-cell>
              <table:table-cell office:value-type="float" office:value="64.77434425">
                <text:p>64.77434425</text:p>
              </table:table-cell>
              <table:table-cell office:value-type="float" office:value="86.189173">
                <text:p>86.189173</text:p>
              </table:table-cell>
              <table:table-cell office:value-type="float" office:value="92.2431305">
                <text:p>92.2431305</text:p>
              </table:table-cell>
              <table:table-cell office:value-type="float" office:value="134.0280325">
                <text:p>134.0280325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34.98939575">
                <text:p>34.98939575</text:p>
              </table:table-cell>
              <table:table-cell office:value-type="float" office:value="36.81870825">
                <text:p>36.81870825</text:p>
              </table:table-cell>
              <table:table-cell office:value-type="float" office:value="46.47138825">
                <text:p>46.47138825</text:p>
              </table:table-cell>
              <table:table-cell office:value-type="float" office:value="56.92992675">
                <text:p>56.92992675</text:p>
              </table:table-cell>
              <table:table-cell office:value-type="float" office:value="64.8160095">
                <text:p>64.8160095</text:p>
              </table:table-cell>
              <table:table-cell office:value-type="float" office:value="86.444792">
                <text:p>86.444792</text:p>
              </table:table-cell>
              <table:table-cell office:value-type="float" office:value="92.24599525">
                <text:p>92.24599525</text:p>
              </table:table-cell>
              <table:table-cell office:value-type="float" office:value="134.3680725">
                <text:p>134.3680725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34.907741">
                <text:p>34.907741</text:p>
              </table:table-cell>
              <table:table-cell office:value-type="float" office:value="36.80709925">
                <text:p>36.80709925</text:p>
              </table:table-cell>
              <table:table-cell office:value-type="float" office:value="46.6787645">
                <text:p>46.6787645</text:p>
              </table:table-cell>
              <table:table-cell office:value-type="float" office:value="56.90753575">
                <text:p>56.90753575</text:p>
              </table:table-cell>
              <table:table-cell office:value-type="float" office:value="64.9219155">
                <text:p>64.9219155</text:p>
              </table:table-cell>
              <table:table-cell office:value-type="float" office:value="86.95239975">
                <text:p>86.95239975</text:p>
              </table:table-cell>
              <table:table-cell office:value-type="float" office:value="92.2296545">
                <text:p>92.2296545</text:p>
              </table:table-cell>
              <table:table-cell office:value-type="float" office:value="134.998225">
                <text:p>134.998225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34.6860835">
                <text:p>34.6860835</text:p>
              </table:table-cell>
              <table:table-cell office:value-type="float" office:value="36.735548">
                <text:p>36.735548</text:p>
              </table:table-cell>
              <table:table-cell office:value-type="float" office:value="46.70082475">
                <text:p>46.70082475</text:p>
              </table:table-cell>
              <table:table-cell office:value-type="float" office:value="56.995334">
                <text:p>56.995334</text:p>
              </table:table-cell>
              <table:table-cell office:value-type="float" office:value="65.1321">
                <text:p>65.1321</text:p>
              </table:table-cell>
              <table:table-cell office:value-type="float" office:value="87.02010625">
                <text:p>87.02010625</text:p>
              </table:table-cell>
              <table:table-cell office:value-type="float" office:value="92.66335725">
                <text:p>92.66335725</text:p>
              </table:table-cell>
              <table:table-cell office:value-type="float" office:value="135.8831875">
                <text:p>135.88318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4.63370375">
                <text:p>34.63370375</text:p>
              </table:table-cell>
              <table:table-cell office:value-type="float" office:value="36.6120005">
                <text:p>36.6120005</text:p>
              </table:table-cell>
              <table:table-cell office:value-type="float" office:value="46.75158375">
                <text:p>46.75158375</text:p>
              </table:table-cell>
              <table:table-cell office:value-type="float" office:value="57.0605195">
                <text:p>57.0605195</text:p>
              </table:table-cell>
              <table:table-cell office:value-type="float" office:value="65.03522525">
                <text:p>65.03522525</text:p>
              </table:table-cell>
              <table:table-cell office:value-type="float" office:value="86.768473">
                <text:p>86.768473</text:p>
              </table:table-cell>
              <table:table-cell office:value-type="float" office:value="92.8433785">
                <text:p>92.8433785</text:p>
              </table:table-cell>
              <table:table-cell office:value-type="float" office:value="136.6188575">
                <text:p>136.6188575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34.577613">
                <text:p>34.577613</text:p>
              </table:table-cell>
              <table:table-cell office:value-type="float" office:value="36.530053">
                <text:p>36.530053</text:p>
              </table:table-cell>
              <table:table-cell office:value-type="float" office:value="47.03041975">
                <text:p>47.03041975</text:p>
              </table:table-cell>
              <table:table-cell office:value-type="float" office:value="56.98820725">
                <text:p>56.98820725</text:p>
              </table:table-cell>
              <table:table-cell office:value-type="float" office:value="65.06228875">
                <text:p>65.06228875</text:p>
              </table:table-cell>
              <table:table-cell office:value-type="float" office:value="86.5689885">
                <text:p>86.5689885</text:p>
              </table:table-cell>
              <table:table-cell office:value-type="float" office:value="92.925712">
                <text:p>92.925712</text:p>
              </table:table-cell>
              <table:table-cell office:value-type="float" office:value="137.203025">
                <text:p>137.203025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34.54528975">
                <text:p>34.54528975</text:p>
              </table:table-cell>
              <table:table-cell office:value-type="float" office:value="36.6500595">
                <text:p>36.6500595</text:p>
              </table:table-cell>
              <table:table-cell office:value-type="float" office:value="47.0862375">
                <text:p>47.0862375</text:p>
              </table:table-cell>
              <table:table-cell office:value-type="float" office:value="56.8512235">
                <text:p>56.8512235</text:p>
              </table:table-cell>
              <table:table-cell office:value-type="float" office:value="65.18994025">
                <text:p>65.18994025</text:p>
              </table:table-cell>
              <table:table-cell office:value-type="float" office:value="86.54179875">
                <text:p>86.54179875</text:p>
              </table:table-cell>
              <table:table-cell office:value-type="float" office:value="93.06027475">
                <text:p>93.06027475</text:p>
              </table:table-cell>
              <table:table-cell office:value-type="float" office:value="138.064645">
                <text:p>138.064645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34.475201">
                <text:p>34.475201</text:p>
              </table:table-cell>
              <table:table-cell office:value-type="float" office:value="36.76932075">
                <text:p>36.76932075</text:p>
              </table:table-cell>
              <table:table-cell office:value-type="float" office:value="47.0637245">
                <text:p>47.0637245</text:p>
              </table:table-cell>
              <table:table-cell office:value-type="float" office:value="56.70209825">
                <text:p>56.70209825</text:p>
              </table:table-cell>
              <table:table-cell office:value-type="float" office:value="65.350451">
                <text:p>65.350451</text:p>
              </table:table-cell>
              <table:table-cell office:value-type="float" office:value="86.89715">
                <text:p>86.89715</text:p>
              </table:table-cell>
              <table:table-cell office:value-type="float" office:value="93.47972375">
                <text:p>93.47972375</text:p>
              </table:table-cell>
              <table:table-cell office:value-type="float" office:value="139.0953175">
                <text:p>139.0953175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34.36677875">
                <text:p>34.36677875</text:p>
              </table:table-cell>
              <table:table-cell office:value-type="float" office:value="36.865045">
                <text:p>36.865045</text:p>
              </table:table-cell>
              <table:table-cell office:value-type="float" office:value="47.01960575">
                <text:p>47.01960575</text:p>
              </table:table-cell>
              <table:table-cell office:value-type="float" office:value="56.74957875">
                <text:p>56.74957875</text:p>
              </table:table-cell>
              <table:table-cell office:value-type="float" office:value="65.39872575">
                <text:p>65.39872575</text:p>
              </table:table-cell>
              <table:table-cell office:value-type="float" office:value="87.241086">
                <text:p>87.241086</text:p>
              </table:table-cell>
              <table:table-cell office:value-type="float" office:value="93.81254675">
                <text:p>93.81254675</text:p>
              </table:table-cell>
              <table:table-cell office:value-type="float" office:value="140.2046">
                <text:p>140.204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4.2431695">
                <text:p>34.2431695</text:p>
              </table:table-cell>
              <table:table-cell office:value-type="float" office:value="36.8431845">
                <text:p>36.8431845</text:p>
              </table:table-cell>
              <table:table-cell office:value-type="float" office:value="47.005076">
                <text:p>47.005076</text:p>
              </table:table-cell>
              <table:table-cell office:value-type="float" office:value="56.622805">
                <text:p>56.622805</text:p>
              </table:table-cell>
              <table:table-cell office:value-type="float" office:value="65.241244">
                <text:p>65.241244</text:p>
              </table:table-cell>
              <table:table-cell office:value-type="float" office:value="86.902384">
                <text:p>86.902384</text:p>
              </table:table-cell>
              <table:table-cell office:value-type="float" office:value="93.96275825">
                <text:p>93.96275825</text:p>
              </table:table-cell>
              <table:table-cell office:value-type="float" office:value="140.9078575">
                <text:p>140.9078575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34.27215475">
                <text:p>34.27215475</text:p>
              </table:table-cell>
              <table:table-cell office:value-type="float" office:value="36.8774055">
                <text:p>36.8774055</text:p>
              </table:table-cell>
              <table:table-cell office:value-type="float" office:value="46.8829655">
                <text:p>46.8829655</text:p>
              </table:table-cell>
              <table:table-cell office:value-type="float" office:value="56.44069225">
                <text:p>56.44069225</text:p>
              </table:table-cell>
              <table:table-cell office:value-type="float" office:value="65.27253175">
                <text:p>65.27253175</text:p>
              </table:table-cell>
              <table:table-cell office:value-type="float" office:value="86.93926175">
                <text:p>86.93926175</text:p>
              </table:table-cell>
              <table:table-cell office:value-type="float" office:value="94.24261975">
                <text:p>94.24261975</text:p>
              </table:table-cell>
              <table:table-cell office:value-type="float" office:value="141.98023">
                <text:p>141.98023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34.1939735">
                <text:p>34.1939735</text:p>
              </table:table-cell>
              <table:table-cell office:value-type="float" office:value="36.7494815">
                <text:p>36.7494815</text:p>
              </table:table-cell>
              <table:table-cell office:value-type="float" office:value="46.90269475">
                <text:p>46.90269475</text:p>
              </table:table-cell>
              <table:table-cell office:value-type="float" office:value="56.1200325">
                <text:p>56.1200325</text:p>
              </table:table-cell>
              <table:table-cell office:value-type="float" office:value="65.30529425">
                <text:p>65.30529425</text:p>
              </table:table-cell>
              <table:table-cell office:value-type="float" office:value="86.900502">
                <text:p>86.900502</text:p>
              </table:table-cell>
              <table:table-cell office:value-type="float" office:value="94.313281">
                <text:p>94.313281</text:p>
              </table:table-cell>
              <table:table-cell office:value-type="float" office:value="142.4330225">
                <text:p>142.4330225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34.16094">
                <text:p>34.16094</text:p>
              </table:table-cell>
              <table:table-cell office:value-type="float" office:value="36.76437075">
                <text:p>36.76437075</text:p>
              </table:table-cell>
              <table:table-cell office:value-type="float" office:value="46.9944055">
                <text:p>46.9944055</text:p>
              </table:table-cell>
              <table:table-cell office:value-type="float" office:value="55.83203675">
                <text:p>55.83203675</text:p>
              </table:table-cell>
              <table:table-cell office:value-type="float" office:value="65.083141">
                <text:p>65.083141</text:p>
              </table:table-cell>
              <table:table-cell office:value-type="float" office:value="87.05670875">
                <text:p>87.05670875</text:p>
              </table:table-cell>
              <table:table-cell office:value-type="float" office:value="94.33976">
                <text:p>94.33976</text:p>
              </table:table-cell>
              <table:table-cell office:value-type="float" office:value="143.18711">
                <text:p>143.18711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34.1833085">
                <text:p>34.1833085</text:p>
              </table:table-cell>
              <table:table-cell office:value-type="float" office:value="36.81119875">
                <text:p>36.81119875</text:p>
              </table:table-cell>
              <table:table-cell office:value-type="float" office:value="46.97893375">
                <text:p>46.97893375</text:p>
              </table:table-cell>
              <table:table-cell office:value-type="float" office:value="55.48540925">
                <text:p>55.48540925</text:p>
              </table:table-cell>
              <table:table-cell office:value-type="float" office:value="64.75980425">
                <text:p>64.75980425</text:p>
              </table:table-cell>
              <table:table-cell office:value-type="float" office:value="86.74315875">
                <text:p>86.74315875</text:p>
              </table:table-cell>
              <table:table-cell office:value-type="float" office:value="94.144567">
                <text:p>94.144567</text:p>
              </table:table-cell>
              <table:table-cell office:value-type="float" office:value="143.8347675">
                <text:p>143.834767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.25834075">
                <text:p>34.25834075</text:p>
              </table:table-cell>
              <table:table-cell office:value-type="float" office:value="36.9331045">
                <text:p>36.9331045</text:p>
              </table:table-cell>
              <table:table-cell office:value-type="float" office:value="46.9919105">
                <text:p>46.9919105</text:p>
              </table:table-cell>
              <table:table-cell office:value-type="float" office:value="55.1523495">
                <text:p>55.1523495</text:p>
              </table:table-cell>
              <table:table-cell office:value-type="float" office:value="64.47720275">
                <text:p>64.47720275</text:p>
              </table:table-cell>
              <table:table-cell office:value-type="float" office:value="86.35943575">
                <text:p>86.35943575</text:p>
              </table:table-cell>
              <table:table-cell office:value-type="float" office:value="93.92403675">
                <text:p>93.92403675</text:p>
              </table:table-cell>
              <table:table-cell office:value-type="float" office:value="144.4531325">
                <text:p>144.4531325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34.29405975">
                <text:p>34.29405975</text:p>
              </table:table-cell>
              <table:table-cell office:value-type="float" office:value="37.03729075">
                <text:p>37.03729075</text:p>
              </table:table-cell>
              <table:table-cell office:value-type="float" office:value="46.90337925">
                <text:p>46.90337925</text:p>
              </table:table-cell>
              <table:table-cell office:value-type="float" office:value="54.9415375">
                <text:p>54.9415375</text:p>
              </table:table-cell>
              <table:table-cell office:value-type="float" office:value="64.27780425">
                <text:p>64.27780425</text:p>
              </table:table-cell>
              <table:table-cell office:value-type="float" office:value="86.154518">
                <text:p>86.154518</text:p>
              </table:table-cell>
              <table:table-cell office:value-type="float" office:value="93.89019875">
                <text:p>93.89019875</text:p>
              </table:table-cell>
              <table:table-cell office:value-type="float" office:value="144.970765">
                <text:p>144.970765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34.35663675">
                <text:p>34.35663675</text:p>
              </table:table-cell>
              <table:table-cell office:value-type="float" office:value="37.2271125">
                <text:p>37.2271125</text:p>
              </table:table-cell>
              <table:table-cell office:value-type="float" office:value="46.7219155">
                <text:p>46.7219155</text:p>
              </table:table-cell>
              <table:table-cell office:value-type="float" office:value="54.72811025">
                <text:p>54.72811025</text:p>
              </table:table-cell>
              <table:table-cell office:value-type="float" office:value="64.18621975">
                <text:p>64.18621975</text:p>
              </table:table-cell>
              <table:table-cell office:value-type="float" office:value="86.05118275">
                <text:p>86.05118275</text:p>
              </table:table-cell>
              <table:table-cell office:value-type="float" office:value="93.958529">
                <text:p>93.958529</text:p>
              </table:table-cell>
              <table:table-cell office:value-type="float" office:value="146.526605">
                <text:p>146.526605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34.346322">
                <text:p>34.346322</text:p>
              </table:table-cell>
              <table:table-cell office:value-type="float" office:value="37.2719105">
                <text:p>37.2719105</text:p>
              </table:table-cell>
              <table:table-cell office:value-type="float" office:value="46.779762">
                <text:p>46.779762</text:p>
              </table:table-cell>
              <table:table-cell office:value-type="float" office:value="54.50360875">
                <text:p>54.50360875</text:p>
              </table:table-cell>
              <table:table-cell office:value-type="float" office:value="63.95084375">
                <text:p>63.95084375</text:p>
              </table:table-cell>
              <table:table-cell office:value-type="float" office:value="85.85865175">
                <text:p>85.85865175</text:p>
              </table:table-cell>
              <table:table-cell office:value-type="float" office:value="93.94167025">
                <text:p>93.94167025</text:p>
              </table:table-cell>
              <table:table-cell office:value-type="float" office:value="147.09097">
                <text:p>147.09097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34.49697925">
                <text:p>34.49697925</text:p>
              </table:table-cell>
              <table:table-cell office:value-type="float" office:value="37.3441205">
                <text:p>37.3441205</text:p>
              </table:table-cell>
              <table:table-cell office:value-type="float" office:value="46.753727">
                <text:p>46.753727</text:p>
              </table:table-cell>
              <table:table-cell office:value-type="float" office:value="54.46227975">
                <text:p>54.46227975</text:p>
              </table:table-cell>
              <table:table-cell office:value-type="float" office:value="63.91990025">
                <text:p>63.91990025</text:p>
              </table:table-cell>
              <table:table-cell office:value-type="float" office:value="86.0950815">
                <text:p>86.0950815</text:p>
              </table:table-cell>
              <table:table-cell office:value-type="float" office:value="94.118053">
                <text:p>94.118053</text:p>
              </table:table-cell>
              <table:table-cell office:value-type="float" office:value="147.66191">
                <text:p>147.6619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4.5432595">
                <text:p>34.5432595</text:p>
              </table:table-cell>
              <table:table-cell office:value-type="float" office:value="37.312285">
                <text:p>37.312285</text:p>
              </table:table-cell>
              <table:table-cell office:value-type="float" office:value="46.7917085">
                <text:p>46.7917085</text:p>
              </table:table-cell>
              <table:table-cell office:value-type="float" office:value="54.41102725">
                <text:p>54.41102725</text:p>
              </table:table-cell>
              <table:table-cell office:value-type="float" office:value="63.8975275">
                <text:p>63.8975275</text:p>
              </table:table-cell>
              <table:table-cell office:value-type="float" office:value="86.13634825">
                <text:p>86.13634825</text:p>
              </table:table-cell>
              <table:table-cell office:value-type="float" office:value="94.15787975">
                <text:p>94.15787975</text:p>
              </table:table-cell>
              <table:table-cell office:value-type="float" office:value="147.978075">
                <text:p>147.978075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34.58421875">
                <text:p>34.58421875</text:p>
              </table:table-cell>
              <table:table-cell office:value-type="float" office:value="37.36627075">
                <text:p>37.36627075</text:p>
              </table:table-cell>
              <table:table-cell office:value-type="float" office:value="46.84662275">
                <text:p>46.84662275</text:p>
              </table:table-cell>
              <table:table-cell office:value-type="float" office:value="54.381841">
                <text:p>54.381841</text:p>
              </table:table-cell>
              <table:table-cell office:value-type="float" office:value="63.735561">
                <text:p>63.735561</text:p>
              </table:table-cell>
              <table:table-cell office:value-type="float" office:value="86.180887">
                <text:p>86.180887</text:p>
              </table:table-cell>
              <table:table-cell office:value-type="float" office:value="94.154491">
                <text:p>94.154491</text:p>
              </table:table-cell>
              <table:table-cell office:value-type="float" office:value="147.904505">
                <text:p>147.904505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34.6148495">
                <text:p>34.6148495</text:p>
              </table:table-cell>
              <table:table-cell office:value-type="float" office:value="37.3505225">
                <text:p>37.3505225</text:p>
              </table:table-cell>
              <table:table-cell office:value-type="float" office:value="46.8694055">
                <text:p>46.8694055</text:p>
              </table:table-cell>
              <table:table-cell office:value-type="float" office:value="54.453526">
                <text:p>54.453526</text:p>
              </table:table-cell>
              <table:table-cell office:value-type="float" office:value="63.6142075">
                <text:p>63.6142075</text:p>
              </table:table-cell>
              <table:table-cell office:value-type="float" office:value="86.1815285">
                <text:p>86.1815285</text:p>
              </table:table-cell>
              <table:table-cell office:value-type="float" office:value="94.1591815">
                <text:p>94.1591815</text:p>
              </table:table-cell>
              <table:table-cell office:value-type="float" office:value="148.0484575">
                <text:p>148.0484575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34.69289675">
                <text:p>34.69289675</text:p>
              </table:table-cell>
              <table:table-cell office:value-type="float" office:value="37.376964">
                <text:p>37.376964</text:p>
              </table:table-cell>
              <table:table-cell office:value-type="float" office:value="46.8200215">
                <text:p>46.8200215</text:p>
              </table:table-cell>
              <table:table-cell office:value-type="float" office:value="54.45868325">
                <text:p>54.45868325</text:p>
              </table:table-cell>
              <table:table-cell office:value-type="float" office:value="63.49282275">
                <text:p>63.49282275</text:p>
              </table:table-cell>
              <table:table-cell office:value-type="float" office:value="86.18943425">
                <text:p>86.18943425</text:p>
              </table:table-cell>
              <table:table-cell office:value-type="float" office:value="94.039356">
                <text:p>94.039356</text:p>
              </table:table-cell>
              <table:table-cell office:value-type="float" office:value="148.263605">
                <text:p>148.263605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34.955137">
                <text:p>34.955137</text:p>
              </table:table-cell>
              <table:table-cell office:value-type="float" office:value="37.69947225">
                <text:p>37.69947225</text:p>
              </table:table-cell>
              <table:table-cell office:value-type="float" office:value="46.69491325">
                <text:p>46.69491325</text:p>
              </table:table-cell>
              <table:table-cell office:value-type="float" office:value="54.69755575">
                <text:p>54.69755575</text:p>
              </table:table-cell>
              <table:table-cell office:value-type="float" office:value="63.43515225">
                <text:p>63.43515225</text:p>
              </table:table-cell>
              <table:table-cell office:value-type="float" office:value="86.3983405">
                <text:p>86.3983405</text:p>
              </table:table-cell>
              <table:table-cell office:value-type="float" office:value="93.98204625">
                <text:p>93.98204625</text:p>
              </table:table-cell>
              <table:table-cell office:value-type="float" office:value="148.948235">
                <text:p>148.94823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4.8665045">
                <text:p>34.8665045</text:p>
              </table:table-cell>
              <table:table-cell office:value-type="float" office:value="37.68422075">
                <text:p>37.68422075</text:p>
              </table:table-cell>
              <table:table-cell office:value-type="float" office:value="46.678563">
                <text:p>46.678563</text:p>
              </table:table-cell>
              <table:table-cell office:value-type="float" office:value="54.77461">
                <text:p>54.77461</text:p>
              </table:table-cell>
              <table:table-cell office:value-type="float" office:value="63.2324245">
                <text:p>63.2324245</text:p>
              </table:table-cell>
              <table:table-cell office:value-type="float" office:value="86.32617675">
                <text:p>86.32617675</text:p>
              </table:table-cell>
              <table:table-cell office:value-type="float" office:value="93.70931675">
                <text:p>93.70931675</text:p>
              </table:table-cell>
              <table:table-cell office:value-type="float" office:value="149.1914175">
                <text:p>149.1914175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34.78067175">
                <text:p>34.78067175</text:p>
              </table:table-cell>
              <table:table-cell office:value-type="float" office:value="37.71239875">
                <text:p>37.71239875</text:p>
              </table:table-cell>
              <table:table-cell office:value-type="float" office:value="46.7923755">
                <text:p>46.7923755</text:p>
              </table:table-cell>
              <table:table-cell office:value-type="float" office:value="54.8460275">
                <text:p>54.8460275</text:p>
              </table:table-cell>
              <table:table-cell office:value-type="float" office:value="63.06583425">
                <text:p>63.06583425</text:p>
              </table:table-cell>
              <table:table-cell office:value-type="float" office:value="86.196533">
                <text:p>86.196533</text:p>
              </table:table-cell>
              <table:table-cell office:value-type="float" office:value="93.40558">
                <text:p>93.40558</text:p>
              </table:table-cell>
              <table:table-cell office:value-type="float" office:value="148.8754275">
                <text:p>148.8754275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34.78246225">
                <text:p>34.78246225</text:p>
              </table:table-cell>
              <table:table-cell office:value-type="float" office:value="37.96682">
                <text:p>37.96682</text:p>
              </table:table-cell>
              <table:table-cell office:value-type="float" office:value="46.81931925">
                <text:p>46.81931925</text:p>
              </table:table-cell>
              <table:table-cell office:value-type="float" office:value="55.033185">
                <text:p>55.033185</text:p>
              </table:table-cell>
              <table:table-cell office:value-type="float" office:value="62.96066">
                <text:p>62.96066</text:p>
              </table:table-cell>
              <table:table-cell office:value-type="float" office:value="86.12402675">
                <text:p>86.12402675</text:p>
              </table:table-cell>
              <table:table-cell office:value-type="float" office:value="93.25108525">
                <text:p>93.25108525</text:p>
              </table:table-cell>
              <table:table-cell office:value-type="float" office:value="148.8106425">
                <text:p>148.8106425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34.80707775">
                <text:p>34.80707775</text:p>
              </table:table-cell>
              <table:table-cell office:value-type="float" office:value="38.09656425">
                <text:p>38.09656425</text:p>
              </table:table-cell>
              <table:table-cell office:value-type="float" office:value="46.835624">
                <text:p>46.835624</text:p>
              </table:table-cell>
              <table:table-cell office:value-type="float" office:value="55.340298">
                <text:p>55.340298</text:p>
              </table:table-cell>
              <table:table-cell office:value-type="float" office:value="62.72383175">
                <text:p>62.72383175</text:p>
              </table:table-cell>
              <table:table-cell office:value-type="float" office:value="85.949273">
                <text:p>85.949273</text:p>
              </table:table-cell>
              <table:table-cell office:value-type="float" office:value="92.973627">
                <text:p>92.973627</text:p>
              </table:table-cell>
              <table:table-cell office:value-type="float" office:value="148.7798225">
                <text:p>148.7798225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34.74914625">
                <text:p>34.74914625</text:p>
              </table:table-cell>
              <table:table-cell office:value-type="float" office:value="38.058543">
                <text:p>38.058543</text:p>
              </table:table-cell>
              <table:table-cell office:value-type="float" office:value="46.89694725">
                <text:p>46.89694725</text:p>
              </table:table-cell>
              <table:table-cell office:value-type="float" office:value="55.5068195">
                <text:p>55.5068195</text:p>
              </table:table-cell>
              <table:table-cell office:value-type="float" office:value="62.49007175">
                <text:p>62.49007175</text:p>
              </table:table-cell>
              <table:table-cell office:value-type="float" office:value="85.59625375">
                <text:p>85.59625375</text:p>
              </table:table-cell>
              <table:table-cell office:value-type="float" office:value="92.60279675">
                <text:p>92.60279675</text:p>
              </table:table-cell>
              <table:table-cell office:value-type="float" office:value="148.5670725">
                <text:p>148.56707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.721059">
                <text:p>34.721059</text:p>
              </table:table-cell>
              <table:table-cell office:value-type="float" office:value="38.0562905">
                <text:p>38.0562905</text:p>
              </table:table-cell>
              <table:table-cell office:value-type="float" office:value="47.01297525">
                <text:p>47.01297525</text:p>
              </table:table-cell>
              <table:table-cell office:value-type="float" office:value="55.70202325">
                <text:p>55.70202325</text:p>
              </table:table-cell>
              <table:table-cell office:value-type="float" office:value="62.28163225">
                <text:p>62.28163225</text:p>
              </table:table-cell>
              <table:table-cell office:value-type="float" office:value="85.25776125">
                <text:p>85.25776125</text:p>
              </table:table-cell>
              <table:table-cell office:value-type="float" office:value="92.304243">
                <text:p>92.304243</text:p>
              </table:table-cell>
              <table:table-cell office:value-type="float" office:value="148.2863775">
                <text:p>148.2863775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34.64367975">
                <text:p>34.64367975</text:p>
              </table:table-cell>
              <table:table-cell office:value-type="float" office:value="37.98108525">
                <text:p>37.98108525</text:p>
              </table:table-cell>
              <table:table-cell office:value-type="float" office:value="47.06392525">
                <text:p>47.06392525</text:p>
              </table:table-cell>
              <table:table-cell office:value-type="float" office:value="55.857621">
                <text:p>55.857621</text:p>
              </table:table-cell>
              <table:table-cell office:value-type="float" office:value="62.04357825">
                <text:p>62.04357825</text:p>
              </table:table-cell>
              <table:table-cell office:value-type="float" office:value="85.05115125">
                <text:p>85.05115125</text:p>
              </table:table-cell>
              <table:table-cell office:value-type="float" office:value="91.91122775">
                <text:p>91.91122775</text:p>
              </table:table-cell>
              <table:table-cell office:value-type="float" office:value="148.27627">
                <text:p>148.27627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34.687129">
                <text:p>34.687129</text:p>
              </table:table-cell>
              <table:table-cell office:value-type="float" office:value="37.8900405">
                <text:p>37.8900405</text:p>
              </table:table-cell>
              <table:table-cell office:value-type="float" office:value="46.95315825">
                <text:p>46.95315825</text:p>
              </table:table-cell>
              <table:table-cell office:value-type="float" office:value="56.08821775">
                <text:p>56.08821775</text:p>
              </table:table-cell>
              <table:table-cell office:value-type="float" office:value="61.91639025">
                <text:p>61.91639025</text:p>
              </table:table-cell>
              <table:table-cell office:value-type="float" office:value="84.950741">
                <text:p>84.950741</text:p>
              </table:table-cell>
              <table:table-cell office:value-type="float" office:value="91.5979832500001">
                <text:p>91.5979832500001</text:p>
              </table:table-cell>
              <table:table-cell office:value-type="float" office:value="148.5642825">
                <text:p>148.5642825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34.61114375">
                <text:p>34.61114375</text:p>
              </table:table-cell>
              <table:table-cell office:value-type="float" office:value="37.722255">
                <text:p>37.722255</text:p>
              </table:table-cell>
              <table:table-cell office:value-type="float" office:value="46.93500775">
                <text:p>46.93500775</text:p>
              </table:table-cell>
              <table:table-cell office:value-type="float" office:value="56.06039675">
                <text:p>56.06039675</text:p>
              </table:table-cell>
              <table:table-cell office:value-type="float" office:value="61.688754">
                <text:p>61.688754</text:p>
              </table:table-cell>
              <table:table-cell office:value-type="float" office:value="84.67932175">
                <text:p>84.67932175</text:p>
              </table:table-cell>
              <table:table-cell office:value-type="float" office:value="91.22094525">
                <text:p>91.22094525</text:p>
              </table:table-cell>
              <table:table-cell office:value-type="float" office:value="148.16436">
                <text:p>148.16436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34.611104">
                <text:p>34.611104</text:p>
              </table:table-cell>
              <table:table-cell office:value-type="float" office:value="37.7408955">
                <text:p>37.7408955</text:p>
              </table:table-cell>
              <table:table-cell office:value-type="float" office:value="46.997487">
                <text:p>46.997487</text:p>
              </table:table-cell>
              <table:table-cell office:value-type="float" office:value="56.19622025">
                <text:p>56.19622025</text:p>
              </table:table-cell>
              <table:table-cell office:value-type="float" office:value="61.72697275">
                <text:p>61.72697275</text:p>
              </table:table-cell>
              <table:table-cell office:value-type="float" office:value="84.75533">
                <text:p>84.75533</text:p>
              </table:table-cell>
              <table:table-cell office:value-type="float" office:value="90.99711325">
                <text:p>90.99711325</text:p>
              </table:table-cell>
              <table:table-cell office:value-type="float" office:value="147.81723">
                <text:p>147.81723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4.6573">
                <text:p>34.6573</text:p>
              </table:table-cell>
              <table:table-cell office:value-type="float" office:value="37.7258115">
                <text:p>37.7258115</text:p>
              </table:table-cell>
              <table:table-cell office:value-type="float" office:value="47.02524925">
                <text:p>47.02524925</text:p>
              </table:table-cell>
              <table:table-cell office:value-type="float" office:value="56.351499">
                <text:p>56.351499</text:p>
              </table:table-cell>
              <table:table-cell office:value-type="float" office:value="61.7114015">
                <text:p>61.7114015</text:p>
              </table:table-cell>
              <table:table-cell office:value-type="float" office:value="85.0194605">
                <text:p>85.0194605</text:p>
              </table:table-cell>
              <table:table-cell office:value-type="float" office:value="91.10429175">
                <text:p>91.10429175</text:p>
              </table:table-cell>
              <table:table-cell office:value-type="float" office:value="147.8406">
                <text:p>147.8406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34.7317645">
                <text:p>34.7317645</text:p>
              </table:table-cell>
              <table:table-cell office:value-type="float" office:value="37.72250525">
                <text:p>37.72250525</text:p>
              </table:table-cell>
              <table:table-cell office:value-type="float" office:value="46.9635305">
                <text:p>46.9635305</text:p>
              </table:table-cell>
              <table:table-cell office:value-type="float" office:value="56.5119415">
                <text:p>56.5119415</text:p>
              </table:table-cell>
              <table:table-cell office:value-type="float" office:value="61.736466">
                <text:p>61.736466</text:p>
              </table:table-cell>
              <table:table-cell office:value-type="float" office:value="85.3343665">
                <text:p>85.3343665</text:p>
              </table:table-cell>
              <table:table-cell office:value-type="float" office:value="91.01138275">
                <text:p>91.01138275</text:p>
              </table:table-cell>
              <table:table-cell office:value-type="float" office:value="147.88177">
                <text:p>147.88177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34.881117">
                <text:p>34.881117</text:p>
              </table:table-cell>
              <table:table-cell office:value-type="float" office:value="37.7702815">
                <text:p>37.7702815</text:p>
              </table:table-cell>
              <table:table-cell office:value-type="float" office:value="47.0550145">
                <text:p>47.0550145</text:p>
              </table:table-cell>
              <table:table-cell office:value-type="float" office:value="56.5522255">
                <text:p>56.5522255</text:p>
              </table:table-cell>
              <table:table-cell office:value-type="float" office:value="61.65988">
                <text:p>61.65988</text:p>
              </table:table-cell>
              <table:table-cell office:value-type="float" office:value="85.58704125">
                <text:p>85.58704125</text:p>
              </table:table-cell>
              <table:table-cell office:value-type="float" office:value="90.8518">
                <text:p>90.8518</text:p>
              </table:table-cell>
              <table:table-cell office:value-type="float" office:value="147.62898">
                <text:p>147.62898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35.01747475">
                <text:p>35.01747475</text:p>
              </table:table-cell>
              <table:table-cell office:value-type="float" office:value="37.80596625">
                <text:p>37.80596625</text:p>
              </table:table-cell>
              <table:table-cell office:value-type="float" office:value="47.165188">
                <text:p>47.165188</text:p>
              </table:table-cell>
              <table:table-cell office:value-type="float" office:value="56.61299375">
                <text:p>56.61299375</text:p>
              </table:table-cell>
              <table:table-cell office:value-type="float" office:value="61.603292">
                <text:p>61.603292</text:p>
              </table:table-cell>
              <table:table-cell office:value-type="float" office:value="85.69819375">
                <text:p>85.69819375</text:p>
              </table:table-cell>
              <table:table-cell office:value-type="float" office:value="90.76286725">
                <text:p>90.76286725</text:p>
              </table:table-cell>
              <table:table-cell office:value-type="float" office:value="147.6011825">
                <text:p>147.6011825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35.1756275">
                <text:p>35.1756275</text:p>
              </table:table-cell>
              <table:table-cell office:value-type="float" office:value="37.8886635">
                <text:p>37.8886635</text:p>
              </table:table-cell>
              <table:table-cell office:value-type="float" office:value="47.18923425">
                <text:p>47.18923425</text:p>
              </table:table-cell>
              <table:table-cell office:value-type="float" office:value="56.9354085">
                <text:p>56.9354085</text:p>
              </table:table-cell>
              <table:table-cell office:value-type="float" office:value="61.54733025">
                <text:p>61.54733025</text:p>
              </table:table-cell>
              <table:table-cell office:value-type="float" office:value="85.69121875">
                <text:p>85.69121875</text:p>
              </table:table-cell>
              <table:table-cell office:value-type="float" office:value="90.6311455">
                <text:p>90.6311455</text:p>
              </table:table-cell>
              <table:table-cell office:value-type="float" office:value="147.7987475">
                <text:p>147.798747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5.25189025">
                <text:p>35.25189025</text:p>
              </table:table-cell>
              <table:table-cell office:value-type="float" office:value="37.9629795">
                <text:p>37.9629795</text:p>
              </table:table-cell>
              <table:table-cell office:value-type="float" office:value="47.203334">
                <text:p>47.203334</text:p>
              </table:table-cell>
              <table:table-cell office:value-type="float" office:value="57.2376495">
                <text:p>57.2376495</text:p>
              </table:table-cell>
              <table:table-cell office:value-type="float" office:value="61.46250875">
                <text:p>61.46250875</text:p>
              </table:table-cell>
              <table:table-cell office:value-type="float" office:value="85.60401975">
                <text:p>85.60401975</text:p>
              </table:table-cell>
              <table:table-cell office:value-type="float" office:value="90.6356185">
                <text:p>90.6356185</text:p>
              </table:table-cell>
              <table:table-cell office:value-type="float" office:value="148.0401175">
                <text:p>148.0401175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35.21166125">
                <text:p>35.21166125</text:p>
              </table:table-cell>
              <table:table-cell office:value-type="float" office:value="38.00189225">
                <text:p>38.00189225</text:p>
              </table:table-cell>
              <table:table-cell office:value-type="float" office:value="47.3701905">
                <text:p>47.3701905</text:p>
              </table:table-cell>
              <table:table-cell office:value-type="float" office:value="57.491075">
                <text:p>57.491075</text:p>
              </table:table-cell>
              <table:table-cell office:value-type="float" office:value="61.29850175">
                <text:p>61.29850175</text:p>
              </table:table-cell>
              <table:table-cell office:value-type="float" office:value="85.46713475">
                <text:p>85.46713475</text:p>
              </table:table-cell>
              <table:table-cell office:value-type="float" office:value="90.54335325">
                <text:p>90.54335325</text:p>
              </table:table-cell>
              <table:table-cell office:value-type="float" office:value="148.130895">
                <text:p>148.130895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35.15589725">
                <text:p>35.15589725</text:p>
              </table:table-cell>
              <table:table-cell office:value-type="float" office:value="38.27444625">
                <text:p>38.27444625</text:p>
              </table:table-cell>
              <table:table-cell office:value-type="float" office:value="47.46220775">
                <text:p>47.46220775</text:p>
              </table:table-cell>
              <table:table-cell office:value-type="float" office:value="57.90599125">
                <text:p>57.90599125</text:p>
              </table:table-cell>
              <table:table-cell office:value-type="float" office:value="61.192232">
                <text:p>61.192232</text:p>
              </table:table-cell>
              <table:table-cell office:value-type="float" office:value="85.5822355">
                <text:p>85.5822355</text:p>
              </table:table-cell>
              <table:table-cell office:value-type="float" office:value="90.81990375">
                <text:p>90.81990375</text:p>
              </table:table-cell>
              <table:table-cell office:value-type="float" office:value="148.5030525">
                <text:p>148.5030525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35.12387575">
                <text:p>35.12387575</text:p>
              </table:table-cell>
              <table:table-cell office:value-type="float" office:value="38.34153625">
                <text:p>38.34153625</text:p>
              </table:table-cell>
              <table:table-cell office:value-type="float" office:value="47.52318825">
                <text:p>47.52318825</text:p>
              </table:table-cell>
              <table:table-cell office:value-type="float" office:value="58.06549225">
                <text:p>58.06549225</text:p>
              </table:table-cell>
              <table:table-cell office:value-type="float" office:value="61.03311675">
                <text:p>61.03311675</text:p>
              </table:table-cell>
              <table:table-cell office:value-type="float" office:value="85.53227875">
                <text:p>85.53227875</text:p>
              </table:table-cell>
              <table:table-cell office:value-type="float" office:value="90.92120825">
                <text:p>90.92120825</text:p>
              </table:table-cell>
              <table:table-cell office:value-type="float" office:value="148.58413">
                <text:p>148.58413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35.180255">
                <text:p>35.180255</text:p>
              </table:table-cell>
              <table:table-cell office:value-type="float" office:value="38.24046125">
                <text:p>38.24046125</text:p>
              </table:table-cell>
              <table:table-cell office:value-type="float" office:value="47.69446675">
                <text:p>47.69446675</text:p>
              </table:table-cell>
              <table:table-cell office:value-type="float" office:value="58.05971775">
                <text:p>58.05971775</text:p>
              </table:table-cell>
              <table:table-cell office:value-type="float" office:value="60.968393">
                <text:p>60.968393</text:p>
              </table:table-cell>
              <table:table-cell office:value-type="float" office:value="85.518366">
                <text:p>85.518366</text:p>
              </table:table-cell>
              <table:table-cell office:value-type="float" office:value="90.82274725">
                <text:p>90.82274725</text:p>
              </table:table-cell>
              <table:table-cell office:value-type="float" office:value="148.86448">
                <text:p>148.86448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5.29071125">
                <text:p>35.29071125</text:p>
              </table:table-cell>
              <table:table-cell office:value-type="float" office:value="38.35436775">
                <text:p>38.35436775</text:p>
              </table:table-cell>
              <table:table-cell office:value-type="float" office:value="47.65418775">
                <text:p>47.65418775</text:p>
              </table:table-cell>
              <table:table-cell office:value-type="float" office:value="58.28016325">
                <text:p>58.28016325</text:p>
              </table:table-cell>
              <table:table-cell office:value-type="float" office:value="61.0661745">
                <text:p>61.0661745</text:p>
              </table:table-cell>
              <table:table-cell office:value-type="float" office:value="85.48541875">
                <text:p>85.48541875</text:p>
              </table:table-cell>
              <table:table-cell office:value-type="float" office:value="90.9390525">
                <text:p>90.9390525</text:p>
              </table:table-cell>
              <table:table-cell office:value-type="float" office:value="149.626925">
                <text:p>149.626925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35.2502635">
                <text:p>35.2502635</text:p>
              </table:table-cell>
              <table:table-cell office:value-type="float" office:value="38.373324">
                <text:p>38.373324</text:p>
              </table:table-cell>
              <table:table-cell office:value-type="float" office:value="47.7246935">
                <text:p>47.7246935</text:p>
              </table:table-cell>
              <table:table-cell office:value-type="float" office:value="58.38153375">
                <text:p>58.38153375</text:p>
              </table:table-cell>
              <table:table-cell office:value-type="float" office:value="61.021182">
                <text:p>61.021182</text:p>
              </table:table-cell>
              <table:table-cell office:value-type="float" office:value="85.27106325">
                <text:p>85.27106325</text:p>
              </table:table-cell>
              <table:table-cell office:value-type="float" office:value="90.840031">
                <text:p>90.840031</text:p>
              </table:table-cell>
              <table:table-cell office:value-type="float" office:value="149.62081">
                <text:p>149.62081</text:p>
              </table:table-cell>
            </table:table-row>
            <table:table-row>
              <table:table-cell office:value-type="float" office:value="5680">
                <text:p>5680</text:p>
              </table:table-cell>
              <table:table-cell office:value-type="float" office:value="35.17829375">
                <text:p>35.17829375</text:p>
              </table:table-cell>
              <table:table-cell office:value-type="float" office:value="38.471508">
                <text:p>38.471508</text:p>
              </table:table-cell>
              <table:table-cell office:value-type="float" office:value="47.78536925">
                <text:p>47.78536925</text:p>
              </table:table-cell>
              <table:table-cell office:value-type="float" office:value="58.52487975">
                <text:p>58.52487975</text:p>
              </table:table-cell>
              <table:table-cell office:value-type="float" office:value="61.0273765">
                <text:p>61.0273765</text:p>
              </table:table-cell>
              <table:table-cell office:value-type="float" office:value="85.188753">
                <text:p>85.188753</text:p>
              </table:table-cell>
              <table:table-cell office:value-type="float" office:value="90.785555">
                <text:p>90.785555</text:p>
              </table:table-cell>
              <table:table-cell office:value-type="float" office:value="149.89952">
                <text:p>149.89952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35.040956">
                <text:p>35.040956</text:p>
              </table:table-cell>
              <table:table-cell office:value-type="float" office:value="38.585647">
                <text:p>38.585647</text:p>
              </table:table-cell>
              <table:table-cell office:value-type="float" office:value="47.79513925">
                <text:p>47.79513925</text:p>
              </table:table-cell>
              <table:table-cell office:value-type="float" office:value="58.7449315">
                <text:p>58.7449315</text:p>
              </table:table-cell>
              <table:table-cell office:value-type="float" office:value="60.92467625">
                <text:p>60.92467625</text:p>
              </table:table-cell>
              <table:table-cell office:value-type="float" office:value="85.16910975">
                <text:p>85.16910975</text:p>
              </table:table-cell>
              <table:table-cell office:value-type="float" office:value="90.59116875">
                <text:p>90.59116875</text:p>
              </table:table-cell>
              <table:table-cell office:value-type="float" office:value="150.253535">
                <text:p>150.253535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34.92088775">
                <text:p>34.92088775</text:p>
              </table:table-cell>
              <table:table-cell office:value-type="float" office:value="38.6633135">
                <text:p>38.6633135</text:p>
              </table:table-cell>
              <table:table-cell office:value-type="float" office:value="47.83526525">
                <text:p>47.83526525</text:p>
              </table:table-cell>
              <table:table-cell office:value-type="float" office:value="58.84572125">
                <text:p>58.84572125</text:p>
              </table:table-cell>
              <table:table-cell office:value-type="float" office:value="60.86073925">
                <text:p>60.86073925</text:p>
              </table:table-cell>
              <table:table-cell office:value-type="float" office:value="85.14519025">
                <text:p>85.14519025</text:p>
              </table:table-cell>
              <table:table-cell office:value-type="float" office:value="90.39830125">
                <text:p>90.39830125</text:p>
              </table:table-cell>
              <table:table-cell office:value-type="float" office:value="150.6964825">
                <text:p>150.6964825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4.8058745">
                <text:p>34.8058745</text:p>
              </table:table-cell>
              <table:table-cell office:value-type="float" office:value="38.6728645">
                <text:p>38.6728645</text:p>
              </table:table-cell>
              <table:table-cell office:value-type="float" office:value="48.00372225">
                <text:p>48.00372225</text:p>
              </table:table-cell>
              <table:table-cell office:value-type="float" office:value="58.79415825">
                <text:p>58.79415825</text:p>
              </table:table-cell>
              <table:table-cell office:value-type="float" office:value="60.76683775">
                <text:p>60.76683775</text:p>
              </table:table-cell>
              <table:table-cell office:value-type="float" office:value="84.95447275">
                <text:p>84.95447275</text:p>
              </table:table-cell>
              <table:table-cell office:value-type="float" office:value="90.18112475">
                <text:p>90.18112475</text:p>
              </table:table-cell>
              <table:table-cell office:value-type="float" office:value="150.690075">
                <text:p>150.690075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34.70624075">
                <text:p>34.70624075</text:p>
              </table:table-cell>
              <table:table-cell office:value-type="float" office:value="38.654823">
                <text:p>38.654823</text:p>
              </table:table-cell>
              <table:table-cell office:value-type="float" office:value="48.07064425">
                <text:p>48.07064425</text:p>
              </table:table-cell>
              <table:table-cell office:value-type="float" office:value="58.85300925">
                <text:p>58.85300925</text:p>
              </table:table-cell>
              <table:table-cell office:value-type="float" office:value="60.80073275">
                <text:p>60.80073275</text:p>
              </table:table-cell>
              <table:table-cell office:value-type="float" office:value="84.83434525">
                <text:p>84.83434525</text:p>
              </table:table-cell>
              <table:table-cell office:value-type="float" office:value="90.249351">
                <text:p>90.249351</text:p>
              </table:table-cell>
              <table:table-cell office:value-type="float" office:value="150.456385">
                <text:p>150.456385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34.580136">
                <text:p>34.580136</text:p>
              </table:table-cell>
              <table:table-cell office:value-type="float" office:value="38.70968525">
                <text:p>38.70968525</text:p>
              </table:table-cell>
              <table:table-cell office:value-type="float" office:value="48.06498525">
                <text:p>48.06498525</text:p>
              </table:table-cell>
              <table:table-cell office:value-type="float" office:value="58.84276975">
                <text:p>58.84276975</text:p>
              </table:table-cell>
              <table:table-cell office:value-type="float" office:value="60.8228235">
                <text:p>60.8228235</text:p>
              </table:table-cell>
              <table:table-cell office:value-type="float" office:value="84.60465525">
                <text:p>84.60465525</text:p>
              </table:table-cell>
              <table:table-cell office:value-type="float" office:value="90.22239725">
                <text:p>90.22239725</text:p>
              </table:table-cell>
              <table:table-cell office:value-type="float" office:value="150.089055">
                <text:p>150.089055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34.5474415">
                <text:p>34.5474415</text:p>
              </table:table-cell>
              <table:table-cell office:value-type="float" office:value="38.73025875">
                <text:p>38.73025875</text:p>
              </table:table-cell>
              <table:table-cell office:value-type="float" office:value="48.09398625">
                <text:p>48.09398625</text:p>
              </table:table-cell>
              <table:table-cell office:value-type="float" office:value="58.85074425">
                <text:p>58.85074425</text:p>
              </table:table-cell>
              <table:table-cell office:value-type="float" office:value="60.8165975">
                <text:p>60.8165975</text:p>
              </table:table-cell>
              <table:table-cell office:value-type="float" office:value="84.403332">
                <text:p>84.403332</text:p>
              </table:table-cell>
              <table:table-cell office:value-type="float" office:value="90.15472675">
                <text:p>90.15472675</text:p>
              </table:table-cell>
              <table:table-cell office:value-type="float" office:value="149.9333575">
                <text:p>149.9333575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34.566142">
                <text:p>34.566142</text:p>
              </table:table-cell>
              <table:table-cell office:value-type="float" office:value="38.8712835">
                <text:p>38.8712835</text:p>
              </table:table-cell>
              <table:table-cell office:value-type="float" office:value="48.01417325">
                <text:p>48.01417325</text:p>
              </table:table-cell>
              <table:table-cell office:value-type="float" office:value="59.02626075">
                <text:p>59.02626075</text:p>
              </table:table-cell>
              <table:table-cell office:value-type="float" office:value="60.99519575">
                <text:p>60.99519575</text:p>
              </table:table-cell>
              <table:table-cell office:value-type="float" office:value="84.445379">
                <text:p>84.445379</text:p>
              </table:table-cell>
              <table:table-cell office:value-type="float" office:value="90.3700665">
                <text:p>90.3700665</text:p>
              </table:table-cell>
              <table:table-cell office:value-type="float" office:value="149.898425">
                <text:p>149.8984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4.56004625">
                <text:p>34.56004625</text:p>
              </table:table-cell>
              <table:table-cell office:value-type="float" office:value="38.8987885">
                <text:p>38.8987885</text:p>
              </table:table-cell>
              <table:table-cell office:value-type="float" office:value="48.05828275">
                <text:p>48.05828275</text:p>
              </table:table-cell>
              <table:table-cell office:value-type="float" office:value="59.17123975">
                <text:p>59.17123975</text:p>
              </table:table-cell>
              <table:table-cell office:value-type="float" office:value="61.01887675">
                <text:p>61.01887675</text:p>
              </table:table-cell>
              <table:table-cell office:value-type="float" office:value="84.28906225">
                <text:p>84.28906225</text:p>
              </table:table-cell>
              <table:table-cell office:value-type="float" office:value="90.48169175">
                <text:p>90.48169175</text:p>
              </table:table-cell>
              <table:table-cell office:value-type="float" office:value="149.8049975">
                <text:p>149.8049975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34.6433135">
                <text:p>34.6433135</text:p>
              </table:table-cell>
              <table:table-cell office:value-type="float" office:value="39.0051625">
                <text:p>39.0051625</text:p>
              </table:table-cell>
              <table:table-cell office:value-type="float" office:value="48.1673045">
                <text:p>48.1673045</text:p>
              </table:table-cell>
              <table:table-cell office:value-type="float" office:value="59.327084">
                <text:p>59.327084</text:p>
              </table:table-cell>
              <table:table-cell office:value-type="float" office:value="61.16598625">
                <text:p>61.16598625</text:p>
              </table:table-cell>
              <table:table-cell office:value-type="float" office:value="84.354228">
                <text:p>84.354228</text:p>
              </table:table-cell>
              <table:table-cell office:value-type="float" office:value="90.6182435">
                <text:p>90.6182435</text:p>
              </table:table-cell>
              <table:table-cell office:value-type="float" office:value="149.826411">
                <text:p>149.826411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34.71879825">
                <text:p>34.71879825</text:p>
              </table:table-cell>
              <table:table-cell office:value-type="float" office:value="39.153238">
                <text:p>39.153238</text:p>
              </table:table-cell>
              <table:table-cell office:value-type="float" office:value="48.508928">
                <text:p>48.508928</text:p>
              </table:table-cell>
              <table:table-cell office:value-type="float" office:value="59.41387875">
                <text:p>59.41387875</text:p>
              </table:table-cell>
              <table:table-cell office:value-type="float" office:value="61.41680575">
                <text:p>61.41680575</text:p>
              </table:table-cell>
              <table:table-cell office:value-type="float" office:value="84.43002325">
                <text:p>84.43002325</text:p>
              </table:table-cell>
              <table:table-cell office:value-type="float" office:value="90.834082">
                <text:p>90.834082</text:p>
              </table:table-cell>
              <table:table-cell office:value-type="float" office:value="149.8839585">
                <text:p>149.8839585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34.8406135">
                <text:p>34.8406135</text:p>
              </table:table-cell>
              <table:table-cell office:value-type="float" office:value="39.329811">
                <text:p>39.329811</text:p>
              </table:table-cell>
              <table:table-cell office:value-type="float" office:value="48.58742875">
                <text:p>48.58742875</text:p>
              </table:table-cell>
              <table:table-cell office:value-type="float" office:value="59.72768625">
                <text:p>59.72768625</text:p>
              </table:table-cell>
              <table:table-cell office:value-type="float" office:value="61.884201">
                <text:p>61.884201</text:p>
              </table:table-cell>
              <table:table-cell office:value-type="float" office:value="84.7506065">
                <text:p>84.7506065</text:p>
              </table:table-cell>
              <table:table-cell office:value-type="float" office:value="91.508761">
                <text:p>91.508761</text:p>
              </table:table-cell>
              <table:table-cell office:value-type="float" office:value="150.199443">
                <text:p>150.199443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34.970767">
                <text:p>34.970767</text:p>
              </table:table-cell>
              <table:table-cell office:value-type="float" office:value="39.35096125">
                <text:p>39.35096125</text:p>
              </table:table-cell>
              <table:table-cell office:value-type="float" office:value="48.61663575">
                <text:p>48.61663575</text:p>
              </table:table-cell>
              <table:table-cell office:value-type="float" office:value="59.91021925">
                <text:p>59.91021925</text:p>
              </table:table-cell>
              <table:table-cell office:value-type="float" office:value="62.1778995">
                <text:p>62.1778995</text:p>
              </table:table-cell>
              <table:table-cell office:value-type="float" office:value="84.883908">
                <text:p>84.883908</text:p>
              </table:table-cell>
              <table:table-cell office:value-type="float" office:value="91.7029215">
                <text:p>91.7029215</text:p>
              </table:table-cell>
              <table:table-cell office:value-type="float" office:value="150.2266">
                <text:p>150.226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5.08129625">
                <text:p>35.08129625</text:p>
              </table:table-cell>
              <table:table-cell office:value-type="float" office:value="39.32638025">
                <text:p>39.32638025</text:p>
              </table:table-cell>
              <table:table-cell office:value-type="float" office:value="48.65255675">
                <text:p>48.65255675</text:p>
              </table:table-cell>
              <table:table-cell office:value-type="float" office:value="59.98550275">
                <text:p>59.98550275</text:p>
              </table:table-cell>
              <table:table-cell office:value-type="float" office:value="62.3663325">
                <text:p>62.3663325</text:p>
              </table:table-cell>
              <table:table-cell office:value-type="float" office:value="84.85599525">
                <text:p>84.85599525</text:p>
              </table:table-cell>
              <table:table-cell office:value-type="float" office:value="91.89497275">
                <text:p>91.89497275</text:p>
              </table:table-cell>
              <table:table-cell office:value-type="float" office:value="150.266117">
                <text:p>150.266117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35.22384575">
                <text:p>35.22384575</text:p>
              </table:table-cell>
              <table:table-cell office:value-type="float" office:value="39.4237425">
                <text:p>39.4237425</text:p>
              </table:table-cell>
              <table:table-cell office:value-type="float" office:value="48.590099">
                <text:p>48.590099</text:p>
              </table:table-cell>
              <table:table-cell office:value-type="float" office:value="60.350926">
                <text:p>60.350926</text:p>
              </table:table-cell>
              <table:table-cell office:value-type="float" office:value="62.718399">
                <text:p>62.718399</text:p>
              </table:table-cell>
              <table:table-cell office:value-type="float" office:value="85.02452525">
                <text:p>85.02452525</text:p>
              </table:table-cell>
              <table:table-cell office:value-type="float" office:value="92.44377975">
                <text:p>92.44377975</text:p>
              </table:table-cell>
              <table:table-cell office:value-type="float" office:value="150.465397">
                <text:p>150.465397</text:p>
              </table:table-cell>
            </table:table-row>
            <table:table-row>
              <table:table-cell office:value-type="float" office:value="6280">
                <text:p>6280</text:p>
              </table:table-cell>
              <table:table-cell office:value-type="float" office:value="35.3436235">
                <text:p>35.3436235</text:p>
              </table:table-cell>
              <table:table-cell office:value-type="float" office:value="39.51021875">
                <text:p>39.51021875</text:p>
              </table:table-cell>
              <table:table-cell office:value-type="float" office:value="48.41058425">
                <text:p>48.41058425</text:p>
              </table:table-cell>
              <table:table-cell office:value-type="float" office:value="60.5632585">
                <text:p>60.5632585</text:p>
              </table:table-cell>
              <table:table-cell office:value-type="float" office:value="62.9439915">
                <text:p>62.9439915</text:p>
              </table:table-cell>
              <table:table-cell office:value-type="float" office:value="85.09734375">
                <text:p>85.09734375</text:p>
              </table:table-cell>
              <table:table-cell office:value-type="float" office:value="93.00133725">
                <text:p>93.00133725</text:p>
              </table:table-cell>
              <table:table-cell office:value-type="float" office:value="150.543592">
                <text:p>150.543592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35.38313125">
                <text:p>35.38313125</text:p>
              </table:table-cell>
              <table:table-cell office:value-type="float" office:value="39.62162125">
                <text:p>39.62162125</text:p>
              </table:table-cell>
              <table:table-cell office:value-type="float" office:value="48.2613545">
                <text:p>48.2613545</text:p>
              </table:table-cell>
              <table:table-cell office:value-type="float" office:value="60.657235">
                <text:p>60.657235</text:p>
              </table:table-cell>
              <table:table-cell office:value-type="float" office:value="63.0880075">
                <text:p>63.0880075</text:p>
              </table:table-cell>
              <table:table-cell office:value-type="float" office:value="85.02263375">
                <text:p>85.02263375</text:p>
              </table:table-cell>
              <table:table-cell office:value-type="float" office:value="93.4947985">
                <text:p>93.4947985</text:p>
              </table:table-cell>
              <table:table-cell office:value-type="float" office:value="150.601355">
                <text:p>150.601355</text:p>
              </table:table-cell>
            </table:table-row>
            <table:table-row>
              <table:table-cell office:value-type="float" office:value="6360">
                <text:p>6360</text:p>
              </table:table-cell>
              <table:table-cell office:value-type="float" office:value="35.3789055">
                <text:p>35.3789055</text:p>
              </table:table-cell>
              <table:table-cell office:value-type="float" office:value="39.7097275">
                <text:p>39.7097275</text:p>
              </table:table-cell>
              <table:table-cell office:value-type="float" office:value="48.12226325">
                <text:p>48.12226325</text:p>
              </table:table-cell>
              <table:table-cell office:value-type="float" office:value="60.794208">
                <text:p>60.794208</text:p>
              </table:table-cell>
              <table:table-cell office:value-type="float" office:value="63.25514825">
                <text:p>63.25514825</text:p>
              </table:table-cell>
              <table:table-cell office:value-type="float" office:value="84.9641425">
                <text:p>84.9641425</text:p>
              </table:table-cell>
              <table:table-cell office:value-type="float" office:value="94.253085">
                <text:p>94.253085</text:p>
              </table:table-cell>
              <table:table-cell office:value-type="float" office:value="150.692224">
                <text:p>150.69222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5.22983175">
                <text:p>35.22983175</text:p>
              </table:table-cell>
              <table:table-cell office:value-type="float" office:value="39.69717925">
                <text:p>39.69717925</text:p>
              </table:table-cell>
              <table:table-cell office:value-type="float" office:value="48.02761275">
                <text:p>48.02761275</text:p>
              </table:table-cell>
              <table:table-cell office:value-type="float" office:value="60.83264725">
                <text:p>60.83264725</text:p>
              </table:table-cell>
              <table:table-cell office:value-type="float" office:value="63.38583925">
                <text:p>63.38583925</text:p>
              </table:table-cell>
              <table:table-cell office:value-type="float" office:value="85.00802275">
                <text:p>85.00802275</text:p>
              </table:table-cell>
              <table:table-cell office:value-type="float" office:value="94.81527125">
                <text:p>94.81527125</text:p>
              </table:table-cell>
              <table:table-cell office:value-type="float" office:value="151.012508">
                <text:p>151.012508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35.0880965">
                <text:p>35.0880965</text:p>
              </table:table-cell>
              <table:table-cell office:value-type="float" office:value="39.59399175">
                <text:p>39.59399175</text:p>
              </table:table-cell>
              <table:table-cell office:value-type="float" office:value="47.91647375">
                <text:p>47.91647375</text:p>
              </table:table-cell>
              <table:table-cell office:value-type="float" office:value="60.81354275">
                <text:p>60.81354275</text:p>
              </table:table-cell>
              <table:table-cell office:value-type="float" office:value="63.5542495">
                <text:p>63.5542495</text:p>
              </table:table-cell>
              <table:table-cell office:value-type="float" office:value="85.03598025">
                <text:p>85.03598025</text:p>
              </table:table-cell>
              <table:table-cell office:value-type="float" office:value="95.383695">
                <text:p>95.383695</text:p>
              </table:table-cell>
              <table:table-cell office:value-type="float" office:value="150.8055555">
                <text:p>150.8055555</text:p>
              </table:table-cell>
            </table:table-row>
            <table:table-row>
              <table:table-cell office:value-type="float" office:value="6480">
                <text:p>6480</text:p>
              </table:table-cell>
              <table:table-cell office:value-type="float" office:value="34.94641125">
                <text:p>34.94641125</text:p>
              </table:table-cell>
              <table:table-cell office:value-type="float" office:value="39.4363415">
                <text:p>39.4363415</text:p>
              </table:table-cell>
              <table:table-cell office:value-type="float" office:value="47.846634">
                <text:p>47.846634</text:p>
              </table:table-cell>
              <table:table-cell office:value-type="float" office:value="60.778329">
                <text:p>60.778329</text:p>
              </table:table-cell>
              <table:table-cell office:value-type="float" office:value="63.4194405">
                <text:p>63.4194405</text:p>
              </table:table-cell>
              <table:table-cell office:value-type="float" office:value="84.78186875">
                <text:p>84.78186875</text:p>
              </table:table-cell>
              <table:table-cell office:value-type="float" office:value="96.1352495">
                <text:p>96.1352495</text:p>
              </table:table-cell>
              <table:table-cell office:value-type="float" office:value="150.4412405">
                <text:p>150.4412405</text:p>
              </table:table-cell>
            </table:table-row>
            <table:table-row>
              <table:table-cell office:value-type="float" office:value="6520">
                <text:p>6520</text:p>
              </table:table-cell>
              <table:table-cell office:value-type="float" office:value="34.79511275">
                <text:p>34.79511275</text:p>
              </table:table-cell>
              <table:table-cell office:value-type="float" office:value="39.3370595">
                <text:p>39.3370595</text:p>
              </table:table-cell>
              <table:table-cell office:value-type="float" office:value="47.7425425">
                <text:p>47.7425425</text:p>
              </table:table-cell>
              <table:table-cell office:value-type="float" office:value="60.57013525">
                <text:p>60.57013525</text:p>
              </table:table-cell>
              <table:table-cell office:value-type="float" office:value="63.3284775">
                <text:p>63.3284775</text:p>
              </table:table-cell>
              <table:table-cell office:value-type="float" office:value="84.50756375">
                <text:p>84.50756375</text:p>
              </table:table-cell>
              <table:table-cell office:value-type="float" office:value="96.35534325">
                <text:p>96.35534325</text:p>
              </table:table-cell>
              <table:table-cell office:value-type="float" office:value="150.176581">
                <text:p>150.176581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34.67335275">
                <text:p>34.67335275</text:p>
              </table:table-cell>
              <table:table-cell office:value-type="float" office:value="39.2226785">
                <text:p>39.2226785</text:p>
              </table:table-cell>
              <table:table-cell office:value-type="float" office:value="47.7372985">
                <text:p>47.7372985</text:p>
              </table:table-cell>
              <table:table-cell office:value-type="float" office:value="60.38122375">
                <text:p>60.38122375</text:p>
              </table:table-cell>
              <table:table-cell office:value-type="float" office:value="63.16559125">
                <text:p>63.16559125</text:p>
              </table:table-cell>
              <table:table-cell office:value-type="float" office:value="84.30613425">
                <text:p>84.30613425</text:p>
              </table:table-cell>
              <table:table-cell office:value-type="float" office:value="96.32675825">
                <text:p>96.32675825</text:p>
              </table:table-cell>
              <table:table-cell office:value-type="float" office:value="149.806279">
                <text:p>149.80627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4.622263">
                <text:p>34.622263</text:p>
              </table:table-cell>
              <table:table-cell office:value-type="float" office:value="39.11451075">
                <text:p>39.11451075</text:p>
              </table:table-cell>
              <table:table-cell office:value-type="float" office:value="47.688428">
                <text:p>47.688428</text:p>
              </table:table-cell>
              <table:table-cell office:value-type="float" office:value="60.257519">
                <text:p>60.257519</text:p>
              </table:table-cell>
              <table:table-cell office:value-type="float" office:value="63.0844455">
                <text:p>63.0844455</text:p>
              </table:table-cell>
              <table:table-cell office:value-type="float" office:value="84.29066425">
                <text:p>84.29066425</text:p>
              </table:table-cell>
              <table:table-cell office:value-type="float" office:value="96.72301725">
                <text:p>96.72301725</text:p>
              </table:table-cell>
              <table:table-cell office:value-type="float" office:value="149.492073">
                <text:p>149.492073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34.496105">
                <text:p>34.496105</text:p>
              </table:table-cell>
              <table:table-cell office:value-type="float" office:value="38.9589485">
                <text:p>38.9589485</text:p>
              </table:table-cell>
              <table:table-cell office:value-type="float" office:value="47.643457">
                <text:p>47.643457</text:p>
              </table:table-cell>
              <table:table-cell office:value-type="float" office:value="60.10037925">
                <text:p>60.10037925</text:p>
              </table:table-cell>
              <table:table-cell office:value-type="float" office:value="62.93235575">
                <text:p>62.93235575</text:p>
              </table:table-cell>
              <table:table-cell office:value-type="float" office:value="84.12151175">
                <text:p>84.12151175</text:p>
              </table:table-cell>
              <table:table-cell office:value-type="float" office:value="96.9374585">
                <text:p>96.9374585</text:p>
              </table:table-cell>
              <table:table-cell office:value-type="float" office:value="149.308193">
                <text:p>149.308193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34.417052">
                <text:p>34.417052</text:p>
              </table:table-cell>
              <table:table-cell office:value-type="float" office:value="38.87463225">
                <text:p>38.87463225</text:p>
              </table:table-cell>
              <table:table-cell office:value-type="float" office:value="47.6079165">
                <text:p>47.6079165</text:p>
              </table:table-cell>
              <table:table-cell office:value-type="float" office:value="60.0098465">
                <text:p>60.0098465</text:p>
              </table:table-cell>
              <table:table-cell office:value-type="float" office:value="62.77863575">
                <text:p>62.77863575</text:p>
              </table:table-cell>
              <table:table-cell office:value-type="float" office:value="83.8644855">
                <text:p>83.8644855</text:p>
              </table:table-cell>
              <table:table-cell office:value-type="float" office:value="96.8965105">
                <text:p>96.8965105</text:p>
              </table:table-cell>
              <table:table-cell office:value-type="float" office:value="149.0519095">
                <text:p>149.0519095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34.3482815">
                <text:p>34.3482815</text:p>
              </table:table-cell>
              <table:table-cell office:value-type="float" office:value="38.77508125">
                <text:p>38.77508125</text:p>
              </table:table-cell>
              <table:table-cell office:value-type="float" office:value="47.5217255">
                <text:p>47.5217255</text:p>
              </table:table-cell>
              <table:table-cell office:value-type="float" office:value="59.939553">
                <text:p>59.939553</text:p>
              </table:table-cell>
              <table:table-cell office:value-type="float" office:value="62.65585375">
                <text:p>62.65585375</text:p>
              </table:table-cell>
              <table:table-cell office:value-type="float" office:value="83.6349095">
                <text:p>83.6349095</text:p>
              </table:table-cell>
              <table:table-cell office:value-type="float" office:value="96.87469175">
                <text:p>96.87469175</text:p>
              </table:table-cell>
              <table:table-cell office:value-type="float" office:value="148.9431945">
                <text:p>148.9431945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34.31663925">
                <text:p>34.31663925</text:p>
              </table:table-cell>
              <table:table-cell office:value-type="float" office:value="38.73926175">
                <text:p>38.73926175</text:p>
              </table:table-cell>
              <table:table-cell office:value-type="float" office:value="47.43937675">
                <text:p>47.43937675</text:p>
              </table:table-cell>
              <table:table-cell office:value-type="float" office:value="59.85491125">
                <text:p>59.85491125</text:p>
              </table:table-cell>
              <table:table-cell office:value-type="float" office:value="62.4425805">
                <text:p>62.4425805</text:p>
              </table:table-cell>
              <table:table-cell office:value-type="float" office:value="83.43208475">
                <text:p>83.43208475</text:p>
              </table:table-cell>
              <table:table-cell office:value-type="float" office:value="97.0839655">
                <text:p>97.0839655</text:p>
              </table:table-cell>
              <table:table-cell office:value-type="float" office:value="148.846813">
                <text:p>148.84681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4.31959325">
                <text:p>34.31959325</text:p>
              </table:table-cell>
              <table:table-cell office:value-type="float" office:value="38.711169">
                <text:p>38.711169</text:p>
              </table:table-cell>
              <table:table-cell office:value-type="float" office:value="47.39098725">
                <text:p>47.39098725</text:p>
              </table:table-cell>
              <table:table-cell office:value-type="float" office:value="59.89807075">
                <text:p>59.89807075</text:p>
              </table:table-cell>
              <table:table-cell office:value-type="float" office:value="62.296864">
                <text:p>62.296864</text:p>
              </table:table-cell>
              <table:table-cell office:value-type="float" office:value="83.340686">
                <text:p>83.340686</text:p>
              </table:table-cell>
              <table:table-cell office:value-type="float" office:value="97.54413975">
                <text:p>97.54413975</text:p>
              </table:table-cell>
              <table:table-cell office:value-type="float" office:value="148.8616435">
                <text:p>148.8616435</text:p>
              </table:table-cell>
            </table:table-row>
            <table:table-row>
              <table:table-cell office:value-type="float" office:value="6840">
                <text:p>6840</text:p>
              </table:table-cell>
              <table:table-cell office:value-type="float" office:value="34.3467485">
                <text:p>34.3467485</text:p>
              </table:table-cell>
              <table:table-cell office:value-type="float" office:value="38.70002625">
                <text:p>38.70002625</text:p>
              </table:table-cell>
              <table:table-cell office:value-type="float" office:value="47.3853525">
                <text:p>47.3853525</text:p>
              </table:table-cell>
              <table:table-cell office:value-type="float" office:value="59.93481475">
                <text:p>59.93481475</text:p>
              </table:table-cell>
              <table:table-cell office:value-type="float" office:value="62.207415">
                <text:p>62.207415</text:p>
              </table:table-cell>
              <table:table-cell office:value-type="float" office:value="83.302603">
                <text:p>83.302603</text:p>
              </table:table-cell>
              <table:table-cell office:value-type="float" office:value="97.5919645">
                <text:p>97.5919645</text:p>
              </table:table-cell>
              <table:table-cell office:value-type="float" office:value="148.6572225">
                <text:p>148.6572225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34.36581675">
                <text:p>34.36581675</text:p>
              </table:table-cell>
              <table:table-cell office:value-type="float" office:value="38.72199725">
                <text:p>38.72199725</text:p>
              </table:table-cell>
              <table:table-cell office:value-type="float" office:value="47.2212815">
                <text:p>47.2212815</text:p>
              </table:table-cell>
              <table:table-cell office:value-type="float" office:value="60.03395225">
                <text:p>60.03395225</text:p>
              </table:table-cell>
              <table:table-cell office:value-type="float" office:value="62.232448">
                <text:p>62.232448</text:p>
              </table:table-cell>
              <table:table-cell office:value-type="float" office:value="83.29541575">
                <text:p>83.29541575</text:p>
              </table:table-cell>
              <table:table-cell office:value-type="float" office:value="97.9408265">
                <text:p>97.9408265</text:p>
              </table:table-cell>
              <table:table-cell office:value-type="float" office:value="148.5655955">
                <text:p>148.5655955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34.33747325">
                <text:p>34.33747325</text:p>
              </table:table-cell>
              <table:table-cell office:value-type="float" office:value="38.64875725">
                <text:p>38.64875725</text:p>
              </table:table-cell>
              <table:table-cell office:value-type="float" office:value="47.07953775">
                <text:p>47.07953775</text:p>
              </table:table-cell>
              <table:table-cell office:value-type="float" office:value="60.060276">
                <text:p>60.060276</text:p>
              </table:table-cell>
              <table:table-cell office:value-type="float" office:value="62.119957">
                <text:p>62.119957</text:p>
              </table:table-cell>
              <table:table-cell office:value-type="float" office:value="83.161223">
                <text:p>83.161223</text:p>
              </table:table-cell>
              <table:table-cell office:value-type="float" office:value="97.96739625">
                <text:p>97.96739625</text:p>
              </table:table-cell>
              <table:table-cell office:value-type="float" office:value="148.19902">
                <text:p>148.19902</text:p>
              </table:table-cell>
            </table:table-row>
            <table:table-row>
              <table:table-cell office:value-type="float" office:value="6960">
                <text:p>6960</text:p>
              </table:table-cell>
              <table:table-cell office:value-type="float" office:value="34.2548755">
                <text:p>34.2548755</text:p>
              </table:table-cell>
              <table:table-cell office:value-type="float" office:value="38.63597025">
                <text:p>38.63597025</text:p>
              </table:table-cell>
              <table:table-cell office:value-type="float" office:value="46.91651">
                <text:p>46.91651</text:p>
              </table:table-cell>
              <table:table-cell office:value-type="float" office:value="60.05667825">
                <text:p>60.05667825</text:p>
              </table:table-cell>
              <table:table-cell office:value-type="float" office:value="61.95569525">
                <text:p>61.95569525</text:p>
              </table:table-cell>
              <table:table-cell office:value-type="float" office:value="83.03813625">
                <text:p>83.03813625</text:p>
              </table:table-cell>
              <table:table-cell office:value-type="float" office:value="97.9346205">
                <text:p>97.9346205</text:p>
              </table:table-cell>
              <table:table-cell office:value-type="float" office:value="147.979105">
                <text:p>147.97910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4.17511175">
                <text:p>34.17511175</text:p>
              </table:table-cell>
              <table:table-cell office:value-type="float" office:value="38.5996005">
                <text:p>38.5996005</text:p>
              </table:table-cell>
              <table:table-cell office:value-type="float" office:value="46.72932175">
                <text:p>46.72932175</text:p>
              </table:table-cell>
              <table:table-cell office:value-type="float" office:value="60.02279525">
                <text:p>60.02279525</text:p>
              </table:table-cell>
              <table:table-cell office:value-type="float" office:value="61.77383">
                <text:p>61.77383</text:p>
              </table:table-cell>
              <table:table-cell office:value-type="float" office:value="82.977284">
                <text:p>82.977284</text:p>
              </table:table-cell>
              <table:table-cell office:value-type="float" office:value="97.7015465">
                <text:p>97.7015465</text:p>
              </table:table-cell>
              <table:table-cell office:value-type="float" office:value="147.7351665">
                <text:p>147.7351665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34.1433715">
                <text:p>34.1433715</text:p>
              </table:table-cell>
              <table:table-cell office:value-type="float" office:value="38.64756375">
                <text:p>38.64756375</text:p>
              </table:table-cell>
              <table:table-cell office:value-type="float" office:value="46.60106875">
                <text:p>46.60106875</text:p>
              </table:table-cell>
              <table:table-cell office:value-type="float" office:value="60.10164725">
                <text:p>60.10164725</text:p>
              </table:table-cell>
              <table:table-cell office:value-type="float" office:value="61.63631775">
                <text:p>61.63631775</text:p>
              </table:table-cell>
              <table:table-cell office:value-type="float" office:value="82.91772275">
                <text:p>82.91772275</text:p>
              </table:table-cell>
              <table:table-cell office:value-type="float" office:value="97.43210975">
                <text:p>97.43210975</text:p>
              </table:table-cell>
              <table:table-cell office:value-type="float" office:value="147.3250805">
                <text:p>147.3250805</text:p>
              </table:table-cell>
            </table:table-row>
            <table:table-row>
              <table:table-cell office:value-type="float" office:value="7080">
                <text:p>7080</text:p>
              </table:table-cell>
              <table:table-cell office:value-type="float" office:value="34.13103375">
                <text:p>34.13103375</text:p>
              </table:table-cell>
              <table:table-cell office:value-type="float" office:value="38.792864">
                <text:p>38.792864</text:p>
              </table:table-cell>
              <table:table-cell office:value-type="float" office:value="46.544011">
                <text:p>46.544011</text:p>
              </table:table-cell>
              <table:table-cell office:value-type="float" office:value="60.1726915">
                <text:p>60.1726915</text:p>
              </table:table-cell>
              <table:table-cell office:value-type="float" office:value="61.5260735">
                <text:p>61.5260735</text:p>
              </table:table-cell>
              <table:table-cell office:value-type="float" office:value="82.81487975">
                <text:p>82.81487975</text:p>
              </table:table-cell>
              <table:table-cell office:value-type="float" office:value="97.30623">
                <text:p>97.30623</text:p>
              </table:table-cell>
              <table:table-cell office:value-type="float" office:value="146.8682735">
                <text:p>146.8682735</text:p>
              </table:table-cell>
            </table:table-row>
            <table:table-row>
              <table:table-cell office:value-type="float" office:value="7120">
                <text:p>7120</text:p>
              </table:table-cell>
              <table:table-cell office:value-type="float" office:value="34.0906315">
                <text:p>34.0906315</text:p>
              </table:table-cell>
              <table:table-cell office:value-type="float" office:value="38.864485">
                <text:p>38.864485</text:p>
              </table:table-cell>
              <table:table-cell office:value-type="float" office:value="46.4945795">
                <text:p>46.4945795</text:p>
              </table:table-cell>
              <table:table-cell office:value-type="float" office:value="60.21816025">
                <text:p>60.21816025</text:p>
              </table:table-cell>
              <table:table-cell office:value-type="float" office:value="61.40038225">
                <text:p>61.40038225</text:p>
              </table:table-cell>
              <table:table-cell office:value-type="float" office:value="82.68441025">
                <text:p>82.68441025</text:p>
              </table:table-cell>
              <table:table-cell office:value-type="float" office:value="97.25180325">
                <text:p>97.25180325</text:p>
              </table:table-cell>
              <table:table-cell office:value-type="float" office:value="146.3673325">
                <text:p>146.3673325</text:p>
              </table:table-cell>
            </table:table-row>
            <table:table-row>
              <table:table-cell office:value-type="float" office:value="7160">
                <text:p>7160</text:p>
              </table:table-cell>
              <table:table-cell office:value-type="float" office:value="33.956528">
                <text:p>33.956528</text:p>
              </table:table-cell>
              <table:table-cell office:value-type="float" office:value="38.815615">
                <text:p>38.815615</text:p>
              </table:table-cell>
              <table:table-cell office:value-type="float" office:value="46.447246">
                <text:p>46.447246</text:p>
              </table:table-cell>
              <table:table-cell office:value-type="float" office:value="60.19717">
                <text:p>60.19717</text:p>
              </table:table-cell>
              <table:table-cell office:value-type="float" office:value="61.26895">
                <text:p>61.26895</text:p>
              </table:table-cell>
              <table:table-cell office:value-type="float" office:value="82.462409">
                <text:p>82.462409</text:p>
              </table:table-cell>
              <table:table-cell office:value-type="float" office:value="96.94688225">
                <text:p>96.94688225</text:p>
              </table:table-cell>
              <table:table-cell office:value-type="float" office:value="145.8025515">
                <text:p>145.8025515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3.87876575">
                <text:p>33.87876575</text:p>
              </table:table-cell>
              <table:table-cell office:value-type="float" office:value="38.803792">
                <text:p>38.803792</text:p>
              </table:table-cell>
              <table:table-cell office:value-type="float" office:value="46.48697875">
                <text:p>46.48697875</text:p>
              </table:table-cell>
              <table:table-cell office:value-type="float" office:value="60.17651025">
                <text:p>60.17651025</text:p>
              </table:table-cell>
              <table:table-cell office:value-type="float" office:value="61.118375">
                <text:p>61.118375</text:p>
              </table:table-cell>
              <table:table-cell office:value-type="float" office:value="82.3236935">
                <text:p>82.3236935</text:p>
              </table:table-cell>
              <table:table-cell office:value-type="float" office:value="96.728609">
                <text:p>96.728609</text:p>
              </table:table-cell>
              <table:table-cell office:value-type="float" office:value="145.3301025">
                <text:p>145.3301025</text:p>
              </table:table-cell>
            </table:table-row>
            <table:table-row>
              <table:table-cell office:value-type="float" office:value="7240">
                <text:p>7240</text:p>
              </table:table-cell>
              <table:table-cell office:value-type="float" office:value="33.804134">
                <text:p>33.804134</text:p>
              </table:table-cell>
              <table:table-cell office:value-type="float" office:value="38.8870825">
                <text:p>38.8870825</text:p>
              </table:table-cell>
              <table:table-cell office:value-type="float" office:value="46.6183895">
                <text:p>46.6183895</text:p>
              </table:table-cell>
              <table:table-cell office:value-type="float" office:value="60.1447975">
                <text:p>60.1447975</text:p>
              </table:table-cell>
              <table:table-cell office:value-type="float" office:value="61.0102355">
                <text:p>61.0102355</text:p>
              </table:table-cell>
              <table:table-cell office:value-type="float" office:value="82.293375">
                <text:p>82.293375</text:p>
              </table:table-cell>
              <table:table-cell office:value-type="float" office:value="96.5382215">
                <text:p>96.5382215</text:p>
              </table:table-cell>
              <table:table-cell office:value-type="float" office:value="144.940096">
                <text:p>144.940096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33.8051065">
                <text:p>33.8051065</text:p>
              </table:table-cell>
              <table:table-cell office:value-type="float" office:value="38.9773095">
                <text:p>38.9773095</text:p>
              </table:table-cell>
              <table:table-cell office:value-type="float" office:value="46.6674235">
                <text:p>46.6674235</text:p>
              </table:table-cell>
              <table:table-cell office:value-type="float" office:value="60.13212225">
                <text:p>60.13212225</text:p>
              </table:table-cell>
              <table:table-cell office:value-type="float" office:value="60.911304">
                <text:p>60.911304</text:p>
              </table:table-cell>
              <table:table-cell office:value-type="float" office:value="82.388935">
                <text:p>82.388935</text:p>
              </table:table-cell>
              <table:table-cell office:value-type="float" office:value="96.42300775">
                <text:p>96.42300775</text:p>
              </table:table-cell>
              <table:table-cell office:value-type="float" office:value="144.683622">
                <text:p>144.683622</text:p>
              </table:table-cell>
            </table:table-row>
            <table:table-row>
              <table:table-cell office:value-type="float" office:value="7320">
                <text:p>7320</text:p>
              </table:table-cell>
              <table:table-cell office:value-type="float" office:value="33.8184445">
                <text:p>33.8184445</text:p>
              </table:table-cell>
              <table:table-cell office:value-type="float" office:value="39.038978">
                <text:p>39.038978</text:p>
              </table:table-cell>
              <table:table-cell office:value-type="float" office:value="46.64689725">
                <text:p>46.64689725</text:p>
              </table:table-cell>
              <table:table-cell office:value-type="float" office:value="60.10631025">
                <text:p>60.10631025</text:p>
              </table:table-cell>
              <table:table-cell office:value-type="float" office:value="60.8789805">
                <text:p>60.8789805</text:p>
              </table:table-cell>
              <table:table-cell office:value-type="float" office:value="82.49445775">
                <text:p>82.49445775</text:p>
              </table:table-cell>
              <table:table-cell office:value-type="float" office:value="96.39466225">
                <text:p>96.39466225</text:p>
              </table:table-cell>
              <table:table-cell office:value-type="float" office:value="144.4738195">
                <text:p>144.4738195</text:p>
              </table:table-cell>
            </table:table-row>
            <table:table-row>
              <table:table-cell office:value-type="float" office:value="7360">
                <text:p>7360</text:p>
              </table:table-cell>
              <table:table-cell office:value-type="float" office:value="33.769601">
                <text:p>33.769601</text:p>
              </table:table-cell>
              <table:table-cell office:value-type="float" office:value="39.03050525">
                <text:p>39.03050525</text:p>
              </table:table-cell>
              <table:table-cell office:value-type="float" office:value="46.59124975">
                <text:p>46.59124975</text:p>
              </table:table-cell>
              <table:table-cell office:value-type="float" office:value="60.0213175">
                <text:p>60.0213175</text:p>
              </table:table-cell>
              <table:table-cell office:value-type="float" office:value="60.8453275">
                <text:p>60.8453275</text:p>
              </table:table-cell>
              <table:table-cell office:value-type="float" office:value="82.55676125">
                <text:p>82.55676125</text:p>
              </table:table-cell>
              <table:table-cell office:value-type="float" office:value="96.28713125">
                <text:p>96.28713125</text:p>
              </table:table-cell>
              <table:table-cell office:value-type="float" office:value="144.207048">
                <text:p>144.20704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3.84545725">
                <text:p>33.84545725</text:p>
              </table:table-cell>
              <table:table-cell office:value-type="float" office:value="39.063643">
                <text:p>39.063643</text:p>
              </table:table-cell>
              <table:table-cell office:value-type="float" office:value="46.46176425">
                <text:p>46.46176425</text:p>
              </table:table-cell>
              <table:table-cell office:value-type="float" office:value="60.0875925">
                <text:p>60.0875925</text:p>
              </table:table-cell>
              <table:table-cell office:value-type="float" office:value="60.90106775">
                <text:p>60.90106775</text:p>
              </table:table-cell>
              <table:table-cell office:value-type="float" office:value="82.73011575">
                <text:p>82.73011575</text:p>
              </table:table-cell>
              <table:table-cell office:value-type="float" office:value="96.73362125">
                <text:p>96.73362125</text:p>
              </table:table-cell>
              <table:table-cell office:value-type="float" office:value="144.0149575">
                <text:p>144.0149575</text:p>
              </table:table-cell>
            </table:table-row>
            <table:table-row>
              <table:table-cell office:value-type="float" office:value="7440">
                <text:p>7440</text:p>
              </table:table-cell>
              <table:table-cell office:value-type="float" office:value="33.8871115">
                <text:p>33.8871115</text:p>
              </table:table-cell>
              <table:table-cell office:value-type="float" office:value="39.127586">
                <text:p>39.127586</text:p>
              </table:table-cell>
              <table:table-cell office:value-type="float" office:value="46.411064">
                <text:p>46.411064</text:p>
              </table:table-cell>
              <table:table-cell office:value-type="float" office:value="60.12356375">
                <text:p>60.12356375</text:p>
              </table:table-cell>
              <table:table-cell office:value-type="float" office:value="60.81701925">
                <text:p>60.81701925</text:p>
              </table:table-cell>
              <table:table-cell office:value-type="float" office:value="82.700506">
                <text:p>82.700506</text:p>
              </table:table-cell>
              <table:table-cell office:value-type="float" office:value="96.79168825">
                <text:p>96.79168825</text:p>
              </table:table-cell>
              <table:table-cell office:value-type="float" office:value="143.662786">
                <text:p>143.662786</text:p>
              </table:table-cell>
            </table:table-row>
            <table:table-row>
              <table:table-cell office:value-type="float" office:value="7480">
                <text:p>7480</text:p>
              </table:table-cell>
              <table:table-cell office:value-type="float" office:value="33.8597255">
                <text:p>33.8597255</text:p>
              </table:table-cell>
              <table:table-cell office:value-type="float" office:value="39.232872">
                <text:p>39.232872</text:p>
              </table:table-cell>
              <table:table-cell office:value-type="float" office:value="46.4051305">
                <text:p>46.4051305</text:p>
              </table:table-cell>
              <table:table-cell office:value-type="float" office:value="60.019189">
                <text:p>60.019189</text:p>
              </table:table-cell>
              <table:table-cell office:value-type="float" office:value="60.77538125">
                <text:p>60.77538125</text:p>
              </table:table-cell>
              <table:table-cell office:value-type="float" office:value="82.68581725">
                <text:p>82.68581725</text:p>
              </table:table-cell>
              <table:table-cell office:value-type="float" office:value="96.801238">
                <text:p>96.801238</text:p>
              </table:table-cell>
              <table:table-cell office:value-type="float" office:value="143.332644">
                <text:p>143.332644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33.815407">
                <text:p>33.815407</text:p>
              </table:table-cell>
              <table:table-cell office:value-type="float" office:value="39.266991">
                <text:p>39.266991</text:p>
              </table:table-cell>
              <table:table-cell office:value-type="float" office:value="46.3507795">
                <text:p>46.3507795</text:p>
              </table:table-cell>
              <table:table-cell office:value-type="float" office:value="59.98495125">
                <text:p>59.98495125</text:p>
              </table:table-cell>
              <table:table-cell office:value-type="float" office:value="60.7091595">
                <text:p>60.7091595</text:p>
              </table:table-cell>
              <table:table-cell office:value-type="float" office:value="82.66696025">
                <text:p>82.66696025</text:p>
              </table:table-cell>
              <table:table-cell office:value-type="float" office:value="96.69175375">
                <text:p>96.69175375</text:p>
              </table:table-cell>
              <table:table-cell office:value-type="float" office:value="143.0380885">
                <text:p>143.0380885</text:p>
              </table:table-cell>
            </table:table-row>
            <table:table-row>
              <table:table-cell office:value-type="float" office:value="7560">
                <text:p>7560</text:p>
              </table:table-cell>
              <table:table-cell office:value-type="float" office:value="33.7681255">
                <text:p>33.7681255</text:p>
              </table:table-cell>
              <table:table-cell office:value-type="float" office:value="39.2767225">
                <text:p>39.2767225</text:p>
              </table:table-cell>
              <table:table-cell office:value-type="float" office:value="46.32121">
                <text:p>46.32121</text:p>
              </table:table-cell>
              <table:table-cell office:value-type="float" office:value="59.90461275">
                <text:p>59.90461275</text:p>
              </table:table-cell>
              <table:table-cell office:value-type="float" office:value="60.6862735">
                <text:p>60.6862735</text:p>
              </table:table-cell>
              <table:table-cell office:value-type="float" office:value="82.5956125">
                <text:p>82.5956125</text:p>
              </table:table-cell>
              <table:table-cell office:value-type="float" office:value="96.70474025">
                <text:p>96.70474025</text:p>
              </table:table-cell>
              <table:table-cell office:value-type="float" office:value="142.7758955">
                <text:p>142.7758955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3.70459925">
                <text:p>33.70459925</text:p>
              </table:table-cell>
              <table:table-cell office:value-type="float" office:value="39.2171505">
                <text:p>39.2171505</text:p>
              </table:table-cell>
              <table:table-cell office:value-type="float" office:value="46.302136">
                <text:p>46.302136</text:p>
              </table:table-cell>
              <table:table-cell office:value-type="float" office:value="59.8655895">
                <text:p>59.8655895</text:p>
              </table:table-cell>
              <table:table-cell office:value-type="float" office:value="60.7497815">
                <text:p>60.7497815</text:p>
              </table:table-cell>
              <table:table-cell office:value-type="float" office:value="82.61581125">
                <text:p>82.61581125</text:p>
              </table:table-cell>
              <table:table-cell office:value-type="float" office:value="96.827442">
                <text:p>96.827442</text:p>
              </table:table-cell>
              <table:table-cell office:value-type="float" office:value="142.590121">
                <text:p>142.590121</text:p>
              </table:table-cell>
            </table:table-row>
            <table:table-row>
              <table:table-cell office:value-type="float" office:value="7640">
                <text:p>7640</text:p>
              </table:table-cell>
              <table:table-cell office:value-type="float" office:value="33.630015">
                <text:p>33.630015</text:p>
              </table:table-cell>
              <table:table-cell office:value-type="float" office:value="39.124938">
                <text:p>39.124938</text:p>
              </table:table-cell>
              <table:table-cell office:value-type="float" office:value="46.32942125">
                <text:p>46.32942125</text:p>
              </table:table-cell>
              <table:table-cell office:value-type="float" office:value="59.786722">
                <text:p>59.786722</text:p>
              </table:table-cell>
              <table:table-cell office:value-type="float" office:value="60.74725775">
                <text:p>60.74725775</text:p>
              </table:table-cell>
              <table:table-cell office:value-type="float" office:value="82.5535165">
                <text:p>82.5535165</text:p>
              </table:table-cell>
              <table:table-cell office:value-type="float" office:value="96.78848375">
                <text:p>96.78848375</text:p>
              </table:table-cell>
              <table:table-cell office:value-type="float" office:value="142.4734375">
                <text:p>142.4734375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3.60249575">
                <text:p>33.60249575</text:p>
              </table:table-cell>
              <table:table-cell office:value-type="float" office:value="38.99307425">
                <text:p>38.99307425</text:p>
              </table:table-cell>
              <table:table-cell office:value-type="float" office:value="46.238887">
                <text:p>46.238887</text:p>
              </table:table-cell>
              <table:table-cell office:value-type="float" office:value="59.68068175">
                <text:p>59.68068175</text:p>
              </table:table-cell>
              <table:table-cell office:value-type="float" office:value="60.654829">
                <text:p>60.654829</text:p>
              </table:table-cell>
              <table:table-cell office:value-type="float" office:value="82.44521425">
                <text:p>82.44521425</text:p>
              </table:table-cell>
              <table:table-cell office:value-type="float" office:value="96.80683975">
                <text:p>96.80683975</text:p>
              </table:table-cell>
              <table:table-cell office:value-type="float" office:value="142.168352">
                <text:p>142.168352</text:p>
              </table:table-cell>
            </table:table-row>
            <table:table-row>
              <table:table-cell office:value-type="float" office:value="7720">
                <text:p>7720</text:p>
              </table:table-cell>
              <table:table-cell office:value-type="float" office:value="33.5412125">
                <text:p>33.5412125</text:p>
              </table:table-cell>
              <table:table-cell office:value-type="float" office:value="38.86088">
                <text:p>38.86088</text:p>
              </table:table-cell>
              <table:table-cell office:value-type="float" office:value="46.1995715">
                <text:p>46.1995715</text:p>
              </table:table-cell>
              <table:table-cell office:value-type="float" office:value="59.534719">
                <text:p>59.534719</text:p>
              </table:table-cell>
              <table:table-cell office:value-type="float" office:value="60.5402825">
                <text:p>60.5402825</text:p>
              </table:table-cell>
              <table:table-cell office:value-type="float" office:value="82.205116">
                <text:p>82.205116</text:p>
              </table:table-cell>
              <table:table-cell office:value-type="float" office:value="96.66673825">
                <text:p>96.66673825</text:p>
              </table:table-cell>
              <table:table-cell office:value-type="float" office:value="141.7232835">
                <text:p>141.7232835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33.51302575">
                <text:p>33.51302575</text:p>
              </table:table-cell>
              <table:table-cell office:value-type="float" office:value="38.79789025">
                <text:p>38.79789025</text:p>
              </table:table-cell>
              <table:table-cell office:value-type="float" office:value="46.24404925">
                <text:p>46.24404925</text:p>
              </table:table-cell>
              <table:table-cell office:value-type="float" office:value="59.34646575">
                <text:p>59.34646575</text:p>
              </table:table-cell>
              <table:table-cell office:value-type="float" office:value="60.4711455">
                <text:p>60.4711455</text:p>
              </table:table-cell>
              <table:table-cell office:value-type="float" office:value="81.982062">
                <text:p>81.982062</text:p>
              </table:table-cell>
              <table:table-cell office:value-type="float" office:value="96.52481325">
                <text:p>96.52481325</text:p>
              </table:table-cell>
              <table:table-cell office:value-type="float" office:value="141.3945455">
                <text:p>141.394545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3.5743735">
                <text:p>33.5743735</text:p>
              </table:table-cell>
              <table:table-cell office:value-type="float" office:value="38.7645305">
                <text:p>38.7645305</text:p>
              </table:table-cell>
              <table:table-cell office:value-type="float" office:value="46.29534225">
                <text:p>46.29534225</text:p>
              </table:table-cell>
              <table:table-cell office:value-type="float" office:value="59.23143575">
                <text:p>59.23143575</text:p>
              </table:table-cell>
              <table:table-cell office:value-type="float" office:value="60.53198875">
                <text:p>60.53198875</text:p>
              </table:table-cell>
              <table:table-cell office:value-type="float" office:value="81.94071975">
                <text:p>81.94071975</text:p>
              </table:table-cell>
              <table:table-cell office:value-type="float" office:value="96.546693">
                <text:p>96.546693</text:p>
              </table:table-cell>
              <table:table-cell office:value-type="float" office:value="141.2739435">
                <text:p>141.2739435</text:p>
              </table:table-cell>
            </table:table-row>
            <table:table-row>
              <table:table-cell office:value-type="float" office:value="7840">
                <text:p>7840</text:p>
              </table:table-cell>
              <table:table-cell office:value-type="float" office:value="33.628211">
                <text:p>33.628211</text:p>
              </table:table-cell>
              <table:table-cell office:value-type="float" office:value="38.75272875">
                <text:p>38.75272875</text:p>
              </table:table-cell>
              <table:table-cell office:value-type="float" office:value="46.22199625">
                <text:p>46.22199625</text:p>
              </table:table-cell>
              <table:table-cell office:value-type="float" office:value="59.12405675">
                <text:p>59.12405675</text:p>
              </table:table-cell>
              <table:table-cell office:value-type="float" office:value="60.60536475">
                <text:p>60.60536475</text:p>
              </table:table-cell>
              <table:table-cell office:value-type="float" office:value="81.9859945">
                <text:p>81.9859945</text:p>
              </table:table-cell>
              <table:table-cell office:value-type="float" office:value="96.6364415">
                <text:p>96.6364415</text:p>
              </table:table-cell>
              <table:table-cell office:value-type="float" office:value="141.138313">
                <text:p>141.138313</text:p>
              </table:table-cell>
            </table:table-row>
            <table:table-row>
              <table:table-cell office:value-type="float" office:value="7880">
                <text:p>7880</text:p>
              </table:table-cell>
              <table:table-cell office:value-type="float" office:value="33.6656685">
                <text:p>33.6656685</text:p>
              </table:table-cell>
              <table:table-cell office:value-type="float" office:value="38.73726325">
                <text:p>38.73726325</text:p>
              </table:table-cell>
              <table:table-cell office:value-type="float" office:value="46.194886">
                <text:p>46.194886</text:p>
              </table:table-cell>
              <table:table-cell office:value-type="float" office:value="59.0635275">
                <text:p>59.0635275</text:p>
              </table:table-cell>
              <table:table-cell office:value-type="float" office:value="60.68084075">
                <text:p>60.68084075</text:p>
              </table:table-cell>
              <table:table-cell office:value-type="float" office:value="81.99880325">
                <text:p>81.99880325</text:p>
              </table:table-cell>
              <table:table-cell office:value-type="float" office:value="96.59866525">
                <text:p>96.59866525</text:p>
              </table:table-cell>
              <table:table-cell office:value-type="float" office:value="140.9231075">
                <text:p>140.9231075</text:p>
              </table:table-cell>
            </table:table-row>
            <table:table-row>
              <table:table-cell office:value-type="float" office:value="7920">
                <text:p>7920</text:p>
              </table:table-cell>
              <table:table-cell office:value-type="float" office:value="33.76489425">
                <text:p>33.76489425</text:p>
              </table:table-cell>
              <table:table-cell office:value-type="float" office:value="38.71838875">
                <text:p>38.71838875</text:p>
              </table:table-cell>
              <table:table-cell office:value-type="float" office:value="46.290906">
                <text:p>46.290906</text:p>
              </table:table-cell>
              <table:table-cell office:value-type="float" office:value="58.93160825">
                <text:p>58.93160825</text:p>
              </table:table-cell>
              <table:table-cell office:value-type="float" office:value="60.7270485">
                <text:p>60.7270485</text:p>
              </table:table-cell>
              <table:table-cell office:value-type="float" office:value="82.0206875">
                <text:p>82.0206875</text:p>
              </table:table-cell>
              <table:table-cell office:value-type="float" office:value="96.5582495">
                <text:p>96.5582495</text:p>
              </table:table-cell>
              <table:table-cell office:value-type="float" office:value="140.723268">
                <text:p>140.723268</text:p>
              </table:table-cell>
            </table:table-row>
            <table:table-row>
              <table:table-cell office:value-type="float" office:value="7960">
                <text:p>7960</text:p>
              </table:table-cell>
              <table:table-cell office:value-type="float" office:value="33.9613955">
                <text:p>33.9613955</text:p>
              </table:table-cell>
              <table:table-cell office:value-type="float" office:value="38.7950725">
                <text:p>38.7950725</text:p>
              </table:table-cell>
              <table:table-cell office:value-type="float" office:value="46.32225275">
                <text:p>46.32225275</text:p>
              </table:table-cell>
              <table:table-cell office:value-type="float" office:value="58.860761">
                <text:p>58.860761</text:p>
              </table:table-cell>
              <table:table-cell office:value-type="float" office:value="60.90229125">
                <text:p>60.90229125</text:p>
              </table:table-cell>
              <table:table-cell office:value-type="float" office:value="82.25153925">
                <text:p>82.25153925</text:p>
              </table:table-cell>
              <table:table-cell office:value-type="float" office:value="96.76734275">
                <text:p>96.76734275</text:p>
              </table:table-cell>
              <table:table-cell office:value-type="float" office:value="140.898876">
                <text:p>140.89887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4.066038">
                <text:p>34.066038</text:p>
              </table:table-cell>
              <table:table-cell office:value-type="float" office:value="38.8890575">
                <text:p>38.8890575</text:p>
              </table:table-cell>
              <table:table-cell office:value-type="float" office:value="46.29340575">
                <text:p>46.29340575</text:p>
              </table:table-cell>
              <table:table-cell office:value-type="float" office:value="58.79126425">
                <text:p>58.79126425</text:p>
              </table:table-cell>
              <table:table-cell office:value-type="float" office:value="61.0613195">
                <text:p>61.0613195</text:p>
              </table:table-cell>
              <table:table-cell office:value-type="float" office:value="82.51299875">
                <text:p>82.51299875</text:p>
              </table:table-cell>
              <table:table-cell office:value-type="float" office:value="97.00625625">
                <text:p>97.00625625</text:p>
              </table:table-cell>
              <table:table-cell office:value-type="float" office:value="141.0110555">
                <text:p>141.0110555</text:p>
              </table:table-cell>
            </table:table-row>
            <table:table-row>
              <table:table-cell office:value-type="float" office:value="8040">
                <text:p>8040</text:p>
              </table:table-cell>
              <table:table-cell office:value-type="float" office:value="34.0925365">
                <text:p>34.0925365</text:p>
              </table:table-cell>
              <table:table-cell office:value-type="float" office:value="38.90784775">
                <text:p>38.90784775</text:p>
              </table:table-cell>
              <table:table-cell office:value-type="float" office:value="46.26381875">
                <text:p>46.26381875</text:p>
              </table:table-cell>
              <table:table-cell office:value-type="float" office:value="58.7510855">
                <text:p>58.7510855</text:p>
              </table:table-cell>
              <table:table-cell office:value-type="float" office:value="60.99806825">
                <text:p>60.99806825</text:p>
              </table:table-cell>
              <table:table-cell office:value-type="float" office:value="82.703462">
                <text:p>82.703462</text:p>
              </table:table-cell>
              <table:table-cell office:value-type="float" office:value="97.17015525">
                <text:p>97.17015525</text:p>
              </table:table-cell>
              <table:table-cell office:value-type="float" office:value="140.908956">
                <text:p>140.908956</text:p>
              </table:table-cell>
            </table:table-row>
            <table:table-row>
              <table:table-cell office:value-type="float" office:value="8080">
                <text:p>8080</text:p>
              </table:table-cell>
              <table:table-cell office:value-type="float" office:value="34.07844525">
                <text:p>34.07844525</text:p>
              </table:table-cell>
              <table:table-cell office:value-type="float" office:value="38.8472595">
                <text:p>38.8472595</text:p>
              </table:table-cell>
              <table:table-cell office:value-type="float" office:value="46.233024">
                <text:p>46.233024</text:p>
              </table:table-cell>
              <table:table-cell office:value-type="float" office:value="58.6541215">
                <text:p>58.6541215</text:p>
              </table:table-cell>
              <table:table-cell office:value-type="float" office:value="60.8884165">
                <text:p>60.8884165</text:p>
              </table:table-cell>
              <table:table-cell office:value-type="float" office:value="82.875564">
                <text:p>82.875564</text:p>
              </table:table-cell>
              <table:table-cell office:value-type="float" office:value="97.2726235">
                <text:p>97.2726235</text:p>
              </table:table-cell>
              <table:table-cell office:value-type="float" office:value="140.9276225">
                <text:p>140.9276225</text:p>
              </table:table-cell>
            </table:table-row>
            <table:table-row>
              <table:table-cell office:value-type="float" office:value="8120">
                <text:p>8120</text:p>
              </table:table-cell>
              <table:table-cell office:value-type="float" office:value="34.067183">
                <text:p>34.067183</text:p>
              </table:table-cell>
              <table:table-cell office:value-type="float" office:value="38.7849355">
                <text:p>38.7849355</text:p>
              </table:table-cell>
              <table:table-cell office:value-type="float" office:value="46.19571125">
                <text:p>46.19571125</text:p>
              </table:table-cell>
              <table:table-cell office:value-type="float" office:value="58.50756">
                <text:p>58.50756</text:p>
              </table:table-cell>
              <table:table-cell office:value-type="float" office:value="60.794663">
                <text:p>60.794663</text:p>
              </table:table-cell>
              <table:table-cell office:value-type="float" office:value="82.95236">
                <text:p>82.95236</text:p>
              </table:table-cell>
              <table:table-cell office:value-type="float" office:value="97.33978975">
                <text:p>97.33978975</text:p>
              </table:table-cell>
              <table:table-cell office:value-type="float" office:value="140.782849">
                <text:p>140.782849</text:p>
              </table:table-cell>
            </table:table-row>
            <table:table-row>
              <table:table-cell office:value-type="float" office:value="8160">
                <text:p>8160</text:p>
              </table:table-cell>
              <table:table-cell office:value-type="float" office:value="34.082291">
                <text:p>34.082291</text:p>
              </table:table-cell>
              <table:table-cell office:value-type="float" office:value="38.734434">
                <text:p>38.734434</text:p>
              </table:table-cell>
              <table:table-cell office:value-type="float" office:value="46.183158">
                <text:p>46.183158</text:p>
              </table:table-cell>
              <table:table-cell office:value-type="float" office:value="58.41928375">
                <text:p>58.41928375</text:p>
              </table:table-cell>
              <table:table-cell office:value-type="float" office:value="60.798456">
                <text:p>60.798456</text:p>
              </table:table-cell>
              <table:table-cell office:value-type="float" office:value="82.97677025">
                <text:p>82.97677025</text:p>
              </table:table-cell>
              <table:table-cell office:value-type="float" office:value="97.31346425">
                <text:p>97.31346425</text:p>
              </table:table-cell>
              <table:table-cell office:value-type="float" office:value="140.7027915">
                <text:p>140.702791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4.0726275">
                <text:p>34.0726275</text:p>
              </table:table-cell>
              <table:table-cell office:value-type="float" office:value="38.71492225">
                <text:p>38.71492225</text:p>
              </table:table-cell>
              <table:table-cell office:value-type="float" office:value="46.1759205">
                <text:p>46.1759205</text:p>
              </table:table-cell>
              <table:table-cell office:value-type="float" office:value="58.34271475">
                <text:p>58.34271475</text:p>
              </table:table-cell>
              <table:table-cell office:value-type="float" office:value="60.806627">
                <text:p>60.806627</text:p>
              </table:table-cell>
              <table:table-cell office:value-type="float" office:value="83.0696455">
                <text:p>83.0696455</text:p>
              </table:table-cell>
              <table:table-cell office:value-type="float" office:value="97.3231165">
                <text:p>97.3231165</text:p>
              </table:table-cell>
              <table:table-cell office:value-type="float" office:value="140.723825">
                <text:p>140.723825</text:p>
              </table:table-cell>
            </table:table-row>
            <table:table-row>
              <table:table-cell office:value-type="float" office:value="8240">
                <text:p>8240</text:p>
              </table:table-cell>
              <table:table-cell office:value-type="float" office:value="34.01659275">
                <text:p>34.01659275</text:p>
              </table:table-cell>
              <table:table-cell office:value-type="float" office:value="38.650645">
                <text:p>38.650645</text:p>
              </table:table-cell>
              <table:table-cell office:value-type="float" office:value="46.1798035">
                <text:p>46.1798035</text:p>
              </table:table-cell>
              <table:table-cell office:value-type="float" office:value="58.23272125">
                <text:p>58.23272125</text:p>
              </table:table-cell>
              <table:table-cell office:value-type="float" office:value="60.80631475">
                <text:p>60.80631475</text:p>
              </table:table-cell>
              <table:table-cell office:value-type="float" office:value="83.44461025">
                <text:p>83.44461025</text:p>
              </table:table-cell>
              <table:table-cell office:value-type="float" office:value="97.389409">
                <text:p>97.389409</text:p>
              </table:table-cell>
              <table:table-cell office:value-type="float" office:value="140.6333225">
                <text:p>140.6333225</text:p>
              </table:table-cell>
            </table:table-row>
            <table:table-row>
              <table:table-cell office:value-type="float" office:value="8280">
                <text:p>8280</text:p>
              </table:table-cell>
              <table:table-cell office:value-type="float" office:value="33.9371955">
                <text:p>33.9371955</text:p>
              </table:table-cell>
              <table:table-cell office:value-type="float" office:value="38.567934">
                <text:p>38.567934</text:p>
              </table:table-cell>
              <table:table-cell office:value-type="float" office:value="46.272394">
                <text:p>46.272394</text:p>
              </table:table-cell>
              <table:table-cell office:value-type="float" office:value="58.0678905">
                <text:p>58.0678905</text:p>
              </table:table-cell>
              <table:table-cell office:value-type="float" office:value="60.7519365">
                <text:p>60.7519365</text:p>
              </table:table-cell>
              <table:table-cell office:value-type="float" office:value="83.3588785">
                <text:p>83.3588785</text:p>
              </table:table-cell>
              <table:table-cell office:value-type="float" office:value="97.337813">
                <text:p>97.337813</text:p>
              </table:table-cell>
              <table:table-cell office:value-type="float" office:value="140.5234575">
                <text:p>140.5234575</text:p>
              </table:table-cell>
            </table:table-row>
            <table:table-row>
              <table:table-cell office:value-type="float" office:value="8320">
                <text:p>8320</text:p>
              </table:table-cell>
              <table:table-cell office:value-type="float" office:value="33.9612905">
                <text:p>33.9612905</text:p>
              </table:table-cell>
              <table:table-cell office:value-type="float" office:value="38.551905">
                <text:p>38.551905</text:p>
              </table:table-cell>
              <table:table-cell office:value-type="float" office:value="46.3106795">
                <text:p>46.3106795</text:p>
              </table:table-cell>
              <table:table-cell office:value-type="float" office:value="57.99163725">
                <text:p>57.99163725</text:p>
              </table:table-cell>
              <table:table-cell office:value-type="float" office:value="60.85567225">
                <text:p>60.85567225</text:p>
              </table:table-cell>
              <table:table-cell office:value-type="float" office:value="83.260669">
                <text:p>83.260669</text:p>
              </table:table-cell>
              <table:table-cell office:value-type="float" office:value="97.34753525">
                <text:p>97.34753525</text:p>
              </table:table-cell>
              <table:table-cell office:value-type="float" office:value="140.4683825">
                <text:p>140.4683825</text:p>
              </table:table-cell>
            </table:table-row>
            <table:table-row>
              <table:table-cell office:value-type="float" office:value="8360">
                <text:p>8360</text:p>
              </table:table-cell>
              <table:table-cell office:value-type="float" office:value="33.96898725">
                <text:p>33.96898725</text:p>
              </table:table-cell>
              <table:table-cell office:value-type="float" office:value="38.4973595">
                <text:p>38.4973595</text:p>
              </table:table-cell>
              <table:table-cell office:value-type="float" office:value="46.26973225">
                <text:p>46.26973225</text:p>
              </table:table-cell>
              <table:table-cell office:value-type="float" office:value="57.925728">
                <text:p>57.925728</text:p>
              </table:table-cell>
              <table:table-cell office:value-type="float" office:value="60.945581">
                <text:p>60.945581</text:p>
              </table:table-cell>
              <table:table-cell office:value-type="float" office:value="83.141791">
                <text:p>83.141791</text:p>
              </table:table-cell>
              <table:table-cell office:value-type="float" office:value="97.31481925">
                <text:p>97.31481925</text:p>
              </table:table-cell>
              <table:table-cell office:value-type="float" office:value="140.3998975">
                <text:p>140.399897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3.9697845">
                <text:p>33.9697845</text:p>
              </table:table-cell>
              <table:table-cell office:value-type="float" office:value="38.4579085">
                <text:p>38.4579085</text:p>
              </table:table-cell>
              <table:table-cell office:value-type="float" office:value="46.29681625">
                <text:p>46.29681625</text:p>
              </table:table-cell>
              <table:table-cell office:value-type="float" office:value="57.88754325">
                <text:p>57.88754325</text:p>
              </table:table-cell>
              <table:table-cell office:value-type="float" office:value="60.9605795">
                <text:p>60.9605795</text:p>
              </table:table-cell>
              <table:table-cell office:value-type="float" office:value="83.03274725">
                <text:p>83.03274725</text:p>
              </table:table-cell>
              <table:table-cell office:value-type="float" office:value="97.27624075">
                <text:p>97.27624075</text:p>
              </table:table-cell>
              <table:table-cell office:value-type="float" office:value="140.30534">
                <text:p>140.30534</text:p>
              </table:table-cell>
            </table:table-row>
            <table:table-row>
              <table:table-cell office:value-type="float" office:value="8440">
                <text:p>8440</text:p>
              </table:table-cell>
              <table:table-cell office:value-type="float" office:value="33.92482675">
                <text:p>33.92482675</text:p>
              </table:table-cell>
              <table:table-cell office:value-type="float" office:value="38.42092225">
                <text:p>38.42092225</text:p>
              </table:table-cell>
              <table:table-cell office:value-type="float" office:value="46.31987175">
                <text:p>46.31987175</text:p>
              </table:table-cell>
              <table:table-cell office:value-type="float" office:value="57.906844">
                <text:p>57.906844</text:p>
              </table:table-cell>
              <table:table-cell office:value-type="float" office:value="60.9448895">
                <text:p>60.9448895</text:p>
              </table:table-cell>
              <table:table-cell office:value-type="float" office:value="83.242682">
                <text:p>83.242682</text:p>
              </table:table-cell>
              <table:table-cell office:value-type="float" office:value="97.33490675">
                <text:p>97.33490675</text:p>
              </table:table-cell>
              <table:table-cell office:value-type="float" office:value="140.25471">
                <text:p>140.25471</text:p>
              </table:table-cell>
            </table:table-row>
            <table:table-row>
              <table:table-cell office:value-type="float" office:value="8480">
                <text:p>8480</text:p>
              </table:table-cell>
              <table:table-cell office:value-type="float" office:value="33.854974">
                <text:p>33.854974</text:p>
              </table:table-cell>
              <table:table-cell office:value-type="float" office:value="38.38164925">
                <text:p>38.38164925</text:p>
              </table:table-cell>
              <table:table-cell office:value-type="float" office:value="46.26059325">
                <text:p>46.26059325</text:p>
              </table:table-cell>
              <table:table-cell office:value-type="float" office:value="57.935229">
                <text:p>57.935229</text:p>
              </table:table-cell>
              <table:table-cell office:value-type="float" office:value="60.94176625">
                <text:p>60.94176625</text:p>
              </table:table-cell>
              <table:table-cell office:value-type="float" office:value="83.4012885">
                <text:p>83.4012885</text:p>
              </table:table-cell>
              <table:table-cell office:value-type="float" office:value="97.392766">
                <text:p>97.392766</text:p>
              </table:table-cell>
              <table:table-cell office:value-type="float" office:value="140.17322">
                <text:p>140.17322</text:p>
              </table:table-cell>
            </table:table-row>
            <table:table-row>
              <table:table-cell office:value-type="float" office:value="8520">
                <text:p>8520</text:p>
              </table:table-cell>
              <table:table-cell office:value-type="float" office:value="33.83383575">
                <text:p>33.83383575</text:p>
              </table:table-cell>
              <table:table-cell office:value-type="float" office:value="38.331231">
                <text:p>38.331231</text:p>
              </table:table-cell>
              <table:table-cell office:value-type="float" office:value="46.24937775">
                <text:p>46.24937775</text:p>
              </table:table-cell>
              <table:table-cell office:value-type="float" office:value="57.93948625">
                <text:p>57.93948625</text:p>
              </table:table-cell>
              <table:table-cell office:value-type="float" office:value="61.0368905">
                <text:p>61.0368905</text:p>
              </table:table-cell>
              <table:table-cell office:value-type="float" office:value="83.3587755">
                <text:p>83.3587755</text:p>
              </table:table-cell>
              <table:table-cell office:value-type="float" office:value="97.38732025">
                <text:p>97.38732025</text:p>
              </table:table-cell>
              <table:table-cell office:value-type="float" office:value="139.91986">
                <text:p>139.91986</text:p>
              </table:table-cell>
            </table:table-row>
            <table:table-row>
              <table:table-cell office:value-type="float" office:value="8560">
                <text:p>8560</text:p>
              </table:table-cell>
              <table:table-cell office:value-type="float" office:value="33.9264105">
                <text:p>33.9264105</text:p>
              </table:table-cell>
              <table:table-cell office:value-type="float" office:value="38.29613625">
                <text:p>38.29613625</text:p>
              </table:table-cell>
              <table:table-cell office:value-type="float" office:value="46.21570325">
                <text:p>46.21570325</text:p>
              </table:table-cell>
              <table:table-cell office:value-type="float" office:value="57.98380875">
                <text:p>57.98380875</text:p>
              </table:table-cell>
              <table:table-cell office:value-type="float" office:value="61.22294775">
                <text:p>61.22294775</text:p>
              </table:table-cell>
              <table:table-cell office:value-type="float" office:value="83.38918925">
                <text:p>83.38918925</text:p>
              </table:table-cell>
              <table:table-cell office:value-type="float" office:value="97.597315">
                <text:p>97.597315</text:p>
              </table:table-cell>
              <table:table-cell office:value-type="float" office:value="140.00046">
                <text:p>140.0004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3.96848325">
                <text:p>33.96848325</text:p>
              </table:table-cell>
              <table:table-cell office:value-type="float" office:value="38.20566125">
                <text:p>38.20566125</text:p>
              </table:table-cell>
              <table:table-cell office:value-type="float" office:value="46.13483475">
                <text:p>46.13483475</text:p>
              </table:table-cell>
              <table:table-cell office:value-type="float" office:value="58.040866">
                <text:p>58.040866</text:p>
              </table:table-cell>
              <table:table-cell office:value-type="float" office:value="61.34985">
                <text:p>61.34985</text:p>
              </table:table-cell>
              <table:table-cell office:value-type="float" office:value="83.28008325">
                <text:p>83.28008325</text:p>
              </table:table-cell>
              <table:table-cell office:value-type="float" office:value="97.84915975">
                <text:p>97.84915975</text:p>
              </table:table-cell>
              <table:table-cell office:value-type="float" office:value="140.1260975">
                <text:p>140.1260975</text:p>
              </table:table-cell>
            </table:table-row>
            <table:table-row>
              <table:table-cell office:value-type="float" office:value="8640">
                <text:p>8640</text:p>
              </table:table-cell>
              <table:table-cell office:value-type="float" office:value="33.993095">
                <text:p>33.993095</text:p>
              </table:table-cell>
              <table:table-cell office:value-type="float" office:value="38.177438">
                <text:p>38.177438</text:p>
              </table:table-cell>
              <table:table-cell office:value-type="float" office:value="46.083465">
                <text:p>46.083465</text:p>
              </table:table-cell>
              <table:table-cell office:value-type="float" office:value="58.063662">
                <text:p>58.063662</text:p>
              </table:table-cell>
              <table:table-cell office:value-type="float" office:value="61.34267775">
                <text:p>61.34267775</text:p>
              </table:table-cell>
              <table:table-cell office:value-type="float" office:value="83.1520555">
                <text:p>83.1520555</text:p>
              </table:table-cell>
              <table:table-cell office:value-type="float" office:value="97.81791825">
                <text:p>97.81791825</text:p>
              </table:table-cell>
              <table:table-cell office:value-type="float" office:value="140.14896">
                <text:p>140.14896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33.975858">
                <text:p>33.975858</text:p>
              </table:table-cell>
              <table:table-cell office:value-type="float" office:value="38.143113">
                <text:p>38.143113</text:p>
              </table:table-cell>
              <table:table-cell office:value-type="float" office:value="46.06487175">
                <text:p>46.06487175</text:p>
              </table:table-cell>
              <table:table-cell office:value-type="float" office:value="58.04887875">
                <text:p>58.04887875</text:p>
              </table:table-cell>
              <table:table-cell office:value-type="float" office:value="61.419043">
                <text:p>61.419043</text:p>
              </table:table-cell>
              <table:table-cell office:value-type="float" office:value="82.99576225">
                <text:p>82.99576225</text:p>
              </table:table-cell>
              <table:table-cell office:value-type="float" office:value="97.758475">
                <text:p>97.758475</text:p>
              </table:table-cell>
              <table:table-cell office:value-type="float" office:value="140.08074">
                <text:p>140.08074</text:p>
              </table:table-cell>
            </table:table-row>
            <table:table-row>
              <table:table-cell office:value-type="float" office:value="8720">
                <text:p>8720</text:p>
              </table:table-cell>
              <table:table-cell office:value-type="float" office:value="34.03190575">
                <text:p>34.03190575</text:p>
              </table:table-cell>
              <table:table-cell office:value-type="float" office:value="38.1341135">
                <text:p>38.1341135</text:p>
              </table:table-cell>
              <table:table-cell office:value-type="float" office:value="46.0559745">
                <text:p>46.0559745</text:p>
              </table:table-cell>
              <table:table-cell office:value-type="float" office:value="58.00374125">
                <text:p>58.00374125</text:p>
              </table:table-cell>
              <table:table-cell office:value-type="float" office:value="61.49499225">
                <text:p>61.49499225</text:p>
              </table:table-cell>
              <table:table-cell office:value-type="float" office:value="82.913579">
                <text:p>82.913579</text:p>
              </table:table-cell>
              <table:table-cell office:value-type="float" office:value="97.74613025">
                <text:p>97.74613025</text:p>
              </table:table-cell>
              <table:table-cell office:value-type="float" office:value="139.9350325">
                <text:p>139.9350325</text:p>
              </table:table-cell>
            </table:table-row>
            <table:table-row>
              <table:table-cell office:value-type="float" office:value="8760">
                <text:p>8760</text:p>
              </table:table-cell>
              <table:table-cell office:value-type="float" office:value="34.0948285">
                <text:p>34.0948285</text:p>
              </table:table-cell>
              <table:table-cell office:value-type="float" office:value="38.140947">
                <text:p>38.140947</text:p>
              </table:table-cell>
              <table:table-cell office:value-type="float" office:value="46.05336625">
                <text:p>46.05336625</text:p>
              </table:table-cell>
              <table:table-cell office:value-type="float" office:value="58.0120375">
                <text:p>58.0120375</text:p>
              </table:table-cell>
              <table:table-cell office:value-type="float" office:value="61.49587175">
                <text:p>61.49587175</text:p>
              </table:table-cell>
              <table:table-cell office:value-type="float" office:value="82.881036">
                <text:p>82.881036</text:p>
              </table:table-cell>
              <table:table-cell office:value-type="float" office:value="97.77934575">
                <text:p>97.77934575</text:p>
              </table:table-cell>
              <table:table-cell office:value-type="float" office:value="139.817955">
                <text:p>139.81795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4.18657425">
                <text:p>34.18657425</text:p>
              </table:table-cell>
              <table:table-cell office:value-type="float" office:value="38.176812">
                <text:p>38.176812</text:p>
              </table:table-cell>
              <table:table-cell office:value-type="float" office:value="46.04909625">
                <text:p>46.04909625</text:p>
              </table:table-cell>
              <table:table-cell office:value-type="float" office:value="58.03938275">
                <text:p>58.03938275</text:p>
              </table:table-cell>
              <table:table-cell office:value-type="float" office:value="61.550245">
                <text:p>61.550245</text:p>
              </table:table-cell>
              <table:table-cell office:value-type="float" office:value="82.883316">
                <text:p>82.883316</text:p>
              </table:table-cell>
              <table:table-cell office:value-type="float" office:value="97.8510805">
                <text:p>97.8510805</text:p>
              </table:table-cell>
              <table:table-cell office:value-type="float" office:value="139.85358">
                <text:p>139.85358</text:p>
              </table:table-cell>
            </table:table-row>
            <table:table-row>
              <table:table-cell office:value-type="float" office:value="8840">
                <text:p>8840</text:p>
              </table:table-cell>
              <table:table-cell office:value-type="float" office:value="34.236268">
                <text:p>34.236268</text:p>
              </table:table-cell>
              <table:table-cell office:value-type="float" office:value="38.22534125">
                <text:p>38.22534125</text:p>
              </table:table-cell>
              <table:table-cell office:value-type="float" office:value="45.97825675">
                <text:p>45.97825675</text:p>
              </table:table-cell>
              <table:table-cell office:value-type="float" office:value="58.06204275">
                <text:p>58.06204275</text:p>
              </table:table-cell>
              <table:table-cell office:value-type="float" office:value="61.617806">
                <text:p>61.617806</text:p>
              </table:table-cell>
              <table:table-cell office:value-type="float" office:value="82.8846355">
                <text:p>82.8846355</text:p>
              </table:table-cell>
              <table:table-cell office:value-type="float" office:value="97.9016415">
                <text:p>97.9016415</text:p>
              </table:table-cell>
              <table:table-cell office:value-type="float" office:value="139.821535">
                <text:p>139.821535</text:p>
              </table:table-cell>
            </table:table-row>
            <table:table-row>
              <table:table-cell office:value-type="float" office:value="8880">
                <text:p>8880</text:p>
              </table:table-cell>
              <table:table-cell office:value-type="float" office:value="34.313345">
                <text:p>34.313345</text:p>
              </table:table-cell>
              <table:table-cell office:value-type="float" office:value="38.2341925">
                <text:p>38.2341925</text:p>
              </table:table-cell>
              <table:table-cell office:value-type="float" office:value="45.93368575">
                <text:p>45.93368575</text:p>
              </table:table-cell>
              <table:table-cell office:value-type="float" office:value="58.0461445">
                <text:p>58.0461445</text:p>
              </table:table-cell>
              <table:table-cell office:value-type="float" office:value="61.66948425">
                <text:p>61.66948425</text:p>
              </table:table-cell>
              <table:table-cell office:value-type="float" office:value="82.95565225">
                <text:p>82.95565225</text:p>
              </table:table-cell>
              <table:table-cell office:value-type="float" office:value="97.961396">
                <text:p>97.961396</text:p>
              </table:table-cell>
              <table:table-cell office:value-type="float" office:value="139.734935">
                <text:p>139.734935</text:p>
              </table:table-cell>
            </table:table-row>
            <table:table-row>
              <table:table-cell office:value-type="float" office:value="8920">
                <text:p>8920</text:p>
              </table:table-cell>
              <table:table-cell office:value-type="float" office:value="34.428715">
                <text:p>34.428715</text:p>
              </table:table-cell>
              <table:table-cell office:value-type="float" office:value="38.22604875">
                <text:p>38.22604875</text:p>
              </table:table-cell>
              <table:table-cell office:value-type="float" office:value="45.97986575">
                <text:p>45.97986575</text:p>
              </table:table-cell>
              <table:table-cell office:value-type="float" office:value="57.989881">
                <text:p>57.989881</text:p>
              </table:table-cell>
              <table:table-cell office:value-type="float" office:value="61.6959615">
                <text:p>61.6959615</text:p>
              </table:table-cell>
              <table:table-cell office:value-type="float" office:value="83.128722">
                <text:p>83.128722</text:p>
              </table:table-cell>
              <table:table-cell office:value-type="float" office:value="98.0801925">
                <text:p>98.0801925</text:p>
              </table:table-cell>
              <table:table-cell office:value-type="float" office:value="139.64274">
                <text:p>139.64274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34.4295735">
                <text:p>34.4295735</text:p>
              </table:table-cell>
              <table:table-cell office:value-type="float" office:value="38.20687925">
                <text:p>38.20687925</text:p>
              </table:table-cell>
              <table:table-cell office:value-type="float" office:value="45.97925375">
                <text:p>45.97925375</text:p>
              </table:table-cell>
              <table:table-cell office:value-type="float" office:value="57.9522515">
                <text:p>57.9522515</text:p>
              </table:table-cell>
              <table:table-cell office:value-type="float" office:value="61.75344875">
                <text:p>61.75344875</text:p>
              </table:table-cell>
              <table:table-cell office:value-type="float" office:value="83.30453925">
                <text:p>83.30453925</text:p>
              </table:table-cell>
              <table:table-cell office:value-type="float" office:value="98.163622">
                <text:p>98.163622</text:p>
              </table:table-cell>
              <table:table-cell office:value-type="float" office:value="139.66637">
                <text:p>139.6663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4.3101505">
                <text:p>34.3101505</text:p>
              </table:table-cell>
              <table:table-cell office:value-type="float" office:value="38.1228725">
                <text:p>38.1228725</text:p>
              </table:table-cell>
              <table:table-cell office:value-type="float" office:value="45.9794725">
                <text:p>45.9794725</text:p>
              </table:table-cell>
              <table:table-cell office:value-type="float" office:value="57.87601175">
                <text:p>57.87601175</text:p>
              </table:table-cell>
              <table:table-cell office:value-type="float" office:value="61.78676675">
                <text:p>61.78676675</text:p>
              </table:table-cell>
              <table:table-cell office:value-type="float" office:value="83.23093225">
                <text:p>83.23093225</text:p>
              </table:table-cell>
              <table:table-cell office:value-type="float" office:value="98.1075765">
                <text:p>98.1075765</text:p>
              </table:table-cell>
              <table:table-cell office:value-type="float" office:value="139.5184775">
                <text:p>139.5184775</text:p>
              </table:table-cell>
            </table:table-row>
            <table:table-row>
              <table:table-cell office:value-type="float" office:value="9040">
                <text:p>9040</text:p>
              </table:table-cell>
              <table:table-cell office:value-type="float" office:value="34.24130075">
                <text:p>34.24130075</text:p>
              </table:table-cell>
              <table:table-cell office:value-type="float" office:value="38.105799">
                <text:p>38.105799</text:p>
              </table:table-cell>
              <table:table-cell office:value-type="float" office:value="46.0136985">
                <text:p>46.0136985</text:p>
              </table:table-cell>
              <table:table-cell office:value-type="float" office:value="57.959856">
                <text:p>57.959856</text:p>
              </table:table-cell>
              <table:table-cell office:value-type="float" office:value="61.83711075">
                <text:p>61.83711075</text:p>
              </table:table-cell>
              <table:table-cell office:value-type="float" office:value="83.120462">
                <text:p>83.120462</text:p>
              </table:table-cell>
              <table:table-cell office:value-type="float" office:value="98.01254375">
                <text:p>98.01254375</text:p>
              </table:table-cell>
              <table:table-cell office:value-type="float" office:value="139.4193625">
                <text:p>139.4193625</text:p>
              </table:table-cell>
            </table:table-row>
            <table:table-row>
              <table:table-cell office:value-type="float" office:value="9080">
                <text:p>9080</text:p>
              </table:table-cell>
              <table:table-cell office:value-type="float" office:value="34.1682775">
                <text:p>34.1682775</text:p>
              </table:table-cell>
              <table:table-cell office:value-type="float" office:value="38.1191305">
                <text:p>38.1191305</text:p>
              </table:table-cell>
              <table:table-cell office:value-type="float" office:value="46.0507475">
                <text:p>46.0507475</text:p>
              </table:table-cell>
              <table:table-cell office:value-type="float" office:value="57.964637">
                <text:p>57.964637</text:p>
              </table:table-cell>
              <table:table-cell office:value-type="float" office:value="61.81115825">
                <text:p>61.81115825</text:p>
              </table:table-cell>
              <table:table-cell office:value-type="float" office:value="83.074712">
                <text:p>83.074712</text:p>
              </table:table-cell>
              <table:table-cell office:value-type="float" office:value="97.974245">
                <text:p>97.974245</text:p>
              </table:table-cell>
              <table:table-cell office:value-type="float" office:value="139.29578">
                <text:p>139.29578</text:p>
              </table:table-cell>
            </table:table-row>
            <table:table-row>
              <table:table-cell office:value-type="float" office:value="9120">
                <text:p>9120</text:p>
              </table:table-cell>
              <table:table-cell office:value-type="float" office:value="34.1080275">
                <text:p>34.1080275</text:p>
              </table:table-cell>
              <table:table-cell office:value-type="float" office:value="38.08739075">
                <text:p>38.08739075</text:p>
              </table:table-cell>
              <table:table-cell office:value-type="float" office:value="46.07324975">
                <text:p>46.07324975</text:p>
              </table:table-cell>
              <table:table-cell office:value-type="float" office:value="57.94086375">
                <text:p>57.94086375</text:p>
              </table:table-cell>
              <table:table-cell office:value-type="float" office:value="61.7873805">
                <text:p>61.7873805</text:p>
              </table:table-cell>
              <table:table-cell office:value-type="float" office:value="82.9969845">
                <text:p>82.9969845</text:p>
              </table:table-cell>
              <table:table-cell office:value-type="float" office:value="97.9202425">
                <text:p>97.9202425</text:p>
              </table:table-cell>
              <table:table-cell office:value-type="float" office:value="139.265605">
                <text:p>139.265605</text:p>
              </table:table-cell>
            </table:table-row>
            <table:table-row>
              <table:table-cell office:value-type="float" office:value="9160">
                <text:p>9160</text:p>
              </table:table-cell>
              <table:table-cell office:value-type="float" office:value="34.07157375">
                <text:p>34.07157375</text:p>
              </table:table-cell>
              <table:table-cell office:value-type="float" office:value="38.10316675">
                <text:p>38.10316675</text:p>
              </table:table-cell>
              <table:table-cell office:value-type="float" office:value="46.0341625">
                <text:p>46.0341625</text:p>
              </table:table-cell>
              <table:table-cell office:value-type="float" office:value="57.95200975">
                <text:p>57.95200975</text:p>
              </table:table-cell>
              <table:table-cell office:value-type="float" office:value="61.889013">
                <text:p>61.889013</text:p>
              </table:table-cell>
              <table:table-cell office:value-type="float" office:value="82.97484975">
                <text:p>82.97484975</text:p>
              </table:table-cell>
              <table:table-cell office:value-type="float" office:value="98.01309675">
                <text:p>98.01309675</text:p>
              </table:table-cell>
              <table:table-cell office:value-type="float" office:value="139.3111025">
                <text:p>139.311102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34.024856">
                <text:p>34.024856</text:p>
              </table:table-cell>
              <table:table-cell office:value-type="float" office:value="38.092267">
                <text:p>38.092267</text:p>
              </table:table-cell>
              <table:table-cell office:value-type="float" office:value="45.96576375">
                <text:p>45.96576375</text:p>
              </table:table-cell>
              <table:table-cell office:value-type="float" office:value="57.94954225">
                <text:p>57.94954225</text:p>
              </table:table-cell>
              <table:table-cell office:value-type="float" office:value="61.9730335">
                <text:p>61.9730335</text:p>
              </table:table-cell>
              <table:table-cell office:value-type="float" office:value="82.89979925">
                <text:p>82.89979925</text:p>
              </table:table-cell>
              <table:table-cell office:value-type="float" office:value="98.15657">
                <text:p>98.15657</text:p>
              </table:table-cell>
              <table:table-cell office:value-type="float" office:value="139.27006">
                <text:p>139.27006</text:p>
              </table:table-cell>
            </table:table-row>
            <table:table-row>
              <table:table-cell office:value-type="float" office:value="9240">
                <text:p>9240</text:p>
              </table:table-cell>
              <table:table-cell office:value-type="float" office:value="33.98439125">
                <text:p>33.98439125</text:p>
              </table:table-cell>
              <table:table-cell office:value-type="float" office:value="38.00924775">
                <text:p>38.00924775</text:p>
              </table:table-cell>
              <table:table-cell office:value-type="float" office:value="45.960596">
                <text:p>45.960596</text:p>
              </table:table-cell>
              <table:table-cell office:value-type="float" office:value="57.950629">
                <text:p>57.950629</text:p>
              </table:table-cell>
              <table:table-cell office:value-type="float" office:value="61.96855475">
                <text:p>61.96855475</text:p>
              </table:table-cell>
              <table:table-cell office:value-type="float" office:value="82.783487">
                <text:p>82.783487</text:p>
              </table:table-cell>
              <table:table-cell office:value-type="float" office:value="98.24313175">
                <text:p>98.24313175</text:p>
              </table:table-cell>
              <table:table-cell office:value-type="float" office:value="139.1470125">
                <text:p>139.1470125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33.9876335">
                <text:p>33.9876335</text:p>
              </table:table-cell>
              <table:table-cell office:value-type="float" office:value="37.9998095">
                <text:p>37.9998095</text:p>
              </table:table-cell>
              <table:table-cell office:value-type="float" office:value="45.96512975">
                <text:p>45.96512975</text:p>
              </table:table-cell>
              <table:table-cell office:value-type="float" office:value="57.94703475">
                <text:p>57.94703475</text:p>
              </table:table-cell>
              <table:table-cell office:value-type="float" office:value="62.0222005">
                <text:p>62.0222005</text:p>
              </table:table-cell>
              <table:table-cell office:value-type="float" office:value="82.778829">
                <text:p>82.778829</text:p>
              </table:table-cell>
              <table:table-cell office:value-type="float" office:value="98.492559">
                <text:p>98.492559</text:p>
              </table:table-cell>
              <table:table-cell office:value-type="float" office:value="139.2477725">
                <text:p>139.2477725</text:p>
              </table:table-cell>
            </table:table-row>
            <table:table-row>
              <table:table-cell office:value-type="float" office:value="9320">
                <text:p>9320</text:p>
              </table:table-cell>
              <table:table-cell office:value-type="float" office:value="33.94546125">
                <text:p>33.94546125</text:p>
              </table:table-cell>
              <table:table-cell office:value-type="float" office:value="37.962182">
                <text:p>37.962182</text:p>
              </table:table-cell>
              <table:table-cell office:value-type="float" office:value="46.02975225">
                <text:p>46.02975225</text:p>
              </table:table-cell>
              <table:table-cell office:value-type="float" office:value="57.87726375">
                <text:p>57.87726375</text:p>
              </table:table-cell>
              <table:table-cell office:value-type="float" office:value="62.09827425">
                <text:p>62.09827425</text:p>
              </table:table-cell>
              <table:table-cell office:value-type="float" office:value="82.6397815">
                <text:p>82.6397815</text:p>
              </table:table-cell>
              <table:table-cell office:value-type="float" office:value="98.69181975">
                <text:p>98.69181975</text:p>
              </table:table-cell>
              <table:table-cell office:value-type="float" office:value="139.344015">
                <text:p>139.344015</text:p>
              </table:table-cell>
            </table:table-row>
            <table:table-row>
              <table:table-cell office:value-type="float" office:value="9360">
                <text:p>9360</text:p>
              </table:table-cell>
              <table:table-cell office:value-type="float" office:value="33.954655">
                <text:p>33.954655</text:p>
              </table:table-cell>
              <table:table-cell office:value-type="float" office:value="37.95781125">
                <text:p>37.95781125</text:p>
              </table:table-cell>
              <table:table-cell office:value-type="float" office:value="46.066557">
                <text:p>46.066557</text:p>
              </table:table-cell>
              <table:table-cell office:value-type="float" office:value="57.93813575">
                <text:p>57.93813575</text:p>
              </table:table-cell>
              <table:table-cell office:value-type="float" office:value="62.108298">
                <text:p>62.108298</text:p>
              </table:table-cell>
              <table:table-cell office:value-type="float" office:value="82.614964">
                <text:p>82.614964</text:p>
              </table:table-cell>
              <table:table-cell office:value-type="float" office:value="98.93263075">
                <text:p>98.93263075</text:p>
              </table:table-cell>
              <table:table-cell office:value-type="float" office:value="139.439345">
                <text:p>139.43934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33.9449295">
                <text:p>33.9449295</text:p>
              </table:table-cell>
              <table:table-cell office:value-type="float" office:value="37.99786825">
                <text:p>37.99786825</text:p>
              </table:table-cell>
              <table:table-cell office:value-type="float" office:value="46.108197">
                <text:p>46.108197</text:p>
              </table:table-cell>
              <table:table-cell office:value-type="float" office:value="58.01891125">
                <text:p>58.01891125</text:p>
              </table:table-cell>
              <table:table-cell office:value-type="float" office:value="62.1556635">
                <text:p>62.1556635</text:p>
              </table:table-cell>
              <table:table-cell office:value-type="float" office:value="82.66488">
                <text:p>82.66488</text:p>
              </table:table-cell>
              <table:table-cell office:value-type="float" office:value="99.144637">
                <text:p>99.144637</text:p>
              </table:table-cell>
              <table:table-cell office:value-type="float" office:value="139.6829025">
                <text:p>139.6829025</text:p>
              </table:table-cell>
            </table:table-row>
            <table:table-row>
              <table:table-cell office:value-type="float" office:value="9440">
                <text:p>9440</text:p>
              </table:table-cell>
              <table:table-cell office:value-type="float" office:value="33.906667">
                <text:p>33.906667</text:p>
              </table:table-cell>
              <table:table-cell office:value-type="float" office:value="38.06809325">
                <text:p>38.06809325</text:p>
              </table:table-cell>
              <table:table-cell office:value-type="float" office:value="46.09672425">
                <text:p>46.09672425</text:p>
              </table:table-cell>
              <table:table-cell office:value-type="float" office:value="58.078319">
                <text:p>58.078319</text:p>
              </table:table-cell>
              <table:table-cell office:value-type="float" office:value="62.2227485">
                <text:p>62.2227485</text:p>
              </table:table-cell>
              <table:table-cell office:value-type="float" office:value="82.656503">
                <text:p>82.656503</text:p>
              </table:table-cell>
              <table:table-cell office:value-type="float" office:value="99.32339775">
                <text:p>99.32339775</text:p>
              </table:table-cell>
              <table:table-cell office:value-type="float" office:value="139.716135">
                <text:p>139.716135</text:p>
              </table:table-cell>
            </table:table-row>
            <table:table-row>
              <table:table-cell office:value-type="float" office:value="9480">
                <text:p>9480</text:p>
              </table:table-cell>
              <table:table-cell office:value-type="float" office:value="33.8946425">
                <text:p>33.8946425</text:p>
              </table:table-cell>
              <table:table-cell office:value-type="float" office:value="38.1118985">
                <text:p>38.1118985</text:p>
              </table:table-cell>
              <table:table-cell office:value-type="float" office:value="46.186421">
                <text:p>46.186421</text:p>
              </table:table-cell>
              <table:table-cell office:value-type="float" office:value="58.07809725">
                <text:p>58.07809725</text:p>
              </table:table-cell>
              <table:table-cell office:value-type="float" office:value="62.21373775">
                <text:p>62.21373775</text:p>
              </table:table-cell>
              <table:table-cell office:value-type="float" office:value="82.6881085">
                <text:p>82.6881085</text:p>
              </table:table-cell>
              <table:table-cell office:value-type="float" office:value="99.511853">
                <text:p>99.511853</text:p>
              </table:table-cell>
              <table:table-cell office:value-type="float" office:value="139.776335">
                <text:p>139.776335</text:p>
              </table:table-cell>
            </table:table-row>
            <table:table-row>
              <table:table-cell office:value-type="float" office:value="9520">
                <text:p>9520</text:p>
              </table:table-cell>
              <table:table-cell office:value-type="float" office:value="33.95683375">
                <text:p>33.95683375</text:p>
              </table:table-cell>
              <table:table-cell office:value-type="float" office:value="38.148338">
                <text:p>38.148338</text:p>
              </table:table-cell>
              <table:table-cell office:value-type="float" office:value="46.257191">
                <text:p>46.257191</text:p>
              </table:table-cell>
              <table:table-cell office:value-type="float" office:value="58.25127475">
                <text:p>58.25127475</text:p>
              </table:table-cell>
              <table:table-cell office:value-type="float" office:value="62.3046385">
                <text:p>62.3046385</text:p>
              </table:table-cell>
              <table:table-cell office:value-type="float" office:value="82.793317">
                <text:p>82.793317</text:p>
              </table:table-cell>
              <table:table-cell office:value-type="float" office:value="100.06433175">
                <text:p>100.06433175</text:p>
              </table:table-cell>
              <table:table-cell office:value-type="float" office:value="139.890085">
                <text:p>139.890085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33.988606">
                <text:p>33.988606</text:p>
              </table:table-cell>
              <table:table-cell office:value-type="float" office:value="38.16165275">
                <text:p>38.16165275</text:p>
              </table:table-cell>
              <table:table-cell office:value-type="float" office:value="46.31771675">
                <text:p>46.31771675</text:p>
              </table:table-cell>
              <table:table-cell office:value-type="float" office:value="58.37559275">
                <text:p>58.37559275</text:p>
              </table:table-cell>
              <table:table-cell office:value-type="float" office:value="62.45783075">
                <text:p>62.45783075</text:p>
              </table:table-cell>
              <table:table-cell office:value-type="float" office:value="82.903559">
                <text:p>82.903559</text:p>
              </table:table-cell>
              <table:table-cell office:value-type="float" office:value="100.3860145">
                <text:p>100.3860145</text:p>
              </table:table-cell>
              <table:table-cell office:value-type="float" office:value="139.95823">
                <text:p>139.95823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34.0437145">
                <text:p>34.0437145</text:p>
              </table:table-cell>
              <table:table-cell office:value-type="float" office:value="38.16349975">
                <text:p>38.16349975</text:p>
              </table:table-cell>
              <table:table-cell office:value-type="float" office:value="46.30951425">
                <text:p>46.30951425</text:p>
              </table:table-cell>
              <table:table-cell office:value-type="float" office:value="58.515391">
                <text:p>58.515391</text:p>
              </table:table-cell>
              <table:table-cell office:value-type="float" office:value="62.75402925">
                <text:p>62.75402925</text:p>
              </table:table-cell>
              <table:table-cell office:value-type="float" office:value="83.100845">
                <text:p>83.100845</text:p>
              </table:table-cell>
              <table:table-cell office:value-type="float" office:value="100.7212435">
                <text:p>100.7212435</text:p>
              </table:table-cell>
              <table:table-cell office:value-type="float" office:value="140.0259125">
                <text:p>140.0259125</text:p>
              </table:table-cell>
            </table:table-row>
            <table:table-row>
              <table:table-cell office:value-type="float" office:value="9640">
                <text:p>9640</text:p>
              </table:table-cell>
              <table:table-cell office:value-type="float" office:value="34.0300035">
                <text:p>34.0300035</text:p>
              </table:table-cell>
              <table:table-cell office:value-type="float" office:value="38.14735375">
                <text:p>38.14735375</text:p>
              </table:table-cell>
              <table:table-cell office:value-type="float" office:value="46.31532625">
                <text:p>46.31532625</text:p>
              </table:table-cell>
              <table:table-cell office:value-type="float" office:value="58.6156475">
                <text:p>58.6156475</text:p>
              </table:table-cell>
              <table:table-cell office:value-type="float" office:value="62.987895">
                <text:p>62.987895</text:p>
              </table:table-cell>
              <table:table-cell office:value-type="float" office:value="83.167606">
                <text:p>83.167606</text:p>
              </table:table-cell>
              <table:table-cell office:value-type="float" office:value="100.9394615">
                <text:p>100.9394615</text:p>
              </table:table-cell>
              <table:table-cell office:value-type="float" office:value="139.9625325">
                <text:p>139.9625325</text:p>
              </table:table-cell>
            </table:table-row>
            <table:table-row>
              <table:table-cell office:value-type="float" office:value="9680">
                <text:p>9680</text:p>
              </table:table-cell>
              <table:table-cell office:value-type="float" office:value="33.98633775">
                <text:p>33.98633775</text:p>
              </table:table-cell>
              <table:table-cell office:value-type="float" office:value="38.119848">
                <text:p>38.119848</text:p>
              </table:table-cell>
              <table:table-cell office:value-type="float" office:value="46.3334685">
                <text:p>46.3334685</text:p>
              </table:table-cell>
              <table:table-cell office:value-type="float" office:value="58.731986">
                <text:p>58.731986</text:p>
              </table:table-cell>
              <table:table-cell office:value-type="float" office:value="63.11454475">
                <text:p>63.11454475</text:p>
              </table:table-cell>
              <table:table-cell office:value-type="float" office:value="83.150378">
                <text:p>83.150378</text:p>
              </table:table-cell>
              <table:table-cell office:value-type="float" office:value="101.092652">
                <text:p>101.092652</text:p>
              </table:table-cell>
              <table:table-cell office:value-type="float" office:value="139.9490725">
                <text:p>139.9490725</text:p>
              </table:table-cell>
            </table:table-row>
            <table:table-row>
              <table:table-cell office:value-type="float" office:value="9720">
                <text:p>9720</text:p>
              </table:table-cell>
              <table:table-cell office:value-type="float" office:value="33.904925">
                <text:p>33.904925</text:p>
              </table:table-cell>
              <table:table-cell office:value-type="float" office:value="38.04467075">
                <text:p>38.04467075</text:p>
              </table:table-cell>
              <table:table-cell office:value-type="float" office:value="46.34875225">
                <text:p>46.34875225</text:p>
              </table:table-cell>
              <table:table-cell office:value-type="float" office:value="58.88787675">
                <text:p>58.88787675</text:p>
              </table:table-cell>
              <table:table-cell office:value-type="float" office:value="63.38813825">
                <text:p>63.38813825</text:p>
              </table:table-cell>
              <table:table-cell office:value-type="float" office:value="83.13143175">
                <text:p>83.13143175</text:p>
              </table:table-cell>
              <table:table-cell office:value-type="float" office:value="101.320197">
                <text:p>101.320197</text:p>
              </table:table-cell>
              <table:table-cell office:value-type="float" office:value="140.0169075">
                <text:p>140.0169075</text:p>
              </table:table-cell>
            </table:table-row>
            <table:table-row>
              <table:table-cell office:value-type="float" office:value="9760">
                <text:p>9760</text:p>
              </table:table-cell>
              <table:table-cell office:value-type="float" office:value="33.80897">
                <text:p>33.80897</text:p>
              </table:table-cell>
              <table:table-cell office:value-type="float" office:value="37.9519115">
                <text:p>37.9519115</text:p>
              </table:table-cell>
              <table:table-cell office:value-type="float" office:value="46.27954575">
                <text:p>46.27954575</text:p>
              </table:table-cell>
              <table:table-cell office:value-type="float" office:value="58.95879225">
                <text:p>58.95879225</text:p>
              </table:table-cell>
              <table:table-cell office:value-type="float" office:value="63.498359">
                <text:p>63.498359</text:p>
              </table:table-cell>
              <table:table-cell office:value-type="float" office:value="83.050001">
                <text:p>83.050001</text:p>
              </table:table-cell>
              <table:table-cell office:value-type="float" office:value="101.51309925">
                <text:p>101.51309925</text:p>
              </table:table-cell>
              <table:table-cell office:value-type="float" office:value="140.06147">
                <text:p>140.0614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33.71585625">
                <text:p>33.71585625</text:p>
              </table:table-cell>
              <table:table-cell office:value-type="float" office:value="37.83782325">
                <text:p>37.83782325</text:p>
              </table:table-cell>
              <table:table-cell office:value-type="float" office:value="46.22649075">
                <text:p>46.22649075</text:p>
              </table:table-cell>
              <table:table-cell office:value-type="float" office:value="58.9552195">
                <text:p>58.9552195</text:p>
              </table:table-cell>
              <table:table-cell office:value-type="float" office:value="63.41782975">
                <text:p>63.41782975</text:p>
              </table:table-cell>
              <table:table-cell office:value-type="float" office:value="82.9454545">
                <text:p>82.9454545</text:p>
              </table:table-cell>
              <table:table-cell office:value-type="float" office:value="101.57519375">
                <text:p>101.57519375</text:p>
              </table:table-cell>
              <table:table-cell office:value-type="float" office:value="139.9570175">
                <text:p>139.9570175</text:p>
              </table:table-cell>
            </table:table-row>
            <table:table-row>
              <table:table-cell office:value-type="float" office:value="9840">
                <text:p>9840</text:p>
              </table:table-cell>
              <table:table-cell office:value-type="float" office:value="33.7181615">
                <text:p>33.7181615</text:p>
              </table:table-cell>
              <table:table-cell office:value-type="float" office:value="37.83844725">
                <text:p>37.83844725</text:p>
              </table:table-cell>
              <table:table-cell office:value-type="float" office:value="46.1895175">
                <text:p>46.1895175</text:p>
              </table:table-cell>
              <table:table-cell office:value-type="float" office:value="58.977502">
                <text:p>58.977502</text:p>
              </table:table-cell>
              <table:table-cell office:value-type="float" office:value="63.41361825">
                <text:p>63.41361825</text:p>
              </table:table-cell>
              <table:table-cell office:value-type="float" office:value="82.94309375">
                <text:p>82.94309375</text:p>
              </table:table-cell>
              <table:table-cell office:value-type="float" office:value="101.9898705">
                <text:p>101.9898705</text:p>
              </table:table-cell>
              <table:table-cell office:value-type="float" office:value="139.834205">
                <text:p>139.834205</text:p>
              </table:table-cell>
            </table:table-row>
            <table:table-row>
              <table:table-cell office:value-type="float" office:value="9880">
                <text:p>9880</text:p>
              </table:table-cell>
              <table:table-cell office:value-type="float" office:value="33.7494265">
                <text:p>33.7494265</text:p>
              </table:table-cell>
              <table:table-cell office:value-type="float" office:value="37.82450425">
                <text:p>37.82450425</text:p>
              </table:table-cell>
              <table:table-cell office:value-type="float" office:value="46.12393075">
                <text:p>46.12393075</text:p>
              </table:table-cell>
              <table:table-cell office:value-type="float" office:value="59.05358225">
                <text:p>59.05358225</text:p>
              </table:table-cell>
              <table:table-cell office:value-type="float" office:value="63.45465725">
                <text:p>63.45465725</text:p>
              </table:table-cell>
              <table:table-cell office:value-type="float" office:value="82.9736565">
                <text:p>82.9736565</text:p>
              </table:table-cell>
              <table:table-cell office:value-type="float" office:value="102.33953775">
                <text:p>102.33953775</text:p>
              </table:table-cell>
              <table:table-cell office:value-type="float" office:value="140.07841">
                <text:p>140.07841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33.73427925">
                <text:p>33.73427925</text:p>
              </table:table-cell>
              <table:table-cell office:value-type="float" office:value="37.77776">
                <text:p>37.77776</text:p>
              </table:table-cell>
              <table:table-cell office:value-type="float" office:value="46.04514725">
                <text:p>46.04514725</text:p>
              </table:table-cell>
              <table:table-cell office:value-type="float" office:value="59.083276">
                <text:p>59.083276</text:p>
              </table:table-cell>
              <table:table-cell office:value-type="float" office:value="63.5091065">
                <text:p>63.5091065</text:p>
              </table:table-cell>
              <table:table-cell office:value-type="float" office:value="82.99607">
                <text:p>82.99607</text:p>
              </table:table-cell>
              <table:table-cell office:value-type="float" office:value="102.5048665">
                <text:p>102.5048665</text:p>
              </table:table-cell>
              <table:table-cell office:value-type="float" office:value="140.1552675">
                <text:p>140.1552675</text:p>
              </table:table-cell>
            </table:table-row>
            <table:table-row>
              <table:table-cell office:value-type="float" office:value="9960">
                <text:p>9960</text:p>
              </table:table-cell>
              <table:table-cell office:value-type="float" office:value="33.70262325">
                <text:p>33.70262325</text:p>
              </table:table-cell>
              <table:table-cell office:value-type="float" office:value="37.717101">
                <text:p>37.717101</text:p>
              </table:table-cell>
              <table:table-cell office:value-type="float" office:value="46.14524725">
                <text:p>46.14524725</text:p>
              </table:table-cell>
              <table:table-cell office:value-type="float" office:value="59.19831175">
                <text:p>59.19831175</text:p>
              </table:table-cell>
              <table:table-cell office:value-type="float" office:value="63.58683075">
                <text:p>63.58683075</text:p>
              </table:table-cell>
              <table:table-cell office:value-type="float" office:value="83.02666925">
                <text:p>83.02666925</text:p>
              </table:table-cell>
              <table:table-cell office:value-type="float" office:value="102.7211525">
                <text:p>102.7211525</text:p>
              </table:table-cell>
              <table:table-cell office:value-type="float" office:value="140.63895">
                <text:p>140.63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